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Normal" svg:font-family="'Source Han Sans Normal'" style:font-family-generic="system" style:font-pitch="variable"/>
  </office:font-face-decls>
  <office:automatic-styles>
    <style:style style:name="co1" style:family="table-column">
      <style:table-column-properties fo:break-before="auto" style:column-width="71.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2"/>
    <style:style style:name="ce2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89.99mm" svg:x="352.43mm" svg:y="0mm">
            <draw:object draw:notify-on-update-of-ranges="Sheet1.D1:Sheet1.D1 Sheet1.D2:Sheet1.D401 Sheet1.H1:Sheet1.H1 Sheet1.H2:Sheet1.H40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383.45mm" svg:y="100.95mm">
            <draw:object draw:notify-on-update-of-ranges="Sheet1.B1:Sheet1.B1 Sheet1.B2:Sheet1.B401 Sheet1.F1:Sheet1.F1 Sheet1.F2:Sheet1.F4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2" table:number-columns-repeated="2" table:default-cell-style-name="ce2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UKP5 Internal Time (seconds)</text:p>
          </table:table-cell>
          <table:table-cell office:value-type="string" calcext:value-type="string">
            <text:p>UKP5 External Time (seconds)</text:p>
          </table:table-cell>
          <table:table-cell office:value-type="string" calcext:value-type="string">
            <text:p>UKP5 Max Memory Use (Kb)</text:p>
          </table:table-cell>
          <table:table-cell office:value-type="string" calcext:value-type="string">
            <text:p>UKP5 opt</text:p>
          </table:table-cell>
          <table:table-cell office:value-type="string" calcext:value-type="string">
            <text:p>Pyasukp Internal Time (seconds)</text:p>
          </table:table-cell>
          <table:table-cell office:value-type="string" calcext:value-type="string">
            <text:p>Pyasukp External Time (seconds)</text:p>
          </table:table-cell>
          <table:table-cell office:value-type="string" calcext:value-type="string">
            <text:p>Pyasukp Max Memory Use (Kb)</text:p>
          </table:table-cell>
          <table:table-cell office:value-type="string" calcext:value-type="string">
            <text:p>PYAsUKP opt</text:p>
          </table:table-cell>
          <table:table-cell office:value-type="string" calcext:value-type="string">
            <text:p>OPT DIFF</text:p>
          </table:table-cell>
          <table:table-cell table:style-name="Default" office:value-type="string" calcext:value-type="string">
            <text:p>Pyasukp is faster</text:p>
          </table:table-cell>
          <table:table-cell table:style-name="Default" office:value-type="string" calcext:value-type="string">
            <text:p>Pyasukp &lt; 2*ukp</text:p>
          </table:table-cell>
        </table:table-row>
        <table:table-row table:style-name="ro1">
          <table:table-cell office:value-type="string" calcext:value-type="string">
            <text:p>ss2_wmin100000wmax500000n100000-9-s126456688c5482205.ukp</text:p>
          </table:table-cell>
          <table:table-cell office:value-type="float" office:value="1.09695" calcext:value-type="float">
            <text:p>1.09695</text:p>
          </table:table-cell>
          <table:table-cell office:value-type="float" office:value="1.35" calcext:value-type="float">
            <text:p>1.35</text:p>
          </table:table-cell>
          <table:table-cell office:value-type="float" office:value="96904" calcext:value-type="float">
            <text:p>96904</text:p>
          </table:table-cell>
          <table:table-cell office:value-type="float" office:value="5482205" calcext:value-type="float">
            <text:p>5482205</text:p>
          </table:table-cell>
          <table:table-cell office:value-type="float" office:value="726.33993" calcext:value-type="float">
            <text:p>726.33993</text:p>
          </table:table-cell>
          <table:table-cell office:value-type="float" office:value="725.99" calcext:value-type="float">
            <text:p>725.99</text:p>
          </table:table-cell>
          <table:table-cell office:value-type="float" office:value="50712" calcext:value-type="float">
            <text:p>50712</text:p>
          </table:table-cell>
          <table:table-cell office:value-type="float" office:value="5482205" calcext:value-type="float">
            <text:p>5482205</text:p>
          </table:table-cell>
          <table:table-cell table:formula="of:=[.E2]-[.I2]" office:value-type="float" office:value="0" calcext:value-type="float">
            <text:p>0</text:p>
          </table:table-cell>
          <table:table-cell table:formula="of:=[.F2]&lt;[.B2]" office:value-type="boolean" office:boolean-value="false" calcext:value-type="boolean">
            <text:p>FALSE</text:p>
          </table:table-cell>
          <table:table-cell table:formula="of:=[.F2]&lt;2*[.B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500000n100000-1-s843367405c7453273.ukp</text:p>
          </table:table-cell>
          <table:table-cell office:value-type="float" office:value="1.17969" calcext:value-type="float">
            <text:p>1.17969</text:p>
          </table:table-cell>
          <table:table-cell office:value-type="float" office:value="1.48" calcext:value-type="float">
            <text:p>1.48</text:p>
          </table:table-cell>
          <table:table-cell office:value-type="float" office:value="127512" calcext:value-type="float">
            <text:p>127512</text:p>
          </table:table-cell>
          <table:table-cell office:value-type="float" office:value="7453273" calcext:value-type="float">
            <text:p>7453273</text:p>
          </table:table-cell>
          <table:table-cell office:value-type="float" office:value="631.74994" calcext:value-type="float">
            <text:p>631.74994</text:p>
          </table:table-cell>
          <table:table-cell office:value-type="float" office:value="631.4" calcext:value-type="float">
            <text:p>631.4</text:p>
          </table:table-cell>
          <table:table-cell office:value-type="float" office:value="53280" calcext:value-type="float">
            <text:p>53280</text:p>
          </table:table-cell>
          <table:table-cell office:value-type="float" office:value="7453273" calcext:value-type="float">
            <text:p>7453273</text:p>
          </table:table-cell>
          <table:table-cell table:formula="of:=[.E3]-[.I3]" office:value-type="float" office:value="0" calcext:value-type="float">
            <text:p>0</text:p>
          </table:table-cell>
          <table:table-cell table:formula="of:=[.F3]&lt;[.B3]" office:value-type="boolean" office:boolean-value="false" calcext:value-type="boolean">
            <text:p>FALSE</text:p>
          </table:table-cell>
          <table:table-cell table:formula="of:=[.F3]&lt;2*[.B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500000n100000-6-s227708629c6134021.ukp</text:p>
          </table:table-cell>
          <table:table-cell office:value-type="float" office:value="1.27823" calcext:value-type="float">
            <text:p>1.27823</text:p>
          </table:table-cell>
          <table:table-cell office:value-type="float" office:value="1.58" calcext:value-type="float">
            <text:p>1.58</text:p>
          </table:table-cell>
          <table:table-cell office:value-type="float" office:value="107684" calcext:value-type="float">
            <text:p>107684</text:p>
          </table:table-cell>
          <table:table-cell office:value-type="float" office:value="6134021" calcext:value-type="float">
            <text:p>6134021</text:p>
          </table:table-cell>
          <table:table-cell office:value-type="float" office:value="512.43662" calcext:value-type="float">
            <text:p>512.43662</text:p>
          </table:table-cell>
          <table:table-cell office:value-type="float" office:value="512.13" calcext:value-type="float">
            <text:p>512.13</text:p>
          </table:table-cell>
          <table:table-cell office:value-type="float" office:value="49128" calcext:value-type="float">
            <text:p>49128</text:p>
          </table:table-cell>
          <table:table-cell office:value-type="float" office:value="6134021" calcext:value-type="float">
            <text:p>6134021</text:p>
          </table:table-cell>
          <table:table-cell table:formula="of:=[.E4]-[.I4]" office:value-type="float" office:value="0" calcext:value-type="float">
            <text:p>0</text:p>
          </table:table-cell>
          <table:table-cell table:formula="of:=[.F4]&lt;[.B4]" office:value-type="boolean" office:boolean-value="false" calcext:value-type="boolean">
            <text:p>FALSE</text:p>
          </table:table-cell>
          <table:table-cell table:formula="of:=[.F4]&lt;2*[.B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500000n50000-0-s827183242c9460010.ukp</text:p>
          </table:table-cell>
          <table:table-cell office:value-type="float" office:value="0.336272" calcext:value-type="float">
            <text:p>0.336272</text:p>
          </table:table-cell>
          <table:table-cell office:value-type="float" office:value="0.47" calcext:value-type="float">
            <text:p>0.47</text:p>
          </table:table-cell>
          <table:table-cell office:value-type="float" office:value="158184" calcext:value-type="float">
            <text:p>158184</text:p>
          </table:table-cell>
          <table:table-cell office:value-type="float" office:value="9460010" calcext:value-type="float">
            <text:p>9460010</text:p>
          </table:table-cell>
          <table:table-cell office:value-type="float" office:value="127.79999" calcext:value-type="float">
            <text:p>127.79999</text:p>
          </table:table-cell>
          <table:table-cell office:value-type="float" office:value="127.73" calcext:value-type="float">
            <text:p>127.73</text:p>
          </table:table-cell>
          <table:table-cell office:value-type="float" office:value="31564" calcext:value-type="float">
            <text:p>31564</text:p>
          </table:table-cell>
          <table:table-cell office:value-type="float" office:value="9460010" calcext:value-type="float">
            <text:p>9460010</text:p>
          </table:table-cell>
          <table:table-cell table:formula="of:=[.E5]-[.I5]" office:value-type="float" office:value="0" calcext:value-type="float">
            <text:p>0</text:p>
          </table:table-cell>
          <table:table-cell table:formula="of:=[.F5]&lt;[.B5]" office:value-type="boolean" office:boolean-value="false" calcext:value-type="boolean">
            <text:p>FALSE</text:p>
          </table:table-cell>
          <table:table-cell table:formula="of:=[.F5]&lt;2*[.B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1000000n100000-2-s528806317c9676334.ukp</text:p>
          </table:table-cell>
          <table:table-cell office:value-type="float" office:value="0.289527" calcext:value-type="float">
            <text:p>0.289527</text:p>
          </table:table-cell>
          <table:table-cell office:value-type="float" office:value="0.53" calcext:value-type="float">
            <text:p>0.53</text:p>
          </table:table-cell>
          <table:table-cell office:value-type="float" office:value="170548" calcext:value-type="float">
            <text:p>170548</text:p>
          </table:table-cell>
          <table:table-cell office:value-type="float" office:value="9676334" calcext:value-type="float">
            <text:p>9676334</text:p>
          </table:table-cell>
          <table:table-cell office:value-type="float" office:value="118.55332" calcext:value-type="float">
            <text:p>118.55332</text:p>
          </table:table-cell>
          <table:table-cell office:value-type="float" office:value="118.53" calcext:value-type="float">
            <text:p>118.53</text:p>
          </table:table-cell>
          <table:table-cell office:value-type="float" office:value="38616" calcext:value-type="float">
            <text:p>38616</text:p>
          </table:table-cell>
          <table:table-cell office:value-type="float" office:value="9676334" calcext:value-type="float">
            <text:p>9676334</text:p>
          </table:table-cell>
          <table:table-cell table:formula="of:=[.E6]-[.I6]" office:value-type="float" office:value="0" calcext:value-type="float">
            <text:p>0</text:p>
          </table:table-cell>
          <table:table-cell table:formula="of:=[.F6]&lt;[.B6]" office:value-type="boolean" office:boolean-value="false" calcext:value-type="boolean">
            <text:p>FALSE</text:p>
          </table:table-cell>
          <table:table-cell table:formula="of:=[.F6]&lt;2*[.B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1000000n100000-5-s110877071c9041585.ukp</text:p>
          </table:table-cell>
          <table:table-cell office:value-type="float" office:value="0.320977" calcext:value-type="float">
            <text:p>0.320977</text:p>
          </table:table-cell>
          <table:table-cell office:value-type="float" office:value="0.56" calcext:value-type="float">
            <text:p>0.56</text:p>
          </table:table-cell>
          <table:table-cell office:value-type="float" office:value="159948" calcext:value-type="float">
            <text:p>159948</text:p>
          </table:table-cell>
          <table:table-cell office:value-type="float" office:value="9041585" calcext:value-type="float">
            <text:p>9041585</text:p>
          </table:table-cell>
          <table:table-cell office:value-type="float" office:value="80.04999" calcext:value-type="float">
            <text:p>80.04999</text:p>
          </table:table-cell>
          <table:table-cell office:value-type="float" office:value="80.06" calcext:value-type="float">
            <text:p>80.06</text:p>
          </table:table-cell>
          <table:table-cell office:value-type="float" office:value="38432" calcext:value-type="float">
            <text:p>38432</text:p>
          </table:table-cell>
          <table:table-cell office:value-type="float" office:value="9041585" calcext:value-type="float">
            <text:p>9041585</text:p>
          </table:table-cell>
          <table:table-cell table:formula="of:=[.E7]-[.I7]" office:value-type="float" office:value="0" calcext:value-type="float">
            <text:p>0</text:p>
          </table:table-cell>
          <table:table-cell table:formula="of:=[.F7]&lt;[.B7]" office:value-type="boolean" office:boolean-value="false" calcext:value-type="boolean">
            <text:p>FALSE</text:p>
          </table:table-cell>
          <table:table-cell table:formula="of:=[.F7]&lt;2*[.B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500000n50000-1-s843367405c9114174.ukp</text:p>
          </table:table-cell>
          <table:table-cell office:value-type="float" office:value="0.332325" calcext:value-type="float">
            <text:p>0.332325</text:p>
          </table:table-cell>
          <table:table-cell office:value-type="float" office:value="0.45" calcext:value-type="float">
            <text:p>0.45</text:p>
          </table:table-cell>
          <table:table-cell office:value-type="float" office:value="152784" calcext:value-type="float">
            <text:p>152784</text:p>
          </table:table-cell>
          <table:table-cell office:value-type="float" office:value="9114174" calcext:value-type="float">
            <text:p>9114174</text:p>
          </table:table-cell>
          <table:table-cell office:value-type="float" office:value="64.23333" calcext:value-type="float">
            <text:p>64.23333</text:p>
          </table:table-cell>
          <table:table-cell office:value-type="float" office:value="64.21" calcext:value-type="float">
            <text:p>64.21</text:p>
          </table:table-cell>
          <table:table-cell office:value-type="float" office:value="28180" calcext:value-type="float">
            <text:p>28180</text:p>
          </table:table-cell>
          <table:table-cell office:value-type="float" office:value="9114174" calcext:value-type="float">
            <text:p>9114174</text:p>
          </table:table-cell>
          <table:table-cell table:formula="of:=[.E8]-[.I8]" office:value-type="float" office:value="0" calcext:value-type="float">
            <text:p>0</text:p>
          </table:table-cell>
          <table:table-cell table:formula="of:=[.F8]&lt;[.B8]" office:value-type="boolean" office:boolean-value="false" calcext:value-type="boolean">
            <text:p>FALSE</text:p>
          </table:table-cell>
          <table:table-cell table:formula="of:=[.F8]&lt;2*[.B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500000n50000-7-s177710744c7610484.ukp</text:p>
          </table:table-cell>
          <table:table-cell office:value-type="float" office:value="0.339392" calcext:value-type="float">
            <text:p>0.339392</text:p>
          </table:table-cell>
          <table:table-cell office:value-type="float" office:value="0.53" calcext:value-type="float">
            <text:p>0.53</text:p>
          </table:table-cell>
          <table:table-cell office:value-type="float" office:value="129420" calcext:value-type="float">
            <text:p>129420</text:p>
          </table:table-cell>
          <table:table-cell office:value-type="float" office:value="7610484" calcext:value-type="float">
            <text:p>7610484</text:p>
          </table:table-cell>
          <table:table-cell office:value-type="float" office:value="62.42999" calcext:value-type="float">
            <text:p>62.42999</text:p>
          </table:table-cell>
          <table:table-cell office:value-type="float" office:value="62.4" calcext:value-type="float">
            <text:p>62.4</text:p>
          </table:table-cell>
          <table:table-cell office:value-type="float" office:value="27316" calcext:value-type="float">
            <text:p>27316</text:p>
          </table:table-cell>
          <table:table-cell office:value-type="float" office:value="7610484" calcext:value-type="float">
            <text:p>7610484</text:p>
          </table:table-cell>
          <table:table-cell table:formula="of:=[.E9]-[.I9]" office:value-type="float" office:value="0" calcext:value-type="float">
            <text:p>0</text:p>
          </table:table-cell>
          <table:table-cell table:formula="of:=[.F9]&lt;[.B9]" office:value-type="boolean" office:boolean-value="false" calcext:value-type="boolean">
            <text:p>FALSE</text:p>
          </table:table-cell>
          <table:table-cell table:formula="of:=[.F9]&lt;2*[.B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1000000n100000-0-s827183242c7023986.ukp</text:p>
          </table:table-cell>
          <table:table-cell office:value-type="float" office:value="0.282239" calcext:value-type="float">
            <text:p>0.282239</text:p>
          </table:table-cell>
          <table:table-cell office:value-type="float" office:value="0.56" calcext:value-type="float">
            <text:p>0.56</text:p>
          </table:table-cell>
          <table:table-cell office:value-type="float" office:value="128624" calcext:value-type="float">
            <text:p>128624</text:p>
          </table:table-cell>
          <table:table-cell office:value-type="float" office:value="7023986" calcext:value-type="float">
            <text:p>7023986</text:p>
          </table:table-cell>
          <table:table-cell office:value-type="float" office:value="43.63333" calcext:value-type="float">
            <text:p>43.63333</text:p>
          </table:table-cell>
          <table:table-cell office:value-type="float" office:value="43.65" calcext:value-type="float">
            <text:p>43.65</text:p>
          </table:table-cell>
          <table:table-cell office:value-type="float" office:value="37004" calcext:value-type="float">
            <text:p>37004</text:p>
          </table:table-cell>
          <table:table-cell office:value-type="float" office:value="7023986" calcext:value-type="float">
            <text:p>7023986</text:p>
          </table:table-cell>
          <table:table-cell table:formula="of:=[.E10]-[.I10]" office:value-type="float" office:value="0" calcext:value-type="float">
            <text:p>0</text:p>
          </table:table-cell>
          <table:table-cell table:formula="of:=[.F10]&lt;[.B10]" office:value-type="boolean" office:boolean-value="false" calcext:value-type="boolean">
            <text:p>FALSE</text:p>
          </table:table-cell>
          <table:table-cell table:formula="of:=[.F10]&lt;2*[.B1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1000000n50000-7-s177710744c5775002.ukp</text:p>
          </table:table-cell>
          <table:table-cell office:value-type="float" office:value="0.107671" calcext:value-type="float">
            <text:p>0.107671</text:p>
          </table:table-cell>
          <table:table-cell office:value-type="float" office:value="0.26" calcext:value-type="float">
            <text:p>0.26</text:p>
          </table:table-cell>
          <table:table-cell office:value-type="float" office:value="108628" calcext:value-type="float">
            <text:p>108628</text:p>
          </table:table-cell>
          <table:table-cell office:value-type="float" office:value="5775002" calcext:value-type="float">
            <text:p>5775002</text:p>
          </table:table-cell>
          <table:table-cell office:value-type="float" office:value="18.27666" calcext:value-type="float">
            <text:p>18.27666</text:p>
          </table:table-cell>
          <table:table-cell office:value-type="float" office:value="18.29" calcext:value-type="float">
            <text:p>18.29</text:p>
          </table:table-cell>
          <table:table-cell office:value-type="float" office:value="25508" calcext:value-type="float">
            <text:p>25508</text:p>
          </table:table-cell>
          <table:table-cell office:value-type="float" office:value="5775002" calcext:value-type="float">
            <text:p>5775002</text:p>
          </table:table-cell>
          <table:table-cell table:formula="of:=[.E11]-[.I11]" office:value-type="float" office:value="0" calcext:value-type="float">
            <text:p>0</text:p>
          </table:table-cell>
          <table:table-cell table:formula="of:=[.F11]&lt;[.B11]" office:value-type="boolean" office:boolean-value="false" calcext:value-type="boolean">
            <text:p>FALSE</text:p>
          </table:table-cell>
          <table:table-cell table:formula="of:=[.F11]&lt;2*[.B1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1000000n50000-9-s126456688c7779740.ukp</text:p>
          </table:table-cell>
          <table:table-cell office:value-type="float" office:value="0.118154" calcext:value-type="float">
            <text:p>0.118154</text:p>
          </table:table-cell>
          <table:table-cell office:value-type="float" office:value="0.25" calcext:value-type="float">
            <text:p>0.25</text:p>
          </table:table-cell>
          <table:table-cell office:value-type="float" office:value="139956" calcext:value-type="float">
            <text:p>139956</text:p>
          </table:table-cell>
          <table:table-cell office:value-type="float" office:value="7779740" calcext:value-type="float">
            <text:p>7779740</text:p>
          </table:table-cell>
          <table:table-cell office:value-type="float" office:value="17.24333" calcext:value-type="float">
            <text:p>17.24333</text:p>
          </table:table-cell>
          <table:table-cell office:value-type="float" office:value="17.25" calcext:value-type="float">
            <text:p>17.25</text:p>
          </table:table-cell>
          <table:table-cell office:value-type="float" office:value="26960" calcext:value-type="float">
            <text:p>26960</text:p>
          </table:table-cell>
          <table:table-cell office:value-type="float" office:value="7779740" calcext:value-type="float">
            <text:p>7779740</text:p>
          </table:table-cell>
          <table:table-cell table:formula="of:=[.E12]-[.I12]" office:value-type="float" office:value="0" calcext:value-type="float">
            <text:p>0</text:p>
          </table:table-cell>
          <table:table-cell table:formula="of:=[.F12]&lt;[.B12]" office:value-type="boolean" office:boolean-value="false" calcext:value-type="boolean">
            <text:p>FALSE</text:p>
          </table:table-cell>
          <table:table-cell table:formula="of:=[.F12]&lt;2*[.B1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500000n20000-6-s227708629c5589947.ukp</text:p>
          </table:table-cell>
          <table:table-cell office:value-type="float" office:value="0.079355" calcext:value-type="float">
            <text:p>0.079355</text:p>
          </table:table-cell>
          <table:table-cell office:value-type="float" office:value="0.13" calcext:value-type="float">
            <text:p>0.13</text:p>
          </table:table-cell>
          <table:table-cell office:value-type="float" office:value="97044" calcext:value-type="float">
            <text:p>97044</text:p>
          </table:table-cell>
          <table:table-cell office:value-type="float" office:value="5589947" calcext:value-type="float">
            <text:p>5589947</text:p>
          </table:table-cell>
          <table:table-cell office:value-type="float" office:value="14.93666" calcext:value-type="float">
            <text:p>14.93666</text:p>
          </table:table-cell>
          <table:table-cell office:value-type="float" office:value="14.94" calcext:value-type="float">
            <text:p>14.94</text:p>
          </table:table-cell>
          <table:table-cell office:value-type="float" office:value="19288" calcext:value-type="float">
            <text:p>19288</text:p>
          </table:table-cell>
          <table:table-cell office:value-type="float" office:value="5589947" calcext:value-type="float">
            <text:p>5589947</text:p>
          </table:table-cell>
          <table:table-cell table:formula="of:=[.E13]-[.I13]" office:value-type="float" office:value="0" calcext:value-type="float">
            <text:p>0</text:p>
          </table:table-cell>
          <table:table-cell table:formula="of:=[.F13]&lt;[.B13]" office:value-type="boolean" office:boolean-value="false" calcext:value-type="boolean">
            <text:p>FALSE</text:p>
          </table:table-cell>
          <table:table-cell table:formula="of:=[.F13]&lt;2*[.B1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500000n20000-2-s528806317c9883612.ukp</text:p>
          </table:table-cell>
          <table:table-cell office:value-type="float" office:value="0.087004" calcext:value-type="float">
            <text:p>0.087004</text:p>
          </table:table-cell>
          <table:table-cell office:value-type="float" office:value="0.13" calcext:value-type="float">
            <text:p>0.13</text:p>
          </table:table-cell>
          <table:table-cell office:value-type="float" office:value="164392" calcext:value-type="float">
            <text:p>164392</text:p>
          </table:table-cell>
          <table:table-cell office:value-type="float" office:value="9883612" calcext:value-type="float">
            <text:p>9883612</text:p>
          </table:table-cell>
          <table:table-cell office:value-type="float" office:value="14.53667" calcext:value-type="float">
            <text:p>14.53667</text:p>
          </table:table-cell>
          <table:table-cell office:value-type="float" office:value="14.55" calcext:value-type="float">
            <text:p>14.55</text:p>
          </table:table-cell>
          <table:table-cell office:value-type="float" office:value="19300" calcext:value-type="float">
            <text:p>19300</text:p>
          </table:table-cell>
          <table:table-cell office:value-type="float" office:value="9883612" calcext:value-type="float">
            <text:p>9883612</text:p>
          </table:table-cell>
          <table:table-cell table:formula="of:=[.E14]-[.I14]" office:value-type="float" office:value="0" calcext:value-type="float">
            <text:p>0</text:p>
          </table:table-cell>
          <table:table-cell table:formula="of:=[.F14]&lt;[.B14]" office:value-type="boolean" office:boolean-value="false" calcext:value-type="boolean">
            <text:p>FALSE</text:p>
          </table:table-cell>
          <table:table-cell table:formula="of:=[.F14]&lt;2*[.B1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1000000n50000-5-s110877071c8754198.ukp</text:p>
          </table:table-cell>
          <table:table-cell office:value-type="float" office:value="0.102446" calcext:value-type="float">
            <text:p>0.102446</text:p>
          </table:table-cell>
          <table:table-cell office:value-type="float" office:value="0.23" calcext:value-type="float">
            <text:p>0.23</text:p>
          </table:table-cell>
          <table:table-cell office:value-type="float" office:value="155392" calcext:value-type="float">
            <text:p>155392</text:p>
          </table:table-cell>
          <table:table-cell office:value-type="float" office:value="8754198" calcext:value-type="float">
            <text:p>8754198</text:p>
          </table:table-cell>
          <table:table-cell office:value-type="float" office:value="13.59" calcext:value-type="float">
            <text:p>13.59</text:p>
          </table:table-cell>
          <table:table-cell office:value-type="float" office:value="13.62" calcext:value-type="float">
            <text:p>13.62</text:p>
          </table:table-cell>
          <table:table-cell office:value-type="float" office:value="24668" calcext:value-type="float">
            <text:p>24668</text:p>
          </table:table-cell>
          <table:table-cell office:value-type="float" office:value="8754198" calcext:value-type="float">
            <text:p>8754198</text:p>
          </table:table-cell>
          <table:table-cell table:formula="of:=[.E15]-[.I15]" office:value-type="float" office:value="0" calcext:value-type="float">
            <text:p>0</text:p>
          </table:table-cell>
          <table:table-cell table:formula="of:=[.F15]&lt;[.B15]" office:value-type="boolean" office:boolean-value="false" calcext:value-type="boolean">
            <text:p>FALSE</text:p>
          </table:table-cell>
          <table:table-cell table:formula="of:=[.F15]&lt;2*[.B1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500000n20000-4-s721215008c8974925.ukp</text:p>
          </table:table-cell>
          <table:table-cell office:value-type="float" office:value="0.0846137" calcext:value-type="float">
            <text:p>0.0846137</text:p>
          </table:table-cell>
          <table:table-cell office:value-type="float" office:value="0.15" calcext:value-type="float">
            <text:p>0.15</text:p>
          </table:table-cell>
          <table:table-cell office:value-type="float" office:value="150212" calcext:value-type="float">
            <text:p>150212</text:p>
          </table:table-cell>
          <table:table-cell office:value-type="float" office:value="8974925" calcext:value-type="float">
            <text:p>8974925</text:p>
          </table:table-cell>
          <table:table-cell table:number-columns-repeated="2" office:value-type="float" office:value="12.95" calcext:value-type="float">
            <text:p>12.95</text:p>
          </table:table-cell>
          <table:table-cell office:value-type="float" office:value="19496" calcext:value-type="float">
            <text:p>19496</text:p>
          </table:table-cell>
          <table:table-cell office:value-type="float" office:value="8974925" calcext:value-type="float">
            <text:p>8974925</text:p>
          </table:table-cell>
          <table:table-cell table:formula="of:=[.E16]-[.I16]" office:value-type="float" office:value="0" calcext:value-type="float">
            <text:p>0</text:p>
          </table:table-cell>
          <table:table-cell table:formula="of:=[.F16]&lt;[.B16]" office:value-type="boolean" office:boolean-value="false" calcext:value-type="boolean">
            <text:p>FALSE</text:p>
          </table:table-cell>
          <table:table-cell table:formula="of:=[.F16]&lt;2*[.B1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500000n20000-0-s827183242c7127247.ukp</text:p>
          </table:table-cell>
          <table:table-cell office:value-type="float" office:value="0.0803822" calcext:value-type="float">
            <text:p>0.0803822</text:p>
          </table:table-cell>
          <table:table-cell office:value-type="float" office:value="0.14" calcext:value-type="float">
            <text:p>0.14</text:p>
          </table:table-cell>
          <table:table-cell office:value-type="float" office:value="121240" calcext:value-type="float">
            <text:p>121240</text:p>
          </table:table-cell>
          <table:table-cell office:value-type="float" office:value="7127247" calcext:value-type="float">
            <text:p>7127247</text:p>
          </table:table-cell>
          <table:table-cell office:value-type="float" office:value="6.96333" calcext:value-type="float">
            <text:p>6.96333</text:p>
          </table:table-cell>
          <table:table-cell office:value-type="float" office:value="6.96" calcext:value-type="float">
            <text:p>6.96</text:p>
          </table:table-cell>
          <table:table-cell office:value-type="float" office:value="15980" calcext:value-type="float">
            <text:p>15980</text:p>
          </table:table-cell>
          <table:table-cell office:value-type="float" office:value="7127247" calcext:value-type="float">
            <text:p>7127247</text:p>
          </table:table-cell>
          <table:table-cell table:formula="of:=[.E17]-[.I17]" office:value-type="float" office:value="0" calcext:value-type="float">
            <text:p>0</text:p>
          </table:table-cell>
          <table:table-cell table:formula="of:=[.F17]&lt;[.B17]" office:value-type="boolean" office:boolean-value="false" calcext:value-type="boolean">
            <text:p>FALSE</text:p>
          </table:table-cell>
          <table:table-cell table:formula="of:=[.F17]&lt;2*[.B1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500000n20000-5-s110877071c6724224.ukp</text:p>
          </table:table-cell>
          <table:table-cell office:value-type="float" office:value="0.0809491" calcext:value-type="float">
            <text:p>0.0809491</text:p>
          </table:table-cell>
          <table:table-cell office:value-type="float" office:value="0.13" calcext:value-type="float">
            <text:p>0.13</text:p>
          </table:table-cell>
          <table:table-cell office:value-type="float" office:value="115040" calcext:value-type="float">
            <text:p>115040</text:p>
          </table:table-cell>
          <table:table-cell office:value-type="float" office:value="6724224" calcext:value-type="float">
            <text:p>6724224</text:p>
          </table:table-cell>
          <table:table-cell office:value-type="float" office:value="6.7" calcext:value-type="float">
            <text:p>6.7</text:p>
          </table:table-cell>
          <table:table-cell office:value-type="float" office:value="6.69" calcext:value-type="float">
            <text:p>6.69</text:p>
          </table:table-cell>
          <table:table-cell office:value-type="float" office:value="16100" calcext:value-type="float">
            <text:p>16100</text:p>
          </table:table-cell>
          <table:table-cell office:value-type="float" office:value="6724224" calcext:value-type="float">
            <text:p>6724224</text:p>
          </table:table-cell>
          <table:table-cell table:formula="of:=[.E18]-[.I18]" office:value-type="float" office:value="0" calcext:value-type="float">
            <text:p>0</text:p>
          </table:table-cell>
          <table:table-cell table:formula="of:=[.F18]&lt;[.B18]" office:value-type="boolean" office:boolean-value="false" calcext:value-type="boolean">
            <text:p>FALSE</text:p>
          </table:table-cell>
          <table:table-cell table:formula="of:=[.F18]&lt;2*[.B1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500000n10000-3-s780179313c8698706.ukp</text:p>
          </table:table-cell>
          <table:table-cell office:value-type="float" office:value="0.0438487" calcext:value-type="float">
            <text:p>0.0438487</text:p>
          </table:table-cell>
          <table:table-cell office:value-type="float" office:value="0.15" calcext:value-type="float">
            <text:p>0.15</text:p>
          </table:table-cell>
          <table:table-cell office:value-type="float" office:value="145616" calcext:value-type="float">
            <text:p>145616</text:p>
          </table:table-cell>
          <table:table-cell office:value-type="float" office:value="8698706" calcext:value-type="float">
            <text:p>8698706</text:p>
          </table:table-cell>
          <table:table-cell office:value-type="float" office:value="5.98667" calcext:value-type="float">
            <text:p>5.98667</text:p>
          </table:table-cell>
          <table:table-cell office:value-type="float" office:value="5.98" calcext:value-type="float">
            <text:p>5.98</text:p>
          </table:table-cell>
          <table:table-cell office:value-type="float" office:value="16604" calcext:value-type="float">
            <text:p>16604</text:p>
          </table:table-cell>
          <table:table-cell office:value-type="float" office:value="8698706" calcext:value-type="float">
            <text:p>8698706</text:p>
          </table:table-cell>
          <table:table-cell table:formula="of:=[.E19]-[.I19]" office:value-type="float" office:value="0" calcext:value-type="float">
            <text:p>0</text:p>
          </table:table-cell>
          <table:table-cell table:formula="of:=[.F19]&lt;[.B19]" office:value-type="boolean" office:boolean-value="false" calcext:value-type="boolean">
            <text:p>FALSE</text:p>
          </table:table-cell>
          <table:table-cell table:formula="of:=[.F19]&lt;2*[.B1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500000n10000-1-s843367405c9396463.ukp</text:p>
          </table:table-cell>
          <table:table-cell office:value-type="float" office:value="0.0454503" calcext:value-type="float">
            <text:p>0.0454503</text:p>
          </table:table-cell>
          <table:table-cell office:value-type="float" office:value="0.15" calcext:value-type="float">
            <text:p>0.15</text:p>
          </table:table-cell>
          <table:table-cell office:value-type="float" office:value="156684" calcext:value-type="float">
            <text:p>156684</text:p>
          </table:table-cell>
          <table:table-cell office:value-type="float" office:value="9396463" calcext:value-type="float">
            <text:p>9396463</text:p>
          </table:table-cell>
          <table:table-cell table:number-columns-repeated="2" office:value-type="float" office:value="5.84" calcext:value-type="float">
            <text:p>5.84</text:p>
          </table:table-cell>
          <table:table-cell office:value-type="float" office:value="16880" calcext:value-type="float">
            <text:p>16880</text:p>
          </table:table-cell>
          <table:table-cell office:value-type="float" office:value="9396463" calcext:value-type="float">
            <text:p>9396463</text:p>
          </table:table-cell>
          <table:table-cell table:formula="of:=[.E20]-[.I20]" office:value-type="float" office:value="0" calcext:value-type="float">
            <text:p>0</text:p>
          </table:table-cell>
          <table:table-cell table:formula="of:=[.F20]&lt;[.B20]" office:value-type="boolean" office:boolean-value="false" calcext:value-type="boolean">
            <text:p>FALSE</text:p>
          </table:table-cell>
          <table:table-cell table:formula="of:=[.F20]&lt;2*[.B2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50000wmax500000n50000-4-s721215008c9260285.ukp</text:p>
          </table:table-cell>
          <table:table-cell office:value-type="float" office:value="0.0874331" calcext:value-type="float">
            <text:p>0.0874331</text:p>
          </table:table-cell>
          <table:table-cell office:value-type="float" office:value="0.2" calcext:value-type="float">
            <text:p>0.2</text:p>
          </table:table-cell>
          <table:table-cell office:value-type="float" office:value="155976" calcext:value-type="float">
            <text:p>155976</text:p>
          </table:table-cell>
          <table:table-cell office:value-type="float" office:value="9260285" calcext:value-type="float">
            <text:p>9260285</text:p>
          </table:table-cell>
          <table:table-cell office:value-type="float" office:value="5.70333" calcext:value-type="float">
            <text:p>5.70333</text:p>
          </table:table-cell>
          <table:table-cell office:value-type="float" office:value="5.71" calcext:value-type="float">
            <text:p>5.71</text:p>
          </table:table-cell>
          <table:table-cell office:value-type="float" office:value="22380" calcext:value-type="float">
            <text:p>22380</text:p>
          </table:table-cell>
          <table:table-cell office:value-type="float" office:value="9260285" calcext:value-type="float">
            <text:p>9260285</text:p>
          </table:table-cell>
          <table:table-cell table:formula="of:=[.E21]-[.I21]" office:value-type="float" office:value="0" calcext:value-type="float">
            <text:p>0</text:p>
          </table:table-cell>
          <table:table-cell table:formula="of:=[.F21]&lt;[.B21]" office:value-type="boolean" office:boolean-value="false" calcext:value-type="boolean">
            <text:p>FALSE</text:p>
          </table:table-cell>
          <table:table-cell table:formula="of:=[.F21]&lt;2*[.B2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500000n10000-0-s827183242c6386298.ukp</text:p>
          </table:table-cell>
          <table:table-cell office:value-type="float" office:value="0.0388404" calcext:value-type="float">
            <text:p>0.0388404</text:p>
          </table:table-cell>
          <table:table-cell office:value-type="float" office:value="0.24" calcext:value-type="float">
            <text:p>0.24</text:p>
          </table:table-cell>
          <table:table-cell office:value-type="float" office:value="109708" calcext:value-type="float">
            <text:p>109708</text:p>
          </table:table-cell>
          <table:table-cell office:value-type="float" office:value="6386298" calcext:value-type="float">
            <text:p>6386298</text:p>
          </table:table-cell>
          <table:table-cell office:value-type="float" office:value="5.21667" calcext:value-type="float">
            <text:p>5.21667</text:p>
          </table:table-cell>
          <table:table-cell office:value-type="float" office:value="5.22" calcext:value-type="float">
            <text:p>5.22</text:p>
          </table:table-cell>
          <table:table-cell office:value-type="float" office:value="15488" calcext:value-type="float">
            <text:p>15488</text:p>
          </table:table-cell>
          <table:table-cell office:value-type="float" office:value="6386298" calcext:value-type="float">
            <text:p>6386298</text:p>
          </table:table-cell>
          <table:table-cell table:formula="of:=[.E22]-[.I22]" office:value-type="float" office:value="0" calcext:value-type="float">
            <text:p>0</text:p>
          </table:table-cell>
          <table:table-cell table:formula="of:=[.F22]&lt;[.B22]" office:value-type="boolean" office:boolean-value="false" calcext:value-type="boolean">
            <text:p>FALSE</text:p>
          </table:table-cell>
          <table:table-cell table:formula="of:=[.F22]&lt;2*[.B2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1000000n20000-7-s177710744c5691642.ukp</text:p>
          </table:table-cell>
          <table:table-cell office:value-type="float" office:value="0.0370364" calcext:value-type="float">
            <text:p>0.0370364</text:p>
          </table:table-cell>
          <table:table-cell office:value-type="float" office:value="0.08" calcext:value-type="float">
            <text:p>0.08</text:p>
          </table:table-cell>
          <table:table-cell office:value-type="float" office:value="106644" calcext:value-type="float">
            <text:p>106644</text:p>
          </table:table-cell>
          <table:table-cell office:value-type="float" office:value="5691642" calcext:value-type="float">
            <text:p>5691642</text:p>
          </table:table-cell>
          <table:table-cell office:value-type="float" office:value="5.17333" calcext:value-type="float">
            <text:p>5.17333</text:p>
          </table:table-cell>
          <table:table-cell office:value-type="float" office:value="5.18" calcext:value-type="float">
            <text:p>5.18</text:p>
          </table:table-cell>
          <table:table-cell office:value-type="float" office:value="17460" calcext:value-type="float">
            <text:p>17460</text:p>
          </table:table-cell>
          <table:table-cell office:value-type="float" office:value="5691642" calcext:value-type="float">
            <text:p>5691642</text:p>
          </table:table-cell>
          <table:table-cell table:formula="of:=[.E23]-[.I23]" office:value-type="float" office:value="0" calcext:value-type="float">
            <text:p>0</text:p>
          </table:table-cell>
          <table:table-cell table:formula="of:=[.F23]&lt;[.B23]" office:value-type="boolean" office:boolean-value="false" calcext:value-type="boolean">
            <text:p>FALSE</text:p>
          </table:table-cell>
          <table:table-cell table:formula="of:=[.F23]&lt;2*[.B2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1000000n20000-1-s843367405c8281874.ukp</text:p>
          </table:table-cell>
          <table:table-cell office:value-type="float" office:value="0.054005" calcext:value-type="float">
            <text:p>0.054005</text:p>
          </table:table-cell>
          <table:table-cell office:value-type="float" office:value="0.12" calcext:value-type="float">
            <text:p>0.12</text:p>
          </table:table-cell>
          <table:table-cell office:value-type="float" office:value="147132" calcext:value-type="float">
            <text:p>147132</text:p>
          </table:table-cell>
          <table:table-cell office:value-type="float" office:value="8281874" calcext:value-type="float">
            <text:p>8281874</text:p>
          </table:table-cell>
          <table:table-cell table:number-columns-repeated="2" office:value-type="float" office:value="4.83" calcext:value-type="float">
            <text:p>4.83</text:p>
          </table:table-cell>
          <table:table-cell office:value-type="float" office:value="15884" calcext:value-type="float">
            <text:p>15884</text:p>
          </table:table-cell>
          <table:table-cell office:value-type="float" office:value="8281874" calcext:value-type="float">
            <text:p>8281874</text:p>
          </table:table-cell>
          <table:table-cell table:formula="of:=[.E24]-[.I24]" office:value-type="float" office:value="0" calcext:value-type="float">
            <text:p>0</text:p>
          </table:table-cell>
          <table:table-cell table:formula="of:=[.F24]&lt;[.B24]" office:value-type="boolean" office:boolean-value="false" calcext:value-type="boolean">
            <text:p>FALSE</text:p>
          </table:table-cell>
          <table:table-cell table:formula="of:=[.F24]&lt;2*[.B2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1000000n20000-8-s991580855c8563122.ukp</text:p>
          </table:table-cell>
          <table:table-cell office:value-type="float" office:value="0.0529846" calcext:value-type="float">
            <text:p>0.0529846</text:p>
          </table:table-cell>
          <table:table-cell office:value-type="float" office:value="0.1" calcext:value-type="float">
            <text:p>0.1</text:p>
          </table:table-cell>
          <table:table-cell office:value-type="float" office:value="151428" calcext:value-type="float">
            <text:p>151428</text:p>
          </table:table-cell>
          <table:table-cell office:value-type="float" office:value="8563122" calcext:value-type="float">
            <text:p>8563122</text:p>
          </table:table-cell>
          <table:table-cell office:value-type="float" office:value="4.31667" calcext:value-type="float">
            <text:p>4.31667</text:p>
          </table:table-cell>
          <table:table-cell office:value-type="float" office:value="4.32" calcext:value-type="float">
            <text:p>4.32</text:p>
          </table:table-cell>
          <table:table-cell office:value-type="float" office:value="15996" calcext:value-type="float">
            <text:p>15996</text:p>
          </table:table-cell>
          <table:table-cell office:value-type="float" office:value="8563122" calcext:value-type="float">
            <text:p>8563122</text:p>
          </table:table-cell>
          <table:table-cell table:formula="of:=[.E25]-[.I25]" office:value-type="float" office:value="0" calcext:value-type="float">
            <text:p>0</text:p>
          </table:table-cell>
          <table:table-cell table:formula="of:=[.F25]&lt;[.B25]" office:value-type="boolean" office:boolean-value="false" calcext:value-type="boolean">
            <text:p>FALSE</text:p>
          </table:table-cell>
          <table:table-cell table:formula="of:=[.F25]&lt;2*[.B2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50000wmax1000000n50000-6-s227708629c8635351.ukp</text:p>
          </table:table-cell>
          <table:table-cell office:value-type="float" office:value="0.044977" calcext:value-type="float">
            <text:p>0.044977</text:p>
          </table:table-cell>
          <table:table-cell office:value-type="float" office:value="0.16" calcext:value-type="float">
            <text:p>0.16</text:p>
          </table:table-cell>
          <table:table-cell office:value-type="float" office:value="153904" calcext:value-type="float">
            <text:p>153904</text:p>
          </table:table-cell>
          <table:table-cell office:value-type="float" office:value="8635351" calcext:value-type="float">
            <text:p>8635351</text:p>
          </table:table-cell>
          <table:table-cell office:value-type="float" office:value="3.38667" calcext:value-type="float">
            <text:p>3.38667</text:p>
          </table:table-cell>
          <table:table-cell office:value-type="float" office:value="3.4" calcext:value-type="float">
            <text:p>3.4</text:p>
          </table:table-cell>
          <table:table-cell office:value-type="float" office:value="21212" calcext:value-type="float">
            <text:p>21212</text:p>
          </table:table-cell>
          <table:table-cell office:value-type="float" office:value="8635351" calcext:value-type="float">
            <text:p>8635351</text:p>
          </table:table-cell>
          <table:table-cell table:formula="of:=[.E26]-[.I26]" office:value-type="float" office:value="0" calcext:value-type="float">
            <text:p>0</text:p>
          </table:table-cell>
          <table:table-cell table:formula="of:=[.F26]&lt;[.B26]" office:value-type="boolean" office:boolean-value="false" calcext:value-type="boolean">
            <text:p>FALSE</text:p>
          </table:table-cell>
          <table:table-cell table:formula="of:=[.F26]&lt;2*[.B2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1000000n20000-6-s227708629c5564950.ukp</text:p>
          </table:table-cell>
          <table:table-cell office:value-type="float" office:value="0.0367806" calcext:value-type="float">
            <text:p>0.0367806</text:p>
          </table:table-cell>
          <table:table-cell office:value-type="float" office:value="0.17" calcext:value-type="float">
            <text:p>0.17</text:p>
          </table:table-cell>
          <table:table-cell office:value-type="float" office:value="104520" calcext:value-type="float">
            <text:p>104520</text:p>
          </table:table-cell>
          <table:table-cell office:value-type="float" office:value="5564950" calcext:value-type="float">
            <text:p>5564950</text:p>
          </table:table-cell>
          <table:table-cell office:value-type="float" office:value="3.27667" calcext:value-type="float">
            <text:p>3.27667</text:p>
          </table:table-cell>
          <table:table-cell office:value-type="float" office:value="3.28" calcext:value-type="float">
            <text:p>3.28</text:p>
          </table:table-cell>
          <table:table-cell office:value-type="float" office:value="15452" calcext:value-type="float">
            <text:p>15452</text:p>
          </table:table-cell>
          <table:table-cell office:value-type="float" office:value="5564950" calcext:value-type="float">
            <text:p>5564950</text:p>
          </table:table-cell>
          <table:table-cell table:formula="of:=[.E27]-[.I27]" office:value-type="float" office:value="0" calcext:value-type="float">
            <text:p>0</text:p>
          </table:table-cell>
          <table:table-cell table:formula="of:=[.F27]&lt;[.B27]" office:value-type="boolean" office:boolean-value="false" calcext:value-type="boolean">
            <text:p>FALSE</text:p>
          </table:table-cell>
          <table:table-cell table:formula="of:=[.F27]&lt;2*[.B2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1000000n20000-4-s721215008c9947444.ukp</text:p>
          </table:table-cell>
          <table:table-cell office:value-type="float" office:value="0.0574614" calcext:value-type="float">
            <text:p>0.0574614</text:p>
          </table:table-cell>
          <table:table-cell office:value-type="float" office:value="0.12" calcext:value-type="float">
            <text:p>0.12</text:p>
          </table:table-cell>
          <table:table-cell office:value-type="float" office:value="173264" calcext:value-type="float">
            <text:p>173264</text:p>
          </table:table-cell>
          <table:table-cell office:value-type="float" office:value="9947444" calcext:value-type="float">
            <text:p>9947444</text:p>
          </table:table-cell>
          <table:table-cell office:value-type="float" office:value="3.19667" calcext:value-type="float">
            <text:p>3.19667</text:p>
          </table:table-cell>
          <table:table-cell office:value-type="float" office:value="3.21" calcext:value-type="float">
            <text:p>3.21</text:p>
          </table:table-cell>
          <table:table-cell office:value-type="float" office:value="14520" calcext:value-type="float">
            <text:p>14520</text:p>
          </table:table-cell>
          <table:table-cell office:value-type="float" office:value="9947444" calcext:value-type="float">
            <text:p>9947444</text:p>
          </table:table-cell>
          <table:table-cell table:formula="of:=[.E28]-[.I28]" office:value-type="float" office:value="0" calcext:value-type="float">
            <text:p>0</text:p>
          </table:table-cell>
          <table:table-cell table:formula="of:=[.F28]&lt;[.B28]" office:value-type="boolean" office:boolean-value="false" calcext:value-type="boolean">
            <text:p>FALSE</text:p>
          </table:table-cell>
          <table:table-cell table:formula="of:=[.F28]&lt;2*[.B2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1000000n20000-2-s528806317c5753656.ukp</text:p>
          </table:table-cell>
          <table:table-cell office:value-type="float" office:value="0.0391886" calcext:value-type="float">
            <text:p>0.0391886</text:p>
          </table:table-cell>
          <table:table-cell office:value-type="float" office:value="0.08" calcext:value-type="float">
            <text:p>0.08</text:p>
          </table:table-cell>
          <table:table-cell office:value-type="float" office:value="107692" calcext:value-type="float">
            <text:p>107692</text:p>
          </table:table-cell>
          <table:table-cell office:value-type="float" office:value="5753656" calcext:value-type="float">
            <text:p>5753656</text:p>
          </table:table-cell>
          <table:table-cell table:number-columns-repeated="2" office:value-type="float" office:value="2.86" calcext:value-type="float">
            <text:p>2.86</text:p>
          </table:table-cell>
          <table:table-cell office:value-type="float" office:value="14628" calcext:value-type="float">
            <text:p>14628</text:p>
          </table:table-cell>
          <table:table-cell office:value-type="float" office:value="5753656" calcext:value-type="float">
            <text:p>5753656</text:p>
          </table:table-cell>
          <table:table-cell table:formula="of:=[.E29]-[.I29]" office:value-type="float" office:value="0" calcext:value-type="float">
            <text:p>0</text:p>
          </table:table-cell>
          <table:table-cell table:formula="of:=[.F29]&lt;[.B29]" office:value-type="boolean" office:boolean-value="false" calcext:value-type="boolean">
            <text:p>FALSE</text:p>
          </table:table-cell>
          <table:table-cell table:formula="of:=[.F29]&lt;2*[.B2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500000n20000-8-s991580855c6901358.ukp</text:p>
          </table:table-cell>
          <table:table-cell office:value-type="float" office:value="0.0832199" calcext:value-type="float">
            <text:p>0.0832199</text:p>
          </table:table-cell>
          <table:table-cell office:value-type="float" office:value="0.13" calcext:value-type="float">
            <text:p>0.13</text:p>
          </table:table-cell>
          <table:table-cell office:value-type="float" office:value="117864" calcext:value-type="float">
            <text:p>117864</text:p>
          </table:table-cell>
          <table:table-cell office:value-type="float" office:value="6901358" calcext:value-type="float">
            <text:p>6901358</text:p>
          </table:table-cell>
          <table:table-cell office:value-type="float" office:value="2.82333" calcext:value-type="float">
            <text:p>2.82333</text:p>
          </table:table-cell>
          <table:table-cell office:value-type="float" office:value="2.83" calcext:value-type="float">
            <text:p>2.83</text:p>
          </table:table-cell>
          <table:table-cell office:value-type="float" office:value="14300" calcext:value-type="float">
            <text:p>14300</text:p>
          </table:table-cell>
          <table:table-cell office:value-type="float" office:value="6901358" calcext:value-type="float">
            <text:p>6901358</text:p>
          </table:table-cell>
          <table:table-cell table:formula="of:=[.E30]-[.I30]" office:value-type="float" office:value="0" calcext:value-type="float">
            <text:p>0</text:p>
          </table:table-cell>
          <table:table-cell table:formula="of:=[.F30]&lt;[.B30]" office:value-type="boolean" office:boolean-value="false" calcext:value-type="boolean">
            <text:p>FALSE</text:p>
          </table:table-cell>
          <table:table-cell table:formula="of:=[.F30]&lt;2*[.B3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1000000n10000-7-s177710744c9999614.ukp</text:p>
          </table:table-cell>
          <table:table-cell office:value-type="float" office:value="0.0544212" calcext:value-type="float">
            <text:p>0.0544212</text:p>
          </table:table-cell>
          <table:table-cell office:value-type="float" office:value="0.08" calcext:value-type="float">
            <text:p>0.08</text:p>
          </table:table-cell>
          <table:table-cell office:value-type="float" office:value="173840" calcext:value-type="float">
            <text:p>173840</text:p>
          </table:table-cell>
          <table:table-cell office:value-type="float" office:value="9999614" calcext:value-type="float">
            <text:p>9999614</text:p>
          </table:table-cell>
          <table:table-cell table:number-columns-repeated="2" office:value-type="float" office:value="2.57" calcext:value-type="float">
            <text:p>2.57</text:p>
          </table:table-cell>
          <table:table-cell office:value-type="float" office:value="13596" calcext:value-type="float">
            <text:p>13596</text:p>
          </table:table-cell>
          <table:table-cell office:value-type="float" office:value="9999614" calcext:value-type="float">
            <text:p>9999614</text:p>
          </table:table-cell>
          <table:table-cell table:formula="of:=[.E31]-[.I31]" office:value-type="float" office:value="0" calcext:value-type="float">
            <text:p>0</text:p>
          </table:table-cell>
          <table:table-cell table:formula="of:=[.F31]&lt;[.B31]" office:value-type="boolean" office:boolean-value="false" calcext:value-type="boolean">
            <text:p>FALSE</text:p>
          </table:table-cell>
          <table:table-cell table:formula="of:=[.F31]&lt;2*[.B3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1000000n10000-0-s827183242c8590109.ukp</text:p>
          </table:table-cell>
          <table:table-cell office:value-type="float" office:value="0.0445012" calcext:value-type="float">
            <text:p>0.0445012</text:p>
          </table:table-cell>
          <table:table-cell office:value-type="float" office:value="0.09" calcext:value-type="float">
            <text:p>0.09</text:p>
          </table:table-cell>
          <table:table-cell office:value-type="float" office:value="151840" calcext:value-type="float">
            <text:p>151840</text:p>
          </table:table-cell>
          <table:table-cell office:value-type="float" office:value="8590109" calcext:value-type="float">
            <text:p>8590109</text:p>
          </table:table-cell>
          <table:table-cell table:number-columns-repeated="2" office:value-type="float" office:value="1.92" calcext:value-type="float">
            <text:p>1.92</text:p>
          </table:table-cell>
          <table:table-cell office:value-type="float" office:value="13172" calcext:value-type="float">
            <text:p>13172</text:p>
          </table:table-cell>
          <table:table-cell office:value-type="float" office:value="8590109" calcext:value-type="float">
            <text:p>8590109</text:p>
          </table:table-cell>
          <table:table-cell table:formula="of:=[.E32]-[.I32]" office:value-type="float" office:value="0" calcext:value-type="float">
            <text:p>0</text:p>
          </table:table-cell>
          <table:table-cell table:formula="of:=[.F32]&lt;[.B32]" office:value-type="boolean" office:boolean-value="false" calcext:value-type="boolean">
            <text:p>FALSE</text:p>
          </table:table-cell>
          <table:table-cell table:formula="of:=[.F32]&lt;2*[.B3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1000000n20000-3-s780179313c9830532.ukp</text:p>
          </table:table-cell>
          <table:table-cell office:value-type="float" office:value="0.052122" calcext:value-type="float">
            <text:p>0.052122</text:p>
          </table:table-cell>
          <table:table-cell office:value-type="float" office:value="0.11" calcext:value-type="float">
            <text:p>0.11</text:p>
          </table:table-cell>
          <table:table-cell office:value-type="float" office:value="171480" calcext:value-type="float">
            <text:p>171480</text:p>
          </table:table-cell>
          <table:table-cell office:value-type="float" office:value="9830532" calcext:value-type="float">
            <text:p>9830532</text:p>
          </table:table-cell>
          <table:table-cell office:value-type="float" office:value="1.89333" calcext:value-type="float">
            <text:p>1.89333</text:p>
          </table:table-cell>
          <table:table-cell office:value-type="float" office:value="1.9" calcext:value-type="float">
            <text:p>1.9</text:p>
          </table:table-cell>
          <table:table-cell office:value-type="float" office:value="12356" calcext:value-type="float">
            <text:p>12356</text:p>
          </table:table-cell>
          <table:table-cell office:value-type="float" office:value="9830532" calcext:value-type="float">
            <text:p>9830532</text:p>
          </table:table-cell>
          <table:table-cell table:formula="of:=[.E33]-[.I33]" office:value-type="float" office:value="0" calcext:value-type="float">
            <text:p>0</text:p>
          </table:table-cell>
          <table:table-cell table:formula="of:=[.F33]&lt;[.B33]" office:value-type="boolean" office:boolean-value="false" calcext:value-type="boolean">
            <text:p>FALSE</text:p>
          </table:table-cell>
          <table:table-cell table:formula="of:=[.F33]&lt;2*[.B3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1000000n20000-5-s110877071c7223736.ukp</text:p>
          </table:table-cell>
          <table:table-cell office:value-type="float" office:value="0.0517548" calcext:value-type="float">
            <text:p>0.0517548</text:p>
          </table:table-cell>
          <table:table-cell office:value-type="float" office:value="0.11" calcext:value-type="float">
            <text:p>0.11</text:p>
          </table:table-cell>
          <table:table-cell office:value-type="float" office:value="130564" calcext:value-type="float">
            <text:p>130564</text:p>
          </table:table-cell>
          <table:table-cell office:value-type="float" office:value="7223736" calcext:value-type="float">
            <text:p>7223736</text:p>
          </table:table-cell>
          <table:table-cell office:value-type="float" office:value="1.72667" calcext:value-type="float">
            <text:p>1.72667</text:p>
          </table:table-cell>
          <table:table-cell office:value-type="float" office:value="1.73" calcext:value-type="float">
            <text:p>1.73</text:p>
          </table:table-cell>
          <table:table-cell office:value-type="float" office:value="12360" calcext:value-type="float">
            <text:p>12360</text:p>
          </table:table-cell>
          <table:table-cell office:value-type="float" office:value="7223736" calcext:value-type="float">
            <text:p>7223736</text:p>
          </table:table-cell>
          <table:table-cell table:formula="of:=[.E34]-[.I34]" office:value-type="float" office:value="0" calcext:value-type="float">
            <text:p>0</text:p>
          </table:table-cell>
          <table:table-cell table:formula="of:=[.F34]&lt;[.B34]" office:value-type="boolean" office:boolean-value="false" calcext:value-type="boolean">
            <text:p>FALSE</text:p>
          </table:table-cell>
          <table:table-cell table:formula="of:=[.F34]&lt;2*[.B3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1000000n10000-5-s110877071c6459412.ukp</text:p>
          </table:table-cell>
          <table:table-cell office:value-type="float" office:value="0.0449993" calcext:value-type="float">
            <text:p>0.0449993</text:p>
          </table:table-cell>
          <table:table-cell office:value-type="float" office:value="0.07" calcext:value-type="float">
            <text:p>0.07</text:p>
          </table:table-cell>
          <table:table-cell office:value-type="float" office:value="118416" calcext:value-type="float">
            <text:p>118416</text:p>
          </table:table-cell>
          <table:table-cell office:value-type="float" office:value="6459412" calcext:value-type="float">
            <text:p>6459412</text:p>
          </table:table-cell>
          <table:table-cell office:value-type="float" office:value="1.50333" calcext:value-type="float">
            <text:p>1.50333</text:p>
          </table:table-cell>
          <table:table-cell office:value-type="float" office:value="1.51" calcext:value-type="float">
            <text:p>1.51</text:p>
          </table:table-cell>
          <table:table-cell office:value-type="float" office:value="11264" calcext:value-type="float">
            <text:p>11264</text:p>
          </table:table-cell>
          <table:table-cell office:value-type="float" office:value="6459412" calcext:value-type="float">
            <text:p>6459412</text:p>
          </table:table-cell>
          <table:table-cell table:formula="of:=[.E35]-[.I35]" office:value-type="float" office:value="0" calcext:value-type="float">
            <text:p>0</text:p>
          </table:table-cell>
          <table:table-cell table:formula="of:=[.F35]&lt;[.B35]" office:value-type="boolean" office:boolean-value="false" calcext:value-type="boolean">
            <text:p>FALSE</text:p>
          </table:table-cell>
          <table:table-cell table:formula="of:=[.F35]&lt;2*[.B3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50000wmax1000000n20000-3-s780179313c6203981.ukp</text:p>
          </table:table-cell>
          <table:table-cell office:value-type="float" office:value="0.026669" calcext:value-type="float">
            <text:p>0.026669</text:p>
          </table:table-cell>
          <table:table-cell office:value-type="float" office:value="0.07" calcext:value-type="float">
            <text:p>0.07</text:p>
          </table:table-cell>
          <table:table-cell office:value-type="float" office:value="115444" calcext:value-type="float">
            <text:p>115444</text:p>
          </table:table-cell>
          <table:table-cell office:value-type="float" office:value="6203981" calcext:value-type="float">
            <text:p>6203981</text:p>
          </table:table-cell>
          <table:table-cell office:value-type="float" office:value="1.27667" calcext:value-type="float">
            <text:p>1.27667</text:p>
          </table:table-cell>
          <table:table-cell office:value-type="float" office:value="1.28" calcext:value-type="float">
            <text:p>1.28</text:p>
          </table:table-cell>
          <table:table-cell office:value-type="float" office:value="13380" calcext:value-type="float">
            <text:p>13380</text:p>
          </table:table-cell>
          <table:table-cell office:value-type="float" office:value="6203981" calcext:value-type="float">
            <text:p>6203981</text:p>
          </table:table-cell>
          <table:table-cell table:formula="of:=[.E36]-[.I36]" office:value-type="float" office:value="0" calcext:value-type="float">
            <text:p>0</text:p>
          </table:table-cell>
          <table:table-cell table:formula="of:=[.F36]&lt;[.B36]" office:value-type="boolean" office:boolean-value="false" calcext:value-type="boolean">
            <text:p>FALSE</text:p>
          </table:table-cell>
          <table:table-cell table:formula="of:=[.F36]&lt;2*[.B3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50000wmax500000n10000-5-s110877071c6496143.ukp</text:p>
          </table:table-cell>
          <table:table-cell office:value-type="float" office:value="0.0241252" calcext:value-type="float">
            <text:p>0.0241252</text:p>
          </table:table-cell>
          <table:table-cell office:value-type="float" office:value="0.05" calcext:value-type="float">
            <text:p>0.05</text:p>
          </table:table-cell>
          <table:table-cell office:value-type="float" office:value="112020" calcext:value-type="float">
            <text:p>112020</text:p>
          </table:table-cell>
          <table:table-cell office:value-type="float" office:value="6496143" calcext:value-type="float">
            <text:p>6496143</text:p>
          </table:table-cell>
          <table:table-cell office:value-type="float" office:value="1.20667" calcext:value-type="float">
            <text:p>1.20667</text:p>
          </table:table-cell>
          <table:table-cell office:value-type="float" office:value="1.21" calcext:value-type="float">
            <text:p>1.21</text:p>
          </table:table-cell>
          <table:table-cell office:value-type="float" office:value="11336" calcext:value-type="float">
            <text:p>11336</text:p>
          </table:table-cell>
          <table:table-cell office:value-type="float" office:value="6496143" calcext:value-type="float">
            <text:p>6496143</text:p>
          </table:table-cell>
          <table:table-cell table:formula="of:=[.E37]-[.I37]" office:value-type="float" office:value="0" calcext:value-type="float">
            <text:p>0</text:p>
          </table:table-cell>
          <table:table-cell table:formula="of:=[.F37]&lt;[.B37]" office:value-type="boolean" office:boolean-value="false" calcext:value-type="boolean">
            <text:p>FALSE</text:p>
          </table:table-cell>
          <table:table-cell table:formula="of:=[.F37]&lt;2*[.B3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50000wmax500000n10000-1-s843367405c6636621.ukp</text:p>
          </table:table-cell>
          <table:table-cell office:value-type="float" office:value="0.024281" calcext:value-type="float">
            <text:p>0.024281</text:p>
          </table:table-cell>
          <table:table-cell office:value-type="float" office:value="0.05" calcext:value-type="float">
            <text:p>0.05</text:p>
          </table:table-cell>
          <table:table-cell office:value-type="float" office:value="114256" calcext:value-type="float">
            <text:p>114256</text:p>
          </table:table-cell>
          <table:table-cell office:value-type="float" office:value="6636621" calcext:value-type="float">
            <text:p>6636621</text:p>
          </table:table-cell>
          <table:table-cell office:value-type="float" office:value="0.99333" calcext:value-type="float">
            <text:p>0.99333</text:p>
          </table:table-cell>
          <table:table-cell office:value-type="float" office:value="1" calcext:value-type="float">
            <text:p>1</text:p>
          </table:table-cell>
          <table:table-cell office:value-type="float" office:value="10288" calcext:value-type="float">
            <text:p>10288</text:p>
          </table:table-cell>
          <table:table-cell office:value-type="float" office:value="6636621" calcext:value-type="float">
            <text:p>6636621</text:p>
          </table:table-cell>
          <table:table-cell table:formula="of:=[.E38]-[.I38]" office:value-type="float" office:value="0" calcext:value-type="float">
            <text:p>0</text:p>
          </table:table-cell>
          <table:table-cell table:formula="of:=[.F38]&lt;[.B38]" office:value-type="boolean" office:boolean-value="false" calcext:value-type="boolean">
            <text:p>FALSE</text:p>
          </table:table-cell>
          <table:table-cell table:formula="of:=[.F38]&lt;2*[.B3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50000wmax1000000n50000-1-s843367405c6203902.ukp</text:p>
          </table:table-cell>
          <table:table-cell office:value-type="float" office:value="0.0383221" calcext:value-type="float">
            <text:p>0.0383221</text:p>
          </table:table-cell>
          <table:table-cell office:value-type="float" office:value="0.17" calcext:value-type="float">
            <text:p>0.17</text:p>
          </table:table-cell>
          <table:table-cell office:value-type="float" office:value="115872" calcext:value-type="float">
            <text:p>115872</text:p>
          </table:table-cell>
          <table:table-cell office:value-type="float" office:value="6203902" calcext:value-type="float">
            <text:p>6203902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18200" calcext:value-type="float">
            <text:p>18200</text:p>
          </table:table-cell>
          <table:table-cell office:value-type="float" office:value="6203902" calcext:value-type="float">
            <text:p>6203902</text:p>
          </table:table-cell>
          <table:table-cell table:formula="of:=[.E39]-[.I39]" office:value-type="float" office:value="0" calcext:value-type="float">
            <text:p>0</text:p>
          </table:table-cell>
          <table:table-cell table:formula="of:=[.F39]&lt;[.B39]" office:value-type="boolean" office:boolean-value="false" calcext:value-type="boolean">
            <text:p>FALSE</text:p>
          </table:table-cell>
          <table:table-cell table:formula="of:=[.F39]&lt;2*[.B3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50000wmax1000000n10000-0-s827183242c6721457.ukp</text:p>
          </table:table-cell>
          <table:table-cell office:value-type="float" office:value="0.0286212" calcext:value-type="float">
            <text:p>0.0286212</text:p>
          </table:table-cell>
          <table:table-cell office:value-type="float" office:value="0.06" calcext:value-type="float">
            <text:p>0.06</text:p>
          </table:table-cell>
          <table:table-cell office:value-type="float" office:value="123536" calcext:value-type="float">
            <text:p>123536</text:p>
          </table:table-cell>
          <table:table-cell office:value-type="float" office:value="6721457" calcext:value-type="float">
            <text:p>6721457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float" office:value="10452" calcext:value-type="float">
            <text:p>10452</text:p>
          </table:table-cell>
          <table:table-cell office:value-type="float" office:value="6721457" calcext:value-type="float">
            <text:p>6721457</text:p>
          </table:table-cell>
          <table:table-cell table:formula="of:=[.E40]-[.I40]" office:value-type="float" office:value="0" calcext:value-type="float">
            <text:p>0</text:p>
          </table:table-cell>
          <table:table-cell table:formula="of:=[.F40]&lt;[.B40]" office:value-type="boolean" office:boolean-value="false" calcext:value-type="boolean">
            <text:p>FALSE</text:p>
          </table:table-cell>
          <table:table-cell table:formula="of:=[.F40]&lt;2*[.B4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50000wmax500000n10000-2-s528806317c9789819.ukp</text:p>
          </table:table-cell>
          <table:table-cell office:value-type="float" office:value="0.0323418" calcext:value-type="float">
            <text:p>0.0323418</text:p>
          </table:table-cell>
          <table:table-cell office:value-type="float" office:value="0.07" calcext:value-type="float">
            <text:p>0.07</text:p>
          </table:table-cell>
          <table:table-cell office:value-type="float" office:value="163600" calcext:value-type="float">
            <text:p>163600</text:p>
          </table:table-cell>
          <table:table-cell office:value-type="float" office:value="9789819" calcext:value-type="float">
            <text:p>9789819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10388" calcext:value-type="float">
            <text:p>10388</text:p>
          </table:table-cell>
          <table:table-cell office:value-type="float" office:value="9789819" calcext:value-type="float">
            <text:p>9789819</text:p>
          </table:table-cell>
          <table:table-cell table:formula="of:=[.E41]-[.I41]" office:value-type="float" office:value="0" calcext:value-type="float">
            <text:p>0</text:p>
          </table:table-cell>
          <table:table-cell table:formula="of:=[.F41]&lt;[.B41]" office:value-type="boolean" office:boolean-value="false" calcext:value-type="boolean">
            <text:p>FALSE</text:p>
          </table:table-cell>
          <table:table-cell table:formula="of:=[.F41]&lt;2*[.B4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50000wmax1000000n50000-9-s126456688c9703050.ukp</text:p>
          </table:table-cell>
          <table:table-cell office:value-type="float" office:value="0.0462778" calcext:value-type="float">
            <text:p>0.0462778</text:p>
          </table:table-cell>
          <table:table-cell office:value-type="float" office:value="0.16" calcext:value-type="float">
            <text:p>0.16</text:p>
          </table:table-cell>
          <table:table-cell office:value-type="float" office:value="170676" calcext:value-type="float">
            <text:p>170676</text:p>
          </table:table-cell>
          <table:table-cell office:value-type="float" office:value="9703050" calcext:value-type="float">
            <text:p>9703050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17680" calcext:value-type="float">
            <text:p>17680</text:p>
          </table:table-cell>
          <table:table-cell office:value-type="float" office:value="9703050" calcext:value-type="float">
            <text:p>9703050</text:p>
          </table:table-cell>
          <table:table-cell table:formula="of:=[.E42]-[.I42]" office:value-type="float" office:value="0" calcext:value-type="float">
            <text:p>0</text:p>
          </table:table-cell>
          <table:table-cell table:formula="of:=[.F42]&lt;[.B42]" office:value-type="boolean" office:boolean-value="false" calcext:value-type="boolean">
            <text:p>FALSE</text:p>
          </table:table-cell>
          <table:table-cell table:formula="of:=[.F42]&lt;2*[.B4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500000n10000-5-s110877071c5607406.ukp</text:p>
          </table:table-cell>
          <table:table-cell office:value-type="float" office:value="0.0380966" calcext:value-type="float">
            <text:p>0.0380966</text:p>
          </table:table-cell>
          <table:table-cell office:value-type="float" office:value="0.06" calcext:value-type="float">
            <text:p>0.06</text:p>
          </table:table-cell>
          <table:table-cell office:value-type="float" office:value="97228" calcext:value-type="float">
            <text:p>97228</text:p>
          </table:table-cell>
          <table:table-cell office:value-type="float" office:value="5607406" calcext:value-type="float">
            <text:p>5607406</text:p>
          </table:table-cell>
          <table:table-cell table:number-columns-repeated="2" office:value-type="float" office:value="0.79" calcext:value-type="float">
            <text:p>0.79</text:p>
          </table:table-cell>
          <table:table-cell office:value-type="float" office:value="9876" calcext:value-type="float">
            <text:p>9876</text:p>
          </table:table-cell>
          <table:table-cell office:value-type="float" office:value="5607406" calcext:value-type="float">
            <text:p>5607406</text:p>
          </table:table-cell>
          <table:table-cell table:formula="of:=[.E43]-[.I43]" office:value-type="float" office:value="0" calcext:value-type="float">
            <text:p>0</text:p>
          </table:table-cell>
          <table:table-cell table:formula="of:=[.F43]&lt;[.B43]" office:value-type="boolean" office:boolean-value="false" calcext:value-type="boolean">
            <text:p>FALSE</text:p>
          </table:table-cell>
          <table:table-cell table:formula="of:=[.F43]&lt;2*[.B4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50000wmax1000000n20000-7-s177710744c8534173.ukp</text:p>
          </table:table-cell>
          <table:table-cell office:value-type="float" office:value="0.0320713" calcext:value-type="float">
            <text:p>0.0320713</text:p>
          </table:table-cell>
          <table:table-cell office:value-type="float" office:value="0.08" calcext:value-type="float">
            <text:p>0.08</text:p>
          </table:table-cell>
          <table:table-cell office:value-type="float" office:value="151844" calcext:value-type="float">
            <text:p>151844</text:p>
          </table:table-cell>
          <table:table-cell office:value-type="float" office:value="8534173" calcext:value-type="float">
            <text:p>8534173</text:p>
          </table:table-cell>
          <table:table-cell office:value-type="float" office:value="0.73333" calcext:value-type="float">
            <text:p>0.73333</text:p>
          </table:table-cell>
          <table:table-cell office:value-type="float" office:value="0.73" calcext:value-type="float">
            <text:p>0.73</text:p>
          </table:table-cell>
          <table:table-cell office:value-type="float" office:value="12372" calcext:value-type="float">
            <text:p>12372</text:p>
          </table:table-cell>
          <table:table-cell office:value-type="float" office:value="8534173" calcext:value-type="float">
            <text:p>8534173</text:p>
          </table:table-cell>
          <table:table-cell table:formula="of:=[.E44]-[.I44]" office:value-type="float" office:value="0" calcext:value-type="float">
            <text:p>0</text:p>
          </table:table-cell>
          <table:table-cell table:formula="of:=[.F44]&lt;[.B44]" office:value-type="boolean" office:boolean-value="false" calcext:value-type="boolean">
            <text:p>FALSE</text:p>
          </table:table-cell>
          <table:table-cell table:formula="of:=[.F44]&lt;2*[.B4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50000wmax1000000n50000-3-s780179313c8602993.ukp</text:p>
          </table:table-cell>
          <table:table-cell office:value-type="float" office:value="0.0448367" calcext:value-type="float">
            <text:p>0.0448367</text:p>
          </table:table-cell>
          <table:table-cell office:value-type="float" office:value="0.16" calcext:value-type="float">
            <text:p>0.16</text:p>
          </table:table-cell>
          <table:table-cell office:value-type="float" office:value="153308" calcext:value-type="float">
            <text:p>153308</text:p>
          </table:table-cell>
          <table:table-cell office:value-type="float" office:value="8602993" calcext:value-type="float">
            <text:p>8602993</text:p>
          </table:table-cell>
          <table:table-cell office:value-type="float" office:value="0.71667" calcext:value-type="float">
            <text:p>0.71667</text:p>
          </table:table-cell>
          <table:table-cell office:value-type="float" office:value="0.72" calcext:value-type="float">
            <text:p>0.72</text:p>
          </table:table-cell>
          <table:table-cell office:value-type="float" office:value="17356" calcext:value-type="float">
            <text:p>17356</text:p>
          </table:table-cell>
          <table:table-cell office:value-type="float" office:value="8602993" calcext:value-type="float">
            <text:p>8602993</text:p>
          </table:table-cell>
          <table:table-cell table:formula="of:=[.E45]-[.I45]" office:value-type="float" office:value="0" calcext:value-type="float">
            <text:p>0</text:p>
          </table:table-cell>
          <table:table-cell table:formula="of:=[.F45]&lt;[.B45]" office:value-type="boolean" office:boolean-value="false" calcext:value-type="boolean">
            <text:p>FALSE</text:p>
          </table:table-cell>
          <table:table-cell table:formula="of:=[.F45]&lt;2*[.B4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1000000n10000-4-s721215008c7136910.ukp</text:p>
          </table:table-cell>
          <table:table-cell office:value-type="float" office:value="0.0393773" calcext:value-type="float">
            <text:p>0.0393773</text:p>
          </table:table-cell>
          <table:table-cell office:value-type="float" office:value="0.06" calcext:value-type="float">
            <text:p>0.06</text:p>
          </table:table-cell>
          <table:table-cell office:value-type="float" office:value="129008" calcext:value-type="float">
            <text:p>129008</text:p>
          </table:table-cell>
          <table:table-cell office:value-type="float" office:value="7136910" calcext:value-type="float">
            <text:p>7136910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9196" calcext:value-type="float">
            <text:p>9196</text:p>
          </table:table-cell>
          <table:table-cell office:value-type="float" office:value="7136910" calcext:value-type="float">
            <text:p>7136910</text:p>
          </table:table-cell>
          <table:table-cell table:formula="of:=[.E46]-[.I46]" office:value-type="float" office:value="0" calcext:value-type="float">
            <text:p>0</text:p>
          </table:table-cell>
          <table:table-cell table:formula="of:=[.F46]&lt;[.B46]" office:value-type="boolean" office:boolean-value="false" calcext:value-type="boolean">
            <text:p>FALSE</text:p>
          </table:table-cell>
          <table:table-cell table:formula="of:=[.F46]&lt;2*[.B4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50000wmax1000000n20000-1-s843367405c9276533.ukp</text:p>
          </table:table-cell>
          <table:table-cell office:value-type="float" office:value="0.033317" calcext:value-type="float">
            <text:p>0.033317</text:p>
          </table:table-cell>
          <table:table-cell office:value-type="float" office:value="0.08" calcext:value-type="float">
            <text:p>0.08</text:p>
          </table:table-cell>
          <table:table-cell office:value-type="float" office:value="163532" calcext:value-type="float">
            <text:p>163532</text:p>
          </table:table-cell>
          <table:table-cell office:value-type="float" office:value="9276533" calcext:value-type="float">
            <text:p>9276533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11488" calcext:value-type="float">
            <text:p>11488</text:p>
          </table:table-cell>
          <table:table-cell office:value-type="float" office:value="9276533" calcext:value-type="float">
            <text:p>9276533</text:p>
          </table:table-cell>
          <table:table-cell table:formula="of:=[.E47]-[.I47]" office:value-type="float" office:value="0" calcext:value-type="float">
            <text:p>0</text:p>
          </table:table-cell>
          <table:table-cell table:formula="of:=[.F47]&lt;[.B47]" office:value-type="boolean" office:boolean-value="false" calcext:value-type="boolean">
            <text:p>FALSE</text:p>
          </table:table-cell>
          <table:table-cell table:formula="of:=[.F47]&lt;2*[.B4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50000wmax500000n20000-5-s110877071c5054794.ukp</text:p>
          </table:table-cell>
          <table:table-cell office:value-type="float" office:value="0.0274287" calcext:value-type="float">
            <text:p>0.0274287</text:p>
          </table:table-cell>
          <table:table-cell office:value-type="float" office:value="0.07" calcext:value-type="float">
            <text:p>0.07</text:p>
          </table:table-cell>
          <table:table-cell office:value-type="float" office:value="89852" calcext:value-type="float">
            <text:p>89852</text:p>
          </table:table-cell>
          <table:table-cell office:value-type="float" office:value="5054794" calcext:value-type="float">
            <text:p>5054794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11424" calcext:value-type="float">
            <text:p>11424</text:p>
          </table:table-cell>
          <table:table-cell office:value-type="float" office:value="5054794" calcext:value-type="float">
            <text:p>5054794</text:p>
          </table:table-cell>
          <table:table-cell table:formula="of:=[.E48]-[.I48]" office:value-type="float" office:value="0" calcext:value-type="float">
            <text:p>0</text:p>
          </table:table-cell>
          <table:table-cell table:formula="of:=[.F48]&lt;[.B48]" office:value-type="boolean" office:boolean-value="false" calcext:value-type="boolean">
            <text:p>FALSE</text:p>
          </table:table-cell>
          <table:table-cell table:formula="of:=[.F48]&lt;2*[.B4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50000wmax1000000n10000-6-s227708629c9447477.ukp</text:p>
          </table:table-cell>
          <table:table-cell office:value-type="float" office:value="0.0320548" calcext:value-type="float">
            <text:p>0.0320548</text:p>
          </table:table-cell>
          <table:table-cell office:value-type="float" office:value="0.05" calcext:value-type="float">
            <text:p>0.05</text:p>
          </table:table-cell>
          <table:table-cell office:value-type="float" office:value="165780" calcext:value-type="float">
            <text:p>165780</text:p>
          </table:table-cell>
          <table:table-cell office:value-type="float" office:value="9447477" calcext:value-type="float">
            <text:p>9447477</text:p>
          </table:table-cell>
          <table:table-cell office:value-type="float" office:value="0.46333" calcext:value-type="float">
            <text:p>0.46333</text:p>
          </table:table-cell>
          <table:table-cell office:value-type="float" office:value="0.47" calcext:value-type="float">
            <text:p>0.47</text:p>
          </table:table-cell>
          <table:table-cell office:value-type="float" office:value="9180" calcext:value-type="float">
            <text:p>9180</text:p>
          </table:table-cell>
          <table:table-cell office:value-type="float" office:value="9447477" calcext:value-type="float">
            <text:p>9447477</text:p>
          </table:table-cell>
          <table:table-cell table:formula="of:=[.E49]-[.I49]" office:value-type="float" office:value="0" calcext:value-type="float">
            <text:p>0</text:p>
          </table:table-cell>
          <table:table-cell table:formula="of:=[.F49]&lt;[.B49]" office:value-type="boolean" office:boolean-value="false" calcext:value-type="boolean">
            <text:p>FALSE</text:p>
          </table:table-cell>
          <table:table-cell table:formula="of:=[.F49]&lt;2*[.B4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50000wmax1000000n10000-8-s991580855c5050915.ukp</text:p>
          </table:table-cell>
          <table:table-cell office:value-type="float" office:value="0.0232812" calcext:value-type="float">
            <text:p>0.0232812</text:p>
          </table:table-cell>
          <table:table-cell office:value-type="float" office:value="0.05" calcext:value-type="float">
            <text:p>0.05</text:p>
          </table:table-cell>
          <table:table-cell office:value-type="float" office:value="97332" calcext:value-type="float">
            <text:p>97332</text:p>
          </table:table-cell>
          <table:table-cell office:value-type="float" office:value="5050915" calcext:value-type="float">
            <text:p>5050915</text:p>
          </table:table-cell>
          <table:table-cell office:value-type="float" office:value="0.41667" calcext:value-type="float">
            <text:p>0.41667</text:p>
          </table:table-cell>
          <table:table-cell office:value-type="float" office:value="0.42" calcext:value-type="float">
            <text:p>0.42</text:p>
          </table:table-cell>
          <table:table-cell office:value-type="float" office:value="9744" calcext:value-type="float">
            <text:p>9744</text:p>
          </table:table-cell>
          <table:table-cell office:value-type="float" office:value="5050915" calcext:value-type="float">
            <text:p>5050915</text:p>
          </table:table-cell>
          <table:table-cell table:formula="of:=[.E50]-[.I50]" office:value-type="float" office:value="0" calcext:value-type="float">
            <text:p>0</text:p>
          </table:table-cell>
          <table:table-cell table:formula="of:=[.F50]&lt;[.B50]" office:value-type="boolean" office:boolean-value="false" calcext:value-type="boolean">
            <text:p>FALSE</text:p>
          </table:table-cell>
          <table:table-cell table:formula="of:=[.F50]&lt;2*[.B5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1000000n10000-3-s780179313c8629250.ukp</text:p>
          </table:table-cell>
          <table:table-cell office:value-type="float" office:value="0.0415581" calcext:value-type="float">
            <text:p>0.0415581</text:p>
          </table:table-cell>
          <table:table-cell office:value-type="float" office:value="0.06" calcext:value-type="float">
            <text:p>0.06</text:p>
          </table:table-cell>
          <table:table-cell office:value-type="float" office:value="152208" calcext:value-type="float">
            <text:p>152208</text:p>
          </table:table-cell>
          <table:table-cell office:value-type="float" office:value="8629250" calcext:value-type="float">
            <text:p>8629250</text:p>
          </table:table-cell>
          <table:table-cell office:value-type="float" office:value="0.40667" calcext:value-type="float">
            <text:p>0.40667</text:p>
          </table:table-cell>
          <table:table-cell office:value-type="float" office:value="0.4" calcext:value-type="float">
            <text:p>0.4</text:p>
          </table:table-cell>
          <table:table-cell office:value-type="float" office:value="9284" calcext:value-type="float">
            <text:p>9284</text:p>
          </table:table-cell>
          <table:table-cell office:value-type="float" office:value="8629250" calcext:value-type="float">
            <text:p>8629250</text:p>
          </table:table-cell>
          <table:table-cell table:formula="of:=[.E51]-[.I51]" office:value-type="float" office:value="0" calcext:value-type="float">
            <text:p>0</text:p>
          </table:table-cell>
          <table:table-cell table:formula="of:=[.F51]&lt;[.B51]" office:value-type="boolean" office:boolean-value="false" calcext:value-type="boolean">
            <text:p>FALSE</text:p>
          </table:table-cell>
          <table:table-cell table:formula="of:=[.F51]&lt;2*[.B5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50000wmax1000000n10000-3-s780179313c7306233.ukp</text:p>
          </table:table-cell>
          <table:table-cell office:value-type="float" office:value="0.0275433" calcext:value-type="float">
            <text:p>0.0275433</text:p>
          </table:table-cell>
          <table:table-cell office:value-type="float" office:value="0.06" calcext:value-type="float">
            <text:p>0.06</text:p>
          </table:table-cell>
          <table:table-cell office:value-type="float" office:value="132320" calcext:value-type="float">
            <text:p>132320</text:p>
          </table:table-cell>
          <table:table-cell office:value-type="float" office:value="7306233" calcext:value-type="float">
            <text:p>7306233</text:p>
          </table:table-cell>
          <table:table-cell office:value-type="float" office:value="0.38667" calcext:value-type="float">
            <text:p>0.38667</text:p>
          </table:table-cell>
          <table:table-cell office:value-type="float" office:value="0.39" calcext:value-type="float">
            <text:p>0.39</text:p>
          </table:table-cell>
          <table:table-cell office:value-type="float" office:value="9328" calcext:value-type="float">
            <text:p>9328</text:p>
          </table:table-cell>
          <table:table-cell office:value-type="float" office:value="7306233" calcext:value-type="float">
            <text:p>7306233</text:p>
          </table:table-cell>
          <table:table-cell table:formula="of:=[.E52]-[.I52]" office:value-type="float" office:value="0" calcext:value-type="float">
            <text:p>0</text:p>
          </table:table-cell>
          <table:table-cell table:formula="of:=[.F52]&lt;[.B52]" office:value-type="boolean" office:boolean-value="false" calcext:value-type="boolean">
            <text:p>FALSE</text:p>
          </table:table-cell>
          <table:table-cell table:formula="of:=[.F52]&lt;2*[.B5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1000000n10000-1-s843367405c9823590.ukp</text:p>
          </table:table-cell>
          <table:table-cell office:value-type="float" office:value="0.0463603" calcext:value-type="float">
            <text:p>0.0463603</text:p>
          </table:table-cell>
          <table:table-cell office:value-type="float" office:value="0.08" calcext:value-type="float">
            <text:p>0.08</text:p>
          </table:table-cell>
          <table:table-cell office:value-type="float" office:value="171020" calcext:value-type="float">
            <text:p>171020</text:p>
          </table:table-cell>
          <table:table-cell office:value-type="float" office:value="9823590" calcext:value-type="float">
            <text:p>9823590</text:p>
          </table:table-cell>
          <table:table-cell office:value-type="float" office:value="0.36333" calcext:value-type="float">
            <text:p>0.36333</text:p>
          </table:table-cell>
          <table:table-cell office:value-type="float" office:value="0.36" calcext:value-type="float">
            <text:p>0.36</text:p>
          </table:table-cell>
          <table:table-cell office:value-type="float" office:value="9248" calcext:value-type="float">
            <text:p>9248</text:p>
          </table:table-cell>
          <table:table-cell office:value-type="float" office:value="9823590" calcext:value-type="float">
            <text:p>9823590</text:p>
          </table:table-cell>
          <table:table-cell table:formula="of:=[.E53]-[.I53]" office:value-type="float" office:value="0" calcext:value-type="float">
            <text:p>0</text:p>
          </table:table-cell>
          <table:table-cell table:formula="of:=[.F53]&lt;[.B53]" office:value-type="boolean" office:boolean-value="false" calcext:value-type="boolean">
            <text:p>FALSE</text:p>
          </table:table-cell>
          <table:table-cell table:formula="of:=[.F53]&lt;2*[.B5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50000wmax500000n10000-3-s780179313c6463990.ukp</text:p>
          </table:table-cell>
          <table:table-cell office:value-type="float" office:value="0.0239385" calcext:value-type="float">
            <text:p>0.0239385</text:p>
          </table:table-cell>
          <table:table-cell office:value-type="float" office:value="0.06" calcext:value-type="float">
            <text:p>0.06</text:p>
          </table:table-cell>
          <table:table-cell office:value-type="float" office:value="111356" calcext:value-type="float">
            <text:p>111356</text:p>
          </table:table-cell>
          <table:table-cell office:value-type="float" office:value="6463990" calcext:value-type="float">
            <text:p>6463990</text:p>
          </table:table-cell>
          <table:table-cell office:value-type="float" office:value="0.35333" calcext:value-type="float">
            <text:p>0.35333</text:p>
          </table:table-cell>
          <table:table-cell office:value-type="float" office:value="0.35" calcext:value-type="float">
            <text:p>0.35</text:p>
          </table:table-cell>
          <table:table-cell office:value-type="float" office:value="9220" calcext:value-type="float">
            <text:p>9220</text:p>
          </table:table-cell>
          <table:table-cell office:value-type="float" office:value="6463990" calcext:value-type="float">
            <text:p>6463990</text:p>
          </table:table-cell>
          <table:table-cell table:formula="of:=[.E54]-[.I54]" office:value-type="float" office:value="0" calcext:value-type="float">
            <text:p>0</text:p>
          </table:table-cell>
          <table:table-cell table:formula="of:=[.F54]&lt;[.B54]" office:value-type="boolean" office:boolean-value="false" calcext:value-type="boolean">
            <text:p>FALSE</text:p>
          </table:table-cell>
          <table:table-cell table:formula="of:=[.F54]&lt;2*[.B5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50000wmax1000000n20000-6-s227708629c9014326.ukp</text:p>
          </table:table-cell>
          <table:table-cell office:value-type="float" office:value="0.0318858" calcext:value-type="float">
            <text:p>0.0318858</text:p>
          </table:table-cell>
          <table:table-cell office:value-type="float" office:value="0.08" calcext:value-type="float">
            <text:p>0.08</text:p>
          </table:table-cell>
          <table:table-cell office:value-type="float" office:value="159556" calcext:value-type="float">
            <text:p>159556</text:p>
          </table:table-cell>
          <table:table-cell office:value-type="float" office:value="9014326" calcext:value-type="float">
            <text:p>9014326</text:p>
          </table:table-cell>
          <table:table-cell office:value-type="float" office:value="0.32333" calcext:value-type="float">
            <text:p>0.32333</text:p>
          </table:table-cell>
          <table:table-cell office:value-type="float" office:value="0.32" calcext:value-type="float">
            <text:p>0.32</text:p>
          </table:table-cell>
          <table:table-cell office:value-type="float" office:value="10688" calcext:value-type="float">
            <text:p>10688</text:p>
          </table:table-cell>
          <table:table-cell office:value-type="float" office:value="9014326" calcext:value-type="float">
            <text:p>9014326</text:p>
          </table:table-cell>
          <table:table-cell table:formula="of:=[.E55]-[.I55]" office:value-type="float" office:value="0" calcext:value-type="float">
            <text:p>0</text:p>
          </table:table-cell>
          <table:table-cell table:formula="of:=[.F55]&lt;[.B55]" office:value-type="boolean" office:boolean-value="false" calcext:value-type="boolean">
            <text:p>FALSE</text:p>
          </table:table-cell>
          <table:table-cell table:formula="of:=[.F55]&lt;2*[.B5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1000000n10000-9-s126456688c8117372.ukp</text:p>
          </table:table-cell>
          <table:table-cell office:value-type="float" office:value="0.0509987" calcext:value-type="float">
            <text:p>0.0509987</text:p>
          </table:table-cell>
          <table:table-cell office:value-type="float" office:value="0.08" calcext:value-type="float">
            <text:p>0.08</text:p>
          </table:table-cell>
          <table:table-cell office:value-type="float" office:value="144328" calcext:value-type="float">
            <text:p>144328</text:p>
          </table:table-cell>
          <table:table-cell office:value-type="float" office:value="8117372" calcext:value-type="float">
            <text:p>8117372</text:p>
          </table:table-cell>
          <table:table-cell office:value-type="float" office:value="0.23667" calcext:value-type="float">
            <text:p>0.23667</text:p>
          </table:table-cell>
          <table:table-cell office:value-type="float" office:value="0.24" calcext:value-type="float">
            <text:p>0.24</text:p>
          </table:table-cell>
          <table:table-cell office:value-type="float" office:value="9220" calcext:value-type="float">
            <text:p>9220</text:p>
          </table:table-cell>
          <table:table-cell office:value-type="float" office:value="8117372" calcext:value-type="float">
            <text:p>8117372</text:p>
          </table:table-cell>
          <table:table-cell table:formula="of:=[.E56]-[.I56]" office:value-type="float" office:value="0" calcext:value-type="float">
            <text:p>0</text:p>
          </table:table-cell>
          <table:table-cell table:formula="of:=[.F56]&lt;[.B56]" office:value-type="boolean" office:boolean-value="false" calcext:value-type="boolean">
            <text:p>FALSE</text:p>
          </table:table-cell>
          <table:table-cell table:formula="of:=[.F56]&lt;2*[.B5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1000000n100000-3-s780179313c7805226.ukp</text:p>
          </table:table-cell>
          <table:table-cell office:value-type="float" office:value="0.367473" calcext:value-type="float">
            <text:p>0.367473</text:p>
          </table:table-cell>
          <table:table-cell office:value-type="float" office:value="0.68" calcext:value-type="float">
            <text:p>0.68</text:p>
          </table:table-cell>
          <table:table-cell office:value-type="float" office:value="141160" calcext:value-type="float">
            <text:p>141160</text:p>
          </table:table-cell>
          <table:table-cell office:value-type="float" office:value="7805226" calcext:value-type="float">
            <text:p>7805226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21076" calcext:value-type="float">
            <text:p>21076</text:p>
          </table:table-cell>
          <table:table-cell office:value-type="float" office:value="7805226" calcext:value-type="float">
            <text:p>7805226</text:p>
          </table:table-cell>
          <table:table-cell table:formula="of:=[.E57]-[.I57]" office:value-type="float" office:value="0" calcext:value-type="float">
            <text:p>0</text:p>
          </table:table-cell>
          <table:table-cell table:formula="of:=[.F57]&lt;[.B57]" office:value-type="boolean" office:boolean-value="true" calcext:value-type="boolean">
            <text:p>TRUE</text:p>
          </table:table-cell>
          <table:table-cell table:formula="of:=[.F57]&lt;2*[.B5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100000-9-s126456688c5484996.ukp</text:p>
          </table:table-cell>
          <table:table-cell office:value-type="float" office:value="0.327058" calcext:value-type="float">
            <text:p>0.327058</text:p>
          </table:table-cell>
          <table:table-cell office:value-type="float" office:value="0.59" calcext:value-type="float">
            <text:p>0.59</text:p>
          </table:table-cell>
          <table:table-cell office:value-type="float" office:value="104612" calcext:value-type="float">
            <text:p>104612</text:p>
          </table:table-cell>
          <table:table-cell office:value-type="float" office:value="5484996" calcext:value-type="float">
            <text:p>5484996</text:p>
          </table:table-cell>
          <table:table-cell office:value-type="float" office:value="0.10333" calcext:value-type="float">
            <text:p>0.10333</text:p>
          </table:table-cell>
          <table:table-cell office:value-type="float" office:value="0.14" calcext:value-type="float">
            <text:p>0.14</text:p>
          </table:table-cell>
          <table:table-cell office:value-type="float" office:value="20832" calcext:value-type="float">
            <text:p>20832</text:p>
          </table:table-cell>
          <table:table-cell office:value-type="float" office:value="5484996" calcext:value-type="float">
            <text:p>5484996</text:p>
          </table:table-cell>
          <table:table-cell table:formula="of:=[.E58]-[.I58]" office:value-type="float" office:value="0" calcext:value-type="float">
            <text:p>0</text:p>
          </table:table-cell>
          <table:table-cell table:formula="of:=[.F58]&lt;[.B58]" office:value-type="boolean" office:boolean-value="true" calcext:value-type="boolean">
            <text:p>TRUE</text:p>
          </table:table-cell>
          <table:table-cell table:formula="of:=[.F58]&lt;2*[.B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100000-7-s177710744c9575550.ukp</text:p>
          </table:table-cell>
          <table:table-cell office:value-type="float" office:value="0.30793" calcext:value-type="float">
            <text:p>0.30793</text:p>
          </table:table-cell>
          <table:table-cell office:value-type="float" office:value="0.55" calcext:value-type="float">
            <text:p>0.55</text:p>
          </table:table-cell>
          <table:table-cell office:value-type="float" office:value="169016" calcext:value-type="float">
            <text:p>169016</text:p>
          </table:table-cell>
          <table:table-cell office:value-type="float" office:value="9575550" calcext:value-type="float">
            <text:p>9575550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21212" calcext:value-type="float">
            <text:p>21212</text:p>
          </table:table-cell>
          <table:table-cell office:value-type="float" office:value="9575550" calcext:value-type="float">
            <text:p>9575550</text:p>
          </table:table-cell>
          <table:table-cell table:formula="of:=[.E59]-[.I59]" office:value-type="float" office:value="0" calcext:value-type="float">
            <text:p>0</text:p>
          </table:table-cell>
          <table:table-cell table:formula="of:=[.F59]&lt;[.B59]" office:value-type="boolean" office:boolean-value="true" calcext:value-type="boolean">
            <text:p>TRUE</text:p>
          </table:table-cell>
          <table:table-cell table:formula="of:=[.F59]&lt;2*[.B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100000-0-s827183242c6445610.ukp</text:p>
          </table:table-cell>
          <table:table-cell office:value-type="float" office:value="1.41636" calcext:value-type="float">
            <text:p>1.41636</text:p>
          </table:table-cell>
          <table:table-cell office:value-type="float" office:value="1.73" calcext:value-type="float">
            <text:p>1.73</text:p>
          </table:table-cell>
          <table:table-cell office:value-type="float" office:value="112324" calcext:value-type="float">
            <text:p>112324</text:p>
          </table:table-cell>
          <table:table-cell office:value-type="float" office:value="6445610" calcext:value-type="float">
            <text:p>6445610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9" calcext:value-type="float">
            <text:p>0.09</text:p>
          </table:table-cell>
          <table:table-cell office:value-type="float" office:value="20456" calcext:value-type="float">
            <text:p>20456</text:p>
          </table:table-cell>
          <table:table-cell office:value-type="float" office:value="6445610" calcext:value-type="float">
            <text:p>6445610</text:p>
          </table:table-cell>
          <table:table-cell table:formula="of:=[.E60]-[.I60]" office:value-type="float" office:value="0" calcext:value-type="float">
            <text:p>0</text:p>
          </table:table-cell>
          <table:table-cell table:formula="of:=[.F60]&lt;[.B60]" office:value-type="boolean" office:boolean-value="true" calcext:value-type="boolean">
            <text:p>TRUE</text:p>
          </table:table-cell>
          <table:table-cell table:formula="of:=[.F60]&lt;2*[.B6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100000-3-s780179313c5957947.ukp</text:p>
          </table:table-cell>
          <table:table-cell office:value-type="float" office:value="1.34986" calcext:value-type="float">
            <text:p>1.34986</text:p>
          </table:table-cell>
          <table:table-cell office:value-type="float" office:value="1.66" calcext:value-type="float">
            <text:p>1.66</text:p>
          </table:table-cell>
          <table:table-cell office:value-type="float" office:value="104780" calcext:value-type="float">
            <text:p>104780</text:p>
          </table:table-cell>
          <table:table-cell office:value-type="float" office:value="5957947" calcext:value-type="float">
            <text:p>5957947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20456" calcext:value-type="float">
            <text:p>20456</text:p>
          </table:table-cell>
          <table:table-cell office:value-type="float" office:value="5957947" calcext:value-type="float">
            <text:p>5957947</text:p>
          </table:table-cell>
          <table:table-cell table:formula="of:=[.E61]-[.I61]" office:value-type="float" office:value="0" calcext:value-type="float">
            <text:p>0</text:p>
          </table:table-cell>
          <table:table-cell table:formula="of:=[.F61]&lt;[.B61]" office:value-type="boolean" office:boolean-value="true" calcext:value-type="boolean">
            <text:p>TRUE</text:p>
          </table:table-cell>
          <table:table-cell table:formula="of:=[.F61]&lt;2*[.B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100000-4-s721215008c5392939.ukp</text:p>
          </table:table-cell>
          <table:table-cell office:value-type="float" office:value="1.39008" calcext:value-type="float">
            <text:p>1.39008</text:p>
          </table:table-cell>
          <table:table-cell office:value-type="float" office:value="1.7" calcext:value-type="float">
            <text:p>1.7</text:p>
          </table:table-cell>
          <table:table-cell office:value-type="float" office:value="95928" calcext:value-type="float">
            <text:p>95928</text:p>
          </table:table-cell>
          <table:table-cell office:value-type="float" office:value="5392939" calcext:value-type="float">
            <text:p>5392939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20536" calcext:value-type="float">
            <text:p>20536</text:p>
          </table:table-cell>
          <table:table-cell office:value-type="float" office:value="5392939" calcext:value-type="float">
            <text:p>5392939</text:p>
          </table:table-cell>
          <table:table-cell table:formula="of:=[.E62]-[.I62]" office:value-type="float" office:value="0" calcext:value-type="float">
            <text:p>0</text:p>
          </table:table-cell>
          <table:table-cell table:formula="of:=[.F62]&lt;[.B62]" office:value-type="boolean" office:boolean-value="true" calcext:value-type="boolean">
            <text:p>TRUE</text:p>
          </table:table-cell>
          <table:table-cell table:formula="of:=[.F62]&lt;2*[.B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100000-5-s110877071c6028911.ukp</text:p>
          </table:table-cell>
          <table:table-cell office:value-type="float" office:value="1.25032" calcext:value-type="float">
            <text:p>1.25032</text:p>
          </table:table-cell>
          <table:table-cell office:value-type="float" office:value="1.55" calcext:value-type="float">
            <text:p>1.55</text:p>
          </table:table-cell>
          <table:table-cell office:value-type="float" office:value="105348" calcext:value-type="float">
            <text:p>105348</text:p>
          </table:table-cell>
          <table:table-cell office:value-type="float" office:value="6028911" calcext:value-type="float">
            <text:p>6028911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20532" calcext:value-type="float">
            <text:p>20532</text:p>
          </table:table-cell>
          <table:table-cell office:value-type="float" office:value="6028911" calcext:value-type="float">
            <text:p>6028911</text:p>
          </table:table-cell>
          <table:table-cell table:formula="of:=[.E63]-[.I63]" office:value-type="float" office:value="0" calcext:value-type="float">
            <text:p>0</text:p>
          </table:table-cell>
          <table:table-cell table:formula="of:=[.F63]&lt;[.B63]" office:value-type="boolean" office:boolean-value="true" calcext:value-type="boolean">
            <text:p>TRUE</text:p>
          </table:table-cell>
          <table:table-cell table:formula="of:=[.F63]&lt;2*[.B6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100000-1-s843367405c5761519.ukp</text:p>
          </table:table-cell>
          <table:table-cell office:value-type="float" office:value="0.289815" calcext:value-type="float">
            <text:p>0.289815</text:p>
          </table:table-cell>
          <table:table-cell office:value-type="float" office:value="0.54" calcext:value-type="float">
            <text:p>0.54</text:p>
          </table:table-cell>
          <table:table-cell office:value-type="float" office:value="108900" calcext:value-type="float">
            <text:p>108900</text:p>
          </table:table-cell>
          <table:table-cell office:value-type="float" office:value="5761519" calcext:value-type="float">
            <text:p>5761519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8" calcext:value-type="float">
            <text:p>0.08</text:p>
          </table:table-cell>
          <table:table-cell office:value-type="float" office:value="20436" calcext:value-type="float">
            <text:p>20436</text:p>
          </table:table-cell>
          <table:table-cell office:value-type="float" office:value="5761519" calcext:value-type="float">
            <text:p>5761519</text:p>
          </table:table-cell>
          <table:table-cell table:formula="of:=[.E64]-[.I64]" office:value-type="float" office:value="0" calcext:value-type="float">
            <text:p>0</text:p>
          </table:table-cell>
          <table:table-cell table:formula="of:=[.F64]&lt;[.B64]" office:value-type="boolean" office:boolean-value="true" calcext:value-type="boolean">
            <text:p>TRUE</text:p>
          </table:table-cell>
          <table:table-cell table:formula="of:=[.F64]&lt;2*[.B6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100000-2-s528806317c5026805.ukp</text:p>
          </table:table-cell>
          <table:table-cell office:value-type="float" office:value="1.40773" calcext:value-type="float">
            <text:p>1.40773</text:p>
          </table:table-cell>
          <table:table-cell office:value-type="float" office:value="1.72" calcext:value-type="float">
            <text:p>1.72</text:p>
          </table:table-cell>
          <table:table-cell office:value-type="float" office:value="89868" calcext:value-type="float">
            <text:p>89868</text:p>
          </table:table-cell>
          <table:table-cell office:value-type="float" office:value="5026805" calcext:value-type="float">
            <text:p>5026805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9" calcext:value-type="float">
            <text:p>0.09</text:p>
          </table:table-cell>
          <table:table-cell office:value-type="float" office:value="20460" calcext:value-type="float">
            <text:p>20460</text:p>
          </table:table-cell>
          <table:table-cell office:value-type="float" office:value="5026805" calcext:value-type="float">
            <text:p>5026805</text:p>
          </table:table-cell>
          <table:table-cell table:formula="of:=[.E65]-[.I65]" office:value-type="float" office:value="0" calcext:value-type="float">
            <text:p>0</text:p>
          </table:table-cell>
          <table:table-cell table:formula="of:=[.F65]&lt;[.B65]" office:value-type="boolean" office:boolean-value="true" calcext:value-type="boolean">
            <text:p>TRUE</text:p>
          </table:table-cell>
          <table:table-cell table:formula="of:=[.F65]&lt;2*[.B6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100000-0-s827183242c9151889.ukp</text:p>
          </table:table-cell>
          <table:table-cell office:value-type="float" office:value="0.0858973" calcext:value-type="float">
            <text:p>0.0858973</text:p>
          </table:table-cell>
          <table:table-cell office:value-type="float" office:value="0.33" calcext:value-type="float">
            <text:p>0.33</text:p>
          </table:table-cell>
          <table:table-cell office:value-type="float" office:value="162564" calcext:value-type="float">
            <text:p>162564</text:p>
          </table:table-cell>
          <table:table-cell office:value-type="float" office:value="9151889" calcext:value-type="float">
            <text:p>9151889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8" calcext:value-type="float">
            <text:p>0.08</text:p>
          </table:table-cell>
          <table:table-cell office:value-type="float" office:value="20452" calcext:value-type="float">
            <text:p>20452</text:p>
          </table:table-cell>
          <table:table-cell office:value-type="float" office:value="9151889" calcext:value-type="float">
            <text:p>9151889</text:p>
          </table:table-cell>
          <table:table-cell table:formula="of:=[.E66]-[.I66]" office:value-type="float" office:value="0" calcext:value-type="float">
            <text:p>0</text:p>
          </table:table-cell>
          <table:table-cell table:formula="of:=[.F66]&lt;[.B66]" office:value-type="boolean" office:boolean-value="true" calcext:value-type="boolean">
            <text:p>TRUE</text:p>
          </table:table-cell>
          <table:table-cell table:formula="of:=[.F66]&lt;2*[.B6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100000-6-s227708629c5293440.ukp</text:p>
          </table:table-cell>
          <table:table-cell office:value-type="float" office:value="0.0806074" calcext:value-type="float">
            <text:p>0.0806074</text:p>
          </table:table-cell>
          <table:table-cell office:value-type="float" office:value="0.33" calcext:value-type="float">
            <text:p>0.33</text:p>
          </table:table-cell>
          <table:table-cell office:value-type="float" office:value="102348" calcext:value-type="float">
            <text:p>102348</text:p>
          </table:table-cell>
          <table:table-cell office:value-type="float" office:value="5293440" calcext:value-type="float">
            <text:p>5293440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8" calcext:value-type="float">
            <text:p>0.08</text:p>
          </table:table-cell>
          <table:table-cell office:value-type="float" office:value="20552" calcext:value-type="float">
            <text:p>20552</text:p>
          </table:table-cell>
          <table:table-cell office:value-type="float" office:value="5293440" calcext:value-type="float">
            <text:p>5293440</text:p>
          </table:table-cell>
          <table:table-cell table:formula="of:=[.E67]-[.I67]" office:value-type="float" office:value="0" calcext:value-type="float">
            <text:p>0</text:p>
          </table:table-cell>
          <table:table-cell table:formula="of:=[.F67]&lt;[.B67]" office:value-type="boolean" office:boolean-value="true" calcext:value-type="boolean">
            <text:p>TRUE</text:p>
          </table:table-cell>
          <table:table-cell table:formula="of:=[.F67]&lt;2*[.B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50000-0-s827183242c8631812.ukp</text:p>
          </table:table-cell>
          <table:table-cell office:value-type="float" office:value="0.121758" calcext:value-type="float">
            <text:p>0.121758</text:p>
          </table:table-cell>
          <table:table-cell office:value-type="float" office:value="0.24" calcext:value-type="float">
            <text:p>0.24</text:p>
          </table:table-cell>
          <table:table-cell office:value-type="float" office:value="153072" calcext:value-type="float">
            <text:p>153072</text:p>
          </table:table-cell>
          <table:table-cell office:value-type="float" office:value="8631812" calcext:value-type="float">
            <text:p>8631812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7" calcext:value-type="float">
            <text:p>0.07</text:p>
          </table:table-cell>
          <table:table-cell office:value-type="float" office:value="12744" calcext:value-type="float">
            <text:p>12744</text:p>
          </table:table-cell>
          <table:table-cell office:value-type="float" office:value="8631812" calcext:value-type="float">
            <text:p>8631812</text:p>
          </table:table-cell>
          <table:table-cell table:formula="of:=[.E68]-[.I68]" office:value-type="float" office:value="0" calcext:value-type="float">
            <text:p>0</text:p>
          </table:table-cell>
          <table:table-cell table:formula="of:=[.F68]&lt;[.B68]" office:value-type="boolean" office:boolean-value="true" calcext:value-type="boolean">
            <text:p>TRUE</text:p>
          </table:table-cell>
          <table:table-cell table:formula="of:=[.F68]&lt;2*[.B6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100000-4-s721215008c6687096.ukp</text:p>
          </table:table-cell>
          <table:table-cell office:value-type="float" office:value="0.0840652" calcext:value-type="float">
            <text:p>0.0840652</text:p>
          </table:table-cell>
          <table:table-cell office:value-type="float" office:value="0.33" calcext:value-type="float">
            <text:p>0.33</text:p>
          </table:table-cell>
          <table:table-cell office:value-type="float" office:value="124272" calcext:value-type="float">
            <text:p>124272</text:p>
          </table:table-cell>
          <table:table-cell office:value-type="float" office:value="6687096" calcext:value-type="float">
            <text:p>6687096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40" calcext:value-type="float">
            <text:p>20440</text:p>
          </table:table-cell>
          <table:table-cell office:value-type="float" office:value="6687096" calcext:value-type="float">
            <text:p>6687096</text:p>
          </table:table-cell>
          <table:table-cell table:formula="of:=[.E69]-[.I69]" office:value-type="float" office:value="0" calcext:value-type="float">
            <text:p>0</text:p>
          </table:table-cell>
          <table:table-cell table:formula="of:=[.F69]&lt;[.B69]" office:value-type="boolean" office:boolean-value="true" calcext:value-type="boolean">
            <text:p>TRUE</text:p>
          </table:table-cell>
          <table:table-cell table:formula="of:=[.F69]&lt;2*[.B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100000-5-s110877071c6689288.ukp</text:p>
          </table:table-cell>
          <table:table-cell office:value-type="float" office:value="0.0822977" calcext:value-type="float">
            <text:p>0.0822977</text:p>
          </table:table-cell>
          <table:table-cell office:value-type="float" office:value="0.33" calcext:value-type="float">
            <text:p>0.33</text:p>
          </table:table-cell>
          <table:table-cell office:value-type="float" office:value="124984" calcext:value-type="float">
            <text:p>124984</text:p>
          </table:table-cell>
          <table:table-cell office:value-type="float" office:value="6689288" calcext:value-type="float">
            <text:p>6689288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8" calcext:value-type="float">
            <text:p>0.08</text:p>
          </table:table-cell>
          <table:table-cell office:value-type="float" office:value="20464" calcext:value-type="float">
            <text:p>20464</text:p>
          </table:table-cell>
          <table:table-cell office:value-type="float" office:value="6689288" calcext:value-type="float">
            <text:p>6689288</text:p>
          </table:table-cell>
          <table:table-cell table:formula="of:=[.E70]-[.I70]" office:value-type="float" office:value="0" calcext:value-type="float">
            <text:p>0</text:p>
          </table:table-cell>
          <table:table-cell table:formula="of:=[.F70]&lt;[.B70]" office:value-type="boolean" office:boolean-value="true" calcext:value-type="boolean">
            <text:p>TRUE</text:p>
          </table:table-cell>
          <table:table-cell table:formula="of:=[.F70]&lt;2*[.B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100000-2-s528806317c7006308.ukp</text:p>
          </table:table-cell>
          <table:table-cell office:value-type="float" office:value="0.229416" calcext:value-type="float">
            <text:p>0.229416</text:p>
          </table:table-cell>
          <table:table-cell office:value-type="float" office:value="0.48" calcext:value-type="float">
            <text:p>0.48</text:p>
          </table:table-cell>
          <table:table-cell office:value-type="float" office:value="121272" calcext:value-type="float">
            <text:p>121272</text:p>
          </table:table-cell>
          <table:table-cell office:value-type="float" office:value="7006308" calcext:value-type="float">
            <text:p>7006308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7" calcext:value-type="float">
            <text:p>0.07</text:p>
          </table:table-cell>
          <table:table-cell office:value-type="float" office:value="21692" calcext:value-type="float">
            <text:p>21692</text:p>
          </table:table-cell>
          <table:table-cell office:value-type="float" office:value="7006308" calcext:value-type="float">
            <text:p>7006308</text:p>
          </table:table-cell>
          <table:table-cell table:formula="of:=[.E71]-[.I71]" office:value-type="float" office:value="0" calcext:value-type="float">
            <text:p>0</text:p>
          </table:table-cell>
          <table:table-cell table:formula="of:=[.F71]&lt;[.B71]" office:value-type="boolean" office:boolean-value="true" calcext:value-type="boolean">
            <text:p>TRUE</text:p>
          </table:table-cell>
          <table:table-cell table:formula="of:=[.F71]&lt;2*[.B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100000-8-s991580855c5019366.ukp</text:p>
          </table:table-cell>
          <table:table-cell office:value-type="float" office:value="0.230559" calcext:value-type="float">
            <text:p>0.230559</text:p>
          </table:table-cell>
          <table:table-cell office:value-type="float" office:value="0.48" calcext:value-type="float">
            <text:p>0.48</text:p>
          </table:table-cell>
          <table:table-cell office:value-type="float" office:value="90860" calcext:value-type="float">
            <text:p>90860</text:p>
          </table:table-cell>
          <table:table-cell office:value-type="float" office:value="5019366" calcext:value-type="float">
            <text:p>5019366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8" calcext:value-type="float">
            <text:p>0.08</text:p>
          </table:table-cell>
          <table:table-cell office:value-type="float" office:value="20544" calcext:value-type="float">
            <text:p>20544</text:p>
          </table:table-cell>
          <table:table-cell office:value-type="float" office:value="5019366" calcext:value-type="float">
            <text:p>5019366</text:p>
          </table:table-cell>
          <table:table-cell table:formula="of:=[.E72]-[.I72]" office:value-type="float" office:value="0" calcext:value-type="float">
            <text:p>0</text:p>
          </table:table-cell>
          <table:table-cell table:formula="of:=[.F72]&lt;[.B72]" office:value-type="boolean" office:boolean-value="true" calcext:value-type="boolean">
            <text:p>TRUE</text:p>
          </table:table-cell>
          <table:table-cell table:formula="of:=[.F72]&lt;2*[.B7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100000-4-s721215008c5743225.ukp</text:p>
          </table:table-cell>
          <table:table-cell office:value-type="float" office:value="0.348723" calcext:value-type="float">
            <text:p>0.348723</text:p>
          </table:table-cell>
          <table:table-cell office:value-type="float" office:value="0.66" calcext:value-type="float">
            <text:p>0.66</text:p>
          </table:table-cell>
          <table:table-cell office:value-type="float" office:value="108868" calcext:value-type="float">
            <text:p>108868</text:p>
          </table:table-cell>
          <table:table-cell office:value-type="float" office:value="5743225" calcext:value-type="float">
            <text:p>5743225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20484" calcext:value-type="float">
            <text:p>20484</text:p>
          </table:table-cell>
          <table:table-cell office:value-type="float" office:value="5743225" calcext:value-type="float">
            <text:p>5743225</text:p>
          </table:table-cell>
          <table:table-cell table:formula="of:=[.E73]-[.I73]" office:value-type="float" office:value="0" calcext:value-type="float">
            <text:p>0</text:p>
          </table:table-cell>
          <table:table-cell table:formula="of:=[.F73]&lt;[.B73]" office:value-type="boolean" office:boolean-value="true" calcext:value-type="boolean">
            <text:p>TRUE</text:p>
          </table:table-cell>
          <table:table-cell table:formula="of:=[.F73]&lt;2*[.B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50000-8-s991580855c7632172.ukp</text:p>
          </table:table-cell>
          <table:table-cell office:value-type="float" office:value="0.113974" calcext:value-type="float">
            <text:p>0.113974</text:p>
          </table:table-cell>
          <table:table-cell office:value-type="float" office:value="0.25" calcext:value-type="float">
            <text:p>0.25</text:p>
          </table:table-cell>
          <table:table-cell office:value-type="float" office:value="137568" calcext:value-type="float">
            <text:p>137568</text:p>
          </table:table-cell>
          <table:table-cell office:value-type="float" office:value="7632172" calcext:value-type="float">
            <text:p>7632172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12728" calcext:value-type="float">
            <text:p>12728</text:p>
          </table:table-cell>
          <table:table-cell office:value-type="float" office:value="7632172" calcext:value-type="float">
            <text:p>7632172</text:p>
          </table:table-cell>
          <table:table-cell table:formula="of:=[.E74]-[.I74]" office:value-type="float" office:value="0" calcext:value-type="float">
            <text:p>0</text:p>
          </table:table-cell>
          <table:table-cell table:formula="of:=[.F74]&lt;[.B74]" office:value-type="boolean" office:boolean-value="true" calcext:value-type="boolean">
            <text:p>TRUE</text:p>
          </table:table-cell>
          <table:table-cell table:formula="of:=[.F74]&lt;2*[.B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100000-8-s991580855c6717334.ukp</text:p>
          </table:table-cell>
          <table:table-cell office:value-type="float" office:value="1.10476" calcext:value-type="float">
            <text:p>1.10476</text:p>
          </table:table-cell>
          <table:table-cell office:value-type="float" office:value="1.36" calcext:value-type="float">
            <text:p>1.36</text:p>
          </table:table-cell>
          <table:table-cell office:value-type="float" office:value="116104" calcext:value-type="float">
            <text:p>116104</text:p>
          </table:table-cell>
          <table:table-cell office:value-type="float" office:value="6717334" calcext:value-type="float">
            <text:p>6717334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21780" calcext:value-type="float">
            <text:p>21780</text:p>
          </table:table-cell>
          <table:table-cell office:value-type="float" office:value="6717334" calcext:value-type="float">
            <text:p>6717334</text:p>
          </table:table-cell>
          <table:table-cell table:formula="of:=[.E75]-[.I75]" office:value-type="float" office:value="0" calcext:value-type="float">
            <text:p>0</text:p>
          </table:table-cell>
          <table:table-cell table:formula="of:=[.F75]&lt;[.B75]" office:value-type="boolean" office:boolean-value="true" calcext:value-type="boolean">
            <text:p>TRUE</text:p>
          </table:table-cell>
          <table:table-cell table:formula="of:=[.F75]&lt;2*[.B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50000-9-s126456688c5817019.ukp</text:p>
          </table:table-cell>
          <table:table-cell office:value-type="float" office:value="0.334538" calcext:value-type="float">
            <text:p>0.334538</text:p>
          </table:table-cell>
          <table:table-cell office:value-type="float" office:value="0.45" calcext:value-type="float">
            <text:p>0.45</text:p>
          </table:table-cell>
          <table:table-cell office:value-type="float" office:value="101316" calcext:value-type="float">
            <text:p>101316</text:p>
          </table:table-cell>
          <table:table-cell office:value-type="float" office:value="5817019" calcext:value-type="float">
            <text:p>5817019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12600" calcext:value-type="float">
            <text:p>12600</text:p>
          </table:table-cell>
          <table:table-cell office:value-type="float" office:value="5817019" calcext:value-type="float">
            <text:p>5817019</text:p>
          </table:table-cell>
          <table:table-cell table:formula="of:=[.E76]-[.I76]" office:value-type="float" office:value="0" calcext:value-type="float">
            <text:p>0</text:p>
          </table:table-cell>
          <table:table-cell table:formula="of:=[.F76]&lt;[.B76]" office:value-type="boolean" office:boolean-value="true" calcext:value-type="boolean">
            <text:p>TRUE</text:p>
          </table:table-cell>
          <table:table-cell table:formula="of:=[.F76]&lt;2*[.B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100000-2-s528806317c8085387.ukp</text:p>
          </table:table-cell>
          <table:table-cell office:value-type="float" office:value="0.0838728" calcext:value-type="float">
            <text:p>0.0838728</text:p>
          </table:table-cell>
          <table:table-cell office:value-type="float" office:value="0.33" calcext:value-type="float">
            <text:p>0.33</text:p>
          </table:table-cell>
          <table:table-cell office:value-type="float" office:value="146116" calcext:value-type="float">
            <text:p>146116</text:p>
          </table:table-cell>
          <table:table-cell office:value-type="float" office:value="8085387" calcext:value-type="float">
            <text:p>8085387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21768" calcext:value-type="float">
            <text:p>21768</text:p>
          </table:table-cell>
          <table:table-cell office:value-type="float" office:value="8085387" calcext:value-type="float">
            <text:p>8085387</text:p>
          </table:table-cell>
          <table:table-cell table:formula="of:=[.E77]-[.I77]" office:value-type="float" office:value="0" calcext:value-type="float">
            <text:p>0</text:p>
          </table:table-cell>
          <table:table-cell table:formula="of:=[.F77]&lt;[.B77]" office:value-type="boolean" office:boolean-value="true" calcext:value-type="boolean">
            <text:p>TRUE</text:p>
          </table:table-cell>
          <table:table-cell table:formula="of:=[.F77]&lt;2*[.B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100000-3-s780179313c6000935.ukp</text:p>
          </table:table-cell>
          <table:table-cell office:value-type="float" office:value="0.0823023" calcext:value-type="float">
            <text:p>0.0823023</text:p>
          </table:table-cell>
          <table:table-cell office:value-type="float" office:value="0.33" calcext:value-type="float">
            <text:p>0.33</text:p>
          </table:table-cell>
          <table:table-cell office:value-type="float" office:value="113556" calcext:value-type="float">
            <text:p>113556</text:p>
          </table:table-cell>
          <table:table-cell office:value-type="float" office:value="6000935" calcext:value-type="float">
            <text:p>6000935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20436" calcext:value-type="float">
            <text:p>20436</text:p>
          </table:table-cell>
          <table:table-cell office:value-type="float" office:value="6000935" calcext:value-type="float">
            <text:p>6000935</text:p>
          </table:table-cell>
          <table:table-cell table:formula="of:=[.E78]-[.I78]" office:value-type="float" office:value="0" calcext:value-type="float">
            <text:p>0</text:p>
          </table:table-cell>
          <table:table-cell table:formula="of:=[.F78]&lt;[.B78]" office:value-type="boolean" office:boolean-value="true" calcext:value-type="boolean">
            <text:p>TRUE</text:p>
          </table:table-cell>
          <table:table-cell table:formula="of:=[.F78]&lt;2*[.B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100000-0-s827183242c8206021.ukp</text:p>
          </table:table-cell>
          <table:table-cell office:value-type="float" office:value="0.2336" calcext:value-type="float">
            <text:p>0.2336</text:p>
          </table:table-cell>
          <table:table-cell office:value-type="float" office:value="0.48" calcext:value-type="float">
            <text:p>0.48</text:p>
          </table:table-cell>
          <table:table-cell office:value-type="float" office:value="140016" calcext:value-type="float">
            <text:p>140016</text:p>
          </table:table-cell>
          <table:table-cell office:value-type="float" office:value="8206021" calcext:value-type="float">
            <text:p>8206021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20468" calcext:value-type="float">
            <text:p>20468</text:p>
          </table:table-cell>
          <table:table-cell office:value-type="float" office:value="8206021" calcext:value-type="float">
            <text:p>8206021</text:p>
          </table:table-cell>
          <table:table-cell table:formula="of:=[.E79]-[.I79]" office:value-type="float" office:value="0" calcext:value-type="float">
            <text:p>0</text:p>
          </table:table-cell>
          <table:table-cell table:formula="of:=[.F79]&lt;[.B79]" office:value-type="boolean" office:boolean-value="true" calcext:value-type="boolean">
            <text:p>TRUE</text:p>
          </table:table-cell>
          <table:table-cell table:formula="of:=[.F79]&lt;2*[.B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100000-3-s780179313c7299273.ukp</text:p>
          </table:table-cell>
          <table:table-cell office:value-type="float" office:value="0.231993" calcext:value-type="float">
            <text:p>0.231993</text:p>
          </table:table-cell>
          <table:table-cell office:value-type="float" office:value="0.48" calcext:value-type="float">
            <text:p>0.48</text:p>
          </table:table-cell>
          <table:table-cell office:value-type="float" office:value="126440" calcext:value-type="float">
            <text:p>126440</text:p>
          </table:table-cell>
          <table:table-cell office:value-type="float" office:value="7299273" calcext:value-type="float">
            <text:p>7299273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20536" calcext:value-type="float">
            <text:p>20536</text:p>
          </table:table-cell>
          <table:table-cell office:value-type="float" office:value="7299273" calcext:value-type="float">
            <text:p>7299273</text:p>
          </table:table-cell>
          <table:table-cell table:formula="of:=[.E80]-[.I80]" office:value-type="float" office:value="0" calcext:value-type="float">
            <text:p>0</text:p>
          </table:table-cell>
          <table:table-cell table:formula="of:=[.F80]&lt;[.B80]" office:value-type="boolean" office:boolean-value="true" calcext:value-type="boolean">
            <text:p>TRUE</text:p>
          </table:table-cell>
          <table:table-cell table:formula="of:=[.F80]&lt;2*[.B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100000-7-s177710744c8735124.ukp</text:p>
          </table:table-cell>
          <table:table-cell office:value-type="float" office:value="0.232802" calcext:value-type="float">
            <text:p>0.232802</text:p>
          </table:table-cell>
          <table:table-cell office:value-type="float" office:value="0.48" calcext:value-type="float">
            <text:p>0.48</text:p>
          </table:table-cell>
          <table:table-cell office:value-type="float" office:value="148256" calcext:value-type="float">
            <text:p>148256</text:p>
          </table:table-cell>
          <table:table-cell office:value-type="float" office:value="8735124" calcext:value-type="float">
            <text:p>8735124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20384" calcext:value-type="float">
            <text:p>20384</text:p>
          </table:table-cell>
          <table:table-cell office:value-type="float" office:value="8735124" calcext:value-type="float">
            <text:p>8735124</text:p>
          </table:table-cell>
          <table:table-cell table:formula="of:=[.E81]-[.I81]" office:value-type="float" office:value="0" calcext:value-type="float">
            <text:p>0</text:p>
          </table:table-cell>
          <table:table-cell table:formula="of:=[.F81]&lt;[.B81]" office:value-type="boolean" office:boolean-value="true" calcext:value-type="boolean">
            <text:p>TRUE</text:p>
          </table:table-cell>
          <table:table-cell table:formula="of:=[.F81]&lt;2*[.B8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100000-8-s991580855c5891284.ukp</text:p>
          </table:table-cell>
          <table:table-cell office:value-type="float" office:value="0.287257" calcext:value-type="float">
            <text:p>0.287257</text:p>
          </table:table-cell>
          <table:table-cell office:value-type="float" office:value="0.54" calcext:value-type="float">
            <text:p>0.54</text:p>
          </table:table-cell>
          <table:table-cell office:value-type="float" office:value="111140" calcext:value-type="float">
            <text:p>111140</text:p>
          </table:table-cell>
          <table:table-cell office:value-type="float" office:value="5891284" calcext:value-type="float">
            <text:p>589128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60" calcext:value-type="float">
            <text:p>20460</text:p>
          </table:table-cell>
          <table:table-cell office:value-type="float" office:value="5891284" calcext:value-type="float">
            <text:p>5891284</text:p>
          </table:table-cell>
          <table:table-cell table:formula="of:=[.E82]-[.I82]" office:value-type="float" office:value="0" calcext:value-type="float">
            <text:p>0</text:p>
          </table:table-cell>
          <table:table-cell table:formula="of:=[.F82]&lt;[.B82]" office:value-type="boolean" office:boolean-value="true" calcext:value-type="boolean">
            <text:p>TRUE</text:p>
          </table:table-cell>
          <table:table-cell table:formula="of:=[.F82]&lt;2*[.B8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50000-1-s843367405c6537152.ukp</text:p>
          </table:table-cell>
          <table:table-cell office:value-type="float" office:value="0.103254" calcext:value-type="float">
            <text:p>0.103254</text:p>
          </table:table-cell>
          <table:table-cell office:value-type="float" office:value="0.22" calcext:value-type="float">
            <text:p>0.22</text:p>
          </table:table-cell>
          <table:table-cell office:value-type="float" office:value="120412" calcext:value-type="float">
            <text:p>120412</text:p>
          </table:table-cell>
          <table:table-cell office:value-type="float" office:value="6537152" calcext:value-type="float">
            <text:p>6537152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5" calcext:value-type="float">
            <text:p>0.05</text:p>
          </table:table-cell>
          <table:table-cell office:value-type="float" office:value="12640" calcext:value-type="float">
            <text:p>12640</text:p>
          </table:table-cell>
          <table:table-cell office:value-type="float" office:value="6537152" calcext:value-type="float">
            <text:p>6537152</text:p>
          </table:table-cell>
          <table:table-cell table:formula="of:=[.E83]-[.I83]" office:value-type="float" office:value="0" calcext:value-type="float">
            <text:p>0</text:p>
          </table:table-cell>
          <table:table-cell table:formula="of:=[.F83]&lt;[.B83]" office:value-type="boolean" office:boolean-value="true" calcext:value-type="boolean">
            <text:p>TRUE</text:p>
          </table:table-cell>
          <table:table-cell table:formula="of:=[.F83]&lt;2*[.B8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0-4-s721215008c8591530.ukp</text:p>
          </table:table-cell>
          <table:table-cell office:value-type="float" office:value="0.0318327" calcext:value-type="float">
            <text:p>0.0318327</text:p>
          </table:table-cell>
          <table:table-cell office:value-type="float" office:value="0.27" calcext:value-type="float">
            <text:p>0.27</text:p>
          </table:table-cell>
          <table:table-cell office:value-type="float" office:value="154596" calcext:value-type="float">
            <text:p>154596</text:p>
          </table:table-cell>
          <table:table-cell office:value-type="float" office:value="8591530" calcext:value-type="float">
            <text:p>8591530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36" calcext:value-type="float">
            <text:p>20436</text:p>
          </table:table-cell>
          <table:table-cell office:value-type="float" office:value="8591530" calcext:value-type="float">
            <text:p>8591530</text:p>
          </table:table-cell>
          <table:table-cell table:formula="of:=[.E84]-[.I84]" office:value-type="float" office:value="0" calcext:value-type="float">
            <text:p>0</text:p>
          </table:table-cell>
          <table:table-cell table:formula="of:=[.F84]&lt;[.B84]" office:value-type="boolean" office:boolean-value="false" calcext:value-type="boolean">
            <text:p>FALSE</text:p>
          </table:table-cell>
          <table:table-cell table:formula="of:=[.F84]&lt;2*[.B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0-8-s991580855c6376994.ukp</text:p>
          </table:table-cell>
          <table:table-cell office:value-type="float" office:value="0.027144" calcext:value-type="float">
            <text:p>0.027144</text:p>
          </table:table-cell>
          <table:table-cell office:value-type="float" office:value="0.28" calcext:value-type="float">
            <text:p>0.28</text:p>
          </table:table-cell>
          <table:table-cell office:value-type="float" office:value="120724" calcext:value-type="float">
            <text:p>120724</text:p>
          </table:table-cell>
          <table:table-cell office:value-type="float" office:value="6376994" calcext:value-type="float">
            <text:p>637699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68" calcext:value-type="float">
            <text:p>20468</text:p>
          </table:table-cell>
          <table:table-cell office:value-type="float" office:value="6376994" calcext:value-type="float">
            <text:p>6376994</text:p>
          </table:table-cell>
          <table:table-cell table:formula="of:=[.E85]-[.I85]" office:value-type="float" office:value="0" calcext:value-type="float">
            <text:p>0</text:p>
          </table:table-cell>
          <table:table-cell table:formula="of:=[.F85]&lt;[.B85]" office:value-type="boolean" office:boolean-value="false" calcext:value-type="boolean">
            <text:p>FALSE</text:p>
          </table:table-cell>
          <table:table-cell table:formula="of:=[.F85]&lt;2*[.B8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0-9-s126456688c5106568.ukp</text:p>
          </table:table-cell>
          <table:table-cell office:value-type="float" office:value="0.0245953" calcext:value-type="float">
            <text:p>0.0245953</text:p>
          </table:table-cell>
          <table:table-cell office:value-type="float" office:value="0.28" calcext:value-type="float">
            <text:p>0.28</text:p>
          </table:table-cell>
          <table:table-cell office:value-type="float" office:value="100040" calcext:value-type="float">
            <text:p>100040</text:p>
          </table:table-cell>
          <table:table-cell office:value-type="float" office:value="5106568" calcext:value-type="float">
            <text:p>5106568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80" calcext:value-type="float">
            <text:p>20480</text:p>
          </table:table-cell>
          <table:table-cell office:value-type="float" office:value="5106568" calcext:value-type="float">
            <text:p>5106568</text:p>
          </table:table-cell>
          <table:table-cell table:formula="of:=[.E86]-[.I86]" office:value-type="float" office:value="0" calcext:value-type="float">
            <text:p>0</text:p>
          </table:table-cell>
          <table:table-cell table:formula="of:=[.F86]&lt;[.B86]" office:value-type="boolean" office:boolean-value="false" calcext:value-type="boolean">
            <text:p>FALSE</text:p>
          </table:table-cell>
          <table:table-cell table:formula="of:=[.F86]&lt;2*[.B8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50000-6-s227708629c6359014.ukp</text:p>
          </table:table-cell>
          <table:table-cell office:value-type="float" office:value="0.0226604" calcext:value-type="float">
            <text:p>0.0226604</text:p>
          </table:table-cell>
          <table:table-cell office:value-type="float" office:value="0.14" calcext:value-type="float">
            <text:p>0.14</text:p>
          </table:table-cell>
          <table:table-cell office:value-type="float" office:value="118724" calcext:value-type="float">
            <text:p>118724</text:p>
          </table:table-cell>
          <table:table-cell office:value-type="float" office:value="6359014" calcext:value-type="float">
            <text:p>635901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5" calcext:value-type="float">
            <text:p>0.05</text:p>
          </table:table-cell>
          <table:table-cell office:value-type="float" office:value="12604" calcext:value-type="float">
            <text:p>12604</text:p>
          </table:table-cell>
          <table:table-cell office:value-type="float" office:value="6359014" calcext:value-type="float">
            <text:p>6359014</text:p>
          </table:table-cell>
          <table:table-cell table:formula="of:=[.E87]-[.I87]" office:value-type="float" office:value="0" calcext:value-type="float">
            <text:p>0</text:p>
          </table:table-cell>
          <table:table-cell table:formula="of:=[.F87]&lt;[.B87]" office:value-type="boolean" office:boolean-value="false" calcext:value-type="boolean">
            <text:p>FALSE</text:p>
          </table:table-cell>
          <table:table-cell table:formula="of:=[.F87]&lt;2*[.B8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wmax500000n100000-1-s843367405c8300531.ukp</text:p>
          </table:table-cell>
          <table:table-cell office:value-type="float" office:value="0.0289892" calcext:value-type="float">
            <text:p>0.0289892</text:p>
          </table:table-cell>
          <table:table-cell office:value-type="float" office:value="0.27" calcext:value-type="float">
            <text:p>0.27</text:p>
          </table:table-cell>
          <table:table-cell office:value-type="float" office:value="142180" calcext:value-type="float">
            <text:p>142180</text:p>
          </table:table-cell>
          <table:table-cell office:value-type="float" office:value="8300531" calcext:value-type="float">
            <text:p>8300531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532" calcext:value-type="float">
            <text:p>20532</text:p>
          </table:table-cell>
          <table:table-cell office:value-type="float" office:value="8300531" calcext:value-type="float">
            <text:p>8300531</text:p>
          </table:table-cell>
          <table:table-cell table:formula="of:=[.E88]-[.I88]" office:value-type="float" office:value="0" calcext:value-type="float">
            <text:p>0</text:p>
          </table:table-cell>
          <table:table-cell table:formula="of:=[.F88]&lt;[.B88]" office:value-type="boolean" office:boolean-value="false" calcext:value-type="boolean">
            <text:p>FALSE</text:p>
          </table:table-cell>
          <table:table-cell table:formula="of:=[.F88]&lt;2*[.B8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0-5-s110877071c7324523.ukp</text:p>
          </table:table-cell>
          <table:table-cell office:value-type="float" office:value="0.0290052" calcext:value-type="float">
            <text:p>0.0290052</text:p>
          </table:table-cell>
          <table:table-cell office:value-type="float" office:value="0.26" calcext:value-type="float">
            <text:p>0.26</text:p>
          </table:table-cell>
          <table:table-cell office:value-type="float" office:value="127308" calcext:value-type="float">
            <text:p>127308</text:p>
          </table:table-cell>
          <table:table-cell office:value-type="float" office:value="7324523" calcext:value-type="float">
            <text:p>7324523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64" calcext:value-type="float">
            <text:p>20464</text:p>
          </table:table-cell>
          <table:table-cell office:value-type="float" office:value="7324523" calcext:value-type="float">
            <text:p>7324523</text:p>
          </table:table-cell>
          <table:table-cell table:formula="of:=[.E89]-[.I89]" office:value-type="float" office:value="0" calcext:value-type="float">
            <text:p>0</text:p>
          </table:table-cell>
          <table:table-cell table:formula="of:=[.F89]&lt;[.B89]" office:value-type="boolean" office:boolean-value="false" calcext:value-type="boolean">
            <text:p>FALSE</text:p>
          </table:table-cell>
          <table:table-cell table:formula="of:=[.F89]&lt;2*[.B8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0-6-s227708629c9001498.ukp</text:p>
          </table:table-cell>
          <table:table-cell office:value-type="float" office:value="0.0315272" calcext:value-type="float">
            <text:p>0.0315272</text:p>
          </table:table-cell>
          <table:table-cell office:value-type="float" office:value="0.27" calcext:value-type="float">
            <text:p>0.27</text:p>
          </table:table-cell>
          <table:table-cell office:value-type="float" office:value="153192" calcext:value-type="float">
            <text:p>153192</text:p>
          </table:table-cell>
          <table:table-cell office:value-type="float" office:value="9001498" calcext:value-type="float">
            <text:p>9001498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60" calcext:value-type="float">
            <text:p>20460</text:p>
          </table:table-cell>
          <table:table-cell office:value-type="float" office:value="9001498" calcext:value-type="float">
            <text:p>9001498</text:p>
          </table:table-cell>
          <table:table-cell table:formula="of:=[.E90]-[.I90]" office:value-type="float" office:value="0" calcext:value-type="float">
            <text:p>0</text:p>
          </table:table-cell>
          <table:table-cell table:formula="of:=[.F90]&lt;[.B90]" office:value-type="boolean" office:boolean-value="false" calcext:value-type="boolean">
            <text:p>FALSE</text:p>
          </table:table-cell>
          <table:table-cell table:formula="of:=[.F90]&lt;2*[.B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0-7-s177710744c6881787.ukp</text:p>
          </table:table-cell>
          <table:table-cell office:value-type="float" office:value="0.027862" calcext:value-type="float">
            <text:p>0.027862</text:p>
          </table:table-cell>
          <table:table-cell office:value-type="float" office:value="0.26" calcext:value-type="float">
            <text:p>0.26</text:p>
          </table:table-cell>
          <table:table-cell office:value-type="float" office:value="119908" calcext:value-type="float">
            <text:p>119908</text:p>
          </table:table-cell>
          <table:table-cell office:value-type="float" office:value="6881787" calcext:value-type="float">
            <text:p>6881787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96" calcext:value-type="float">
            <text:p>20496</text:p>
          </table:table-cell>
          <table:table-cell office:value-type="float" office:value="6881787" calcext:value-type="float">
            <text:p>6881787</text:p>
          </table:table-cell>
          <table:table-cell table:formula="of:=[.E91]-[.I91]" office:value-type="float" office:value="0" calcext:value-type="float">
            <text:p>0</text:p>
          </table:table-cell>
          <table:table-cell table:formula="of:=[.F91]&lt;[.B91]" office:value-type="boolean" office:boolean-value="false" calcext:value-type="boolean">
            <text:p>FALSE</text:p>
          </table:table-cell>
          <table:table-cell table:formula="of:=[.F91]&lt;2*[.B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0-8-s991580855c7924401.ukp</text:p>
          </table:table-cell>
          <table:table-cell office:value-type="float" office:value="0.0293685" calcext:value-type="float">
            <text:p>0.0293685</text:p>
          </table:table-cell>
          <table:table-cell office:value-type="float" office:value="0.27" calcext:value-type="float">
            <text:p>0.27</text:p>
          </table:table-cell>
          <table:table-cell office:value-type="float" office:value="136324" calcext:value-type="float">
            <text:p>136324</text:p>
          </table:table-cell>
          <table:table-cell office:value-type="float" office:value="7924401" calcext:value-type="float">
            <text:p>7924401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536" calcext:value-type="float">
            <text:p>20536</text:p>
          </table:table-cell>
          <table:table-cell office:value-type="float" office:value="7924401" calcext:value-type="float">
            <text:p>7924401</text:p>
          </table:table-cell>
          <table:table-cell table:formula="of:=[.E92]-[.I92]" office:value-type="float" office:value="0" calcext:value-type="float">
            <text:p>0</text:p>
          </table:table-cell>
          <table:table-cell table:formula="of:=[.F92]&lt;[.B92]" office:value-type="boolean" office:boolean-value="false" calcext:value-type="boolean">
            <text:p>FALSE</text:p>
          </table:table-cell>
          <table:table-cell table:formula="of:=[.F92]&lt;2*[.B9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0-9-s126456688c7780875.ukp</text:p>
          </table:table-cell>
          <table:table-cell office:value-type="float" office:value="0.0294517" calcext:value-type="float">
            <text:p>0.0294517</text:p>
          </table:table-cell>
          <table:table-cell office:value-type="float" office:value="0.27" calcext:value-type="float">
            <text:p>0.27</text:p>
          </table:table-cell>
          <table:table-cell office:value-type="float" office:value="134764" calcext:value-type="float">
            <text:p>134764</text:p>
          </table:table-cell>
          <table:table-cell office:value-type="float" office:value="7780875" calcext:value-type="float">
            <text:p>7780875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40" calcext:value-type="float">
            <text:p>20440</text:p>
          </table:table-cell>
          <table:table-cell office:value-type="float" office:value="7780875" calcext:value-type="float">
            <text:p>7780875</text:p>
          </table:table-cell>
          <table:table-cell table:formula="of:=[.E93]-[.I93]" office:value-type="float" office:value="0" calcext:value-type="float">
            <text:p>0</text:p>
          </table:table-cell>
          <table:table-cell table:formula="of:=[.F93]&lt;[.B93]" office:value-type="boolean" office:boolean-value="false" calcext:value-type="boolean">
            <text:p>FALSE</text:p>
          </table:table-cell>
          <table:table-cell table:formula="of:=[.F93]&lt;2*[.B9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0-0-s827183242c7949644.ukp</text:p>
          </table:table-cell>
          <table:table-cell office:value-type="float" office:value="0.0286932" calcext:value-type="float">
            <text:p>0.0286932</text:p>
          </table:table-cell>
          <table:table-cell office:value-type="float" office:value="0.27" calcext:value-type="float">
            <text:p>0.27</text:p>
          </table:table-cell>
          <table:table-cell office:value-type="float" office:value="145580" calcext:value-type="float">
            <text:p>145580</text:p>
          </table:table-cell>
          <table:table-cell office:value-type="float" office:value="7949644" calcext:value-type="float">
            <text:p>794964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68" calcext:value-type="float">
            <text:p>20468</text:p>
          </table:table-cell>
          <table:table-cell office:value-type="float" office:value="7949644" calcext:value-type="float">
            <text:p>7949644</text:p>
          </table:table-cell>
          <table:table-cell table:formula="of:=[.E94]-[.I94]" office:value-type="float" office:value="0" calcext:value-type="float">
            <text:p>0</text:p>
          </table:table-cell>
          <table:table-cell table:formula="of:=[.F94]&lt;[.B94]" office:value-type="boolean" office:boolean-value="false" calcext:value-type="boolean">
            <text:p>FALSE</text:p>
          </table:table-cell>
          <table:table-cell table:formula="of:=[.F94]&lt;2*[.B9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0-1-s843367405c7260154.ukp</text:p>
          </table:table-cell>
          <table:table-cell office:value-type="float" office:value="0.0269046" calcext:value-type="float">
            <text:p>0.0269046</text:p>
          </table:table-cell>
          <table:table-cell office:value-type="float" office:value="0.26" calcext:value-type="float">
            <text:p>0.26</text:p>
          </table:table-cell>
          <table:table-cell office:value-type="float" office:value="134712" calcext:value-type="float">
            <text:p>134712</text:p>
          </table:table-cell>
          <table:table-cell office:value-type="float" office:value="7260154" calcext:value-type="float">
            <text:p>726015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1796" calcext:value-type="float">
            <text:p>21796</text:p>
          </table:table-cell>
          <table:table-cell office:value-type="float" office:value="7260154" calcext:value-type="float">
            <text:p>7260154</text:p>
          </table:table-cell>
          <table:table-cell table:formula="of:=[.E95]-[.I95]" office:value-type="float" office:value="0" calcext:value-type="float">
            <text:p>0</text:p>
          </table:table-cell>
          <table:table-cell table:formula="of:=[.F95]&lt;[.B95]" office:value-type="boolean" office:boolean-value="false" calcext:value-type="boolean">
            <text:p>FALSE</text:p>
          </table:table-cell>
          <table:table-cell table:formula="of:=[.F95]&lt;2*[.B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0-3-s780179313c9635417.ukp</text:p>
          </table:table-cell>
          <table:table-cell office:value-type="float" office:value="0.0307307" calcext:value-type="float">
            <text:p>0.0307307</text:p>
          </table:table-cell>
          <table:table-cell office:value-type="float" office:value="0.27" calcext:value-type="float">
            <text:p>0.27</text:p>
          </table:table-cell>
          <table:table-cell office:value-type="float" office:value="171244" calcext:value-type="float">
            <text:p>171244</text:p>
          </table:table-cell>
          <table:table-cell office:value-type="float" office:value="9635417" calcext:value-type="float">
            <text:p>9635417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76" calcext:value-type="float">
            <text:p>20476</text:p>
          </table:table-cell>
          <table:table-cell office:value-type="float" office:value="9635417" calcext:value-type="float">
            <text:p>9635417</text:p>
          </table:table-cell>
          <table:table-cell table:formula="of:=[.E96]-[.I96]" office:value-type="float" office:value="0" calcext:value-type="float">
            <text:p>0</text:p>
          </table:table-cell>
          <table:table-cell table:formula="of:=[.F96]&lt;[.B96]" office:value-type="boolean" office:boolean-value="false" calcext:value-type="boolean">
            <text:p>FALSE</text:p>
          </table:table-cell>
          <table:table-cell table:formula="of:=[.F96]&lt;2*[.B9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0-5-s110877071c8628574.ukp</text:p>
          </table:table-cell>
          <table:table-cell office:value-type="float" office:value="0.0291644" calcext:value-type="float">
            <text:p>0.0291644</text:p>
          </table:table-cell>
          <table:table-cell office:value-type="float" office:value="0.27" calcext:value-type="float">
            <text:p>0.27</text:p>
          </table:table-cell>
          <table:table-cell office:value-type="float" office:value="155516" calcext:value-type="float">
            <text:p>155516</text:p>
          </table:table-cell>
          <table:table-cell office:value-type="float" office:value="8628574" calcext:value-type="float">
            <text:p>862857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36" calcext:value-type="float">
            <text:p>20436</text:p>
          </table:table-cell>
          <table:table-cell office:value-type="float" office:value="8628574" calcext:value-type="float">
            <text:p>8628574</text:p>
          </table:table-cell>
          <table:table-cell table:formula="of:=[.E97]-[.I97]" office:value-type="float" office:value="0" calcext:value-type="float">
            <text:p>0</text:p>
          </table:table-cell>
          <table:table-cell table:formula="of:=[.F97]&lt;[.B97]" office:value-type="boolean" office:boolean-value="false" calcext:value-type="boolean">
            <text:p>FALSE</text:p>
          </table:table-cell>
          <table:table-cell table:formula="of:=[.F97]&lt;2*[.B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0-7-s177710744c6639938.ukp</text:p>
          </table:table-cell>
          <table:table-cell office:value-type="float" office:value="0.0253129" calcext:value-type="float">
            <text:p>0.0253129</text:p>
          </table:table-cell>
          <table:table-cell office:value-type="float" office:value="0.27" calcext:value-type="float">
            <text:p>0.27</text:p>
          </table:table-cell>
          <table:table-cell office:value-type="float" office:value="124272" calcext:value-type="float">
            <text:p>124272</text:p>
          </table:table-cell>
          <table:table-cell office:value-type="float" office:value="6639938" calcext:value-type="float">
            <text:p>6639938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64" calcext:value-type="float">
            <text:p>20464</text:p>
          </table:table-cell>
          <table:table-cell office:value-type="float" office:value="6639938" calcext:value-type="float">
            <text:p>6639938</text:p>
          </table:table-cell>
          <table:table-cell table:formula="of:=[.E98]-[.I98]" office:value-type="float" office:value="0" calcext:value-type="float">
            <text:p>0</text:p>
          </table:table-cell>
          <table:table-cell table:formula="of:=[.F98]&lt;[.B98]" office:value-type="boolean" office:boolean-value="false" calcext:value-type="boolean">
            <text:p>FALSE</text:p>
          </table:table-cell>
          <table:table-cell table:formula="of:=[.F98]&lt;2*[.B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0-2-s528806317c7250302.ukp</text:p>
          </table:table-cell>
          <table:table-cell office:value-type="float" office:value="0.0244365" calcext:value-type="float">
            <text:p>0.0244365</text:p>
          </table:table-cell>
          <table:table-cell office:value-type="float" office:value="0.26" calcext:value-type="float">
            <text:p>0.26</text:p>
          </table:table-cell>
          <table:table-cell office:value-type="float" office:value="126016" calcext:value-type="float">
            <text:p>126016</text:p>
          </table:table-cell>
          <table:table-cell office:value-type="float" office:value="7250302" calcext:value-type="float">
            <text:p>7250302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92" calcext:value-type="float">
            <text:p>20492</text:p>
          </table:table-cell>
          <table:table-cell office:value-type="float" office:value="7250302" calcext:value-type="float">
            <text:p>7250302</text:p>
          </table:table-cell>
          <table:table-cell table:formula="of:=[.E99]-[.I99]" office:value-type="float" office:value="0" calcext:value-type="float">
            <text:p>0</text:p>
          </table:table-cell>
          <table:table-cell table:formula="of:=[.F99]&lt;[.B99]" office:value-type="boolean" office:boolean-value="false" calcext:value-type="boolean">
            <text:p>FALSE</text:p>
          </table:table-cell>
          <table:table-cell table:formula="of:=[.F99]&lt;2*[.B9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0-4-s721215008c8171746.ukp</text:p>
          </table:table-cell>
          <table:table-cell office:value-type="float" office:value="0.0233681" calcext:value-type="float">
            <text:p>0.0233681</text:p>
          </table:table-cell>
          <table:table-cell office:value-type="float" office:value="0.25" calcext:value-type="float">
            <text:p>0.25</text:p>
          </table:table-cell>
          <table:table-cell office:value-type="float" office:value="140320" calcext:value-type="float">
            <text:p>140320</text:p>
          </table:table-cell>
          <table:table-cell office:value-type="float" office:value="8171746" calcext:value-type="float">
            <text:p>8171746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508" calcext:value-type="float">
            <text:p>20508</text:p>
          </table:table-cell>
          <table:table-cell office:value-type="float" office:value="8171746" calcext:value-type="float">
            <text:p>8171746</text:p>
          </table:table-cell>
          <table:table-cell table:formula="of:=[.E100]-[.I100]" office:value-type="float" office:value="0" calcext:value-type="float">
            <text:p>0</text:p>
          </table:table-cell>
          <table:table-cell table:formula="of:=[.F100]&lt;[.B100]" office:value-type="boolean" office:boolean-value="false" calcext:value-type="boolean">
            <text:p>FALSE</text:p>
          </table:table-cell>
          <table:table-cell table:formula="of:=[.F100]&lt;2*[.B10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100000-9-s126456688c9200490.ukp</text:p>
          </table:table-cell>
          <table:table-cell office:value-type="float" office:value="0.087483" calcext:value-type="float">
            <text:p>0.087483</text:p>
          </table:table-cell>
          <table:table-cell office:value-type="float" office:value="0.34" calcext:value-type="float">
            <text:p>0.34</text:p>
          </table:table-cell>
          <table:table-cell office:value-type="float" office:value="163676" calcext:value-type="float">
            <text:p>163676</text:p>
          </table:table-cell>
          <table:table-cell office:value-type="float" office:value="9200490" calcext:value-type="float">
            <text:p>9200490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1880" calcext:value-type="float">
            <text:p>21880</text:p>
          </table:table-cell>
          <table:table-cell office:value-type="float" office:value="9200490" calcext:value-type="float">
            <text:p>9200490</text:p>
          </table:table-cell>
          <table:table-cell table:formula="of:=[.E101]-[.I101]" office:value-type="float" office:value="0" calcext:value-type="float">
            <text:p>0</text:p>
          </table:table-cell>
          <table:table-cell table:formula="of:=[.F101]&lt;[.B101]" office:value-type="boolean" office:boolean-value="true" calcext:value-type="boolean">
            <text:p>TRUE</text:p>
          </table:table-cell>
          <table:table-cell table:formula="of:=[.F101]&lt;2*[.B10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100000-4-s721215008c7749816.ukp</text:p>
          </table:table-cell>
          <table:table-cell office:value-type="float" office:value="0.230829" calcext:value-type="float">
            <text:p>0.230829</text:p>
          </table:table-cell>
          <table:table-cell office:value-type="float" office:value="0.47" calcext:value-type="float">
            <text:p>0.47</text:p>
          </table:table-cell>
          <table:table-cell office:value-type="float" office:value="133476" calcext:value-type="float">
            <text:p>133476</text:p>
          </table:table-cell>
          <table:table-cell office:value-type="float" office:value="7749816" calcext:value-type="float">
            <text:p>7749816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60" calcext:value-type="float">
            <text:p>20460</text:p>
          </table:table-cell>
          <table:table-cell office:value-type="float" office:value="7749816" calcext:value-type="float">
            <text:p>7749816</text:p>
          </table:table-cell>
          <table:table-cell table:formula="of:=[.E102]-[.I102]" office:value-type="float" office:value="0" calcext:value-type="float">
            <text:p>0</text:p>
          </table:table-cell>
          <table:table-cell table:formula="of:=[.F102]&lt;[.B102]" office:value-type="boolean" office:boolean-value="true" calcext:value-type="boolean">
            <text:p>TRUE</text:p>
          </table:table-cell>
          <table:table-cell table:formula="of:=[.F102]&lt;2*[.B10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100000-5-s110877071c9264056.ukp</text:p>
          </table:table-cell>
          <table:table-cell office:value-type="float" office:value="0.236262" calcext:value-type="float">
            <text:p>0.236262</text:p>
          </table:table-cell>
          <table:table-cell office:value-type="float" office:value="0.49" calcext:value-type="float">
            <text:p>0.49</text:p>
          </table:table-cell>
          <table:table-cell office:value-type="float" office:value="156932" calcext:value-type="float">
            <text:p>156932</text:p>
          </table:table-cell>
          <table:table-cell office:value-type="float" office:value="9264056" calcext:value-type="float">
            <text:p>9264056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12" calcext:value-type="float">
            <text:p>20412</text:p>
          </table:table-cell>
          <table:table-cell office:value-type="float" office:value="9264056" calcext:value-type="float">
            <text:p>9264056</text:p>
          </table:table-cell>
          <table:table-cell table:formula="of:=[.E103]-[.I103]" office:value-type="float" office:value="0" calcext:value-type="float">
            <text:p>0</text:p>
          </table:table-cell>
          <table:table-cell table:formula="of:=[.F103]&lt;[.B103]" office:value-type="boolean" office:boolean-value="true" calcext:value-type="boolean">
            <text:p>TRUE</text:p>
          </table:table-cell>
          <table:table-cell table:formula="of:=[.F103]&lt;2*[.B10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100000-9-s126456688c6144577.ukp</text:p>
          </table:table-cell>
          <table:table-cell office:value-type="float" office:value="0.226273" calcext:value-type="float">
            <text:p>0.226273</text:p>
          </table:table-cell>
          <table:table-cell office:value-type="float" office:value="0.48" calcext:value-type="float">
            <text:p>0.48</text:p>
          </table:table-cell>
          <table:table-cell office:value-type="float" office:value="108228" calcext:value-type="float">
            <text:p>108228</text:p>
          </table:table-cell>
          <table:table-cell office:value-type="float" office:value="6144577" calcext:value-type="float">
            <text:p>6144577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384" calcext:value-type="float">
            <text:p>20384</text:p>
          </table:table-cell>
          <table:table-cell office:value-type="float" office:value="6144577" calcext:value-type="float">
            <text:p>6144577</text:p>
          </table:table-cell>
          <table:table-cell table:formula="of:=[.E104]-[.I104]" office:value-type="float" office:value="0" calcext:value-type="float">
            <text:p>0</text:p>
          </table:table-cell>
          <table:table-cell table:formula="of:=[.F104]&lt;[.B104]" office:value-type="boolean" office:boolean-value="true" calcext:value-type="boolean">
            <text:p>TRUE</text:p>
          </table:table-cell>
          <table:table-cell table:formula="of:=[.F104]&lt;2*[.B10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50000-5-s110877071c8730975.ukp</text:p>
          </table:table-cell>
          <table:table-cell office:value-type="float" office:value="0.0861673" calcext:value-type="float">
            <text:p>0.0861673</text:p>
          </table:table-cell>
          <table:table-cell office:value-type="float" office:value="0.21" calcext:value-type="float">
            <text:p>0.21</text:p>
          </table:table-cell>
          <table:table-cell office:value-type="float" office:value="147564" calcext:value-type="float">
            <text:p>147564</text:p>
          </table:table-cell>
          <table:table-cell office:value-type="float" office:value="8730975" calcext:value-type="float">
            <text:p>8730975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5" calcext:value-type="float">
            <text:p>0.05</text:p>
          </table:table-cell>
          <table:table-cell office:value-type="float" office:value="12784" calcext:value-type="float">
            <text:p>12784</text:p>
          </table:table-cell>
          <table:table-cell office:value-type="float" office:value="8730975" calcext:value-type="float">
            <text:p>8730975</text:p>
          </table:table-cell>
          <table:table-cell table:formula="of:=[.E105]-[.I105]" office:value-type="float" office:value="0" calcext:value-type="float">
            <text:p>0</text:p>
          </table:table-cell>
          <table:table-cell table:formula="of:=[.F105]&lt;[.B105]" office:value-type="boolean" office:boolean-value="true" calcext:value-type="boolean">
            <text:p>TRUE</text:p>
          </table:table-cell>
          <table:table-cell table:formula="of:=[.F105]&lt;2*[.B10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0-4-s721215008c7051771.ukp</text:p>
          </table:table-cell>
          <table:table-cell office:value-type="float" office:value="0.0266484" calcext:value-type="float">
            <text:p>0.0266484</text:p>
          </table:table-cell>
          <table:table-cell office:value-type="float" office:value="0.27" calcext:value-type="float">
            <text:p>0.27</text:p>
          </table:table-cell>
          <table:table-cell office:value-type="float" office:value="130712" calcext:value-type="float">
            <text:p>130712</text:p>
          </table:table-cell>
          <table:table-cell office:value-type="float" office:value="7051771" calcext:value-type="float">
            <text:p>7051771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12" calcext:value-type="float">
            <text:p>20412</text:p>
          </table:table-cell>
          <table:table-cell office:value-type="float" office:value="7051771" calcext:value-type="float">
            <text:p>7051771</text:p>
          </table:table-cell>
          <table:table-cell table:formula="of:=[.E106]-[.I106]" office:value-type="float" office:value="0" calcext:value-type="float">
            <text:p>0</text:p>
          </table:table-cell>
          <table:table-cell table:formula="of:=[.F106]&lt;[.B106]" office:value-type="boolean" office:boolean-value="false" calcext:value-type="boolean">
            <text:p>FALSE</text:p>
          </table:table-cell>
          <table:table-cell table:formula="of:=[.F106]&lt;2*[.B10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0-6-s227708629c7372757.ukp</text:p>
          </table:table-cell>
          <table:table-cell office:value-type="float" office:value="0.0298389" calcext:value-type="float">
            <text:p>0.0298389</text:p>
          </table:table-cell>
          <table:table-cell office:value-type="float" office:value="0.27" calcext:value-type="float">
            <text:p>0.27</text:p>
          </table:table-cell>
          <table:table-cell office:value-type="float" office:value="136352" calcext:value-type="float">
            <text:p>136352</text:p>
          </table:table-cell>
          <table:table-cell office:value-type="float" office:value="7372757" calcext:value-type="float">
            <text:p>7372757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76" calcext:value-type="float">
            <text:p>20476</text:p>
          </table:table-cell>
          <table:table-cell office:value-type="float" office:value="7372757" calcext:value-type="float">
            <text:p>7372757</text:p>
          </table:table-cell>
          <table:table-cell table:formula="of:=[.E107]-[.I107]" office:value-type="float" office:value="0" calcext:value-type="float">
            <text:p>0</text:p>
          </table:table-cell>
          <table:table-cell table:formula="of:=[.F107]&lt;[.B107]" office:value-type="boolean" office:boolean-value="false" calcext:value-type="boolean">
            <text:p>FALSE</text:p>
          </table:table-cell>
          <table:table-cell table:formula="of:=[.F107]&lt;2*[.B10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0-0-s827183242c6193291.ukp</text:p>
          </table:table-cell>
          <table:table-cell office:value-type="float" office:value="0.0221069" calcext:value-type="float">
            <text:p>0.0221069</text:p>
          </table:table-cell>
          <table:table-cell office:value-type="float" office:value="0.26" calcext:value-type="float">
            <text:p>0.26</text:p>
          </table:table-cell>
          <table:table-cell office:value-type="float" office:value="109448" calcext:value-type="float">
            <text:p>109448</text:p>
          </table:table-cell>
          <table:table-cell office:value-type="float" office:value="6193291" calcext:value-type="float">
            <text:p>6193291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392" calcext:value-type="float">
            <text:p>20392</text:p>
          </table:table-cell>
          <table:table-cell office:value-type="float" office:value="6193291" calcext:value-type="float">
            <text:p>6193291</text:p>
          </table:table-cell>
          <table:table-cell table:formula="of:=[.E108]-[.I108]" office:value-type="float" office:value="0" calcext:value-type="float">
            <text:p>0</text:p>
          </table:table-cell>
          <table:table-cell table:formula="of:=[.F108]&lt;[.B108]" office:value-type="boolean" office:boolean-value="false" calcext:value-type="boolean">
            <text:p>FALSE</text:p>
          </table:table-cell>
          <table:table-cell table:formula="of:=[.F108]&lt;2*[.B10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5000wmax500000n100000-1-s843367405c7218555.ukp</text:p>
          </table:table-cell>
          <table:table-cell office:value-type="float" office:value="0.0239336" calcext:value-type="float">
            <text:p>0.0239336</text:p>
          </table:table-cell>
          <table:table-cell office:value-type="float" office:value="0.26" calcext:value-type="float">
            <text:p>0.26</text:p>
          </table:table-cell>
          <table:table-cell office:value-type="float" office:value="125484" calcext:value-type="float">
            <text:p>125484</text:p>
          </table:table-cell>
          <table:table-cell office:value-type="float" office:value="7218555" calcext:value-type="float">
            <text:p>7218555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1800" calcext:value-type="float">
            <text:p>21800</text:p>
          </table:table-cell>
          <table:table-cell office:value-type="float" office:value="7218555" calcext:value-type="float">
            <text:p>7218555</text:p>
          </table:table-cell>
          <table:table-cell table:formula="of:=[.E109]-[.I109]" office:value-type="float" office:value="0" calcext:value-type="float">
            <text:p>0</text:p>
          </table:table-cell>
          <table:table-cell table:formula="of:=[.F109]&lt;[.B109]" office:value-type="boolean" office:boolean-value="false" calcext:value-type="boolean">
            <text:p>FALSE</text:p>
          </table:table-cell>
          <table:table-cell table:formula="of:=[.F109]&lt;2*[.B10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0-3-s780179313c6947160.ukp</text:p>
          </table:table-cell>
          <table:table-cell office:value-type="float" office:value="0.0233022" calcext:value-type="float">
            <text:p>0.0233022</text:p>
          </table:table-cell>
          <table:table-cell office:value-type="float" office:value="0.26" calcext:value-type="float">
            <text:p>0.26</text:p>
          </table:table-cell>
          <table:table-cell office:value-type="float" office:value="121032" calcext:value-type="float">
            <text:p>121032</text:p>
          </table:table-cell>
          <table:table-cell office:value-type="float" office:value="6947160" calcext:value-type="float">
            <text:p>6947160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548" calcext:value-type="float">
            <text:p>20548</text:p>
          </table:table-cell>
          <table:table-cell office:value-type="float" office:value="6947160" calcext:value-type="float">
            <text:p>6947160</text:p>
          </table:table-cell>
          <table:table-cell table:formula="of:=[.E110]-[.I110]" office:value-type="float" office:value="0" calcext:value-type="float">
            <text:p>0</text:p>
          </table:table-cell>
          <table:table-cell table:formula="of:=[.F110]&lt;[.B110]" office:value-type="boolean" office:boolean-value="false" calcext:value-type="boolean">
            <text:p>FALSE</text:p>
          </table:table-cell>
          <table:table-cell table:formula="of:=[.F110]&lt;2*[.B11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500000n100000-7-s177710744c8178471.ukp</text:p>
          </table:table-cell>
          <table:table-cell office:value-type="float" office:value="1.17368" calcext:value-type="float">
            <text:p>1.17368</text:p>
          </table:table-cell>
          <table:table-cell office:value-type="float" office:value="1.43" calcext:value-type="float">
            <text:p>1.43</text:p>
          </table:table-cell>
          <table:table-cell office:value-type="float" office:value="139444" calcext:value-type="float">
            <text:p>139444</text:p>
          </table:table-cell>
          <table:table-cell office:value-type="float" office:value="8178471" calcext:value-type="float">
            <text:p>8178471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1920" calcext:value-type="float">
            <text:p>21920</text:p>
          </table:table-cell>
          <table:table-cell office:value-type="float" office:value="8178471" calcext:value-type="float">
            <text:p>8178471</text:p>
          </table:table-cell>
          <table:table-cell table:formula="of:=[.E111]-[.I111]" office:value-type="float" office:value="0" calcext:value-type="float">
            <text:p>0</text:p>
          </table:table-cell>
          <table:table-cell table:formula="of:=[.F111]&lt;[.B111]" office:value-type="boolean" office:boolean-value="true" calcext:value-type="boolean">
            <text:p>TRUE</text:p>
          </table:table-cell>
          <table:table-cell table:formula="of:=[.F111]&lt;2*[.B1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50000-6-s227708629c5383536.ukp</text:p>
          </table:table-cell>
          <table:table-cell office:value-type="float" office:value="0.332263" calcext:value-type="float">
            <text:p>0.332263</text:p>
          </table:table-cell>
          <table:table-cell office:value-type="float" office:value="0.46" calcext:value-type="float">
            <text:p>0.46</text:p>
          </table:table-cell>
          <table:table-cell office:value-type="float" office:value="94656" calcext:value-type="float">
            <text:p>94656</text:p>
          </table:table-cell>
          <table:table-cell office:value-type="float" office:value="5383536" calcext:value-type="float">
            <text:p>5383536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5" calcext:value-type="float">
            <text:p>0.05</text:p>
          </table:table-cell>
          <table:table-cell office:value-type="float" office:value="12568" calcext:value-type="float">
            <text:p>12568</text:p>
          </table:table-cell>
          <table:table-cell office:value-type="float" office:value="5383536" calcext:value-type="float">
            <text:p>5383536</text:p>
          </table:table-cell>
          <table:table-cell table:formula="of:=[.E112]-[.I112]" office:value-type="float" office:value="0" calcext:value-type="float">
            <text:p>0</text:p>
          </table:table-cell>
          <table:table-cell table:formula="of:=[.F112]&lt;[.B112]" office:value-type="boolean" office:boolean-value="true" calcext:value-type="boolean">
            <text:p>TRUE</text:p>
          </table:table-cell>
          <table:table-cell table:formula="of:=[.F112]&lt;2*[.B1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0-2-s528806317c6827352.ukp</text:p>
          </table:table-cell>
          <table:table-cell office:value-type="float" office:value="0.0281367" calcext:value-type="float">
            <text:p>0.0281367</text:p>
          </table:table-cell>
          <table:table-cell office:value-type="float" office:value="0.27" calcext:value-type="float">
            <text:p>0.27</text:p>
          </table:table-cell>
          <table:table-cell office:value-type="float" office:value="127116" calcext:value-type="float">
            <text:p>127116</text:p>
          </table:table-cell>
          <table:table-cell office:value-type="float" office:value="6827352" calcext:value-type="float">
            <text:p>6827352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68" calcext:value-type="float">
            <text:p>20468</text:p>
          </table:table-cell>
          <table:table-cell office:value-type="float" office:value="6827352" calcext:value-type="float">
            <text:p>6827352</text:p>
          </table:table-cell>
          <table:table-cell table:formula="of:=[.E113]-[.I113]" office:value-type="float" office:value="0" calcext:value-type="float">
            <text:p>0</text:p>
          </table:table-cell>
          <table:table-cell table:formula="of:=[.F113]&lt;[.B113]" office:value-type="boolean" office:boolean-value="false" calcext:value-type="boolean">
            <text:p>FALSE</text:p>
          </table:table-cell>
          <table:table-cell table:formula="of:=[.F113]&lt;2*[.B1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0-3-s780179313c7411770.ukp</text:p>
          </table:table-cell>
          <table:table-cell office:value-type="float" office:value="0.0286932" calcext:value-type="float">
            <text:p>0.0286932</text:p>
          </table:table-cell>
          <table:table-cell office:value-type="float" office:value="0.28" calcext:value-type="float">
            <text:p>0.28</text:p>
          </table:table-cell>
          <table:table-cell office:value-type="float" office:value="136020" calcext:value-type="float">
            <text:p>136020</text:p>
          </table:table-cell>
          <table:table-cell office:value-type="float" office:value="7411770" calcext:value-type="float">
            <text:p>7411770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72" calcext:value-type="float">
            <text:p>20472</text:p>
          </table:table-cell>
          <table:table-cell office:value-type="float" office:value="7411770" calcext:value-type="float">
            <text:p>7411770</text:p>
          </table:table-cell>
          <table:table-cell table:formula="of:=[.E114]-[.I114]" office:value-type="float" office:value="0" calcext:value-type="float">
            <text:p>0</text:p>
          </table:table-cell>
          <table:table-cell table:formula="of:=[.F114]&lt;[.B114]" office:value-type="boolean" office:boolean-value="false" calcext:value-type="boolean">
            <text:p>FALSE</text:p>
          </table:table-cell>
          <table:table-cell table:formula="of:=[.F114]&lt;2*[.B1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0-7-s177710744c5169265.ukp</text:p>
          </table:table-cell>
          <table:table-cell office:value-type="float" office:value="0.0244633" calcext:value-type="float">
            <text:p>0.0244633</text:p>
          </table:table-cell>
          <table:table-cell office:value-type="float" office:value="0.27" calcext:value-type="float">
            <text:p>0.27</text:p>
          </table:table-cell>
          <table:table-cell office:value-type="float" office:value="101708" calcext:value-type="float">
            <text:p>101708</text:p>
          </table:table-cell>
          <table:table-cell office:value-type="float" office:value="5169265" calcext:value-type="float">
            <text:p>516926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68" calcext:value-type="float">
            <text:p>20468</text:p>
          </table:table-cell>
          <table:table-cell office:value-type="float" office:value="5169265" calcext:value-type="float">
            <text:p>5169265</text:p>
          </table:table-cell>
          <table:table-cell table:formula="of:=[.E115]-[.I115]" office:value-type="float" office:value="0" calcext:value-type="float">
            <text:p>0</text:p>
          </table:table-cell>
          <table:table-cell table:formula="of:=[.F115]&lt;[.B115]" office:value-type="boolean" office:boolean-value="false" calcext:value-type="boolean">
            <text:p>FALSE</text:p>
          </table:table-cell>
          <table:table-cell table:formula="of:=[.F115]&lt;2*[.B1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0-0-s827183242c8628995.ukp</text:p>
          </table:table-cell>
          <table:table-cell office:value-type="float" office:value="0.0301199" calcext:value-type="float">
            <text:p>0.0301199</text:p>
          </table:table-cell>
          <table:table-cell office:value-type="float" office:value="0.27" calcext:value-type="float">
            <text:p>0.27</text:p>
          </table:table-cell>
          <table:table-cell office:value-type="float" office:value="147624" calcext:value-type="float">
            <text:p>147624</text:p>
          </table:table-cell>
          <table:table-cell office:value-type="float" office:value="8628995" calcext:value-type="float">
            <text:p>862899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28" calcext:value-type="float">
            <text:p>20428</text:p>
          </table:table-cell>
          <table:table-cell office:value-type="float" office:value="8628995" calcext:value-type="float">
            <text:p>8628995</text:p>
          </table:table-cell>
          <table:table-cell table:formula="of:=[.E116]-[.I116]" office:value-type="float" office:value="0" calcext:value-type="float">
            <text:p>0</text:p>
          </table:table-cell>
          <table:table-cell table:formula="of:=[.F116]&lt;[.B116]" office:value-type="boolean" office:boolean-value="false" calcext:value-type="boolean">
            <text:p>FALSE</text:p>
          </table:table-cell>
          <table:table-cell table:formula="of:=[.F116]&lt;2*[.B11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0-2-s528806317c8449003.ukp</text:p>
          </table:table-cell>
          <table:table-cell office:value-type="float" office:value="0.0328028" calcext:value-type="float">
            <text:p>0.0328028</text:p>
          </table:table-cell>
          <table:table-cell office:value-type="float" office:value="0.27" calcext:value-type="float">
            <text:p>0.27</text:p>
          </table:table-cell>
          <table:table-cell office:value-type="float" office:value="144968" calcext:value-type="float">
            <text:p>144968</text:p>
          </table:table-cell>
          <table:table-cell office:value-type="float" office:value="8449003" calcext:value-type="float">
            <text:p>8449003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72" calcext:value-type="float">
            <text:p>20472</text:p>
          </table:table-cell>
          <table:table-cell office:value-type="float" office:value="8449003" calcext:value-type="float">
            <text:p>8449003</text:p>
          </table:table-cell>
          <table:table-cell table:formula="of:=[.E117]-[.I117]" office:value-type="float" office:value="0" calcext:value-type="float">
            <text:p>0</text:p>
          </table:table-cell>
          <table:table-cell table:formula="of:=[.F117]&lt;[.B117]" office:value-type="boolean" office:boolean-value="false" calcext:value-type="boolean">
            <text:p>FALSE</text:p>
          </table:table-cell>
          <table:table-cell table:formula="of:=[.F117]&lt;2*[.B11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0-2-s528806317c9857431.ukp</text:p>
          </table:table-cell>
          <table:table-cell office:value-type="float" office:value="0.0331018" calcext:value-type="float">
            <text:p>0.0331018</text:p>
          </table:table-cell>
          <table:table-cell office:value-type="float" office:value="0.27" calcext:value-type="float">
            <text:p>0.27</text:p>
          </table:table-cell>
          <table:table-cell office:value-type="float" office:value="174728" calcext:value-type="float">
            <text:p>174728</text:p>
          </table:table-cell>
          <table:table-cell office:value-type="float" office:value="9857431" calcext:value-type="float">
            <text:p>9857431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536" calcext:value-type="float">
            <text:p>20536</text:p>
          </table:table-cell>
          <table:table-cell office:value-type="float" office:value="9857431" calcext:value-type="float">
            <text:p>9857431</text:p>
          </table:table-cell>
          <table:table-cell table:formula="of:=[.E118]-[.I118]" office:value-type="float" office:value="0" calcext:value-type="float">
            <text:p>0</text:p>
          </table:table-cell>
          <table:table-cell table:formula="of:=[.F118]&lt;[.B118]" office:value-type="boolean" office:boolean-value="false" calcext:value-type="boolean">
            <text:p>FALSE</text:p>
          </table:table-cell>
          <table:table-cell table:formula="of:=[.F118]&lt;2*[.B11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0-4-s721215008c7855415.ukp</text:p>
          </table:table-cell>
          <table:table-cell office:value-type="float" office:value="0.027018" calcext:value-type="float">
            <text:p>0.027018</text:p>
          </table:table-cell>
          <table:table-cell office:value-type="float" office:value="0.27" calcext:value-type="float">
            <text:p>0.27</text:p>
          </table:table-cell>
          <table:table-cell office:value-type="float" office:value="143136" calcext:value-type="float">
            <text:p>143136</text:p>
          </table:table-cell>
          <table:table-cell office:value-type="float" office:value="7855415" calcext:value-type="float">
            <text:p>785541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72" calcext:value-type="float">
            <text:p>20472</text:p>
          </table:table-cell>
          <table:table-cell office:value-type="float" office:value="7855415" calcext:value-type="float">
            <text:p>7855415</text:p>
          </table:table-cell>
          <table:table-cell table:formula="of:=[.E119]-[.I119]" office:value-type="float" office:value="0" calcext:value-type="float">
            <text:p>0</text:p>
          </table:table-cell>
          <table:table-cell table:formula="of:=[.F119]&lt;[.B119]" office:value-type="boolean" office:boolean-value="false" calcext:value-type="boolean">
            <text:p>FALSE</text:p>
          </table:table-cell>
          <table:table-cell table:formula="of:=[.F119]&lt;2*[.B11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0-6-s227708629c5714441.ukp</text:p>
          </table:table-cell>
          <table:table-cell office:value-type="float" office:value="0.0241099" calcext:value-type="float">
            <text:p>0.0241099</text:p>
          </table:table-cell>
          <table:table-cell office:value-type="float" office:value="0.26" calcext:value-type="float">
            <text:p>0.26</text:p>
          </table:table-cell>
          <table:table-cell office:value-type="float" office:value="110224" calcext:value-type="float">
            <text:p>110224</text:p>
          </table:table-cell>
          <table:table-cell office:value-type="float" office:value="5714441" calcext:value-type="float">
            <text:p>5714441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68" calcext:value-type="float">
            <text:p>20468</text:p>
          </table:table-cell>
          <table:table-cell office:value-type="float" office:value="5714441" calcext:value-type="float">
            <text:p>5714441</text:p>
          </table:table-cell>
          <table:table-cell table:formula="of:=[.E120]-[.I120]" office:value-type="float" office:value="0" calcext:value-type="float">
            <text:p>0</text:p>
          </table:table-cell>
          <table:table-cell table:formula="of:=[.F120]&lt;[.B120]" office:value-type="boolean" office:boolean-value="false" calcext:value-type="boolean">
            <text:p>FALSE</text:p>
          </table:table-cell>
          <table:table-cell table:formula="of:=[.F120]&lt;2*[.B1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0-8-s991580855c9927975.ukp</text:p>
          </table:table-cell>
          <table:table-cell office:value-type="float" office:value="0.0313908" calcext:value-type="float">
            <text:p>0.0313908</text:p>
          </table:table-cell>
          <table:table-cell office:value-type="float" office:value="0.27" calcext:value-type="float">
            <text:p>0.27</text:p>
          </table:table-cell>
          <table:table-cell office:value-type="float" office:value="175668" calcext:value-type="float">
            <text:p>175668</text:p>
          </table:table-cell>
          <table:table-cell office:value-type="float" office:value="9927975" calcext:value-type="float">
            <text:p>992797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64" calcext:value-type="float">
            <text:p>20464</text:p>
          </table:table-cell>
          <table:table-cell office:value-type="float" office:value="9927975" calcext:value-type="float">
            <text:p>9927975</text:p>
          </table:table-cell>
          <table:table-cell table:formula="of:=[.E121]-[.I121]" office:value-type="float" office:value="0" calcext:value-type="float">
            <text:p>0</text:p>
          </table:table-cell>
          <table:table-cell table:formula="of:=[.F121]&lt;[.B121]" office:value-type="boolean" office:boolean-value="false" calcext:value-type="boolean">
            <text:p>FALSE</text:p>
          </table:table-cell>
          <table:table-cell table:formula="of:=[.F121]&lt;2*[.B1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0-9-s126456688c6021657.ukp</text:p>
          </table:table-cell>
          <table:table-cell office:value-type="float" office:value="0.0242245" calcext:value-type="float">
            <text:p>0.0242245</text:p>
          </table:table-cell>
          <table:table-cell office:value-type="float" office:value="0.27" calcext:value-type="float">
            <text:p>0.27</text:p>
          </table:table-cell>
          <table:table-cell office:value-type="float" office:value="114588" calcext:value-type="float">
            <text:p>114588</text:p>
          </table:table-cell>
          <table:table-cell office:value-type="float" office:value="6021657" calcext:value-type="float">
            <text:p>6021657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52" calcext:value-type="float">
            <text:p>20452</text:p>
          </table:table-cell>
          <table:table-cell office:value-type="float" office:value="6021657" calcext:value-type="float">
            <text:p>6021657</text:p>
          </table:table-cell>
          <table:table-cell table:formula="of:=[.E122]-[.I122]" office:value-type="float" office:value="0" calcext:value-type="float">
            <text:p>0</text:p>
          </table:table-cell>
          <table:table-cell table:formula="of:=[.F122]&lt;[.B122]" office:value-type="boolean" office:boolean-value="false" calcext:value-type="boolean">
            <text:p>FALSE</text:p>
          </table:table-cell>
          <table:table-cell table:formula="of:=[.F122]&lt;2*[.B12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0-0-s827183242c7620920.ukp</text:p>
          </table:table-cell>
          <table:table-cell office:value-type="float" office:value="0.0236655" calcext:value-type="float">
            <text:p>0.0236655</text:p>
          </table:table-cell>
          <table:table-cell office:value-type="float" office:value="0.26" calcext:value-type="float">
            <text:p>0.26</text:p>
          </table:table-cell>
          <table:table-cell office:value-type="float" office:value="131644" calcext:value-type="float">
            <text:p>131644</text:p>
          </table:table-cell>
          <table:table-cell office:value-type="float" office:value="7620920" calcext:value-type="float">
            <text:p>7620920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72" calcext:value-type="float">
            <text:p>20472</text:p>
          </table:table-cell>
          <table:table-cell office:value-type="float" office:value="7620920" calcext:value-type="float">
            <text:p>7620920</text:p>
          </table:table-cell>
          <table:table-cell table:formula="of:=[.E123]-[.I123]" office:value-type="float" office:value="0" calcext:value-type="float">
            <text:p>0</text:p>
          </table:table-cell>
          <table:table-cell table:formula="of:=[.F123]&lt;[.B123]" office:value-type="boolean" office:boolean-value="false" calcext:value-type="boolean">
            <text:p>FALSE</text:p>
          </table:table-cell>
          <table:table-cell table:formula="of:=[.F123]&lt;2*[.B1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0-1-s843367405c7348982.ukp</text:p>
          </table:table-cell>
          <table:table-cell office:value-type="float" office:value="0.0230937" calcext:value-type="float">
            <text:p>0.0230937</text:p>
          </table:table-cell>
          <table:table-cell office:value-type="float" office:value="0.25" calcext:value-type="float">
            <text:p>0.25</text:p>
          </table:table-cell>
          <table:table-cell office:value-type="float" office:value="128104" calcext:value-type="float">
            <text:p>128104</text:p>
          </table:table-cell>
          <table:table-cell office:value-type="float" office:value="7348982" calcext:value-type="float">
            <text:p>7348982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36" calcext:value-type="float">
            <text:p>20436</text:p>
          </table:table-cell>
          <table:table-cell office:value-type="float" office:value="7348982" calcext:value-type="float">
            <text:p>7348982</text:p>
          </table:table-cell>
          <table:table-cell table:formula="of:=[.E124]-[.I124]" office:value-type="float" office:value="0" calcext:value-type="float">
            <text:p>0</text:p>
          </table:table-cell>
          <table:table-cell table:formula="of:=[.F124]&lt;[.B124]" office:value-type="boolean" office:boolean-value="false" calcext:value-type="boolean">
            <text:p>FALSE</text:p>
          </table:table-cell>
          <table:table-cell table:formula="of:=[.F124]&lt;2*[.B1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0-5-s110877071c8303727.ukp</text:p>
          </table:table-cell>
          <table:table-cell office:value-type="float" office:value="0.0241294" calcext:value-type="float">
            <text:p>0.0241294</text:p>
          </table:table-cell>
          <table:table-cell office:value-type="float" office:value="0.25" calcext:value-type="float">
            <text:p>0.25</text:p>
          </table:table-cell>
          <table:table-cell office:value-type="float" office:value="143252" calcext:value-type="float">
            <text:p>143252</text:p>
          </table:table-cell>
          <table:table-cell office:value-type="float" office:value="8303727" calcext:value-type="float">
            <text:p>8303727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548" calcext:value-type="float">
            <text:p>20548</text:p>
          </table:table-cell>
          <table:table-cell office:value-type="float" office:value="8303727" calcext:value-type="float">
            <text:p>8303727</text:p>
          </table:table-cell>
          <table:table-cell table:formula="of:=[.E125]-[.I125]" office:value-type="float" office:value="0" calcext:value-type="float">
            <text:p>0</text:p>
          </table:table-cell>
          <table:table-cell table:formula="of:=[.F125]&lt;[.B125]" office:value-type="boolean" office:boolean-value="false" calcext:value-type="boolean">
            <text:p>FALSE</text:p>
          </table:table-cell>
          <table:table-cell table:formula="of:=[.F125]&lt;2*[.B12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0-6-s227708629c6737676.ukp</text:p>
          </table:table-cell>
          <table:table-cell office:value-type="float" office:value="0.0210165" calcext:value-type="float">
            <text:p>0.0210165</text:p>
          </table:table-cell>
          <table:table-cell office:value-type="float" office:value="0.25" calcext:value-type="float">
            <text:p>0.25</text:p>
          </table:table-cell>
          <table:table-cell office:value-type="float" office:value="117960" calcext:value-type="float">
            <text:p>117960</text:p>
          </table:table-cell>
          <table:table-cell office:value-type="float" office:value="6737676" calcext:value-type="float">
            <text:p>6737676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504" calcext:value-type="float">
            <text:p>20504</text:p>
          </table:table-cell>
          <table:table-cell office:value-type="float" office:value="6737676" calcext:value-type="float">
            <text:p>6737676</text:p>
          </table:table-cell>
          <table:table-cell table:formula="of:=[.E126]-[.I126]" office:value-type="float" office:value="0" calcext:value-type="float">
            <text:p>0</text:p>
          </table:table-cell>
          <table:table-cell table:formula="of:=[.F126]&lt;[.B126]" office:value-type="boolean" office:boolean-value="false" calcext:value-type="boolean">
            <text:p>FALSE</text:p>
          </table:table-cell>
          <table:table-cell table:formula="of:=[.F126]&lt;2*[.B12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wmax500000n100000-8-s991580855c8976007.ukp</text:p>
          </table:table-cell>
          <table:table-cell office:value-type="float" office:value="0.025822" calcext:value-type="float">
            <text:p>0.025822</text:p>
          </table:table-cell>
          <table:table-cell office:value-type="float" office:value="0.26" calcext:value-type="float">
            <text:p>0.26</text:p>
          </table:table-cell>
          <table:table-cell office:value-type="float" office:value="153040" calcext:value-type="float">
            <text:p>153040</text:p>
          </table:table-cell>
          <table:table-cell office:value-type="float" office:value="8976007" calcext:value-type="float">
            <text:p>8976007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560" calcext:value-type="float">
            <text:p>20560</text:p>
          </table:table-cell>
          <table:table-cell office:value-type="float" office:value="8976007" calcext:value-type="float">
            <text:p>8976007</text:p>
          </table:table-cell>
          <table:table-cell table:formula="of:=[.E127]-[.I127]" office:value-type="float" office:value="0" calcext:value-type="float">
            <text:p>0</text:p>
          </table:table-cell>
          <table:table-cell table:formula="of:=[.F127]&lt;[.B127]" office:value-type="boolean" office:boolean-value="false" calcext:value-type="boolean">
            <text:p>FALSE</text:p>
          </table:table-cell>
          <table:table-cell table:formula="of:=[.F127]&lt;2*[.B1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0-9-s126456688c5075685.ukp</text:p>
          </table:table-cell>
          <table:table-cell office:value-type="float" office:value="0.0179492" calcext:value-type="float">
            <text:p>0.0179492</text:p>
          </table:table-cell>
          <table:table-cell office:value-type="float" office:value="0.26" calcext:value-type="float">
            <text:p>0.26</text:p>
          </table:table-cell>
          <table:table-cell office:value-type="float" office:value="92136" calcext:value-type="float">
            <text:p>92136</text:p>
          </table:table-cell>
          <table:table-cell office:value-type="float" office:value="5075685" calcext:value-type="float">
            <text:p>507568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540" calcext:value-type="float">
            <text:p>20540</text:p>
          </table:table-cell>
          <table:table-cell office:value-type="float" office:value="5075685" calcext:value-type="float">
            <text:p>5075685</text:p>
          </table:table-cell>
          <table:table-cell table:formula="of:=[.E128]-[.I128]" office:value-type="float" office:value="0" calcext:value-type="float">
            <text:p>0</text:p>
          </table:table-cell>
          <table:table-cell table:formula="of:=[.F128]&lt;[.B128]" office:value-type="boolean" office:boolean-value="false" calcext:value-type="boolean">
            <text:p>FALSE</text:p>
          </table:table-cell>
          <table:table-cell table:formula="of:=[.F128]&lt;2*[.B12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50000wmax1000000n100000-1-s843367405c8035184.ukp</text:p>
          </table:table-cell>
          <table:table-cell office:value-type="float" office:value="0.08682" calcext:value-type="float">
            <text:p>0.08682</text:p>
          </table:table-cell>
          <table:table-cell office:value-type="float" office:value="0.34" calcext:value-type="float">
            <text:p>0.34</text:p>
          </table:table-cell>
          <table:table-cell office:value-type="float" office:value="145888" calcext:value-type="float">
            <text:p>145888</text:p>
          </table:table-cell>
          <table:table-cell office:value-type="float" office:value="8035184" calcext:value-type="float">
            <text:p>8035184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384" calcext:value-type="float">
            <text:p>20384</text:p>
          </table:table-cell>
          <table:table-cell office:value-type="float" office:value="8035184" calcext:value-type="float">
            <text:p>8035184</text:p>
          </table:table-cell>
          <table:table-cell table:formula="of:=[.E129]-[.I129]" office:value-type="float" office:value="0" calcext:value-type="float">
            <text:p>0</text:p>
          </table:table-cell>
          <table:table-cell table:formula="of:=[.F129]&lt;[.B129]" office:value-type="boolean" office:boolean-value="true" calcext:value-type="boolean">
            <text:p>TRUE</text:p>
          </table:table-cell>
          <table:table-cell table:formula="of:=[.F129]&lt;2*[.B1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100000-7-s177710744c9140478.ukp</text:p>
          </table:table-cell>
          <table:table-cell office:value-type="float" office:value="0.089589" calcext:value-type="float">
            <text:p>0.089589</text:p>
          </table:table-cell>
          <table:table-cell office:value-type="float" office:value="0.35" calcext:value-type="float">
            <text:p>0.35</text:p>
          </table:table-cell>
          <table:table-cell office:value-type="float" office:value="162500" calcext:value-type="float">
            <text:p>162500</text:p>
          </table:table-cell>
          <table:table-cell office:value-type="float" office:value="9140478" calcext:value-type="float">
            <text:p>9140478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96" calcext:value-type="float">
            <text:p>20496</text:p>
          </table:table-cell>
          <table:table-cell office:value-type="float" office:value="9140478" calcext:value-type="float">
            <text:p>9140478</text:p>
          </table:table-cell>
          <table:table-cell table:formula="of:=[.E130]-[.I130]" office:value-type="float" office:value="0" calcext:value-type="float">
            <text:p>0</text:p>
          </table:table-cell>
          <table:table-cell table:formula="of:=[.F130]&lt;[.B130]" office:value-type="boolean" office:boolean-value="true" calcext:value-type="boolean">
            <text:p>TRUE</text:p>
          </table:table-cell>
          <table:table-cell table:formula="of:=[.F130]&lt;2*[.B1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100000-8-s991580855c7221334.ukp</text:p>
          </table:table-cell>
          <table:table-cell office:value-type="float" office:value="0.0859361" calcext:value-type="float">
            <text:p>0.0859361</text:p>
          </table:table-cell>
          <table:table-cell office:value-type="float" office:value="0.33" calcext:value-type="float">
            <text:p>0.33</text:p>
          </table:table-cell>
          <table:table-cell office:value-type="float" office:value="132456" calcext:value-type="float">
            <text:p>132456</text:p>
          </table:table-cell>
          <table:table-cell office:value-type="float" office:value="7221334" calcext:value-type="float">
            <text:p>7221334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64" calcext:value-type="float">
            <text:p>20464</text:p>
          </table:table-cell>
          <table:table-cell office:value-type="float" office:value="7221334" calcext:value-type="float">
            <text:p>7221334</text:p>
          </table:table-cell>
          <table:table-cell table:formula="of:=[.E131]-[.I131]" office:value-type="float" office:value="0" calcext:value-type="float">
            <text:p>0</text:p>
          </table:table-cell>
          <table:table-cell table:formula="of:=[.F131]&lt;[.B131]" office:value-type="boolean" office:boolean-value="true" calcext:value-type="boolean">
            <text:p>TRUE</text:p>
          </table:table-cell>
          <table:table-cell table:formula="of:=[.F131]&lt;2*[.B13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100000-1-s843367405c6552822.ukp</text:p>
          </table:table-cell>
          <table:table-cell office:value-type="float" office:value="0.229688" calcext:value-type="float">
            <text:p>0.229688</text:p>
          </table:table-cell>
          <table:table-cell office:value-type="float" office:value="0.47" calcext:value-type="float">
            <text:p>0.47</text:p>
          </table:table-cell>
          <table:table-cell office:value-type="float" office:value="114352" calcext:value-type="float">
            <text:p>114352</text:p>
          </table:table-cell>
          <table:table-cell office:value-type="float" office:value="6552822" calcext:value-type="float">
            <text:p>6552822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36" calcext:value-type="float">
            <text:p>20436</text:p>
          </table:table-cell>
          <table:table-cell office:value-type="float" office:value="6552822" calcext:value-type="float">
            <text:p>6552822</text:p>
          </table:table-cell>
          <table:table-cell table:formula="of:=[.E132]-[.I132]" office:value-type="float" office:value="0" calcext:value-type="float">
            <text:p>0</text:p>
          </table:table-cell>
          <table:table-cell table:formula="of:=[.F132]&lt;[.B132]" office:value-type="boolean" office:boolean-value="true" calcext:value-type="boolean">
            <text:p>TRUE</text:p>
          </table:table-cell>
          <table:table-cell table:formula="of:=[.F132]&lt;2*[.B1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100000-6-s227708629c8731096.ukp</text:p>
          </table:table-cell>
          <table:table-cell office:value-type="float" office:value="0.231446" calcext:value-type="float">
            <text:p>0.231446</text:p>
          </table:table-cell>
          <table:table-cell office:value-type="float" office:value="0.47" calcext:value-type="float">
            <text:p>0.47</text:p>
          </table:table-cell>
          <table:table-cell office:value-type="float" office:value="148832" calcext:value-type="float">
            <text:p>148832</text:p>
          </table:table-cell>
          <table:table-cell office:value-type="float" office:value="8731096" calcext:value-type="float">
            <text:p>8731096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388" calcext:value-type="float">
            <text:p>20388</text:p>
          </table:table-cell>
          <table:table-cell office:value-type="float" office:value="8731096" calcext:value-type="float">
            <text:p>8731096</text:p>
          </table:table-cell>
          <table:table-cell table:formula="of:=[.E133]-[.I133]" office:value-type="float" office:value="0" calcext:value-type="float">
            <text:p>0</text:p>
          </table:table-cell>
          <table:table-cell table:formula="of:=[.F133]&lt;[.B133]" office:value-type="boolean" office:boolean-value="true" calcext:value-type="boolean">
            <text:p>TRUE</text:p>
          </table:table-cell>
          <table:table-cell table:formula="of:=[.F133]&lt;2*[.B1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0-0-s827183242c8821306.ukp</text:p>
          </table:table-cell>
          <table:table-cell office:value-type="float" office:value="0.0309808" calcext:value-type="float">
            <text:p>0.0309808</text:p>
          </table:table-cell>
          <table:table-cell office:value-type="float" office:value="0.28" calcext:value-type="float">
            <text:p>0.28</text:p>
          </table:table-cell>
          <table:table-cell office:value-type="float" office:value="158944" calcext:value-type="float">
            <text:p>158944</text:p>
          </table:table-cell>
          <table:table-cell office:value-type="float" office:value="8821306" calcext:value-type="float">
            <text:p>8821306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40" calcext:value-type="float">
            <text:p>20440</text:p>
          </table:table-cell>
          <table:table-cell office:value-type="float" office:value="8821306" calcext:value-type="float">
            <text:p>8821306</text:p>
          </table:table-cell>
          <table:table-cell table:formula="of:=[.E134]-[.I134]" office:value-type="float" office:value="0" calcext:value-type="float">
            <text:p>0</text:p>
          </table:table-cell>
          <table:table-cell table:formula="of:=[.F134]&lt;[.B134]" office:value-type="boolean" office:boolean-value="false" calcext:value-type="boolean">
            <text:p>FALSE</text:p>
          </table:table-cell>
          <table:table-cell table:formula="of:=[.F134]&lt;2*[.B1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0-1-s843367405c7933442.ukp</text:p>
          </table:table-cell>
          <table:table-cell office:value-type="float" office:value="0.0286678" calcext:value-type="float">
            <text:p>0.0286678</text:p>
          </table:table-cell>
          <table:table-cell office:value-type="float" office:value="0.27" calcext:value-type="float">
            <text:p>0.27</text:p>
          </table:table-cell>
          <table:table-cell office:value-type="float" office:value="144836" calcext:value-type="float">
            <text:p>144836</text:p>
          </table:table-cell>
          <table:table-cell office:value-type="float" office:value="7933442" calcext:value-type="float">
            <text:p>7933442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64" calcext:value-type="float">
            <text:p>20464</text:p>
          </table:table-cell>
          <table:table-cell office:value-type="float" office:value="7933442" calcext:value-type="float">
            <text:p>7933442</text:p>
          </table:table-cell>
          <table:table-cell table:formula="of:=[.E135]-[.I135]" office:value-type="float" office:value="0" calcext:value-type="float">
            <text:p>0</text:p>
          </table:table-cell>
          <table:table-cell table:formula="of:=[.F135]&lt;[.B135]" office:value-type="boolean" office:boolean-value="false" calcext:value-type="boolean">
            <text:p>FALSE</text:p>
          </table:table-cell>
          <table:table-cell table:formula="of:=[.F135]&lt;2*[.B1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0-2-s528806317c8104695.ukp</text:p>
          </table:table-cell>
          <table:table-cell office:value-type="float" office:value="0.0293368" calcext:value-type="float">
            <text:p>0.0293368</text:p>
          </table:table-cell>
          <table:table-cell office:value-type="float" office:value="0.27" calcext:value-type="float">
            <text:p>0.27</text:p>
          </table:table-cell>
          <table:table-cell office:value-type="float" office:value="147160" calcext:value-type="float">
            <text:p>147160</text:p>
          </table:table-cell>
          <table:table-cell office:value-type="float" office:value="8104695" calcext:value-type="float">
            <text:p>810469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68" calcext:value-type="float">
            <text:p>20468</text:p>
          </table:table-cell>
          <table:table-cell office:value-type="float" office:value="8104695" calcext:value-type="float">
            <text:p>8104695</text:p>
          </table:table-cell>
          <table:table-cell table:formula="of:=[.E136]-[.I136]" office:value-type="float" office:value="0" calcext:value-type="float">
            <text:p>0</text:p>
          </table:table-cell>
          <table:table-cell table:formula="of:=[.F136]&lt;[.B136]" office:value-type="boolean" office:boolean-value="false" calcext:value-type="boolean">
            <text:p>FALSE</text:p>
          </table:table-cell>
          <table:table-cell table:formula="of:=[.F136]&lt;2*[.B1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0-7-s177710744c5667253.ukp</text:p>
          </table:table-cell>
          <table:table-cell office:value-type="float" office:value="0.0238038" calcext:value-type="float">
            <text:p>0.0238038</text:p>
          </table:table-cell>
          <table:table-cell office:value-type="float" office:value="0.27" calcext:value-type="float">
            <text:p>0.27</text:p>
          </table:table-cell>
          <table:table-cell office:value-type="float" office:value="108896" calcext:value-type="float">
            <text:p>108896</text:p>
          </table:table-cell>
          <table:table-cell office:value-type="float" office:value="5667253" calcext:value-type="float">
            <text:p>5667253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80" calcext:value-type="float">
            <text:p>20480</text:p>
          </table:table-cell>
          <table:table-cell office:value-type="float" office:value="5667253" calcext:value-type="float">
            <text:p>5667253</text:p>
          </table:table-cell>
          <table:table-cell table:formula="of:=[.E137]-[.I137]" office:value-type="float" office:value="0" calcext:value-type="float">
            <text:p>0</text:p>
          </table:table-cell>
          <table:table-cell table:formula="of:=[.F137]&lt;[.B137]" office:value-type="boolean" office:boolean-value="false" calcext:value-type="boolean">
            <text:p>FALSE</text:p>
          </table:table-cell>
          <table:table-cell table:formula="of:=[.F137]&lt;2*[.B13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0-5-s110877071c8707973.ukp</text:p>
          </table:table-cell>
          <table:table-cell office:value-type="float" office:value="0.0276109" calcext:value-type="float">
            <text:p>0.0276109</text:p>
          </table:table-cell>
          <table:table-cell office:value-type="float" office:value="0.27" calcext:value-type="float">
            <text:p>0.27</text:p>
          </table:table-cell>
          <table:table-cell office:value-type="float" office:value="149316" calcext:value-type="float">
            <text:p>149316</text:p>
          </table:table-cell>
          <table:table-cell office:value-type="float" office:value="8707973" calcext:value-type="float">
            <text:p>8707973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48" calcext:value-type="float">
            <text:p>20448</text:p>
          </table:table-cell>
          <table:table-cell office:value-type="float" office:value="8707973" calcext:value-type="float">
            <text:p>8707973</text:p>
          </table:table-cell>
          <table:table-cell table:formula="of:=[.E138]-[.I138]" office:value-type="float" office:value="0" calcext:value-type="float">
            <text:p>0</text:p>
          </table:table-cell>
          <table:table-cell table:formula="of:=[.F138]&lt;[.B138]" office:value-type="boolean" office:boolean-value="false" calcext:value-type="boolean">
            <text:p>FALSE</text:p>
          </table:table-cell>
          <table:table-cell table:formula="of:=[.F138]&lt;2*[.B1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100000-6-s227708629c8504831.ukp</text:p>
          </table:table-cell>
          <table:table-cell office:value-type="float" office:value="0.325094" calcext:value-type="float">
            <text:p>0.325094</text:p>
          </table:table-cell>
          <table:table-cell office:value-type="float" office:value="0.61" calcext:value-type="float">
            <text:p>0.61</text:p>
          </table:table-cell>
          <table:table-cell office:value-type="float" office:value="151936" calcext:value-type="float">
            <text:p>151936</text:p>
          </table:table-cell>
          <table:table-cell office:value-type="float" office:value="8504831" calcext:value-type="float">
            <text:p>8504831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456" calcext:value-type="float">
            <text:p>20456</text:p>
          </table:table-cell>
          <table:table-cell office:value-type="float" office:value="8504831" calcext:value-type="float">
            <text:p>8504831</text:p>
          </table:table-cell>
          <table:table-cell table:formula="of:=[.E139]-[.I139]" office:value-type="float" office:value="0" calcext:value-type="float">
            <text:p>0</text:p>
          </table:table-cell>
          <table:table-cell table:formula="of:=[.F139]&lt;[.B139]" office:value-type="boolean" office:boolean-value="true" calcext:value-type="boolean">
            <text:p>TRUE</text:p>
          </table:table-cell>
          <table:table-cell table:formula="of:=[.F139]&lt;2*[.B1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0-0-s827183242c9661788.ukp</text:p>
          </table:table-cell>
          <table:table-cell office:value-type="float" office:value="0.0330284" calcext:value-type="float">
            <text:p>0.0330284</text:p>
          </table:table-cell>
          <table:table-cell office:value-type="float" office:value="0.28" calcext:value-type="float">
            <text:p>0.28</text:p>
          </table:table-cell>
          <table:table-cell office:value-type="float" office:value="171244" calcext:value-type="float">
            <text:p>171244</text:p>
          </table:table-cell>
          <table:table-cell office:value-type="float" office:value="9661788" calcext:value-type="float">
            <text:p>9661788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464" calcext:value-type="float">
            <text:p>20464</text:p>
          </table:table-cell>
          <table:table-cell office:value-type="float" office:value="9661788" calcext:value-type="float">
            <text:p>9661788</text:p>
          </table:table-cell>
          <table:table-cell table:formula="of:=[.E140]-[.I140]" office:value-type="float" office:value="0" calcext:value-type="float">
            <text:p>0</text:p>
          </table:table-cell>
          <table:table-cell table:formula="of:=[.F140]&lt;[.B140]" office:value-type="boolean" office:boolean-value="false" calcext:value-type="boolean">
            <text:p>FALSE</text:p>
          </table:table-cell>
          <table:table-cell table:formula="of:=[.F140]&lt;2*[.B1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0-1-s843367405c9941261.ukp</text:p>
          </table:table-cell>
          <table:table-cell office:value-type="float" office:value="0.0332766" calcext:value-type="float">
            <text:p>0.0332766</text:p>
          </table:table-cell>
          <table:table-cell office:value-type="float" office:value="0.28" calcext:value-type="float">
            <text:p>0.28</text:p>
          </table:table-cell>
          <table:table-cell office:value-type="float" office:value="175600" calcext:value-type="float">
            <text:p>175600</text:p>
          </table:table-cell>
          <table:table-cell office:value-type="float" office:value="9941261" calcext:value-type="float">
            <text:p>9941261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448" calcext:value-type="float">
            <text:p>20448</text:p>
          </table:table-cell>
          <table:table-cell office:value-type="float" office:value="9941261" calcext:value-type="float">
            <text:p>9941261</text:p>
          </table:table-cell>
          <table:table-cell table:formula="of:=[.E141]-[.I141]" office:value-type="float" office:value="0" calcext:value-type="float">
            <text:p>0</text:p>
          </table:table-cell>
          <table:table-cell table:formula="of:=[.F141]&lt;[.B141]" office:value-type="boolean" office:boolean-value="false" calcext:value-type="boolean">
            <text:p>FALSE</text:p>
          </table:table-cell>
          <table:table-cell table:formula="of:=[.F141]&lt;2*[.B1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0-3-s780179313c7579982.ukp</text:p>
          </table:table-cell>
          <table:table-cell office:value-type="float" office:value="0.0295372" calcext:value-type="float">
            <text:p>0.0295372</text:p>
          </table:table-cell>
          <table:table-cell office:value-type="float" office:value="0.27" calcext:value-type="float">
            <text:p>0.27</text:p>
          </table:table-cell>
          <table:table-cell office:value-type="float" office:value="130964" calcext:value-type="float">
            <text:p>130964</text:p>
          </table:table-cell>
          <table:table-cell office:value-type="float" office:value="7579982" calcext:value-type="float">
            <text:p>7579982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472" calcext:value-type="float">
            <text:p>20472</text:p>
          </table:table-cell>
          <table:table-cell office:value-type="float" office:value="7579982" calcext:value-type="float">
            <text:p>7579982</text:p>
          </table:table-cell>
          <table:table-cell table:formula="of:=[.E142]-[.I142]" office:value-type="float" office:value="0" calcext:value-type="float">
            <text:p>0</text:p>
          </table:table-cell>
          <table:table-cell table:formula="of:=[.F142]&lt;[.B142]" office:value-type="boolean" office:boolean-value="false" calcext:value-type="boolean">
            <text:p>FALSE</text:p>
          </table:table-cell>
          <table:table-cell table:formula="of:=[.F142]&lt;2*[.B1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0-4-s721215008c5527496.ukp</text:p>
          </table:table-cell>
          <table:table-cell office:value-type="float" office:value="0.0255871" calcext:value-type="float">
            <text:p>0.0255871</text:p>
          </table:table-cell>
          <table:table-cell office:value-type="float" office:value="0.26" calcext:value-type="float">
            <text:p>0.26</text:p>
          </table:table-cell>
          <table:table-cell office:value-type="float" office:value="99260" calcext:value-type="float">
            <text:p>99260</text:p>
          </table:table-cell>
          <table:table-cell office:value-type="float" office:value="5527496" calcext:value-type="float">
            <text:p>5527496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468" calcext:value-type="float">
            <text:p>20468</text:p>
          </table:table-cell>
          <table:table-cell office:value-type="float" office:value="5527496" calcext:value-type="float">
            <text:p>5527496</text:p>
          </table:table-cell>
          <table:table-cell table:formula="of:=[.E143]-[.I143]" office:value-type="float" office:value="0" calcext:value-type="float">
            <text:p>0</text:p>
          </table:table-cell>
          <table:table-cell table:formula="of:=[.F143]&lt;[.B143]" office:value-type="boolean" office:boolean-value="false" calcext:value-type="boolean">
            <text:p>FALSE</text:p>
          </table:table-cell>
          <table:table-cell table:formula="of:=[.F143]&lt;2*[.B14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-8-s991580855c5508152.ukp</text:p>
          </table:table-cell>
          <table:table-cell office:value-type="float" office:value="0.0158871" calcext:value-type="float">
            <text:p>0.0158871</text:p>
          </table:table-cell>
          <table:table-cell office:value-type="float" office:value="0.04" calcext:value-type="float">
            <text:p>0.04</text:p>
          </table:table-cell>
          <table:table-cell office:value-type="float" office:value="97040" calcext:value-type="float">
            <text:p>97040</text:p>
          </table:table-cell>
          <table:table-cell office:value-type="float" office:value="5508152" calcext:value-type="float">
            <text:p>5508152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7688" calcext:value-type="float">
            <text:p>7688</text:p>
          </table:table-cell>
          <table:table-cell office:value-type="float" office:value="5508152" calcext:value-type="float">
            <text:p>5508152</text:p>
          </table:table-cell>
          <table:table-cell table:formula="of:=[.E144]-[.I144]" office:value-type="float" office:value="0" calcext:value-type="float">
            <text:p>0</text:p>
          </table:table-cell>
          <table:table-cell table:formula="of:=[.F144]&lt;[.B144]" office:value-type="boolean" office:boolean-value="false" calcext:value-type="boolean">
            <text:p>FALSE</text:p>
          </table:table-cell>
          <table:table-cell table:formula="of:=[.F144]&lt;2*[.B14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wmax500000n100000-3-s780179313c7571075.ukp</text:p>
          </table:table-cell>
          <table:table-cell office:value-type="float" office:value="0.0230265" calcext:value-type="float">
            <text:p>0.0230265</text:p>
          </table:table-cell>
          <table:table-cell office:value-type="float" office:value="0.26" calcext:value-type="float">
            <text:p>0.26</text:p>
          </table:table-cell>
          <table:table-cell office:value-type="float" office:value="131688" calcext:value-type="float">
            <text:p>131688</text:p>
          </table:table-cell>
          <table:table-cell office:value-type="float" office:value="7571075" calcext:value-type="float">
            <text:p>7571075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432" calcext:value-type="float">
            <text:p>20432</text:p>
          </table:table-cell>
          <table:table-cell office:value-type="float" office:value="7571075" calcext:value-type="float">
            <text:p>7571075</text:p>
          </table:table-cell>
          <table:table-cell table:formula="of:=[.E145]-[.I145]" office:value-type="float" office:value="0" calcext:value-type="float">
            <text:p>0</text:p>
          </table:table-cell>
          <table:table-cell table:formula="of:=[.F145]&lt;[.B145]" office:value-type="boolean" office:boolean-value="false" calcext:value-type="boolean">
            <text:p>FALSE</text:p>
          </table:table-cell>
          <table:table-cell table:formula="of:=[.F145]&lt;2*[.B1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0-7-s177710744c7068824.ukp</text:p>
          </table:table-cell>
          <table:table-cell office:value-type="float" office:value="0.0217392" calcext:value-type="float">
            <text:p>0.0217392</text:p>
          </table:table-cell>
          <table:table-cell office:value-type="float" office:value="0.26" calcext:value-type="float">
            <text:p>0.26</text:p>
          </table:table-cell>
          <table:table-cell office:value-type="float" office:value="122936" calcext:value-type="float">
            <text:p>122936</text:p>
          </table:table-cell>
          <table:table-cell office:value-type="float" office:value="7068824" calcext:value-type="float">
            <text:p>7068824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536" calcext:value-type="float">
            <text:p>20536</text:p>
          </table:table-cell>
          <table:table-cell office:value-type="float" office:value="7068824" calcext:value-type="float">
            <text:p>7068824</text:p>
          </table:table-cell>
          <table:table-cell table:formula="of:=[.E146]-[.I146]" office:value-type="float" office:value="0" calcext:value-type="float">
            <text:p>0</text:p>
          </table:table-cell>
          <table:table-cell table:formula="of:=[.F146]&lt;[.B146]" office:value-type="boolean" office:boolean-value="false" calcext:value-type="boolean">
            <text:p>FALSE</text:p>
          </table:table-cell>
          <table:table-cell table:formula="of:=[.F146]&lt;2*[.B14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0-3-s780179313c8935296.ukp</text:p>
          </table:table-cell>
          <table:table-cell office:value-type="float" office:value="0.0312579" calcext:value-type="float">
            <text:p>0.0312579</text:p>
          </table:table-cell>
          <table:table-cell office:value-type="float" office:value="0.28" calcext:value-type="float">
            <text:p>0.28</text:p>
          </table:table-cell>
          <table:table-cell office:value-type="float" office:value="160040" calcext:value-type="float">
            <text:p>160040</text:p>
          </table:table-cell>
          <table:table-cell office:value-type="float" office:value="8935296" calcext:value-type="float">
            <text:p>8935296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388" calcext:value-type="float">
            <text:p>20388</text:p>
          </table:table-cell>
          <table:table-cell office:value-type="float" office:value="8935296" calcext:value-type="float">
            <text:p>8935296</text:p>
          </table:table-cell>
          <table:table-cell table:formula="of:=[.E147]-[.I147]" office:value-type="float" office:value="0" calcext:value-type="float">
            <text:p>0</text:p>
          </table:table-cell>
          <table:table-cell table:formula="of:=[.F147]&lt;[.B147]" office:value-type="boolean" office:boolean-value="false" calcext:value-type="boolean">
            <text:p>FALSE</text:p>
          </table:table-cell>
          <table:table-cell table:formula="of:=[.F147]&lt;2*[.B1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0-8-s991580855c6782529.ukp</text:p>
          </table:table-cell>
          <table:table-cell office:value-type="float" office:value="0.0267639" calcext:value-type="float">
            <text:p>0.0267639</text:p>
          </table:table-cell>
          <table:table-cell office:value-type="float" office:value="0.26" calcext:value-type="float">
            <text:p>0.26</text:p>
          </table:table-cell>
          <table:table-cell office:value-type="float" office:value="126768" calcext:value-type="float">
            <text:p>126768</text:p>
          </table:table-cell>
          <table:table-cell office:value-type="float" office:value="6782529" calcext:value-type="float">
            <text:p>6782529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552" calcext:value-type="float">
            <text:p>20552</text:p>
          </table:table-cell>
          <table:table-cell office:value-type="float" office:value="6782529" calcext:value-type="float">
            <text:p>6782529</text:p>
          </table:table-cell>
          <table:table-cell table:formula="of:=[.E148]-[.I148]" office:value-type="float" office:value="0" calcext:value-type="float">
            <text:p>0</text:p>
          </table:table-cell>
          <table:table-cell table:formula="of:=[.F148]&lt;[.B148]" office:value-type="boolean" office:boolean-value="false" calcext:value-type="boolean">
            <text:p>FALSE</text:p>
          </table:table-cell>
          <table:table-cell table:formula="of:=[.F148]&lt;2*[.B1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0-9-s126456688c5577842.ukp</text:p>
          </table:table-cell>
          <table:table-cell office:value-type="float" office:value="0.0238062" calcext:value-type="float">
            <text:p>0.0238062</text:p>
          </table:table-cell>
          <table:table-cell office:value-type="float" office:value="0.26" calcext:value-type="float">
            <text:p>0.26</text:p>
          </table:table-cell>
          <table:table-cell office:value-type="float" office:value="108168" calcext:value-type="float">
            <text:p>108168</text:p>
          </table:table-cell>
          <table:table-cell office:value-type="float" office:value="5577842" calcext:value-type="float">
            <text:p>5577842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1876" calcext:value-type="float">
            <text:p>21876</text:p>
          </table:table-cell>
          <table:table-cell office:value-type="float" office:value="5577842" calcext:value-type="float">
            <text:p>5577842</text:p>
          </table:table-cell>
          <table:table-cell table:formula="of:=[.E149]-[.I149]" office:value-type="float" office:value="0" calcext:value-type="float">
            <text:p>0</text:p>
          </table:table-cell>
          <table:table-cell table:formula="of:=[.F149]&lt;[.B149]" office:value-type="boolean" office:boolean-value="false" calcext:value-type="boolean">
            <text:p>FALSE</text:p>
          </table:table-cell>
          <table:table-cell table:formula="of:=[.F149]&lt;2*[.B1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0-2-s528806317c5548039.ukp</text:p>
          </table:table-cell>
          <table:table-cell office:value-type="float" office:value="0.0203657" calcext:value-type="float">
            <text:p>0.0203657</text:p>
          </table:table-cell>
          <table:table-cell office:value-type="float" office:value="0.26" calcext:value-type="float">
            <text:p>0.26</text:p>
          </table:table-cell>
          <table:table-cell office:value-type="float" office:value="99260" calcext:value-type="float">
            <text:p>99260</text:p>
          </table:table-cell>
          <table:table-cell office:value-type="float" office:value="5548039" calcext:value-type="float">
            <text:p>5548039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484" calcext:value-type="float">
            <text:p>20484</text:p>
          </table:table-cell>
          <table:table-cell office:value-type="float" office:value="5548039" calcext:value-type="float">
            <text:p>5548039</text:p>
          </table:table-cell>
          <table:table-cell table:formula="of:=[.E150]-[.I150]" office:value-type="float" office:value="0" calcext:value-type="float">
            <text:p>0</text:p>
          </table:table-cell>
          <table:table-cell table:formula="of:=[.F150]&lt;[.B150]" office:value-type="boolean" office:boolean-value="false" calcext:value-type="boolean">
            <text:p>FALSE</text:p>
          </table:table-cell>
          <table:table-cell table:formula="of:=[.F150]&lt;2*[.B1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0-4-s721215008c8428519.ukp</text:p>
          </table:table-cell>
          <table:table-cell office:value-type="float" office:value="0.0268771" calcext:value-type="float">
            <text:p>0.0268771</text:p>
          </table:table-cell>
          <table:table-cell office:value-type="float" office:value="0.29" calcext:value-type="float">
            <text:p>0.29</text:p>
          </table:table-cell>
          <table:table-cell office:value-type="float" office:value="144288" calcext:value-type="float">
            <text:p>144288</text:p>
          </table:table-cell>
          <table:table-cell office:value-type="float" office:value="8428519" calcext:value-type="float">
            <text:p>8428519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448" calcext:value-type="float">
            <text:p>20448</text:p>
          </table:table-cell>
          <table:table-cell office:value-type="float" office:value="8428519" calcext:value-type="float">
            <text:p>8428519</text:p>
          </table:table-cell>
          <table:table-cell table:formula="of:=[.E151]-[.I151]" office:value-type="float" office:value="0" calcext:value-type="float">
            <text:p>0</text:p>
          </table:table-cell>
          <table:table-cell table:formula="of:=[.F151]&lt;[.B151]" office:value-type="boolean" office:boolean-value="false" calcext:value-type="boolean">
            <text:p>FALSE</text:p>
          </table:table-cell>
          <table:table-cell table:formula="of:=[.F151]&lt;2*[.B15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0-7-s177710744c6272106.ukp</text:p>
          </table:table-cell>
          <table:table-cell office:value-type="float" office:value="0.0223716" calcext:value-type="float">
            <text:p>0.0223716</text:p>
          </table:table-cell>
          <table:table-cell office:value-type="float" office:value="0.27" calcext:value-type="float">
            <text:p>0.27</text:p>
          </table:table-cell>
          <table:table-cell office:value-type="float" office:value="110524" calcext:value-type="float">
            <text:p>110524</text:p>
          </table:table-cell>
          <table:table-cell office:value-type="float" office:value="6272106" calcext:value-type="float">
            <text:p>6272106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440" calcext:value-type="float">
            <text:p>20440</text:p>
          </table:table-cell>
          <table:table-cell office:value-type="float" office:value="6272106" calcext:value-type="float">
            <text:p>6272106</text:p>
          </table:table-cell>
          <table:table-cell table:formula="of:=[.E152]-[.I152]" office:value-type="float" office:value="0" calcext:value-type="float">
            <text:p>0</text:p>
          </table:table-cell>
          <table:table-cell table:formula="of:=[.F152]&lt;[.B152]" office:value-type="boolean" office:boolean-value="false" calcext:value-type="boolean">
            <text:p>FALSE</text:p>
          </table:table-cell>
          <table:table-cell table:formula="of:=[.F152]&lt;2*[.B1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0-8-s991580855c8490598.ukp</text:p>
          </table:table-cell>
          <table:table-cell office:value-type="float" office:value="0.0266729" calcext:value-type="float">
            <text:p>0.0266729</text:p>
          </table:table-cell>
          <table:table-cell office:value-type="float" office:value="0.27" calcext:value-type="float">
            <text:p>0.27</text:p>
          </table:table-cell>
          <table:table-cell office:value-type="float" office:value="145756" calcext:value-type="float">
            <text:p>145756</text:p>
          </table:table-cell>
          <table:table-cell office:value-type="float" office:value="8490598" calcext:value-type="float">
            <text:p>8490598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1800" calcext:value-type="float">
            <text:p>21800</text:p>
          </table:table-cell>
          <table:table-cell office:value-type="float" office:value="8490598" calcext:value-type="float">
            <text:p>8490598</text:p>
          </table:table-cell>
          <table:table-cell table:formula="of:=[.E153]-[.I153]" office:value-type="float" office:value="0" calcext:value-type="float">
            <text:p>0</text:p>
          </table:table-cell>
          <table:table-cell table:formula="of:=[.F153]&lt;[.B153]" office:value-type="boolean" office:boolean-value="false" calcext:value-type="boolean">
            <text:p>FALSE</text:p>
          </table:table-cell>
          <table:table-cell table:formula="of:=[.F153]&lt;2*[.B1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0-5-s110877071c7877976.ukp</text:p>
          </table:table-cell>
          <table:table-cell office:value-type="float" office:value="0.0292838" calcext:value-type="float">
            <text:p>0.0292838</text:p>
          </table:table-cell>
          <table:table-cell office:value-type="float" office:value="0.28" calcext:value-type="float">
            <text:p>0.28</text:p>
          </table:table-cell>
          <table:table-cell office:value-type="float" office:value="143348" calcext:value-type="float">
            <text:p>143348</text:p>
          </table:table-cell>
          <table:table-cell office:value-type="float" office:value="7877976" calcext:value-type="float">
            <text:p>7877976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52" calcext:value-type="float">
            <text:p>20452</text:p>
          </table:table-cell>
          <table:table-cell office:value-type="float" office:value="7877976" calcext:value-type="float">
            <text:p>7877976</text:p>
          </table:table-cell>
          <table:table-cell table:formula="of:=[.E154]-[.I154]" office:value-type="float" office:value="0" calcext:value-type="float">
            <text:p>0</text:p>
          </table:table-cell>
          <table:table-cell table:formula="of:=[.F154]&lt;[.B154]" office:value-type="boolean" office:boolean-value="false" calcext:value-type="boolean">
            <text:p>FALSE</text:p>
          </table:table-cell>
          <table:table-cell table:formula="of:=[.F154]&lt;2*[.B1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0-6-s227708629c9541389.ukp</text:p>
          </table:table-cell>
          <table:table-cell office:value-type="float" office:value="0.0326254" calcext:value-type="float">
            <text:p>0.0326254</text:p>
          </table:table-cell>
          <table:table-cell office:value-type="float" office:value="0.28" calcext:value-type="float">
            <text:p>0.28</text:p>
          </table:table-cell>
          <table:table-cell office:value-type="float" office:value="169556" calcext:value-type="float">
            <text:p>169556</text:p>
          </table:table-cell>
          <table:table-cell office:value-type="float" office:value="9541389" calcext:value-type="float">
            <text:p>9541389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92" calcext:value-type="float">
            <text:p>20492</text:p>
          </table:table-cell>
          <table:table-cell office:value-type="float" office:value="9541389" calcext:value-type="float">
            <text:p>9541389</text:p>
          </table:table-cell>
          <table:table-cell table:formula="of:=[.E155]-[.I155]" office:value-type="float" office:value="0" calcext:value-type="float">
            <text:p>0</text:p>
          </table:table-cell>
          <table:table-cell table:formula="of:=[.F155]&lt;[.B155]" office:value-type="boolean" office:boolean-value="false" calcext:value-type="boolean">
            <text:p>FALSE</text:p>
          </table:table-cell>
          <table:table-cell table:formula="of:=[.F155]&lt;2*[.B1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0-5-s110877071c9317578.ukp</text:p>
          </table:table-cell>
          <table:table-cell office:value-type="float" office:value="0.031047" calcext:value-type="float">
            <text:p>0.031047</text:p>
          </table:table-cell>
          <table:table-cell office:value-type="float" office:value="0.27" calcext:value-type="float">
            <text:p>0.27</text:p>
          </table:table-cell>
          <table:table-cell office:value-type="float" office:value="166512" calcext:value-type="float">
            <text:p>166512</text:p>
          </table:table-cell>
          <table:table-cell office:value-type="float" office:value="9317578" calcext:value-type="float">
            <text:p>9317578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6" calcext:value-type="float">
            <text:p>0.06</text:p>
          </table:table-cell>
          <table:table-cell office:value-type="float" office:value="20532" calcext:value-type="float">
            <text:p>20532</text:p>
          </table:table-cell>
          <table:table-cell office:value-type="float" office:value="9317578" calcext:value-type="float">
            <text:p>9317578</text:p>
          </table:table-cell>
          <table:table-cell table:formula="of:=[.E156]-[.I156]" office:value-type="float" office:value="0" calcext:value-type="float">
            <text:p>0</text:p>
          </table:table-cell>
          <table:table-cell table:formula="of:=[.F156]&lt;[.B156]" office:value-type="boolean" office:boolean-value="false" calcext:value-type="boolean">
            <text:p>FALSE</text:p>
          </table:table-cell>
          <table:table-cell table:formula="of:=[.F156]&lt;2*[.B1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0-6-s227708629c7385954.ukp</text:p>
          </table:table-cell>
          <table:table-cell office:value-type="float" office:value="0.0243395" calcext:value-type="float">
            <text:p>0.0243395</text:p>
          </table:table-cell>
          <table:table-cell office:value-type="float" office:value="0.27" calcext:value-type="float">
            <text:p>0.27</text:p>
          </table:table-cell>
          <table:table-cell office:value-type="float" office:value="128016" calcext:value-type="float">
            <text:p>128016</text:p>
          </table:table-cell>
          <table:table-cell office:value-type="float" office:value="7385954" calcext:value-type="float">
            <text:p>7385954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36" calcext:value-type="float">
            <text:p>20436</text:p>
          </table:table-cell>
          <table:table-cell office:value-type="float" office:value="7385954" calcext:value-type="float">
            <text:p>7385954</text:p>
          </table:table-cell>
          <table:table-cell table:formula="of:=[.E157]-[.I157]" office:value-type="float" office:value="0" calcext:value-type="float">
            <text:p>0</text:p>
          </table:table-cell>
          <table:table-cell table:formula="of:=[.F157]&lt;[.B157]" office:value-type="boolean" office:boolean-value="false" calcext:value-type="boolean">
            <text:p>FALSE</text:p>
          </table:table-cell>
          <table:table-cell table:formula="of:=[.F157]&lt;2*[.B15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0-9-s126456688c5843362.ukp</text:p>
          </table:table-cell>
          <table:table-cell office:value-type="float" office:value="0.0220127" calcext:value-type="float">
            <text:p>0.0220127</text:p>
          </table:table-cell>
          <table:table-cell office:value-type="float" office:value="0.26" calcext:value-type="float">
            <text:p>0.26</text:p>
          </table:table-cell>
          <table:table-cell office:value-type="float" office:value="104620" calcext:value-type="float">
            <text:p>104620</text:p>
          </table:table-cell>
          <table:table-cell office:value-type="float" office:value="5843362" calcext:value-type="float">
            <text:p>5843362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68" calcext:value-type="float">
            <text:p>20468</text:p>
          </table:table-cell>
          <table:table-cell office:value-type="float" office:value="5843362" calcext:value-type="float">
            <text:p>5843362</text:p>
          </table:table-cell>
          <table:table-cell table:formula="of:=[.E158]-[.I158]" office:value-type="float" office:value="0" calcext:value-type="float">
            <text:p>0</text:p>
          </table:table-cell>
          <table:table-cell table:formula="of:=[.F158]&lt;[.B158]" office:value-type="boolean" office:boolean-value="false" calcext:value-type="boolean">
            <text:p>FALSE</text:p>
          </table:table-cell>
          <table:table-cell table:formula="of:=[.F158]&lt;2*[.B1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50000-4-s721215008c9739684.ukp</text:p>
          </table:table-cell>
          <table:table-cell office:value-type="float" office:value="0.111826" calcext:value-type="float">
            <text:p>0.111826</text:p>
          </table:table-cell>
          <table:table-cell office:value-type="float" office:value="0.23" calcext:value-type="float">
            <text:p>0.23</text:p>
          </table:table-cell>
          <table:table-cell office:value-type="float" office:value="170536" calcext:value-type="float">
            <text:p>170536</text:p>
          </table:table-cell>
          <table:table-cell office:value-type="float" office:value="9739684" calcext:value-type="float">
            <text:p>973968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1960" calcext:value-type="float">
            <text:p>11960</text:p>
          </table:table-cell>
          <table:table-cell office:value-type="float" office:value="9739684" calcext:value-type="float">
            <text:p>9739684</text:p>
          </table:table-cell>
          <table:table-cell table:formula="of:=[.E159]-[.I159]" office:value-type="float" office:value="0" calcext:value-type="float">
            <text:p>0</text:p>
          </table:table-cell>
          <table:table-cell table:formula="of:=[.F159]&lt;[.B159]" office:value-type="boolean" office:boolean-value="true" calcext:value-type="boolean">
            <text:p>TRUE</text:p>
          </table:table-cell>
          <table:table-cell table:formula="of:=[.F159]&lt;2*[.B1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50000-2-s528806317c5171078.ukp</text:p>
          </table:table-cell>
          <table:table-cell office:value-type="float" office:value="0.331052" calcext:value-type="float">
            <text:p>0.331052</text:p>
          </table:table-cell>
          <table:table-cell office:value-type="float" office:value="0.5" calcext:value-type="float">
            <text:p>0.5</text:p>
          </table:table-cell>
          <table:table-cell office:value-type="float" office:value="91420" calcext:value-type="float">
            <text:p>91420</text:p>
          </table:table-cell>
          <table:table-cell office:value-type="float" office:value="5171078" calcext:value-type="float">
            <text:p>5171078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1928" calcext:value-type="float">
            <text:p>11928</text:p>
          </table:table-cell>
          <table:table-cell office:value-type="float" office:value="5171078" calcext:value-type="float">
            <text:p>5171078</text:p>
          </table:table-cell>
          <table:table-cell table:formula="of:=[.E160]-[.I160]" office:value-type="float" office:value="0" calcext:value-type="float">
            <text:p>0</text:p>
          </table:table-cell>
          <table:table-cell table:formula="of:=[.F160]&lt;[.B160]" office:value-type="boolean" office:boolean-value="true" calcext:value-type="boolean">
            <text:p>TRUE</text:p>
          </table:table-cell>
          <table:table-cell table:formula="of:=[.F160]&lt;2*[.B16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50000-8-s991580855c9363674.ukp</text:p>
          </table:table-cell>
          <table:table-cell office:value-type="float" office:value="0.0886243" calcext:value-type="float">
            <text:p>0.0886243</text:p>
          </table:table-cell>
          <table:table-cell office:value-type="float" office:value="0.21" calcext:value-type="float">
            <text:p>0.21</text:p>
          </table:table-cell>
          <table:table-cell office:value-type="float" office:value="157728" calcext:value-type="float">
            <text:p>157728</text:p>
          </table:table-cell>
          <table:table-cell office:value-type="float" office:value="9363674" calcext:value-type="float">
            <text:p>936367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1976" calcext:value-type="float">
            <text:p>11976</text:p>
          </table:table-cell>
          <table:table-cell office:value-type="float" office:value="9363674" calcext:value-type="float">
            <text:p>9363674</text:p>
          </table:table-cell>
          <table:table-cell table:formula="of:=[.E161]-[.I161]" office:value-type="float" office:value="0" calcext:value-type="float">
            <text:p>0</text:p>
          </table:table-cell>
          <table:table-cell table:formula="of:=[.F161]&lt;[.B161]" office:value-type="boolean" office:boolean-value="true" calcext:value-type="boolean">
            <text:p>TRUE</text:p>
          </table:table-cell>
          <table:table-cell table:formula="of:=[.F161]&lt;2*[.B1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20000-0-s827183242c5977860.ukp</text:p>
          </table:table-cell>
          <table:table-cell office:value-type="float" office:value="0.0486124" calcext:value-type="float">
            <text:p>0.0486124</text:p>
          </table:table-cell>
          <table:table-cell office:value-type="float" office:value="0.11" calcext:value-type="float">
            <text:p>0.11</text:p>
          </table:table-cell>
          <table:table-cell office:value-type="float" office:value="111300" calcext:value-type="float">
            <text:p>111300</text:p>
          </table:table-cell>
          <table:table-cell office:value-type="float" office:value="5977860" calcext:value-type="float">
            <text:p>5977860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8200" calcext:value-type="float">
            <text:p>8200</text:p>
          </table:table-cell>
          <table:table-cell office:value-type="float" office:value="5977860" calcext:value-type="float">
            <text:p>5977860</text:p>
          </table:table-cell>
          <table:table-cell table:formula="of:=[.E162]-[.I162]" office:value-type="float" office:value="0" calcext:value-type="float">
            <text:p>0</text:p>
          </table:table-cell>
          <table:table-cell table:formula="of:=[.F162]&lt;[.B162]" office:value-type="boolean" office:boolean-value="true" calcext:value-type="boolean">
            <text:p>TRUE</text:p>
          </table:table-cell>
          <table:table-cell table:formula="of:=[.F162]&lt;2*[.B1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50000-2-s528806317c6020154.ukp</text:p>
          </table:table-cell>
          <table:table-cell office:value-type="float" office:value="0.110102" calcext:value-type="float">
            <text:p>0.110102</text:p>
          </table:table-cell>
          <table:table-cell office:value-type="float" office:value="0.22" calcext:value-type="float">
            <text:p>0.22</text:p>
          </table:table-cell>
          <table:table-cell office:value-type="float" office:value="112248" calcext:value-type="float">
            <text:p>112248</text:p>
          </table:table-cell>
          <table:table-cell office:value-type="float" office:value="6020154" calcext:value-type="float">
            <text:p>6020154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4" calcext:value-type="float">
            <text:p>0.04</text:p>
          </table:table-cell>
          <table:table-cell office:value-type="float" office:value="12024" calcext:value-type="float">
            <text:p>12024</text:p>
          </table:table-cell>
          <table:table-cell office:value-type="float" office:value="6020154" calcext:value-type="float">
            <text:p>6020154</text:p>
          </table:table-cell>
          <table:table-cell table:formula="of:=[.E163]-[.I163]" office:value-type="float" office:value="0" calcext:value-type="float">
            <text:p>0</text:p>
          </table:table-cell>
          <table:table-cell table:formula="of:=[.F163]&lt;[.B163]" office:value-type="boolean" office:boolean-value="true" calcext:value-type="boolean">
            <text:p>TRUE</text:p>
          </table:table-cell>
          <table:table-cell table:formula="of:=[.F163]&lt;2*[.B16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50000-3-s780179313c7801078.ukp</text:p>
          </table:table-cell>
          <table:table-cell office:value-type="float" office:value="0.0982394" calcext:value-type="float">
            <text:p>0.0982394</text:p>
          </table:table-cell>
          <table:table-cell office:value-type="float" office:value="0.22" calcext:value-type="float">
            <text:p>0.22</text:p>
          </table:table-cell>
          <table:table-cell office:value-type="float" office:value="140168" calcext:value-type="float">
            <text:p>140168</text:p>
          </table:table-cell>
          <table:table-cell office:value-type="float" office:value="7801078" calcext:value-type="float">
            <text:p>7801078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4" calcext:value-type="float">
            <text:p>0.04</text:p>
          </table:table-cell>
          <table:table-cell office:value-type="float" office:value="11900" calcext:value-type="float">
            <text:p>11900</text:p>
          </table:table-cell>
          <table:table-cell office:value-type="float" office:value="7801078" calcext:value-type="float">
            <text:p>7801078</text:p>
          </table:table-cell>
          <table:table-cell table:formula="of:=[.E164]-[.I164]" office:value-type="float" office:value="0" calcext:value-type="float">
            <text:p>0</text:p>
          </table:table-cell>
          <table:table-cell table:formula="of:=[.F164]&lt;[.B164]" office:value-type="boolean" office:boolean-value="true" calcext:value-type="boolean">
            <text:p>TRUE</text:p>
          </table:table-cell>
          <table:table-cell table:formula="of:=[.F164]&lt;2*[.B16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50000-3-s780179313c8865909.ukp</text:p>
          </table:table-cell>
          <table:table-cell office:value-type="float" office:value="0.331799" calcext:value-type="float">
            <text:p>0.331799</text:p>
          </table:table-cell>
          <table:table-cell office:value-type="float" office:value="0.45" calcext:value-type="float">
            <text:p>0.45</text:p>
          </table:table-cell>
          <table:table-cell office:value-type="float" office:value="148764" calcext:value-type="float">
            <text:p>148764</text:p>
          </table:table-cell>
          <table:table-cell office:value-type="float" office:value="8865909" calcext:value-type="float">
            <text:p>8865909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2048" calcext:value-type="float">
            <text:p>12048</text:p>
          </table:table-cell>
          <table:table-cell office:value-type="float" office:value="8865909" calcext:value-type="float">
            <text:p>8865909</text:p>
          </table:table-cell>
          <table:table-cell table:formula="of:=[.E165]-[.I165]" office:value-type="float" office:value="0" calcext:value-type="float">
            <text:p>0</text:p>
          </table:table-cell>
          <table:table-cell table:formula="of:=[.F165]&lt;[.B165]" office:value-type="boolean" office:boolean-value="true" calcext:value-type="boolean">
            <text:p>TRUE</text:p>
          </table:table-cell>
          <table:table-cell table:formula="of:=[.F165]&lt;2*[.B16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50000-5-s110877071c6291545.ukp</text:p>
          </table:table-cell>
          <table:table-cell office:value-type="float" office:value="0.341391" calcext:value-type="float">
            <text:p>0.341391</text:p>
          </table:table-cell>
          <table:table-cell office:value-type="float" office:value="0.46" calcext:value-type="float">
            <text:p>0.46</text:p>
          </table:table-cell>
          <table:table-cell office:value-type="float" office:value="108904" calcext:value-type="float">
            <text:p>108904</text:p>
          </table:table-cell>
          <table:table-cell office:value-type="float" office:value="6291545" calcext:value-type="float">
            <text:p>6291545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2060" calcext:value-type="float">
            <text:p>12060</text:p>
          </table:table-cell>
          <table:table-cell office:value-type="float" office:value="6291545" calcext:value-type="float">
            <text:p>6291545</text:p>
          </table:table-cell>
          <table:table-cell table:formula="of:=[.E166]-[.I166]" office:value-type="float" office:value="0" calcext:value-type="float">
            <text:p>0</text:p>
          </table:table-cell>
          <table:table-cell table:formula="of:=[.F166]&lt;[.B166]" office:value-type="boolean" office:boolean-value="true" calcext:value-type="boolean">
            <text:p>TRUE</text:p>
          </table:table-cell>
          <table:table-cell table:formula="of:=[.F166]&lt;2*[.B16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50000-8-s991580855c6988739.ukp</text:p>
          </table:table-cell>
          <table:table-cell office:value-type="float" office:value="0.335418" calcext:value-type="float">
            <text:p>0.335418</text:p>
          </table:table-cell>
          <table:table-cell office:value-type="float" office:value="0.45" calcext:value-type="float">
            <text:p>0.45</text:p>
          </table:table-cell>
          <table:table-cell office:value-type="float" office:value="119516" calcext:value-type="float">
            <text:p>119516</text:p>
          </table:table-cell>
          <table:table-cell office:value-type="float" office:value="6988739" calcext:value-type="float">
            <text:p>6988739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80" calcext:value-type="float">
            <text:p>11980</text:p>
          </table:table-cell>
          <table:table-cell office:value-type="float" office:value="6988739" calcext:value-type="float">
            <text:p>6988739</text:p>
          </table:table-cell>
          <table:table-cell table:formula="of:=[.E167]-[.I167]" office:value-type="float" office:value="0" calcext:value-type="float">
            <text:p>0</text:p>
          </table:table-cell>
          <table:table-cell table:formula="of:=[.F167]&lt;[.B167]" office:value-type="boolean" office:boolean-value="true" calcext:value-type="boolean">
            <text:p>TRUE</text:p>
          </table:table-cell>
          <table:table-cell table:formula="of:=[.F167]&lt;2*[.B1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50000-0-s827183242c9635014.ukp</text:p>
          </table:table-cell>
          <table:table-cell office:value-type="float" office:value="0.0460517" calcext:value-type="float">
            <text:p>0.0460517</text:p>
          </table:table-cell>
          <table:table-cell office:value-type="float" office:value="0.16" calcext:value-type="float">
            <text:p>0.16</text:p>
          </table:table-cell>
          <table:table-cell office:value-type="float" office:value="169296" calcext:value-type="float">
            <text:p>169296</text:p>
          </table:table-cell>
          <table:table-cell office:value-type="float" office:value="9635014" calcext:value-type="float">
            <text:p>9635014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60" calcext:value-type="float">
            <text:p>11960</text:p>
          </table:table-cell>
          <table:table-cell office:value-type="float" office:value="9635014" calcext:value-type="float">
            <text:p>9635014</text:p>
          </table:table-cell>
          <table:table-cell table:formula="of:=[.E168]-[.I168]" office:value-type="float" office:value="0" calcext:value-type="float">
            <text:p>0</text:p>
          </table:table-cell>
          <table:table-cell table:formula="of:=[.F168]&lt;[.B168]" office:value-type="boolean" office:boolean-value="true" calcext:value-type="boolean">
            <text:p>TRUE</text:p>
          </table:table-cell>
          <table:table-cell table:formula="of:=[.F168]&lt;2*[.B16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50000-4-s721215008c5098265.ukp</text:p>
          </table:table-cell>
          <table:table-cell office:value-type="float" office:value="0.0375532" calcext:value-type="float">
            <text:p>0.0375532</text:p>
          </table:table-cell>
          <table:table-cell office:value-type="float" office:value="0.15" calcext:value-type="float">
            <text:p>0.15</text:p>
          </table:table-cell>
          <table:table-cell office:value-type="float" office:value="98672" calcext:value-type="float">
            <text:p>98672</text:p>
          </table:table-cell>
          <table:table-cell office:value-type="float" office:value="5098265" calcext:value-type="float">
            <text:p>5098265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04" calcext:value-type="float">
            <text:p>11904</text:p>
          </table:table-cell>
          <table:table-cell office:value-type="float" office:value="5098265" calcext:value-type="float">
            <text:p>5098265</text:p>
          </table:table-cell>
          <table:table-cell table:formula="of:=[.E169]-[.I169]" office:value-type="float" office:value="0" calcext:value-type="float">
            <text:p>0</text:p>
          </table:table-cell>
          <table:table-cell table:formula="of:=[.F169]&lt;[.B169]" office:value-type="boolean" office:boolean-value="true" calcext:value-type="boolean">
            <text:p>TRUE</text:p>
          </table:table-cell>
          <table:table-cell table:formula="of:=[.F169]&lt;2*[.B1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50000-5-s110877071c8048833.ukp</text:p>
          </table:table-cell>
          <table:table-cell office:value-type="float" office:value="0.0423931" calcext:value-type="float">
            <text:p>0.0423931</text:p>
          </table:table-cell>
          <table:table-cell office:value-type="float" office:value="0.17" calcext:value-type="float">
            <text:p>0.17</text:p>
          </table:table-cell>
          <table:table-cell office:value-type="float" office:value="144648" calcext:value-type="float">
            <text:p>144648</text:p>
          </table:table-cell>
          <table:table-cell office:value-type="float" office:value="8048833" calcext:value-type="float">
            <text:p>8048833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68" calcext:value-type="float">
            <text:p>11968</text:p>
          </table:table-cell>
          <table:table-cell office:value-type="float" office:value="8048833" calcext:value-type="float">
            <text:p>8048833</text:p>
          </table:table-cell>
          <table:table-cell table:formula="of:=[.E170]-[.I170]" office:value-type="float" office:value="0" calcext:value-type="float">
            <text:p>0</text:p>
          </table:table-cell>
          <table:table-cell table:formula="of:=[.F170]&lt;[.B170]" office:value-type="boolean" office:boolean-value="true" calcext:value-type="boolean">
            <text:p>TRUE</text:p>
          </table:table-cell>
          <table:table-cell table:formula="of:=[.F170]&lt;2*[.B1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20000-1-s843367405c8352496.ukp</text:p>
          </table:table-cell>
          <table:table-cell office:value-type="float" office:value="0.0341226" calcext:value-type="float">
            <text:p>0.0341226</text:p>
          </table:table-cell>
          <table:table-cell office:value-type="float" office:value="0.09" calcext:value-type="float">
            <text:p>0.09</text:p>
          </table:table-cell>
          <table:table-cell office:value-type="float" office:value="141400" calcext:value-type="float">
            <text:p>141400</text:p>
          </table:table-cell>
          <table:table-cell office:value-type="float" office:value="8352496" calcext:value-type="float">
            <text:p>8352496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8508" calcext:value-type="float">
            <text:p>8508</text:p>
          </table:table-cell>
          <table:table-cell office:value-type="float" office:value="8352496" calcext:value-type="float">
            <text:p>8352496</text:p>
          </table:table-cell>
          <table:table-cell table:formula="of:=[.E171]-[.I171]" office:value-type="float" office:value="0" calcext:value-type="float">
            <text:p>0</text:p>
          </table:table-cell>
          <table:table-cell table:formula="of:=[.F171]&lt;[.B171]" office:value-type="boolean" office:boolean-value="true" calcext:value-type="boolean">
            <text:p>TRUE</text:p>
          </table:table-cell>
          <table:table-cell table:formula="of:=[.F171]&lt;2*[.B1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50000-3-s780179313c9601161.ukp</text:p>
          </table:table-cell>
          <table:table-cell office:value-type="float" office:value="0.0878358" calcext:value-type="float">
            <text:p>0.0878358</text:p>
          </table:table-cell>
          <table:table-cell office:value-type="float" office:value="0.2" calcext:value-type="float">
            <text:p>0.2</text:p>
          </table:table-cell>
          <table:table-cell office:value-type="float" office:value="161260" calcext:value-type="float">
            <text:p>161260</text:p>
          </table:table-cell>
          <table:table-cell office:value-type="float" office:value="9601161" calcext:value-type="float">
            <text:p>9601161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9601161" calcext:value-type="float">
            <text:p>9601161</text:p>
          </table:table-cell>
          <table:table-cell table:formula="of:=[.E172]-[.I172]" office:value-type="float" office:value="0" calcext:value-type="float">
            <text:p>0</text:p>
          </table:table-cell>
          <table:table-cell table:formula="of:=[.F172]&lt;[.B172]" office:value-type="boolean" office:boolean-value="true" calcext:value-type="boolean">
            <text:p>TRUE</text:p>
          </table:table-cell>
          <table:table-cell table:formula="of:=[.F172]&lt;2*[.B17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20000-9-s126456688c9319115.ukp</text:p>
          </table:table-cell>
          <table:table-cell office:value-type="float" office:value="0.0563175" calcext:value-type="float">
            <text:p>0.0563175</text:p>
          </table:table-cell>
          <table:table-cell office:value-type="float" office:value="0.13" calcext:value-type="float">
            <text:p>0.13</text:p>
          </table:table-cell>
          <table:table-cell office:value-type="float" office:value="163288" calcext:value-type="float">
            <text:p>163288</text:p>
          </table:table-cell>
          <table:table-cell office:value-type="float" office:value="9319115" calcext:value-type="float">
            <text:p>931911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8464" calcext:value-type="float">
            <text:p>8464</text:p>
          </table:table-cell>
          <table:table-cell office:value-type="float" office:value="9319115" calcext:value-type="float">
            <text:p>9319115</text:p>
          </table:table-cell>
          <table:table-cell table:formula="of:=[.E173]-[.I173]" office:value-type="float" office:value="0" calcext:value-type="float">
            <text:p>0</text:p>
          </table:table-cell>
          <table:table-cell table:formula="of:=[.F173]&lt;[.B173]" office:value-type="boolean" office:boolean-value="true" calcext:value-type="boolean">
            <text:p>TRUE</text:p>
          </table:table-cell>
          <table:table-cell table:formula="of:=[.F173]&lt;2*[.B1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50000-6-s227708629c6095921.ukp</text:p>
          </table:table-cell>
          <table:table-cell office:value-type="float" office:value="0.0934289" calcext:value-type="float">
            <text:p>0.0934289</text:p>
          </table:table-cell>
          <table:table-cell office:value-type="float" office:value="0.23" calcext:value-type="float">
            <text:p>0.23</text:p>
          </table:table-cell>
          <table:table-cell office:value-type="float" office:value="113748" calcext:value-type="float">
            <text:p>113748</text:p>
          </table:table-cell>
          <table:table-cell office:value-type="float" office:value="6095921" calcext:value-type="float">
            <text:p>6095921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96" calcext:value-type="float">
            <text:p>11996</text:p>
          </table:table-cell>
          <table:table-cell office:value-type="float" office:value="6095921" calcext:value-type="float">
            <text:p>6095921</text:p>
          </table:table-cell>
          <table:table-cell table:formula="of:=[.E174]-[.I174]" office:value-type="float" office:value="0" calcext:value-type="float">
            <text:p>0</text:p>
          </table:table-cell>
          <table:table-cell table:formula="of:=[.F174]&lt;[.B174]" office:value-type="boolean" office:boolean-value="true" calcext:value-type="boolean">
            <text:p>TRUE</text:p>
          </table:table-cell>
          <table:table-cell table:formula="of:=[.F174]&lt;2*[.B1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20000-1-s843367405c6535045.ukp</text:p>
          </table:table-cell>
          <table:table-cell office:value-type="float" office:value="0.0788254" calcext:value-type="float">
            <text:p>0.0788254</text:p>
          </table:table-cell>
          <table:table-cell office:value-type="float" office:value="0.12" calcext:value-type="float">
            <text:p>0.12</text:p>
          </table:table-cell>
          <table:table-cell office:value-type="float" office:value="112036" calcext:value-type="float">
            <text:p>112036</text:p>
          </table:table-cell>
          <table:table-cell office:value-type="float" office:value="6535045" calcext:value-type="float">
            <text:p>653504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664" calcext:value-type="float">
            <text:p>8664</text:p>
          </table:table-cell>
          <table:table-cell office:value-type="float" office:value="6535045" calcext:value-type="float">
            <text:p>6535045</text:p>
          </table:table-cell>
          <table:table-cell table:formula="of:=[.E175]-[.I175]" office:value-type="float" office:value="0" calcext:value-type="float">
            <text:p>0</text:p>
          </table:table-cell>
          <table:table-cell table:formula="of:=[.F175]&lt;[.B175]" office:value-type="boolean" office:boolean-value="true" calcext:value-type="boolean">
            <text:p>TRUE</text:p>
          </table:table-cell>
          <table:table-cell table:formula="of:=[.F175]&lt;2*[.B1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20000-9-s126456688c9711964.ukp</text:p>
          </table:table-cell>
          <table:table-cell office:value-type="float" office:value="0.0844858" calcext:value-type="float">
            <text:p>0.0844858</text:p>
          </table:table-cell>
          <table:table-cell office:value-type="float" office:value="0.13" calcext:value-type="float">
            <text:p>0.13</text:p>
          </table:table-cell>
          <table:table-cell office:value-type="float" office:value="161660" calcext:value-type="float">
            <text:p>161660</text:p>
          </table:table-cell>
          <table:table-cell office:value-type="float" office:value="9711964" calcext:value-type="float">
            <text:p>9711964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9288" calcext:value-type="float">
            <text:p>9288</text:p>
          </table:table-cell>
          <table:table-cell office:value-type="float" office:value="9711964" calcext:value-type="float">
            <text:p>9711964</text:p>
          </table:table-cell>
          <table:table-cell table:formula="of:=[.E176]-[.I176]" office:value-type="float" office:value="0" calcext:value-type="float">
            <text:p>0</text:p>
          </table:table-cell>
          <table:table-cell table:formula="of:=[.F176]&lt;[.B176]" office:value-type="boolean" office:boolean-value="true" calcext:value-type="boolean">
            <text:p>TRUE</text:p>
          </table:table-cell>
          <table:table-cell table:formula="of:=[.F176]&lt;2*[.B1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50000-0-s827183242c6373385.ukp</text:p>
          </table:table-cell>
          <table:table-cell office:value-type="float" office:value="0.0233201" calcext:value-type="float">
            <text:p>0.0233201</text:p>
          </table:table-cell>
          <table:table-cell office:value-type="float" office:value="0.14" calcext:value-type="float">
            <text:p>0.14</text:p>
          </table:table-cell>
          <table:table-cell office:value-type="float" office:value="119092" calcext:value-type="float">
            <text:p>119092</text:p>
          </table:table-cell>
          <table:table-cell office:value-type="float" office:value="6373385" calcext:value-type="float">
            <text:p>637338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84" calcext:value-type="float">
            <text:p>11984</text:p>
          </table:table-cell>
          <table:table-cell office:value-type="float" office:value="6373385" calcext:value-type="float">
            <text:p>6373385</text:p>
          </table:table-cell>
          <table:table-cell table:formula="of:=[.E177]-[.I177]" office:value-type="float" office:value="0" calcext:value-type="float">
            <text:p>0</text:p>
          </table:table-cell>
          <table:table-cell table:formula="of:=[.F177]&lt;[.B177]" office:value-type="boolean" office:boolean-value="false" calcext:value-type="boolean">
            <text:p>FALSE</text:p>
          </table:table-cell>
          <table:table-cell table:formula="of:=[.F177]&lt;2*[.B1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50000-3-s780179313c8835643.ukp</text:p>
          </table:table-cell>
          <table:table-cell office:value-type="float" office:value="0.0281029" calcext:value-type="float">
            <text:p>0.0281029</text:p>
          </table:table-cell>
          <table:table-cell office:value-type="float" office:value="0.14" calcext:value-type="float">
            <text:p>0.14</text:p>
          </table:table-cell>
          <table:table-cell office:value-type="float" office:value="157756" calcext:value-type="float">
            <text:p>157756</text:p>
          </table:table-cell>
          <table:table-cell office:value-type="float" office:value="8835643" calcext:value-type="float">
            <text:p>8835643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16" calcext:value-type="float">
            <text:p>12016</text:p>
          </table:table-cell>
          <table:table-cell office:value-type="float" office:value="8835643" calcext:value-type="float">
            <text:p>8835643</text:p>
          </table:table-cell>
          <table:table-cell table:formula="of:=[.E178]-[.I178]" office:value-type="float" office:value="0" calcext:value-type="float">
            <text:p>0</text:p>
          </table:table-cell>
          <table:table-cell table:formula="of:=[.F178]&lt;[.B178]" office:value-type="boolean" office:boolean-value="true" calcext:value-type="boolean">
            <text:p>TRUE</text:p>
          </table:table-cell>
          <table:table-cell table:formula="of:=[.F178]&lt;2*[.B1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50000-8-s991580855c5741932.ukp</text:p>
          </table:table-cell>
          <table:table-cell office:value-type="float" office:value="0.0219558" calcext:value-type="float">
            <text:p>0.0219558</text:p>
          </table:table-cell>
          <table:table-cell office:value-type="float" office:value="0.14" calcext:value-type="float">
            <text:p>0.14</text:p>
          </table:table-cell>
          <table:table-cell office:value-type="float" office:value="109208" calcext:value-type="float">
            <text:p>109208</text:p>
          </table:table-cell>
          <table:table-cell office:value-type="float" office:value="5741932" calcext:value-type="float">
            <text:p>574193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5741932" calcext:value-type="float">
            <text:p>5741932</text:p>
          </table:table-cell>
          <table:table-cell table:formula="of:=[.E179]-[.I179]" office:value-type="float" office:value="0" calcext:value-type="float">
            <text:p>0</text:p>
          </table:table-cell>
          <table:table-cell table:formula="of:=[.F179]&lt;[.B179]" office:value-type="boolean" office:boolean-value="false" calcext:value-type="boolean">
            <text:p>FALSE</text:p>
          </table:table-cell>
          <table:table-cell table:formula="of:=[.F179]&lt;2*[.B1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50000-9-s126456688c6303775.ukp</text:p>
          </table:table-cell>
          <table:table-cell office:value-type="float" office:value="0.0236739" calcext:value-type="float">
            <text:p>0.0236739</text:p>
          </table:table-cell>
          <table:table-cell office:value-type="float" office:value="0.14" calcext:value-type="float">
            <text:p>0.14</text:p>
          </table:table-cell>
          <table:table-cell office:value-type="float" office:value="118184" calcext:value-type="float">
            <text:p>118184</text:p>
          </table:table-cell>
          <table:table-cell office:value-type="float" office:value="6303775" calcext:value-type="float">
            <text:p>630377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96" calcext:value-type="float">
            <text:p>11996</text:p>
          </table:table-cell>
          <table:table-cell office:value-type="float" office:value="6303775" calcext:value-type="float">
            <text:p>6303775</text:p>
          </table:table-cell>
          <table:table-cell table:formula="of:=[.E180]-[.I180]" office:value-type="float" office:value="0" calcext:value-type="float">
            <text:p>0</text:p>
          </table:table-cell>
          <table:table-cell table:formula="of:=[.F180]&lt;[.B180]" office:value-type="boolean" office:boolean-value="true" calcext:value-type="boolean">
            <text:p>TRUE</text:p>
          </table:table-cell>
          <table:table-cell table:formula="of:=[.F180]&lt;2*[.B1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50000-0-s827183242c6712851.ukp</text:p>
          </table:table-cell>
          <table:table-cell office:value-type="float" office:value="0.0226768" calcext:value-type="float">
            <text:p>0.0226768</text:p>
          </table:table-cell>
          <table:table-cell office:value-type="float" office:value="0.14" calcext:value-type="float">
            <text:p>0.14</text:p>
          </table:table-cell>
          <table:table-cell office:value-type="float" office:value="116520" calcext:value-type="float">
            <text:p>116520</text:p>
          </table:table-cell>
          <table:table-cell office:value-type="float" office:value="6712851" calcext:value-type="float">
            <text:p>6712851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6712851" calcext:value-type="float">
            <text:p>6712851</text:p>
          </table:table-cell>
          <table:table-cell table:formula="of:=[.E181]-[.I181]" office:value-type="float" office:value="0" calcext:value-type="float">
            <text:p>0</text:p>
          </table:table-cell>
          <table:table-cell table:formula="of:=[.F181]&lt;[.B181]" office:value-type="boolean" office:boolean-value="false" calcext:value-type="boolean">
            <text:p>FALSE</text:p>
          </table:table-cell>
          <table:table-cell table:formula="of:=[.F181]&lt;2*[.B18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50000-1-s843367405c8291694.ukp</text:p>
          </table:table-cell>
          <table:table-cell office:value-type="float" office:value="0.0252574" calcext:value-type="float">
            <text:p>0.0252574</text:p>
          </table:table-cell>
          <table:table-cell office:value-type="float" office:value="0.14" calcext:value-type="float">
            <text:p>0.14</text:p>
          </table:table-cell>
          <table:table-cell office:value-type="float" office:value="141352" calcext:value-type="float">
            <text:p>141352</text:p>
          </table:table-cell>
          <table:table-cell office:value-type="float" office:value="8291694" calcext:value-type="float">
            <text:p>8291694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8291694" calcext:value-type="float">
            <text:p>8291694</text:p>
          </table:table-cell>
          <table:table-cell table:formula="of:=[.E182]-[.I182]" office:value-type="float" office:value="0" calcext:value-type="float">
            <text:p>0</text:p>
          </table:table-cell>
          <table:table-cell table:formula="of:=[.F182]&lt;[.B182]" office:value-type="boolean" office:boolean-value="true" calcext:value-type="boolean">
            <text:p>TRUE</text:p>
          </table:table-cell>
          <table:table-cell table:formula="of:=[.F182]&lt;2*[.B18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50000-3-s780179313c8190313.ukp</text:p>
          </table:table-cell>
          <table:table-cell office:value-type="float" office:value="0.0235932" calcext:value-type="float">
            <text:p>0.0235932</text:p>
          </table:table-cell>
          <table:table-cell office:value-type="float" office:value="0.14" calcext:value-type="float">
            <text:p>0.14</text:p>
          </table:table-cell>
          <table:table-cell office:value-type="float" office:value="140060" calcext:value-type="float">
            <text:p>140060</text:p>
          </table:table-cell>
          <table:table-cell office:value-type="float" office:value="8190313" calcext:value-type="float">
            <text:p>8190313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4" calcext:value-type="float">
            <text:p>11924</text:p>
          </table:table-cell>
          <table:table-cell office:value-type="float" office:value="8190313" calcext:value-type="float">
            <text:p>8190313</text:p>
          </table:table-cell>
          <table:table-cell table:formula="of:=[.E183]-[.I183]" office:value-type="float" office:value="0" calcext:value-type="float">
            <text:p>0</text:p>
          </table:table-cell>
          <table:table-cell table:formula="of:=[.F183]&lt;[.B183]" office:value-type="boolean" office:boolean-value="true" calcext:value-type="boolean">
            <text:p>TRUE</text:p>
          </table:table-cell>
          <table:table-cell table:formula="of:=[.F183]&lt;2*[.B18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50000-4-s721215008c7445609.ukp</text:p>
          </table:table-cell>
          <table:table-cell office:value-type="float" office:value="0.0241684" calcext:value-type="float">
            <text:p>0.0241684</text:p>
          </table:table-cell>
          <table:table-cell office:value-type="float" office:value="0.14" calcext:value-type="float">
            <text:p>0.14</text:p>
          </table:table-cell>
          <table:table-cell office:value-type="float" office:value="128292" calcext:value-type="float">
            <text:p>128292</text:p>
          </table:table-cell>
          <table:table-cell office:value-type="float" office:value="7445609" calcext:value-type="float">
            <text:p>7445609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88" calcext:value-type="float">
            <text:p>11988</text:p>
          </table:table-cell>
          <table:table-cell office:value-type="float" office:value="7445609" calcext:value-type="float">
            <text:p>7445609</text:p>
          </table:table-cell>
          <table:table-cell table:formula="of:=[.E184]-[.I184]" office:value-type="float" office:value="0" calcext:value-type="float">
            <text:p>0</text:p>
          </table:table-cell>
          <table:table-cell table:formula="of:=[.F184]&lt;[.B184]" office:value-type="boolean" office:boolean-value="true" calcext:value-type="boolean">
            <text:p>TRUE</text:p>
          </table:table-cell>
          <table:table-cell table:formula="of:=[.F184]&lt;2*[.B1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50000-5-s110877071c5459305.ukp</text:p>
          </table:table-cell>
          <table:table-cell office:value-type="float" office:value="0.0182127" calcext:value-type="float">
            <text:p>0.0182127</text:p>
          </table:table-cell>
          <table:table-cell office:value-type="float" office:value="0.13" calcext:value-type="float">
            <text:p>0.13</text:p>
          </table:table-cell>
          <table:table-cell office:value-type="float" office:value="97216" calcext:value-type="float">
            <text:p>97216</text:p>
          </table:table-cell>
          <table:table-cell office:value-type="float" office:value="5459305" calcext:value-type="float">
            <text:p>545930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0" calcext:value-type="float">
            <text:p>11920</text:p>
          </table:table-cell>
          <table:table-cell office:value-type="float" office:value="5459305" calcext:value-type="float">
            <text:p>5459305</text:p>
          </table:table-cell>
          <table:table-cell table:formula="of:=[.E185]-[.I185]" office:value-type="float" office:value="0" calcext:value-type="float">
            <text:p>0</text:p>
          </table:table-cell>
          <table:table-cell table:formula="of:=[.F185]&lt;[.B185]" office:value-type="boolean" office:boolean-value="false" calcext:value-type="boolean">
            <text:p>FALSE</text:p>
          </table:table-cell>
          <table:table-cell table:formula="of:=[.F185]&lt;2*[.B18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50000-9-s126456688c7790082.ukp</text:p>
          </table:table-cell>
          <table:table-cell office:value-type="float" office:value="0.0225944" calcext:value-type="float">
            <text:p>0.0225944</text:p>
          </table:table-cell>
          <table:table-cell office:value-type="float" office:value="0.14" calcext:value-type="float">
            <text:p>0.14</text:p>
          </table:table-cell>
          <table:table-cell office:value-type="float" office:value="133400" calcext:value-type="float">
            <text:p>133400</text:p>
          </table:table-cell>
          <table:table-cell office:value-type="float" office:value="7790082" calcext:value-type="float">
            <text:p>779008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80" calcext:value-type="float">
            <text:p>11980</text:p>
          </table:table-cell>
          <table:table-cell office:value-type="float" office:value="7790082" calcext:value-type="float">
            <text:p>7790082</text:p>
          </table:table-cell>
          <table:table-cell table:formula="of:=[.E186]-[.I186]" office:value-type="float" office:value="0" calcext:value-type="float">
            <text:p>0</text:p>
          </table:table-cell>
          <table:table-cell table:formula="of:=[.F186]&lt;[.B186]" office:value-type="boolean" office:boolean-value="false" calcext:value-type="boolean">
            <text:p>FALSE</text:p>
          </table:table-cell>
          <table:table-cell table:formula="of:=[.F186]&lt;2*[.B18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50000-3-s780179313c9711715.ukp</text:p>
          </table:table-cell>
          <table:table-cell office:value-type="float" office:value="0.0297263" calcext:value-type="float">
            <text:p>0.0297263</text:p>
          </table:table-cell>
          <table:table-cell office:value-type="float" office:value="0.15" calcext:value-type="float">
            <text:p>0.15</text:p>
          </table:table-cell>
          <table:table-cell office:value-type="float" office:value="171588" calcext:value-type="float">
            <text:p>171588</text:p>
          </table:table-cell>
          <table:table-cell office:value-type="float" office:value="9711715" calcext:value-type="float">
            <text:p>971171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4" calcext:value-type="float">
            <text:p>11924</text:p>
          </table:table-cell>
          <table:table-cell office:value-type="float" office:value="9711715" calcext:value-type="float">
            <text:p>9711715</text:p>
          </table:table-cell>
          <table:table-cell table:formula="of:=[.E187]-[.I187]" office:value-type="float" office:value="0" calcext:value-type="float">
            <text:p>0</text:p>
          </table:table-cell>
          <table:table-cell table:formula="of:=[.F187]&lt;[.B187]" office:value-type="boolean" office:boolean-value="true" calcext:value-type="boolean">
            <text:p>TRUE</text:p>
          </table:table-cell>
          <table:table-cell table:formula="of:=[.F187]&lt;2*[.B1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50000-4-s721215008c8547122.ukp</text:p>
          </table:table-cell>
          <table:table-cell office:value-type="float" office:value="0.0273602" calcext:value-type="float">
            <text:p>0.0273602</text:p>
          </table:table-cell>
          <table:table-cell office:value-type="float" office:value="0.15" calcext:value-type="float">
            <text:p>0.15</text:p>
          </table:table-cell>
          <table:table-cell office:value-type="float" office:value="153376" calcext:value-type="float">
            <text:p>153376</text:p>
          </table:table-cell>
          <table:table-cell office:value-type="float" office:value="8547122" calcext:value-type="float">
            <text:p>854712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56" calcext:value-type="float">
            <text:p>11956</text:p>
          </table:table-cell>
          <table:table-cell office:value-type="float" office:value="8547122" calcext:value-type="float">
            <text:p>8547122</text:p>
          </table:table-cell>
          <table:table-cell table:formula="of:=[.E188]-[.I188]" office:value-type="float" office:value="0" calcext:value-type="float">
            <text:p>0</text:p>
          </table:table-cell>
          <table:table-cell table:formula="of:=[.F188]&lt;[.B188]" office:value-type="boolean" office:boolean-value="true" calcext:value-type="boolean">
            <text:p>TRUE</text:p>
          </table:table-cell>
          <table:table-cell table:formula="of:=[.F188]&lt;2*[.B18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50000-7-s177710744c9919602.ukp</text:p>
          </table:table-cell>
          <table:table-cell office:value-type="float" office:value="0.0299956" calcext:value-type="float">
            <text:p>0.0299956</text:p>
          </table:table-cell>
          <table:table-cell office:value-type="float" office:value="0.16" calcext:value-type="float">
            <text:p>0.16</text:p>
          </table:table-cell>
          <table:table-cell office:value-type="float" office:value="174496" calcext:value-type="float">
            <text:p>174496</text:p>
          </table:table-cell>
          <table:table-cell office:value-type="float" office:value="9919602" calcext:value-type="float">
            <text:p>991960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44" calcext:value-type="float">
            <text:p>12044</text:p>
          </table:table-cell>
          <table:table-cell office:value-type="float" office:value="9919602" calcext:value-type="float">
            <text:p>9919602</text:p>
          </table:table-cell>
          <table:table-cell table:formula="of:=[.E189]-[.I189]" office:value-type="float" office:value="0" calcext:value-type="float">
            <text:p>0</text:p>
          </table:table-cell>
          <table:table-cell table:formula="of:=[.F189]&lt;[.B189]" office:value-type="boolean" office:boolean-value="true" calcext:value-type="boolean">
            <text:p>TRUE</text:p>
          </table:table-cell>
          <table:table-cell table:formula="of:=[.F189]&lt;2*[.B18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20000-0-s827183242c7587102.ukp</text:p>
          </table:table-cell>
          <table:table-cell office:value-type="float" office:value="0.0289007" calcext:value-type="float">
            <text:p>0.0289007</text:p>
          </table:table-cell>
          <table:table-cell office:value-type="float" office:value="0.08" calcext:value-type="float">
            <text:p>0.08</text:p>
          </table:table-cell>
          <table:table-cell office:value-type="float" office:value="137048" calcext:value-type="float">
            <text:p>137048</text:p>
          </table:table-cell>
          <table:table-cell office:value-type="float" office:value="7587102" calcext:value-type="float">
            <text:p>758710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704" calcext:value-type="float">
            <text:p>8704</text:p>
          </table:table-cell>
          <table:table-cell office:value-type="float" office:value="7587102" calcext:value-type="float">
            <text:p>7587102</text:p>
          </table:table-cell>
          <table:table-cell table:formula="of:=[.E190]-[.I190]" office:value-type="float" office:value="0" calcext:value-type="float">
            <text:p>0</text:p>
          </table:table-cell>
          <table:table-cell table:formula="of:=[.F190]&lt;[.B190]" office:value-type="boolean" office:boolean-value="true" calcext:value-type="boolean">
            <text:p>TRUE</text:p>
          </table:table-cell>
          <table:table-cell table:formula="of:=[.F190]&lt;2*[.B1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20000-2-s528806317c5257943.ukp</text:p>
          </table:table-cell>
          <table:table-cell office:value-type="float" office:value="0.0245616" calcext:value-type="float">
            <text:p>0.0245616</text:p>
          </table:table-cell>
          <table:table-cell office:value-type="float" office:value="0.07" calcext:value-type="float">
            <text:p>0.07</text:p>
          </table:table-cell>
          <table:table-cell office:value-type="float" office:value="100552" calcext:value-type="float">
            <text:p>100552</text:p>
          </table:table-cell>
          <table:table-cell office:value-type="float" office:value="5257943" calcext:value-type="float">
            <text:p>5257943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844" calcext:value-type="float">
            <text:p>8844</text:p>
          </table:table-cell>
          <table:table-cell office:value-type="float" office:value="5257943" calcext:value-type="float">
            <text:p>5257943</text:p>
          </table:table-cell>
          <table:table-cell table:formula="of:=[.E191]-[.I191]" office:value-type="float" office:value="0" calcext:value-type="float">
            <text:p>0</text:p>
          </table:table-cell>
          <table:table-cell table:formula="of:=[.F191]&lt;[.B191]" office:value-type="boolean" office:boolean-value="true" calcext:value-type="boolean">
            <text:p>TRUE</text:p>
          </table:table-cell>
          <table:table-cell table:formula="of:=[.F191]&lt;2*[.B1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50000-2-s528806317c6107266.ukp</text:p>
          </table:table-cell>
          <table:table-cell office:value-type="float" office:value="0.0388787" calcext:value-type="float">
            <text:p>0.0388787</text:p>
          </table:table-cell>
          <table:table-cell office:value-type="float" office:value="0.18" calcext:value-type="float">
            <text:p>0.18</text:p>
          </table:table-cell>
          <table:table-cell office:value-type="float" office:value="114212" calcext:value-type="float">
            <text:p>114212</text:p>
          </table:table-cell>
          <table:table-cell office:value-type="float" office:value="6107266" calcext:value-type="float">
            <text:p>6107266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80" calcext:value-type="float">
            <text:p>11980</text:p>
          </table:table-cell>
          <table:table-cell office:value-type="float" office:value="6107266" calcext:value-type="float">
            <text:p>6107266</text:p>
          </table:table-cell>
          <table:table-cell table:formula="of:=[.E192]-[.I192]" office:value-type="float" office:value="0" calcext:value-type="float">
            <text:p>0</text:p>
          </table:table-cell>
          <table:table-cell table:formula="of:=[.F192]&lt;[.B192]" office:value-type="boolean" office:boolean-value="true" calcext:value-type="boolean">
            <text:p>TRUE</text:p>
          </table:table-cell>
          <table:table-cell table:formula="of:=[.F192]&lt;2*[.B19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50000-7-s177710744c8533799.ukp</text:p>
          </table:table-cell>
          <table:table-cell office:value-type="float" office:value="0.0436814" calcext:value-type="float">
            <text:p>0.0436814</text:p>
          </table:table-cell>
          <table:table-cell office:value-type="float" office:value="0.16" calcext:value-type="float">
            <text:p>0.16</text:p>
          </table:table-cell>
          <table:table-cell office:value-type="float" office:value="152436" calcext:value-type="float">
            <text:p>152436</text:p>
          </table:table-cell>
          <table:table-cell office:value-type="float" office:value="8533799" calcext:value-type="float">
            <text:p>8533799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8533799" calcext:value-type="float">
            <text:p>8533799</text:p>
          </table:table-cell>
          <table:table-cell table:formula="of:=[.E193]-[.I193]" office:value-type="float" office:value="0" calcext:value-type="float">
            <text:p>0</text:p>
          </table:table-cell>
          <table:table-cell table:formula="of:=[.F193]&lt;[.B193]" office:value-type="boolean" office:boolean-value="true" calcext:value-type="boolean">
            <text:p>TRUE</text:p>
          </table:table-cell>
          <table:table-cell table:formula="of:=[.F193]&lt;2*[.B19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50000-8-s991580855c6886377.ukp</text:p>
          </table:table-cell>
          <table:table-cell office:value-type="float" office:value="0.0422082" calcext:value-type="float">
            <text:p>0.0422082</text:p>
          </table:table-cell>
          <table:table-cell office:value-type="float" office:value="0.16" calcext:value-type="float">
            <text:p>0.16</text:p>
          </table:table-cell>
          <table:table-cell office:value-type="float" office:value="126580" calcext:value-type="float">
            <text:p>126580</text:p>
          </table:table-cell>
          <table:table-cell office:value-type="float" office:value="6886377" calcext:value-type="float">
            <text:p>6886377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04" calcext:value-type="float">
            <text:p>12004</text:p>
          </table:table-cell>
          <table:table-cell office:value-type="float" office:value="6886377" calcext:value-type="float">
            <text:p>6886377</text:p>
          </table:table-cell>
          <table:table-cell table:formula="of:=[.E194]-[.I194]" office:value-type="float" office:value="0" calcext:value-type="float">
            <text:p>0</text:p>
          </table:table-cell>
          <table:table-cell table:formula="of:=[.F194]&lt;[.B194]" office:value-type="boolean" office:boolean-value="true" calcext:value-type="boolean">
            <text:p>TRUE</text:p>
          </table:table-cell>
          <table:table-cell table:formula="of:=[.F194]&lt;2*[.B19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20000-3-s780179313c9646607.ukp</text:p>
          </table:table-cell>
          <table:table-cell office:value-type="float" office:value="0.0361228" calcext:value-type="float">
            <text:p>0.0361228</text:p>
          </table:table-cell>
          <table:table-cell office:value-type="float" office:value="0.08" calcext:value-type="float">
            <text:p>0.08</text:p>
          </table:table-cell>
          <table:table-cell office:value-type="float" office:value="161560" calcext:value-type="float">
            <text:p>161560</text:p>
          </table:table-cell>
          <table:table-cell office:value-type="float" office:value="9646607" calcext:value-type="float">
            <text:p>9646607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556" calcext:value-type="float">
            <text:p>8556</text:p>
          </table:table-cell>
          <table:table-cell office:value-type="float" office:value="9646607" calcext:value-type="float">
            <text:p>9646607</text:p>
          </table:table-cell>
          <table:table-cell table:formula="of:=[.E195]-[.I195]" office:value-type="float" office:value="0" calcext:value-type="float">
            <text:p>0</text:p>
          </table:table-cell>
          <table:table-cell table:formula="of:=[.F195]&lt;[.B195]" office:value-type="boolean" office:boolean-value="true" calcext:value-type="boolean">
            <text:p>TRUE</text:p>
          </table:table-cell>
          <table:table-cell table:formula="of:=[.F195]&lt;2*[.B1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20000-8-s991580855c6449790.ukp</text:p>
          </table:table-cell>
          <table:table-cell office:value-type="float" office:value="0.0310968" calcext:value-type="float">
            <text:p>0.0310968</text:p>
          </table:table-cell>
          <table:table-cell office:value-type="float" office:value="0.08" calcext:value-type="float">
            <text:p>0.08</text:p>
          </table:table-cell>
          <table:table-cell office:value-type="float" office:value="111556" calcext:value-type="float">
            <text:p>111556</text:p>
          </table:table-cell>
          <table:table-cell office:value-type="float" office:value="6449790" calcext:value-type="float">
            <text:p>6449790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924" calcext:value-type="float">
            <text:p>8924</text:p>
          </table:table-cell>
          <table:table-cell office:value-type="float" office:value="6449790" calcext:value-type="float">
            <text:p>6449790</text:p>
          </table:table-cell>
          <table:table-cell table:formula="of:=[.E196]-[.I196]" office:value-type="float" office:value="0" calcext:value-type="float">
            <text:p>0</text:p>
          </table:table-cell>
          <table:table-cell table:formula="of:=[.F196]&lt;[.B196]" office:value-type="boolean" office:boolean-value="true" calcext:value-type="boolean">
            <text:p>TRUE</text:p>
          </table:table-cell>
          <table:table-cell table:formula="of:=[.F196]&lt;2*[.B19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50000-0-s827183242c8208267.ukp</text:p>
          </table:table-cell>
          <table:table-cell office:value-type="float" office:value="0.0846925" calcext:value-type="float">
            <text:p>0.0846925</text:p>
          </table:table-cell>
          <table:table-cell office:value-type="float" office:value="0.2" calcext:value-type="float">
            <text:p>0.2</text:p>
          </table:table-cell>
          <table:table-cell office:value-type="float" office:value="139580" calcext:value-type="float">
            <text:p>139580</text:p>
          </table:table-cell>
          <table:table-cell office:value-type="float" office:value="8208267" calcext:value-type="float">
            <text:p>8208267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8208267" calcext:value-type="float">
            <text:p>8208267</text:p>
          </table:table-cell>
          <table:table-cell table:formula="of:=[.E197]-[.I197]" office:value-type="float" office:value="0" calcext:value-type="float">
            <text:p>0</text:p>
          </table:table-cell>
          <table:table-cell table:formula="of:=[.F197]&lt;[.B197]" office:value-type="boolean" office:boolean-value="true" calcext:value-type="boolean">
            <text:p>TRUE</text:p>
          </table:table-cell>
          <table:table-cell table:formula="of:=[.F197]&lt;2*[.B1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50000-1-s843367405c8017460.ukp</text:p>
          </table:table-cell>
          <table:table-cell office:value-type="float" office:value="0.0860049" calcext:value-type="float">
            <text:p>0.0860049</text:p>
          </table:table-cell>
          <table:table-cell office:value-type="float" office:value="0.2" calcext:value-type="float">
            <text:p>0.2</text:p>
          </table:table-cell>
          <table:table-cell office:value-type="float" office:value="136452" calcext:value-type="float">
            <text:p>136452</text:p>
          </table:table-cell>
          <table:table-cell office:value-type="float" office:value="8017460" calcext:value-type="float">
            <text:p>8017460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44" calcext:value-type="float">
            <text:p>12044</text:p>
          </table:table-cell>
          <table:table-cell office:value-type="float" office:value="8017460" calcext:value-type="float">
            <text:p>8017460</text:p>
          </table:table-cell>
          <table:table-cell table:formula="of:=[.E198]-[.I198]" office:value-type="float" office:value="0" calcext:value-type="float">
            <text:p>0</text:p>
          </table:table-cell>
          <table:table-cell table:formula="of:=[.F198]&lt;[.B198]" office:value-type="boolean" office:boolean-value="true" calcext:value-type="boolean">
            <text:p>TRUE</text:p>
          </table:table-cell>
          <table:table-cell table:formula="of:=[.F198]&lt;2*[.B1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50000-7-s177710744c8212590.ukp</text:p>
          </table:table-cell>
          <table:table-cell office:value-type="float" office:value="0.084202" calcext:value-type="float">
            <text:p>0.084202</text:p>
          </table:table-cell>
          <table:table-cell office:value-type="float" office:value="0.22" calcext:value-type="float">
            <text:p>0.22</text:p>
          </table:table-cell>
          <table:table-cell office:value-type="float" office:value="139624" calcext:value-type="float">
            <text:p>139624</text:p>
          </table:table-cell>
          <table:table-cell office:value-type="float" office:value="8212590" calcext:value-type="float">
            <text:p>8212590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0" calcext:value-type="float">
            <text:p>11920</text:p>
          </table:table-cell>
          <table:table-cell office:value-type="float" office:value="8212590" calcext:value-type="float">
            <text:p>8212590</text:p>
          </table:table-cell>
          <table:table-cell table:formula="of:=[.E199]-[.I199]" office:value-type="float" office:value="0" calcext:value-type="float">
            <text:p>0</text:p>
          </table:table-cell>
          <table:table-cell table:formula="of:=[.F199]&lt;[.B199]" office:value-type="boolean" office:boolean-value="true" calcext:value-type="boolean">
            <text:p>TRUE</text:p>
          </table:table-cell>
          <table:table-cell table:formula="of:=[.F199]&lt;2*[.B19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50000-0-s827183242c8321795.ukp</text:p>
          </table:table-cell>
          <table:table-cell office:value-type="float" office:value="0.0277291" calcext:value-type="float">
            <text:p>0.0277291</text:p>
          </table:table-cell>
          <table:table-cell office:value-type="float" office:value="0.16" calcext:value-type="float">
            <text:p>0.16</text:p>
          </table:table-cell>
          <table:table-cell office:value-type="float" office:value="149600" calcext:value-type="float">
            <text:p>149600</text:p>
          </table:table-cell>
          <table:table-cell office:value-type="float" office:value="8321795" calcext:value-type="float">
            <text:p>832179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80" calcext:value-type="float">
            <text:p>11980</text:p>
          </table:table-cell>
          <table:table-cell office:value-type="float" office:value="8321795" calcext:value-type="float">
            <text:p>8321795</text:p>
          </table:table-cell>
          <table:table-cell table:formula="of:=[.E200]-[.I200]" office:value-type="float" office:value="0" calcext:value-type="float">
            <text:p>0</text:p>
          </table:table-cell>
          <table:table-cell table:formula="of:=[.F200]&lt;[.B200]" office:value-type="boolean" office:boolean-value="true" calcext:value-type="boolean">
            <text:p>TRUE</text:p>
          </table:table-cell>
          <table:table-cell table:formula="of:=[.F200]&lt;2*[.B20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50000-3-s780179313c8811971.ukp</text:p>
          </table:table-cell>
          <table:table-cell office:value-type="float" office:value="0.0278826" calcext:value-type="float">
            <text:p>0.0278826</text:p>
          </table:table-cell>
          <table:table-cell office:value-type="float" office:value="0.14" calcext:value-type="float">
            <text:p>0.14</text:p>
          </table:table-cell>
          <table:table-cell office:value-type="float" office:value="157248" calcext:value-type="float">
            <text:p>157248</text:p>
          </table:table-cell>
          <table:table-cell office:value-type="float" office:value="8811971" calcext:value-type="float">
            <text:p>8811971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56" calcext:value-type="float">
            <text:p>11956</text:p>
          </table:table-cell>
          <table:table-cell office:value-type="float" office:value="8811971" calcext:value-type="float">
            <text:p>8811971</text:p>
          </table:table-cell>
          <table:table-cell table:formula="of:=[.E201]-[.I201]" office:value-type="float" office:value="0" calcext:value-type="float">
            <text:p>0</text:p>
          </table:table-cell>
          <table:table-cell table:formula="of:=[.F201]&lt;[.B201]" office:value-type="boolean" office:boolean-value="true" calcext:value-type="boolean">
            <text:p>TRUE</text:p>
          </table:table-cell>
          <table:table-cell table:formula="of:=[.F201]&lt;2*[.B20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50000-5-s110877071c5823883.ukp</text:p>
          </table:table-cell>
          <table:table-cell office:value-type="float" office:value="0.02235" calcext:value-type="float">
            <text:p>0.02235</text:p>
          </table:table-cell>
          <table:table-cell office:value-type="float" office:value="0.14" calcext:value-type="float">
            <text:p>0.14</text:p>
          </table:table-cell>
          <table:table-cell office:value-type="float" office:value="111008" calcext:value-type="float">
            <text:p>111008</text:p>
          </table:table-cell>
          <table:table-cell office:value-type="float" office:value="5823883" calcext:value-type="float">
            <text:p>5823883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4" calcext:value-type="float">
            <text:p>11924</text:p>
          </table:table-cell>
          <table:table-cell office:value-type="float" office:value="5823883" calcext:value-type="float">
            <text:p>5823883</text:p>
          </table:table-cell>
          <table:table-cell table:formula="of:=[.E202]-[.I202]" office:value-type="float" office:value="0" calcext:value-type="float">
            <text:p>0</text:p>
          </table:table-cell>
          <table:table-cell table:formula="of:=[.F202]&lt;[.B202]" office:value-type="boolean" office:boolean-value="false" calcext:value-type="boolean">
            <text:p>FALSE</text:p>
          </table:table-cell>
          <table:table-cell table:formula="of:=[.F202]&lt;2*[.B20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50000-6-s227708629c5764098.ukp</text:p>
          </table:table-cell>
          <table:table-cell office:value-type="float" office:value="0.0224524" calcext:value-type="float">
            <text:p>0.0224524</text:p>
          </table:table-cell>
          <table:table-cell office:value-type="float" office:value="0.15" calcext:value-type="float">
            <text:p>0.15</text:p>
          </table:table-cell>
          <table:table-cell office:value-type="float" office:value="109972" calcext:value-type="float">
            <text:p>109972</text:p>
          </table:table-cell>
          <table:table-cell office:value-type="float" office:value="5764098" calcext:value-type="float">
            <text:p>5764098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08" calcext:value-type="float">
            <text:p>12008</text:p>
          </table:table-cell>
          <table:table-cell office:value-type="float" office:value="5764098" calcext:value-type="float">
            <text:p>5764098</text:p>
          </table:table-cell>
          <table:table-cell table:formula="of:=[.E203]-[.I203]" office:value-type="float" office:value="0" calcext:value-type="float">
            <text:p>0</text:p>
          </table:table-cell>
          <table:table-cell table:formula="of:=[.F203]&lt;[.B203]" office:value-type="boolean" office:boolean-value="false" calcext:value-type="boolean">
            <text:p>FALSE</text:p>
          </table:table-cell>
          <table:table-cell table:formula="of:=[.F203]&lt;2*[.B20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50000-7-s177710744c8913879.ukp</text:p>
          </table:table-cell>
          <table:table-cell office:value-type="float" office:value="0.0296174" calcext:value-type="float">
            <text:p>0.0296174</text:p>
          </table:table-cell>
          <table:table-cell office:value-type="float" office:value="0.15" calcext:value-type="float">
            <text:p>0.15</text:p>
          </table:table-cell>
          <table:table-cell office:value-type="float" office:value="159260" calcext:value-type="float">
            <text:p>159260</text:p>
          </table:table-cell>
          <table:table-cell office:value-type="float" office:value="8913879" calcext:value-type="float">
            <text:p>8913879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52" calcext:value-type="float">
            <text:p>11952</text:p>
          </table:table-cell>
          <table:table-cell office:value-type="float" office:value="8913879" calcext:value-type="float">
            <text:p>8913879</text:p>
          </table:table-cell>
          <table:table-cell table:formula="of:=[.E204]-[.I204]" office:value-type="float" office:value="0" calcext:value-type="float">
            <text:p>0</text:p>
          </table:table-cell>
          <table:table-cell table:formula="of:=[.F204]&lt;[.B204]" office:value-type="boolean" office:boolean-value="true" calcext:value-type="boolean">
            <text:p>TRUE</text:p>
          </table:table-cell>
          <table:table-cell table:formula="of:=[.F204]&lt;2*[.B20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50000-0-s827183242c8053326.ukp</text:p>
          </table:table-cell>
          <table:table-cell office:value-type="float" office:value="0.0230913" calcext:value-type="float">
            <text:p>0.0230913</text:p>
          </table:table-cell>
          <table:table-cell office:value-type="float" office:value="0.14" calcext:value-type="float">
            <text:p>0.14</text:p>
          </table:table-cell>
          <table:table-cell office:value-type="float" office:value="137784" calcext:value-type="float">
            <text:p>137784</text:p>
          </table:table-cell>
          <table:table-cell office:value-type="float" office:value="8053326" calcext:value-type="float">
            <text:p>8053326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08" calcext:value-type="float">
            <text:p>12008</text:p>
          </table:table-cell>
          <table:table-cell office:value-type="float" office:value="8053326" calcext:value-type="float">
            <text:p>8053326</text:p>
          </table:table-cell>
          <table:table-cell table:formula="of:=[.E205]-[.I205]" office:value-type="float" office:value="0" calcext:value-type="float">
            <text:p>0</text:p>
          </table:table-cell>
          <table:table-cell table:formula="of:=[.F205]&lt;[.B205]" office:value-type="boolean" office:boolean-value="false" calcext:value-type="boolean">
            <text:p>FALSE</text:p>
          </table:table-cell>
          <table:table-cell table:formula="of:=[.F205]&lt;2*[.B20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50000-1-s843367405c5119452.ukp</text:p>
          </table:table-cell>
          <table:table-cell office:value-type="float" office:value="0.017302" calcext:value-type="float">
            <text:p>0.017302</text:p>
          </table:table-cell>
          <table:table-cell office:value-type="float" office:value="0.14" calcext:value-type="float">
            <text:p>0.14</text:p>
          </table:table-cell>
          <table:table-cell office:value-type="float" office:value="92064" calcext:value-type="float">
            <text:p>92064</text:p>
          </table:table-cell>
          <table:table-cell office:value-type="float" office:value="5119452" calcext:value-type="float">
            <text:p>511945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0" calcext:value-type="float">
            <text:p>11920</text:p>
          </table:table-cell>
          <table:table-cell office:value-type="float" office:value="5119452" calcext:value-type="float">
            <text:p>5119452</text:p>
          </table:table-cell>
          <table:table-cell table:formula="of:=[.E206]-[.I206]" office:value-type="float" office:value="0" calcext:value-type="float">
            <text:p>0</text:p>
          </table:table-cell>
          <table:table-cell table:formula="of:=[.F206]&lt;[.B206]" office:value-type="boolean" office:boolean-value="false" calcext:value-type="boolean">
            <text:p>FALSE</text:p>
          </table:table-cell>
          <table:table-cell table:formula="of:=[.F206]&lt;2*[.B20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50000-2-s528806317c5804085.ukp</text:p>
          </table:table-cell>
          <table:table-cell office:value-type="float" office:value="0.0183249" calcext:value-type="float">
            <text:p>0.0183249</text:p>
          </table:table-cell>
          <table:table-cell office:value-type="float" office:value="0.14" calcext:value-type="float">
            <text:p>0.14</text:p>
          </table:table-cell>
          <table:table-cell office:value-type="float" office:value="102500" calcext:value-type="float">
            <text:p>102500</text:p>
          </table:table-cell>
          <table:table-cell office:value-type="float" office:value="5804085" calcext:value-type="float">
            <text:p>580408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896" calcext:value-type="float">
            <text:p>11896</text:p>
          </table:table-cell>
          <table:table-cell office:value-type="float" office:value="5804085" calcext:value-type="float">
            <text:p>5804085</text:p>
          </table:table-cell>
          <table:table-cell table:formula="of:=[.E207]-[.I207]" office:value-type="float" office:value="0" calcext:value-type="float">
            <text:p>0</text:p>
          </table:table-cell>
          <table:table-cell table:formula="of:=[.F207]&lt;[.B207]" office:value-type="boolean" office:boolean-value="false" calcext:value-type="boolean">
            <text:p>FALSE</text:p>
          </table:table-cell>
          <table:table-cell table:formula="of:=[.F207]&lt;2*[.B20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50000-3-s780179313c6913914.ukp</text:p>
          </table:table-cell>
          <table:table-cell office:value-type="float" office:value="0.0189161" calcext:value-type="float">
            <text:p>0.0189161</text:p>
          </table:table-cell>
          <table:table-cell office:value-type="float" office:value="0.14" calcext:value-type="float">
            <text:p>0.14</text:p>
          </table:table-cell>
          <table:table-cell office:value-type="float" office:value="119964" calcext:value-type="float">
            <text:p>119964</text:p>
          </table:table-cell>
          <table:table-cell office:value-type="float" office:value="6913914" calcext:value-type="float">
            <text:p>6913914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44" calcext:value-type="float">
            <text:p>11944</text:p>
          </table:table-cell>
          <table:table-cell office:value-type="float" office:value="6913914" calcext:value-type="float">
            <text:p>6913914</text:p>
          </table:table-cell>
          <table:table-cell table:formula="of:=[.E208]-[.I208]" office:value-type="float" office:value="0" calcext:value-type="float">
            <text:p>0</text:p>
          </table:table-cell>
          <table:table-cell table:formula="of:=[.F208]&lt;[.B208]" office:value-type="boolean" office:boolean-value="false" calcext:value-type="boolean">
            <text:p>FALSE</text:p>
          </table:table-cell>
          <table:table-cell table:formula="of:=[.F208]&lt;2*[.B20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50000-5-s110877071c6806088.ukp</text:p>
          </table:table-cell>
          <table:table-cell office:value-type="float" office:value="0.0186125" calcext:value-type="float">
            <text:p>0.0186125</text:p>
          </table:table-cell>
          <table:table-cell office:value-type="float" office:value="0.15" calcext:value-type="float">
            <text:p>0.15</text:p>
          </table:table-cell>
          <table:table-cell office:value-type="float" office:value="118488" calcext:value-type="float">
            <text:p>118488</text:p>
          </table:table-cell>
          <table:table-cell office:value-type="float" office:value="6806088" calcext:value-type="float">
            <text:p>6806088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6806088" calcext:value-type="float">
            <text:p>6806088</text:p>
          </table:table-cell>
          <table:table-cell table:formula="of:=[.E209]-[.I209]" office:value-type="float" office:value="0" calcext:value-type="float">
            <text:p>0</text:p>
          </table:table-cell>
          <table:table-cell table:formula="of:=[.F209]&lt;[.B209]" office:value-type="boolean" office:boolean-value="false" calcext:value-type="boolean">
            <text:p>FALSE</text:p>
          </table:table-cell>
          <table:table-cell table:formula="of:=[.F209]&lt;2*[.B20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50000-6-s227708629c9241273.ukp</text:p>
          </table:table-cell>
          <table:table-cell office:value-type="float" office:value="0.0232683" calcext:value-type="float">
            <text:p>0.0232683</text:p>
          </table:table-cell>
          <table:table-cell office:value-type="float" office:value="0.14" calcext:value-type="float">
            <text:p>0.14</text:p>
          </table:table-cell>
          <table:table-cell office:value-type="float" office:value="156268" calcext:value-type="float">
            <text:p>156268</text:p>
          </table:table-cell>
          <table:table-cell office:value-type="float" office:value="9241273" calcext:value-type="float">
            <text:p>9241273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9241273" calcext:value-type="float">
            <text:p>9241273</text:p>
          </table:table-cell>
          <table:table-cell table:formula="of:=[.E210]-[.I210]" office:value-type="float" office:value="0" calcext:value-type="float">
            <text:p>0</text:p>
          </table:table-cell>
          <table:table-cell table:formula="of:=[.F210]&lt;[.B210]" office:value-type="boolean" office:boolean-value="false" calcext:value-type="boolean">
            <text:p>FALSE</text:p>
          </table:table-cell>
          <table:table-cell table:formula="of:=[.F210]&lt;2*[.B2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10000-6-s227708629c9211375.ukp</text:p>
          </table:table-cell>
          <table:table-cell office:value-type="float" office:value="0.0546507" calcext:value-type="float">
            <text:p>0.0546507</text:p>
          </table:table-cell>
          <table:table-cell office:value-type="float" office:value="0.08" calcext:value-type="float">
            <text:p>0.08</text:p>
          </table:table-cell>
          <table:table-cell office:value-type="float" office:value="161556" calcext:value-type="float">
            <text:p>161556</text:p>
          </table:table-cell>
          <table:table-cell office:value-type="float" office:value="9211375" calcext:value-type="float">
            <text:p>921137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168" calcext:value-type="float">
            <text:p>8168</text:p>
          </table:table-cell>
          <table:table-cell office:value-type="float" office:value="9211375" calcext:value-type="float">
            <text:p>9211375</text:p>
          </table:table-cell>
          <table:table-cell table:formula="of:=[.E211]-[.I211]" office:value-type="float" office:value="0" calcext:value-type="float">
            <text:p>0</text:p>
          </table:table-cell>
          <table:table-cell table:formula="of:=[.F211]&lt;[.B211]" office:value-type="boolean" office:boolean-value="true" calcext:value-type="boolean">
            <text:p>TRUE</text:p>
          </table:table-cell>
          <table:table-cell table:formula="of:=[.F211]&lt;2*[.B2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10000-8-s991580855c8487765.ukp</text:p>
          </table:table-cell>
          <table:table-cell office:value-type="float" office:value="0.0507871" calcext:value-type="float">
            <text:p>0.0507871</text:p>
          </table:table-cell>
          <table:table-cell office:value-type="float" office:value="0.1" calcext:value-type="float">
            <text:p>0.1</text:p>
          </table:table-cell>
          <table:table-cell office:value-type="float" office:value="150208" calcext:value-type="float">
            <text:p>150208</text:p>
          </table:table-cell>
          <table:table-cell office:value-type="float" office:value="8487765" calcext:value-type="float">
            <text:p>848776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264" calcext:value-type="float">
            <text:p>8264</text:p>
          </table:table-cell>
          <table:table-cell office:value-type="float" office:value="8487765" calcext:value-type="float">
            <text:p>8487765</text:p>
          </table:table-cell>
          <table:table-cell table:formula="of:=[.E212]-[.I212]" office:value-type="float" office:value="0" calcext:value-type="float">
            <text:p>0</text:p>
          </table:table-cell>
          <table:table-cell table:formula="of:=[.F212]&lt;[.B212]" office:value-type="boolean" office:boolean-value="true" calcext:value-type="boolean">
            <text:p>TRUE</text:p>
          </table:table-cell>
          <table:table-cell table:formula="of:=[.F212]&lt;2*[.B2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20000-7-s177710744c6507449.ukp</text:p>
          </table:table-cell>
          <table:table-cell office:value-type="float" office:value="0.0826934" calcext:value-type="float">
            <text:p>0.0826934</text:p>
          </table:table-cell>
          <table:table-cell office:value-type="float" office:value="0.13" calcext:value-type="float">
            <text:p>0.13</text:p>
          </table:table-cell>
          <table:table-cell office:value-type="float" office:value="111536" calcext:value-type="float">
            <text:p>111536</text:p>
          </table:table-cell>
          <table:table-cell office:value-type="float" office:value="6507449" calcext:value-type="float">
            <text:p>650744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348" calcext:value-type="float">
            <text:p>8348</text:p>
          </table:table-cell>
          <table:table-cell office:value-type="float" office:value="6507449" calcext:value-type="float">
            <text:p>6507449</text:p>
          </table:table-cell>
          <table:table-cell table:formula="of:=[.E213]-[.I213]" office:value-type="float" office:value="0" calcext:value-type="float">
            <text:p>0</text:p>
          </table:table-cell>
          <table:table-cell table:formula="of:=[.F213]&lt;[.B213]" office:value-type="boolean" office:boolean-value="true" calcext:value-type="boolean">
            <text:p>TRUE</text:p>
          </table:table-cell>
          <table:table-cell table:formula="of:=[.F213]&lt;2*[.B2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20000-8-s991580855c5663171.ukp</text:p>
          </table:table-cell>
          <table:table-cell office:value-type="float" office:value="0.020199" calcext:value-type="float">
            <text:p>0.020199</text:p>
          </table:table-cell>
          <table:table-cell office:value-type="float" office:value="0.07" calcext:value-type="float">
            <text:p>0.07</text:p>
          </table:table-cell>
          <table:table-cell office:value-type="float" office:value="107544" calcext:value-type="float">
            <text:p>107544</text:p>
          </table:table-cell>
          <table:table-cell office:value-type="float" office:value="5663171" calcext:value-type="float">
            <text:p>566317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168" calcext:value-type="float">
            <text:p>8168</text:p>
          </table:table-cell>
          <table:table-cell office:value-type="float" office:value="5663171" calcext:value-type="float">
            <text:p>5663171</text:p>
          </table:table-cell>
          <table:table-cell table:formula="of:=[.E214]-[.I214]" office:value-type="float" office:value="0" calcext:value-type="float">
            <text:p>0</text:p>
          </table:table-cell>
          <table:table-cell table:formula="of:=[.F214]&lt;[.B214]" office:value-type="boolean" office:boolean-value="true" calcext:value-type="boolean">
            <text:p>TRUE</text:p>
          </table:table-cell>
          <table:table-cell table:formula="of:=[.F214]&lt;2*[.B2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50000-1-s843367405c6690241.ukp</text:p>
          </table:table-cell>
          <table:table-cell office:value-type="float" office:value="0.0237111" calcext:value-type="float">
            <text:p>0.0237111</text:p>
          </table:table-cell>
          <table:table-cell office:value-type="float" office:value="0.14" calcext:value-type="float">
            <text:p>0.14</text:p>
          </table:table-cell>
          <table:table-cell office:value-type="float" office:value="124132" calcext:value-type="float">
            <text:p>124132</text:p>
          </table:table-cell>
          <table:table-cell office:value-type="float" office:value="6690241" calcext:value-type="float">
            <text:p>669024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6690241" calcext:value-type="float">
            <text:p>6690241</text:p>
          </table:table-cell>
          <table:table-cell table:formula="of:=[.E215]-[.I215]" office:value-type="float" office:value="0" calcext:value-type="float">
            <text:p>0</text:p>
          </table:table-cell>
          <table:table-cell table:formula="of:=[.F215]&lt;[.B215]" office:value-type="boolean" office:boolean-value="true" calcext:value-type="boolean">
            <text:p>TRUE</text:p>
          </table:table-cell>
          <table:table-cell table:formula="of:=[.F215]&lt;2*[.B2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50000-2-s528806317c6274012.ukp</text:p>
          </table:table-cell>
          <table:table-cell office:value-type="float" office:value="0.0229377" calcext:value-type="float">
            <text:p>0.0229377</text:p>
          </table:table-cell>
          <table:table-cell office:value-type="float" office:value="0.14" calcext:value-type="float">
            <text:p>0.14</text:p>
          </table:table-cell>
          <table:table-cell office:value-type="float" office:value="117840" calcext:value-type="float">
            <text:p>117840</text:p>
          </table:table-cell>
          <table:table-cell office:value-type="float" office:value="6274012" calcext:value-type="float">
            <text:p>6274012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52" calcext:value-type="float">
            <text:p>12052</text:p>
          </table:table-cell>
          <table:table-cell office:value-type="float" office:value="6274012" calcext:value-type="float">
            <text:p>6274012</text:p>
          </table:table-cell>
          <table:table-cell table:formula="of:=[.E216]-[.I216]" office:value-type="float" office:value="0" calcext:value-type="float">
            <text:p>0</text:p>
          </table:table-cell>
          <table:table-cell table:formula="of:=[.F216]&lt;[.B216]" office:value-type="boolean" office:boolean-value="true" calcext:value-type="boolean">
            <text:p>TRUE</text:p>
          </table:table-cell>
          <table:table-cell table:formula="of:=[.F216]&lt;2*[.B21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50000-4-s721215008c5488950.ukp</text:p>
          </table:table-cell>
          <table:table-cell office:value-type="float" office:value="0.021381" calcext:value-type="float">
            <text:p>0.021381</text:p>
          </table:table-cell>
          <table:table-cell office:value-type="float" office:value="0.14" calcext:value-type="float">
            <text:p>0.14</text:p>
          </table:table-cell>
          <table:table-cell office:value-type="float" office:value="105208" calcext:value-type="float">
            <text:p>105208</text:p>
          </table:table-cell>
          <table:table-cell office:value-type="float" office:value="5488950" calcext:value-type="float">
            <text:p>548895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5488950" calcext:value-type="float">
            <text:p>5488950</text:p>
          </table:table-cell>
          <table:table-cell table:formula="of:=[.E217]-[.I217]" office:value-type="float" office:value="0" calcext:value-type="float">
            <text:p>0</text:p>
          </table:table-cell>
          <table:table-cell table:formula="of:=[.F217]&lt;[.B217]" office:value-type="boolean" office:boolean-value="true" calcext:value-type="boolean">
            <text:p>TRUE</text:p>
          </table:table-cell>
          <table:table-cell table:formula="of:=[.F217]&lt;2*[.B21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50000-5-s110877071c7632255.ukp</text:p>
          </table:table-cell>
          <table:table-cell office:value-type="float" office:value="0.0255342" calcext:value-type="float">
            <text:p>0.0255342</text:p>
          </table:table-cell>
          <table:table-cell office:value-type="float" office:value="0.14" calcext:value-type="float">
            <text:p>0.14</text:p>
          </table:table-cell>
          <table:table-cell office:value-type="float" office:value="138760" calcext:value-type="float">
            <text:p>138760</text:p>
          </table:table-cell>
          <table:table-cell office:value-type="float" office:value="7632255" calcext:value-type="float">
            <text:p>763225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7632255" calcext:value-type="float">
            <text:p>7632255</text:p>
          </table:table-cell>
          <table:table-cell table:formula="of:=[.E218]-[.I218]" office:value-type="float" office:value="0" calcext:value-type="float">
            <text:p>0</text:p>
          </table:table-cell>
          <table:table-cell table:formula="of:=[.F218]&lt;[.B218]" office:value-type="boolean" office:boolean-value="true" calcext:value-type="boolean">
            <text:p>TRUE</text:p>
          </table:table-cell>
          <table:table-cell table:formula="of:=[.F218]&lt;2*[.B21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50000-2-s528806317c8398362.ukp</text:p>
          </table:table-cell>
          <table:table-cell office:value-type="float" office:value="0.0241163" calcext:value-type="float">
            <text:p>0.0241163</text:p>
          </table:table-cell>
          <table:table-cell office:value-type="float" office:value="0.15" calcext:value-type="float">
            <text:p>0.15</text:p>
          </table:table-cell>
          <table:table-cell office:value-type="float" office:value="142976" calcext:value-type="float">
            <text:p>142976</text:p>
          </table:table-cell>
          <table:table-cell office:value-type="float" office:value="8398362" calcext:value-type="float">
            <text:p>8398362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44" calcext:value-type="float">
            <text:p>11944</text:p>
          </table:table-cell>
          <table:table-cell office:value-type="float" office:value="8398362" calcext:value-type="float">
            <text:p>8398362</text:p>
          </table:table-cell>
          <table:table-cell table:formula="of:=[.E219]-[.I219]" office:value-type="float" office:value="0" calcext:value-type="float">
            <text:p>0</text:p>
          </table:table-cell>
          <table:table-cell table:formula="of:=[.F219]&lt;[.B219]" office:value-type="boolean" office:boolean-value="true" calcext:value-type="boolean">
            <text:p>TRUE</text:p>
          </table:table-cell>
          <table:table-cell table:formula="of:=[.F219]&lt;2*[.B21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50000-6-s227708629c8467548.ukp</text:p>
          </table:table-cell>
          <table:table-cell office:value-type="float" office:value="0.0244912" calcext:value-type="float">
            <text:p>0.0244912</text:p>
          </table:table-cell>
          <table:table-cell office:value-type="float" office:value="0.14" calcext:value-type="float">
            <text:p>0.14</text:p>
          </table:table-cell>
          <table:table-cell office:value-type="float" office:value="144184" calcext:value-type="float">
            <text:p>144184</text:p>
          </table:table-cell>
          <table:table-cell office:value-type="float" office:value="8467548" calcext:value-type="float">
            <text:p>8467548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8467548" calcext:value-type="float">
            <text:p>8467548</text:p>
          </table:table-cell>
          <table:table-cell table:formula="of:=[.E220]-[.I220]" office:value-type="float" office:value="0" calcext:value-type="float">
            <text:p>0</text:p>
          </table:table-cell>
          <table:table-cell table:formula="of:=[.F220]&lt;[.B220]" office:value-type="boolean" office:boolean-value="true" calcext:value-type="boolean">
            <text:p>TRUE</text:p>
          </table:table-cell>
          <table:table-cell table:formula="of:=[.F220]&lt;2*[.B2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50000-7-s177710744c7849345.ukp</text:p>
          </table:table-cell>
          <table:table-cell office:value-type="float" office:value="0.0229053" calcext:value-type="float">
            <text:p>0.0229053</text:p>
          </table:table-cell>
          <table:table-cell office:value-type="float" office:value="0.14" calcext:value-type="float">
            <text:p>0.14</text:p>
          </table:table-cell>
          <table:table-cell office:value-type="float" office:value="134484" calcext:value-type="float">
            <text:p>134484</text:p>
          </table:table-cell>
          <table:table-cell office:value-type="float" office:value="7849345" calcext:value-type="float">
            <text:p>784934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7849345" calcext:value-type="float">
            <text:p>7849345</text:p>
          </table:table-cell>
          <table:table-cell table:formula="of:=[.E221]-[.I221]" office:value-type="float" office:value="0" calcext:value-type="float">
            <text:p>0</text:p>
          </table:table-cell>
          <table:table-cell table:formula="of:=[.F221]&lt;[.B221]" office:value-type="boolean" office:boolean-value="true" calcext:value-type="boolean">
            <text:p>TRUE</text:p>
          </table:table-cell>
          <table:table-cell table:formula="of:=[.F221]&lt;2*[.B2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50000-0-s827183242c7944993.ukp</text:p>
          </table:table-cell>
          <table:table-cell office:value-type="float" office:value="0.0264348" calcext:value-type="float">
            <text:p>0.0264348</text:p>
          </table:table-cell>
          <table:table-cell office:value-type="float" office:value="0.16" calcext:value-type="float">
            <text:p>0.16</text:p>
          </table:table-cell>
          <table:table-cell office:value-type="float" office:value="144172" calcext:value-type="float">
            <text:p>144172</text:p>
          </table:table-cell>
          <table:table-cell office:value-type="float" office:value="7944993" calcext:value-type="float">
            <text:p>794499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52" calcext:value-type="float">
            <text:p>11952</text:p>
          </table:table-cell>
          <table:table-cell office:value-type="float" office:value="7944993" calcext:value-type="float">
            <text:p>7944993</text:p>
          </table:table-cell>
          <table:table-cell table:formula="of:=[.E222]-[.I222]" office:value-type="float" office:value="0" calcext:value-type="float">
            <text:p>0</text:p>
          </table:table-cell>
          <table:table-cell table:formula="of:=[.F222]&lt;[.B222]" office:value-type="boolean" office:boolean-value="true" calcext:value-type="boolean">
            <text:p>TRUE</text:p>
          </table:table-cell>
          <table:table-cell table:formula="of:=[.F222]&lt;2*[.B22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50000-1-s843367405c7064870.ukp</text:p>
          </table:table-cell>
          <table:table-cell office:value-type="float" office:value="0.0247143" calcext:value-type="float">
            <text:p>0.0247143</text:p>
          </table:table-cell>
          <table:table-cell office:value-type="float" office:value="0.15" calcext:value-type="float">
            <text:p>0.15</text:p>
          </table:table-cell>
          <table:table-cell office:value-type="float" office:value="130196" calcext:value-type="float">
            <text:p>130196</text:p>
          </table:table-cell>
          <table:table-cell office:value-type="float" office:value="7064870" calcext:value-type="float">
            <text:p>706487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20" calcext:value-type="float">
            <text:p>11920</text:p>
          </table:table-cell>
          <table:table-cell office:value-type="float" office:value="7064870" calcext:value-type="float">
            <text:p>7064870</text:p>
          </table:table-cell>
          <table:table-cell table:formula="of:=[.E223]-[.I223]" office:value-type="float" office:value="0" calcext:value-type="float">
            <text:p>0</text:p>
          </table:table-cell>
          <table:table-cell table:formula="of:=[.F223]&lt;[.B223]" office:value-type="boolean" office:boolean-value="true" calcext:value-type="boolean">
            <text:p>TRUE</text:p>
          </table:table-cell>
          <table:table-cell table:formula="of:=[.F223]&lt;2*[.B2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50000-2-s528806317c9933736.ukp</text:p>
          </table:table-cell>
          <table:table-cell office:value-type="float" office:value="0.0299164" calcext:value-type="float">
            <text:p>0.0299164</text:p>
          </table:table-cell>
          <table:table-cell office:value-type="float" office:value="0.16" calcext:value-type="float">
            <text:p>0.16</text:p>
          </table:table-cell>
          <table:table-cell office:value-type="float" office:value="174844" calcext:value-type="float">
            <text:p>174844</text:p>
          </table:table-cell>
          <table:table-cell office:value-type="float" office:value="9933736" calcext:value-type="float">
            <text:p>9933736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4" calcext:value-type="float">
            <text:p>12004</text:p>
          </table:table-cell>
          <table:table-cell office:value-type="float" office:value="9933736" calcext:value-type="float">
            <text:p>9933736</text:p>
          </table:table-cell>
          <table:table-cell table:formula="of:=[.E224]-[.I224]" office:value-type="float" office:value="0" calcext:value-type="float">
            <text:p>0</text:p>
          </table:table-cell>
          <table:table-cell table:formula="of:=[.F224]&lt;[.B224]" office:value-type="boolean" office:boolean-value="true" calcext:value-type="boolean">
            <text:p>TRUE</text:p>
          </table:table-cell>
          <table:table-cell table:formula="of:=[.F224]&lt;2*[.B2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50000-5-s110877071c6644325.ukp</text:p>
          </table:table-cell>
          <table:table-cell office:value-type="float" office:value="0.0236202" calcext:value-type="float">
            <text:p>0.0236202</text:p>
          </table:table-cell>
          <table:table-cell office:value-type="float" office:value="0.15" calcext:value-type="float">
            <text:p>0.15</text:p>
          </table:table-cell>
          <table:table-cell office:value-type="float" office:value="124016" calcext:value-type="float">
            <text:p>124016</text:p>
          </table:table-cell>
          <table:table-cell office:value-type="float" office:value="6644325" calcext:value-type="float">
            <text:p>664432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00" calcext:value-type="float">
            <text:p>11900</text:p>
          </table:table-cell>
          <table:table-cell office:value-type="float" office:value="6644325" calcext:value-type="float">
            <text:p>6644325</text:p>
          </table:table-cell>
          <table:table-cell table:formula="of:=[.E225]-[.I225]" office:value-type="float" office:value="0" calcext:value-type="float">
            <text:p>0</text:p>
          </table:table-cell>
          <table:table-cell table:formula="of:=[.F225]&lt;[.B225]" office:value-type="boolean" office:boolean-value="true" calcext:value-type="boolean">
            <text:p>TRUE</text:p>
          </table:table-cell>
          <table:table-cell table:formula="of:=[.F225]&lt;2*[.B22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50000-6-s227708629c6992465.ukp</text:p>
          </table:table-cell>
          <table:table-cell office:value-type="float" office:value="0.0239323" calcext:value-type="float">
            <text:p>0.0239323</text:p>
          </table:table-cell>
          <table:table-cell office:value-type="float" office:value="0.14" calcext:value-type="float">
            <text:p>0.14</text:p>
          </table:table-cell>
          <table:table-cell office:value-type="float" office:value="129072" calcext:value-type="float">
            <text:p>129072</text:p>
          </table:table-cell>
          <table:table-cell office:value-type="float" office:value="6992465" calcext:value-type="float">
            <text:p>699246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56" calcext:value-type="float">
            <text:p>11956</text:p>
          </table:table-cell>
          <table:table-cell office:value-type="float" office:value="6992465" calcext:value-type="float">
            <text:p>6992465</text:p>
          </table:table-cell>
          <table:table-cell table:formula="of:=[.E226]-[.I226]" office:value-type="float" office:value="0" calcext:value-type="float">
            <text:p>0</text:p>
          </table:table-cell>
          <table:table-cell table:formula="of:=[.F226]&lt;[.B226]" office:value-type="boolean" office:boolean-value="true" calcext:value-type="boolean">
            <text:p>TRUE</text:p>
          </table:table-cell>
          <table:table-cell table:formula="of:=[.F226]&lt;2*[.B2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50000-8-s991580855c8904413.ukp</text:p>
          </table:table-cell>
          <table:table-cell office:value-type="float" office:value="0.0283654" calcext:value-type="float">
            <text:p>0.0283654</text:p>
          </table:table-cell>
          <table:table-cell office:value-type="float" office:value="0.16" calcext:value-type="float">
            <text:p>0.16</text:p>
          </table:table-cell>
          <table:table-cell office:value-type="float" office:value="158840" calcext:value-type="float">
            <text:p>158840</text:p>
          </table:table-cell>
          <table:table-cell office:value-type="float" office:value="8904413" calcext:value-type="float">
            <text:p>890441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8904413" calcext:value-type="float">
            <text:p>8904413</text:p>
          </table:table-cell>
          <table:table-cell table:formula="of:=[.E227]-[.I227]" office:value-type="float" office:value="0" calcext:value-type="float">
            <text:p>0</text:p>
          </table:table-cell>
          <table:table-cell table:formula="of:=[.F227]&lt;[.B227]" office:value-type="boolean" office:boolean-value="true" calcext:value-type="boolean">
            <text:p>TRUE</text:p>
          </table:table-cell>
          <table:table-cell table:formula="of:=[.F227]&lt;2*[.B2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50000-9-s126456688c7725611.ukp</text:p>
          </table:table-cell>
          <table:table-cell office:value-type="float" office:value="0.024962" calcext:value-type="float">
            <text:p>0.024962</text:p>
          </table:table-cell>
          <table:table-cell office:value-type="float" office:value="0.15" calcext:value-type="float">
            <text:p>0.15</text:p>
          </table:table-cell>
          <table:table-cell office:value-type="float" office:value="140520" calcext:value-type="float">
            <text:p>140520</text:p>
          </table:table-cell>
          <table:table-cell office:value-type="float" office:value="7725611" calcext:value-type="float">
            <text:p>772561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28" calcext:value-type="float">
            <text:p>11928</text:p>
          </table:table-cell>
          <table:table-cell office:value-type="float" office:value="7725611" calcext:value-type="float">
            <text:p>7725611</text:p>
          </table:table-cell>
          <table:table-cell table:formula="of:=[.E228]-[.I228]" office:value-type="float" office:value="0" calcext:value-type="float">
            <text:p>0</text:p>
          </table:table-cell>
          <table:table-cell table:formula="of:=[.F228]&lt;[.B228]" office:value-type="boolean" office:boolean-value="true" calcext:value-type="boolean">
            <text:p>TRUE</text:p>
          </table:table-cell>
          <table:table-cell table:formula="of:=[.F228]&lt;2*[.B2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50000-0-s827183242c5970156.ukp</text:p>
          </table:table-cell>
          <table:table-cell office:value-type="float" office:value="0.0182604" calcext:value-type="float">
            <text:p>0.0182604</text:p>
          </table:table-cell>
          <table:table-cell office:value-type="float" office:value="0.13" calcext:value-type="float">
            <text:p>0.13</text:p>
          </table:table-cell>
          <table:table-cell office:value-type="float" office:value="105072" calcext:value-type="float">
            <text:p>105072</text:p>
          </table:table-cell>
          <table:table-cell office:value-type="float" office:value="5970156" calcext:value-type="float">
            <text:p>5970156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76" calcext:value-type="float">
            <text:p>11976</text:p>
          </table:table-cell>
          <table:table-cell office:value-type="float" office:value="5970156" calcext:value-type="float">
            <text:p>5970156</text:p>
          </table:table-cell>
          <table:table-cell table:formula="of:=[.E229]-[.I229]" office:value-type="float" office:value="0" calcext:value-type="float">
            <text:p>0</text:p>
          </table:table-cell>
          <table:table-cell table:formula="of:=[.F229]&lt;[.B229]" office:value-type="boolean" office:boolean-value="false" calcext:value-type="boolean">
            <text:p>FALSE</text:p>
          </table:table-cell>
          <table:table-cell table:formula="of:=[.F229]&lt;2*[.B2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50000-1-s843367405c9594852.ukp</text:p>
          </table:table-cell>
          <table:table-cell office:value-type="float" office:value="0.0251644" calcext:value-type="float">
            <text:p>0.0251644</text:p>
          </table:table-cell>
          <table:table-cell office:value-type="float" office:value="0.14" calcext:value-type="float">
            <text:p>0.14</text:p>
          </table:table-cell>
          <table:table-cell office:value-type="float" office:value="161976" calcext:value-type="float">
            <text:p>161976</text:p>
          </table:table-cell>
          <table:table-cell office:value-type="float" office:value="9594852" calcext:value-type="float">
            <text:p>9594852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52" calcext:value-type="float">
            <text:p>12052</text:p>
          </table:table-cell>
          <table:table-cell office:value-type="float" office:value="9594852" calcext:value-type="float">
            <text:p>9594852</text:p>
          </table:table-cell>
          <table:table-cell table:formula="of:=[.E230]-[.I230]" office:value-type="float" office:value="0" calcext:value-type="float">
            <text:p>0</text:p>
          </table:table-cell>
          <table:table-cell table:formula="of:=[.F230]&lt;[.B230]" office:value-type="boolean" office:boolean-value="true" calcext:value-type="boolean">
            <text:p>TRUE</text:p>
          </table:table-cell>
          <table:table-cell table:formula="of:=[.F230]&lt;2*[.B2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50000-2-s528806317c6793898.ukp</text:p>
          </table:table-cell>
          <table:table-cell office:value-type="float" office:value="0.0192716" calcext:value-type="float">
            <text:p>0.0192716</text:p>
          </table:table-cell>
          <table:table-cell office:value-type="float" office:value="0.14" calcext:value-type="float">
            <text:p>0.14</text:p>
          </table:table-cell>
          <table:table-cell office:value-type="float" office:value="118344" calcext:value-type="float">
            <text:p>118344</text:p>
          </table:table-cell>
          <table:table-cell office:value-type="float" office:value="6793898" calcext:value-type="float">
            <text:p>6793898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6793898" calcext:value-type="float">
            <text:p>6793898</text:p>
          </table:table-cell>
          <table:table-cell table:formula="of:=[.E231]-[.I231]" office:value-type="float" office:value="0" calcext:value-type="float">
            <text:p>0</text:p>
          </table:table-cell>
          <table:table-cell table:formula="of:=[.F231]&lt;[.B231]" office:value-type="boolean" office:boolean-value="false" calcext:value-type="boolean">
            <text:p>FALSE</text:p>
          </table:table-cell>
          <table:table-cell table:formula="of:=[.F231]&lt;2*[.B23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50000-3-s780179313c5573008.ukp</text:p>
          </table:table-cell>
          <table:table-cell office:value-type="float" office:value="0.0176462" calcext:value-type="float">
            <text:p>0.0176462</text:p>
          </table:table-cell>
          <table:table-cell office:value-type="float" office:value="0.15" calcext:value-type="float">
            <text:p>0.15</text:p>
          </table:table-cell>
          <table:table-cell office:value-type="float" office:value="99076" calcext:value-type="float">
            <text:p>99076</text:p>
          </table:table-cell>
          <table:table-cell office:value-type="float" office:value="5573008" calcext:value-type="float">
            <text:p>5573008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24" calcext:value-type="float">
            <text:p>11924</text:p>
          </table:table-cell>
          <table:table-cell office:value-type="float" office:value="5573008" calcext:value-type="float">
            <text:p>5573008</text:p>
          </table:table-cell>
          <table:table-cell table:formula="of:=[.E232]-[.I232]" office:value-type="float" office:value="0" calcext:value-type="float">
            <text:p>0</text:p>
          </table:table-cell>
          <table:table-cell table:formula="of:=[.F232]&lt;[.B232]" office:value-type="boolean" office:boolean-value="false" calcext:value-type="boolean">
            <text:p>FALSE</text:p>
          </table:table-cell>
          <table:table-cell table:formula="of:=[.F232]&lt;2*[.B2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50000-5-s110877071c6987881.ukp</text:p>
          </table:table-cell>
          <table:table-cell office:value-type="float" office:value="0.0211343" calcext:value-type="float">
            <text:p>0.0211343</text:p>
          </table:table-cell>
          <table:table-cell office:value-type="float" office:value="0.14" calcext:value-type="float">
            <text:p>0.14</text:p>
          </table:table-cell>
          <table:table-cell office:value-type="float" office:value="121432" calcext:value-type="float">
            <text:p>121432</text:p>
          </table:table-cell>
          <table:table-cell office:value-type="float" office:value="6987881" calcext:value-type="float">
            <text:p>698788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8" calcext:value-type="float">
            <text:p>12008</text:p>
          </table:table-cell>
          <table:table-cell office:value-type="float" office:value="6987881" calcext:value-type="float">
            <text:p>6987881</text:p>
          </table:table-cell>
          <table:table-cell table:formula="of:=[.E233]-[.I233]" office:value-type="float" office:value="0" calcext:value-type="float">
            <text:p>0</text:p>
          </table:table-cell>
          <table:table-cell table:formula="of:=[.F233]&lt;[.B233]" office:value-type="boolean" office:boolean-value="true" calcext:value-type="boolean">
            <text:p>TRUE</text:p>
          </table:table-cell>
          <table:table-cell table:formula="of:=[.F233]&lt;2*[.B2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50000-6-s227708629c7098209.ukp</text:p>
          </table:table-cell>
          <table:table-cell office:value-type="float" office:value="0.0204312" calcext:value-type="float">
            <text:p>0.0204312</text:p>
          </table:table-cell>
          <table:table-cell office:value-type="float" office:value="0.14" calcext:value-type="float">
            <text:p>0.14</text:p>
          </table:table-cell>
          <table:table-cell office:value-type="float" office:value="122544" calcext:value-type="float">
            <text:p>122544</text:p>
          </table:table-cell>
          <table:table-cell office:value-type="float" office:value="7098209" calcext:value-type="float">
            <text:p>7098209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7098209" calcext:value-type="float">
            <text:p>7098209</text:p>
          </table:table-cell>
          <table:table-cell table:formula="of:=[.E234]-[.I234]" office:value-type="float" office:value="0" calcext:value-type="float">
            <text:p>0</text:p>
          </table:table-cell>
          <table:table-cell table:formula="of:=[.F234]&lt;[.B234]" office:value-type="boolean" office:boolean-value="true" calcext:value-type="boolean">
            <text:p>TRUE</text:p>
          </table:table-cell>
          <table:table-cell table:formula="of:=[.F234]&lt;2*[.B2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50000-7-s177710744c5763836.ukp</text:p>
          </table:table-cell>
          <table:table-cell office:value-type="float" office:value="0.0171611" calcext:value-type="float">
            <text:p>0.0171611</text:p>
          </table:table-cell>
          <table:table-cell office:value-type="float" office:value="0.13" calcext:value-type="float">
            <text:p>0.13</text:p>
          </table:table-cell>
          <table:table-cell office:value-type="float" office:value="101992" calcext:value-type="float">
            <text:p>101992</text:p>
          </table:table-cell>
          <table:table-cell office:value-type="float" office:value="5763836" calcext:value-type="float">
            <text:p>5763836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44" calcext:value-type="float">
            <text:p>12044</text:p>
          </table:table-cell>
          <table:table-cell office:value-type="float" office:value="5763836" calcext:value-type="float">
            <text:p>5763836</text:p>
          </table:table-cell>
          <table:table-cell table:formula="of:=[.E235]-[.I235]" office:value-type="float" office:value="0" calcext:value-type="float">
            <text:p>0</text:p>
          </table:table-cell>
          <table:table-cell table:formula="of:=[.F235]&lt;[.B235]" office:value-type="boolean" office:boolean-value="false" calcext:value-type="boolean">
            <text:p>FALSE</text:p>
          </table:table-cell>
          <table:table-cell table:formula="of:=[.F235]&lt;2*[.B2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50000-8-s991580855c5126669.ukp</text:p>
          </table:table-cell>
          <table:table-cell office:value-type="float" office:value="0.0166629" calcext:value-type="float">
            <text:p>0.0166629</text:p>
          </table:table-cell>
          <table:table-cell office:value-type="float" office:value="0.13" calcext:value-type="float">
            <text:p>0.13</text:p>
          </table:table-cell>
          <table:table-cell office:value-type="float" office:value="91988" calcext:value-type="float">
            <text:p>91988</text:p>
          </table:table-cell>
          <table:table-cell office:value-type="float" office:value="5126669" calcext:value-type="float">
            <text:p>5126669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5126669" calcext:value-type="float">
            <text:p>5126669</text:p>
          </table:table-cell>
          <table:table-cell table:formula="of:=[.E236]-[.I236]" office:value-type="float" office:value="0" calcext:value-type="float">
            <text:p>0</text:p>
          </table:table-cell>
          <table:table-cell table:formula="of:=[.F236]&lt;[.B236]" office:value-type="boolean" office:boolean-value="false" calcext:value-type="boolean">
            <text:p>FALSE</text:p>
          </table:table-cell>
          <table:table-cell table:formula="of:=[.F236]&lt;2*[.B2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50000-9-s126456688c5491694.ukp</text:p>
          </table:table-cell>
          <table:table-cell office:value-type="float" office:value="0.0168727" calcext:value-type="float">
            <text:p>0.0168727</text:p>
          </table:table-cell>
          <table:table-cell office:value-type="float" office:value="0.13" calcext:value-type="float">
            <text:p>0.13</text:p>
          </table:table-cell>
          <table:table-cell office:value-type="float" office:value="97504" calcext:value-type="float">
            <text:p>97504</text:p>
          </table:table-cell>
          <table:table-cell office:value-type="float" office:value="5491694" calcext:value-type="float">
            <text:p>5491694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52" calcext:value-type="float">
            <text:p>11952</text:p>
          </table:table-cell>
          <table:table-cell office:value-type="float" office:value="5491694" calcext:value-type="float">
            <text:p>5491694</text:p>
          </table:table-cell>
          <table:table-cell table:formula="of:=[.E237]-[.I237]" office:value-type="float" office:value="0" calcext:value-type="float">
            <text:p>0</text:p>
          </table:table-cell>
          <table:table-cell table:formula="of:=[.F237]&lt;[.B237]" office:value-type="boolean" office:boolean-value="false" calcext:value-type="boolean">
            <text:p>FALSE</text:p>
          </table:table-cell>
          <table:table-cell table:formula="of:=[.F237]&lt;2*[.B23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10000-2-s528806317c9584409.ukp</text:p>
          </table:table-cell>
          <table:table-cell office:value-type="float" office:value="0.0323413" calcext:value-type="float">
            <text:p>0.0323413</text:p>
          </table:table-cell>
          <table:table-cell office:value-type="float" office:value="0.06" calcext:value-type="float">
            <text:p>0.06</text:p>
          </table:table-cell>
          <table:table-cell office:value-type="float" office:value="168192" calcext:value-type="float">
            <text:p>168192</text:p>
          </table:table-cell>
          <table:table-cell office:value-type="float" office:value="9584409" calcext:value-type="float">
            <text:p>958440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852" calcext:value-type="float">
            <text:p>7852</text:p>
          </table:table-cell>
          <table:table-cell office:value-type="float" office:value="9584409" calcext:value-type="float">
            <text:p>9584409</text:p>
          </table:table-cell>
          <table:table-cell table:formula="of:=[.E238]-[.I238]" office:value-type="float" office:value="0" calcext:value-type="float">
            <text:p>0</text:p>
          </table:table-cell>
          <table:table-cell table:formula="of:=[.F238]&lt;[.B238]" office:value-type="boolean" office:boolean-value="true" calcext:value-type="boolean">
            <text:p>TRUE</text:p>
          </table:table-cell>
          <table:table-cell table:formula="of:=[.F238]&lt;2*[.B2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20000-9-s126456688c5062577.ukp</text:p>
          </table:table-cell>
          <table:table-cell office:value-type="float" office:value="0.0254374" calcext:value-type="float">
            <text:p>0.0254374</text:p>
          </table:table-cell>
          <table:table-cell office:value-type="float" office:value="0.07" calcext:value-type="float">
            <text:p>0.07</text:p>
          </table:table-cell>
          <table:table-cell office:value-type="float" office:value="97492" calcext:value-type="float">
            <text:p>97492</text:p>
          </table:table-cell>
          <table:table-cell office:value-type="float" office:value="5062577" calcext:value-type="float">
            <text:p>506257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644" calcext:value-type="float">
            <text:p>8644</text:p>
          </table:table-cell>
          <table:table-cell office:value-type="float" office:value="5062577" calcext:value-type="float">
            <text:p>5062577</text:p>
          </table:table-cell>
          <table:table-cell table:formula="of:=[.E239]-[.I239]" office:value-type="float" office:value="0" calcext:value-type="float">
            <text:p>0</text:p>
          </table:table-cell>
          <table:table-cell table:formula="of:=[.F239]&lt;[.B239]" office:value-type="boolean" office:boolean-value="true" calcext:value-type="boolean">
            <text:p>TRUE</text:p>
          </table:table-cell>
          <table:table-cell table:formula="of:=[.F239]&lt;2*[.B2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20000-4-s721215008c7122103.ukp</text:p>
          </table:table-cell>
          <table:table-cell office:value-type="float" office:value="0.0317829" calcext:value-type="float">
            <text:p>0.0317829</text:p>
          </table:table-cell>
          <table:table-cell office:value-type="float" office:value="0.08" calcext:value-type="float">
            <text:p>0.08</text:p>
          </table:table-cell>
          <table:table-cell office:value-type="float" office:value="121824" calcext:value-type="float">
            <text:p>121824</text:p>
          </table:table-cell>
          <table:table-cell office:value-type="float" office:value="7122103" calcext:value-type="float">
            <text:p>712210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276" calcext:value-type="float">
            <text:p>8276</text:p>
          </table:table-cell>
          <table:table-cell office:value-type="float" office:value="7122103" calcext:value-type="float">
            <text:p>7122103</text:p>
          </table:table-cell>
          <table:table-cell table:formula="of:=[.E240]-[.I240]" office:value-type="float" office:value="0" calcext:value-type="float">
            <text:p>0</text:p>
          </table:table-cell>
          <table:table-cell table:formula="of:=[.F240]&lt;[.B240]" office:value-type="boolean" office:boolean-value="true" calcext:value-type="boolean">
            <text:p>TRUE</text:p>
          </table:table-cell>
          <table:table-cell table:formula="of:=[.F240]&lt;2*[.B2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20000-9-s126456688c8722171.ukp</text:p>
          </table:table-cell>
          <table:table-cell office:value-type="float" office:value="0.033869" calcext:value-type="float">
            <text:p>0.033869</text:p>
          </table:table-cell>
          <table:table-cell office:value-type="float" office:value="0.08" calcext:value-type="float">
            <text:p>0.08</text:p>
          </table:table-cell>
          <table:table-cell office:value-type="float" office:value="147076" calcext:value-type="float">
            <text:p>147076</text:p>
          </table:table-cell>
          <table:table-cell office:value-type="float" office:value="8722171" calcext:value-type="float">
            <text:p>872217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352" calcext:value-type="float">
            <text:p>8352</text:p>
          </table:table-cell>
          <table:table-cell office:value-type="float" office:value="8722171" calcext:value-type="float">
            <text:p>8722171</text:p>
          </table:table-cell>
          <table:table-cell table:formula="of:=[.E241]-[.I241]" office:value-type="float" office:value="0" calcext:value-type="float">
            <text:p>0</text:p>
          </table:table-cell>
          <table:table-cell table:formula="of:=[.F241]&lt;[.B241]" office:value-type="boolean" office:boolean-value="true" calcext:value-type="boolean">
            <text:p>TRUE</text:p>
          </table:table-cell>
          <table:table-cell table:formula="of:=[.F241]&lt;2*[.B2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50000-2-s528806317c8294420.ukp</text:p>
          </table:table-cell>
          <table:table-cell office:value-type="float" office:value="0.082931" calcext:value-type="float">
            <text:p>0.082931</text:p>
          </table:table-cell>
          <table:table-cell office:value-type="float" office:value="0.2" calcext:value-type="float">
            <text:p>0.2</text:p>
          </table:table-cell>
          <table:table-cell office:value-type="float" office:value="140812" calcext:value-type="float">
            <text:p>140812</text:p>
          </table:table-cell>
          <table:table-cell office:value-type="float" office:value="8294420" calcext:value-type="float">
            <text:p>829442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96" calcext:value-type="float">
            <text:p>11996</text:p>
          </table:table-cell>
          <table:table-cell office:value-type="float" office:value="8294420" calcext:value-type="float">
            <text:p>8294420</text:p>
          </table:table-cell>
          <table:table-cell table:formula="of:=[.E242]-[.I242]" office:value-type="float" office:value="0" calcext:value-type="float">
            <text:p>0</text:p>
          </table:table-cell>
          <table:table-cell table:formula="of:=[.F242]&lt;[.B242]" office:value-type="boolean" office:boolean-value="true" calcext:value-type="boolean">
            <text:p>TRUE</text:p>
          </table:table-cell>
          <table:table-cell table:formula="of:=[.F242]&lt;2*[.B2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50000-6-s227708629c5604087.ukp</text:p>
          </table:table-cell>
          <table:table-cell office:value-type="float" office:value="0.0804929" calcext:value-type="float">
            <text:p>0.0804929</text:p>
          </table:table-cell>
          <table:table-cell office:value-type="float" office:value="0.2" calcext:value-type="float">
            <text:p>0.2</text:p>
          </table:table-cell>
          <table:table-cell office:value-type="float" office:value="98692" calcext:value-type="float">
            <text:p>98692</text:p>
          </table:table-cell>
          <table:table-cell office:value-type="float" office:value="5604087" calcext:value-type="float">
            <text:p>5604087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68" calcext:value-type="float">
            <text:p>11968</text:p>
          </table:table-cell>
          <table:table-cell office:value-type="float" office:value="5604087" calcext:value-type="float">
            <text:p>5604087</text:p>
          </table:table-cell>
          <table:table-cell table:formula="of:=[.E243]-[.I243]" office:value-type="float" office:value="0" calcext:value-type="float">
            <text:p>0</text:p>
          </table:table-cell>
          <table:table-cell table:formula="of:=[.F243]&lt;[.B243]" office:value-type="boolean" office:boolean-value="true" calcext:value-type="boolean">
            <text:p>TRUE</text:p>
          </table:table-cell>
          <table:table-cell table:formula="of:=[.F243]&lt;2*[.B24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-3-s780179313c5534208.ukp</text:p>
          </table:table-cell>
          <table:table-cell office:value-type="float" office:value="0.0184073" calcext:value-type="float">
            <text:p>0.0184073</text:p>
          </table:table-cell>
          <table:table-cell office:value-type="float" office:value="0.04" calcext:value-type="float">
            <text:p>0.04</text:p>
          </table:table-cell>
          <table:table-cell office:value-type="float" office:value="105544" calcext:value-type="float">
            <text:p>105544</text:p>
          </table:table-cell>
          <table:table-cell office:value-type="float" office:value="5534208" calcext:value-type="float">
            <text:p>55342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6728" calcext:value-type="float">
            <text:p>6728</text:p>
          </table:table-cell>
          <table:table-cell office:value-type="float" office:value="5534208" calcext:value-type="float">
            <text:p>5534208</text:p>
          </table:table-cell>
          <table:table-cell table:formula="of:=[.E244]-[.I244]" office:value-type="float" office:value="0" calcext:value-type="float">
            <text:p>0</text:p>
          </table:table-cell>
          <table:table-cell table:formula="of:=[.F244]&lt;[.B244]" office:value-type="boolean" office:boolean-value="false" calcext:value-type="boolean">
            <text:p>FALSE</text:p>
          </table:table-cell>
          <table:table-cell table:formula="of:=[.F244]&lt;2*[.B2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50000-1-s843367405c8049384.ukp</text:p>
          </table:table-cell>
          <table:table-cell office:value-type="float" office:value="0.026621" calcext:value-type="float">
            <text:p>0.026621</text:p>
          </table:table-cell>
          <table:table-cell office:value-type="float" office:value="0.16" calcext:value-type="float">
            <text:p>0.16</text:p>
          </table:table-cell>
          <table:table-cell office:value-type="float" office:value="145560" calcext:value-type="float">
            <text:p>145560</text:p>
          </table:table-cell>
          <table:table-cell office:value-type="float" office:value="8049384" calcext:value-type="float">
            <text:p>8049384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8049384" calcext:value-type="float">
            <text:p>8049384</text:p>
          </table:table-cell>
          <table:table-cell table:formula="of:=[.E245]-[.I245]" office:value-type="float" office:value="0" calcext:value-type="float">
            <text:p>0</text:p>
          </table:table-cell>
          <table:table-cell table:formula="of:=[.F245]&lt;[.B245]" office:value-type="boolean" office:boolean-value="true" calcext:value-type="boolean">
            <text:p>TRUE</text:p>
          </table:table-cell>
          <table:table-cell table:formula="of:=[.F245]&lt;2*[.B2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50000-4-s721215008c5146959.ukp</text:p>
          </table:table-cell>
          <table:table-cell office:value-type="float" office:value="0.0205465" calcext:value-type="float">
            <text:p>0.0205465</text:p>
          </table:table-cell>
          <table:table-cell office:value-type="float" office:value="0.14" calcext:value-type="float">
            <text:p>0.14</text:p>
          </table:table-cell>
          <table:table-cell office:value-type="float" office:value="99928" calcext:value-type="float">
            <text:p>99928</text:p>
          </table:table-cell>
          <table:table-cell office:value-type="float" office:value="5146959" calcext:value-type="float">
            <text:p>5146959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56" calcext:value-type="float">
            <text:p>11956</text:p>
          </table:table-cell>
          <table:table-cell office:value-type="float" office:value="5146959" calcext:value-type="float">
            <text:p>5146959</text:p>
          </table:table-cell>
          <table:table-cell table:formula="of:=[.E246]-[.I246]" office:value-type="float" office:value="0" calcext:value-type="float">
            <text:p>0</text:p>
          </table:table-cell>
          <table:table-cell table:formula="of:=[.F246]&lt;[.B246]" office:value-type="boolean" office:boolean-value="true" calcext:value-type="boolean">
            <text:p>TRUE</text:p>
          </table:table-cell>
          <table:table-cell table:formula="of:=[.F246]&lt;2*[.B24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50000-8-s991580855c8787320.ukp</text:p>
          </table:table-cell>
          <table:table-cell office:value-type="float" office:value="0.0300744" calcext:value-type="float">
            <text:p>0.0300744</text:p>
          </table:table-cell>
          <table:table-cell office:value-type="float" office:value="0.15" calcext:value-type="float">
            <text:p>0.15</text:p>
          </table:table-cell>
          <table:table-cell office:value-type="float" office:value="157096" calcext:value-type="float">
            <text:p>157096</text:p>
          </table:table-cell>
          <table:table-cell office:value-type="float" office:value="8787320" calcext:value-type="float">
            <text:p>878732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68" calcext:value-type="float">
            <text:p>11968</text:p>
          </table:table-cell>
          <table:table-cell office:value-type="float" office:value="8787320" calcext:value-type="float">
            <text:p>8787320</text:p>
          </table:table-cell>
          <table:table-cell table:formula="of:=[.E247]-[.I247]" office:value-type="float" office:value="0" calcext:value-type="float">
            <text:p>0</text:p>
          </table:table-cell>
          <table:table-cell table:formula="of:=[.F247]&lt;[.B247]" office:value-type="boolean" office:boolean-value="true" calcext:value-type="boolean">
            <text:p>TRUE</text:p>
          </table:table-cell>
          <table:table-cell table:formula="of:=[.F247]&lt;2*[.B2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50000-4-s721215008c8346827.ukp</text:p>
          </table:table-cell>
          <table:table-cell office:value-type="float" office:value="0.0213469" calcext:value-type="float">
            <text:p>0.0213469</text:p>
          </table:table-cell>
          <table:table-cell office:value-type="float" office:value="0.15" calcext:value-type="float">
            <text:p>0.15</text:p>
          </table:table-cell>
          <table:table-cell office:value-type="float" office:value="142184" calcext:value-type="float">
            <text:p>142184</text:p>
          </table:table-cell>
          <table:table-cell office:value-type="float" office:value="8346827" calcext:value-type="float">
            <text:p>8346827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8" calcext:value-type="float">
            <text:p>12008</text:p>
          </table:table-cell>
          <table:table-cell office:value-type="float" office:value="8346827" calcext:value-type="float">
            <text:p>8346827</text:p>
          </table:table-cell>
          <table:table-cell table:formula="of:=[.E248]-[.I248]" office:value-type="float" office:value="0" calcext:value-type="float">
            <text:p>0</text:p>
          </table:table-cell>
          <table:table-cell table:formula="of:=[.F248]&lt;[.B248]" office:value-type="boolean" office:boolean-value="true" calcext:value-type="boolean">
            <text:p>TRUE</text:p>
          </table:table-cell>
          <table:table-cell table:formula="of:=[.F248]&lt;2*[.B2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50000-7-s177710744c8178070.ukp</text:p>
          </table:table-cell>
          <table:table-cell office:value-type="float" office:value="0.0220488" calcext:value-type="float">
            <text:p>0.0220488</text:p>
          </table:table-cell>
          <table:table-cell office:value-type="float" office:value="0.14" calcext:value-type="float">
            <text:p>0.14</text:p>
          </table:table-cell>
          <table:table-cell office:value-type="float" office:value="140140" calcext:value-type="float">
            <text:p>140140</text:p>
          </table:table-cell>
          <table:table-cell office:value-type="float" office:value="8178070" calcext:value-type="float">
            <text:p>817807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04" calcext:value-type="float">
            <text:p>11904</text:p>
          </table:table-cell>
          <table:table-cell office:value-type="float" office:value="8178070" calcext:value-type="float">
            <text:p>8178070</text:p>
          </table:table-cell>
          <table:table-cell table:formula="of:=[.E249]-[.I249]" office:value-type="float" office:value="0" calcext:value-type="float">
            <text:p>0</text:p>
          </table:table-cell>
          <table:table-cell table:formula="of:=[.F249]&lt;[.B249]" office:value-type="boolean" office:boolean-value="true" calcext:value-type="boolean">
            <text:p>TRUE</text:p>
          </table:table-cell>
          <table:table-cell table:formula="of:=[.F249]&lt;2*[.B2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50000-8-s991580855c9264524.ukp</text:p>
          </table:table-cell>
          <table:table-cell office:value-type="float" office:value="0.0226651" calcext:value-type="float">
            <text:p>0.0226651</text:p>
          </table:table-cell>
          <table:table-cell office:value-type="float" office:value="0.14" calcext:value-type="float">
            <text:p>0.14</text:p>
          </table:table-cell>
          <table:table-cell office:value-type="float" office:value="156632" calcext:value-type="float">
            <text:p>156632</text:p>
          </table:table-cell>
          <table:table-cell office:value-type="float" office:value="9264524" calcext:value-type="float">
            <text:p>9264524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96" calcext:value-type="float">
            <text:p>11996</text:p>
          </table:table-cell>
          <table:table-cell office:value-type="float" office:value="9264524" calcext:value-type="float">
            <text:p>9264524</text:p>
          </table:table-cell>
          <table:table-cell table:formula="of:=[.E250]-[.I250]" office:value-type="float" office:value="0" calcext:value-type="float">
            <text:p>0</text:p>
          </table:table-cell>
          <table:table-cell table:formula="of:=[.F250]&lt;[.B250]" office:value-type="boolean" office:boolean-value="true" calcext:value-type="boolean">
            <text:p>TRUE</text:p>
          </table:table-cell>
          <table:table-cell table:formula="of:=[.F250]&lt;2*[.B2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50000-9-s126456688c7959750.ukp</text:p>
          </table:table-cell>
          <table:table-cell office:value-type="float" office:value="0.0206885" calcext:value-type="float">
            <text:p>0.0206885</text:p>
          </table:table-cell>
          <table:table-cell office:value-type="float" office:value="0.14" calcext:value-type="float">
            <text:p>0.14</text:p>
          </table:table-cell>
          <table:table-cell office:value-type="float" office:value="136228" calcext:value-type="float">
            <text:p>136228</text:p>
          </table:table-cell>
          <table:table-cell office:value-type="float" office:value="7959750" calcext:value-type="float">
            <text:p>795975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56" calcext:value-type="float">
            <text:p>11956</text:p>
          </table:table-cell>
          <table:table-cell office:value-type="float" office:value="7959750" calcext:value-type="float">
            <text:p>7959750</text:p>
          </table:table-cell>
          <table:table-cell table:formula="of:=[.E251]-[.I251]" office:value-type="float" office:value="0" calcext:value-type="float">
            <text:p>0</text:p>
          </table:table-cell>
          <table:table-cell table:formula="of:=[.F251]&lt;[.B251]" office:value-type="boolean" office:boolean-value="true" calcext:value-type="boolean">
            <text:p>TRUE</text:p>
          </table:table-cell>
          <table:table-cell table:formula="of:=[.F251]&lt;2*[.B25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10000-6-s227708629c6166782.ukp</text:p>
          </table:table-cell>
          <table:table-cell office:value-type="float" office:value="0.0394223" calcext:value-type="float">
            <text:p>0.0394223</text:p>
          </table:table-cell>
          <table:table-cell office:value-type="float" office:value="0.06" calcext:value-type="float">
            <text:p>0.06</text:p>
          </table:table-cell>
          <table:table-cell office:value-type="float" office:value="106096" calcext:value-type="float">
            <text:p>106096</text:p>
          </table:table-cell>
          <table:table-cell office:value-type="float" office:value="6166782" calcext:value-type="float">
            <text:p>616678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608" calcext:value-type="float">
            <text:p>8608</text:p>
          </table:table-cell>
          <table:table-cell office:value-type="float" office:value="6166782" calcext:value-type="float">
            <text:p>6166782</text:p>
          </table:table-cell>
          <table:table-cell table:formula="of:=[.E252]-[.I252]" office:value-type="float" office:value="0" calcext:value-type="float">
            <text:p>0</text:p>
          </table:table-cell>
          <table:table-cell table:formula="of:=[.F252]&lt;[.B252]" office:value-type="boolean" office:boolean-value="true" calcext:value-type="boolean">
            <text:p>TRUE</text:p>
          </table:table-cell>
          <table:table-cell table:formula="of:=[.F252]&lt;2*[.B2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10000-8-s991580855c6827358.ukp</text:p>
          </table:table-cell>
          <table:table-cell office:value-type="float" office:value="0.0415487" calcext:value-type="float">
            <text:p>0.0415487</text:p>
          </table:table-cell>
          <table:table-cell office:value-type="float" office:value="0.06" calcext:value-type="float">
            <text:p>0.06</text:p>
          </table:table-cell>
          <table:table-cell office:value-type="float" office:value="116344" calcext:value-type="float">
            <text:p>116344</text:p>
          </table:table-cell>
          <table:table-cell office:value-type="float" office:value="6827358" calcext:value-type="float">
            <text:p>6827358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472" calcext:value-type="float">
            <text:p>8472</text:p>
          </table:table-cell>
          <table:table-cell office:value-type="float" office:value="6827358" calcext:value-type="float">
            <text:p>6827358</text:p>
          </table:table-cell>
          <table:table-cell table:formula="of:=[.E253]-[.I253]" office:value-type="float" office:value="0" calcext:value-type="float">
            <text:p>0</text:p>
          </table:table-cell>
          <table:table-cell table:formula="of:=[.F253]&lt;[.B253]" office:value-type="boolean" office:boolean-value="true" calcext:value-type="boolean">
            <text:p>TRUE</text:p>
          </table:table-cell>
          <table:table-cell table:formula="of:=[.F253]&lt;2*[.B2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50000-4-s721215008c6840825.ukp</text:p>
          </table:table-cell>
          <table:table-cell office:value-type="float" office:value="0.3362" calcext:value-type="float">
            <text:p>0.3362</text:p>
          </table:table-cell>
          <table:table-cell office:value-type="float" office:value="0.47" calcext:value-type="float">
            <text:p>0.47</text:p>
          </table:table-cell>
          <table:table-cell office:value-type="float" office:value="117332" calcext:value-type="float">
            <text:p>117332</text:p>
          </table:table-cell>
          <table:table-cell office:value-type="float" office:value="6840825" calcext:value-type="float">
            <text:p>6840825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6840825" calcext:value-type="float">
            <text:p>6840825</text:p>
          </table:table-cell>
          <table:table-cell table:formula="of:=[.E254]-[.I254]" office:value-type="float" office:value="0" calcext:value-type="float">
            <text:p>0</text:p>
          </table:table-cell>
          <table:table-cell table:formula="of:=[.F254]&lt;[.B254]" office:value-type="boolean" office:boolean-value="true" calcext:value-type="boolean">
            <text:p>TRUE</text:p>
          </table:table-cell>
          <table:table-cell table:formula="of:=[.F254]&lt;2*[.B2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-2-s528806317c5616210.ukp</text:p>
          </table:table-cell>
          <table:table-cell office:value-type="float" office:value="0.0191844" calcext:value-type="float">
            <text:p>0.0191844</text:p>
          </table:table-cell>
          <table:table-cell office:value-type="float" office:value="0.04" calcext:value-type="float">
            <text:p>0.04</text:p>
          </table:table-cell>
          <table:table-cell office:value-type="float" office:value="106864" calcext:value-type="float">
            <text:p>106864</text:p>
          </table:table-cell>
          <table:table-cell office:value-type="float" office:value="5616210" calcext:value-type="float">
            <text:p>5616210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792" calcext:value-type="float">
            <text:p>7792</text:p>
          </table:table-cell>
          <table:table-cell office:value-type="float" office:value="5616210" calcext:value-type="float">
            <text:p>5616210</text:p>
          </table:table-cell>
          <table:table-cell table:formula="of:=[.E255]-[.I255]" office:value-type="float" office:value="0" calcext:value-type="float">
            <text:p>0</text:p>
          </table:table-cell>
          <table:table-cell table:formula="of:=[.F255]&lt;[.B255]" office:value-type="boolean" office:boolean-value="true" calcext:value-type="boolean">
            <text:p>TRUE</text:p>
          </table:table-cell>
          <table:table-cell table:formula="of:=[.F255]&lt;2*[.B2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50000-7-s177710744c9223861.ukp</text:p>
          </table:table-cell>
          <table:table-cell office:value-type="float" office:value="0.0283679" calcext:value-type="float">
            <text:p>0.0283679</text:p>
          </table:table-cell>
          <table:table-cell office:value-type="float" office:value="0.15" calcext:value-type="float">
            <text:p>0.15</text:p>
          </table:table-cell>
          <table:table-cell office:value-type="float" office:value="163488" calcext:value-type="float">
            <text:p>163488</text:p>
          </table:table-cell>
          <table:table-cell office:value-type="float" office:value="9223861" calcext:value-type="float">
            <text:p>9223861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28" calcext:value-type="float">
            <text:p>11928</text:p>
          </table:table-cell>
          <table:table-cell office:value-type="float" office:value="9223861" calcext:value-type="float">
            <text:p>9223861</text:p>
          </table:table-cell>
          <table:table-cell table:formula="of:=[.E256]-[.I256]" office:value-type="float" office:value="0" calcext:value-type="float">
            <text:p>0</text:p>
          </table:table-cell>
          <table:table-cell table:formula="of:=[.F256]&lt;[.B256]" office:value-type="boolean" office:boolean-value="true" calcext:value-type="boolean">
            <text:p>TRUE</text:p>
          </table:table-cell>
          <table:table-cell table:formula="of:=[.F256]&lt;2*[.B2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50000-4-s721215008c9143057.ukp</text:p>
          </table:table-cell>
          <table:table-cell office:value-type="float" office:value="0.0233723" calcext:value-type="float">
            <text:p>0.0233723</text:p>
          </table:table-cell>
          <table:table-cell office:value-type="float" office:value="0.14" calcext:value-type="float">
            <text:p>0.14</text:p>
          </table:table-cell>
          <table:table-cell office:value-type="float" office:value="154940" calcext:value-type="float">
            <text:p>154940</text:p>
          </table:table-cell>
          <table:table-cell office:value-type="float" office:value="9143057" calcext:value-type="float">
            <text:p>9143057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80" calcext:value-type="float">
            <text:p>11980</text:p>
          </table:table-cell>
          <table:table-cell office:value-type="float" office:value="9143057" calcext:value-type="float">
            <text:p>9143057</text:p>
          </table:table-cell>
          <table:table-cell table:formula="of:=[.E257]-[.I257]" office:value-type="float" office:value="0" calcext:value-type="float">
            <text:p>0</text:p>
          </table:table-cell>
          <table:table-cell table:formula="of:=[.F257]&lt;[.B257]" office:value-type="boolean" office:boolean-value="true" calcext:value-type="boolean">
            <text:p>TRUE</text:p>
          </table:table-cell>
          <table:table-cell table:formula="of:=[.F257]&lt;2*[.B25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10000-9-s126456688c9298006.ukp</text:p>
          </table:table-cell>
          <table:table-cell office:value-type="float" office:value="0.0316405" calcext:value-type="float">
            <text:p>0.0316405</text:p>
          </table:table-cell>
          <table:table-cell office:value-type="float" office:value="0.05" calcext:value-type="float">
            <text:p>0.05</text:p>
          </table:table-cell>
          <table:table-cell office:value-type="float" office:value="163512" calcext:value-type="float">
            <text:p>163512</text:p>
          </table:table-cell>
          <table:table-cell office:value-type="float" office:value="9298006" calcext:value-type="float">
            <text:p>9298006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848" calcext:value-type="float">
            <text:p>7848</text:p>
          </table:table-cell>
          <table:table-cell office:value-type="float" office:value="9298006" calcext:value-type="float">
            <text:p>9298006</text:p>
          </table:table-cell>
          <table:table-cell table:formula="of:=[.E258]-[.I258]" office:value-type="float" office:value="0" calcext:value-type="float">
            <text:p>0</text:p>
          </table:table-cell>
          <table:table-cell table:formula="of:=[.F258]&lt;[.B258]" office:value-type="boolean" office:boolean-value="true" calcext:value-type="boolean">
            <text:p>TRUE</text:p>
          </table:table-cell>
          <table:table-cell table:formula="of:=[.F258]&lt;2*[.B2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10000-0-s827183242c5448462.ukp</text:p>
          </table:table-cell>
          <table:table-cell office:value-type="float" office:value="0.0219309" calcext:value-type="float">
            <text:p>0.0219309</text:p>
          </table:table-cell>
          <table:table-cell office:value-type="float" office:value="0.06" calcext:value-type="float">
            <text:p>0.06</text:p>
          </table:table-cell>
          <table:table-cell office:value-type="float" office:value="95636" calcext:value-type="float">
            <text:p>95636</text:p>
          </table:table-cell>
          <table:table-cell office:value-type="float" office:value="5448462" calcext:value-type="float">
            <text:p>544846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6812" calcext:value-type="float">
            <text:p>6812</text:p>
          </table:table-cell>
          <table:table-cell office:value-type="float" office:value="5448462" calcext:value-type="float">
            <text:p>5448462</text:p>
          </table:table-cell>
          <table:table-cell table:formula="of:=[.E259]-[.I259]" office:value-type="float" office:value="0" calcext:value-type="float">
            <text:p>0</text:p>
          </table:table-cell>
          <table:table-cell table:formula="of:=[.F259]&lt;[.B259]" office:value-type="boolean" office:boolean-value="true" calcext:value-type="boolean">
            <text:p>TRUE</text:p>
          </table:table-cell>
          <table:table-cell table:formula="of:=[.F259]&lt;2*[.B2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10000-7-s177710744c6811444.ukp</text:p>
          </table:table-cell>
          <table:table-cell office:value-type="float" office:value="0.023603" calcext:value-type="float">
            <text:p>0.023603</text:p>
          </table:table-cell>
          <table:table-cell office:value-type="float" office:value="0.07" calcext:value-type="float">
            <text:p>0.07</text:p>
          </table:table-cell>
          <table:table-cell office:value-type="float" office:value="116932" calcext:value-type="float">
            <text:p>116932</text:p>
          </table:table-cell>
          <table:table-cell office:value-type="float" office:value="6811444" calcext:value-type="float">
            <text:p>6811444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656" calcext:value-type="float">
            <text:p>8656</text:p>
          </table:table-cell>
          <table:table-cell office:value-type="float" office:value="6811444" calcext:value-type="float">
            <text:p>6811444</text:p>
          </table:table-cell>
          <table:table-cell table:formula="of:=[.E260]-[.I260]" office:value-type="float" office:value="0" calcext:value-type="float">
            <text:p>0</text:p>
          </table:table-cell>
          <table:table-cell table:formula="of:=[.F260]&lt;[.B260]" office:value-type="boolean" office:boolean-value="true" calcext:value-type="boolean">
            <text:p>TRUE</text:p>
          </table:table-cell>
          <table:table-cell table:formula="of:=[.F260]&lt;2*[.B26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10000-9-s126456688c8846072.ukp</text:p>
          </table:table-cell>
          <table:table-cell office:value-type="float" office:value="0.0279767" calcext:value-type="float">
            <text:p>0.0279767</text:p>
          </table:table-cell>
          <table:table-cell office:value-type="float" office:value="0.05" calcext:value-type="float">
            <text:p>0.05</text:p>
          </table:table-cell>
          <table:table-cell office:value-type="float" office:value="148652" calcext:value-type="float">
            <text:p>148652</text:p>
          </table:table-cell>
          <table:table-cell office:value-type="float" office:value="8846072" calcext:value-type="float">
            <text:p>884607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" calcext:value-type="float">
            <text:p>0.01</text:p>
          </table:table-cell>
          <table:table-cell office:value-type="float" office:value="7076" calcext:value-type="float">
            <text:p>7076</text:p>
          </table:table-cell>
          <table:table-cell office:value-type="float" office:value="8846072" calcext:value-type="float">
            <text:p>8846072</text:p>
          </table:table-cell>
          <table:table-cell table:formula="of:=[.E261]-[.I261]" office:value-type="float" office:value="0" calcext:value-type="float">
            <text:p>0</text:p>
          </table:table-cell>
          <table:table-cell table:formula="of:=[.F261]&lt;[.B261]" office:value-type="boolean" office:boolean-value="true" calcext:value-type="boolean">
            <text:p>TRUE</text:p>
          </table:table-cell>
          <table:table-cell table:formula="of:=[.F261]&lt;2*[.B2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50000-9-s126456688c8041112.ukp</text:p>
          </table:table-cell>
          <table:table-cell office:value-type="float" office:value="0.0836421" calcext:value-type="float">
            <text:p>0.0836421</text:p>
          </table:table-cell>
          <table:table-cell office:value-type="float" office:value="0.2" calcext:value-type="float">
            <text:p>0.2</text:p>
          </table:table-cell>
          <table:table-cell office:value-type="float" office:value="136984" calcext:value-type="float">
            <text:p>136984</text:p>
          </table:table-cell>
          <table:table-cell office:value-type="float" office:value="8041112" calcext:value-type="float">
            <text:p>804111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64" calcext:value-type="float">
            <text:p>11964</text:p>
          </table:table-cell>
          <table:table-cell office:value-type="float" office:value="8041112" calcext:value-type="float">
            <text:p>8041112</text:p>
          </table:table-cell>
          <table:table-cell table:formula="of:=[.E262]-[.I262]" office:value-type="float" office:value="0" calcext:value-type="float">
            <text:p>0</text:p>
          </table:table-cell>
          <table:table-cell table:formula="of:=[.F262]&lt;[.B262]" office:value-type="boolean" office:boolean-value="true" calcext:value-type="boolean">
            <text:p>TRUE</text:p>
          </table:table-cell>
          <table:table-cell table:formula="of:=[.F262]&lt;2*[.B2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20000-4-s721215008c6549045.ukp</text:p>
          </table:table-cell>
          <table:table-cell office:value-type="float" office:value="0.0217914" calcext:value-type="float">
            <text:p>0.0217914</text:p>
          </table:table-cell>
          <table:table-cell office:value-type="float" office:value="0.07" calcext:value-type="float">
            <text:p>0.07</text:p>
          </table:table-cell>
          <table:table-cell office:value-type="float" office:value="121624" calcext:value-type="float">
            <text:p>121624</text:p>
          </table:table-cell>
          <table:table-cell office:value-type="float" office:value="6549045" calcext:value-type="float">
            <text:p>6549045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672" calcext:value-type="float">
            <text:p>8672</text:p>
          </table:table-cell>
          <table:table-cell office:value-type="float" office:value="6549045" calcext:value-type="float">
            <text:p>6549045</text:p>
          </table:table-cell>
          <table:table-cell table:formula="of:=[.E263]-[.I263]" office:value-type="float" office:value="0" calcext:value-type="float">
            <text:p>0</text:p>
          </table:table-cell>
          <table:table-cell table:formula="of:=[.F263]&lt;[.B263]" office:value-type="boolean" office:boolean-value="true" calcext:value-type="boolean">
            <text:p>TRUE</text:p>
          </table:table-cell>
          <table:table-cell table:formula="of:=[.F263]&lt;2*[.B26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50000-2-s528806317c9984576.ukp</text:p>
          </table:table-cell>
          <table:table-cell office:value-type="float" office:value="0.0313603" calcext:value-type="float">
            <text:p>0.0313603</text:p>
          </table:table-cell>
          <table:table-cell office:value-type="float" office:value="0.15" calcext:value-type="float">
            <text:p>0.15</text:p>
          </table:table-cell>
          <table:table-cell office:value-type="float" office:value="175508" calcext:value-type="float">
            <text:p>175508</text:p>
          </table:table-cell>
          <table:table-cell office:value-type="float" office:value="9984576" calcext:value-type="float">
            <text:p>9984576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2060" calcext:value-type="float">
            <text:p>12060</text:p>
          </table:table-cell>
          <table:table-cell office:value-type="float" office:value="9984576" calcext:value-type="float">
            <text:p>9984576</text:p>
          </table:table-cell>
          <table:table-cell table:formula="of:=[.E264]-[.I264]" office:value-type="float" office:value="0" calcext:value-type="float">
            <text:p>0</text:p>
          </table:table-cell>
          <table:table-cell table:formula="of:=[.F264]&lt;[.B264]" office:value-type="boolean" office:boolean-value="true" calcext:value-type="boolean">
            <text:p>TRUE</text:p>
          </table:table-cell>
          <table:table-cell table:formula="of:=[.F264]&lt;2*[.B26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50000-9-s126456688c8047222.ukp</text:p>
          </table:table-cell>
          <table:table-cell office:value-type="float" office:value="0.0267665" calcext:value-type="float">
            <text:p>0.0267665</text:p>
          </table:table-cell>
          <table:table-cell office:value-type="float" office:value="0.15" calcext:value-type="float">
            <text:p>0.15</text:p>
          </table:table-cell>
          <table:table-cell office:value-type="float" office:value="145512" calcext:value-type="float">
            <text:p>145512</text:p>
          </table:table-cell>
          <table:table-cell office:value-type="float" office:value="8047222" calcext:value-type="float">
            <text:p>804722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52" calcext:value-type="float">
            <text:p>11952</text:p>
          </table:table-cell>
          <table:table-cell office:value-type="float" office:value="8047222" calcext:value-type="float">
            <text:p>8047222</text:p>
          </table:table-cell>
          <table:table-cell table:formula="of:=[.E265]-[.I265]" office:value-type="float" office:value="0" calcext:value-type="float">
            <text:p>0</text:p>
          </table:table-cell>
          <table:table-cell table:formula="of:=[.F265]&lt;[.B265]" office:value-type="boolean" office:boolean-value="true" calcext:value-type="boolean">
            <text:p>TRUE</text:p>
          </table:table-cell>
          <table:table-cell table:formula="of:=[.F265]&lt;2*[.B26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10000-7-s177710744c7866734.ukp</text:p>
          </table:table-cell>
          <table:table-cell office:value-type="float" office:value="0.0431612" calcext:value-type="float">
            <text:p>0.0431612</text:p>
          </table:table-cell>
          <table:table-cell office:value-type="float" office:value="0.07" calcext:value-type="float">
            <text:p>0.07</text:p>
          </table:table-cell>
          <table:table-cell office:value-type="float" office:value="132756" calcext:value-type="float">
            <text:p>132756</text:p>
          </table:table-cell>
          <table:table-cell office:value-type="float" office:value="7866734" calcext:value-type="float">
            <text:p>786673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2" calcext:value-type="float">
            <text:p>0.02</text:p>
          </table:table-cell>
          <table:table-cell office:value-type="float" office:value="8744" calcext:value-type="float">
            <text:p>8744</text:p>
          </table:table-cell>
          <table:table-cell office:value-type="float" office:value="7866734" calcext:value-type="float">
            <text:p>7866734</text:p>
          </table:table-cell>
          <table:table-cell table:formula="of:=[.E266]-[.I266]" office:value-type="float" office:value="0" calcext:value-type="float">
            <text:p>0</text:p>
          </table:table-cell>
          <table:table-cell table:formula="of:=[.F266]&lt;[.B266]" office:value-type="boolean" office:boolean-value="true" calcext:value-type="boolean">
            <text:p>TRUE</text:p>
          </table:table-cell>
          <table:table-cell table:formula="of:=[.F266]&lt;2*[.B26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-5-s110877071c8081024.ukp</text:p>
          </table:table-cell>
          <table:table-cell office:value-type="float" office:value="0.024269" calcext:value-type="float">
            <text:p>0.024269</text:p>
          </table:table-cell>
          <table:table-cell office:value-type="float" office:value="0.05" calcext:value-type="float">
            <text:p>0.05</text:p>
          </table:table-cell>
          <table:table-cell office:value-type="float" office:value="145152" calcext:value-type="float">
            <text:p>145152</text:p>
          </table:table-cell>
          <table:table-cell office:value-type="float" office:value="8081024" calcext:value-type="float">
            <text:p>808102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000" calcext:value-type="float">
            <text:p>7000</text:p>
          </table:table-cell>
          <table:table-cell office:value-type="float" office:value="8081024" calcext:value-type="float">
            <text:p>8081024</text:p>
          </table:table-cell>
          <table:table-cell table:formula="of:=[.E267]-[.I267]" office:value-type="float" office:value="0" calcext:value-type="float">
            <text:p>0</text:p>
          </table:table-cell>
          <table:table-cell table:formula="of:=[.F267]&lt;[.B267]" office:value-type="boolean" office:boolean-value="true" calcext:value-type="boolean">
            <text:p>TRUE</text:p>
          </table:table-cell>
          <table:table-cell table:formula="of:=[.F267]&lt;2*[.B2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-9-s126456688c8751564.ukp</text:p>
          </table:table-cell>
          <table:table-cell office:value-type="float" office:value="0.0246488" calcext:value-type="float">
            <text:p>0.0246488</text:p>
          </table:table-cell>
          <table:table-cell office:value-type="float" office:value="0.05" calcext:value-type="float">
            <text:p>0.05</text:p>
          </table:table-cell>
          <table:table-cell office:value-type="float" office:value="155696" calcext:value-type="float">
            <text:p>155696</text:p>
          </table:table-cell>
          <table:table-cell office:value-type="float" office:value="8751564" calcext:value-type="float">
            <text:p>875156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8140" calcext:value-type="float">
            <text:p>8140</text:p>
          </table:table-cell>
          <table:table-cell office:value-type="float" office:value="8751564" calcext:value-type="float">
            <text:p>8751564</text:p>
          </table:table-cell>
          <table:table-cell table:formula="of:=[.E268]-[.I268]" office:value-type="float" office:value="0" calcext:value-type="float">
            <text:p>0</text:p>
          </table:table-cell>
          <table:table-cell table:formula="of:=[.F268]&lt;[.B268]" office:value-type="boolean" office:boolean-value="true" calcext:value-type="boolean">
            <text:p>TRUE</text:p>
          </table:table-cell>
          <table:table-cell table:formula="of:=[.F268]&lt;2*[.B26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-9-s126456688c7120687.ukp</text:p>
          </table:table-cell>
          <table:table-cell office:value-type="float" office:value="0.0191359" calcext:value-type="float">
            <text:p>0.0191359</text:p>
          </table:table-cell>
          <table:table-cell office:value-type="float" office:value="0.04" calcext:value-type="float">
            <text:p>0.04</text:p>
          </table:table-cell>
          <table:table-cell office:value-type="float" office:value="122340" calcext:value-type="float">
            <text:p>122340</text:p>
          </table:table-cell>
          <table:table-cell office:value-type="float" office:value="7120687" calcext:value-type="float">
            <text:p>7120687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8440" calcext:value-type="float">
            <text:p>8440</text:p>
          </table:table-cell>
          <table:table-cell office:value-type="float" office:value="7120687" calcext:value-type="float">
            <text:p>7120687</text:p>
          </table:table-cell>
          <table:table-cell table:formula="of:=[.E269]-[.I269]" office:value-type="float" office:value="0" calcext:value-type="float">
            <text:p>0</text:p>
          </table:table-cell>
          <table:table-cell table:formula="of:=[.F269]&lt;[.B269]" office:value-type="boolean" office:boolean-value="true" calcext:value-type="boolean">
            <text:p>TRUE</text:p>
          </table:table-cell>
          <table:table-cell table:formula="of:=[.F269]&lt;2*[.B2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50000-8-s991580855c9658204.ukp</text:p>
          </table:table-cell>
          <table:table-cell office:value-type="float" office:value="0.0265471" calcext:value-type="float">
            <text:p>0.0265471</text:p>
          </table:table-cell>
          <table:table-cell office:value-type="float" office:value="0.14" calcext:value-type="float">
            <text:p>0.14</text:p>
          </table:table-cell>
          <table:table-cell office:value-type="float" office:value="162700" calcext:value-type="float">
            <text:p>162700</text:p>
          </table:table-cell>
          <table:table-cell office:value-type="float" office:value="9658204" calcext:value-type="float">
            <text:p>965820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68" calcext:value-type="float">
            <text:p>12068</text:p>
          </table:table-cell>
          <table:table-cell office:value-type="float" office:value="9658204" calcext:value-type="float">
            <text:p>9658204</text:p>
          </table:table-cell>
          <table:table-cell table:formula="of:=[.E270]-[.I270]" office:value-type="float" office:value="0" calcext:value-type="float">
            <text:p>0</text:p>
          </table:table-cell>
          <table:table-cell table:formula="of:=[.F270]&lt;[.B270]" office:value-type="boolean" office:boolean-value="true" calcext:value-type="boolean">
            <text:p>TRUE</text:p>
          </table:table-cell>
          <table:table-cell table:formula="of:=[.F270]&lt;2*[.B2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10000-1-s843367405c7990166.ukp</text:p>
          </table:table-cell>
          <table:table-cell office:value-type="float" office:value="0.0290546" calcext:value-type="float">
            <text:p>0.0290546</text:p>
          </table:table-cell>
          <table:table-cell office:value-type="float" office:value="0.05" calcext:value-type="float">
            <text:p>0.05</text:p>
          </table:table-cell>
          <table:table-cell office:value-type="float" office:value="143220" calcext:value-type="float">
            <text:p>143220</text:p>
          </table:table-cell>
          <table:table-cell office:value-type="float" office:value="7990166" calcext:value-type="float">
            <text:p>7990166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2" calcext:value-type="float">
            <text:p>0.02</text:p>
          </table:table-cell>
          <table:table-cell office:value-type="float" office:value="6972" calcext:value-type="float">
            <text:p>6972</text:p>
          </table:table-cell>
          <table:table-cell office:value-type="float" office:value="7990166" calcext:value-type="float">
            <text:p>7990166</text:p>
          </table:table-cell>
          <table:table-cell table:formula="of:=[.E271]-[.I271]" office:value-type="float" office:value="0" calcext:value-type="float">
            <text:p>0</text:p>
          </table:table-cell>
          <table:table-cell table:formula="of:=[.F271]&lt;[.B271]" office:value-type="boolean" office:boolean-value="true" calcext:value-type="boolean">
            <text:p>TRUE</text:p>
          </table:table-cell>
          <table:table-cell table:formula="of:=[.F271]&lt;2*[.B2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10000-4-s721215008c8409387.ukp</text:p>
          </table:table-cell>
          <table:table-cell office:value-type="float" office:value="0.030305" calcext:value-type="float">
            <text:p>0.030305</text:p>
          </table:table-cell>
          <table:table-cell office:value-type="float" office:value="0.05" calcext:value-type="float">
            <text:p>0.05</text:p>
          </table:table-cell>
          <table:table-cell office:value-type="float" office:value="149668" calcext:value-type="float">
            <text:p>149668</text:p>
          </table:table-cell>
          <table:table-cell office:value-type="float" office:value="8409387" calcext:value-type="float">
            <text:p>8409387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572" calcext:value-type="float">
            <text:p>7572</text:p>
          </table:table-cell>
          <table:table-cell office:value-type="float" office:value="8409387" calcext:value-type="float">
            <text:p>8409387</text:p>
          </table:table-cell>
          <table:table-cell table:formula="of:=[.E272]-[.I272]" office:value-type="float" office:value="0" calcext:value-type="float">
            <text:p>0</text:p>
          </table:table-cell>
          <table:table-cell table:formula="of:=[.F272]&lt;[.B272]" office:value-type="boolean" office:boolean-value="true" calcext:value-type="boolean">
            <text:p>TRUE</text:p>
          </table:table-cell>
          <table:table-cell table:formula="of:=[.F272]&lt;2*[.B27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10000-7-s177710744c8778552.ukp</text:p>
          </table:table-cell>
          <table:table-cell office:value-type="float" office:value="0.0301925" calcext:value-type="float">
            <text:p>0.0301925</text:p>
          </table:table-cell>
          <table:table-cell office:value-type="float" office:value="0.05" calcext:value-type="float">
            <text:p>0.05</text:p>
          </table:table-cell>
          <table:table-cell office:value-type="float" office:value="155672" calcext:value-type="float">
            <text:p>155672</text:p>
          </table:table-cell>
          <table:table-cell office:value-type="float" office:value="8778552" calcext:value-type="float">
            <text:p>8778552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2" calcext:value-type="float">
            <text:p>0.02</text:p>
          </table:table-cell>
          <table:table-cell office:value-type="float" office:value="8312" calcext:value-type="float">
            <text:p>8312</text:p>
          </table:table-cell>
          <table:table-cell office:value-type="float" office:value="8778552" calcext:value-type="float">
            <text:p>8778552</text:p>
          </table:table-cell>
          <table:table-cell table:formula="of:=[.E273]-[.I273]" office:value-type="float" office:value="0" calcext:value-type="float">
            <text:p>0</text:p>
          </table:table-cell>
          <table:table-cell table:formula="of:=[.F273]&lt;[.B273]" office:value-type="boolean" office:boolean-value="true" calcext:value-type="boolean">
            <text:p>TRUE</text:p>
          </table:table-cell>
          <table:table-cell table:formula="of:=[.F273]&lt;2*[.B2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10000-4-s721215008c9658269.ukp</text:p>
          </table:table-cell>
          <table:table-cell office:value-type="float" office:value="0.0301569" calcext:value-type="float">
            <text:p>0.0301569</text:p>
          </table:table-cell>
          <table:table-cell office:value-type="float" office:value="0.05" calcext:value-type="float">
            <text:p>0.05</text:p>
          </table:table-cell>
          <table:table-cell office:value-type="float" office:value="161532" calcext:value-type="float">
            <text:p>161532</text:p>
          </table:table-cell>
          <table:table-cell office:value-type="float" office:value="9658269" calcext:value-type="float">
            <text:p>9658269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2" calcext:value-type="float">
            <text:p>0.02</text:p>
          </table:table-cell>
          <table:table-cell office:value-type="float" office:value="7048" calcext:value-type="float">
            <text:p>7048</text:p>
          </table:table-cell>
          <table:table-cell office:value-type="float" office:value="9658269" calcext:value-type="float">
            <text:p>9658269</text:p>
          </table:table-cell>
          <table:table-cell table:formula="of:=[.E274]-[.I274]" office:value-type="float" office:value="0" calcext:value-type="float">
            <text:p>0</text:p>
          </table:table-cell>
          <table:table-cell table:formula="of:=[.F274]&lt;[.B274]" office:value-type="boolean" office:boolean-value="true" calcext:value-type="boolean">
            <text:p>TRUE</text:p>
          </table:table-cell>
          <table:table-cell table:formula="of:=[.F274]&lt;2*[.B2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10000-6-s227708629c9080551.ukp</text:p>
          </table:table-cell>
          <table:table-cell office:value-type="float" office:value="0.0290424" calcext:value-type="float">
            <text:p>0.0290424</text:p>
          </table:table-cell>
          <table:table-cell office:value-type="float" office:value="0.05" calcext:value-type="float">
            <text:p>0.05</text:p>
          </table:table-cell>
          <table:table-cell office:value-type="float" office:value="152364" calcext:value-type="float">
            <text:p>152364</text:p>
          </table:table-cell>
          <table:table-cell office:value-type="float" office:value="9080551" calcext:value-type="float">
            <text:p>9080551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8164" calcext:value-type="float">
            <text:p>8164</text:p>
          </table:table-cell>
          <table:table-cell office:value-type="float" office:value="9080551" calcext:value-type="float">
            <text:p>9080551</text:p>
          </table:table-cell>
          <table:table-cell table:formula="of:=[.E275]-[.I275]" office:value-type="float" office:value="0" calcext:value-type="float">
            <text:p>0</text:p>
          </table:table-cell>
          <table:table-cell table:formula="of:=[.F275]&lt;[.B275]" office:value-type="boolean" office:boolean-value="true" calcext:value-type="boolean">
            <text:p>TRUE</text:p>
          </table:table-cell>
          <table:table-cell table:formula="of:=[.F275]&lt;2*[.B2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10000-8-s991580855c8640008.ukp</text:p>
          </table:table-cell>
          <table:table-cell office:value-type="float" office:value="0.0281041" calcext:value-type="float">
            <text:p>0.0281041</text:p>
          </table:table-cell>
          <table:table-cell office:value-type="float" office:value="0.05" calcext:value-type="float">
            <text:p>0.05</text:p>
          </table:table-cell>
          <table:table-cell office:value-type="float" office:value="145492" calcext:value-type="float">
            <text:p>145492</text:p>
          </table:table-cell>
          <table:table-cell office:value-type="float" office:value="8640008" calcext:value-type="float">
            <text:p>8640008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8644" calcext:value-type="float">
            <text:p>8644</text:p>
          </table:table-cell>
          <table:table-cell office:value-type="float" office:value="8640008" calcext:value-type="float">
            <text:p>8640008</text:p>
          </table:table-cell>
          <table:table-cell table:formula="of:=[.E276]-[.I276]" office:value-type="float" office:value="0" calcext:value-type="float">
            <text:p>0</text:p>
          </table:table-cell>
          <table:table-cell table:formula="of:=[.F276]&lt;[.B276]" office:value-type="boolean" office:boolean-value="true" calcext:value-type="boolean">
            <text:p>TRUE</text:p>
          </table:table-cell>
          <table:table-cell table:formula="of:=[.F276]&lt;2*[.B2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10000-2-s528806317c6664243.ukp</text:p>
          </table:table-cell>
          <table:table-cell office:value-type="float" office:value="0.039847" calcext:value-type="float">
            <text:p>0.039847</text:p>
          </table:table-cell>
          <table:table-cell office:value-type="float" office:value="0.06" calcext:value-type="float">
            <text:p>0.06</text:p>
          </table:table-cell>
          <table:table-cell office:value-type="float" office:value="113948" calcext:value-type="float">
            <text:p>113948</text:p>
          </table:table-cell>
          <table:table-cell office:value-type="float" office:value="6664243" calcext:value-type="float">
            <text:p>666424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396" calcext:value-type="float">
            <text:p>7396</text:p>
          </table:table-cell>
          <table:table-cell office:value-type="float" office:value="6664243" calcext:value-type="float">
            <text:p>6664243</text:p>
          </table:table-cell>
          <table:table-cell table:formula="of:=[.E277]-[.I277]" office:value-type="float" office:value="0" calcext:value-type="float">
            <text:p>0</text:p>
          </table:table-cell>
          <table:table-cell table:formula="of:=[.F277]&lt;[.B277]" office:value-type="boolean" office:boolean-value="true" calcext:value-type="boolean">
            <text:p>TRUE</text:p>
          </table:table-cell>
          <table:table-cell table:formula="of:=[.F277]&lt;2*[.B2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10000-9-s126456688c7699000.ukp</text:p>
          </table:table-cell>
          <table:table-cell office:value-type="float" office:value="0.0420197" calcext:value-type="float">
            <text:p>0.0420197</text:p>
          </table:table-cell>
          <table:table-cell office:value-type="float" office:value="0.07" calcext:value-type="float">
            <text:p>0.07</text:p>
          </table:table-cell>
          <table:table-cell office:value-type="float" office:value="130036" calcext:value-type="float">
            <text:p>130036</text:p>
          </table:table-cell>
          <table:table-cell office:value-type="float" office:value="7699000" calcext:value-type="float">
            <text:p>769900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152" calcext:value-type="float">
            <text:p>8152</text:p>
          </table:table-cell>
          <table:table-cell office:value-type="float" office:value="7699000" calcext:value-type="float">
            <text:p>7699000</text:p>
          </table:table-cell>
          <table:table-cell table:formula="of:=[.E278]-[.I278]" office:value-type="float" office:value="0" calcext:value-type="float">
            <text:p>0</text:p>
          </table:table-cell>
          <table:table-cell table:formula="of:=[.F278]&lt;[.B278]" office:value-type="boolean" office:boolean-value="true" calcext:value-type="boolean">
            <text:p>TRUE</text:p>
          </table:table-cell>
          <table:table-cell table:formula="of:=[.F278]&lt;2*[.B2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20000-2-s528806317c7719762.ukp</text:p>
          </table:table-cell>
          <table:table-cell office:value-type="float" office:value="0.0243313" calcext:value-type="float">
            <text:p>0.0243313</text:p>
          </table:table-cell>
          <table:table-cell office:value-type="float" office:value="0.07" calcext:value-type="float">
            <text:p>0.07</text:p>
          </table:table-cell>
          <table:table-cell office:value-type="float" office:value="139796" calcext:value-type="float">
            <text:p>139796</text:p>
          </table:table-cell>
          <table:table-cell office:value-type="float" office:value="7719762" calcext:value-type="float">
            <text:p>771976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9248" calcext:value-type="float">
            <text:p>9248</text:p>
          </table:table-cell>
          <table:table-cell office:value-type="float" office:value="7719762" calcext:value-type="float">
            <text:p>7719762</text:p>
          </table:table-cell>
          <table:table-cell table:formula="of:=[.E279]-[.I279]" office:value-type="float" office:value="0" calcext:value-type="float">
            <text:p>0</text:p>
          </table:table-cell>
          <table:table-cell table:formula="of:=[.F279]&lt;[.B279]" office:value-type="boolean" office:boolean-value="true" calcext:value-type="boolean">
            <text:p>TRUE</text:p>
          </table:table-cell>
          <table:table-cell table:formula="of:=[.F279]&lt;2*[.B2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20000-3-s780179313c6114560.ukp</text:p>
          </table:table-cell>
          <table:table-cell office:value-type="float" office:value="0.0215139" calcext:value-type="float">
            <text:p>0.0215139</text:p>
          </table:table-cell>
          <table:table-cell office:value-type="float" office:value="0.07" calcext:value-type="float">
            <text:p>0.07</text:p>
          </table:table-cell>
          <table:table-cell office:value-type="float" office:value="114732" calcext:value-type="float">
            <text:p>114732</text:p>
          </table:table-cell>
          <table:table-cell office:value-type="float" office:value="6114560" calcext:value-type="float">
            <text:p>611456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660" calcext:value-type="float">
            <text:p>7660</text:p>
          </table:table-cell>
          <table:table-cell office:value-type="float" office:value="6114560" calcext:value-type="float">
            <text:p>6114560</text:p>
          </table:table-cell>
          <table:table-cell table:formula="of:=[.E280]-[.I280]" office:value-type="float" office:value="0" calcext:value-type="float">
            <text:p>0</text:p>
          </table:table-cell>
          <table:table-cell table:formula="of:=[.F280]&lt;[.B280]" office:value-type="boolean" office:boolean-value="true" calcext:value-type="boolean">
            <text:p>TRUE</text:p>
          </table:table-cell>
          <table:table-cell table:formula="of:=[.F280]&lt;2*[.B2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20000-4-s721215008c6235406.ukp</text:p>
          </table:table-cell>
          <table:table-cell office:value-type="float" office:value="0.0212362" calcext:value-type="float">
            <text:p>0.0212362</text:p>
          </table:table-cell>
          <table:table-cell office:value-type="float" office:value="0.07" calcext:value-type="float">
            <text:p>0.07</text:p>
          </table:table-cell>
          <table:table-cell office:value-type="float" office:value="116484" calcext:value-type="float">
            <text:p>116484</text:p>
          </table:table-cell>
          <table:table-cell office:value-type="float" office:value="6235406" calcext:value-type="float">
            <text:p>623540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940" calcext:value-type="float">
            <text:p>7940</text:p>
          </table:table-cell>
          <table:table-cell office:value-type="float" office:value="6235406" calcext:value-type="float">
            <text:p>6235406</text:p>
          </table:table-cell>
          <table:table-cell table:formula="of:=[.E281]-[.I281]" office:value-type="float" office:value="0" calcext:value-type="float">
            <text:p>0</text:p>
          </table:table-cell>
          <table:table-cell table:formula="of:=[.F281]&lt;[.B281]" office:value-type="boolean" office:boolean-value="true" calcext:value-type="boolean">
            <text:p>TRUE</text:p>
          </table:table-cell>
          <table:table-cell table:formula="of:=[.F281]&lt;2*[.B28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20000-5-s110877071c6129130.ukp</text:p>
          </table:table-cell>
          <table:table-cell office:value-type="float" office:value="0.0207765" calcext:value-type="float">
            <text:p>0.0207765</text:p>
          </table:table-cell>
          <table:table-cell office:value-type="float" office:value="0.07" calcext:value-type="float">
            <text:p>0.07</text:p>
          </table:table-cell>
          <table:table-cell office:value-type="float" office:value="114880" calcext:value-type="float">
            <text:p>114880</text:p>
          </table:table-cell>
          <table:table-cell office:value-type="float" office:value="6129130" calcext:value-type="float">
            <text:p>612913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696" calcext:value-type="float">
            <text:p>7696</text:p>
          </table:table-cell>
          <table:table-cell office:value-type="float" office:value="6129130" calcext:value-type="float">
            <text:p>6129130</text:p>
          </table:table-cell>
          <table:table-cell table:formula="of:=[.E282]-[.I282]" office:value-type="float" office:value="0" calcext:value-type="float">
            <text:p>0</text:p>
          </table:table-cell>
          <table:table-cell table:formula="of:=[.F282]&lt;[.B282]" office:value-type="boolean" office:boolean-value="true" calcext:value-type="boolean">
            <text:p>TRUE</text:p>
          </table:table-cell>
          <table:table-cell table:formula="of:=[.F282]&lt;2*[.B28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20000-7-s177710744c6349166.ukp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0.07" calcext:value-type="float">
            <text:p>0.07</text:p>
          </table:table-cell>
          <table:table-cell office:value-type="float" office:value="118292" calcext:value-type="float">
            <text:p>118292</text:p>
          </table:table-cell>
          <table:table-cell office:value-type="float" office:value="6349166" calcext:value-type="float">
            <text:p>634916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44" calcext:value-type="float">
            <text:p>7744</text:p>
          </table:table-cell>
          <table:table-cell office:value-type="float" office:value="6349166" calcext:value-type="float">
            <text:p>6349166</text:p>
          </table:table-cell>
          <table:table-cell table:formula="of:=[.E283]-[.I283]" office:value-type="float" office:value="0" calcext:value-type="float">
            <text:p>0</text:p>
          </table:table-cell>
          <table:table-cell table:formula="of:=[.F283]&lt;[.B283]" office:value-type="boolean" office:boolean-value="true" calcext:value-type="boolean">
            <text:p>TRUE</text:p>
          </table:table-cell>
          <table:table-cell table:formula="of:=[.F283]&lt;2*[.B28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20000-9-s126456688c6624986.ukp</text:p>
          </table:table-cell>
          <table:table-cell office:value-type="float" office:value="0.0212575" calcext:value-type="float">
            <text:p>0.0212575</text:p>
          </table:table-cell>
          <table:table-cell office:value-type="float" office:value="0.07" calcext:value-type="float">
            <text:p>0.07</text:p>
          </table:table-cell>
          <table:table-cell office:value-type="float" office:value="122604" calcext:value-type="float">
            <text:p>122604</text:p>
          </table:table-cell>
          <table:table-cell office:value-type="float" office:value="6624986" calcext:value-type="float">
            <text:p>662498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856" calcext:value-type="float">
            <text:p>8856</text:p>
          </table:table-cell>
          <table:table-cell office:value-type="float" office:value="6624986" calcext:value-type="float">
            <text:p>6624986</text:p>
          </table:table-cell>
          <table:table-cell table:formula="of:=[.E284]-[.I284]" office:value-type="float" office:value="0" calcext:value-type="float">
            <text:p>0</text:p>
          </table:table-cell>
          <table:table-cell table:formula="of:=[.F284]&lt;[.B284]" office:value-type="boolean" office:boolean-value="true" calcext:value-type="boolean">
            <text:p>TRUE</text:p>
          </table:table-cell>
          <table:table-cell table:formula="of:=[.F284]&lt;2*[.B2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-1-s843367405c6385051.ukp</text:p>
          </table:table-cell>
          <table:table-cell office:value-type="float" office:value="0.018198" calcext:value-type="float">
            <text:p>0.018198</text:p>
          </table:table-cell>
          <table:table-cell office:value-type="float" office:value="0.04" calcext:value-type="float">
            <text:p>0.04</text:p>
          </table:table-cell>
          <table:table-cell office:value-type="float" office:value="110816" calcext:value-type="float">
            <text:p>110816</text:p>
          </table:table-cell>
          <table:table-cell office:value-type="float" office:value="6385051" calcext:value-type="float">
            <text:p>638505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216" calcext:value-type="float">
            <text:p>8216</text:p>
          </table:table-cell>
          <table:table-cell office:value-type="float" office:value="6385051" calcext:value-type="float">
            <text:p>6385051</text:p>
          </table:table-cell>
          <table:table-cell table:formula="of:=[.E285]-[.I285]" office:value-type="float" office:value="0" calcext:value-type="float">
            <text:p>0</text:p>
          </table:table-cell>
          <table:table-cell table:formula="of:=[.F285]&lt;[.B285]" office:value-type="boolean" office:boolean-value="true" calcext:value-type="boolean">
            <text:p>TRUE</text:p>
          </table:table-cell>
          <table:table-cell table:formula="of:=[.F285]&lt;2*[.B28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20000-0-s827183242c7923045.ukp</text:p>
          </table:table-cell>
          <table:table-cell office:value-type="float" office:value="0.0214191" calcext:value-type="float">
            <text:p>0.0214191</text:p>
          </table:table-cell>
          <table:table-cell office:value-type="float" office:value="0.07" calcext:value-type="float">
            <text:p>0.07</text:p>
          </table:table-cell>
          <table:table-cell office:value-type="float" office:value="135288" calcext:value-type="float">
            <text:p>135288</text:p>
          </table:table-cell>
          <table:table-cell office:value-type="float" office:value="7923045" calcext:value-type="float">
            <text:p>792304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696" calcext:value-type="float">
            <text:p>7696</text:p>
          </table:table-cell>
          <table:table-cell office:value-type="float" office:value="7923045" calcext:value-type="float">
            <text:p>7923045</text:p>
          </table:table-cell>
          <table:table-cell table:formula="of:=[.E286]-[.I286]" office:value-type="float" office:value="0" calcext:value-type="float">
            <text:p>0</text:p>
          </table:table-cell>
          <table:table-cell table:formula="of:=[.F286]&lt;[.B286]" office:value-type="boolean" office:boolean-value="true" calcext:value-type="boolean">
            <text:p>TRUE</text:p>
          </table:table-cell>
          <table:table-cell table:formula="of:=[.F286]&lt;2*[.B28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20000-3-s780179313c8090683.ukp</text:p>
          </table:table-cell>
          <table:table-cell office:value-type="float" office:value="0.0218755" calcext:value-type="float">
            <text:p>0.0218755</text:p>
          </table:table-cell>
          <table:table-cell office:value-type="float" office:value="0.07" calcext:value-type="float">
            <text:p>0.07</text:p>
          </table:table-cell>
          <table:table-cell office:value-type="float" office:value="137732" calcext:value-type="float">
            <text:p>137732</text:p>
          </table:table-cell>
          <table:table-cell office:value-type="float" office:value="8090683" calcext:value-type="float">
            <text:p>809068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932" calcext:value-type="float">
            <text:p>8932</text:p>
          </table:table-cell>
          <table:table-cell office:value-type="float" office:value="8090683" calcext:value-type="float">
            <text:p>8090683</text:p>
          </table:table-cell>
          <table:table-cell table:formula="of:=[.E287]-[.I287]" office:value-type="float" office:value="0" calcext:value-type="float">
            <text:p>0</text:p>
          </table:table-cell>
          <table:table-cell table:formula="of:=[.F287]&lt;[.B287]" office:value-type="boolean" office:boolean-value="true" calcext:value-type="boolean">
            <text:p>TRUE</text:p>
          </table:table-cell>
          <table:table-cell table:formula="of:=[.F287]&lt;2*[.B2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20000-4-s721215008c6851985.ukp</text:p>
          </table:table-cell>
          <table:table-cell office:value-type="float" office:value="0.0201909" calcext:value-type="float">
            <text:p>0.0201909</text:p>
          </table:table-cell>
          <table:table-cell office:value-type="float" office:value="0.07" calcext:value-type="float">
            <text:p>0.07</text:p>
          </table:table-cell>
          <table:table-cell office:value-type="float" office:value="118524" calcext:value-type="float">
            <text:p>118524</text:p>
          </table:table-cell>
          <table:table-cell office:value-type="float" office:value="6851985" calcext:value-type="float">
            <text:p>685198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980" calcext:value-type="float">
            <text:p>8980</text:p>
          </table:table-cell>
          <table:table-cell office:value-type="float" office:value="6851985" calcext:value-type="float">
            <text:p>6851985</text:p>
          </table:table-cell>
          <table:table-cell table:formula="of:=[.E288]-[.I288]" office:value-type="float" office:value="0" calcext:value-type="float">
            <text:p>0</text:p>
          </table:table-cell>
          <table:table-cell table:formula="of:=[.F288]&lt;[.B288]" office:value-type="boolean" office:boolean-value="true" calcext:value-type="boolean">
            <text:p>TRUE</text:p>
          </table:table-cell>
          <table:table-cell table:formula="of:=[.F288]&lt;2*[.B28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20000-5-s110877071c8774819.ukp</text:p>
          </table:table-cell>
          <table:table-cell office:value-type="float" office:value="0.0229805" calcext:value-type="float">
            <text:p>0.0229805</text:p>
          </table:table-cell>
          <table:table-cell office:value-type="float" office:value="0.07" calcext:value-type="float">
            <text:p>0.07</text:p>
          </table:table-cell>
          <table:table-cell office:value-type="float" office:value="148504" calcext:value-type="float">
            <text:p>148504</text:p>
          </table:table-cell>
          <table:table-cell office:value-type="float" office:value="8774819" calcext:value-type="float">
            <text:p>877481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648" calcext:value-type="float">
            <text:p>7648</text:p>
          </table:table-cell>
          <table:table-cell office:value-type="float" office:value="8774819" calcext:value-type="float">
            <text:p>8774819</text:p>
          </table:table-cell>
          <table:table-cell table:formula="of:=[.E289]-[.I289]" office:value-type="float" office:value="0" calcext:value-type="float">
            <text:p>0</text:p>
          </table:table-cell>
          <table:table-cell table:formula="of:=[.F289]&lt;[.B289]" office:value-type="boolean" office:boolean-value="true" calcext:value-type="boolean">
            <text:p>TRUE</text:p>
          </table:table-cell>
          <table:table-cell table:formula="of:=[.F289]&lt;2*[.B28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20000-6-s227708629c7805759.ukp</text:p>
          </table:table-cell>
          <table:table-cell office:value-type="float" office:value="0.0207754" calcext:value-type="float">
            <text:p>0.0207754</text:p>
          </table:table-cell>
          <table:table-cell office:value-type="float" office:value="0.07" calcext:value-type="float">
            <text:p>0.07</text:p>
          </table:table-cell>
          <table:table-cell office:value-type="float" office:value="133396" calcext:value-type="float">
            <text:p>133396</text:p>
          </table:table-cell>
          <table:table-cell office:value-type="float" office:value="7805759" calcext:value-type="float">
            <text:p>780575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428" calcext:value-type="float">
            <text:p>8428</text:p>
          </table:table-cell>
          <table:table-cell office:value-type="float" office:value="7805759" calcext:value-type="float">
            <text:p>7805759</text:p>
          </table:table-cell>
          <table:table-cell table:formula="of:=[.E290]-[.I290]" office:value-type="float" office:value="0" calcext:value-type="float">
            <text:p>0</text:p>
          </table:table-cell>
          <table:table-cell table:formula="of:=[.F290]&lt;[.B290]" office:value-type="boolean" office:boolean-value="true" calcext:value-type="boolean">
            <text:p>TRUE</text:p>
          </table:table-cell>
          <table:table-cell table:formula="of:=[.F290]&lt;2*[.B2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20000-7-s177710744c9332308.ukp</text:p>
          </table:table-cell>
          <table:table-cell office:value-type="float" office:value="0.0240864" calcext:value-type="float">
            <text:p>0.0240864</text:p>
          </table:table-cell>
          <table:table-cell office:value-type="float" office:value="0.07" calcext:value-type="float">
            <text:p>0.07</text:p>
          </table:table-cell>
          <table:table-cell office:value-type="float" office:value="157204" calcext:value-type="float">
            <text:p>157204</text:p>
          </table:table-cell>
          <table:table-cell office:value-type="float" office:value="9332308" calcext:value-type="float">
            <text:p>933230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00" calcext:value-type="float">
            <text:p>7700</text:p>
          </table:table-cell>
          <table:table-cell office:value-type="float" office:value="9332308" calcext:value-type="float">
            <text:p>9332308</text:p>
          </table:table-cell>
          <table:table-cell table:formula="of:=[.E291]-[.I291]" office:value-type="float" office:value="0" calcext:value-type="float">
            <text:p>0</text:p>
          </table:table-cell>
          <table:table-cell table:formula="of:=[.F291]&lt;[.B291]" office:value-type="boolean" office:boolean-value="true" calcext:value-type="boolean">
            <text:p>TRUE</text:p>
          </table:table-cell>
          <table:table-cell table:formula="of:=[.F291]&lt;2*[.B2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20000-8-s991580855c9728635.ukp</text:p>
          </table:table-cell>
          <table:table-cell office:value-type="float" office:value="0.0247565" calcext:value-type="float">
            <text:p>0.0247565</text:p>
          </table:table-cell>
          <table:table-cell office:value-type="float" office:value="0.07" calcext:value-type="float">
            <text:p>0.07</text:p>
          </table:table-cell>
          <table:table-cell office:value-type="float" office:value="163604" calcext:value-type="float">
            <text:p>163604</text:p>
          </table:table-cell>
          <table:table-cell office:value-type="float" office:value="9728635" calcext:value-type="float">
            <text:p>972863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9244" calcext:value-type="float">
            <text:p>9244</text:p>
          </table:table-cell>
          <table:table-cell office:value-type="float" office:value="9728635" calcext:value-type="float">
            <text:p>9728635</text:p>
          </table:table-cell>
          <table:table-cell table:formula="of:=[.E292]-[.I292]" office:value-type="float" office:value="0" calcext:value-type="float">
            <text:p>0</text:p>
          </table:table-cell>
          <table:table-cell table:formula="of:=[.F292]&lt;[.B292]" office:value-type="boolean" office:boolean-value="true" calcext:value-type="boolean">
            <text:p>TRUE</text:p>
          </table:table-cell>
          <table:table-cell table:formula="of:=[.F292]&lt;2*[.B29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20000-9-s126456688c5940304.ukp</text:p>
          </table:table-cell>
          <table:table-cell office:value-type="float" office:value="0.0177631" calcext:value-type="float">
            <text:p>0.0177631</text:p>
          </table:table-cell>
          <table:table-cell office:value-type="float" office:value="0.07" calcext:value-type="float">
            <text:p>0.07</text:p>
          </table:table-cell>
          <table:table-cell office:value-type="float" office:value="104060" calcext:value-type="float">
            <text:p>104060</text:p>
          </table:table-cell>
          <table:table-cell office:value-type="float" office:value="5940304" calcext:value-type="float">
            <text:p>59403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60" calcext:value-type="float">
            <text:p>7760</text:p>
          </table:table-cell>
          <table:table-cell office:value-type="float" office:value="5940304" calcext:value-type="float">
            <text:p>5940304</text:p>
          </table:table-cell>
          <table:table-cell table:formula="of:=[.E293]-[.I293]" office:value-type="float" office:value="0" calcext:value-type="float">
            <text:p>0</text:p>
          </table:table-cell>
          <table:table-cell table:formula="of:=[.F293]&lt;[.B293]" office:value-type="boolean" office:boolean-value="true" calcext:value-type="boolean">
            <text:p>TRUE</text:p>
          </table:table-cell>
          <table:table-cell table:formula="of:=[.F293]&lt;2*[.B29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20000-4-s721215008c9803497.ukp</text:p>
          </table:table-cell>
          <table:table-cell office:value-type="float" office:value="0.0276687" calcext:value-type="float">
            <text:p>0.0276687</text:p>
          </table:table-cell>
          <table:table-cell office:value-type="float" office:value="0.07" calcext:value-type="float">
            <text:p>0.07</text:p>
          </table:table-cell>
          <table:table-cell office:value-type="float" office:value="172428" calcext:value-type="float">
            <text:p>172428</text:p>
          </table:table-cell>
          <table:table-cell office:value-type="float" office:value="9803497" calcext:value-type="float">
            <text:p>980349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608" calcext:value-type="float">
            <text:p>8608</text:p>
          </table:table-cell>
          <table:table-cell office:value-type="float" office:value="9803497" calcext:value-type="float">
            <text:p>9803497</text:p>
          </table:table-cell>
          <table:table-cell table:formula="of:=[.E294]-[.I294]" office:value-type="float" office:value="0" calcext:value-type="float">
            <text:p>0</text:p>
          </table:table-cell>
          <table:table-cell table:formula="of:=[.F294]&lt;[.B294]" office:value-type="boolean" office:boolean-value="true" calcext:value-type="boolean">
            <text:p>TRUE</text:p>
          </table:table-cell>
          <table:table-cell table:formula="of:=[.F294]&lt;2*[.B29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20000-7-s177710744c9213556.ukp</text:p>
          </table:table-cell>
          <table:table-cell office:value-type="float" office:value="0.0262053" calcext:value-type="float">
            <text:p>0.0262053</text:p>
          </table:table-cell>
          <table:table-cell office:value-type="float" office:value="0.07" calcext:value-type="float">
            <text:p>0.07</text:p>
          </table:table-cell>
          <table:table-cell office:value-type="float" office:value="163376" calcext:value-type="float">
            <text:p>163376</text:p>
          </table:table-cell>
          <table:table-cell office:value-type="float" office:value="9213556" calcext:value-type="float">
            <text:p>921355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092" calcext:value-type="float">
            <text:p>8092</text:p>
          </table:table-cell>
          <table:table-cell office:value-type="float" office:value="9213556" calcext:value-type="float">
            <text:p>9213556</text:p>
          </table:table-cell>
          <table:table-cell table:formula="of:=[.E295]-[.I295]" office:value-type="float" office:value="0" calcext:value-type="float">
            <text:p>0</text:p>
          </table:table-cell>
          <table:table-cell table:formula="of:=[.F295]&lt;[.B295]" office:value-type="boolean" office:boolean-value="true" calcext:value-type="boolean">
            <text:p>TRUE</text:p>
          </table:table-cell>
          <table:table-cell table:formula="of:=[.F295]&lt;2*[.B2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20000-4-s721215008c5185436.ukp</text:p>
          </table:table-cell>
          <table:table-cell office:value-type="float" office:value="0.0247614" calcext:value-type="float">
            <text:p>0.0247614</text:p>
          </table:table-cell>
          <table:table-cell office:value-type="float" office:value="0.07" calcext:value-type="float">
            <text:p>0.07</text:p>
          </table:table-cell>
          <table:table-cell office:value-type="float" office:value="99632" calcext:value-type="float">
            <text:p>99632</text:p>
          </table:table-cell>
          <table:table-cell office:value-type="float" office:value="5185436" calcext:value-type="float">
            <text:p>518543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9044" calcext:value-type="float">
            <text:p>9044</text:p>
          </table:table-cell>
          <table:table-cell office:value-type="float" office:value="5185436" calcext:value-type="float">
            <text:p>5185436</text:p>
          </table:table-cell>
          <table:table-cell table:formula="of:=[.E296]-[.I296]" office:value-type="float" office:value="0" calcext:value-type="float">
            <text:p>0</text:p>
          </table:table-cell>
          <table:table-cell table:formula="of:=[.F296]&lt;[.B296]" office:value-type="boolean" office:boolean-value="true" calcext:value-type="boolean">
            <text:p>TRUE</text:p>
          </table:table-cell>
          <table:table-cell table:formula="of:=[.F296]&lt;2*[.B29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20000-5-s110877071c9521211.ukp</text:p>
          </table:table-cell>
          <table:table-cell office:value-type="float" office:value="0.0330012" calcext:value-type="float">
            <text:p>0.0330012</text:p>
          </table:table-cell>
          <table:table-cell office:value-type="float" office:value="0.08" calcext:value-type="float">
            <text:p>0.08</text:p>
          </table:table-cell>
          <table:table-cell office:value-type="float" office:value="167312" calcext:value-type="float">
            <text:p>167312</text:p>
          </table:table-cell>
          <table:table-cell office:value-type="float" office:value="9521211" calcext:value-type="float">
            <text:p>952121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96" calcext:value-type="float">
            <text:p>7796</text:p>
          </table:table-cell>
          <table:table-cell office:value-type="float" office:value="9521211" calcext:value-type="float">
            <text:p>9521211</text:p>
          </table:table-cell>
          <table:table-cell table:formula="of:=[.E297]-[.I297]" office:value-type="float" office:value="0" calcext:value-type="float">
            <text:p>0</text:p>
          </table:table-cell>
          <table:table-cell table:formula="of:=[.F297]&lt;[.B297]" office:value-type="boolean" office:boolean-value="true" calcext:value-type="boolean">
            <text:p>TRUE</text:p>
          </table:table-cell>
          <table:table-cell table:formula="of:=[.F297]&lt;2*[.B2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20000-8-s991580855c8677790.ukp</text:p>
          </table:table-cell>
          <table:table-cell office:value-type="float" office:value="0.0312317" calcext:value-type="float">
            <text:p>0.0312317</text:p>
          </table:table-cell>
          <table:table-cell office:value-type="float" office:value="0.08" calcext:value-type="float">
            <text:p>0.08</text:p>
          </table:table-cell>
          <table:table-cell office:value-type="float" office:value="154112" calcext:value-type="float">
            <text:p>154112</text:p>
          </table:table-cell>
          <table:table-cell office:value-type="float" office:value="8677790" calcext:value-type="float">
            <text:p>867779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96" calcext:value-type="float">
            <text:p>7796</text:p>
          </table:table-cell>
          <table:table-cell office:value-type="float" office:value="8677790" calcext:value-type="float">
            <text:p>8677790</text:p>
          </table:table-cell>
          <table:table-cell table:formula="of:=[.E298]-[.I298]" office:value-type="float" office:value="0" calcext:value-type="float">
            <text:p>0</text:p>
          </table:table-cell>
          <table:table-cell table:formula="of:=[.F298]&lt;[.B298]" office:value-type="boolean" office:boolean-value="true" calcext:value-type="boolean">
            <text:p>TRUE</text:p>
          </table:table-cell>
          <table:table-cell table:formula="of:=[.F298]&lt;2*[.B2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20000-0-s827183242c9608074.ukp</text:p>
          </table:table-cell>
          <table:table-cell office:value-type="float" office:value="0.0365801" calcext:value-type="float">
            <text:p>0.0365801</text:p>
          </table:table-cell>
          <table:table-cell office:value-type="float" office:value="0.08" calcext:value-type="float">
            <text:p>0.08</text:p>
          </table:table-cell>
          <table:table-cell office:value-type="float" office:value="161000" calcext:value-type="float">
            <text:p>161000</text:p>
          </table:table-cell>
          <table:table-cell office:value-type="float" office:value="9608074" calcext:value-type="float">
            <text:p>960807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52" calcext:value-type="float">
            <text:p>7752</text:p>
          </table:table-cell>
          <table:table-cell office:value-type="float" office:value="9608074" calcext:value-type="float">
            <text:p>9608074</text:p>
          </table:table-cell>
          <table:table-cell table:formula="of:=[.E299]-[.I299]" office:value-type="float" office:value="0" calcext:value-type="float">
            <text:p>0</text:p>
          </table:table-cell>
          <table:table-cell table:formula="of:=[.F299]&lt;[.B299]" office:value-type="boolean" office:boolean-value="true" calcext:value-type="boolean">
            <text:p>TRUE</text:p>
          </table:table-cell>
          <table:table-cell table:formula="of:=[.F299]&lt;2*[.B29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20000-6-s227708629c9580585.ukp</text:p>
          </table:table-cell>
          <table:table-cell office:value-type="float" office:value="0.0372143" calcext:value-type="float">
            <text:p>0.0372143</text:p>
          </table:table-cell>
          <table:table-cell office:value-type="float" office:value="0.08" calcext:value-type="float">
            <text:p>0.08</text:p>
          </table:table-cell>
          <table:table-cell office:value-type="float" office:value="160396" calcext:value-type="float">
            <text:p>160396</text:p>
          </table:table-cell>
          <table:table-cell office:value-type="float" office:value="9580585" calcext:value-type="float">
            <text:p>958058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24" calcext:value-type="float">
            <text:p>7724</text:p>
          </table:table-cell>
          <table:table-cell office:value-type="float" office:value="9580585" calcext:value-type="float">
            <text:p>9580585</text:p>
          </table:table-cell>
          <table:table-cell table:formula="of:=[.E300]-[.I300]" office:value-type="float" office:value="0" calcext:value-type="float">
            <text:p>0</text:p>
          </table:table-cell>
          <table:table-cell table:formula="of:=[.F300]&lt;[.B300]" office:value-type="boolean" office:boolean-value="true" calcext:value-type="boolean">
            <text:p>TRUE</text:p>
          </table:table-cell>
          <table:table-cell table:formula="of:=[.F300]&lt;2*[.B30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-0-s827183242c8790453.ukp</text:p>
          </table:table-cell>
          <table:table-cell office:value-type="float" office:value="0.0247662" calcext:value-type="float">
            <text:p>0.0247662</text:p>
          </table:table-cell>
          <table:table-cell office:value-type="float" office:value="0.06" calcext:value-type="float">
            <text:p>0.06</text:p>
          </table:table-cell>
          <table:table-cell office:value-type="float" office:value="156336" calcext:value-type="float">
            <text:p>156336</text:p>
          </table:table-cell>
          <table:table-cell office:value-type="float" office:value="8790453" calcext:value-type="float">
            <text:p>879045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748" calcext:value-type="float">
            <text:p>8748</text:p>
          </table:table-cell>
          <table:table-cell office:value-type="float" office:value="8790453" calcext:value-type="float">
            <text:p>8790453</text:p>
          </table:table-cell>
          <table:table-cell table:formula="of:=[.E301]-[.I301]" office:value-type="float" office:value="0" calcext:value-type="float">
            <text:p>0</text:p>
          </table:table-cell>
          <table:table-cell table:formula="of:=[.F301]&lt;[.B301]" office:value-type="boolean" office:boolean-value="true" calcext:value-type="boolean">
            <text:p>TRUE</text:p>
          </table:table-cell>
          <table:table-cell table:formula="of:=[.F301]&lt;2*[.B30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20000-0-s827183242c7454549.ukp</text:p>
          </table:table-cell>
          <table:table-cell office:value-type="float" office:value="0.0235918" calcext:value-type="float">
            <text:p>0.0235918</text:p>
          </table:table-cell>
          <table:table-cell office:value-type="float" office:value="0.07" calcext:value-type="float">
            <text:p>0.07</text:p>
          </table:table-cell>
          <table:table-cell office:value-type="float" office:value="135620" calcext:value-type="float">
            <text:p>135620</text:p>
          </table:table-cell>
          <table:table-cell office:value-type="float" office:value="7454549" calcext:value-type="float">
            <text:p>745454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604" calcext:value-type="float">
            <text:p>8604</text:p>
          </table:table-cell>
          <table:table-cell office:value-type="float" office:value="7454549" calcext:value-type="float">
            <text:p>7454549</text:p>
          </table:table-cell>
          <table:table-cell table:formula="of:=[.E302]-[.I302]" office:value-type="float" office:value="0" calcext:value-type="float">
            <text:p>0</text:p>
          </table:table-cell>
          <table:table-cell table:formula="of:=[.F302]&lt;[.B302]" office:value-type="boolean" office:boolean-value="true" calcext:value-type="boolean">
            <text:p>TRUE</text:p>
          </table:table-cell>
          <table:table-cell table:formula="of:=[.F302]&lt;2*[.B30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20000-1-s843367405c7998653.ukp</text:p>
          </table:table-cell>
          <table:table-cell office:value-type="float" office:value="0.0258247" calcext:value-type="float">
            <text:p>0.0258247</text:p>
          </table:table-cell>
          <table:table-cell office:value-type="float" office:value="0.07" calcext:value-type="float">
            <text:p>0.07</text:p>
          </table:table-cell>
          <table:table-cell office:value-type="float" office:value="144204" calcext:value-type="float">
            <text:p>144204</text:p>
          </table:table-cell>
          <table:table-cell office:value-type="float" office:value="7998653" calcext:value-type="float">
            <text:p>799865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476" calcext:value-type="float">
            <text:p>8476</text:p>
          </table:table-cell>
          <table:table-cell office:value-type="float" office:value="7998653" calcext:value-type="float">
            <text:p>7998653</text:p>
          </table:table-cell>
          <table:table-cell table:formula="of:=[.E303]-[.I303]" office:value-type="float" office:value="0" calcext:value-type="float">
            <text:p>0</text:p>
          </table:table-cell>
          <table:table-cell table:formula="of:=[.F303]&lt;[.B303]" office:value-type="boolean" office:boolean-value="true" calcext:value-type="boolean">
            <text:p>TRUE</text:p>
          </table:table-cell>
          <table:table-cell table:formula="of:=[.F303]&lt;2*[.B30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20000-2-s528806317c7151047.ukp</text:p>
          </table:table-cell>
          <table:table-cell office:value-type="float" office:value="0.0234359" calcext:value-type="float">
            <text:p>0.0234359</text:p>
          </table:table-cell>
          <table:table-cell office:value-type="float" office:value="0.07" calcext:value-type="float">
            <text:p>0.07</text:p>
          </table:table-cell>
          <table:table-cell office:value-type="float" office:value="131160" calcext:value-type="float">
            <text:p>131160</text:p>
          </table:table-cell>
          <table:table-cell office:value-type="float" office:value="7151047" calcext:value-type="float">
            <text:p>715104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48" calcext:value-type="float">
            <text:p>7748</text:p>
          </table:table-cell>
          <table:table-cell office:value-type="float" office:value="7151047" calcext:value-type="float">
            <text:p>7151047</text:p>
          </table:table-cell>
          <table:table-cell table:formula="of:=[.E304]-[.I304]" office:value-type="float" office:value="0" calcext:value-type="float">
            <text:p>0</text:p>
          </table:table-cell>
          <table:table-cell table:formula="of:=[.F304]&lt;[.B304]" office:value-type="boolean" office:boolean-value="true" calcext:value-type="boolean">
            <text:p>TRUE</text:p>
          </table:table-cell>
          <table:table-cell table:formula="of:=[.F304]&lt;2*[.B30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20000-3-s780179313c7975198.ukp</text:p>
          </table:table-cell>
          <table:table-cell office:value-type="float" office:value="0.026871" calcext:value-type="float">
            <text:p>0.026871</text:p>
          </table:table-cell>
          <table:table-cell office:value-type="float" office:value="0.07" calcext:value-type="float">
            <text:p>0.07</text:p>
          </table:table-cell>
          <table:table-cell office:value-type="float" office:value="143796" calcext:value-type="float">
            <text:p>143796</text:p>
          </table:table-cell>
          <table:table-cell office:value-type="float" office:value="7975198" calcext:value-type="float">
            <text:p>797519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9176" calcext:value-type="float">
            <text:p>9176</text:p>
          </table:table-cell>
          <table:table-cell office:value-type="float" office:value="7975198" calcext:value-type="float">
            <text:p>7975198</text:p>
          </table:table-cell>
          <table:table-cell table:formula="of:=[.E305]-[.I305]" office:value-type="float" office:value="0" calcext:value-type="float">
            <text:p>0</text:p>
          </table:table-cell>
          <table:table-cell table:formula="of:=[.F305]&lt;[.B305]" office:value-type="boolean" office:boolean-value="true" calcext:value-type="boolean">
            <text:p>TRUE</text:p>
          </table:table-cell>
          <table:table-cell table:formula="of:=[.F305]&lt;2*[.B30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20000-9-s126456688c7940477.ukp</text:p>
          </table:table-cell>
          <table:table-cell office:value-type="float" office:value="0.0245696" calcext:value-type="float">
            <text:p>0.0245696</text:p>
          </table:table-cell>
          <table:table-cell office:value-type="float" office:value="0.07" calcext:value-type="float">
            <text:p>0.07</text:p>
          </table:table-cell>
          <table:table-cell office:value-type="float" office:value="143268" calcext:value-type="float">
            <text:p>143268</text:p>
          </table:table-cell>
          <table:table-cell office:value-type="float" office:value="7940477" calcext:value-type="float">
            <text:p>794047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000" calcext:value-type="float">
            <text:p>8000</text:p>
          </table:table-cell>
          <table:table-cell office:value-type="float" office:value="7940477" calcext:value-type="float">
            <text:p>7940477</text:p>
          </table:table-cell>
          <table:table-cell table:formula="of:=[.E306]-[.I306]" office:value-type="float" office:value="0" calcext:value-type="float">
            <text:p>0</text:p>
          </table:table-cell>
          <table:table-cell table:formula="of:=[.F306]&lt;[.B306]" office:value-type="boolean" office:boolean-value="true" calcext:value-type="boolean">
            <text:p>TRUE</text:p>
          </table:table-cell>
          <table:table-cell table:formula="of:=[.F306]&lt;2*[.B30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20000-0-s827183242c7213812.ukp</text:p>
          </table:table-cell>
          <table:table-cell office:value-type="float" office:value="0.0199995" calcext:value-type="float">
            <text:p>0.0199995</text:p>
          </table:table-cell>
          <table:table-cell office:value-type="float" office:value="0.07" calcext:value-type="float">
            <text:p>0.07</text:p>
          </table:table-cell>
          <table:table-cell office:value-type="float" office:value="124244" calcext:value-type="float">
            <text:p>124244</text:p>
          </table:table-cell>
          <table:table-cell office:value-type="float" office:value="7213812" calcext:value-type="float">
            <text:p>721381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344" calcext:value-type="float">
            <text:p>8344</text:p>
          </table:table-cell>
          <table:table-cell office:value-type="float" office:value="7213812" calcext:value-type="float">
            <text:p>7213812</text:p>
          </table:table-cell>
          <table:table-cell table:formula="of:=[.E307]-[.I307]" office:value-type="float" office:value="0" calcext:value-type="float">
            <text:p>0</text:p>
          </table:table-cell>
          <table:table-cell table:formula="of:=[.F307]&lt;[.B307]" office:value-type="boolean" office:boolean-value="true" calcext:value-type="boolean">
            <text:p>TRUE</text:p>
          </table:table-cell>
          <table:table-cell table:formula="of:=[.F307]&lt;2*[.B30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20000-2-s528806317c6511921.ukp</text:p>
          </table:table-cell>
          <table:table-cell office:value-type="float" office:value="0.01831" calcext:value-type="float">
            <text:p>0.01831</text:p>
          </table:table-cell>
          <table:table-cell office:value-type="float" office:value="0.07" calcext:value-type="float">
            <text:p>0.07</text:p>
          </table:table-cell>
          <table:table-cell office:value-type="float" office:value="113192" calcext:value-type="float">
            <text:p>113192</text:p>
          </table:table-cell>
          <table:table-cell office:value-type="float" office:value="6511921" calcext:value-type="float">
            <text:p>651192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504" calcext:value-type="float">
            <text:p>8504</text:p>
          </table:table-cell>
          <table:table-cell office:value-type="float" office:value="6511921" calcext:value-type="float">
            <text:p>6511921</text:p>
          </table:table-cell>
          <table:table-cell table:formula="of:=[.E308]-[.I308]" office:value-type="float" office:value="0" calcext:value-type="float">
            <text:p>0</text:p>
          </table:table-cell>
          <table:table-cell table:formula="of:=[.F308]&lt;[.B308]" office:value-type="boolean" office:boolean-value="true" calcext:value-type="boolean">
            <text:p>TRUE</text:p>
          </table:table-cell>
          <table:table-cell table:formula="of:=[.F308]&lt;2*[.B30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20000-3-s780179313c6599432.ukp</text:p>
          </table:table-cell>
          <table:table-cell office:value-type="float" office:value="0.0187349" calcext:value-type="float">
            <text:p>0.0187349</text:p>
          </table:table-cell>
          <table:table-cell office:value-type="float" office:value="0.07" calcext:value-type="float">
            <text:p>0.07</text:p>
          </table:table-cell>
          <table:table-cell office:value-type="float" office:value="114476" calcext:value-type="float">
            <text:p>114476</text:p>
          </table:table-cell>
          <table:table-cell office:value-type="float" office:value="6599432" calcext:value-type="float">
            <text:p>659943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468" calcext:value-type="float">
            <text:p>8468</text:p>
          </table:table-cell>
          <table:table-cell office:value-type="float" office:value="6599432" calcext:value-type="float">
            <text:p>6599432</text:p>
          </table:table-cell>
          <table:table-cell table:formula="of:=[.E309]-[.I309]" office:value-type="float" office:value="0" calcext:value-type="float">
            <text:p>0</text:p>
          </table:table-cell>
          <table:table-cell table:formula="of:=[.F309]&lt;[.B309]" office:value-type="boolean" office:boolean-value="true" calcext:value-type="boolean">
            <text:p>TRUE</text:p>
          </table:table-cell>
          <table:table-cell table:formula="of:=[.F309]&lt;2*[.B30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20000-5-s110877071c8773767.ukp</text:p>
          </table:table-cell>
          <table:table-cell office:value-type="float" office:value="0.0229109" calcext:value-type="float">
            <text:p>0.0229109</text:p>
          </table:table-cell>
          <table:table-cell office:value-type="float" office:value="0.07" calcext:value-type="float">
            <text:p>0.07</text:p>
          </table:table-cell>
          <table:table-cell office:value-type="float" office:value="148504" calcext:value-type="float">
            <text:p>148504</text:p>
          </table:table-cell>
          <table:table-cell office:value-type="float" office:value="8773767" calcext:value-type="float">
            <text:p>877376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824" calcext:value-type="float">
            <text:p>8824</text:p>
          </table:table-cell>
          <table:table-cell office:value-type="float" office:value="8773767" calcext:value-type="float">
            <text:p>8773767</text:p>
          </table:table-cell>
          <table:table-cell table:formula="of:=[.E310]-[.I310]" office:value-type="float" office:value="0" calcext:value-type="float">
            <text:p>0</text:p>
          </table:table-cell>
          <table:table-cell table:formula="of:=[.F310]&lt;[.B310]" office:value-type="boolean" office:boolean-value="true" calcext:value-type="boolean">
            <text:p>TRUE</text:p>
          </table:table-cell>
          <table:table-cell table:formula="of:=[.F310]&lt;2*[.B3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20000-6-s227708629c8759769.ukp</text:p>
          </table:table-cell>
          <table:table-cell office:value-type="float" office:value="0.0226886" calcext:value-type="float">
            <text:p>0.0226886</text:p>
          </table:table-cell>
          <table:table-cell office:value-type="float" office:value="0.07" calcext:value-type="float">
            <text:p>0.07</text:p>
          </table:table-cell>
          <table:table-cell office:value-type="float" office:value="148548" calcext:value-type="float">
            <text:p>148548</text:p>
          </table:table-cell>
          <table:table-cell office:value-type="float" office:value="8759769" calcext:value-type="float">
            <text:p>875976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956" calcext:value-type="float">
            <text:p>7956</text:p>
          </table:table-cell>
          <table:table-cell office:value-type="float" office:value="8759769" calcext:value-type="float">
            <text:p>8759769</text:p>
          </table:table-cell>
          <table:table-cell table:formula="of:=[.E311]-[.I311]" office:value-type="float" office:value="0" calcext:value-type="float">
            <text:p>0</text:p>
          </table:table-cell>
          <table:table-cell table:formula="of:=[.F311]&lt;[.B311]" office:value-type="boolean" office:boolean-value="true" calcext:value-type="boolean">
            <text:p>TRUE</text:p>
          </table:table-cell>
          <table:table-cell table:formula="of:=[.F311]&lt;2*[.B3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20000-7-s177710744c6374152.ukp</text:p>
          </table:table-cell>
          <table:table-cell office:value-type="float" office:value="0.0184026" calcext:value-type="float">
            <text:p>0.0184026</text:p>
          </table:table-cell>
          <table:table-cell office:value-type="float" office:value="0.07" calcext:value-type="float">
            <text:p>0.07</text:p>
          </table:table-cell>
          <table:table-cell office:value-type="float" office:value="111004" calcext:value-type="float">
            <text:p>111004</text:p>
          </table:table-cell>
          <table:table-cell office:value-type="float" office:value="6374152" calcext:value-type="float">
            <text:p>637415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532" calcext:value-type="float">
            <text:p>8532</text:p>
          </table:table-cell>
          <table:table-cell office:value-type="float" office:value="6374152" calcext:value-type="float">
            <text:p>6374152</text:p>
          </table:table-cell>
          <table:table-cell table:formula="of:=[.E312]-[.I312]" office:value-type="float" office:value="0" calcext:value-type="float">
            <text:p>0</text:p>
          </table:table-cell>
          <table:table-cell table:formula="of:=[.F312]&lt;[.B312]" office:value-type="boolean" office:boolean-value="true" calcext:value-type="boolean">
            <text:p>TRUE</text:p>
          </table:table-cell>
          <table:table-cell table:formula="of:=[.F312]&lt;2*[.B3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20000-3-s780179313c8289057.ukp</text:p>
          </table:table-cell>
          <table:table-cell office:value-type="float" office:value="0.0790439" calcext:value-type="float">
            <text:p>0.0790439</text:p>
          </table:table-cell>
          <table:table-cell office:value-type="float" office:value="0.13" calcext:value-type="float">
            <text:p>0.13</text:p>
          </table:table-cell>
          <table:table-cell office:value-type="float" office:value="139476" calcext:value-type="float">
            <text:p>139476</text:p>
          </table:table-cell>
          <table:table-cell office:value-type="float" office:value="8289057" calcext:value-type="float">
            <text:p>8289057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680" calcext:value-type="float">
            <text:p>7680</text:p>
          </table:table-cell>
          <table:table-cell office:value-type="float" office:value="8289057" calcext:value-type="float">
            <text:p>8289057</text:p>
          </table:table-cell>
          <table:table-cell table:formula="of:=[.E313]-[.I313]" office:value-type="float" office:value="0" calcext:value-type="float">
            <text:p>0</text:p>
          </table:table-cell>
          <table:table-cell table:formula="of:=[.F313]&lt;[.B313]" office:value-type="boolean" office:boolean-value="true" calcext:value-type="boolean">
            <text:p>TRUE</text:p>
          </table:table-cell>
          <table:table-cell table:formula="of:=[.F313]&lt;2*[.B3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20000-0-s827183242c8417603.ukp</text:p>
          </table:table-cell>
          <table:table-cell office:value-type="float" office:value="0.0260405" calcext:value-type="float">
            <text:p>0.0260405</text:p>
          </table:table-cell>
          <table:table-cell office:value-type="float" office:value="0.08" calcext:value-type="float">
            <text:p>0.08</text:p>
          </table:table-cell>
          <table:table-cell office:value-type="float" office:value="150704" calcext:value-type="float">
            <text:p>150704</text:p>
          </table:table-cell>
          <table:table-cell office:value-type="float" office:value="8417603" calcext:value-type="float">
            <text:p>841760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756" calcext:value-type="float">
            <text:p>7756</text:p>
          </table:table-cell>
          <table:table-cell office:value-type="float" office:value="8417603" calcext:value-type="float">
            <text:p>8417603</text:p>
          </table:table-cell>
          <table:table-cell table:formula="of:=[.E314]-[.I314]" office:value-type="float" office:value="0" calcext:value-type="float">
            <text:p>0</text:p>
          </table:table-cell>
          <table:table-cell table:formula="of:=[.F314]&lt;[.B314]" office:value-type="boolean" office:boolean-value="true" calcext:value-type="boolean">
            <text:p>TRUE</text:p>
          </table:table-cell>
          <table:table-cell table:formula="of:=[.F314]&lt;2*[.B3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20000-1-s843367405c5404203.ukp</text:p>
          </table:table-cell>
          <table:table-cell office:value-type="float" office:value="0.0191876" calcext:value-type="float">
            <text:p>0.0191876</text:p>
          </table:table-cell>
          <table:table-cell office:value-type="float" office:value="0.07" calcext:value-type="float">
            <text:p>0.07</text:p>
          </table:table-cell>
          <table:table-cell office:value-type="float" office:value="103440" calcext:value-type="float">
            <text:p>103440</text:p>
          </table:table-cell>
          <table:table-cell office:value-type="float" office:value="5404203" calcext:value-type="float">
            <text:p>540420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548" calcext:value-type="float">
            <text:p>8548</text:p>
          </table:table-cell>
          <table:table-cell office:value-type="float" office:value="5404203" calcext:value-type="float">
            <text:p>5404203</text:p>
          </table:table-cell>
          <table:table-cell table:formula="of:=[.E315]-[.I315]" office:value-type="float" office:value="0" calcext:value-type="float">
            <text:p>0</text:p>
          </table:table-cell>
          <table:table-cell table:formula="of:=[.F315]&lt;[.B315]" office:value-type="boolean" office:boolean-value="true" calcext:value-type="boolean">
            <text:p>TRUE</text:p>
          </table:table-cell>
          <table:table-cell table:formula="of:=[.F315]&lt;2*[.B3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20000-6-s227708629c5795289.ukp</text:p>
          </table:table-cell>
          <table:table-cell office:value-type="float" office:value="0.0200416" calcext:value-type="float">
            <text:p>0.0200416</text:p>
          </table:table-cell>
          <table:table-cell office:value-type="float" office:value="0.07" calcext:value-type="float">
            <text:p>0.07</text:p>
          </table:table-cell>
          <table:table-cell office:value-type="float" office:value="109856" calcext:value-type="float">
            <text:p>109856</text:p>
          </table:table-cell>
          <table:table-cell office:value-type="float" office:value="5795289" calcext:value-type="float">
            <text:p>579528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652" calcext:value-type="float">
            <text:p>7652</text:p>
          </table:table-cell>
          <table:table-cell office:value-type="float" office:value="5795289" calcext:value-type="float">
            <text:p>5795289</text:p>
          </table:table-cell>
          <table:table-cell table:formula="of:=[.E316]-[.I316]" office:value-type="float" office:value="0" calcext:value-type="float">
            <text:p>0</text:p>
          </table:table-cell>
          <table:table-cell table:formula="of:=[.F316]&lt;[.B316]" office:value-type="boolean" office:boolean-value="true" calcext:value-type="boolean">
            <text:p>TRUE</text:p>
          </table:table-cell>
          <table:table-cell table:formula="of:=[.F316]&lt;2*[.B31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20000-1-s843367405c9001600.ukp</text:p>
          </table:table-cell>
          <table:table-cell office:value-type="float" office:value="0.0237783" calcext:value-type="float">
            <text:p>0.0237783</text:p>
          </table:table-cell>
          <table:table-cell office:value-type="float" office:value="0.07" calcext:value-type="float">
            <text:p>0.07</text:p>
          </table:table-cell>
          <table:table-cell office:value-type="float" office:value="151960" calcext:value-type="float">
            <text:p>151960</text:p>
          </table:table-cell>
          <table:table-cell office:value-type="float" office:value="9001600" calcext:value-type="float">
            <text:p>900160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412" calcext:value-type="float">
            <text:p>8412</text:p>
          </table:table-cell>
          <table:table-cell office:value-type="float" office:value="9001600" calcext:value-type="float">
            <text:p>9001600</text:p>
          </table:table-cell>
          <table:table-cell table:formula="of:=[.E317]-[.I317]" office:value-type="float" office:value="0" calcext:value-type="float">
            <text:p>0</text:p>
          </table:table-cell>
          <table:table-cell table:formula="of:=[.F317]&lt;[.B317]" office:value-type="boolean" office:boolean-value="true" calcext:value-type="boolean">
            <text:p>TRUE</text:p>
          </table:table-cell>
          <table:table-cell table:formula="of:=[.F317]&lt;2*[.B31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20000-2-s528806317c6527891.ukp</text:p>
          </table:table-cell>
          <table:table-cell office:value-type="float" office:value="0.0186074" calcext:value-type="float">
            <text:p>0.0186074</text:p>
          </table:table-cell>
          <table:table-cell office:value-type="float" office:value="0.06" calcext:value-type="float">
            <text:p>0.06</text:p>
          </table:table-cell>
          <table:table-cell office:value-type="float" office:value="113376" calcext:value-type="float">
            <text:p>113376</text:p>
          </table:table-cell>
          <table:table-cell office:value-type="float" office:value="6527891" calcext:value-type="float">
            <text:p>6527891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732" calcext:value-type="float">
            <text:p>8732</text:p>
          </table:table-cell>
          <table:table-cell office:value-type="float" office:value="6527891" calcext:value-type="float">
            <text:p>6527891</text:p>
          </table:table-cell>
          <table:table-cell table:formula="of:=[.E318]-[.I318]" office:value-type="float" office:value="0" calcext:value-type="float">
            <text:p>0</text:p>
          </table:table-cell>
          <table:table-cell table:formula="of:=[.F318]&lt;[.B318]" office:value-type="boolean" office:boolean-value="true" calcext:value-type="boolean">
            <text:p>TRUE</text:p>
          </table:table-cell>
          <table:table-cell table:formula="of:=[.F318]&lt;2*[.B31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20000-1-s843367405c9867662.ukp</text:p>
          </table:table-cell>
          <table:table-cell office:value-type="float" office:value="0.0290611" calcext:value-type="float">
            <text:p>0.0290611</text:p>
          </table:table-cell>
          <table:table-cell office:value-type="float" office:value="0.08" calcext:value-type="float">
            <text:p>0.08</text:p>
          </table:table-cell>
          <table:table-cell office:value-type="float" office:value="173536" calcext:value-type="float">
            <text:p>173536</text:p>
          </table:table-cell>
          <table:table-cell office:value-type="float" office:value="9867662" calcext:value-type="float">
            <text:p>9867662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948" calcext:value-type="float">
            <text:p>8948</text:p>
          </table:table-cell>
          <table:table-cell office:value-type="float" office:value="9867662" calcext:value-type="float">
            <text:p>9867662</text:p>
          </table:table-cell>
          <table:table-cell table:formula="of:=[.E319]-[.I319]" office:value-type="float" office:value="0" calcext:value-type="float">
            <text:p>0</text:p>
          </table:table-cell>
          <table:table-cell table:formula="of:=[.F319]&lt;[.B319]" office:value-type="boolean" office:boolean-value="true" calcext:value-type="boolean">
            <text:p>TRUE</text:p>
          </table:table-cell>
          <table:table-cell table:formula="of:=[.F319]&lt;2*[.B31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20000-2-s528806317c7265134.ukp</text:p>
          </table:table-cell>
          <table:table-cell office:value-type="float" office:value="0.023146" calcext:value-type="float">
            <text:p>0.023146</text:p>
          </table:table-cell>
          <table:table-cell office:value-type="float" office:value="0.07" calcext:value-type="float">
            <text:p>0.07</text:p>
          </table:table-cell>
          <table:table-cell office:value-type="float" office:value="132780" calcext:value-type="float">
            <text:p>132780</text:p>
          </table:table-cell>
          <table:table-cell office:value-type="float" office:value="7265134" calcext:value-type="float">
            <text:p>7265134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804" calcext:value-type="float">
            <text:p>7804</text:p>
          </table:table-cell>
          <table:table-cell office:value-type="float" office:value="7265134" calcext:value-type="float">
            <text:p>7265134</text:p>
          </table:table-cell>
          <table:table-cell table:formula="of:=[.E320]-[.I320]" office:value-type="float" office:value="0" calcext:value-type="float">
            <text:p>0</text:p>
          </table:table-cell>
          <table:table-cell table:formula="of:=[.F320]&lt;[.B320]" office:value-type="boolean" office:boolean-value="true" calcext:value-type="boolean">
            <text:p>TRUE</text:p>
          </table:table-cell>
          <table:table-cell table:formula="of:=[.F320]&lt;2*[.B3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20000-3-s780179313c6724480.ukp</text:p>
          </table:table-cell>
          <table:table-cell office:value-type="float" office:value="0.0220367" calcext:value-type="float">
            <text:p>0.0220367</text:p>
          </table:table-cell>
          <table:table-cell office:value-type="float" office:value="0.07" calcext:value-type="float">
            <text:p>0.07</text:p>
          </table:table-cell>
          <table:table-cell office:value-type="float" office:value="124504" calcext:value-type="float">
            <text:p>124504</text:p>
          </table:table-cell>
          <table:table-cell office:value-type="float" office:value="6724480" calcext:value-type="float">
            <text:p>672448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728" calcext:value-type="float">
            <text:p>7728</text:p>
          </table:table-cell>
          <table:table-cell office:value-type="float" office:value="6724480" calcext:value-type="float">
            <text:p>6724480</text:p>
          </table:table-cell>
          <table:table-cell table:formula="of:=[.E321]-[.I321]" office:value-type="float" office:value="0" calcext:value-type="float">
            <text:p>0</text:p>
          </table:table-cell>
          <table:table-cell table:formula="of:=[.F321]&lt;[.B321]" office:value-type="boolean" office:boolean-value="true" calcext:value-type="boolean">
            <text:p>TRUE</text:p>
          </table:table-cell>
          <table:table-cell table:formula="of:=[.F321]&lt;2*[.B3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20000-5-s110877071c5751961.ukp</text:p>
          </table:table-cell>
          <table:table-cell office:value-type="float" office:value="0.0202863" calcext:value-type="float">
            <text:p>0.0202863</text:p>
          </table:table-cell>
          <table:table-cell office:value-type="float" office:value="0.07" calcext:value-type="float">
            <text:p>0.07</text:p>
          </table:table-cell>
          <table:table-cell office:value-type="float" office:value="109208" calcext:value-type="float">
            <text:p>109208</text:p>
          </table:table-cell>
          <table:table-cell office:value-type="float" office:value="5751961" calcext:value-type="float">
            <text:p>5751961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800" calcext:value-type="float">
            <text:p>7800</text:p>
          </table:table-cell>
          <table:table-cell office:value-type="float" office:value="5751961" calcext:value-type="float">
            <text:p>5751961</text:p>
          </table:table-cell>
          <table:table-cell table:formula="of:=[.E322]-[.I322]" office:value-type="float" office:value="0" calcext:value-type="float">
            <text:p>0</text:p>
          </table:table-cell>
          <table:table-cell table:formula="of:=[.F322]&lt;[.B322]" office:value-type="boolean" office:boolean-value="true" calcext:value-type="boolean">
            <text:p>TRUE</text:p>
          </table:table-cell>
          <table:table-cell table:formula="of:=[.F322]&lt;2*[.B32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20000-8-s991580855c5371100.ukp</text:p>
          </table:table-cell>
          <table:table-cell office:value-type="float" office:value="0.0191746" calcext:value-type="float">
            <text:p>0.0191746</text:p>
          </table:table-cell>
          <table:table-cell office:value-type="float" office:value="0.07" calcext:value-type="float">
            <text:p>0.07</text:p>
          </table:table-cell>
          <table:table-cell office:value-type="float" office:value="103388" calcext:value-type="float">
            <text:p>103388</text:p>
          </table:table-cell>
          <table:table-cell office:value-type="float" office:value="5371100" calcext:value-type="float">
            <text:p>537110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388" calcext:value-type="float">
            <text:p>8388</text:p>
          </table:table-cell>
          <table:table-cell office:value-type="float" office:value="5371100" calcext:value-type="float">
            <text:p>5371100</text:p>
          </table:table-cell>
          <table:table-cell table:formula="of:=[.E323]-[.I323]" office:value-type="float" office:value="0" calcext:value-type="float">
            <text:p>0</text:p>
          </table:table-cell>
          <table:table-cell table:formula="of:=[.F323]&lt;[.B323]" office:value-type="boolean" office:boolean-value="true" calcext:value-type="boolean">
            <text:p>TRUE</text:p>
          </table:table-cell>
          <table:table-cell table:formula="of:=[.F323]&lt;2*[.B3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20000-9-s126456688c6731213.ukp</text:p>
          </table:table-cell>
          <table:table-cell office:value-type="float" office:value="0.0221968" calcext:value-type="float">
            <text:p>0.0221968</text:p>
          </table:table-cell>
          <table:table-cell office:value-type="float" office:value="0.07" calcext:value-type="float">
            <text:p>0.07</text:p>
          </table:table-cell>
          <table:table-cell office:value-type="float" office:value="124544" calcext:value-type="float">
            <text:p>124544</text:p>
          </table:table-cell>
          <table:table-cell office:value-type="float" office:value="6731213" calcext:value-type="float">
            <text:p>673121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764" calcext:value-type="float">
            <text:p>7764</text:p>
          </table:table-cell>
          <table:table-cell office:value-type="float" office:value="6731213" calcext:value-type="float">
            <text:p>6731213</text:p>
          </table:table-cell>
          <table:table-cell table:formula="of:=[.E324]-[.I324]" office:value-type="float" office:value="0" calcext:value-type="float">
            <text:p>0</text:p>
          </table:table-cell>
          <table:table-cell table:formula="of:=[.F324]&lt;[.B324]" office:value-type="boolean" office:boolean-value="true" calcext:value-type="boolean">
            <text:p>TRUE</text:p>
          </table:table-cell>
          <table:table-cell table:formula="of:=[.F324]&lt;2*[.B3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20000-0-s827183242c7166489.ukp</text:p>
          </table:table-cell>
          <table:table-cell office:value-type="float" office:value="0.0184618" calcext:value-type="float">
            <text:p>0.0184618</text:p>
          </table:table-cell>
          <table:table-cell office:value-type="float" office:value="0.06" calcext:value-type="float">
            <text:p>0.06</text:p>
          </table:table-cell>
          <table:table-cell office:value-type="float" office:value="123460" calcext:value-type="float">
            <text:p>123460</text:p>
          </table:table-cell>
          <table:table-cell office:value-type="float" office:value="7166489" calcext:value-type="float">
            <text:p>716648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696" calcext:value-type="float">
            <text:p>7696</text:p>
          </table:table-cell>
          <table:table-cell office:value-type="float" office:value="7166489" calcext:value-type="float">
            <text:p>7166489</text:p>
          </table:table-cell>
          <table:table-cell table:formula="of:=[.E325]-[.I325]" office:value-type="float" office:value="0" calcext:value-type="float">
            <text:p>0</text:p>
          </table:table-cell>
          <table:table-cell table:formula="of:=[.F325]&lt;[.B325]" office:value-type="boolean" office:boolean-value="true" calcext:value-type="boolean">
            <text:p>TRUE</text:p>
          </table:table-cell>
          <table:table-cell table:formula="of:=[.F325]&lt;2*[.B32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20000-1-s843367405c9734370.ukp</text:p>
          </table:table-cell>
          <table:table-cell office:value-type="float" office:value="0.0242333" calcext:value-type="float">
            <text:p>0.0242333</text:p>
          </table:table-cell>
          <table:table-cell office:value-type="float" office:value="0.07" calcext:value-type="float">
            <text:p>0.07</text:p>
          </table:table-cell>
          <table:table-cell office:value-type="float" office:value="163580" calcext:value-type="float">
            <text:p>163580</text:p>
          </table:table-cell>
          <table:table-cell office:value-type="float" office:value="9734370" calcext:value-type="float">
            <text:p>973437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504" calcext:value-type="float">
            <text:p>8504</text:p>
          </table:table-cell>
          <table:table-cell office:value-type="float" office:value="9734370" calcext:value-type="float">
            <text:p>9734370</text:p>
          </table:table-cell>
          <table:table-cell table:formula="of:=[.E326]-[.I326]" office:value-type="float" office:value="0" calcext:value-type="float">
            <text:p>0</text:p>
          </table:table-cell>
          <table:table-cell table:formula="of:=[.F326]&lt;[.B326]" office:value-type="boolean" office:boolean-value="true" calcext:value-type="boolean">
            <text:p>TRUE</text:p>
          </table:table-cell>
          <table:table-cell table:formula="of:=[.F326]&lt;2*[.B3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20000-3-s780179313c8969373.ukp</text:p>
          </table:table-cell>
          <table:table-cell office:value-type="float" office:value="0.0222846" calcext:value-type="float">
            <text:p>0.0222846</text:p>
          </table:table-cell>
          <table:table-cell office:value-type="float" office:value="0.07" calcext:value-type="float">
            <text:p>0.07</text:p>
          </table:table-cell>
          <table:table-cell office:value-type="float" office:value="151600" calcext:value-type="float">
            <text:p>151600</text:p>
          </table:table-cell>
          <table:table-cell office:value-type="float" office:value="8969373" calcext:value-type="float">
            <text:p>896937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196" calcext:value-type="float">
            <text:p>8196</text:p>
          </table:table-cell>
          <table:table-cell office:value-type="float" office:value="8969373" calcext:value-type="float">
            <text:p>8969373</text:p>
          </table:table-cell>
          <table:table-cell table:formula="of:=[.E327]-[.I327]" office:value-type="float" office:value="0" calcext:value-type="float">
            <text:p>0</text:p>
          </table:table-cell>
          <table:table-cell table:formula="of:=[.F327]&lt;[.B327]" office:value-type="boolean" office:boolean-value="true" calcext:value-type="boolean">
            <text:p>TRUE</text:p>
          </table:table-cell>
          <table:table-cell table:formula="of:=[.F327]&lt;2*[.B3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20000-4-s721215008c5426632.ukp</text:p>
          </table:table-cell>
          <table:table-cell office:value-type="float" office:value="0.0157277" calcext:value-type="float">
            <text:p>0.0157277</text:p>
          </table:table-cell>
          <table:table-cell office:value-type="float" office:value="0.06" calcext:value-type="float">
            <text:p>0.06</text:p>
          </table:table-cell>
          <table:table-cell office:value-type="float" office:value="96416" calcext:value-type="float">
            <text:p>96416</text:p>
          </table:table-cell>
          <table:table-cell office:value-type="float" office:value="5426632" calcext:value-type="float">
            <text:p>5426632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288" calcext:value-type="float">
            <text:p>8288</text:p>
          </table:table-cell>
          <table:table-cell office:value-type="float" office:value="5426632" calcext:value-type="float">
            <text:p>5426632</text:p>
          </table:table-cell>
          <table:table-cell table:formula="of:=[.E328]-[.I328]" office:value-type="float" office:value="0" calcext:value-type="float">
            <text:p>0</text:p>
          </table:table-cell>
          <table:table-cell table:formula="of:=[.F328]&lt;[.B328]" office:value-type="boolean" office:boolean-value="true" calcext:value-type="boolean">
            <text:p>TRUE</text:p>
          </table:table-cell>
          <table:table-cell table:formula="of:=[.F328]&lt;2*[.B3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20000-5-s110877071c5748492.ukp</text:p>
          </table:table-cell>
          <table:table-cell office:value-type="float" office:value="0.0160344" calcext:value-type="float">
            <text:p>0.0160344</text:p>
          </table:table-cell>
          <table:table-cell office:value-type="float" office:value="0.06" calcext:value-type="float">
            <text:p>0.06</text:p>
          </table:table-cell>
          <table:table-cell office:value-type="float" office:value="101116" calcext:value-type="float">
            <text:p>101116</text:p>
          </table:table-cell>
          <table:table-cell office:value-type="float" office:value="5748492" calcext:value-type="float">
            <text:p>5748492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076" calcext:value-type="float">
            <text:p>8076</text:p>
          </table:table-cell>
          <table:table-cell office:value-type="float" office:value="5748492" calcext:value-type="float">
            <text:p>5748492</text:p>
          </table:table-cell>
          <table:table-cell table:formula="of:=[.E329]-[.I329]" office:value-type="float" office:value="0" calcext:value-type="float">
            <text:p>0</text:p>
          </table:table-cell>
          <table:table-cell table:formula="of:=[.F329]&lt;[.B329]" office:value-type="boolean" office:boolean-value="true" calcext:value-type="boolean">
            <text:p>TRUE</text:p>
          </table:table-cell>
          <table:table-cell table:formula="of:=[.F329]&lt;2*[.B3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20000-6-s227708629c8761664.ukp</text:p>
          </table:table-cell>
          <table:table-cell office:value-type="float" office:value="0.022034" calcext:value-type="float">
            <text:p>0.022034</text:p>
          </table:table-cell>
          <table:table-cell office:value-type="float" office:value="0.07" calcext:value-type="float">
            <text:p>0.07</text:p>
          </table:table-cell>
          <table:table-cell office:value-type="float" office:value="148368" calcext:value-type="float">
            <text:p>148368</text:p>
          </table:table-cell>
          <table:table-cell office:value-type="float" office:value="8761664" calcext:value-type="float">
            <text:p>8761664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456" calcext:value-type="float">
            <text:p>8456</text:p>
          </table:table-cell>
          <table:table-cell office:value-type="float" office:value="8761664" calcext:value-type="float">
            <text:p>8761664</text:p>
          </table:table-cell>
          <table:table-cell table:formula="of:=[.E330]-[.I330]" office:value-type="float" office:value="0" calcext:value-type="float">
            <text:p>0</text:p>
          </table:table-cell>
          <table:table-cell table:formula="of:=[.F330]&lt;[.B330]" office:value-type="boolean" office:boolean-value="true" calcext:value-type="boolean">
            <text:p>TRUE</text:p>
          </table:table-cell>
          <table:table-cell table:formula="of:=[.F330]&lt;2*[.B3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20000-7-s177710744c7661029.ukp</text:p>
          </table:table-cell>
          <table:table-cell office:value-type="float" office:value="0.0198375" calcext:value-type="float">
            <text:p>0.0198375</text:p>
          </table:table-cell>
          <table:table-cell office:value-type="float" office:value="0.07" calcext:value-type="float">
            <text:p>0.07</text:p>
          </table:table-cell>
          <table:table-cell office:value-type="float" office:value="131272" calcext:value-type="float">
            <text:p>131272</text:p>
          </table:table-cell>
          <table:table-cell office:value-type="float" office:value="7661029" calcext:value-type="float">
            <text:p>766102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096" calcext:value-type="float">
            <text:p>8096</text:p>
          </table:table-cell>
          <table:table-cell office:value-type="float" office:value="7661029" calcext:value-type="float">
            <text:p>7661029</text:p>
          </table:table-cell>
          <table:table-cell table:formula="of:=[.E331]-[.I331]" office:value-type="float" office:value="0" calcext:value-type="float">
            <text:p>0</text:p>
          </table:table-cell>
          <table:table-cell table:formula="of:=[.F331]&lt;[.B331]" office:value-type="boolean" office:boolean-value="true" calcext:value-type="boolean">
            <text:p>TRUE</text:p>
          </table:table-cell>
          <table:table-cell table:formula="of:=[.F331]&lt;2*[.B33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20000-8-s991580855c8888252.ukp</text:p>
          </table:table-cell>
          <table:table-cell office:value-type="float" office:value="0.0222028" calcext:value-type="float">
            <text:p>0.0222028</text:p>
          </table:table-cell>
          <table:table-cell office:value-type="float" office:value="0.07" calcext:value-type="float">
            <text:p>0.07</text:p>
          </table:table-cell>
          <table:table-cell office:value-type="float" office:value="150236" calcext:value-type="float">
            <text:p>150236</text:p>
          </table:table-cell>
          <table:table-cell office:value-type="float" office:value="8888252" calcext:value-type="float">
            <text:p>8888252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088" calcext:value-type="float">
            <text:p>8088</text:p>
          </table:table-cell>
          <table:table-cell office:value-type="float" office:value="8888252" calcext:value-type="float">
            <text:p>8888252</text:p>
          </table:table-cell>
          <table:table-cell table:formula="of:=[.E332]-[.I332]" office:value-type="float" office:value="0" calcext:value-type="float">
            <text:p>0</text:p>
          </table:table-cell>
          <table:table-cell table:formula="of:=[.F332]&lt;[.B332]" office:value-type="boolean" office:boolean-value="true" calcext:value-type="boolean">
            <text:p>TRUE</text:p>
          </table:table-cell>
          <table:table-cell table:formula="of:=[.F332]&lt;2*[.B3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20000-9-s126456688c6706086.ukp</text:p>
          </table:table-cell>
          <table:table-cell office:value-type="float" office:value="0.0174887" calcext:value-type="float">
            <text:p>0.0174887</text:p>
          </table:table-cell>
          <table:table-cell office:value-type="float" office:value="0.06" calcext:value-type="float">
            <text:p>0.06</text:p>
          </table:table-cell>
          <table:table-cell office:value-type="float" office:value="116300" calcext:value-type="float">
            <text:p>116300</text:p>
          </table:table-cell>
          <table:table-cell office:value-type="float" office:value="6706086" calcext:value-type="float">
            <text:p>670608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584" calcext:value-type="float">
            <text:p>8584</text:p>
          </table:table-cell>
          <table:table-cell office:value-type="float" office:value="6706086" calcext:value-type="float">
            <text:p>6706086</text:p>
          </table:table-cell>
          <table:table-cell table:formula="of:=[.E333]-[.I333]" office:value-type="float" office:value="0" calcext:value-type="float">
            <text:p>0</text:p>
          </table:table-cell>
          <table:table-cell table:formula="of:=[.F333]&lt;[.B333]" office:value-type="boolean" office:boolean-value="true" calcext:value-type="boolean">
            <text:p>TRUE</text:p>
          </table:table-cell>
          <table:table-cell table:formula="of:=[.F333]&lt;2*[.B3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20000-2-s528806317c5356067.ukp</text:p>
          </table:table-cell>
          <table:table-cell office:value-type="float" office:value="0.0280828" calcext:value-type="float">
            <text:p>0.0280828</text:p>
          </table:table-cell>
          <table:table-cell office:value-type="float" office:value="0.07" calcext:value-type="float">
            <text:p>0.07</text:p>
          </table:table-cell>
          <table:table-cell office:value-type="float" office:value="94324" calcext:value-type="float">
            <text:p>94324</text:p>
          </table:table-cell>
          <table:table-cell office:value-type="float" office:value="5356067" calcext:value-type="float">
            <text:p>5356067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836" calcext:value-type="float">
            <text:p>7836</text:p>
          </table:table-cell>
          <table:table-cell office:value-type="float" office:value="5356067" calcext:value-type="float">
            <text:p>5356067</text:p>
          </table:table-cell>
          <table:table-cell table:formula="of:=[.E334]-[.I334]" office:value-type="float" office:value="0" calcext:value-type="float">
            <text:p>0</text:p>
          </table:table-cell>
          <table:table-cell table:formula="of:=[.F334]&lt;[.B334]" office:value-type="boolean" office:boolean-value="true" calcext:value-type="boolean">
            <text:p>TRUE</text:p>
          </table:table-cell>
          <table:table-cell table:formula="of:=[.F334]&lt;2*[.B3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20000-7-s177710744c8106583.ukp</text:p>
          </table:table-cell>
          <table:table-cell office:value-type="float" office:value="0.0332052" calcext:value-type="float">
            <text:p>0.0332052</text:p>
          </table:table-cell>
          <table:table-cell office:value-type="float" office:value="0.08" calcext:value-type="float">
            <text:p>0.08</text:p>
          </table:table-cell>
          <table:table-cell office:value-type="float" office:value="137212" calcext:value-type="float">
            <text:p>137212</text:p>
          </table:table-cell>
          <table:table-cell office:value-type="float" office:value="8106583" calcext:value-type="float">
            <text:p>810658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724" calcext:value-type="float">
            <text:p>7724</text:p>
          </table:table-cell>
          <table:table-cell office:value-type="float" office:value="8106583" calcext:value-type="float">
            <text:p>8106583</text:p>
          </table:table-cell>
          <table:table-cell table:formula="of:=[.E335]-[.I335]" office:value-type="float" office:value="0" calcext:value-type="float">
            <text:p>0</text:p>
          </table:table-cell>
          <table:table-cell table:formula="of:=[.F335]&lt;[.B335]" office:value-type="boolean" office:boolean-value="true" calcext:value-type="boolean">
            <text:p>TRUE</text:p>
          </table:table-cell>
          <table:table-cell table:formula="of:=[.F335]&lt;2*[.B3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-1-s843367405c9977503.ukp</text:p>
          </table:table-cell>
          <table:table-cell office:value-type="float" office:value="0.0277202" calcext:value-type="float">
            <text:p>0.0277202</text:p>
          </table:table-cell>
          <table:table-cell office:value-type="float" office:value="0.05" calcext:value-type="float">
            <text:p>0.05</text:p>
          </table:table-cell>
          <table:table-cell office:value-type="float" office:value="175072" calcext:value-type="float">
            <text:p>175072</text:p>
          </table:table-cell>
          <table:table-cell office:value-type="float" office:value="9977503" calcext:value-type="float">
            <text:p>997750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7668" calcext:value-type="float">
            <text:p>7668</text:p>
          </table:table-cell>
          <table:table-cell office:value-type="float" office:value="9977503" calcext:value-type="float">
            <text:p>9977503</text:p>
          </table:table-cell>
          <table:table-cell table:formula="of:=[.E336]-[.I336]" office:value-type="float" office:value="0" calcext:value-type="float">
            <text:p>0</text:p>
          </table:table-cell>
          <table:table-cell table:formula="of:=[.F336]&lt;[.B336]" office:value-type="boolean" office:boolean-value="true" calcext:value-type="boolean">
            <text:p>TRUE</text:p>
          </table:table-cell>
          <table:table-cell table:formula="of:=[.F336]&lt;2*[.B3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20000-5-s110877071c9599783.ukp</text:p>
          </table:table-cell>
          <table:table-cell office:value-type="float" office:value="0.0272649" calcext:value-type="float">
            <text:p>0.0272649</text:p>
          </table:table-cell>
          <table:table-cell office:value-type="float" office:value="0.07" calcext:value-type="float">
            <text:p>0.07</text:p>
          </table:table-cell>
          <table:table-cell office:value-type="float" office:value="169044" calcext:value-type="float">
            <text:p>169044</text:p>
          </table:table-cell>
          <table:table-cell office:value-type="float" office:value="9599783" calcext:value-type="float">
            <text:p>959978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944" calcext:value-type="float">
            <text:p>7944</text:p>
          </table:table-cell>
          <table:table-cell office:value-type="float" office:value="9599783" calcext:value-type="float">
            <text:p>9599783</text:p>
          </table:table-cell>
          <table:table-cell table:formula="of:=[.E337]-[.I337]" office:value-type="float" office:value="0" calcext:value-type="float">
            <text:p>0</text:p>
          </table:table-cell>
          <table:table-cell table:formula="of:=[.F337]&lt;[.B337]" office:value-type="boolean" office:boolean-value="true" calcext:value-type="boolean">
            <text:p>TRUE</text:p>
          </table:table-cell>
          <table:table-cell table:formula="of:=[.F337]&lt;2*[.B33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20000-6-s227708629c8115981.ukp</text:p>
          </table:table-cell>
          <table:table-cell office:value-type="float" office:value="0.0245665" calcext:value-type="float">
            <text:p>0.0245665</text:p>
          </table:table-cell>
          <table:table-cell office:value-type="float" office:value="0.07" calcext:value-type="float">
            <text:p>0.07</text:p>
          </table:table-cell>
          <table:table-cell office:value-type="float" office:value="146012" calcext:value-type="float">
            <text:p>146012</text:p>
          </table:table-cell>
          <table:table-cell office:value-type="float" office:value="8115981" calcext:value-type="float">
            <text:p>8115981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648" calcext:value-type="float">
            <text:p>7648</text:p>
          </table:table-cell>
          <table:table-cell office:value-type="float" office:value="8115981" calcext:value-type="float">
            <text:p>8115981</text:p>
          </table:table-cell>
          <table:table-cell table:formula="of:=[.E338]-[.I338]" office:value-type="float" office:value="0" calcext:value-type="float">
            <text:p>0</text:p>
          </table:table-cell>
          <table:table-cell table:formula="of:=[.F338]&lt;[.B338]" office:value-type="boolean" office:boolean-value="true" calcext:value-type="boolean">
            <text:p>TRUE</text:p>
          </table:table-cell>
          <table:table-cell table:formula="of:=[.F338]&lt;2*[.B3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20000-7-s177710744c8602115.ukp</text:p>
          </table:table-cell>
          <table:table-cell office:value-type="float" office:value="0.0255224" calcext:value-type="float">
            <text:p>0.0255224</text:p>
          </table:table-cell>
          <table:table-cell office:value-type="float" office:value="0.07" calcext:value-type="float">
            <text:p>0.07</text:p>
          </table:table-cell>
          <table:table-cell office:value-type="float" office:value="153584" calcext:value-type="float">
            <text:p>153584</text:p>
          </table:table-cell>
          <table:table-cell office:value-type="float" office:value="8602115" calcext:value-type="float">
            <text:p>8602115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9116" calcext:value-type="float">
            <text:p>9116</text:p>
          </table:table-cell>
          <table:table-cell office:value-type="float" office:value="8602115" calcext:value-type="float">
            <text:p>8602115</text:p>
          </table:table-cell>
          <table:table-cell table:formula="of:=[.E339]-[.I339]" office:value-type="float" office:value="0" calcext:value-type="float">
            <text:p>0</text:p>
          </table:table-cell>
          <table:table-cell table:formula="of:=[.F339]&lt;[.B339]" office:value-type="boolean" office:boolean-value="true" calcext:value-type="boolean">
            <text:p>TRUE</text:p>
          </table:table-cell>
          <table:table-cell table:formula="of:=[.F339]&lt;2*[.B3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20000-8-s991580855c8064086.ukp</text:p>
          </table:table-cell>
          <table:table-cell office:value-type="float" office:value="0.0266761" calcext:value-type="float">
            <text:p>0.0266761</text:p>
          </table:table-cell>
          <table:table-cell office:value-type="float" office:value="0.07" calcext:value-type="float">
            <text:p>0.07</text:p>
          </table:table-cell>
          <table:table-cell office:value-type="float" office:value="145092" calcext:value-type="float">
            <text:p>145092</text:p>
          </table:table-cell>
          <table:table-cell office:value-type="float" office:value="8064086" calcext:value-type="float">
            <text:p>806408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160" calcext:value-type="float">
            <text:p>8160</text:p>
          </table:table-cell>
          <table:table-cell office:value-type="float" office:value="8064086" calcext:value-type="float">
            <text:p>8064086</text:p>
          </table:table-cell>
          <table:table-cell table:formula="of:=[.E340]-[.I340]" office:value-type="float" office:value="0" calcext:value-type="float">
            <text:p>0</text:p>
          </table:table-cell>
          <table:table-cell table:formula="of:=[.F340]&lt;[.B340]" office:value-type="boolean" office:boolean-value="true" calcext:value-type="boolean">
            <text:p>TRUE</text:p>
          </table:table-cell>
          <table:table-cell table:formula="of:=[.F340]&lt;2*[.B3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20000-1-s843367405c9091579.ukp</text:p>
          </table:table-cell>
          <table:table-cell office:value-type="float" office:value="0.0232337" calcext:value-type="float">
            <text:p>0.0232337</text:p>
          </table:table-cell>
          <table:table-cell office:value-type="float" office:value="0.07" calcext:value-type="float">
            <text:p>0.07</text:p>
          </table:table-cell>
          <table:table-cell office:value-type="float" office:value="153468" calcext:value-type="float">
            <text:p>153468</text:p>
          </table:table-cell>
          <table:table-cell office:value-type="float" office:value="9091579" calcext:value-type="float">
            <text:p>909157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508" calcext:value-type="float">
            <text:p>8508</text:p>
          </table:table-cell>
          <table:table-cell office:value-type="float" office:value="9091579" calcext:value-type="float">
            <text:p>9091579</text:p>
          </table:table-cell>
          <table:table-cell table:formula="of:=[.E341]-[.I341]" office:value-type="float" office:value="0" calcext:value-type="float">
            <text:p>0</text:p>
          </table:table-cell>
          <table:table-cell table:formula="of:=[.F341]&lt;[.B341]" office:value-type="boolean" office:boolean-value="true" calcext:value-type="boolean">
            <text:p>TRUE</text:p>
          </table:table-cell>
          <table:table-cell table:formula="of:=[.F341]&lt;2*[.B3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20000-4-s721215008c8466040.ukp</text:p>
          </table:table-cell>
          <table:table-cell office:value-type="float" office:value="0.02258" calcext:value-type="float">
            <text:p>0.02258</text:p>
          </table:table-cell>
          <table:table-cell office:value-type="float" office:value="0.08" calcext:value-type="float">
            <text:p>0.08</text:p>
          </table:table-cell>
          <table:table-cell office:value-type="float" office:value="143516" calcext:value-type="float">
            <text:p>143516</text:p>
          </table:table-cell>
          <table:table-cell office:value-type="float" office:value="8466040" calcext:value-type="float">
            <text:p>846604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036" calcext:value-type="float">
            <text:p>8036</text:p>
          </table:table-cell>
          <table:table-cell office:value-type="float" office:value="8466040" calcext:value-type="float">
            <text:p>8466040</text:p>
          </table:table-cell>
          <table:table-cell table:formula="of:=[.E342]-[.I342]" office:value-type="float" office:value="0" calcext:value-type="float">
            <text:p>0</text:p>
          </table:table-cell>
          <table:table-cell table:formula="of:=[.F342]&lt;[.B342]" office:value-type="boolean" office:boolean-value="true" calcext:value-type="boolean">
            <text:p>TRUE</text:p>
          </table:table-cell>
          <table:table-cell table:formula="of:=[.F342]&lt;2*[.B3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20000-8-s991580855c6794358.ukp</text:p>
          </table:table-cell>
          <table:table-cell office:value-type="float" office:value="0.018922" calcext:value-type="float">
            <text:p>0.018922</text:p>
          </table:table-cell>
          <table:table-cell office:value-type="float" office:value="0.07" calcext:value-type="float">
            <text:p>0.07</text:p>
          </table:table-cell>
          <table:table-cell office:value-type="float" office:value="117504" calcext:value-type="float">
            <text:p>117504</text:p>
          </table:table-cell>
          <table:table-cell office:value-type="float" office:value="6794358" calcext:value-type="float">
            <text:p>6794358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988" calcext:value-type="float">
            <text:p>8988</text:p>
          </table:table-cell>
          <table:table-cell office:value-type="float" office:value="6794358" calcext:value-type="float">
            <text:p>6794358</text:p>
          </table:table-cell>
          <table:table-cell table:formula="of:=[.E343]-[.I343]" office:value-type="float" office:value="0" calcext:value-type="float">
            <text:p>0</text:p>
          </table:table-cell>
          <table:table-cell table:formula="of:=[.F343]&lt;[.B343]" office:value-type="boolean" office:boolean-value="true" calcext:value-type="boolean">
            <text:p>TRUE</text:p>
          </table:table-cell>
          <table:table-cell table:formula="of:=[.F343]&lt;2*[.B34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20000-9-s126456688c5750768.ukp</text:p>
          </table:table-cell>
          <table:table-cell office:value-type="float" office:value="0.0165485" calcext:value-type="float">
            <text:p>0.0165485</text:p>
          </table:table-cell>
          <table:table-cell office:value-type="float" office:value="0.06" calcext:value-type="float">
            <text:p>0.06</text:p>
          </table:table-cell>
          <table:table-cell office:value-type="float" office:value="101532" calcext:value-type="float">
            <text:p>101532</text:p>
          </table:table-cell>
          <table:table-cell office:value-type="float" office:value="5750768" calcext:value-type="float">
            <text:p>5750768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652" calcext:value-type="float">
            <text:p>7652</text:p>
          </table:table-cell>
          <table:table-cell office:value-type="float" office:value="5750768" calcext:value-type="float">
            <text:p>5750768</text:p>
          </table:table-cell>
          <table:table-cell table:formula="of:=[.E344]-[.I344]" office:value-type="float" office:value="0" calcext:value-type="float">
            <text:p>0</text:p>
          </table:table-cell>
          <table:table-cell table:formula="of:=[.F344]&lt;[.B344]" office:value-type="boolean" office:boolean-value="true" calcext:value-type="boolean">
            <text:p>TRUE</text:p>
          </table:table-cell>
          <table:table-cell table:formula="of:=[.F344]&lt;2*[.B3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10000-2-s528806317c9869067.ukp</text:p>
          </table:table-cell>
          <table:table-cell office:value-type="float" office:value="0.0430868" calcext:value-type="float">
            <text:p>0.0430868</text:p>
          </table:table-cell>
          <table:table-cell office:value-type="float" office:value="0.08" calcext:value-type="float">
            <text:p>0.08</text:p>
          </table:table-cell>
          <table:table-cell office:value-type="float" office:value="171604" calcext:value-type="float">
            <text:p>171604</text:p>
          </table:table-cell>
          <table:table-cell office:value-type="float" office:value="9869067" calcext:value-type="float">
            <text:p>986906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9869067" calcext:value-type="float">
            <text:p>9869067</text:p>
          </table:table-cell>
          <table:table-cell table:formula="of:=[.E345]-[.I345]" office:value-type="float" office:value="0" calcext:value-type="float">
            <text:p>0</text:p>
          </table:table-cell>
          <table:table-cell table:formula="of:=[.F345]&lt;[.B345]" office:value-type="boolean" office:boolean-value="true" calcext:value-type="boolean">
            <text:p>TRUE</text:p>
          </table:table-cell>
          <table:table-cell table:formula="of:=[.F345]&lt;2*[.B3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10000-4-s721215008c7695402.ukp</text:p>
          </table:table-cell>
          <table:table-cell office:value-type="float" office:value="0.0416675" calcext:value-type="float">
            <text:p>0.0416675</text:p>
          </table:table-cell>
          <table:table-cell office:value-type="float" office:value="0.08" calcext:value-type="float">
            <text:p>0.08</text:p>
          </table:table-cell>
          <table:table-cell office:value-type="float" office:value="130156" calcext:value-type="float">
            <text:p>130156</text:p>
          </table:table-cell>
          <table:table-cell office:value-type="float" office:value="7695402" calcext:value-type="float">
            <text:p>769540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52" calcext:value-type="float">
            <text:p>6352</text:p>
          </table:table-cell>
          <table:table-cell office:value-type="float" office:value="7695402" calcext:value-type="float">
            <text:p>7695402</text:p>
          </table:table-cell>
          <table:table-cell table:formula="of:=[.E346]-[.I346]" office:value-type="float" office:value="0" calcext:value-type="float">
            <text:p>0</text:p>
          </table:table-cell>
          <table:table-cell table:formula="of:=[.F346]&lt;[.B346]" office:value-type="boolean" office:boolean-value="true" calcext:value-type="boolean">
            <text:p>TRUE</text:p>
          </table:table-cell>
          <table:table-cell table:formula="of:=[.F346]&lt;2*[.B34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-0-s827183242c6088006.ukp</text:p>
          </table:table-cell>
          <table:table-cell office:value-type="float" office:value="0.0198801" calcext:value-type="float">
            <text:p>0.0198801</text:p>
          </table:table-cell>
          <table:table-cell office:value-type="float" office:value="0.05" calcext:value-type="float">
            <text:p>0.05</text:p>
          </table:table-cell>
          <table:table-cell office:value-type="float" office:value="114136" calcext:value-type="float">
            <text:p>114136</text:p>
          </table:table-cell>
          <table:table-cell office:value-type="float" office:value="6088006" calcext:value-type="float">
            <text:p>608800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528" calcext:value-type="float">
            <text:p>7528</text:p>
          </table:table-cell>
          <table:table-cell office:value-type="float" office:value="6088006" calcext:value-type="float">
            <text:p>6088006</text:p>
          </table:table-cell>
          <table:table-cell table:formula="of:=[.E347]-[.I347]" office:value-type="float" office:value="0" calcext:value-type="float">
            <text:p>0</text:p>
          </table:table-cell>
          <table:table-cell table:formula="of:=[.F347]&lt;[.B347]" office:value-type="boolean" office:boolean-value="true" calcext:value-type="boolean">
            <text:p>TRUE</text:p>
          </table:table-cell>
          <table:table-cell table:formula="of:=[.F347]&lt;2*[.B3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-1-s843367405c5143215.ukp</text:p>
          </table:table-cell>
          <table:table-cell office:value-type="float" office:value="0.0190188" calcext:value-type="float">
            <text:p>0.0190188</text:p>
          </table:table-cell>
          <table:table-cell office:value-type="float" office:value="0.05" calcext:value-type="float">
            <text:p>0.05</text:p>
          </table:table-cell>
          <table:table-cell office:value-type="float" office:value="99396" calcext:value-type="float">
            <text:p>99396</text:p>
          </table:table-cell>
          <table:table-cell office:value-type="float" office:value="5143215" calcext:value-type="float">
            <text:p>514321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416" calcext:value-type="float">
            <text:p>8416</text:p>
          </table:table-cell>
          <table:table-cell office:value-type="float" office:value="5143215" calcext:value-type="float">
            <text:p>5143215</text:p>
          </table:table-cell>
          <table:table-cell table:formula="of:=[.E348]-[.I348]" office:value-type="float" office:value="0" calcext:value-type="float">
            <text:p>0</text:p>
          </table:table-cell>
          <table:table-cell table:formula="of:=[.F348]&lt;[.B348]" office:value-type="boolean" office:boolean-value="true" calcext:value-type="boolean">
            <text:p>TRUE</text:p>
          </table:table-cell>
          <table:table-cell table:formula="of:=[.F348]&lt;2*[.B3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-3-s780179313c9414924.ukp</text:p>
          </table:table-cell>
          <table:table-cell office:value-type="float" office:value="0.0262522" calcext:value-type="float">
            <text:p>0.0262522</text:p>
          </table:table-cell>
          <table:table-cell office:value-type="float" office:value="0.05" calcext:value-type="float">
            <text:p>0.05</text:p>
          </table:table-cell>
          <table:table-cell office:value-type="float" office:value="166148" calcext:value-type="float">
            <text:p>166148</text:p>
          </table:table-cell>
          <table:table-cell office:value-type="float" office:value="9414924" calcext:value-type="float">
            <text:p>941492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340" calcext:value-type="float">
            <text:p>8340</text:p>
          </table:table-cell>
          <table:table-cell office:value-type="float" office:value="9414924" calcext:value-type="float">
            <text:p>9414924</text:p>
          </table:table-cell>
          <table:table-cell table:formula="of:=[.E349]-[.I349]" office:value-type="float" office:value="0" calcext:value-type="float">
            <text:p>0</text:p>
          </table:table-cell>
          <table:table-cell table:formula="of:=[.F349]&lt;[.B349]" office:value-type="boolean" office:boolean-value="true" calcext:value-type="boolean">
            <text:p>TRUE</text:p>
          </table:table-cell>
          <table:table-cell table:formula="of:=[.F349]&lt;2*[.B3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-4-s721215008c5934995.ukp</text:p>
          </table:table-cell>
          <table:table-cell office:value-type="float" office:value="0.019481" calcext:value-type="float">
            <text:p>0.019481</text:p>
          </table:table-cell>
          <table:table-cell office:value-type="float" office:value="0.04" calcext:value-type="float">
            <text:p>0.04</text:p>
          </table:table-cell>
          <table:table-cell office:value-type="float" office:value="111656" calcext:value-type="float">
            <text:p>111656</text:p>
          </table:table-cell>
          <table:table-cell office:value-type="float" office:value="5934995" calcext:value-type="float">
            <text:p>593499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0" calcext:value-type="float">
            <text:p>6360</text:p>
          </table:table-cell>
          <table:table-cell office:value-type="float" office:value="5934995" calcext:value-type="float">
            <text:p>5934995</text:p>
          </table:table-cell>
          <table:table-cell table:formula="of:=[.E350]-[.I350]" office:value-type="float" office:value="0" calcext:value-type="float">
            <text:p>0</text:p>
          </table:table-cell>
          <table:table-cell table:formula="of:=[.F350]&lt;[.B350]" office:value-type="boolean" office:boolean-value="true" calcext:value-type="boolean">
            <text:p>TRUE</text:p>
          </table:table-cell>
          <table:table-cell table:formula="of:=[.F350]&lt;2*[.B3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-6-s227708629c8354146.ukp</text:p>
          </table:table-cell>
          <table:table-cell office:value-type="float" office:value="0.0246233" calcext:value-type="float">
            <text:p>0.0246233</text:p>
          </table:table-cell>
          <table:table-cell office:value-type="float" office:value="0.05" calcext:value-type="float">
            <text:p>0.05</text:p>
          </table:table-cell>
          <table:table-cell office:value-type="float" office:value="149524" calcext:value-type="float">
            <text:p>149524</text:p>
          </table:table-cell>
          <table:table-cell office:value-type="float" office:value="8354146" calcext:value-type="float">
            <text:p>835414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80" calcext:value-type="float">
            <text:p>6380</text:p>
          </table:table-cell>
          <table:table-cell office:value-type="float" office:value="8354146" calcext:value-type="float">
            <text:p>8354146</text:p>
          </table:table-cell>
          <table:table-cell table:formula="of:=[.E351]-[.I351]" office:value-type="float" office:value="0" calcext:value-type="float">
            <text:p>0</text:p>
          </table:table-cell>
          <table:table-cell table:formula="of:=[.F351]&lt;[.B351]" office:value-type="boolean" office:boolean-value="true" calcext:value-type="boolean">
            <text:p>TRUE</text:p>
          </table:table-cell>
          <table:table-cell table:formula="of:=[.F351]&lt;2*[.B35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-7-s177710744c9761690.ukp</text:p>
          </table:table-cell>
          <table:table-cell office:value-type="float" office:value="0.0273641" calcext:value-type="float">
            <text:p>0.0273641</text:p>
          </table:table-cell>
          <table:table-cell office:value-type="float" office:value="0.06" calcext:value-type="float">
            <text:p>0.06</text:p>
          </table:table-cell>
          <table:table-cell office:value-type="float" office:value="171480" calcext:value-type="float">
            <text:p>171480</text:p>
          </table:table-cell>
          <table:table-cell office:value-type="float" office:value="9761690" calcext:value-type="float">
            <text:p>976169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52" calcext:value-type="float">
            <text:p>6352</text:p>
          </table:table-cell>
          <table:table-cell office:value-type="float" office:value="9761690" calcext:value-type="float">
            <text:p>9761690</text:p>
          </table:table-cell>
          <table:table-cell table:formula="of:=[.E352]-[.I352]" office:value-type="float" office:value="0" calcext:value-type="float">
            <text:p>0</text:p>
          </table:table-cell>
          <table:table-cell table:formula="of:=[.F352]&lt;[.B352]" office:value-type="boolean" office:boolean-value="true" calcext:value-type="boolean">
            <text:p>TRUE</text:p>
          </table:table-cell>
          <table:table-cell table:formula="of:=[.F352]&lt;2*[.B3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-8-s991580855c9910764.ukp</text:p>
          </table:table-cell>
          <table:table-cell office:value-type="float" office:value="0.0275352" calcext:value-type="float">
            <text:p>0.0275352</text:p>
          </table:table-cell>
          <table:table-cell office:value-type="float" office:value="0.05" calcext:value-type="float">
            <text:p>0.05</text:p>
          </table:table-cell>
          <table:table-cell office:value-type="float" office:value="173708" calcext:value-type="float">
            <text:p>173708</text:p>
          </table:table-cell>
          <table:table-cell office:value-type="float" office:value="9910764" calcext:value-type="float">
            <text:p>991076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68" calcext:value-type="float">
            <text:p>7968</text:p>
          </table:table-cell>
          <table:table-cell office:value-type="float" office:value="9910764" calcext:value-type="float">
            <text:p>9910764</text:p>
          </table:table-cell>
          <table:table-cell table:formula="of:=[.E353]-[.I353]" office:value-type="float" office:value="0" calcext:value-type="float">
            <text:p>0</text:p>
          </table:table-cell>
          <table:table-cell table:formula="of:=[.F353]&lt;[.B353]" office:value-type="boolean" office:boolean-value="true" calcext:value-type="boolean">
            <text:p>TRUE</text:p>
          </table:table-cell>
          <table:table-cell table:formula="of:=[.F353]&lt;2*[.B3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-0-s827183242c8822301.ukp</text:p>
          </table:table-cell>
          <table:table-cell office:value-type="float" office:value="0.0223422" calcext:value-type="float">
            <text:p>0.0223422</text:p>
          </table:table-cell>
          <table:table-cell office:value-type="float" office:value="0.06" calcext:value-type="float">
            <text:p>0.06</text:p>
          </table:table-cell>
          <table:table-cell office:value-type="float" office:value="149028" calcext:value-type="float">
            <text:p>149028</text:p>
          </table:table-cell>
          <table:table-cell office:value-type="float" office:value="8822301" calcext:value-type="float">
            <text:p>882230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704" calcext:value-type="float">
            <text:p>7704</text:p>
          </table:table-cell>
          <table:table-cell office:value-type="float" office:value="8822301" calcext:value-type="float">
            <text:p>8822301</text:p>
          </table:table-cell>
          <table:table-cell table:formula="of:=[.E354]-[.I354]" office:value-type="float" office:value="0" calcext:value-type="float">
            <text:p>0</text:p>
          </table:table-cell>
          <table:table-cell table:formula="of:=[.F354]&lt;[.B354]" office:value-type="boolean" office:boolean-value="true" calcext:value-type="boolean">
            <text:p>TRUE</text:p>
          </table:table-cell>
          <table:table-cell table:formula="of:=[.F354]&lt;2*[.B3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-2-s528806317c8591328.ukp</text:p>
          </table:table-cell>
          <table:table-cell office:value-type="float" office:value="0.0222537" calcext:value-type="float">
            <text:p>0.0222537</text:p>
          </table:table-cell>
          <table:table-cell office:value-type="float" office:value="0.05" calcext:value-type="float">
            <text:p>0.05</text:p>
          </table:table-cell>
          <table:table-cell office:value-type="float" office:value="145448" calcext:value-type="float">
            <text:p>145448</text:p>
          </table:table-cell>
          <table:table-cell office:value-type="float" office:value="8591328" calcext:value-type="float">
            <text:p>859132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0" calcext:value-type="float">
            <text:p>6360</text:p>
          </table:table-cell>
          <table:table-cell office:value-type="float" office:value="8591328" calcext:value-type="float">
            <text:p>8591328</text:p>
          </table:table-cell>
          <table:table-cell table:formula="of:=[.E355]-[.I355]" office:value-type="float" office:value="0" calcext:value-type="float">
            <text:p>0</text:p>
          </table:table-cell>
          <table:table-cell table:formula="of:=[.F355]&lt;[.B355]" office:value-type="boolean" office:boolean-value="true" calcext:value-type="boolean">
            <text:p>TRUE</text:p>
          </table:table-cell>
          <table:table-cell table:formula="of:=[.F355]&lt;2*[.B3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-3-s780179313c6302070.ukp</text:p>
          </table:table-cell>
          <table:table-cell office:value-type="float" office:value="0.0178406" calcext:value-type="float">
            <text:p>0.0178406</text:p>
          </table:table-cell>
          <table:table-cell office:value-type="float" office:value="0.04" calcext:value-type="float">
            <text:p>0.04</text:p>
          </table:table-cell>
          <table:table-cell office:value-type="float" office:value="109488" calcext:value-type="float">
            <text:p>109488</text:p>
          </table:table-cell>
          <table:table-cell office:value-type="float" office:value="6302070" calcext:value-type="float">
            <text:p>630207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48" calcext:value-type="float">
            <text:p>6348</text:p>
          </table:table-cell>
          <table:table-cell office:value-type="float" office:value="6302070" calcext:value-type="float">
            <text:p>6302070</text:p>
          </table:table-cell>
          <table:table-cell table:formula="of:=[.E356]-[.I356]" office:value-type="float" office:value="0" calcext:value-type="float">
            <text:p>0</text:p>
          </table:table-cell>
          <table:table-cell table:formula="of:=[.F356]&lt;[.B356]" office:value-type="boolean" office:boolean-value="true" calcext:value-type="boolean">
            <text:p>TRUE</text:p>
          </table:table-cell>
          <table:table-cell table:formula="of:=[.F356]&lt;2*[.B3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-4-s721215008c7850767.ukp</text:p>
          </table:table-cell>
          <table:table-cell office:value-type="float" office:value="0.0204005" calcext:value-type="float">
            <text:p>0.0204005</text:p>
          </table:table-cell>
          <table:table-cell office:value-type="float" office:value="0.04" calcext:value-type="float">
            <text:p>0.04</text:p>
          </table:table-cell>
          <table:table-cell office:value-type="float" office:value="133792" calcext:value-type="float">
            <text:p>133792</text:p>
          </table:table-cell>
          <table:table-cell office:value-type="float" office:value="7850767" calcext:value-type="float">
            <text:p>785076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140" calcext:value-type="float">
            <text:p>8140</text:p>
          </table:table-cell>
          <table:table-cell office:value-type="float" office:value="7850767" calcext:value-type="float">
            <text:p>7850767</text:p>
          </table:table-cell>
          <table:table-cell table:formula="of:=[.E357]-[.I357]" office:value-type="float" office:value="0" calcext:value-type="float">
            <text:p>0</text:p>
          </table:table-cell>
          <table:table-cell table:formula="of:=[.F357]&lt;[.B357]" office:value-type="boolean" office:boolean-value="true" calcext:value-type="boolean">
            <text:p>TRUE</text:p>
          </table:table-cell>
          <table:table-cell table:formula="of:=[.F357]&lt;2*[.B35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-5-s110877071c9821245.ukp</text:p>
          </table:table-cell>
          <table:table-cell office:value-type="float" office:value="0.0242151" calcext:value-type="float">
            <text:p>0.0242151</text:p>
          </table:table-cell>
          <table:table-cell office:value-type="float" office:value="0.05" calcext:value-type="float">
            <text:p>0.05</text:p>
          </table:table-cell>
          <table:table-cell office:value-type="float" office:value="164600" calcext:value-type="float">
            <text:p>164600</text:p>
          </table:table-cell>
          <table:table-cell office:value-type="float" office:value="9821245" calcext:value-type="float">
            <text:p>982124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0" calcext:value-type="float">
            <text:p>6360</text:p>
          </table:table-cell>
          <table:table-cell office:value-type="float" office:value="9821245" calcext:value-type="float">
            <text:p>9821245</text:p>
          </table:table-cell>
          <table:table-cell table:formula="of:=[.E358]-[.I358]" office:value-type="float" office:value="0" calcext:value-type="float">
            <text:p>0</text:p>
          </table:table-cell>
          <table:table-cell table:formula="of:=[.F358]&lt;[.B358]" office:value-type="boolean" office:boolean-value="true" calcext:value-type="boolean">
            <text:p>TRUE</text:p>
          </table:table-cell>
          <table:table-cell table:formula="of:=[.F358]&lt;2*[.B3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-6-s227708629c8699695.ukp</text:p>
          </table:table-cell>
          <table:table-cell office:value-type="float" office:value="0.0222279" calcext:value-type="float">
            <text:p>0.0222279</text:p>
          </table:table-cell>
          <table:table-cell office:value-type="float" office:value="0.05" calcext:value-type="float">
            <text:p>0.05</text:p>
          </table:table-cell>
          <table:table-cell office:value-type="float" office:value="147036" calcext:value-type="float">
            <text:p>147036</text:p>
          </table:table-cell>
          <table:table-cell office:value-type="float" office:value="8699695" calcext:value-type="float">
            <text:p>869969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340" calcext:value-type="float">
            <text:p>8340</text:p>
          </table:table-cell>
          <table:table-cell office:value-type="float" office:value="8699695" calcext:value-type="float">
            <text:p>8699695</text:p>
          </table:table-cell>
          <table:table-cell table:formula="of:=[.E359]-[.I359]" office:value-type="float" office:value="0" calcext:value-type="float">
            <text:p>0</text:p>
          </table:table-cell>
          <table:table-cell table:formula="of:=[.F359]&lt;[.B359]" office:value-type="boolean" office:boolean-value="true" calcext:value-type="boolean">
            <text:p>TRUE</text:p>
          </table:table-cell>
          <table:table-cell table:formula="of:=[.F359]&lt;2*[.B3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-7-s177710744c8673946.ukp</text:p>
          </table:table-cell>
          <table:table-cell office:value-type="float" office:value="0.0223309" calcext:value-type="float">
            <text:p>0.0223309</text:p>
          </table:table-cell>
          <table:table-cell office:value-type="float" office:value="0.05" calcext:value-type="float">
            <text:p>0.05</text:p>
          </table:table-cell>
          <table:table-cell office:value-type="float" office:value="146648" calcext:value-type="float">
            <text:p>146648</text:p>
          </table:table-cell>
          <table:table-cell office:value-type="float" office:value="8673946" calcext:value-type="float">
            <text:p>867394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440" calcext:value-type="float">
            <text:p>7440</text:p>
          </table:table-cell>
          <table:table-cell office:value-type="float" office:value="8673946" calcext:value-type="float">
            <text:p>8673946</text:p>
          </table:table-cell>
          <table:table-cell table:formula="of:=[.E360]-[.I360]" office:value-type="float" office:value="0" calcext:value-type="float">
            <text:p>0</text:p>
          </table:table-cell>
          <table:table-cell table:formula="of:=[.F360]&lt;[.B360]" office:value-type="boolean" office:boolean-value="true" calcext:value-type="boolean">
            <text:p>TRUE</text:p>
          </table:table-cell>
          <table:table-cell table:formula="of:=[.F360]&lt;2*[.B36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-0-s827183242c7523725.ukp</text:p>
          </table:table-cell>
          <table:table-cell office:value-type="float" office:value="0.0223889" calcext:value-type="float">
            <text:p>0.0223889</text:p>
          </table:table-cell>
          <table:table-cell office:value-type="float" office:value="0.05" calcext:value-type="float">
            <text:p>0.05</text:p>
          </table:table-cell>
          <table:table-cell office:value-type="float" office:value="136736" calcext:value-type="float">
            <text:p>136736</text:p>
          </table:table-cell>
          <table:table-cell office:value-type="float" office:value="7523725" calcext:value-type="float">
            <text:p>752372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52" calcext:value-type="float">
            <text:p>7952</text:p>
          </table:table-cell>
          <table:table-cell office:value-type="float" office:value="7523725" calcext:value-type="float">
            <text:p>7523725</text:p>
          </table:table-cell>
          <table:table-cell table:formula="of:=[.E361]-[.I361]" office:value-type="float" office:value="0" calcext:value-type="float">
            <text:p>0</text:p>
          </table:table-cell>
          <table:table-cell table:formula="of:=[.F361]&lt;[.B361]" office:value-type="boolean" office:boolean-value="true" calcext:value-type="boolean">
            <text:p>TRUE</text:p>
          </table:table-cell>
          <table:table-cell table:formula="of:=[.F361]&lt;2*[.B3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-1-s843367405c9532908.ukp</text:p>
          </table:table-cell>
          <table:table-cell office:value-type="float" office:value="0.0257957" calcext:value-type="float">
            <text:p>0.0257957</text:p>
          </table:table-cell>
          <table:table-cell office:value-type="float" office:value="0.05" calcext:value-type="float">
            <text:p>0.05</text:p>
          </table:table-cell>
          <table:table-cell office:value-type="float" office:value="167976" calcext:value-type="float">
            <text:p>167976</text:p>
          </table:table-cell>
          <table:table-cell office:value-type="float" office:value="9532908" calcext:value-type="float">
            <text:p>953290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424" calcext:value-type="float">
            <text:p>8424</text:p>
          </table:table-cell>
          <table:table-cell office:value-type="float" office:value="9532908" calcext:value-type="float">
            <text:p>9532908</text:p>
          </table:table-cell>
          <table:table-cell table:formula="of:=[.E362]-[.I362]" office:value-type="float" office:value="0" calcext:value-type="float">
            <text:p>0</text:p>
          </table:table-cell>
          <table:table-cell table:formula="of:=[.F362]&lt;[.B362]" office:value-type="boolean" office:boolean-value="true" calcext:value-type="boolean">
            <text:p>TRUE</text:p>
          </table:table-cell>
          <table:table-cell table:formula="of:=[.F362]&lt;2*[.B3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-2-s528806317c7919747.ukp</text:p>
          </table:table-cell>
          <table:table-cell office:value-type="float" office:value="0.0263876" calcext:value-type="float">
            <text:p>0.0263876</text:p>
          </table:table-cell>
          <table:table-cell office:value-type="float" office:value="0.05" calcext:value-type="float">
            <text:p>0.05</text:p>
          </table:table-cell>
          <table:table-cell office:value-type="float" office:value="142828" calcext:value-type="float">
            <text:p>142828</text:p>
          </table:table-cell>
          <table:table-cell office:value-type="float" office:value="7919747" calcext:value-type="float">
            <text:p>791974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8" calcext:value-type="float">
            <text:p>6328</text:p>
          </table:table-cell>
          <table:table-cell office:value-type="float" office:value="7919747" calcext:value-type="float">
            <text:p>7919747</text:p>
          </table:table-cell>
          <table:table-cell table:formula="of:=[.E363]-[.I363]" office:value-type="float" office:value="0" calcext:value-type="float">
            <text:p>0</text:p>
          </table:table-cell>
          <table:table-cell table:formula="of:=[.F363]&lt;[.B363]" office:value-type="boolean" office:boolean-value="true" calcext:value-type="boolean">
            <text:p>TRUE</text:p>
          </table:table-cell>
          <table:table-cell table:formula="of:=[.F363]&lt;2*[.B36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-3-s780179313c9798340.ukp</text:p>
          </table:table-cell>
          <table:table-cell office:value-type="float" office:value="0.0269187" calcext:value-type="float">
            <text:p>0.0269187</text:p>
          </table:table-cell>
          <table:table-cell office:value-type="float" office:value="0.06" calcext:value-type="float">
            <text:p>0.06</text:p>
          </table:table-cell>
          <table:table-cell office:value-type="float" office:value="172188" calcext:value-type="float">
            <text:p>172188</text:p>
          </table:table-cell>
          <table:table-cell office:value-type="float" office:value="9798340" calcext:value-type="float">
            <text:p>979834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04" calcext:value-type="float">
            <text:p>6304</text:p>
          </table:table-cell>
          <table:table-cell office:value-type="float" office:value="9798340" calcext:value-type="float">
            <text:p>9798340</text:p>
          </table:table-cell>
          <table:table-cell table:formula="of:=[.E364]-[.I364]" office:value-type="float" office:value="0" calcext:value-type="float">
            <text:p>0</text:p>
          </table:table-cell>
          <table:table-cell table:formula="of:=[.F364]&lt;[.B364]" office:value-type="boolean" office:boolean-value="true" calcext:value-type="boolean">
            <text:p>TRUE</text:p>
          </table:table-cell>
          <table:table-cell table:formula="of:=[.F364]&lt;2*[.B36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-4-s721215008c7652591.ukp</text:p>
          </table:table-cell>
          <table:table-cell office:value-type="float" office:value="0.0228674" calcext:value-type="float">
            <text:p>0.0228674</text:p>
          </table:table-cell>
          <table:table-cell office:value-type="float" office:value="0.05" calcext:value-type="float">
            <text:p>0.05</text:p>
          </table:table-cell>
          <table:table-cell office:value-type="float" office:value="138788" calcext:value-type="float">
            <text:p>138788</text:p>
          </table:table-cell>
          <table:table-cell office:value-type="float" office:value="7652591" calcext:value-type="float">
            <text:p>765259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132" calcext:value-type="float">
            <text:p>8132</text:p>
          </table:table-cell>
          <table:table-cell office:value-type="float" office:value="7652591" calcext:value-type="float">
            <text:p>7652591</text:p>
          </table:table-cell>
          <table:table-cell table:formula="of:=[.E365]-[.I365]" office:value-type="float" office:value="0" calcext:value-type="float">
            <text:p>0</text:p>
          </table:table-cell>
          <table:table-cell table:formula="of:=[.F365]&lt;[.B365]" office:value-type="boolean" office:boolean-value="true" calcext:value-type="boolean">
            <text:p>TRUE</text:p>
          </table:table-cell>
          <table:table-cell table:formula="of:=[.F365]&lt;2*[.B36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-5-s110877071c8668525.ukp</text:p>
          </table:table-cell>
          <table:table-cell office:value-type="float" office:value="0.0243272" calcext:value-type="float">
            <text:p>0.0243272</text:p>
          </table:table-cell>
          <table:table-cell office:value-type="float" office:value="0.05" calcext:value-type="float">
            <text:p>0.05</text:p>
          </table:table-cell>
          <table:table-cell office:value-type="float" office:value="154520" calcext:value-type="float">
            <text:p>154520</text:p>
          </table:table-cell>
          <table:table-cell office:value-type="float" office:value="8668525" calcext:value-type="float">
            <text:p>866852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4" calcext:value-type="float">
            <text:p>6364</text:p>
          </table:table-cell>
          <table:table-cell office:value-type="float" office:value="8668525" calcext:value-type="float">
            <text:p>8668525</text:p>
          </table:table-cell>
          <table:table-cell table:formula="of:=[.E366]-[.I366]" office:value-type="float" office:value="0" calcext:value-type="float">
            <text:p>0</text:p>
          </table:table-cell>
          <table:table-cell table:formula="of:=[.F366]&lt;[.B366]" office:value-type="boolean" office:boolean-value="true" calcext:value-type="boolean">
            <text:p>TRUE</text:p>
          </table:table-cell>
          <table:table-cell table:formula="of:=[.F366]&lt;2*[.B36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-6-s227708629c6668094.ukp</text:p>
          </table:table-cell>
          <table:table-cell office:value-type="float" office:value="0.0210403" calcext:value-type="float">
            <text:p>0.0210403</text:p>
          </table:table-cell>
          <table:table-cell office:value-type="float" office:value="0.04" calcext:value-type="float">
            <text:p>0.04</text:p>
          </table:table-cell>
          <table:table-cell office:value-type="float" office:value="123124" calcext:value-type="float">
            <text:p>123124</text:p>
          </table:table-cell>
          <table:table-cell office:value-type="float" office:value="6668094" calcext:value-type="float">
            <text:p>666809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296" calcext:value-type="float">
            <text:p>7296</text:p>
          </table:table-cell>
          <table:table-cell office:value-type="float" office:value="6668094" calcext:value-type="float">
            <text:p>6668094</text:p>
          </table:table-cell>
          <table:table-cell table:formula="of:=[.E367]-[.I367]" office:value-type="float" office:value="0" calcext:value-type="float">
            <text:p>0</text:p>
          </table:table-cell>
          <table:table-cell table:formula="of:=[.F367]&lt;[.B367]" office:value-type="boolean" office:boolean-value="true" calcext:value-type="boolean">
            <text:p>TRUE</text:p>
          </table:table-cell>
          <table:table-cell table:formula="of:=[.F367]&lt;2*[.B3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-7-s177710744c6436205.ukp</text:p>
          </table:table-cell>
          <table:table-cell office:value-type="float" office:value="0.0209638" calcext:value-type="float">
            <text:p>0.0209638</text:p>
          </table:table-cell>
          <table:table-cell office:value-type="float" office:value="0.04" calcext:value-type="float">
            <text:p>0.04</text:p>
          </table:table-cell>
          <table:table-cell office:value-type="float" office:value="119508" calcext:value-type="float">
            <text:p>119508</text:p>
          </table:table-cell>
          <table:table-cell office:value-type="float" office:value="6436205" calcext:value-type="float">
            <text:p>643620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616" calcext:value-type="float">
            <text:p>7616</text:p>
          </table:table-cell>
          <table:table-cell office:value-type="float" office:value="6436205" calcext:value-type="float">
            <text:p>6436205</text:p>
          </table:table-cell>
          <table:table-cell table:formula="of:=[.E368]-[.I368]" office:value-type="float" office:value="0" calcext:value-type="float">
            <text:p>0</text:p>
          </table:table-cell>
          <table:table-cell table:formula="of:=[.F368]&lt;[.B368]" office:value-type="boolean" office:boolean-value="true" calcext:value-type="boolean">
            <text:p>TRUE</text:p>
          </table:table-cell>
          <table:table-cell table:formula="of:=[.F368]&lt;2*[.B36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-8-s991580855c7280148.ukp</text:p>
          </table:table-cell>
          <table:table-cell office:value-type="float" office:value="0.0224957" calcext:value-type="float">
            <text:p>0.0224957</text:p>
          </table:table-cell>
          <table:table-cell office:value-type="float" office:value="0.05" calcext:value-type="float">
            <text:p>0.05</text:p>
          </table:table-cell>
          <table:table-cell office:value-type="float" office:value="132912" calcext:value-type="float">
            <text:p>132912</text:p>
          </table:table-cell>
          <table:table-cell office:value-type="float" office:value="7280148" calcext:value-type="float">
            <text:p>728014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 office:value-type="float" office:value="7280148" calcext:value-type="float">
            <text:p>7280148</text:p>
          </table:table-cell>
          <table:table-cell table:formula="of:=[.E369]-[.I369]" office:value-type="float" office:value="0" calcext:value-type="float">
            <text:p>0</text:p>
          </table:table-cell>
          <table:table-cell table:formula="of:=[.F369]&lt;[.B369]" office:value-type="boolean" office:boolean-value="true" calcext:value-type="boolean">
            <text:p>TRUE</text:p>
          </table:table-cell>
          <table:table-cell table:formula="of:=[.F369]&lt;2*[.B3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-9-s126456688c9059572.ukp</text:p>
          </table:table-cell>
          <table:table-cell office:value-type="float" office:value="0.0257186" calcext:value-type="float">
            <text:p>0.0257186</text:p>
          </table:table-cell>
          <table:table-cell office:value-type="float" office:value="0.05" calcext:value-type="float">
            <text:p>0.05</text:p>
          </table:table-cell>
          <table:table-cell office:value-type="float" office:value="160648" calcext:value-type="float">
            <text:p>160648</text:p>
          </table:table-cell>
          <table:table-cell office:value-type="float" office:value="9059572" calcext:value-type="float">
            <text:p>905957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100" calcext:value-type="float">
            <text:p>8100</text:p>
          </table:table-cell>
          <table:table-cell office:value-type="float" office:value="9059572" calcext:value-type="float">
            <text:p>9059572</text:p>
          </table:table-cell>
          <table:table-cell table:formula="of:=[.E370]-[.I370]" office:value-type="float" office:value="0" calcext:value-type="float">
            <text:p>0</text:p>
          </table:table-cell>
          <table:table-cell table:formula="of:=[.F370]&lt;[.B370]" office:value-type="boolean" office:boolean-value="true" calcext:value-type="boolean">
            <text:p>TRUE</text:p>
          </table:table-cell>
          <table:table-cell table:formula="of:=[.F370]&lt;2*[.B3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20000-0-s827183242c7601647.ukp</text:p>
          </table:table-cell>
          <table:table-cell office:value-type="float" office:value="0.0244006" calcext:value-type="float">
            <text:p>0.0244006</text:p>
          </table:table-cell>
          <table:table-cell office:value-type="float" office:value="0.07" calcext:value-type="float">
            <text:p>0.07</text:p>
          </table:table-cell>
          <table:table-cell office:value-type="float" office:value="138140" calcext:value-type="float">
            <text:p>138140</text:p>
          </table:table-cell>
          <table:table-cell office:value-type="float" office:value="7601647" calcext:value-type="float">
            <text:p>760164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1" calcext:value-type="float">
            <text:p>0.01</text:p>
          </table:table-cell>
          <table:table-cell office:value-type="float" office:value="9248" calcext:value-type="float">
            <text:p>9248</text:p>
          </table:table-cell>
          <table:table-cell office:value-type="float" office:value="7601647" calcext:value-type="float">
            <text:p>7601647</text:p>
          </table:table-cell>
          <table:table-cell table:formula="of:=[.E371]-[.I371]" office:value-type="float" office:value="0" calcext:value-type="float">
            <text:p>0</text:p>
          </table:table-cell>
          <table:table-cell table:formula="of:=[.F371]&lt;[.B371]" office:value-type="boolean" office:boolean-value="true" calcext:value-type="boolean">
            <text:p>TRUE</text:p>
          </table:table-cell>
          <table:table-cell table:formula="of:=[.F371]&lt;2*[.B3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20000-6-s227708629c9226178.ukp</text:p>
          </table:table-cell>
          <table:table-cell office:value-type="float" office:value="0.0272455" calcext:value-type="float">
            <text:p>0.0272455</text:p>
          </table:table-cell>
          <table:table-cell office:value-type="float" office:value="0.08" calcext:value-type="float">
            <text:p>0.08</text:p>
          </table:table-cell>
          <table:table-cell office:value-type="float" office:value="163648" calcext:value-type="float">
            <text:p>163648</text:p>
          </table:table-cell>
          <table:table-cell office:value-type="float" office:value="9226178" calcext:value-type="float">
            <text:p>922617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1" calcext:value-type="float">
            <text:p>0.01</text:p>
          </table:table-cell>
          <table:table-cell office:value-type="float" office:value="8788" calcext:value-type="float">
            <text:p>8788</text:p>
          </table:table-cell>
          <table:table-cell office:value-type="float" office:value="9226178" calcext:value-type="float">
            <text:p>9226178</text:p>
          </table:table-cell>
          <table:table-cell table:formula="of:=[.E372]-[.I372]" office:value-type="float" office:value="0" calcext:value-type="float">
            <text:p>0</text:p>
          </table:table-cell>
          <table:table-cell table:formula="of:=[.F372]&lt;[.B372]" office:value-type="boolean" office:boolean-value="true" calcext:value-type="boolean">
            <text:p>TRUE</text:p>
          </table:table-cell>
          <table:table-cell table:formula="of:=[.F372]&lt;2*[.B37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-0-s827183242c7053974.ukp</text:p>
          </table:table-cell>
          <table:table-cell office:value-type="float" office:value="0.0179415" calcext:value-type="float">
            <text:p>0.0179415</text:p>
          </table:table-cell>
          <table:table-cell office:value-type="float" office:value="0.04" calcext:value-type="float">
            <text:p>0.04</text:p>
          </table:table-cell>
          <table:table-cell office:value-type="float" office:value="121508" calcext:value-type="float">
            <text:p>121508</text:p>
          </table:table-cell>
          <table:table-cell office:value-type="float" office:value="7053974" calcext:value-type="float">
            <text:p>705397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428" calcext:value-type="float">
            <text:p>6428</text:p>
          </table:table-cell>
          <table:table-cell office:value-type="float" office:value="7053974" calcext:value-type="float">
            <text:p>7053974</text:p>
          </table:table-cell>
          <table:table-cell table:formula="of:=[.E373]-[.I373]" office:value-type="float" office:value="0" calcext:value-type="float">
            <text:p>0</text:p>
          </table:table-cell>
          <table:table-cell table:formula="of:=[.F373]&lt;[.B373]" office:value-type="boolean" office:boolean-value="true" calcext:value-type="boolean">
            <text:p>TRUE</text:p>
          </table:table-cell>
          <table:table-cell table:formula="of:=[.F373]&lt;2*[.B3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-1-s843367405c7086967.ukp</text:p>
          </table:table-cell>
          <table:table-cell office:value-type="float" office:value="0.0181875" calcext:value-type="float">
            <text:p>0.0181875</text:p>
          </table:table-cell>
          <table:table-cell office:value-type="float" office:value="0.04" calcext:value-type="float">
            <text:p>0.04</text:p>
          </table:table-cell>
          <table:table-cell office:value-type="float" office:value="122112" calcext:value-type="float">
            <text:p>122112</text:p>
          </table:table-cell>
          <table:table-cell office:value-type="float" office:value="7086967" calcext:value-type="float">
            <text:p>708696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196" calcext:value-type="float">
            <text:p>8196</text:p>
          </table:table-cell>
          <table:table-cell office:value-type="float" office:value="7086967" calcext:value-type="float">
            <text:p>7086967</text:p>
          </table:table-cell>
          <table:table-cell table:formula="of:=[.E374]-[.I374]" office:value-type="float" office:value="0" calcext:value-type="float">
            <text:p>0</text:p>
          </table:table-cell>
          <table:table-cell table:formula="of:=[.F374]&lt;[.B374]" office:value-type="boolean" office:boolean-value="true" calcext:value-type="boolean">
            <text:p>TRUE</text:p>
          </table:table-cell>
          <table:table-cell table:formula="of:=[.F374]&lt;2*[.B3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-3-s780179313c6374688.ukp</text:p>
          </table:table-cell>
          <table:table-cell office:value-type="float" office:value="0.0173305" calcext:value-type="float">
            <text:p>0.0173305</text:p>
          </table:table-cell>
          <table:table-cell office:value-type="float" office:value="0.04" calcext:value-type="float">
            <text:p>0.04</text:p>
          </table:table-cell>
          <table:table-cell office:value-type="float" office:value="110996" calcext:value-type="float">
            <text:p>110996</text:p>
          </table:table-cell>
          <table:table-cell office:value-type="float" office:value="6374688" calcext:value-type="float">
            <text:p>637468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280" calcext:value-type="float">
            <text:p>6280</text:p>
          </table:table-cell>
          <table:table-cell office:value-type="float" office:value="6374688" calcext:value-type="float">
            <text:p>6374688</text:p>
          </table:table-cell>
          <table:table-cell table:formula="of:=[.E375]-[.I375]" office:value-type="float" office:value="0" calcext:value-type="float">
            <text:p>0</text:p>
          </table:table-cell>
          <table:table-cell table:formula="of:=[.F375]&lt;[.B375]" office:value-type="boolean" office:boolean-value="true" calcext:value-type="boolean">
            <text:p>TRUE</text:p>
          </table:table-cell>
          <table:table-cell table:formula="of:=[.F375]&lt;2*[.B3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-4-s721215008c8581351.ukp</text:p>
          </table:table-cell>
          <table:table-cell office:value-type="float" office:value="0.0218329" calcext:value-type="float">
            <text:p>0.0218329</text:p>
          </table:table-cell>
          <table:table-cell office:value-type="float" office:value="0.04" calcext:value-type="float">
            <text:p>0.04</text:p>
          </table:table-cell>
          <table:table-cell office:value-type="float" office:value="145352" calcext:value-type="float">
            <text:p>145352</text:p>
          </table:table-cell>
          <table:table-cell office:value-type="float" office:value="8581351" calcext:value-type="float">
            <text:p>858135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40" calcext:value-type="float">
            <text:p>6340</text:p>
          </table:table-cell>
          <table:table-cell office:value-type="float" office:value="8581351" calcext:value-type="float">
            <text:p>8581351</text:p>
          </table:table-cell>
          <table:table-cell table:formula="of:=[.E376]-[.I376]" office:value-type="float" office:value="0" calcext:value-type="float">
            <text:p>0</text:p>
          </table:table-cell>
          <table:table-cell table:formula="of:=[.F376]&lt;[.B376]" office:value-type="boolean" office:boolean-value="true" calcext:value-type="boolean">
            <text:p>TRUE</text:p>
          </table:table-cell>
          <table:table-cell table:formula="of:=[.F376]&lt;2*[.B3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-5-s110877071c8239505.ukp</text:p>
          </table:table-cell>
          <table:table-cell office:value-type="float" office:value="0.0203214" calcext:value-type="float">
            <text:p>0.0203214</text:p>
          </table:table-cell>
          <table:table-cell office:value-type="float" office:value="0.04" calcext:value-type="float">
            <text:p>0.04</text:p>
          </table:table-cell>
          <table:table-cell office:value-type="float" office:value="140084" calcext:value-type="float">
            <text:p>140084</text:p>
          </table:table-cell>
          <table:table-cell office:value-type="float" office:value="8239505" calcext:value-type="float">
            <text:p>823950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056" calcext:value-type="float">
            <text:p>8056</text:p>
          </table:table-cell>
          <table:table-cell office:value-type="float" office:value="8239505" calcext:value-type="float">
            <text:p>8239505</text:p>
          </table:table-cell>
          <table:table-cell table:formula="of:=[.E377]-[.I377]" office:value-type="float" office:value="0" calcext:value-type="float">
            <text:p>0</text:p>
          </table:table-cell>
          <table:table-cell table:formula="of:=[.F377]&lt;[.B377]" office:value-type="boolean" office:boolean-value="true" calcext:value-type="boolean">
            <text:p>TRUE</text:p>
          </table:table-cell>
          <table:table-cell table:formula="of:=[.F377]&lt;2*[.B3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-6-s227708629c9521889.ukp</text:p>
          </table:table-cell>
          <table:table-cell office:value-type="float" office:value="0.0225668" calcext:value-type="float">
            <text:p>0.0225668</text:p>
          </table:table-cell>
          <table:table-cell office:value-type="float" office:value="0.05" calcext:value-type="float">
            <text:p>0.05</text:p>
          </table:table-cell>
          <table:table-cell office:value-type="float" office:value="160160" calcext:value-type="float">
            <text:p>160160</text:p>
          </table:table-cell>
          <table:table-cell office:value-type="float" office:value="9521889" calcext:value-type="float">
            <text:p>952188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0" calcext:value-type="float">
            <text:p>6360</text:p>
          </table:table-cell>
          <table:table-cell office:value-type="float" office:value="9521889" calcext:value-type="float">
            <text:p>9521889</text:p>
          </table:table-cell>
          <table:table-cell table:formula="of:=[.E378]-[.I378]" office:value-type="float" office:value="0" calcext:value-type="float">
            <text:p>0</text:p>
          </table:table-cell>
          <table:table-cell table:formula="of:=[.F378]&lt;[.B378]" office:value-type="boolean" office:boolean-value="true" calcext:value-type="boolean">
            <text:p>TRUE</text:p>
          </table:table-cell>
          <table:table-cell table:formula="of:=[.F378]&lt;2*[.B3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-7-s177710744c5484900.ukp</text:p>
          </table:table-cell>
          <table:table-cell office:value-type="float" office:value="0.0148632" calcext:value-type="float">
            <text:p>0.0148632</text:p>
          </table:table-cell>
          <table:table-cell office:value-type="float" office:value="0.04" calcext:value-type="float">
            <text:p>0.04</text:p>
          </table:table-cell>
          <table:table-cell office:value-type="float" office:value="97132" calcext:value-type="float">
            <text:p>97132</text:p>
          </table:table-cell>
          <table:table-cell office:value-type="float" office:value="5484900" calcext:value-type="float">
            <text:p>548490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76" calcext:value-type="float">
            <text:p>6376</text:p>
          </table:table-cell>
          <table:table-cell office:value-type="float" office:value="5484900" calcext:value-type="float">
            <text:p>5484900</text:p>
          </table:table-cell>
          <table:table-cell table:formula="of:=[.E379]-[.I379]" office:value-type="float" office:value="0" calcext:value-type="float">
            <text:p>0</text:p>
          </table:table-cell>
          <table:table-cell table:formula="of:=[.F379]&lt;[.B379]" office:value-type="boolean" office:boolean-value="true" calcext:value-type="boolean">
            <text:p>TRUE</text:p>
          </table:table-cell>
          <table:table-cell table:formula="of:=[.F379]&lt;2*[.B3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-8-s991580855c9017093.ukp</text:p>
          </table:table-cell>
          <table:table-cell office:value-type="float" office:value="0.0215837" calcext:value-type="float">
            <text:p>0.0215837</text:p>
          </table:table-cell>
          <table:table-cell office:value-type="float" office:value="0.04" calcext:value-type="float">
            <text:p>0.04</text:p>
          </table:table-cell>
          <table:table-cell office:value-type="float" office:value="152292" calcext:value-type="float">
            <text:p>152292</text:p>
          </table:table-cell>
          <table:table-cell office:value-type="float" office:value="9017093" calcext:value-type="float">
            <text:p>901709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372" calcext:value-type="float">
            <text:p>7372</text:p>
          </table:table-cell>
          <table:table-cell office:value-type="float" office:value="9017093" calcext:value-type="float">
            <text:p>9017093</text:p>
          </table:table-cell>
          <table:table-cell table:formula="of:=[.E380]-[.I380]" office:value-type="float" office:value="0" calcext:value-type="float">
            <text:p>0</text:p>
          </table:table-cell>
          <table:table-cell table:formula="of:=[.F380]&lt;[.B380]" office:value-type="boolean" office:boolean-value="true" calcext:value-type="boolean">
            <text:p>TRUE</text:p>
          </table:table-cell>
          <table:table-cell table:formula="of:=[.F380]&lt;2*[.B3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-9-s126456688c8432099.ukp</text:p>
          </table:table-cell>
          <table:table-cell office:value-type="float" office:value="0.0207744" calcext:value-type="float">
            <text:p>0.0207744</text:p>
          </table:table-cell>
          <table:table-cell office:value-type="float" office:value="0.04" calcext:value-type="float">
            <text:p>0.04</text:p>
          </table:table-cell>
          <table:table-cell office:value-type="float" office:value="143164" calcext:value-type="float">
            <text:p>143164</text:p>
          </table:table-cell>
          <table:table-cell office:value-type="float" office:value="8432099" calcext:value-type="float">
            <text:p>843209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828" calcext:value-type="float">
            <text:p>7828</text:p>
          </table:table-cell>
          <table:table-cell office:value-type="float" office:value="8432099" calcext:value-type="float">
            <text:p>8432099</text:p>
          </table:table-cell>
          <table:table-cell table:formula="of:=[.E381]-[.I381]" office:value-type="float" office:value="0" calcext:value-type="float">
            <text:p>0</text:p>
          </table:table-cell>
          <table:table-cell table:formula="of:=[.F381]&lt;[.B381]" office:value-type="boolean" office:boolean-value="true" calcext:value-type="boolean">
            <text:p>TRUE</text:p>
          </table:table-cell>
          <table:table-cell table:formula="of:=[.F381]&lt;2*[.B38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20000-2-s528806317c6362627.ukp</text:p>
          </table:table-cell>
          <table:table-cell office:value-type="float" office:value="0.0177033" calcext:value-type="float">
            <text:p>0.0177033</text:p>
          </table:table-cell>
          <table:table-cell office:value-type="float" office:value="0.06" calcext:value-type="float">
            <text:p>0.06</text:p>
          </table:table-cell>
          <table:table-cell office:value-type="float" office:value="110996" calcext:value-type="float">
            <text:p>110996</text:p>
          </table:table-cell>
          <table:table-cell office:value-type="float" office:value="6362627" calcext:value-type="float">
            <text:p>636262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1" calcext:value-type="float">
            <text:p>0.01</text:p>
          </table:table-cell>
          <table:table-cell office:value-type="float" office:value="9212" calcext:value-type="float">
            <text:p>9212</text:p>
          </table:table-cell>
          <table:table-cell office:value-type="float" office:value="6362627" calcext:value-type="float">
            <text:p>6362627</text:p>
          </table:table-cell>
          <table:table-cell table:formula="of:=[.E382]-[.I382]" office:value-type="float" office:value="0" calcext:value-type="float">
            <text:p>0</text:p>
          </table:table-cell>
          <table:table-cell table:formula="of:=[.F382]&lt;[.B382]" office:value-type="boolean" office:boolean-value="true" calcext:value-type="boolean">
            <text:p>TRUE</text:p>
          </table:table-cell>
          <table:table-cell table:formula="of:=[.F382]&lt;2*[.B38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10000-5-s110877071c8407768.ukp</text:p>
          </table:table-cell>
          <table:table-cell office:value-type="float" office:value="0.0305065" calcext:value-type="float">
            <text:p>0.0305065</text:p>
          </table:table-cell>
          <table:table-cell office:value-type="float" office:value="0.05" calcext:value-type="float">
            <text:p>0.05</text:p>
          </table:table-cell>
          <table:table-cell office:value-type="float" office:value="149712" calcext:value-type="float">
            <text:p>149712</text:p>
          </table:table-cell>
          <table:table-cell office:value-type="float" office:value="8407768" calcext:value-type="float">
            <text:p>840776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340" calcext:value-type="float">
            <text:p>8340</text:p>
          </table:table-cell>
          <table:table-cell office:value-type="float" office:value="8407768" calcext:value-type="float">
            <text:p>8407768</text:p>
          </table:table-cell>
          <table:table-cell table:formula="of:=[.E383]-[.I383]" office:value-type="float" office:value="0" calcext:value-type="float">
            <text:p>0</text:p>
          </table:table-cell>
          <table:table-cell table:formula="of:=[.F383]&lt;[.B383]" office:value-type="boolean" office:boolean-value="true" calcext:value-type="boolean">
            <text:p>TRUE</text:p>
          </table:table-cell>
          <table:table-cell table:formula="of:=[.F383]&lt;2*[.B38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-2-s528806317c6703936.ukp</text:p>
          </table:table-cell>
          <table:table-cell office:value-type="float" office:value="0.0208497" calcext:value-type="float">
            <text:p>0.0208497</text:p>
          </table:table-cell>
          <table:table-cell office:value-type="float" office:value="0.05" calcext:value-type="float">
            <text:p>0.05</text:p>
          </table:table-cell>
          <table:table-cell office:value-type="float" office:value="123756" calcext:value-type="float">
            <text:p>123756</text:p>
          </table:table-cell>
          <table:table-cell office:value-type="float" office:value="6703936" calcext:value-type="float">
            <text:p>670393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276" calcext:value-type="float">
            <text:p>6276</text:p>
          </table:table-cell>
          <table:table-cell office:value-type="float" office:value="6703936" calcext:value-type="float">
            <text:p>6703936</text:p>
          </table:table-cell>
          <table:table-cell table:formula="of:=[.E384]-[.I384]" office:value-type="float" office:value="0" calcext:value-type="float">
            <text:p>0</text:p>
          </table:table-cell>
          <table:table-cell table:formula="of:=[.F384]&lt;[.B384]" office:value-type="boolean" office:boolean-value="true" calcext:value-type="boolean">
            <text:p>TRUE</text:p>
          </table:table-cell>
          <table:table-cell table:formula="of:=[.F384]&lt;2*[.B3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-4-s721215008c9330585.ukp</text:p>
          </table:table-cell>
          <table:table-cell office:value-type="float" office:value="0.0263381" calcext:value-type="float">
            <text:p>0.0263381</text:p>
          </table:table-cell>
          <table:table-cell office:value-type="float" office:value="0.05" calcext:value-type="float">
            <text:p>0.05</text:p>
          </table:table-cell>
          <table:table-cell office:value-type="float" office:value="164740" calcext:value-type="float">
            <text:p>164740</text:p>
          </table:table-cell>
          <table:table-cell office:value-type="float" office:value="9330585" calcext:value-type="float">
            <text:p>933058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8" calcext:value-type="float">
            <text:p>6368</text:p>
          </table:table-cell>
          <table:table-cell office:value-type="float" office:value="9330585" calcext:value-type="float">
            <text:p>9330585</text:p>
          </table:table-cell>
          <table:table-cell table:formula="of:=[.E385]-[.I385]" office:value-type="float" office:value="0" calcext:value-type="float">
            <text:p>0</text:p>
          </table:table-cell>
          <table:table-cell table:formula="of:=[.F385]&lt;[.B385]" office:value-type="boolean" office:boolean-value="true" calcext:value-type="boolean">
            <text:p>TRUE</text:p>
          </table:table-cell>
          <table:table-cell table:formula="of:=[.F385]&lt;2*[.B38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-6-s227708629c5186264.ukp</text:p>
          </table:table-cell>
          <table:table-cell office:value-type="float" office:value="0.0176706" calcext:value-type="float">
            <text:p>0.0176706</text:p>
          </table:table-cell>
          <table:table-cell office:value-type="float" office:value="0.04" calcext:value-type="float">
            <text:p>0.04</text:p>
          </table:table-cell>
          <table:table-cell office:value-type="float" office:value="100212" calcext:value-type="float">
            <text:p>100212</text:p>
          </table:table-cell>
          <table:table-cell office:value-type="float" office:value="5186264" calcext:value-type="float">
            <text:p>518626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016" calcext:value-type="float">
            <text:p>8016</text:p>
          </table:table-cell>
          <table:table-cell office:value-type="float" office:value="5186264" calcext:value-type="float">
            <text:p>5186264</text:p>
          </table:table-cell>
          <table:table-cell table:formula="of:=[.E386]-[.I386]" office:value-type="float" office:value="0" calcext:value-type="float">
            <text:p>0</text:p>
          </table:table-cell>
          <table:table-cell table:formula="of:=[.F386]&lt;[.B386]" office:value-type="boolean" office:boolean-value="true" calcext:value-type="boolean">
            <text:p>TRUE</text:p>
          </table:table-cell>
          <table:table-cell table:formula="of:=[.F386]&lt;2*[.B38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-7-s177710744c9001705.ukp</text:p>
          </table:table-cell>
          <table:table-cell office:value-type="float" office:value="0.0251766" calcext:value-type="float">
            <text:p>0.0251766</text:p>
          </table:table-cell>
          <table:table-cell office:value-type="float" office:value="0.05" calcext:value-type="float">
            <text:p>0.05</text:p>
          </table:table-cell>
          <table:table-cell office:value-type="float" office:value="159596" calcext:value-type="float">
            <text:p>159596</text:p>
          </table:table-cell>
          <table:table-cell office:value-type="float" office:value="9001705" calcext:value-type="float">
            <text:p>900170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832" calcext:value-type="float">
            <text:p>7832</text:p>
          </table:table-cell>
          <table:table-cell office:value-type="float" office:value="9001705" calcext:value-type="float">
            <text:p>9001705</text:p>
          </table:table-cell>
          <table:table-cell table:formula="of:=[.E387]-[.I387]" office:value-type="float" office:value="0" calcext:value-type="float">
            <text:p>0</text:p>
          </table:table-cell>
          <table:table-cell table:formula="of:=[.F387]&lt;[.B387]" office:value-type="boolean" office:boolean-value="true" calcext:value-type="boolean">
            <text:p>TRUE</text:p>
          </table:table-cell>
          <table:table-cell table:formula="of:=[.F387]&lt;2*[.B3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-8-s991580855c9304111.ukp</text:p>
          </table:table-cell>
          <table:table-cell office:value-type="float" office:value="0.0259204" calcext:value-type="float">
            <text:p>0.0259204</text:p>
          </table:table-cell>
          <table:table-cell office:value-type="float" office:value="0.05" calcext:value-type="float">
            <text:p>0.05</text:p>
          </table:table-cell>
          <table:table-cell office:value-type="float" office:value="164324" calcext:value-type="float">
            <text:p>164324</text:p>
          </table:table-cell>
          <table:table-cell office:value-type="float" office:value="9304111" calcext:value-type="float">
            <text:p>930411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36" calcext:value-type="float">
            <text:p>6336</text:p>
          </table:table-cell>
          <table:table-cell office:value-type="float" office:value="9304111" calcext:value-type="float">
            <text:p>9304111</text:p>
          </table:table-cell>
          <table:table-cell table:formula="of:=[.E388]-[.I388]" office:value-type="float" office:value="0" calcext:value-type="float">
            <text:p>0</text:p>
          </table:table-cell>
          <table:table-cell table:formula="of:=[.F388]&lt;[.B388]" office:value-type="boolean" office:boolean-value="true" calcext:value-type="boolean">
            <text:p>TRUE</text:p>
          </table:table-cell>
          <table:table-cell table:formula="of:=[.F388]&lt;2*[.B38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-9-s126456688c5145104.ukp</text:p>
          </table:table-cell>
          <table:table-cell office:value-type="float" office:value="0.017998" calcext:value-type="float">
            <text:p>0.017998</text:p>
          </table:table-cell>
          <table:table-cell office:value-type="float" office:value="0.04" calcext:value-type="float">
            <text:p>0.04</text:p>
          </table:table-cell>
          <table:table-cell office:value-type="float" office:value="99308" calcext:value-type="float">
            <text:p>99308</text:p>
          </table:table-cell>
          <table:table-cell office:value-type="float" office:value="5145104" calcext:value-type="float">
            <text:p>514510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240" calcext:value-type="float">
            <text:p>8240</text:p>
          </table:table-cell>
          <table:table-cell office:value-type="float" office:value="5145104" calcext:value-type="float">
            <text:p>5145104</text:p>
          </table:table-cell>
          <table:table-cell table:formula="of:=[.E389]-[.I389]" office:value-type="float" office:value="0" calcext:value-type="float">
            <text:p>0</text:p>
          </table:table-cell>
          <table:table-cell table:formula="of:=[.F389]&lt;[.B389]" office:value-type="boolean" office:boolean-value="true" calcext:value-type="boolean">
            <text:p>TRUE</text:p>
          </table:table-cell>
          <table:table-cell table:formula="of:=[.F389]&lt;2*[.B38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-0-s827183242c5167895.ukp</text:p>
          </table:table-cell>
          <table:table-cell office:value-type="float" office:value="0.0148439" calcext:value-type="float">
            <text:p>0.0148439</text:p>
          </table:table-cell>
          <table:table-cell office:value-type="float" office:value="0.05" calcext:value-type="float">
            <text:p>0.05</text:p>
          </table:table-cell>
          <table:table-cell office:value-type="float" office:value="91992" calcext:value-type="float">
            <text:p>91992</text:p>
          </table:table-cell>
          <table:table-cell office:value-type="float" office:value="5167895" calcext:value-type="float">
            <text:p>516789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736" calcext:value-type="float">
            <text:p>7736</text:p>
          </table:table-cell>
          <table:table-cell office:value-type="float" office:value="5167895" calcext:value-type="float">
            <text:p>5167895</text:p>
          </table:table-cell>
          <table:table-cell table:formula="of:=[.E390]-[.I390]" office:value-type="float" office:value="0" calcext:value-type="float">
            <text:p>0</text:p>
          </table:table-cell>
          <table:table-cell table:formula="of:=[.F390]&lt;[.B390]" office:value-type="boolean" office:boolean-value="true" calcext:value-type="boolean">
            <text:p>TRUE</text:p>
          </table:table-cell>
          <table:table-cell table:formula="of:=[.F390]&lt;2*[.B3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-1-s843367405c8026498.ukp</text:p>
          </table:table-cell>
          <table:table-cell office:value-type="float" office:value="0.0231306" calcext:value-type="float">
            <text:p>0.0231306</text:p>
          </table:table-cell>
          <table:table-cell office:value-type="float" office:value="0.06" calcext:value-type="float">
            <text:p>0.06</text:p>
          </table:table-cell>
          <table:table-cell office:value-type="float" office:value="136788" calcext:value-type="float">
            <text:p>136788</text:p>
          </table:table-cell>
          <table:table-cell office:value-type="float" office:value="8026498" calcext:value-type="float">
            <text:p>802649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288" calcext:value-type="float">
            <text:p>8288</text:p>
          </table:table-cell>
          <table:table-cell office:value-type="float" office:value="8026498" calcext:value-type="float">
            <text:p>8026498</text:p>
          </table:table-cell>
          <table:table-cell table:formula="of:=[.E391]-[.I391]" office:value-type="float" office:value="0" calcext:value-type="float">
            <text:p>0</text:p>
          </table:table-cell>
          <table:table-cell table:formula="of:=[.F391]&lt;[.B391]" office:value-type="boolean" office:boolean-value="true" calcext:value-type="boolean">
            <text:p>TRUE</text:p>
          </table:table-cell>
          <table:table-cell table:formula="of:=[.F391]&lt;2*[.B3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-2-s528806317c6049764.ukp</text:p>
          </table:table-cell>
          <table:table-cell office:value-type="float" office:value="0.0178629" calcext:value-type="float">
            <text:p>0.0178629</text:p>
          </table:table-cell>
          <table:table-cell office:value-type="float" office:value="0.04" calcext:value-type="float">
            <text:p>0.04</text:p>
          </table:table-cell>
          <table:table-cell office:value-type="float" office:value="105816" calcext:value-type="float">
            <text:p>105816</text:p>
          </table:table-cell>
          <table:table-cell office:value-type="float" office:value="6049764" calcext:value-type="float">
            <text:p>604976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48" calcext:value-type="float">
            <text:p>6348</text:p>
          </table:table-cell>
          <table:table-cell office:value-type="float" office:value="6049764" calcext:value-type="float">
            <text:p>6049764</text:p>
          </table:table-cell>
          <table:table-cell table:formula="of:=[.E392]-[.I392]" office:value-type="float" office:value="0" calcext:value-type="float">
            <text:p>0</text:p>
          </table:table-cell>
          <table:table-cell table:formula="of:=[.F392]&lt;[.B392]" office:value-type="boolean" office:boolean-value="true" calcext:value-type="boolean">
            <text:p>TRUE</text:p>
          </table:table-cell>
          <table:table-cell table:formula="of:=[.F392]&lt;2*[.B39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-3-s780179313c8145215.ukp</text:p>
          </table:table-cell>
          <table:table-cell office:value-type="float" office:value="0.0207915" calcext:value-type="float">
            <text:p>0.0207915</text:p>
          </table:table-cell>
          <table:table-cell office:value-type="float" office:value="0.05" calcext:value-type="float">
            <text:p>0.05</text:p>
          </table:table-cell>
          <table:table-cell office:value-type="float" office:value="138372" calcext:value-type="float">
            <text:p>138372</text:p>
          </table:table-cell>
          <table:table-cell office:value-type="float" office:value="8145215" calcext:value-type="float">
            <text:p>814521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388" calcext:value-type="float">
            <text:p>8388</text:p>
          </table:table-cell>
          <table:table-cell office:value-type="float" office:value="8145215" calcext:value-type="float">
            <text:p>8145215</text:p>
          </table:table-cell>
          <table:table-cell table:formula="of:=[.E393]-[.I393]" office:value-type="float" office:value="0" calcext:value-type="float">
            <text:p>0</text:p>
          </table:table-cell>
          <table:table-cell table:formula="of:=[.F393]&lt;[.B393]" office:value-type="boolean" office:boolean-value="true" calcext:value-type="boolean">
            <text:p>TRUE</text:p>
          </table:table-cell>
          <table:table-cell table:formula="of:=[.F393]&lt;2*[.B39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-4-s721215008c6521493.ukp</text:p>
          </table:table-cell>
          <table:table-cell office:value-type="float" office:value="0.0177735" calcext:value-type="float">
            <text:p>0.0177735</text:p>
          </table:table-cell>
          <table:table-cell office:value-type="float" office:value="0.05" calcext:value-type="float">
            <text:p>0.05</text:p>
          </table:table-cell>
          <table:table-cell office:value-type="float" office:value="113288" calcext:value-type="float">
            <text:p>113288</text:p>
          </table:table-cell>
          <table:table-cell office:value-type="float" office:value="6521493" calcext:value-type="float">
            <text:p>652149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8" calcext:value-type="float">
            <text:p>6328</text:p>
          </table:table-cell>
          <table:table-cell office:value-type="float" office:value="6521493" calcext:value-type="float">
            <text:p>6521493</text:p>
          </table:table-cell>
          <table:table-cell table:formula="of:=[.E394]-[.I394]" office:value-type="float" office:value="0" calcext:value-type="float">
            <text:p>0</text:p>
          </table:table-cell>
          <table:table-cell table:formula="of:=[.F394]&lt;[.B394]" office:value-type="boolean" office:boolean-value="true" calcext:value-type="boolean">
            <text:p>TRUE</text:p>
          </table:table-cell>
          <table:table-cell table:formula="of:=[.F394]&lt;2*[.B39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-5-s110877071c9544190.ukp</text:p>
          </table:table-cell>
          <table:table-cell office:value-type="float" office:value="0.0235894" calcext:value-type="float">
            <text:p>0.0235894</text:p>
          </table:table-cell>
          <table:table-cell office:value-type="float" office:value="0.05" calcext:value-type="float">
            <text:p>0.05</text:p>
          </table:table-cell>
          <table:table-cell office:value-type="float" office:value="160524" calcext:value-type="float">
            <text:p>160524</text:p>
          </table:table-cell>
          <table:table-cell office:value-type="float" office:value="9544190" calcext:value-type="float">
            <text:p>954419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260" calcext:value-type="float">
            <text:p>8260</text:p>
          </table:table-cell>
          <table:table-cell office:value-type="float" office:value="9544190" calcext:value-type="float">
            <text:p>9544190</text:p>
          </table:table-cell>
          <table:table-cell table:formula="of:=[.E395]-[.I395]" office:value-type="float" office:value="0" calcext:value-type="float">
            <text:p>0</text:p>
          </table:table-cell>
          <table:table-cell table:formula="of:=[.F395]&lt;[.B395]" office:value-type="boolean" office:boolean-value="true" calcext:value-type="boolean">
            <text:p>TRUE</text:p>
          </table:table-cell>
          <table:table-cell table:formula="of:=[.F395]&lt;2*[.B3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-6-s227708629c9399032.ukp</text:p>
          </table:table-cell>
          <table:table-cell office:value-type="float" office:value="0.0234744" calcext:value-type="float">
            <text:p>0.0234744</text:p>
          </table:table-cell>
          <table:table-cell office:value-type="float" office:value="0.06" calcext:value-type="float">
            <text:p>0.06</text:p>
          </table:table-cell>
          <table:table-cell office:value-type="float" office:value="158032" calcext:value-type="float">
            <text:p>158032</text:p>
          </table:table-cell>
          <table:table-cell office:value-type="float" office:value="9399032" calcext:value-type="float">
            <text:p>939903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692" calcext:value-type="float">
            <text:p>7692</text:p>
          </table:table-cell>
          <table:table-cell office:value-type="float" office:value="9399032" calcext:value-type="float">
            <text:p>9399032</text:p>
          </table:table-cell>
          <table:table-cell table:formula="of:=[.E396]-[.I396]" office:value-type="float" office:value="0" calcext:value-type="float">
            <text:p>0</text:p>
          </table:table-cell>
          <table:table-cell table:formula="of:=[.F396]&lt;[.B396]" office:value-type="boolean" office:boolean-value="true" calcext:value-type="boolean">
            <text:p>TRUE</text:p>
          </table:table-cell>
          <table:table-cell table:formula="of:=[.F396]&lt;2*[.B39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-8-s991580855c7476595.ukp</text:p>
          </table:table-cell>
          <table:table-cell office:value-type="float" office:value="0.0198139" calcext:value-type="float">
            <text:p>0.0198139</text:p>
          </table:table-cell>
          <table:table-cell office:value-type="float" office:value="0.04" calcext:value-type="float">
            <text:p>0.04</text:p>
          </table:table-cell>
          <table:table-cell office:value-type="float" office:value="127988" calcext:value-type="float">
            <text:p>127988</text:p>
          </table:table-cell>
          <table:table-cell office:value-type="float" office:value="7476595" calcext:value-type="float">
            <text:p>747659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4" calcext:value-type="float">
            <text:p>6324</text:p>
          </table:table-cell>
          <table:table-cell office:value-type="float" office:value="7476595" calcext:value-type="float">
            <text:p>7476595</text:p>
          </table:table-cell>
          <table:table-cell table:formula="of:=[.E397]-[.I397]" office:value-type="float" office:value="0" calcext:value-type="float">
            <text:p>0</text:p>
          </table:table-cell>
          <table:table-cell table:formula="of:=[.F397]&lt;[.B397]" office:value-type="boolean" office:boolean-value="true" calcext:value-type="boolean">
            <text:p>TRUE</text:p>
          </table:table-cell>
          <table:table-cell table:formula="of:=[.F397]&lt;2*[.B3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-9-s126456688c5967640.ukp</text:p>
          </table:table-cell>
          <table:table-cell office:value-type="float" office:value="0.0167247" calcext:value-type="float">
            <text:p>0.0167247</text:p>
          </table:table-cell>
          <table:table-cell office:value-type="float" office:value="0.04" calcext:value-type="float">
            <text:p>0.04</text:p>
          </table:table-cell>
          <table:table-cell office:value-type="float" office:value="104608" calcext:value-type="float">
            <text:p>104608</text:p>
          </table:table-cell>
          <table:table-cell office:value-type="float" office:value="5967640" calcext:value-type="float">
            <text:p>596764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08" calcext:value-type="float">
            <text:p>6308</text:p>
          </table:table-cell>
          <table:table-cell office:value-type="float" office:value="5967640" calcext:value-type="float">
            <text:p>5967640</text:p>
          </table:table-cell>
          <table:table-cell table:formula="of:=[.E398]-[.I398]" office:value-type="float" office:value="0" calcext:value-type="float">
            <text:p>0</text:p>
          </table:table-cell>
          <table:table-cell table:formula="of:=[.F398]&lt;[.B398]" office:value-type="boolean" office:boolean-value="true" calcext:value-type="boolean">
            <text:p>TRUE</text:p>
          </table:table-cell>
          <table:table-cell table:formula="of:=[.F398]&lt;2*[.B3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-2-s528806317c6582099.ukp</text:p>
          </table:table-cell>
          <table:table-cell office:value-type="float" office:value="0.0168719" calcext:value-type="float">
            <text:p>0.0168719</text:p>
          </table:table-cell>
          <table:table-cell office:value-type="float" office:value="0.04" calcext:value-type="float">
            <text:p>0.04</text:p>
          </table:table-cell>
          <table:table-cell office:value-type="float" office:value="114280" calcext:value-type="float">
            <text:p>114280</text:p>
          </table:table-cell>
          <table:table-cell office:value-type="float" office:value="6582099" calcext:value-type="float">
            <text:p>6582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52" calcext:value-type="float">
            <text:p>7952</text:p>
          </table:table-cell>
          <table:table-cell office:value-type="float" office:value="6582099" calcext:value-type="float">
            <text:p>6582099</text:p>
          </table:table-cell>
          <table:table-cell table:formula="of:=[.E399]-[.I399]" office:value-type="float" office:value="0" calcext:value-type="float">
            <text:p>0</text:p>
          </table:table-cell>
          <table:table-cell table:formula="of:=[.F399]&lt;[.B399]" office:value-type="boolean" office:boolean-value="true" calcext:value-type="boolean">
            <text:p>TRUE</text:p>
          </table:table-cell>
          <table:table-cell table:formula="of:=[.F399]&lt;2*[.B39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-5-s110877071c9613324.ukp</text:p>
          </table:table-cell>
          <table:table-cell office:value-type="float" office:value="0.0269921" calcext:value-type="float">
            <text:p>0.0269921</text:p>
          </table:table-cell>
          <table:table-cell office:value-type="float" office:value="0.05" calcext:value-type="float">
            <text:p>0.05</text:p>
          </table:table-cell>
          <table:table-cell office:value-type="float" office:value="169172" calcext:value-type="float">
            <text:p>169172</text:p>
          </table:table-cell>
          <table:table-cell office:value-type="float" office:value="9613324" calcext:value-type="float">
            <text:p>9613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24" calcext:value-type="float">
            <text:p>6324</text:p>
          </table:table-cell>
          <table:table-cell office:value-type="float" office:value="9613324" calcext:value-type="float">
            <text:p>9613324</text:p>
          </table:table-cell>
          <table:table-cell table:formula="of:=[.E400]-[.I400]" office:value-type="float" office:value="0" calcext:value-type="float">
            <text:p>0</text:p>
          </table:table-cell>
          <table:table-cell table:formula="of:=[.F400]&lt;[.B400]" office:value-type="boolean" office:boolean-value="true" calcext:value-type="boolean">
            <text:p>TRUE</text:p>
          </table:table-cell>
          <table:table-cell table:formula="of:=[.F400]&lt;2*[.B40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-7-s177710744c6303581.ukp</text:p>
          </table:table-cell>
          <table:table-cell office:value-type="float" office:value="0.0170993" calcext:value-type="float">
            <text:p>0.0170993</text:p>
          </table:table-cell>
          <table:table-cell office:value-type="float" office:value="0.04" calcext:value-type="float">
            <text:p>0.04</text:p>
          </table:table-cell>
          <table:table-cell office:value-type="float" office:value="109968" calcext:value-type="float">
            <text:p>109968</text:p>
          </table:table-cell>
          <table:table-cell office:value-type="float" office:value="6303581" calcext:value-type="float">
            <text:p>6303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52" calcext:value-type="float">
            <text:p>6352</text:p>
          </table:table-cell>
          <table:table-cell office:value-type="float" office:value="6303581" calcext:value-type="float">
            <text:p>6303581</text:p>
          </table:table-cell>
          <table:table-cell table:formula="of:=[.E401]-[.I401]" office:value-type="float" office:value="0" calcext:value-type="float">
            <text:p>0</text:p>
          </table:table-cell>
          <table:table-cell table:formula="of:=[.F401]&lt;[.B400]" office:value-type="boolean" office:boolean-value="true" calcext:value-type="boolean">
            <text:p>TRUE</text:p>
          </table:table-cell>
          <table:table-cell table:formula="of:=[.F401]&lt;2*[.B401]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formula="of:=SUM([.B2:.B401])" office:value-type="float" office:value="33.6860943" calcext:value-type="float">
            <text:p>33.6860943</text:p>
          </table:table-cell>
          <table:table-cell table:formula="of:=SUM([.C2:.C401])" office:value-type="float" office:value="78.7299999999998" calcext:value-type="float">
            <text:p>78.73</text:p>
          </table:table-cell>
          <table:table-cell table:formula="of:=SUM([.D2:.D401])" office:value-type="float" office:value="53583748" calcext:value-type="float">
            <text:p>53583748</text:p>
          </table:table-cell>
          <table:table-cell/>
          <table:table-cell table:formula="of:=SUM([.F2:.F401])" office:value-type="float" office:value="2556.88629000002" calcext:value-type="float">
            <text:p>2556.88629</text:p>
          </table:table-cell>
          <table:table-cell table:formula="of:=SUM([.G2:.G401])" office:value-type="float" office:value="2558.72000000004" calcext:value-type="float">
            <text:p>2558.72</text:p>
          </table:table-cell>
          <table:table-cell table:formula="of:=SUM([.H2:.H401])" office:value-type="float" office:value="5310176" calcext:value-type="float">
            <text:p>5310176</text:p>
          </table:table-cell>
          <table:table-cell/>
          <table:table-cell table:formula="of:=SUM([.J2:.J401])" office:value-type="float" office:value="0" calcext:value-type="float">
            <text:p>0</text:p>
          </table:table-cell>
          <table:table-cell table:style-name="Default" table:formula="of:=SUM([.K2:.K401])" office:value-type="float" office:value="263" calcext:value-type="float">
            <text:p>263</text:p>
          </table:table-cell>
          <table:table-cell table:style-name="Default" table:formula="of:=SUM([.L2:.L401])"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[.B402]/400" office:value-type="float" office:value="0.08421523575" calcext:value-type="float">
            <text:p>0.08</text:p>
          </table:table-cell>
          <table:table-cell table:formula="of:=[.C402]/400" office:value-type="float" office:value="0.196824999999999" calcext:value-type="float">
            <text:p>0.196825</text:p>
          </table:table-cell>
          <table:table-cell table:formula="of:=[.D402]/400" office:value-type="float" office:value="133959.37" calcext:value-type="float">
            <text:p>133959.37</text:p>
          </table:table-cell>
          <table:table-cell/>
          <table:table-cell table:style-name="ce1" table:formula="of:=[.F402]/400" office:value-type="float" office:value="6.39221572500006" calcext:value-type="float">
            <text:p>6.39</text:p>
          </table:table-cell>
          <table:table-cell table:formula="of:=[.G402]/400" office:value-type="float" office:value="6.3968000000001" calcext:value-type="float">
            <text:p>6.3968</text:p>
          </table:table-cell>
          <table:table-cell table:formula="of:=[.H402]/400" office:value-type="float" office:value="13275.44" calcext:value-type="float">
            <text:p>13275.44</text:p>
          </table:table-cell>
          <table:table-cell table:number-columns-repeated="2"/>
          <table:table-cell table:style-name="Default" table:formula="of:=[.K402]/400" office:value-type="float" office:value="0.6575" calcext:value-type="float">
            <text:p>0.6575</text:p>
          </table:table-cell>
          <table:table-cell table:style-name="Default"/>
        </table:table-row>
        <table:table-row table:style-name="ro1">
          <table:table-cell office:value-type="string" calcext:value-type="string">
            <text:p>STD DV</text:p>
          </table:table-cell>
          <table:table-cell table:style-name="ce1" table:formula="of:=STDEV([.B2:.B401])" office:value-type="float" office:value="0.20356833704928" calcext:value-type="float">
            <text:p>0.20</text:p>
          </table:table-cell>
          <table:table-cell table:formula="of:=STDEV([.C2:.C401])" office:value-type="float" office:value="0.254349963898835" calcext:value-type="float">
            <text:p>0.2543499639</text:p>
          </table:table-cell>
          <table:table-cell table:formula="of:=STDEV([.D2:.D401])" office:value-type="float" office:value="22853.6986086133" calcext:value-type="float">
            <text:p>22853.6986086133</text:p>
          </table:table-cell>
          <table:table-cell/>
          <table:table-cell table:style-name="ce1" table:formula="of:=STDEV([.F2:.F401])" office:value-type="float" office:value="55.3285262822428" calcext:value-type="float">
            <text:p>55.33</text:p>
          </table:table-cell>
          <table:table-cell table:formula="of:=STDEV([.G2:.G401])" office:value-type="float" office:value="55.2987957625841" calcext:value-type="float">
            <text:p>55.2987957626</text:p>
          </table:table-cell>
          <table:table-cell table:formula="of:=STDEV([.H2:.H401])" office:value-type="float" office:value="6711.88941320831" calcext:value-type="float">
            <text:p>6711.8894132083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1" table:formula="of:=MIN([.B2:.B401])" office:value-type="float" office:value="0.0148439" calcext:value-type="float">
            <text:p>0.01</text:p>
          </table:table-cell>
          <table:table-cell table:formula="of:=MIN([.C2:.C401])" office:value-type="float" office:value="0.04" calcext:value-type="float">
            <text:p>0.04</text:p>
          </table:table-cell>
          <table:table-cell table:formula="of:=MIN([.D2:.D401])" office:value-type="float" office:value="89852" calcext:value-type="float">
            <text:p>89852</text:p>
          </table:table-cell>
          <table:table-cell/>
          <table:table-cell table:style-name="ce1" table:formula="of:=MIN([.F2:.F401])" office:value-type="float" office:value="0" calcext:value-type="float">
            <text:p>0.00</text:p>
          </table:table-cell>
          <table:table-cell table:formula="of:=MIN([.G2:.G401])" office:value-type="float" office:value="0" calcext:value-type="float">
            <text:p>0</text:p>
          </table:table-cell>
          <table:table-cell table:formula="of:=MIN([.H2:.H401])" office:value-type="float" office:value="6276" calcext:value-type="float">
            <text:p>6276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1" table:formula="of:=MAX([.B2:.B401])" office:value-type="float" office:value="1.41636" calcext:value-type="float">
            <text:p>1.42</text:p>
          </table:table-cell>
          <table:table-cell table:formula="of:=MAX([.C2:.C401])" office:value-type="float" office:value="1.73" calcext:value-type="float">
            <text:p>1.73</text:p>
          </table:table-cell>
          <table:table-cell table:formula="of:=MAX([.D2:.D401])" office:value-type="float" office:value="175668" calcext:value-type="float">
            <text:p>175668</text:p>
          </table:table-cell>
          <table:table-cell/>
          <table:table-cell table:style-name="ce1" table:formula="of:=MAX([.F2:.F401])" office:value-type="float" office:value="726.33993" calcext:value-type="float">
            <text:p>726.34</text:p>
          </table:table-cell>
          <table:table-cell table:formula="of:=MAX([.G2:.G401])" office:value-type="float" office:value="725.99" calcext:value-type="float">
            <text:p>725.99</text:p>
          </table:table-cell>
          <table:table-cell table:formula="of:=MAX([.H2:.H401])" office:value-type="float" office:value="53280" calcext:value-type="float">
            <text:p>5328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1" table:formula="of:=[.D403]/1000" office:value-type="float" office:value="133.95937" calcext:value-type="float">
            <text:p>133.96</text:p>
          </table:table-cell>
          <table:table-cell table:number-columns-repeated="3"/>
          <table:table-cell table:style-name="ce1" table:formula="of:=[.H403]/1000" office:value-type="float" office:value="13.27544" calcext:value-type="float">
            <text:p>13.28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1" table:formula="of:=[.D404]/1000" office:value-type="float" office:value="22.8536986086133" calcext:value-type="float">
            <text:p>22.85</text:p>
          </table:table-cell>
          <table:table-cell table:number-columns-repeated="3"/>
          <table:table-cell table:style-name="ce1" table:formula="of:=[.H404]/1000" office:value-type="float" office:value="6.71188941320831" calcext:value-type="float">
            <text:p>6.71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1" table:formula="of:=[.D405]/1000" office:value-type="float" office:value="89.852" calcext:value-type="float">
            <text:p>89.85</text:p>
          </table:table-cell>
          <table:table-cell table:number-columns-repeated="3"/>
          <table:table-cell table:style-name="ce1" table:formula="of:=[.H405]/1000" office:value-type="float" office:value="6.276" calcext:value-type="float">
            <text:p>6.28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1" table:formula="of:=[.D406]/1000" office:value-type="float" office:value="175.668" calcext:value-type="float">
            <text:p>175.67</text:p>
          </table:table-cell>
          <table:table-cell table:number-columns-repeated="3"/>
          <table:table-cell table:style-name="ce1" table:formula="of:=[.H406]/1000" office:value-type="float" office:value="53.28" calcext:value-type="float">
            <text:p>53.28</text:p>
          </table:table-cell>
          <table:table-cell table:number-columns-repeated="2"/>
          <table:table-cell table:style-name="Default" table:number-columns-repeated="2"/>
        </table:table-row>
      </table:table>
      <table:table table:name="Sheet2" table:style-name="ta1">
        <table:shapes>
          <draw:frame draw:z-index="0" draw:style-name="gr1" draw:text-style-name="P1" svg:width="159.99mm" svg:height="89.99mm" svg:x="357.9mm" svg:y="187.28mm">
            <draw:object draw:notify-on-update-of-ranges="Sheet2.B1:Sheet2.B1 Sheet2.B2:Sheet2.B361 Sheet2.F1:Sheet2.F1 Sheet2.F2:Sheet2.F36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358.46mm" svg:y="2.14mm">
            <draw:object draw:notify-on-update-of-ranges="Sheet2.C1:Sheet2.C1 Sheet2.C2:Sheet2.C361 Sheet2.G1:Sheet2.G1 Sheet2.G2:Sheet2.G36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59.99mm" svg:height="89.99mm" svg:x="352.32mm" svg:y="94.05mm">
            <draw:object draw:notify-on-update-of-ranges="Sheet2.D1:Sheet2.D1 Sheet2.D2:Sheet2.D361 Sheet2.H1:Sheet2.H1 Sheet2.H2:Sheet2.H36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" table:number-columns-repeated="10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UKP5 Internal Time (seconds)</text:p>
          </table:table-cell>
          <table:table-cell office:value-type="string" calcext:value-type="string">
            <text:p>UKP5 External Time (seconds)</text:p>
          </table:table-cell>
          <table:table-cell office:value-type="string" calcext:value-type="string">
            <text:p>UKP5 Max Memory Use (Kb)</text:p>
          </table:table-cell>
          <table:table-cell office:value-type="string" calcext:value-type="string">
            <text:p>UKP5 opt</text:p>
          </table:table-cell>
          <table:table-cell office:value-type="string" calcext:value-type="string">
            <text:p>Pyasukp Internal Time (seconds)</text:p>
          </table:table-cell>
          <table:table-cell office:value-type="string" calcext:value-type="string">
            <text:p>Pyasukp External Time (seconds)</text:p>
          </table:table-cell>
          <table:table-cell office:value-type="string" calcext:value-type="string">
            <text:p>Pyasukp Max Memory Use (Kb)</text:p>
          </table:table-cell>
          <table:table-cell office:value-type="string" calcext:value-type="string">
            <text:p>PYAsUKP opt</text:p>
          </table:table-cell>
          <table:table-cell office:value-type="string" calcext:value-type="string">
            <text:p>OPT DIFF</text:p>
          </table:table-cell>
          <table:table-cell table:style-name="Default" office:value-type="string" calcext:value-type="string">
            <text:p>Pyasukp is faster</text:p>
          </table:table-cell>
        </table:table-row>
        <table:table-row table:style-name="ro1">
          <table:table-cell office:value-type="string" calcext:value-type="string">
            <text:p>ss2_wmin50000wmax1000000n50000-9-s126456688c9703050.ukp</text:p>
          </table:table-cell>
          <table:table-cell office:value-type="float" office:value="0.0462778" calcext:value-type="float">
            <text:p>0.0462778</text:p>
          </table:table-cell>
          <table:table-cell office:value-type="float" office:value="0.16" calcext:value-type="float">
            <text:p>0.16</text:p>
          </table:table-cell>
          <table:table-cell office:value-type="float" office:value="170676" calcext:value-type="float">
            <text:p>170676</text:p>
          </table:table-cell>
          <table:table-cell office:value-type="float" office:value="9703050" calcext:value-type="float">
            <text:p>9703050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17680" calcext:value-type="float">
            <text:p>17680</text:p>
          </table:table-cell>
          <table:table-cell office:value-type="float" office:value="9703050" calcext:value-type="float">
            <text:p>9703050</text:p>
          </table:table-cell>
          <table:table-cell table:formula="of:=[.E2]-[.I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500000n10000-5-s110877071c5607406.ukp</text:p>
          </table:table-cell>
          <table:table-cell office:value-type="float" office:value="0.0380966" calcext:value-type="float">
            <text:p>0.0380966</text:p>
          </table:table-cell>
          <table:table-cell office:value-type="float" office:value="0.06" calcext:value-type="float">
            <text:p>0.06</text:p>
          </table:table-cell>
          <table:table-cell office:value-type="float" office:value="97228" calcext:value-type="float">
            <text:p>97228</text:p>
          </table:table-cell>
          <table:table-cell office:value-type="float" office:value="5607406" calcext:value-type="float">
            <text:p>5607406</text:p>
          </table:table-cell>
          <table:table-cell table:number-columns-repeated="2" office:value-type="float" office:value="0.79" calcext:value-type="float">
            <text:p>0.79</text:p>
          </table:table-cell>
          <table:table-cell office:value-type="float" office:value="9876" calcext:value-type="float">
            <text:p>9876</text:p>
          </table:table-cell>
          <table:table-cell office:value-type="float" office:value="5607406" calcext:value-type="float">
            <text:p>5607406</text:p>
          </table:table-cell>
          <table:table-cell table:formula="of:=[.E3]-[.I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20000-7-s177710744c8534173.ukp</text:p>
          </table:table-cell>
          <table:table-cell office:value-type="float" office:value="0.0320713" calcext:value-type="float">
            <text:p>0.0320713</text:p>
          </table:table-cell>
          <table:table-cell office:value-type="float" office:value="0.08" calcext:value-type="float">
            <text:p>0.08</text:p>
          </table:table-cell>
          <table:table-cell office:value-type="float" office:value="151844" calcext:value-type="float">
            <text:p>151844</text:p>
          </table:table-cell>
          <table:table-cell office:value-type="float" office:value="8534173" calcext:value-type="float">
            <text:p>8534173</text:p>
          </table:table-cell>
          <table:table-cell office:value-type="float" office:value="0.73333" calcext:value-type="float">
            <text:p>0.73333</text:p>
          </table:table-cell>
          <table:table-cell office:value-type="float" office:value="0.73" calcext:value-type="float">
            <text:p>0.73</text:p>
          </table:table-cell>
          <table:table-cell office:value-type="float" office:value="12372" calcext:value-type="float">
            <text:p>12372</text:p>
          </table:table-cell>
          <table:table-cell office:value-type="float" office:value="8534173" calcext:value-type="float">
            <text:p>8534173</text:p>
          </table:table-cell>
          <table:table-cell table:formula="of:=[.E4]-[.I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50000-3-s780179313c8602993.ukp</text:p>
          </table:table-cell>
          <table:table-cell office:value-type="float" office:value="0.0448367" calcext:value-type="float">
            <text:p>0.0448367</text:p>
          </table:table-cell>
          <table:table-cell office:value-type="float" office:value="0.16" calcext:value-type="float">
            <text:p>0.16</text:p>
          </table:table-cell>
          <table:table-cell office:value-type="float" office:value="153308" calcext:value-type="float">
            <text:p>153308</text:p>
          </table:table-cell>
          <table:table-cell office:value-type="float" office:value="8602993" calcext:value-type="float">
            <text:p>8602993</text:p>
          </table:table-cell>
          <table:table-cell office:value-type="float" office:value="0.71667" calcext:value-type="float">
            <text:p>0.71667</text:p>
          </table:table-cell>
          <table:table-cell office:value-type="float" office:value="0.72" calcext:value-type="float">
            <text:p>0.72</text:p>
          </table:table-cell>
          <table:table-cell office:value-type="float" office:value="17356" calcext:value-type="float">
            <text:p>17356</text:p>
          </table:table-cell>
          <table:table-cell office:value-type="float" office:value="8602993" calcext:value-type="float">
            <text:p>8602993</text:p>
          </table:table-cell>
          <table:table-cell table:formula="of:=[.E5]-[.I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1000000n10000-4-s721215008c7136910.ukp</text:p>
          </table:table-cell>
          <table:table-cell office:value-type="float" office:value="0.0393773" calcext:value-type="float">
            <text:p>0.0393773</text:p>
          </table:table-cell>
          <table:table-cell office:value-type="float" office:value="0.06" calcext:value-type="float">
            <text:p>0.06</text:p>
          </table:table-cell>
          <table:table-cell office:value-type="float" office:value="129008" calcext:value-type="float">
            <text:p>129008</text:p>
          </table:table-cell>
          <table:table-cell office:value-type="float" office:value="7136910" calcext:value-type="float">
            <text:p>7136910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9196" calcext:value-type="float">
            <text:p>9196</text:p>
          </table:table-cell>
          <table:table-cell office:value-type="float" office:value="7136910" calcext:value-type="float">
            <text:p>7136910</text:p>
          </table:table-cell>
          <table:table-cell table:formula="of:=[.E6]-[.I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20000-1-s843367405c9276533.ukp</text:p>
          </table:table-cell>
          <table:table-cell office:value-type="float" office:value="0.033317" calcext:value-type="float">
            <text:p>0.033317</text:p>
          </table:table-cell>
          <table:table-cell office:value-type="float" office:value="0.08" calcext:value-type="float">
            <text:p>0.08</text:p>
          </table:table-cell>
          <table:table-cell office:value-type="float" office:value="163532" calcext:value-type="float">
            <text:p>163532</text:p>
          </table:table-cell>
          <table:table-cell office:value-type="float" office:value="9276533" calcext:value-type="float">
            <text:p>9276533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11488" calcext:value-type="float">
            <text:p>11488</text:p>
          </table:table-cell>
          <table:table-cell office:value-type="float" office:value="9276533" calcext:value-type="float">
            <text:p>9276533</text:p>
          </table:table-cell>
          <table:table-cell table:formula="of:=[.E7]-[.I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20000-5-s110877071c5054794.ukp</text:p>
          </table:table-cell>
          <table:table-cell office:value-type="float" office:value="0.0274287" calcext:value-type="float">
            <text:p>0.0274287</text:p>
          </table:table-cell>
          <table:table-cell office:value-type="float" office:value="0.07" calcext:value-type="float">
            <text:p>0.07</text:p>
          </table:table-cell>
          <table:table-cell office:value-type="float" office:value="89852" calcext:value-type="float">
            <text:p>89852</text:p>
          </table:table-cell>
          <table:table-cell office:value-type="float" office:value="5054794" calcext:value-type="float">
            <text:p>5054794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11424" calcext:value-type="float">
            <text:p>11424</text:p>
          </table:table-cell>
          <table:table-cell office:value-type="float" office:value="5054794" calcext:value-type="float">
            <text:p>5054794</text:p>
          </table:table-cell>
          <table:table-cell table:formula="of:=[.E8]-[.I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10000-6-s227708629c9447477.ukp</text:p>
          </table:table-cell>
          <table:table-cell office:value-type="float" office:value="0.0320548" calcext:value-type="float">
            <text:p>0.0320548</text:p>
          </table:table-cell>
          <table:table-cell office:value-type="float" office:value="0.05" calcext:value-type="float">
            <text:p>0.05</text:p>
          </table:table-cell>
          <table:table-cell office:value-type="float" office:value="165780" calcext:value-type="float">
            <text:p>165780</text:p>
          </table:table-cell>
          <table:table-cell office:value-type="float" office:value="9447477" calcext:value-type="float">
            <text:p>9447477</text:p>
          </table:table-cell>
          <table:table-cell office:value-type="float" office:value="0.46333" calcext:value-type="float">
            <text:p>0.46333</text:p>
          </table:table-cell>
          <table:table-cell office:value-type="float" office:value="0.47" calcext:value-type="float">
            <text:p>0.47</text:p>
          </table:table-cell>
          <table:table-cell office:value-type="float" office:value="9180" calcext:value-type="float">
            <text:p>9180</text:p>
          </table:table-cell>
          <table:table-cell office:value-type="float" office:value="9447477" calcext:value-type="float">
            <text:p>9447477</text:p>
          </table:table-cell>
          <table:table-cell table:formula="of:=[.E9]-[.I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10000-8-s991580855c5050915.ukp</text:p>
          </table:table-cell>
          <table:table-cell office:value-type="float" office:value="0.0232812" calcext:value-type="float">
            <text:p>0.0232812</text:p>
          </table:table-cell>
          <table:table-cell office:value-type="float" office:value="0.05" calcext:value-type="float">
            <text:p>0.05</text:p>
          </table:table-cell>
          <table:table-cell office:value-type="float" office:value="97332" calcext:value-type="float">
            <text:p>97332</text:p>
          </table:table-cell>
          <table:table-cell office:value-type="float" office:value="5050915" calcext:value-type="float">
            <text:p>5050915</text:p>
          </table:table-cell>
          <table:table-cell office:value-type="float" office:value="0.41667" calcext:value-type="float">
            <text:p>0.41667</text:p>
          </table:table-cell>
          <table:table-cell office:value-type="float" office:value="0.42" calcext:value-type="float">
            <text:p>0.42</text:p>
          </table:table-cell>
          <table:table-cell office:value-type="float" office:value="9744" calcext:value-type="float">
            <text:p>9744</text:p>
          </table:table-cell>
          <table:table-cell office:value-type="float" office:value="5050915" calcext:value-type="float">
            <text:p>5050915</text:p>
          </table:table-cell>
          <table:table-cell table:formula="of:=[.E10]-[.I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1000000n10000-3-s780179313c8629250.ukp</text:p>
          </table:table-cell>
          <table:table-cell office:value-type="float" office:value="0.0415581" calcext:value-type="float">
            <text:p>0.0415581</text:p>
          </table:table-cell>
          <table:table-cell office:value-type="float" office:value="0.06" calcext:value-type="float">
            <text:p>0.06</text:p>
          </table:table-cell>
          <table:table-cell office:value-type="float" office:value="152208" calcext:value-type="float">
            <text:p>152208</text:p>
          </table:table-cell>
          <table:table-cell office:value-type="float" office:value="8629250" calcext:value-type="float">
            <text:p>8629250</text:p>
          </table:table-cell>
          <table:table-cell office:value-type="float" office:value="0.40667" calcext:value-type="float">
            <text:p>0.40667</text:p>
          </table:table-cell>
          <table:table-cell office:value-type="float" office:value="0.4" calcext:value-type="float">
            <text:p>0.4</text:p>
          </table:table-cell>
          <table:table-cell office:value-type="float" office:value="9284" calcext:value-type="float">
            <text:p>9284</text:p>
          </table:table-cell>
          <table:table-cell office:value-type="float" office:value="8629250" calcext:value-type="float">
            <text:p>8629250</text:p>
          </table:table-cell>
          <table:table-cell table:formula="of:=[.E11]-[.I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10000-3-s780179313c7306233.ukp</text:p>
          </table:table-cell>
          <table:table-cell office:value-type="float" office:value="0.0275433" calcext:value-type="float">
            <text:p>0.0275433</text:p>
          </table:table-cell>
          <table:table-cell office:value-type="float" office:value="0.06" calcext:value-type="float">
            <text:p>0.06</text:p>
          </table:table-cell>
          <table:table-cell office:value-type="float" office:value="132320" calcext:value-type="float">
            <text:p>132320</text:p>
          </table:table-cell>
          <table:table-cell office:value-type="float" office:value="7306233" calcext:value-type="float">
            <text:p>7306233</text:p>
          </table:table-cell>
          <table:table-cell office:value-type="float" office:value="0.38667" calcext:value-type="float">
            <text:p>0.38667</text:p>
          </table:table-cell>
          <table:table-cell office:value-type="float" office:value="0.39" calcext:value-type="float">
            <text:p>0.39</text:p>
          </table:table-cell>
          <table:table-cell office:value-type="float" office:value="9328" calcext:value-type="float">
            <text:p>9328</text:p>
          </table:table-cell>
          <table:table-cell office:value-type="float" office:value="7306233" calcext:value-type="float">
            <text:p>7306233</text:p>
          </table:table-cell>
          <table:table-cell table:formula="of:=[.E12]-[.I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1000000n10000-1-s843367405c9823590.ukp</text:p>
          </table:table-cell>
          <table:table-cell office:value-type="float" office:value="0.0463603" calcext:value-type="float">
            <text:p>0.0463603</text:p>
          </table:table-cell>
          <table:table-cell office:value-type="float" office:value="0.08" calcext:value-type="float">
            <text:p>0.08</text:p>
          </table:table-cell>
          <table:table-cell office:value-type="float" office:value="171020" calcext:value-type="float">
            <text:p>171020</text:p>
          </table:table-cell>
          <table:table-cell office:value-type="float" office:value="9823590" calcext:value-type="float">
            <text:p>9823590</text:p>
          </table:table-cell>
          <table:table-cell office:value-type="float" office:value="0.36333" calcext:value-type="float">
            <text:p>0.36333</text:p>
          </table:table-cell>
          <table:table-cell office:value-type="float" office:value="0.36" calcext:value-type="float">
            <text:p>0.36</text:p>
          </table:table-cell>
          <table:table-cell office:value-type="float" office:value="9248" calcext:value-type="float">
            <text:p>9248</text:p>
          </table:table-cell>
          <table:table-cell office:value-type="float" office:value="9823590" calcext:value-type="float">
            <text:p>9823590</text:p>
          </table:table-cell>
          <table:table-cell table:formula="of:=[.E13]-[.I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10000-3-s780179313c6463990.ukp</text:p>
          </table:table-cell>
          <table:table-cell office:value-type="float" office:value="0.0239385" calcext:value-type="float">
            <text:p>0.0239385</text:p>
          </table:table-cell>
          <table:table-cell office:value-type="float" office:value="0.06" calcext:value-type="float">
            <text:p>0.06</text:p>
          </table:table-cell>
          <table:table-cell office:value-type="float" office:value="111356" calcext:value-type="float">
            <text:p>111356</text:p>
          </table:table-cell>
          <table:table-cell office:value-type="float" office:value="6463990" calcext:value-type="float">
            <text:p>6463990</text:p>
          </table:table-cell>
          <table:table-cell office:value-type="float" office:value="0.35333" calcext:value-type="float">
            <text:p>0.35333</text:p>
          </table:table-cell>
          <table:table-cell office:value-type="float" office:value="0.35" calcext:value-type="float">
            <text:p>0.35</text:p>
          </table:table-cell>
          <table:table-cell office:value-type="float" office:value="9220" calcext:value-type="float">
            <text:p>9220</text:p>
          </table:table-cell>
          <table:table-cell office:value-type="float" office:value="6463990" calcext:value-type="float">
            <text:p>6463990</text:p>
          </table:table-cell>
          <table:table-cell table:formula="of:=[.E14]-[.I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20000-6-s227708629c9014326.ukp</text:p>
          </table:table-cell>
          <table:table-cell office:value-type="float" office:value="0.0318858" calcext:value-type="float">
            <text:p>0.0318858</text:p>
          </table:table-cell>
          <table:table-cell office:value-type="float" office:value="0.08" calcext:value-type="float">
            <text:p>0.08</text:p>
          </table:table-cell>
          <table:table-cell office:value-type="float" office:value="159556" calcext:value-type="float">
            <text:p>159556</text:p>
          </table:table-cell>
          <table:table-cell office:value-type="float" office:value="9014326" calcext:value-type="float">
            <text:p>9014326</text:p>
          </table:table-cell>
          <table:table-cell office:value-type="float" office:value="0.32333" calcext:value-type="float">
            <text:p>0.32333</text:p>
          </table:table-cell>
          <table:table-cell office:value-type="float" office:value="0.32" calcext:value-type="float">
            <text:p>0.32</text:p>
          </table:table-cell>
          <table:table-cell office:value-type="float" office:value="10688" calcext:value-type="float">
            <text:p>10688</text:p>
          </table:table-cell>
          <table:table-cell office:value-type="float" office:value="9014326" calcext:value-type="float">
            <text:p>9014326</text:p>
          </table:table-cell>
          <table:table-cell table:formula="of:=[.E15]-[.I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1000000n10000-9-s126456688c8117372.ukp</text:p>
          </table:table-cell>
          <table:table-cell office:value-type="float" office:value="0.0509987" calcext:value-type="float">
            <text:p>0.0509987</text:p>
          </table:table-cell>
          <table:table-cell office:value-type="float" office:value="0.08" calcext:value-type="float">
            <text:p>0.08</text:p>
          </table:table-cell>
          <table:table-cell office:value-type="float" office:value="144328" calcext:value-type="float">
            <text:p>144328</text:p>
          </table:table-cell>
          <table:table-cell office:value-type="float" office:value="8117372" calcext:value-type="float">
            <text:p>8117372</text:p>
          </table:table-cell>
          <table:table-cell office:value-type="float" office:value="0.23667" calcext:value-type="float">
            <text:p>0.23667</text:p>
          </table:table-cell>
          <table:table-cell office:value-type="float" office:value="0.24" calcext:value-type="float">
            <text:p>0.24</text:p>
          </table:table-cell>
          <table:table-cell office:value-type="float" office:value="9220" calcext:value-type="float">
            <text:p>9220</text:p>
          </table:table-cell>
          <table:table-cell office:value-type="float" office:value="8117372" calcext:value-type="float">
            <text:p>8117372</text:p>
          </table:table-cell>
          <table:table-cell table:formula="of:=[.E16]-[.I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1000000n100000-3-s780179313c7805226.ukp</text:p>
          </table:table-cell>
          <table:table-cell office:value-type="float" office:value="0.367473" calcext:value-type="float">
            <text:p>0.367473</text:p>
          </table:table-cell>
          <table:table-cell office:value-type="float" office:value="0.68" calcext:value-type="float">
            <text:p>0.68</text:p>
          </table:table-cell>
          <table:table-cell office:value-type="float" office:value="141160" calcext:value-type="float">
            <text:p>141160</text:p>
          </table:table-cell>
          <table:table-cell office:value-type="float" office:value="7805226" calcext:value-type="float">
            <text:p>7805226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21076" calcext:value-type="float">
            <text:p>21076</text:p>
          </table:table-cell>
          <table:table-cell office:value-type="float" office:value="7805226" calcext:value-type="float">
            <text:p>7805226</text:p>
          </table:table-cell>
          <table:table-cell table:formula="of:=[.E17]-[.I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1000000n100000-9-s126456688c5484996.ukp</text:p>
          </table:table-cell>
          <table:table-cell office:value-type="float" office:value="0.327058" calcext:value-type="float">
            <text:p>0.327058</text:p>
          </table:table-cell>
          <table:table-cell office:value-type="float" office:value="0.59" calcext:value-type="float">
            <text:p>0.59</text:p>
          </table:table-cell>
          <table:table-cell office:value-type="float" office:value="104612" calcext:value-type="float">
            <text:p>104612</text:p>
          </table:table-cell>
          <table:table-cell office:value-type="float" office:value="5484996" calcext:value-type="float">
            <text:p>5484996</text:p>
          </table:table-cell>
          <table:table-cell office:value-type="float" office:value="0.10333" calcext:value-type="float">
            <text:p>0.10333</text:p>
          </table:table-cell>
          <table:table-cell office:value-type="float" office:value="0.14" calcext:value-type="float">
            <text:p>0.14</text:p>
          </table:table-cell>
          <table:table-cell office:value-type="float" office:value="20832" calcext:value-type="float">
            <text:p>20832</text:p>
          </table:table-cell>
          <table:table-cell office:value-type="float" office:value="5484996" calcext:value-type="float">
            <text:p>5484996</text:p>
          </table:table-cell>
          <table:table-cell table:formula="of:=[.E18]-[.I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1000000n100000-7-s177710744c9575550.ukp</text:p>
          </table:table-cell>
          <table:table-cell office:value-type="float" office:value="0.30793" calcext:value-type="float">
            <text:p>0.30793</text:p>
          </table:table-cell>
          <table:table-cell office:value-type="float" office:value="0.55" calcext:value-type="float">
            <text:p>0.55</text:p>
          </table:table-cell>
          <table:table-cell office:value-type="float" office:value="169016" calcext:value-type="float">
            <text:p>169016</text:p>
          </table:table-cell>
          <table:table-cell office:value-type="float" office:value="9575550" calcext:value-type="float">
            <text:p>9575550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21212" calcext:value-type="float">
            <text:p>21212</text:p>
          </table:table-cell>
          <table:table-cell office:value-type="float" office:value="9575550" calcext:value-type="float">
            <text:p>9575550</text:p>
          </table:table-cell>
          <table:table-cell table:formula="of:=[.E19]-[.I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500000n100000-0-s827183242c6445610.ukp</text:p>
          </table:table-cell>
          <table:table-cell office:value-type="float" office:value="1.41636" calcext:value-type="float">
            <text:p>1.41636</text:p>
          </table:table-cell>
          <table:table-cell office:value-type="float" office:value="1.73" calcext:value-type="float">
            <text:p>1.73</text:p>
          </table:table-cell>
          <table:table-cell office:value-type="float" office:value="112324" calcext:value-type="float">
            <text:p>112324</text:p>
          </table:table-cell>
          <table:table-cell office:value-type="float" office:value="6445610" calcext:value-type="float">
            <text:p>6445610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9" calcext:value-type="float">
            <text:p>0.09</text:p>
          </table:table-cell>
          <table:table-cell office:value-type="float" office:value="20456" calcext:value-type="float">
            <text:p>20456</text:p>
          </table:table-cell>
          <table:table-cell office:value-type="float" office:value="6445610" calcext:value-type="float">
            <text:p>6445610</text:p>
          </table:table-cell>
          <table:table-cell table:formula="of:=[.E20]-[.I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500000n100000-3-s780179313c5957947.ukp</text:p>
          </table:table-cell>
          <table:table-cell office:value-type="float" office:value="1.34986" calcext:value-type="float">
            <text:p>1.34986</text:p>
          </table:table-cell>
          <table:table-cell office:value-type="float" office:value="1.66" calcext:value-type="float">
            <text:p>1.66</text:p>
          </table:table-cell>
          <table:table-cell office:value-type="float" office:value="104780" calcext:value-type="float">
            <text:p>104780</text:p>
          </table:table-cell>
          <table:table-cell office:value-type="float" office:value="5957947" calcext:value-type="float">
            <text:p>5957947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20456" calcext:value-type="float">
            <text:p>20456</text:p>
          </table:table-cell>
          <table:table-cell office:value-type="float" office:value="5957947" calcext:value-type="float">
            <text:p>5957947</text:p>
          </table:table-cell>
          <table:table-cell table:formula="of:=[.E21]-[.I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500000n100000-4-s721215008c5392939.ukp</text:p>
          </table:table-cell>
          <table:table-cell office:value-type="float" office:value="1.39008" calcext:value-type="float">
            <text:p>1.39008</text:p>
          </table:table-cell>
          <table:table-cell office:value-type="float" office:value="1.7" calcext:value-type="float">
            <text:p>1.7</text:p>
          </table:table-cell>
          <table:table-cell office:value-type="float" office:value="95928" calcext:value-type="float">
            <text:p>95928</text:p>
          </table:table-cell>
          <table:table-cell office:value-type="float" office:value="5392939" calcext:value-type="float">
            <text:p>5392939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20536" calcext:value-type="float">
            <text:p>20536</text:p>
          </table:table-cell>
          <table:table-cell office:value-type="float" office:value="5392939" calcext:value-type="float">
            <text:p>5392939</text:p>
          </table:table-cell>
          <table:table-cell table:formula="of:=[.E22]-[.I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500000n100000-5-s110877071c6028911.ukp</text:p>
          </table:table-cell>
          <table:table-cell office:value-type="float" office:value="1.25032" calcext:value-type="float">
            <text:p>1.25032</text:p>
          </table:table-cell>
          <table:table-cell office:value-type="float" office:value="1.55" calcext:value-type="float">
            <text:p>1.55</text:p>
          </table:table-cell>
          <table:table-cell office:value-type="float" office:value="105348" calcext:value-type="float">
            <text:p>105348</text:p>
          </table:table-cell>
          <table:table-cell office:value-type="float" office:value="6028911" calcext:value-type="float">
            <text:p>6028911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20532" calcext:value-type="float">
            <text:p>20532</text:p>
          </table:table-cell>
          <table:table-cell office:value-type="float" office:value="6028911" calcext:value-type="float">
            <text:p>6028911</text:p>
          </table:table-cell>
          <table:table-cell table:formula="of:=[.E23]-[.I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1000000n100000-1-s843367405c5761519.ukp</text:p>
          </table:table-cell>
          <table:table-cell office:value-type="float" office:value="0.289815" calcext:value-type="float">
            <text:p>0.289815</text:p>
          </table:table-cell>
          <table:table-cell office:value-type="float" office:value="0.54" calcext:value-type="float">
            <text:p>0.54</text:p>
          </table:table-cell>
          <table:table-cell office:value-type="float" office:value="108900" calcext:value-type="float">
            <text:p>108900</text:p>
          </table:table-cell>
          <table:table-cell office:value-type="float" office:value="5761519" calcext:value-type="float">
            <text:p>5761519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8" calcext:value-type="float">
            <text:p>0.08</text:p>
          </table:table-cell>
          <table:table-cell office:value-type="float" office:value="20436" calcext:value-type="float">
            <text:p>20436</text:p>
          </table:table-cell>
          <table:table-cell office:value-type="float" office:value="5761519" calcext:value-type="float">
            <text:p>5761519</text:p>
          </table:table-cell>
          <table:table-cell table:formula="of:=[.E24]-[.I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500000n100000-2-s528806317c5026805.ukp</text:p>
          </table:table-cell>
          <table:table-cell office:value-type="float" office:value="1.40773" calcext:value-type="float">
            <text:p>1.40773</text:p>
          </table:table-cell>
          <table:table-cell office:value-type="float" office:value="1.72" calcext:value-type="float">
            <text:p>1.72</text:p>
          </table:table-cell>
          <table:table-cell office:value-type="float" office:value="89868" calcext:value-type="float">
            <text:p>89868</text:p>
          </table:table-cell>
          <table:table-cell office:value-type="float" office:value="5026805" calcext:value-type="float">
            <text:p>5026805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9" calcext:value-type="float">
            <text:p>0.09</text:p>
          </table:table-cell>
          <table:table-cell office:value-type="float" office:value="20460" calcext:value-type="float">
            <text:p>20460</text:p>
          </table:table-cell>
          <table:table-cell office:value-type="float" office:value="5026805" calcext:value-type="float">
            <text:p>5026805</text:p>
          </table:table-cell>
          <table:table-cell table:formula="of:=[.E25]-[.I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100000-0-s827183242c9151889.ukp</text:p>
          </table:table-cell>
          <table:table-cell office:value-type="float" office:value="0.0858973" calcext:value-type="float">
            <text:p>0.0858973</text:p>
          </table:table-cell>
          <table:table-cell office:value-type="float" office:value="0.33" calcext:value-type="float">
            <text:p>0.33</text:p>
          </table:table-cell>
          <table:table-cell office:value-type="float" office:value="162564" calcext:value-type="float">
            <text:p>162564</text:p>
          </table:table-cell>
          <table:table-cell office:value-type="float" office:value="9151889" calcext:value-type="float">
            <text:p>9151889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8" calcext:value-type="float">
            <text:p>0.08</text:p>
          </table:table-cell>
          <table:table-cell office:value-type="float" office:value="20452" calcext:value-type="float">
            <text:p>20452</text:p>
          </table:table-cell>
          <table:table-cell office:value-type="float" office:value="9151889" calcext:value-type="float">
            <text:p>9151889</text:p>
          </table:table-cell>
          <table:table-cell table:formula="of:=[.E26]-[.I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100000-6-s227708629c5293440.ukp</text:p>
          </table:table-cell>
          <table:table-cell office:value-type="float" office:value="0.0806074" calcext:value-type="float">
            <text:p>0.0806074</text:p>
          </table:table-cell>
          <table:table-cell office:value-type="float" office:value="0.33" calcext:value-type="float">
            <text:p>0.33</text:p>
          </table:table-cell>
          <table:table-cell office:value-type="float" office:value="102348" calcext:value-type="float">
            <text:p>102348</text:p>
          </table:table-cell>
          <table:table-cell office:value-type="float" office:value="5293440" calcext:value-type="float">
            <text:p>5293440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8" calcext:value-type="float">
            <text:p>0.08</text:p>
          </table:table-cell>
          <table:table-cell office:value-type="float" office:value="20552" calcext:value-type="float">
            <text:p>20552</text:p>
          </table:table-cell>
          <table:table-cell office:value-type="float" office:value="5293440" calcext:value-type="float">
            <text:p>5293440</text:p>
          </table:table-cell>
          <table:table-cell table:formula="of:=[.E27]-[.I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1000000n50000-0-s827183242c8631812.ukp</text:p>
          </table:table-cell>
          <table:table-cell office:value-type="float" office:value="0.121758" calcext:value-type="float">
            <text:p>0.121758</text:p>
          </table:table-cell>
          <table:table-cell office:value-type="float" office:value="0.24" calcext:value-type="float">
            <text:p>0.24</text:p>
          </table:table-cell>
          <table:table-cell office:value-type="float" office:value="153072" calcext:value-type="float">
            <text:p>153072</text:p>
          </table:table-cell>
          <table:table-cell office:value-type="float" office:value="8631812" calcext:value-type="float">
            <text:p>8631812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7" calcext:value-type="float">
            <text:p>0.07</text:p>
          </table:table-cell>
          <table:table-cell office:value-type="float" office:value="12744" calcext:value-type="float">
            <text:p>12744</text:p>
          </table:table-cell>
          <table:table-cell office:value-type="float" office:value="8631812" calcext:value-type="float">
            <text:p>8631812</text:p>
          </table:table-cell>
          <table:table-cell table:formula="of:=[.E28]-[.I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100000-4-s721215008c6687096.ukp</text:p>
          </table:table-cell>
          <table:table-cell office:value-type="float" office:value="0.0840652" calcext:value-type="float">
            <text:p>0.0840652</text:p>
          </table:table-cell>
          <table:table-cell office:value-type="float" office:value="0.33" calcext:value-type="float">
            <text:p>0.33</text:p>
          </table:table-cell>
          <table:table-cell office:value-type="float" office:value="124272" calcext:value-type="float">
            <text:p>124272</text:p>
          </table:table-cell>
          <table:table-cell office:value-type="float" office:value="6687096" calcext:value-type="float">
            <text:p>6687096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40" calcext:value-type="float">
            <text:p>20440</text:p>
          </table:table-cell>
          <table:table-cell office:value-type="float" office:value="6687096" calcext:value-type="float">
            <text:p>6687096</text:p>
          </table:table-cell>
          <table:table-cell table:formula="of:=[.E29]-[.I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100000-5-s110877071c6689288.ukp</text:p>
          </table:table-cell>
          <table:table-cell office:value-type="float" office:value="0.0822977" calcext:value-type="float">
            <text:p>0.0822977</text:p>
          </table:table-cell>
          <table:table-cell office:value-type="float" office:value="0.33" calcext:value-type="float">
            <text:p>0.33</text:p>
          </table:table-cell>
          <table:table-cell office:value-type="float" office:value="124984" calcext:value-type="float">
            <text:p>124984</text:p>
          </table:table-cell>
          <table:table-cell office:value-type="float" office:value="6689288" calcext:value-type="float">
            <text:p>6689288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8" calcext:value-type="float">
            <text:p>0.08</text:p>
          </table:table-cell>
          <table:table-cell office:value-type="float" office:value="20464" calcext:value-type="float">
            <text:p>20464</text:p>
          </table:table-cell>
          <table:table-cell office:value-type="float" office:value="6689288" calcext:value-type="float">
            <text:p>6689288</text:p>
          </table:table-cell>
          <table:table-cell table:formula="of:=[.E30]-[.I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100000-2-s528806317c7006308.ukp</text:p>
          </table:table-cell>
          <table:table-cell office:value-type="float" office:value="0.229416" calcext:value-type="float">
            <text:p>0.229416</text:p>
          </table:table-cell>
          <table:table-cell office:value-type="float" office:value="0.48" calcext:value-type="float">
            <text:p>0.48</text:p>
          </table:table-cell>
          <table:table-cell office:value-type="float" office:value="121272" calcext:value-type="float">
            <text:p>121272</text:p>
          </table:table-cell>
          <table:table-cell office:value-type="float" office:value="7006308" calcext:value-type="float">
            <text:p>7006308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7" calcext:value-type="float">
            <text:p>0.07</text:p>
          </table:table-cell>
          <table:table-cell office:value-type="float" office:value="21692" calcext:value-type="float">
            <text:p>21692</text:p>
          </table:table-cell>
          <table:table-cell office:value-type="float" office:value="7006308" calcext:value-type="float">
            <text:p>7006308</text:p>
          </table:table-cell>
          <table:table-cell table:formula="of:=[.E31]-[.I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100000-8-s991580855c5019366.ukp</text:p>
          </table:table-cell>
          <table:table-cell office:value-type="float" office:value="0.230559" calcext:value-type="float">
            <text:p>0.230559</text:p>
          </table:table-cell>
          <table:table-cell office:value-type="float" office:value="0.48" calcext:value-type="float">
            <text:p>0.48</text:p>
          </table:table-cell>
          <table:table-cell office:value-type="float" office:value="90860" calcext:value-type="float">
            <text:p>90860</text:p>
          </table:table-cell>
          <table:table-cell office:value-type="float" office:value="5019366" calcext:value-type="float">
            <text:p>5019366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8" calcext:value-type="float">
            <text:p>0.08</text:p>
          </table:table-cell>
          <table:table-cell office:value-type="float" office:value="20544" calcext:value-type="float">
            <text:p>20544</text:p>
          </table:table-cell>
          <table:table-cell office:value-type="float" office:value="5019366" calcext:value-type="float">
            <text:p>5019366</text:p>
          </table:table-cell>
          <table:table-cell table:formula="of:=[.E32]-[.I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1000000n100000-4-s721215008c5743225.ukp</text:p>
          </table:table-cell>
          <table:table-cell office:value-type="float" office:value="0.348723" calcext:value-type="float">
            <text:p>0.348723</text:p>
          </table:table-cell>
          <table:table-cell office:value-type="float" office:value="0.66" calcext:value-type="float">
            <text:p>0.66</text:p>
          </table:table-cell>
          <table:table-cell office:value-type="float" office:value="108868" calcext:value-type="float">
            <text:p>108868</text:p>
          </table:table-cell>
          <table:table-cell office:value-type="float" office:value="5743225" calcext:value-type="float">
            <text:p>5743225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20484" calcext:value-type="float">
            <text:p>20484</text:p>
          </table:table-cell>
          <table:table-cell office:value-type="float" office:value="5743225" calcext:value-type="float">
            <text:p>5743225</text:p>
          </table:table-cell>
          <table:table-cell table:formula="of:=[.E33]-[.I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1000000n50000-8-s991580855c7632172.ukp</text:p>
          </table:table-cell>
          <table:table-cell office:value-type="float" office:value="0.113974" calcext:value-type="float">
            <text:p>0.113974</text:p>
          </table:table-cell>
          <table:table-cell office:value-type="float" office:value="0.25" calcext:value-type="float">
            <text:p>0.25</text:p>
          </table:table-cell>
          <table:table-cell office:value-type="float" office:value="137568" calcext:value-type="float">
            <text:p>137568</text:p>
          </table:table-cell>
          <table:table-cell office:value-type="float" office:value="7632172" calcext:value-type="float">
            <text:p>7632172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12728" calcext:value-type="float">
            <text:p>12728</text:p>
          </table:table-cell>
          <table:table-cell office:value-type="float" office:value="7632172" calcext:value-type="float">
            <text:p>7632172</text:p>
          </table:table-cell>
          <table:table-cell table:formula="of:=[.E34]-[.I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500000n100000-8-s991580855c6717334.ukp</text:p>
          </table:table-cell>
          <table:table-cell office:value-type="float" office:value="1.10476" calcext:value-type="float">
            <text:p>1.10476</text:p>
          </table:table-cell>
          <table:table-cell office:value-type="float" office:value="1.36" calcext:value-type="float">
            <text:p>1.36</text:p>
          </table:table-cell>
          <table:table-cell office:value-type="float" office:value="116104" calcext:value-type="float">
            <text:p>116104</text:p>
          </table:table-cell>
          <table:table-cell office:value-type="float" office:value="6717334" calcext:value-type="float">
            <text:p>6717334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21780" calcext:value-type="float">
            <text:p>21780</text:p>
          </table:table-cell>
          <table:table-cell office:value-type="float" office:value="6717334" calcext:value-type="float">
            <text:p>6717334</text:p>
          </table:table-cell>
          <table:table-cell table:formula="of:=[.E35]-[.I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500000n50000-9-s126456688c5817019.ukp</text:p>
          </table:table-cell>
          <table:table-cell office:value-type="float" office:value="0.334538" calcext:value-type="float">
            <text:p>0.334538</text:p>
          </table:table-cell>
          <table:table-cell office:value-type="float" office:value="0.45" calcext:value-type="float">
            <text:p>0.45</text:p>
          </table:table-cell>
          <table:table-cell office:value-type="float" office:value="101316" calcext:value-type="float">
            <text:p>101316</text:p>
          </table:table-cell>
          <table:table-cell office:value-type="float" office:value="5817019" calcext:value-type="float">
            <text:p>5817019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12600" calcext:value-type="float">
            <text:p>12600</text:p>
          </table:table-cell>
          <table:table-cell office:value-type="float" office:value="5817019" calcext:value-type="float">
            <text:p>5817019</text:p>
          </table:table-cell>
          <table:table-cell table:formula="of:=[.E36]-[.I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100000-2-s528806317c8085387.ukp</text:p>
          </table:table-cell>
          <table:table-cell office:value-type="float" office:value="0.0838728" calcext:value-type="float">
            <text:p>0.0838728</text:p>
          </table:table-cell>
          <table:table-cell office:value-type="float" office:value="0.33" calcext:value-type="float">
            <text:p>0.33</text:p>
          </table:table-cell>
          <table:table-cell office:value-type="float" office:value="146116" calcext:value-type="float">
            <text:p>146116</text:p>
          </table:table-cell>
          <table:table-cell office:value-type="float" office:value="8085387" calcext:value-type="float">
            <text:p>8085387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21768" calcext:value-type="float">
            <text:p>21768</text:p>
          </table:table-cell>
          <table:table-cell office:value-type="float" office:value="8085387" calcext:value-type="float">
            <text:p>8085387</text:p>
          </table:table-cell>
          <table:table-cell table:formula="of:=[.E37]-[.I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100000-3-s780179313c6000935.ukp</text:p>
          </table:table-cell>
          <table:table-cell office:value-type="float" office:value="0.0823023" calcext:value-type="float">
            <text:p>0.0823023</text:p>
          </table:table-cell>
          <table:table-cell office:value-type="float" office:value="0.33" calcext:value-type="float">
            <text:p>0.33</text:p>
          </table:table-cell>
          <table:table-cell office:value-type="float" office:value="113556" calcext:value-type="float">
            <text:p>113556</text:p>
          </table:table-cell>
          <table:table-cell office:value-type="float" office:value="6000935" calcext:value-type="float">
            <text:p>6000935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20436" calcext:value-type="float">
            <text:p>20436</text:p>
          </table:table-cell>
          <table:table-cell office:value-type="float" office:value="6000935" calcext:value-type="float">
            <text:p>6000935</text:p>
          </table:table-cell>
          <table:table-cell table:formula="of:=[.E38]-[.I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100000-0-s827183242c8206021.ukp</text:p>
          </table:table-cell>
          <table:table-cell office:value-type="float" office:value="0.2336" calcext:value-type="float">
            <text:p>0.2336</text:p>
          </table:table-cell>
          <table:table-cell office:value-type="float" office:value="0.48" calcext:value-type="float">
            <text:p>0.48</text:p>
          </table:table-cell>
          <table:table-cell office:value-type="float" office:value="140016" calcext:value-type="float">
            <text:p>140016</text:p>
          </table:table-cell>
          <table:table-cell office:value-type="float" office:value="8206021" calcext:value-type="float">
            <text:p>8206021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20468" calcext:value-type="float">
            <text:p>20468</text:p>
          </table:table-cell>
          <table:table-cell office:value-type="float" office:value="8206021" calcext:value-type="float">
            <text:p>8206021</text:p>
          </table:table-cell>
          <table:table-cell table:formula="of:=[.E39]-[.I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100000-3-s780179313c7299273.ukp</text:p>
          </table:table-cell>
          <table:table-cell office:value-type="float" office:value="0.231993" calcext:value-type="float">
            <text:p>0.231993</text:p>
          </table:table-cell>
          <table:table-cell office:value-type="float" office:value="0.48" calcext:value-type="float">
            <text:p>0.48</text:p>
          </table:table-cell>
          <table:table-cell office:value-type="float" office:value="126440" calcext:value-type="float">
            <text:p>126440</text:p>
          </table:table-cell>
          <table:table-cell office:value-type="float" office:value="7299273" calcext:value-type="float">
            <text:p>7299273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20536" calcext:value-type="float">
            <text:p>20536</text:p>
          </table:table-cell>
          <table:table-cell office:value-type="float" office:value="7299273" calcext:value-type="float">
            <text:p>7299273</text:p>
          </table:table-cell>
          <table:table-cell table:formula="of:=[.E40]-[.I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100000-7-s177710744c8735124.ukp</text:p>
          </table:table-cell>
          <table:table-cell office:value-type="float" office:value="0.232802" calcext:value-type="float">
            <text:p>0.232802</text:p>
          </table:table-cell>
          <table:table-cell office:value-type="float" office:value="0.48" calcext:value-type="float">
            <text:p>0.48</text:p>
          </table:table-cell>
          <table:table-cell office:value-type="float" office:value="148256" calcext:value-type="float">
            <text:p>148256</text:p>
          </table:table-cell>
          <table:table-cell office:value-type="float" office:value="8735124" calcext:value-type="float">
            <text:p>8735124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20384" calcext:value-type="float">
            <text:p>20384</text:p>
          </table:table-cell>
          <table:table-cell office:value-type="float" office:value="8735124" calcext:value-type="float">
            <text:p>8735124</text:p>
          </table:table-cell>
          <table:table-cell table:formula="of:=[.E41]-[.I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1000000n100000-8-s991580855c5891284.ukp</text:p>
          </table:table-cell>
          <table:table-cell office:value-type="float" office:value="0.287257" calcext:value-type="float">
            <text:p>0.287257</text:p>
          </table:table-cell>
          <table:table-cell office:value-type="float" office:value="0.54" calcext:value-type="float">
            <text:p>0.54</text:p>
          </table:table-cell>
          <table:table-cell office:value-type="float" office:value="111140" calcext:value-type="float">
            <text:p>111140</text:p>
          </table:table-cell>
          <table:table-cell office:value-type="float" office:value="5891284" calcext:value-type="float">
            <text:p>589128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60" calcext:value-type="float">
            <text:p>20460</text:p>
          </table:table-cell>
          <table:table-cell office:value-type="float" office:value="5891284" calcext:value-type="float">
            <text:p>5891284</text:p>
          </table:table-cell>
          <table:table-cell table:formula="of:=[.E42]-[.I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1000000n50000-1-s843367405c6537152.ukp</text:p>
          </table:table-cell>
          <table:table-cell office:value-type="float" office:value="0.103254" calcext:value-type="float">
            <text:p>0.103254</text:p>
          </table:table-cell>
          <table:table-cell office:value-type="float" office:value="0.22" calcext:value-type="float">
            <text:p>0.22</text:p>
          </table:table-cell>
          <table:table-cell office:value-type="float" office:value="120412" calcext:value-type="float">
            <text:p>120412</text:p>
          </table:table-cell>
          <table:table-cell office:value-type="float" office:value="6537152" calcext:value-type="float">
            <text:p>6537152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5" calcext:value-type="float">
            <text:p>0.05</text:p>
          </table:table-cell>
          <table:table-cell office:value-type="float" office:value="12640" calcext:value-type="float">
            <text:p>12640</text:p>
          </table:table-cell>
          <table:table-cell office:value-type="float" office:value="6537152" calcext:value-type="float">
            <text:p>6537152</text:p>
          </table:table-cell>
          <table:table-cell table:formula="of:=[.E43]-[.I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100000-4-s721215008c8591530.ukp</text:p>
          </table:table-cell>
          <table:table-cell office:value-type="float" office:value="0.0318327" calcext:value-type="float">
            <text:p>0.0318327</text:p>
          </table:table-cell>
          <table:table-cell office:value-type="float" office:value="0.27" calcext:value-type="float">
            <text:p>0.27</text:p>
          </table:table-cell>
          <table:table-cell office:value-type="float" office:value="154596" calcext:value-type="float">
            <text:p>154596</text:p>
          </table:table-cell>
          <table:table-cell office:value-type="float" office:value="8591530" calcext:value-type="float">
            <text:p>8591530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36" calcext:value-type="float">
            <text:p>20436</text:p>
          </table:table-cell>
          <table:table-cell office:value-type="float" office:value="8591530" calcext:value-type="float">
            <text:p>8591530</text:p>
          </table:table-cell>
          <table:table-cell table:formula="of:=[.E44]-[.I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100000-8-s991580855c6376994.ukp</text:p>
          </table:table-cell>
          <table:table-cell office:value-type="float" office:value="0.027144" calcext:value-type="float">
            <text:p>0.027144</text:p>
          </table:table-cell>
          <table:table-cell office:value-type="float" office:value="0.28" calcext:value-type="float">
            <text:p>0.28</text:p>
          </table:table-cell>
          <table:table-cell office:value-type="float" office:value="120724" calcext:value-type="float">
            <text:p>120724</text:p>
          </table:table-cell>
          <table:table-cell office:value-type="float" office:value="6376994" calcext:value-type="float">
            <text:p>637699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68" calcext:value-type="float">
            <text:p>20468</text:p>
          </table:table-cell>
          <table:table-cell office:value-type="float" office:value="6376994" calcext:value-type="float">
            <text:p>6376994</text:p>
          </table:table-cell>
          <table:table-cell table:formula="of:=[.E45]-[.I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100000-9-s126456688c5106568.ukp</text:p>
          </table:table-cell>
          <table:table-cell office:value-type="float" office:value="0.0245953" calcext:value-type="float">
            <text:p>0.0245953</text:p>
          </table:table-cell>
          <table:table-cell office:value-type="float" office:value="0.28" calcext:value-type="float">
            <text:p>0.28</text:p>
          </table:table-cell>
          <table:table-cell office:value-type="float" office:value="100040" calcext:value-type="float">
            <text:p>100040</text:p>
          </table:table-cell>
          <table:table-cell office:value-type="float" office:value="5106568" calcext:value-type="float">
            <text:p>5106568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80" calcext:value-type="float">
            <text:p>20480</text:p>
          </table:table-cell>
          <table:table-cell office:value-type="float" office:value="5106568" calcext:value-type="float">
            <text:p>5106568</text:p>
          </table:table-cell>
          <table:table-cell table:formula="of:=[.E46]-[.I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50000-6-s227708629c6359014.ukp</text:p>
          </table:table-cell>
          <table:table-cell office:value-type="float" office:value="0.0226604" calcext:value-type="float">
            <text:p>0.0226604</text:p>
          </table:table-cell>
          <table:table-cell office:value-type="float" office:value="0.14" calcext:value-type="float">
            <text:p>0.14</text:p>
          </table:table-cell>
          <table:table-cell office:value-type="float" office:value="118724" calcext:value-type="float">
            <text:p>118724</text:p>
          </table:table-cell>
          <table:table-cell office:value-type="float" office:value="6359014" calcext:value-type="float">
            <text:p>635901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5" calcext:value-type="float">
            <text:p>0.05</text:p>
          </table:table-cell>
          <table:table-cell office:value-type="float" office:value="12604" calcext:value-type="float">
            <text:p>12604</text:p>
          </table:table-cell>
          <table:table-cell office:value-type="float" office:value="6359014" calcext:value-type="float">
            <text:p>6359014</text:p>
          </table:table-cell>
          <table:table-cell table:formula="of:=[.E47]-[.I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100000-1-s843367405c8300531.ukp</text:p>
          </table:table-cell>
          <table:table-cell office:value-type="float" office:value="0.0289892" calcext:value-type="float">
            <text:p>0.0289892</text:p>
          </table:table-cell>
          <table:table-cell office:value-type="float" office:value="0.27" calcext:value-type="float">
            <text:p>0.27</text:p>
          </table:table-cell>
          <table:table-cell office:value-type="float" office:value="142180" calcext:value-type="float">
            <text:p>142180</text:p>
          </table:table-cell>
          <table:table-cell office:value-type="float" office:value="8300531" calcext:value-type="float">
            <text:p>8300531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532" calcext:value-type="float">
            <text:p>20532</text:p>
          </table:table-cell>
          <table:table-cell office:value-type="float" office:value="8300531" calcext:value-type="float">
            <text:p>8300531</text:p>
          </table:table-cell>
          <table:table-cell table:formula="of:=[.E48]-[.I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100000-5-s110877071c7324523.ukp</text:p>
          </table:table-cell>
          <table:table-cell office:value-type="float" office:value="0.0290052" calcext:value-type="float">
            <text:p>0.0290052</text:p>
          </table:table-cell>
          <table:table-cell office:value-type="float" office:value="0.26" calcext:value-type="float">
            <text:p>0.26</text:p>
          </table:table-cell>
          <table:table-cell office:value-type="float" office:value="127308" calcext:value-type="float">
            <text:p>127308</text:p>
          </table:table-cell>
          <table:table-cell office:value-type="float" office:value="7324523" calcext:value-type="float">
            <text:p>7324523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64" calcext:value-type="float">
            <text:p>20464</text:p>
          </table:table-cell>
          <table:table-cell office:value-type="float" office:value="7324523" calcext:value-type="float">
            <text:p>7324523</text:p>
          </table:table-cell>
          <table:table-cell table:formula="of:=[.E49]-[.I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100000-6-s227708629c9001498.ukp</text:p>
          </table:table-cell>
          <table:table-cell office:value-type="float" office:value="0.0315272" calcext:value-type="float">
            <text:p>0.0315272</text:p>
          </table:table-cell>
          <table:table-cell office:value-type="float" office:value="0.27" calcext:value-type="float">
            <text:p>0.27</text:p>
          </table:table-cell>
          <table:table-cell office:value-type="float" office:value="153192" calcext:value-type="float">
            <text:p>153192</text:p>
          </table:table-cell>
          <table:table-cell office:value-type="float" office:value="9001498" calcext:value-type="float">
            <text:p>9001498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60" calcext:value-type="float">
            <text:p>20460</text:p>
          </table:table-cell>
          <table:table-cell office:value-type="float" office:value="9001498" calcext:value-type="float">
            <text:p>9001498</text:p>
          </table:table-cell>
          <table:table-cell table:formula="of:=[.E50]-[.I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100000-7-s177710744c6881787.ukp</text:p>
          </table:table-cell>
          <table:table-cell office:value-type="float" office:value="0.027862" calcext:value-type="float">
            <text:p>0.027862</text:p>
          </table:table-cell>
          <table:table-cell office:value-type="float" office:value="0.26" calcext:value-type="float">
            <text:p>0.26</text:p>
          </table:table-cell>
          <table:table-cell office:value-type="float" office:value="119908" calcext:value-type="float">
            <text:p>119908</text:p>
          </table:table-cell>
          <table:table-cell office:value-type="float" office:value="6881787" calcext:value-type="float">
            <text:p>6881787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96" calcext:value-type="float">
            <text:p>20496</text:p>
          </table:table-cell>
          <table:table-cell office:value-type="float" office:value="6881787" calcext:value-type="float">
            <text:p>6881787</text:p>
          </table:table-cell>
          <table:table-cell table:formula="of:=[.E51]-[.I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100000-8-s991580855c7924401.ukp</text:p>
          </table:table-cell>
          <table:table-cell office:value-type="float" office:value="0.0293685" calcext:value-type="float">
            <text:p>0.0293685</text:p>
          </table:table-cell>
          <table:table-cell office:value-type="float" office:value="0.27" calcext:value-type="float">
            <text:p>0.27</text:p>
          </table:table-cell>
          <table:table-cell office:value-type="float" office:value="136324" calcext:value-type="float">
            <text:p>136324</text:p>
          </table:table-cell>
          <table:table-cell office:value-type="float" office:value="7924401" calcext:value-type="float">
            <text:p>7924401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536" calcext:value-type="float">
            <text:p>20536</text:p>
          </table:table-cell>
          <table:table-cell office:value-type="float" office:value="7924401" calcext:value-type="float">
            <text:p>7924401</text:p>
          </table:table-cell>
          <table:table-cell table:formula="of:=[.E52]-[.I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100000-9-s126456688c7780875.ukp</text:p>
          </table:table-cell>
          <table:table-cell office:value-type="float" office:value="0.0294517" calcext:value-type="float">
            <text:p>0.0294517</text:p>
          </table:table-cell>
          <table:table-cell office:value-type="float" office:value="0.27" calcext:value-type="float">
            <text:p>0.27</text:p>
          </table:table-cell>
          <table:table-cell office:value-type="float" office:value="134764" calcext:value-type="float">
            <text:p>134764</text:p>
          </table:table-cell>
          <table:table-cell office:value-type="float" office:value="7780875" calcext:value-type="float">
            <text:p>7780875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40" calcext:value-type="float">
            <text:p>20440</text:p>
          </table:table-cell>
          <table:table-cell office:value-type="float" office:value="7780875" calcext:value-type="float">
            <text:p>7780875</text:p>
          </table:table-cell>
          <table:table-cell table:formula="of:=[.E53]-[.I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100000-0-s827183242c7949644.ukp</text:p>
          </table:table-cell>
          <table:table-cell office:value-type="float" office:value="0.0286932" calcext:value-type="float">
            <text:p>0.0286932</text:p>
          </table:table-cell>
          <table:table-cell office:value-type="float" office:value="0.27" calcext:value-type="float">
            <text:p>0.27</text:p>
          </table:table-cell>
          <table:table-cell office:value-type="float" office:value="145580" calcext:value-type="float">
            <text:p>145580</text:p>
          </table:table-cell>
          <table:table-cell office:value-type="float" office:value="7949644" calcext:value-type="float">
            <text:p>794964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68" calcext:value-type="float">
            <text:p>20468</text:p>
          </table:table-cell>
          <table:table-cell office:value-type="float" office:value="7949644" calcext:value-type="float">
            <text:p>7949644</text:p>
          </table:table-cell>
          <table:table-cell table:formula="of:=[.E54]-[.I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100000-1-s843367405c7260154.ukp</text:p>
          </table:table-cell>
          <table:table-cell office:value-type="float" office:value="0.0269046" calcext:value-type="float">
            <text:p>0.0269046</text:p>
          </table:table-cell>
          <table:table-cell office:value-type="float" office:value="0.26" calcext:value-type="float">
            <text:p>0.26</text:p>
          </table:table-cell>
          <table:table-cell office:value-type="float" office:value="134712" calcext:value-type="float">
            <text:p>134712</text:p>
          </table:table-cell>
          <table:table-cell office:value-type="float" office:value="7260154" calcext:value-type="float">
            <text:p>726015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1796" calcext:value-type="float">
            <text:p>21796</text:p>
          </table:table-cell>
          <table:table-cell office:value-type="float" office:value="7260154" calcext:value-type="float">
            <text:p>7260154</text:p>
          </table:table-cell>
          <table:table-cell table:formula="of:=[.E55]-[.I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100000-3-s780179313c9635417.ukp</text:p>
          </table:table-cell>
          <table:table-cell office:value-type="float" office:value="0.0307307" calcext:value-type="float">
            <text:p>0.0307307</text:p>
          </table:table-cell>
          <table:table-cell office:value-type="float" office:value="0.27" calcext:value-type="float">
            <text:p>0.27</text:p>
          </table:table-cell>
          <table:table-cell office:value-type="float" office:value="171244" calcext:value-type="float">
            <text:p>171244</text:p>
          </table:table-cell>
          <table:table-cell office:value-type="float" office:value="9635417" calcext:value-type="float">
            <text:p>9635417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76" calcext:value-type="float">
            <text:p>20476</text:p>
          </table:table-cell>
          <table:table-cell office:value-type="float" office:value="9635417" calcext:value-type="float">
            <text:p>9635417</text:p>
          </table:table-cell>
          <table:table-cell table:formula="of:=[.E56]-[.I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100000-5-s110877071c8628574.ukp</text:p>
          </table:table-cell>
          <table:table-cell office:value-type="float" office:value="0.0291644" calcext:value-type="float">
            <text:p>0.0291644</text:p>
          </table:table-cell>
          <table:table-cell office:value-type="float" office:value="0.27" calcext:value-type="float">
            <text:p>0.27</text:p>
          </table:table-cell>
          <table:table-cell office:value-type="float" office:value="155516" calcext:value-type="float">
            <text:p>155516</text:p>
          </table:table-cell>
          <table:table-cell office:value-type="float" office:value="8628574" calcext:value-type="float">
            <text:p>862857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36" calcext:value-type="float">
            <text:p>20436</text:p>
          </table:table-cell>
          <table:table-cell office:value-type="float" office:value="8628574" calcext:value-type="float">
            <text:p>8628574</text:p>
          </table:table-cell>
          <table:table-cell table:formula="of:=[.E57]-[.I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100000-7-s177710744c6639938.ukp</text:p>
          </table:table-cell>
          <table:table-cell office:value-type="float" office:value="0.0253129" calcext:value-type="float">
            <text:p>0.0253129</text:p>
          </table:table-cell>
          <table:table-cell office:value-type="float" office:value="0.27" calcext:value-type="float">
            <text:p>0.27</text:p>
          </table:table-cell>
          <table:table-cell office:value-type="float" office:value="124272" calcext:value-type="float">
            <text:p>124272</text:p>
          </table:table-cell>
          <table:table-cell office:value-type="float" office:value="6639938" calcext:value-type="float">
            <text:p>6639938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64" calcext:value-type="float">
            <text:p>20464</text:p>
          </table:table-cell>
          <table:table-cell office:value-type="float" office:value="6639938" calcext:value-type="float">
            <text:p>6639938</text:p>
          </table:table-cell>
          <table:table-cell table:formula="of:=[.E58]-[.I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100000-2-s528806317c7250302.ukp</text:p>
          </table:table-cell>
          <table:table-cell office:value-type="float" office:value="0.0244365" calcext:value-type="float">
            <text:p>0.0244365</text:p>
          </table:table-cell>
          <table:table-cell office:value-type="float" office:value="0.26" calcext:value-type="float">
            <text:p>0.26</text:p>
          </table:table-cell>
          <table:table-cell office:value-type="float" office:value="126016" calcext:value-type="float">
            <text:p>126016</text:p>
          </table:table-cell>
          <table:table-cell office:value-type="float" office:value="7250302" calcext:value-type="float">
            <text:p>7250302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92" calcext:value-type="float">
            <text:p>20492</text:p>
          </table:table-cell>
          <table:table-cell office:value-type="float" office:value="7250302" calcext:value-type="float">
            <text:p>7250302</text:p>
          </table:table-cell>
          <table:table-cell table:formula="of:=[.E59]-[.I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100000-4-s721215008c8171746.ukp</text:p>
          </table:table-cell>
          <table:table-cell office:value-type="float" office:value="0.0233681" calcext:value-type="float">
            <text:p>0.0233681</text:p>
          </table:table-cell>
          <table:table-cell office:value-type="float" office:value="0.25" calcext:value-type="float">
            <text:p>0.25</text:p>
          </table:table-cell>
          <table:table-cell office:value-type="float" office:value="140320" calcext:value-type="float">
            <text:p>140320</text:p>
          </table:table-cell>
          <table:table-cell office:value-type="float" office:value="8171746" calcext:value-type="float">
            <text:p>8171746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508" calcext:value-type="float">
            <text:p>20508</text:p>
          </table:table-cell>
          <table:table-cell office:value-type="float" office:value="8171746" calcext:value-type="float">
            <text:p>8171746</text:p>
          </table:table-cell>
          <table:table-cell table:formula="of:=[.E60]-[.I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100000-9-s126456688c9200490.ukp</text:p>
          </table:table-cell>
          <table:table-cell office:value-type="float" office:value="0.087483" calcext:value-type="float">
            <text:p>0.087483</text:p>
          </table:table-cell>
          <table:table-cell office:value-type="float" office:value="0.34" calcext:value-type="float">
            <text:p>0.34</text:p>
          </table:table-cell>
          <table:table-cell office:value-type="float" office:value="163676" calcext:value-type="float">
            <text:p>163676</text:p>
          </table:table-cell>
          <table:table-cell office:value-type="float" office:value="9200490" calcext:value-type="float">
            <text:p>9200490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1880" calcext:value-type="float">
            <text:p>21880</text:p>
          </table:table-cell>
          <table:table-cell office:value-type="float" office:value="9200490" calcext:value-type="float">
            <text:p>9200490</text:p>
          </table:table-cell>
          <table:table-cell table:formula="of:=[.E61]-[.I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100000-4-s721215008c7749816.ukp</text:p>
          </table:table-cell>
          <table:table-cell office:value-type="float" office:value="0.230829" calcext:value-type="float">
            <text:p>0.230829</text:p>
          </table:table-cell>
          <table:table-cell office:value-type="float" office:value="0.47" calcext:value-type="float">
            <text:p>0.47</text:p>
          </table:table-cell>
          <table:table-cell office:value-type="float" office:value="133476" calcext:value-type="float">
            <text:p>133476</text:p>
          </table:table-cell>
          <table:table-cell office:value-type="float" office:value="7749816" calcext:value-type="float">
            <text:p>7749816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60" calcext:value-type="float">
            <text:p>20460</text:p>
          </table:table-cell>
          <table:table-cell office:value-type="float" office:value="7749816" calcext:value-type="float">
            <text:p>7749816</text:p>
          </table:table-cell>
          <table:table-cell table:formula="of:=[.E62]-[.I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100000-5-s110877071c9264056.ukp</text:p>
          </table:table-cell>
          <table:table-cell office:value-type="float" office:value="0.236262" calcext:value-type="float">
            <text:p>0.236262</text:p>
          </table:table-cell>
          <table:table-cell office:value-type="float" office:value="0.49" calcext:value-type="float">
            <text:p>0.49</text:p>
          </table:table-cell>
          <table:table-cell office:value-type="float" office:value="156932" calcext:value-type="float">
            <text:p>156932</text:p>
          </table:table-cell>
          <table:table-cell office:value-type="float" office:value="9264056" calcext:value-type="float">
            <text:p>9264056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12" calcext:value-type="float">
            <text:p>20412</text:p>
          </table:table-cell>
          <table:table-cell office:value-type="float" office:value="9264056" calcext:value-type="float">
            <text:p>9264056</text:p>
          </table:table-cell>
          <table:table-cell table:formula="of:=[.E63]-[.I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100000-9-s126456688c6144577.ukp</text:p>
          </table:table-cell>
          <table:table-cell office:value-type="float" office:value="0.226273" calcext:value-type="float">
            <text:p>0.226273</text:p>
          </table:table-cell>
          <table:table-cell office:value-type="float" office:value="0.48" calcext:value-type="float">
            <text:p>0.48</text:p>
          </table:table-cell>
          <table:table-cell office:value-type="float" office:value="108228" calcext:value-type="float">
            <text:p>108228</text:p>
          </table:table-cell>
          <table:table-cell office:value-type="float" office:value="6144577" calcext:value-type="float">
            <text:p>6144577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384" calcext:value-type="float">
            <text:p>20384</text:p>
          </table:table-cell>
          <table:table-cell office:value-type="float" office:value="6144577" calcext:value-type="float">
            <text:p>6144577</text:p>
          </table:table-cell>
          <table:table-cell table:formula="of:=[.E64]-[.I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50000-5-s110877071c8730975.ukp</text:p>
          </table:table-cell>
          <table:table-cell office:value-type="float" office:value="0.0861673" calcext:value-type="float">
            <text:p>0.0861673</text:p>
          </table:table-cell>
          <table:table-cell office:value-type="float" office:value="0.21" calcext:value-type="float">
            <text:p>0.21</text:p>
          </table:table-cell>
          <table:table-cell office:value-type="float" office:value="147564" calcext:value-type="float">
            <text:p>147564</text:p>
          </table:table-cell>
          <table:table-cell office:value-type="float" office:value="8730975" calcext:value-type="float">
            <text:p>8730975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5" calcext:value-type="float">
            <text:p>0.05</text:p>
          </table:table-cell>
          <table:table-cell office:value-type="float" office:value="12784" calcext:value-type="float">
            <text:p>12784</text:p>
          </table:table-cell>
          <table:table-cell office:value-type="float" office:value="8730975" calcext:value-type="float">
            <text:p>8730975</text:p>
          </table:table-cell>
          <table:table-cell table:formula="of:=[.E65]-[.I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100000-4-s721215008c7051771.ukp</text:p>
          </table:table-cell>
          <table:table-cell office:value-type="float" office:value="0.0266484" calcext:value-type="float">
            <text:p>0.0266484</text:p>
          </table:table-cell>
          <table:table-cell office:value-type="float" office:value="0.27" calcext:value-type="float">
            <text:p>0.27</text:p>
          </table:table-cell>
          <table:table-cell office:value-type="float" office:value="130712" calcext:value-type="float">
            <text:p>130712</text:p>
          </table:table-cell>
          <table:table-cell office:value-type="float" office:value="7051771" calcext:value-type="float">
            <text:p>7051771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12" calcext:value-type="float">
            <text:p>20412</text:p>
          </table:table-cell>
          <table:table-cell office:value-type="float" office:value="7051771" calcext:value-type="float">
            <text:p>7051771</text:p>
          </table:table-cell>
          <table:table-cell table:formula="of:=[.E66]-[.I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100000-6-s227708629c7372757.ukp</text:p>
          </table:table-cell>
          <table:table-cell office:value-type="float" office:value="0.0298389" calcext:value-type="float">
            <text:p>0.0298389</text:p>
          </table:table-cell>
          <table:table-cell office:value-type="float" office:value="0.27" calcext:value-type="float">
            <text:p>0.27</text:p>
          </table:table-cell>
          <table:table-cell office:value-type="float" office:value="136352" calcext:value-type="float">
            <text:p>136352</text:p>
          </table:table-cell>
          <table:table-cell office:value-type="float" office:value="7372757" calcext:value-type="float">
            <text:p>7372757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76" calcext:value-type="float">
            <text:p>20476</text:p>
          </table:table-cell>
          <table:table-cell office:value-type="float" office:value="7372757" calcext:value-type="float">
            <text:p>7372757</text:p>
          </table:table-cell>
          <table:table-cell table:formula="of:=[.E67]-[.I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100000-0-s827183242c6193291.ukp</text:p>
          </table:table-cell>
          <table:table-cell office:value-type="float" office:value="0.0221069" calcext:value-type="float">
            <text:p>0.0221069</text:p>
          </table:table-cell>
          <table:table-cell office:value-type="float" office:value="0.26" calcext:value-type="float">
            <text:p>0.26</text:p>
          </table:table-cell>
          <table:table-cell office:value-type="float" office:value="109448" calcext:value-type="float">
            <text:p>109448</text:p>
          </table:table-cell>
          <table:table-cell office:value-type="float" office:value="6193291" calcext:value-type="float">
            <text:p>6193291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392" calcext:value-type="float">
            <text:p>20392</text:p>
          </table:table-cell>
          <table:table-cell office:value-type="float" office:value="6193291" calcext:value-type="float">
            <text:p>6193291</text:p>
          </table:table-cell>
          <table:table-cell table:formula="of:=[.E68]-[.I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100000-1-s843367405c7218555.ukp</text:p>
          </table:table-cell>
          <table:table-cell office:value-type="float" office:value="0.0239336" calcext:value-type="float">
            <text:p>0.0239336</text:p>
          </table:table-cell>
          <table:table-cell office:value-type="float" office:value="0.26" calcext:value-type="float">
            <text:p>0.26</text:p>
          </table:table-cell>
          <table:table-cell office:value-type="float" office:value="125484" calcext:value-type="float">
            <text:p>125484</text:p>
          </table:table-cell>
          <table:table-cell office:value-type="float" office:value="7218555" calcext:value-type="float">
            <text:p>7218555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1800" calcext:value-type="float">
            <text:p>21800</text:p>
          </table:table-cell>
          <table:table-cell office:value-type="float" office:value="7218555" calcext:value-type="float">
            <text:p>7218555</text:p>
          </table:table-cell>
          <table:table-cell table:formula="of:=[.E69]-[.I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100000-3-s780179313c6947160.ukp</text:p>
          </table:table-cell>
          <table:table-cell office:value-type="float" office:value="0.0233022" calcext:value-type="float">
            <text:p>0.0233022</text:p>
          </table:table-cell>
          <table:table-cell office:value-type="float" office:value="0.26" calcext:value-type="float">
            <text:p>0.26</text:p>
          </table:table-cell>
          <table:table-cell office:value-type="float" office:value="121032" calcext:value-type="float">
            <text:p>121032</text:p>
          </table:table-cell>
          <table:table-cell office:value-type="float" office:value="6947160" calcext:value-type="float">
            <text:p>6947160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548" calcext:value-type="float">
            <text:p>20548</text:p>
          </table:table-cell>
          <table:table-cell office:value-type="float" office:value="6947160" calcext:value-type="float">
            <text:p>6947160</text:p>
          </table:table-cell>
          <table:table-cell table:formula="of:=[.E70]-[.I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500000n100000-7-s177710744c8178471.ukp</text:p>
          </table:table-cell>
          <table:table-cell office:value-type="float" office:value="1.17368" calcext:value-type="float">
            <text:p>1.17368</text:p>
          </table:table-cell>
          <table:table-cell office:value-type="float" office:value="1.43" calcext:value-type="float">
            <text:p>1.43</text:p>
          </table:table-cell>
          <table:table-cell office:value-type="float" office:value="139444" calcext:value-type="float">
            <text:p>139444</text:p>
          </table:table-cell>
          <table:table-cell office:value-type="float" office:value="8178471" calcext:value-type="float">
            <text:p>8178471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1920" calcext:value-type="float">
            <text:p>21920</text:p>
          </table:table-cell>
          <table:table-cell office:value-type="float" office:value="8178471" calcext:value-type="float">
            <text:p>8178471</text:p>
          </table:table-cell>
          <table:table-cell table:formula="of:=[.E71]-[.I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500000n50000-6-s227708629c5383536.ukp</text:p>
          </table:table-cell>
          <table:table-cell office:value-type="float" office:value="0.332263" calcext:value-type="float">
            <text:p>0.332263</text:p>
          </table:table-cell>
          <table:table-cell office:value-type="float" office:value="0.46" calcext:value-type="float">
            <text:p>0.46</text:p>
          </table:table-cell>
          <table:table-cell office:value-type="float" office:value="94656" calcext:value-type="float">
            <text:p>94656</text:p>
          </table:table-cell>
          <table:table-cell office:value-type="float" office:value="5383536" calcext:value-type="float">
            <text:p>5383536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5" calcext:value-type="float">
            <text:p>0.05</text:p>
          </table:table-cell>
          <table:table-cell office:value-type="float" office:value="12568" calcext:value-type="float">
            <text:p>12568</text:p>
          </table:table-cell>
          <table:table-cell office:value-type="float" office:value="5383536" calcext:value-type="float">
            <text:p>5383536</text:p>
          </table:table-cell>
          <table:table-cell table:formula="of:=[.E72]-[.I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100000-2-s528806317c6827352.ukp</text:p>
          </table:table-cell>
          <table:table-cell office:value-type="float" office:value="0.0281367" calcext:value-type="float">
            <text:p>0.0281367</text:p>
          </table:table-cell>
          <table:table-cell office:value-type="float" office:value="0.27" calcext:value-type="float">
            <text:p>0.27</text:p>
          </table:table-cell>
          <table:table-cell office:value-type="float" office:value="127116" calcext:value-type="float">
            <text:p>127116</text:p>
          </table:table-cell>
          <table:table-cell office:value-type="float" office:value="6827352" calcext:value-type="float">
            <text:p>6827352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68" calcext:value-type="float">
            <text:p>20468</text:p>
          </table:table-cell>
          <table:table-cell office:value-type="float" office:value="6827352" calcext:value-type="float">
            <text:p>6827352</text:p>
          </table:table-cell>
          <table:table-cell table:formula="of:=[.E73]-[.I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100000-3-s780179313c7411770.ukp</text:p>
          </table:table-cell>
          <table:table-cell office:value-type="float" office:value="0.0286932" calcext:value-type="float">
            <text:p>0.0286932</text:p>
          </table:table-cell>
          <table:table-cell office:value-type="float" office:value="0.28" calcext:value-type="float">
            <text:p>0.28</text:p>
          </table:table-cell>
          <table:table-cell office:value-type="float" office:value="136020" calcext:value-type="float">
            <text:p>136020</text:p>
          </table:table-cell>
          <table:table-cell office:value-type="float" office:value="7411770" calcext:value-type="float">
            <text:p>7411770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72" calcext:value-type="float">
            <text:p>20472</text:p>
          </table:table-cell>
          <table:table-cell office:value-type="float" office:value="7411770" calcext:value-type="float">
            <text:p>7411770</text:p>
          </table:table-cell>
          <table:table-cell table:formula="of:=[.E74]-[.I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100000-7-s177710744c5169265.ukp</text:p>
          </table:table-cell>
          <table:table-cell office:value-type="float" office:value="0.0244633" calcext:value-type="float">
            <text:p>0.0244633</text:p>
          </table:table-cell>
          <table:table-cell office:value-type="float" office:value="0.27" calcext:value-type="float">
            <text:p>0.27</text:p>
          </table:table-cell>
          <table:table-cell office:value-type="float" office:value="101708" calcext:value-type="float">
            <text:p>101708</text:p>
          </table:table-cell>
          <table:table-cell office:value-type="float" office:value="5169265" calcext:value-type="float">
            <text:p>516926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68" calcext:value-type="float">
            <text:p>20468</text:p>
          </table:table-cell>
          <table:table-cell office:value-type="float" office:value="5169265" calcext:value-type="float">
            <text:p>5169265</text:p>
          </table:table-cell>
          <table:table-cell table:formula="of:=[.E75]-[.I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100000-0-s827183242c8628995.ukp</text:p>
          </table:table-cell>
          <table:table-cell office:value-type="float" office:value="0.0301199" calcext:value-type="float">
            <text:p>0.0301199</text:p>
          </table:table-cell>
          <table:table-cell office:value-type="float" office:value="0.27" calcext:value-type="float">
            <text:p>0.27</text:p>
          </table:table-cell>
          <table:table-cell office:value-type="float" office:value="147624" calcext:value-type="float">
            <text:p>147624</text:p>
          </table:table-cell>
          <table:table-cell office:value-type="float" office:value="8628995" calcext:value-type="float">
            <text:p>862899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28" calcext:value-type="float">
            <text:p>20428</text:p>
          </table:table-cell>
          <table:table-cell office:value-type="float" office:value="8628995" calcext:value-type="float">
            <text:p>8628995</text:p>
          </table:table-cell>
          <table:table-cell table:formula="of:=[.E76]-[.I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100000-2-s528806317c8449003.ukp</text:p>
          </table:table-cell>
          <table:table-cell office:value-type="float" office:value="0.0328028" calcext:value-type="float">
            <text:p>0.0328028</text:p>
          </table:table-cell>
          <table:table-cell office:value-type="float" office:value="0.27" calcext:value-type="float">
            <text:p>0.27</text:p>
          </table:table-cell>
          <table:table-cell office:value-type="float" office:value="144968" calcext:value-type="float">
            <text:p>144968</text:p>
          </table:table-cell>
          <table:table-cell office:value-type="float" office:value="8449003" calcext:value-type="float">
            <text:p>8449003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72" calcext:value-type="float">
            <text:p>20472</text:p>
          </table:table-cell>
          <table:table-cell office:value-type="float" office:value="8449003" calcext:value-type="float">
            <text:p>8449003</text:p>
          </table:table-cell>
          <table:table-cell table:formula="of:=[.E77]-[.I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100000-2-s528806317c9857431.ukp</text:p>
          </table:table-cell>
          <table:table-cell office:value-type="float" office:value="0.0331018" calcext:value-type="float">
            <text:p>0.0331018</text:p>
          </table:table-cell>
          <table:table-cell office:value-type="float" office:value="0.27" calcext:value-type="float">
            <text:p>0.27</text:p>
          </table:table-cell>
          <table:table-cell office:value-type="float" office:value="174728" calcext:value-type="float">
            <text:p>174728</text:p>
          </table:table-cell>
          <table:table-cell office:value-type="float" office:value="9857431" calcext:value-type="float">
            <text:p>9857431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536" calcext:value-type="float">
            <text:p>20536</text:p>
          </table:table-cell>
          <table:table-cell office:value-type="float" office:value="9857431" calcext:value-type="float">
            <text:p>9857431</text:p>
          </table:table-cell>
          <table:table-cell table:formula="of:=[.E78]-[.I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100000-4-s721215008c7855415.ukp</text:p>
          </table:table-cell>
          <table:table-cell office:value-type="float" office:value="0.027018" calcext:value-type="float">
            <text:p>0.027018</text:p>
          </table:table-cell>
          <table:table-cell office:value-type="float" office:value="0.27" calcext:value-type="float">
            <text:p>0.27</text:p>
          </table:table-cell>
          <table:table-cell office:value-type="float" office:value="143136" calcext:value-type="float">
            <text:p>143136</text:p>
          </table:table-cell>
          <table:table-cell office:value-type="float" office:value="7855415" calcext:value-type="float">
            <text:p>785541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72" calcext:value-type="float">
            <text:p>20472</text:p>
          </table:table-cell>
          <table:table-cell office:value-type="float" office:value="7855415" calcext:value-type="float">
            <text:p>7855415</text:p>
          </table:table-cell>
          <table:table-cell table:formula="of:=[.E79]-[.I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100000-6-s227708629c5714441.ukp</text:p>
          </table:table-cell>
          <table:table-cell office:value-type="float" office:value="0.0241099" calcext:value-type="float">
            <text:p>0.0241099</text:p>
          </table:table-cell>
          <table:table-cell office:value-type="float" office:value="0.26" calcext:value-type="float">
            <text:p>0.26</text:p>
          </table:table-cell>
          <table:table-cell office:value-type="float" office:value="110224" calcext:value-type="float">
            <text:p>110224</text:p>
          </table:table-cell>
          <table:table-cell office:value-type="float" office:value="5714441" calcext:value-type="float">
            <text:p>5714441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68" calcext:value-type="float">
            <text:p>20468</text:p>
          </table:table-cell>
          <table:table-cell office:value-type="float" office:value="5714441" calcext:value-type="float">
            <text:p>5714441</text:p>
          </table:table-cell>
          <table:table-cell table:formula="of:=[.E80]-[.I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100000-8-s991580855c9927975.ukp</text:p>
          </table:table-cell>
          <table:table-cell office:value-type="float" office:value="0.0313908" calcext:value-type="float">
            <text:p>0.0313908</text:p>
          </table:table-cell>
          <table:table-cell office:value-type="float" office:value="0.27" calcext:value-type="float">
            <text:p>0.27</text:p>
          </table:table-cell>
          <table:table-cell office:value-type="float" office:value="175668" calcext:value-type="float">
            <text:p>175668</text:p>
          </table:table-cell>
          <table:table-cell office:value-type="float" office:value="9927975" calcext:value-type="float">
            <text:p>992797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64" calcext:value-type="float">
            <text:p>20464</text:p>
          </table:table-cell>
          <table:table-cell office:value-type="float" office:value="9927975" calcext:value-type="float">
            <text:p>9927975</text:p>
          </table:table-cell>
          <table:table-cell table:formula="of:=[.E81]-[.I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100000-9-s126456688c6021657.ukp</text:p>
          </table:table-cell>
          <table:table-cell office:value-type="float" office:value="0.0242245" calcext:value-type="float">
            <text:p>0.0242245</text:p>
          </table:table-cell>
          <table:table-cell office:value-type="float" office:value="0.27" calcext:value-type="float">
            <text:p>0.27</text:p>
          </table:table-cell>
          <table:table-cell office:value-type="float" office:value="114588" calcext:value-type="float">
            <text:p>114588</text:p>
          </table:table-cell>
          <table:table-cell office:value-type="float" office:value="6021657" calcext:value-type="float">
            <text:p>6021657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52" calcext:value-type="float">
            <text:p>20452</text:p>
          </table:table-cell>
          <table:table-cell office:value-type="float" office:value="6021657" calcext:value-type="float">
            <text:p>6021657</text:p>
          </table:table-cell>
          <table:table-cell table:formula="of:=[.E82]-[.I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100000-0-s827183242c7620920.ukp</text:p>
          </table:table-cell>
          <table:table-cell office:value-type="float" office:value="0.0236655" calcext:value-type="float">
            <text:p>0.0236655</text:p>
          </table:table-cell>
          <table:table-cell office:value-type="float" office:value="0.26" calcext:value-type="float">
            <text:p>0.26</text:p>
          </table:table-cell>
          <table:table-cell office:value-type="float" office:value="131644" calcext:value-type="float">
            <text:p>131644</text:p>
          </table:table-cell>
          <table:table-cell office:value-type="float" office:value="7620920" calcext:value-type="float">
            <text:p>7620920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72" calcext:value-type="float">
            <text:p>20472</text:p>
          </table:table-cell>
          <table:table-cell office:value-type="float" office:value="7620920" calcext:value-type="float">
            <text:p>7620920</text:p>
          </table:table-cell>
          <table:table-cell table:formula="of:=[.E83]-[.I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100000-1-s843367405c7348982.ukp</text:p>
          </table:table-cell>
          <table:table-cell office:value-type="float" office:value="0.0230937" calcext:value-type="float">
            <text:p>0.0230937</text:p>
          </table:table-cell>
          <table:table-cell office:value-type="float" office:value="0.25" calcext:value-type="float">
            <text:p>0.25</text:p>
          </table:table-cell>
          <table:table-cell office:value-type="float" office:value="128104" calcext:value-type="float">
            <text:p>128104</text:p>
          </table:table-cell>
          <table:table-cell office:value-type="float" office:value="7348982" calcext:value-type="float">
            <text:p>7348982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36" calcext:value-type="float">
            <text:p>20436</text:p>
          </table:table-cell>
          <table:table-cell office:value-type="float" office:value="7348982" calcext:value-type="float">
            <text:p>7348982</text:p>
          </table:table-cell>
          <table:table-cell table:formula="of:=[.E84]-[.I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100000-5-s110877071c8303727.ukp</text:p>
          </table:table-cell>
          <table:table-cell office:value-type="float" office:value="0.0241294" calcext:value-type="float">
            <text:p>0.0241294</text:p>
          </table:table-cell>
          <table:table-cell office:value-type="float" office:value="0.25" calcext:value-type="float">
            <text:p>0.25</text:p>
          </table:table-cell>
          <table:table-cell office:value-type="float" office:value="143252" calcext:value-type="float">
            <text:p>143252</text:p>
          </table:table-cell>
          <table:table-cell office:value-type="float" office:value="8303727" calcext:value-type="float">
            <text:p>8303727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548" calcext:value-type="float">
            <text:p>20548</text:p>
          </table:table-cell>
          <table:table-cell office:value-type="float" office:value="8303727" calcext:value-type="float">
            <text:p>8303727</text:p>
          </table:table-cell>
          <table:table-cell table:formula="of:=[.E85]-[.I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100000-6-s227708629c6737676.ukp</text:p>
          </table:table-cell>
          <table:table-cell office:value-type="float" office:value="0.0210165" calcext:value-type="float">
            <text:p>0.0210165</text:p>
          </table:table-cell>
          <table:table-cell office:value-type="float" office:value="0.25" calcext:value-type="float">
            <text:p>0.25</text:p>
          </table:table-cell>
          <table:table-cell office:value-type="float" office:value="117960" calcext:value-type="float">
            <text:p>117960</text:p>
          </table:table-cell>
          <table:table-cell office:value-type="float" office:value="6737676" calcext:value-type="float">
            <text:p>6737676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504" calcext:value-type="float">
            <text:p>20504</text:p>
          </table:table-cell>
          <table:table-cell office:value-type="float" office:value="6737676" calcext:value-type="float">
            <text:p>6737676</text:p>
          </table:table-cell>
          <table:table-cell table:formula="of:=[.E86]-[.I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100000-8-s991580855c8976007.ukp</text:p>
          </table:table-cell>
          <table:table-cell office:value-type="float" office:value="0.025822" calcext:value-type="float">
            <text:p>0.025822</text:p>
          </table:table-cell>
          <table:table-cell office:value-type="float" office:value="0.26" calcext:value-type="float">
            <text:p>0.26</text:p>
          </table:table-cell>
          <table:table-cell office:value-type="float" office:value="153040" calcext:value-type="float">
            <text:p>153040</text:p>
          </table:table-cell>
          <table:table-cell office:value-type="float" office:value="8976007" calcext:value-type="float">
            <text:p>8976007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560" calcext:value-type="float">
            <text:p>20560</text:p>
          </table:table-cell>
          <table:table-cell office:value-type="float" office:value="8976007" calcext:value-type="float">
            <text:p>8976007</text:p>
          </table:table-cell>
          <table:table-cell table:formula="of:=[.E87]-[.I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100000-9-s126456688c5075685.ukp</text:p>
          </table:table-cell>
          <table:table-cell office:value-type="float" office:value="0.0179492" calcext:value-type="float">
            <text:p>0.0179492</text:p>
          </table:table-cell>
          <table:table-cell office:value-type="float" office:value="0.26" calcext:value-type="float">
            <text:p>0.26</text:p>
          </table:table-cell>
          <table:table-cell office:value-type="float" office:value="92136" calcext:value-type="float">
            <text:p>92136</text:p>
          </table:table-cell>
          <table:table-cell office:value-type="float" office:value="5075685" calcext:value-type="float">
            <text:p>507568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540" calcext:value-type="float">
            <text:p>20540</text:p>
          </table:table-cell>
          <table:table-cell office:value-type="float" office:value="5075685" calcext:value-type="float">
            <text:p>5075685</text:p>
          </table:table-cell>
          <table:table-cell table:formula="of:=[.E88]-[.I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100000-1-s843367405c8035184.ukp</text:p>
          </table:table-cell>
          <table:table-cell office:value-type="float" office:value="0.08682" calcext:value-type="float">
            <text:p>0.08682</text:p>
          </table:table-cell>
          <table:table-cell office:value-type="float" office:value="0.34" calcext:value-type="float">
            <text:p>0.34</text:p>
          </table:table-cell>
          <table:table-cell office:value-type="float" office:value="145888" calcext:value-type="float">
            <text:p>145888</text:p>
          </table:table-cell>
          <table:table-cell office:value-type="float" office:value="8035184" calcext:value-type="float">
            <text:p>8035184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384" calcext:value-type="float">
            <text:p>20384</text:p>
          </table:table-cell>
          <table:table-cell office:value-type="float" office:value="8035184" calcext:value-type="float">
            <text:p>8035184</text:p>
          </table:table-cell>
          <table:table-cell table:formula="of:=[.E89]-[.I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100000-7-s177710744c9140478.ukp</text:p>
          </table:table-cell>
          <table:table-cell office:value-type="float" office:value="0.089589" calcext:value-type="float">
            <text:p>0.089589</text:p>
          </table:table-cell>
          <table:table-cell office:value-type="float" office:value="0.35" calcext:value-type="float">
            <text:p>0.35</text:p>
          </table:table-cell>
          <table:table-cell office:value-type="float" office:value="162500" calcext:value-type="float">
            <text:p>162500</text:p>
          </table:table-cell>
          <table:table-cell office:value-type="float" office:value="9140478" calcext:value-type="float">
            <text:p>9140478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96" calcext:value-type="float">
            <text:p>20496</text:p>
          </table:table-cell>
          <table:table-cell office:value-type="float" office:value="9140478" calcext:value-type="float">
            <text:p>9140478</text:p>
          </table:table-cell>
          <table:table-cell table:formula="of:=[.E90]-[.I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100000-8-s991580855c7221334.ukp</text:p>
          </table:table-cell>
          <table:table-cell office:value-type="float" office:value="0.0859361" calcext:value-type="float">
            <text:p>0.0859361</text:p>
          </table:table-cell>
          <table:table-cell office:value-type="float" office:value="0.33" calcext:value-type="float">
            <text:p>0.33</text:p>
          </table:table-cell>
          <table:table-cell office:value-type="float" office:value="132456" calcext:value-type="float">
            <text:p>132456</text:p>
          </table:table-cell>
          <table:table-cell office:value-type="float" office:value="7221334" calcext:value-type="float">
            <text:p>7221334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64" calcext:value-type="float">
            <text:p>20464</text:p>
          </table:table-cell>
          <table:table-cell office:value-type="float" office:value="7221334" calcext:value-type="float">
            <text:p>7221334</text:p>
          </table:table-cell>
          <table:table-cell table:formula="of:=[.E91]-[.I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100000-1-s843367405c6552822.ukp</text:p>
          </table:table-cell>
          <table:table-cell office:value-type="float" office:value="0.229688" calcext:value-type="float">
            <text:p>0.229688</text:p>
          </table:table-cell>
          <table:table-cell office:value-type="float" office:value="0.47" calcext:value-type="float">
            <text:p>0.47</text:p>
          </table:table-cell>
          <table:table-cell office:value-type="float" office:value="114352" calcext:value-type="float">
            <text:p>114352</text:p>
          </table:table-cell>
          <table:table-cell office:value-type="float" office:value="6552822" calcext:value-type="float">
            <text:p>6552822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36" calcext:value-type="float">
            <text:p>20436</text:p>
          </table:table-cell>
          <table:table-cell office:value-type="float" office:value="6552822" calcext:value-type="float">
            <text:p>6552822</text:p>
          </table:table-cell>
          <table:table-cell table:formula="of:=[.E92]-[.I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100000-6-s227708629c8731096.ukp</text:p>
          </table:table-cell>
          <table:table-cell office:value-type="float" office:value="0.231446" calcext:value-type="float">
            <text:p>0.231446</text:p>
          </table:table-cell>
          <table:table-cell office:value-type="float" office:value="0.47" calcext:value-type="float">
            <text:p>0.47</text:p>
          </table:table-cell>
          <table:table-cell office:value-type="float" office:value="148832" calcext:value-type="float">
            <text:p>148832</text:p>
          </table:table-cell>
          <table:table-cell office:value-type="float" office:value="8731096" calcext:value-type="float">
            <text:p>8731096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388" calcext:value-type="float">
            <text:p>20388</text:p>
          </table:table-cell>
          <table:table-cell office:value-type="float" office:value="8731096" calcext:value-type="float">
            <text:p>8731096</text:p>
          </table:table-cell>
          <table:table-cell table:formula="of:=[.E93]-[.I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100000-0-s827183242c8821306.ukp</text:p>
          </table:table-cell>
          <table:table-cell office:value-type="float" office:value="0.0309808" calcext:value-type="float">
            <text:p>0.0309808</text:p>
          </table:table-cell>
          <table:table-cell office:value-type="float" office:value="0.28" calcext:value-type="float">
            <text:p>0.28</text:p>
          </table:table-cell>
          <table:table-cell office:value-type="float" office:value="158944" calcext:value-type="float">
            <text:p>158944</text:p>
          </table:table-cell>
          <table:table-cell office:value-type="float" office:value="8821306" calcext:value-type="float">
            <text:p>8821306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40" calcext:value-type="float">
            <text:p>20440</text:p>
          </table:table-cell>
          <table:table-cell office:value-type="float" office:value="8821306" calcext:value-type="float">
            <text:p>8821306</text:p>
          </table:table-cell>
          <table:table-cell table:formula="of:=[.E94]-[.I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100000-1-s843367405c7933442.ukp</text:p>
          </table:table-cell>
          <table:table-cell office:value-type="float" office:value="0.0286678" calcext:value-type="float">
            <text:p>0.0286678</text:p>
          </table:table-cell>
          <table:table-cell office:value-type="float" office:value="0.27" calcext:value-type="float">
            <text:p>0.27</text:p>
          </table:table-cell>
          <table:table-cell office:value-type="float" office:value="144836" calcext:value-type="float">
            <text:p>144836</text:p>
          </table:table-cell>
          <table:table-cell office:value-type="float" office:value="7933442" calcext:value-type="float">
            <text:p>7933442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64" calcext:value-type="float">
            <text:p>20464</text:p>
          </table:table-cell>
          <table:table-cell office:value-type="float" office:value="7933442" calcext:value-type="float">
            <text:p>7933442</text:p>
          </table:table-cell>
          <table:table-cell table:formula="of:=[.E95]-[.I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100000-2-s528806317c8104695.ukp</text:p>
          </table:table-cell>
          <table:table-cell office:value-type="float" office:value="0.0293368" calcext:value-type="float">
            <text:p>0.0293368</text:p>
          </table:table-cell>
          <table:table-cell office:value-type="float" office:value="0.27" calcext:value-type="float">
            <text:p>0.27</text:p>
          </table:table-cell>
          <table:table-cell office:value-type="float" office:value="147160" calcext:value-type="float">
            <text:p>147160</text:p>
          </table:table-cell>
          <table:table-cell office:value-type="float" office:value="8104695" calcext:value-type="float">
            <text:p>810469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68" calcext:value-type="float">
            <text:p>20468</text:p>
          </table:table-cell>
          <table:table-cell office:value-type="float" office:value="8104695" calcext:value-type="float">
            <text:p>8104695</text:p>
          </table:table-cell>
          <table:table-cell table:formula="of:=[.E96]-[.I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100000-7-s177710744c5667253.ukp</text:p>
          </table:table-cell>
          <table:table-cell office:value-type="float" office:value="0.0238038" calcext:value-type="float">
            <text:p>0.0238038</text:p>
          </table:table-cell>
          <table:table-cell office:value-type="float" office:value="0.27" calcext:value-type="float">
            <text:p>0.27</text:p>
          </table:table-cell>
          <table:table-cell office:value-type="float" office:value="108896" calcext:value-type="float">
            <text:p>108896</text:p>
          </table:table-cell>
          <table:table-cell office:value-type="float" office:value="5667253" calcext:value-type="float">
            <text:p>5667253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80" calcext:value-type="float">
            <text:p>20480</text:p>
          </table:table-cell>
          <table:table-cell office:value-type="float" office:value="5667253" calcext:value-type="float">
            <text:p>5667253</text:p>
          </table:table-cell>
          <table:table-cell table:formula="of:=[.E97]-[.I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100000-5-s110877071c8707973.ukp</text:p>
          </table:table-cell>
          <table:table-cell office:value-type="float" office:value="0.0276109" calcext:value-type="float">
            <text:p>0.0276109</text:p>
          </table:table-cell>
          <table:table-cell office:value-type="float" office:value="0.27" calcext:value-type="float">
            <text:p>0.27</text:p>
          </table:table-cell>
          <table:table-cell office:value-type="float" office:value="149316" calcext:value-type="float">
            <text:p>149316</text:p>
          </table:table-cell>
          <table:table-cell office:value-type="float" office:value="8707973" calcext:value-type="float">
            <text:p>8707973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48" calcext:value-type="float">
            <text:p>20448</text:p>
          </table:table-cell>
          <table:table-cell office:value-type="float" office:value="8707973" calcext:value-type="float">
            <text:p>8707973</text:p>
          </table:table-cell>
          <table:table-cell table:formula="of:=[.E98]-[.I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1000000n100000-6-s227708629c8504831.ukp</text:p>
          </table:table-cell>
          <table:table-cell office:value-type="float" office:value="0.325094" calcext:value-type="float">
            <text:p>0.325094</text:p>
          </table:table-cell>
          <table:table-cell office:value-type="float" office:value="0.61" calcext:value-type="float">
            <text:p>0.61</text:p>
          </table:table-cell>
          <table:table-cell office:value-type="float" office:value="151936" calcext:value-type="float">
            <text:p>151936</text:p>
          </table:table-cell>
          <table:table-cell office:value-type="float" office:value="8504831" calcext:value-type="float">
            <text:p>8504831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456" calcext:value-type="float">
            <text:p>20456</text:p>
          </table:table-cell>
          <table:table-cell office:value-type="float" office:value="8504831" calcext:value-type="float">
            <text:p>8504831</text:p>
          </table:table-cell>
          <table:table-cell table:formula="of:=[.E99]-[.I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100000-0-s827183242c9661788.ukp</text:p>
          </table:table-cell>
          <table:table-cell office:value-type="float" office:value="0.0330284" calcext:value-type="float">
            <text:p>0.0330284</text:p>
          </table:table-cell>
          <table:table-cell office:value-type="float" office:value="0.28" calcext:value-type="float">
            <text:p>0.28</text:p>
          </table:table-cell>
          <table:table-cell office:value-type="float" office:value="171244" calcext:value-type="float">
            <text:p>171244</text:p>
          </table:table-cell>
          <table:table-cell office:value-type="float" office:value="9661788" calcext:value-type="float">
            <text:p>9661788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464" calcext:value-type="float">
            <text:p>20464</text:p>
          </table:table-cell>
          <table:table-cell office:value-type="float" office:value="9661788" calcext:value-type="float">
            <text:p>9661788</text:p>
          </table:table-cell>
          <table:table-cell table:formula="of:=[.E100]-[.I1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100000-1-s843367405c9941261.ukp</text:p>
          </table:table-cell>
          <table:table-cell office:value-type="float" office:value="0.0332766" calcext:value-type="float">
            <text:p>0.0332766</text:p>
          </table:table-cell>
          <table:table-cell office:value-type="float" office:value="0.28" calcext:value-type="float">
            <text:p>0.28</text:p>
          </table:table-cell>
          <table:table-cell office:value-type="float" office:value="175600" calcext:value-type="float">
            <text:p>175600</text:p>
          </table:table-cell>
          <table:table-cell office:value-type="float" office:value="9941261" calcext:value-type="float">
            <text:p>9941261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448" calcext:value-type="float">
            <text:p>20448</text:p>
          </table:table-cell>
          <table:table-cell office:value-type="float" office:value="9941261" calcext:value-type="float">
            <text:p>9941261</text:p>
          </table:table-cell>
          <table:table-cell table:formula="of:=[.E101]-[.I1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100000-3-s780179313c7579982.ukp</text:p>
          </table:table-cell>
          <table:table-cell office:value-type="float" office:value="0.0295372" calcext:value-type="float">
            <text:p>0.0295372</text:p>
          </table:table-cell>
          <table:table-cell office:value-type="float" office:value="0.27" calcext:value-type="float">
            <text:p>0.27</text:p>
          </table:table-cell>
          <table:table-cell office:value-type="float" office:value="130964" calcext:value-type="float">
            <text:p>130964</text:p>
          </table:table-cell>
          <table:table-cell office:value-type="float" office:value="7579982" calcext:value-type="float">
            <text:p>7579982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472" calcext:value-type="float">
            <text:p>20472</text:p>
          </table:table-cell>
          <table:table-cell office:value-type="float" office:value="7579982" calcext:value-type="float">
            <text:p>7579982</text:p>
          </table:table-cell>
          <table:table-cell table:formula="of:=[.E102]-[.I1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100000-4-s721215008c5527496.ukp</text:p>
          </table:table-cell>
          <table:table-cell office:value-type="float" office:value="0.0255871" calcext:value-type="float">
            <text:p>0.0255871</text:p>
          </table:table-cell>
          <table:table-cell office:value-type="float" office:value="0.26" calcext:value-type="float">
            <text:p>0.26</text:p>
          </table:table-cell>
          <table:table-cell office:value-type="float" office:value="99260" calcext:value-type="float">
            <text:p>99260</text:p>
          </table:table-cell>
          <table:table-cell office:value-type="float" office:value="5527496" calcext:value-type="float">
            <text:p>5527496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468" calcext:value-type="float">
            <text:p>20468</text:p>
          </table:table-cell>
          <table:table-cell office:value-type="float" office:value="5527496" calcext:value-type="float">
            <text:p>5527496</text:p>
          </table:table-cell>
          <table:table-cell table:formula="of:=[.E103]-[.I1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10000-8-s991580855c5508152.ukp</text:p>
          </table:table-cell>
          <table:table-cell office:value-type="float" office:value="0.0158871" calcext:value-type="float">
            <text:p>0.0158871</text:p>
          </table:table-cell>
          <table:table-cell office:value-type="float" office:value="0.04" calcext:value-type="float">
            <text:p>0.04</text:p>
          </table:table-cell>
          <table:table-cell office:value-type="float" office:value="97040" calcext:value-type="float">
            <text:p>97040</text:p>
          </table:table-cell>
          <table:table-cell office:value-type="float" office:value="5508152" calcext:value-type="float">
            <text:p>5508152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7688" calcext:value-type="float">
            <text:p>7688</text:p>
          </table:table-cell>
          <table:table-cell office:value-type="float" office:value="5508152" calcext:value-type="float">
            <text:p>5508152</text:p>
          </table:table-cell>
          <table:table-cell table:formula="of:=[.E104]-[.I1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100000-3-s780179313c7571075.ukp</text:p>
          </table:table-cell>
          <table:table-cell office:value-type="float" office:value="0.0230265" calcext:value-type="float">
            <text:p>0.0230265</text:p>
          </table:table-cell>
          <table:table-cell office:value-type="float" office:value="0.26" calcext:value-type="float">
            <text:p>0.26</text:p>
          </table:table-cell>
          <table:table-cell office:value-type="float" office:value="131688" calcext:value-type="float">
            <text:p>131688</text:p>
          </table:table-cell>
          <table:table-cell office:value-type="float" office:value="7571075" calcext:value-type="float">
            <text:p>7571075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432" calcext:value-type="float">
            <text:p>20432</text:p>
          </table:table-cell>
          <table:table-cell office:value-type="float" office:value="7571075" calcext:value-type="float">
            <text:p>7571075</text:p>
          </table:table-cell>
          <table:table-cell table:formula="of:=[.E105]-[.I10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100000-7-s177710744c7068824.ukp</text:p>
          </table:table-cell>
          <table:table-cell office:value-type="float" office:value="0.0217392" calcext:value-type="float">
            <text:p>0.0217392</text:p>
          </table:table-cell>
          <table:table-cell office:value-type="float" office:value="0.26" calcext:value-type="float">
            <text:p>0.26</text:p>
          </table:table-cell>
          <table:table-cell office:value-type="float" office:value="122936" calcext:value-type="float">
            <text:p>122936</text:p>
          </table:table-cell>
          <table:table-cell office:value-type="float" office:value="7068824" calcext:value-type="float">
            <text:p>7068824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536" calcext:value-type="float">
            <text:p>20536</text:p>
          </table:table-cell>
          <table:table-cell office:value-type="float" office:value="7068824" calcext:value-type="float">
            <text:p>7068824</text:p>
          </table:table-cell>
          <table:table-cell table:formula="of:=[.E106]-[.I1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100000-3-s780179313c8935296.ukp</text:p>
          </table:table-cell>
          <table:table-cell office:value-type="float" office:value="0.0312579" calcext:value-type="float">
            <text:p>0.0312579</text:p>
          </table:table-cell>
          <table:table-cell office:value-type="float" office:value="0.28" calcext:value-type="float">
            <text:p>0.28</text:p>
          </table:table-cell>
          <table:table-cell office:value-type="float" office:value="160040" calcext:value-type="float">
            <text:p>160040</text:p>
          </table:table-cell>
          <table:table-cell office:value-type="float" office:value="8935296" calcext:value-type="float">
            <text:p>8935296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388" calcext:value-type="float">
            <text:p>20388</text:p>
          </table:table-cell>
          <table:table-cell office:value-type="float" office:value="8935296" calcext:value-type="float">
            <text:p>8935296</text:p>
          </table:table-cell>
          <table:table-cell table:formula="of:=[.E107]-[.I1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100000-8-s991580855c6782529.ukp</text:p>
          </table:table-cell>
          <table:table-cell office:value-type="float" office:value="0.0267639" calcext:value-type="float">
            <text:p>0.0267639</text:p>
          </table:table-cell>
          <table:table-cell office:value-type="float" office:value="0.26" calcext:value-type="float">
            <text:p>0.26</text:p>
          </table:table-cell>
          <table:table-cell office:value-type="float" office:value="126768" calcext:value-type="float">
            <text:p>126768</text:p>
          </table:table-cell>
          <table:table-cell office:value-type="float" office:value="6782529" calcext:value-type="float">
            <text:p>6782529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552" calcext:value-type="float">
            <text:p>20552</text:p>
          </table:table-cell>
          <table:table-cell office:value-type="float" office:value="6782529" calcext:value-type="float">
            <text:p>6782529</text:p>
          </table:table-cell>
          <table:table-cell table:formula="of:=[.E108]-[.I1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100000-9-s126456688c5577842.ukp</text:p>
          </table:table-cell>
          <table:table-cell office:value-type="float" office:value="0.0238062" calcext:value-type="float">
            <text:p>0.0238062</text:p>
          </table:table-cell>
          <table:table-cell office:value-type="float" office:value="0.26" calcext:value-type="float">
            <text:p>0.26</text:p>
          </table:table-cell>
          <table:table-cell office:value-type="float" office:value="108168" calcext:value-type="float">
            <text:p>108168</text:p>
          </table:table-cell>
          <table:table-cell office:value-type="float" office:value="5577842" calcext:value-type="float">
            <text:p>5577842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1876" calcext:value-type="float">
            <text:p>21876</text:p>
          </table:table-cell>
          <table:table-cell office:value-type="float" office:value="5577842" calcext:value-type="float">
            <text:p>5577842</text:p>
          </table:table-cell>
          <table:table-cell table:formula="of:=[.E109]-[.I1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100000-2-s528806317c5548039.ukp</text:p>
          </table:table-cell>
          <table:table-cell office:value-type="float" office:value="0.0203657" calcext:value-type="float">
            <text:p>0.0203657</text:p>
          </table:table-cell>
          <table:table-cell office:value-type="float" office:value="0.26" calcext:value-type="float">
            <text:p>0.26</text:p>
          </table:table-cell>
          <table:table-cell office:value-type="float" office:value="99260" calcext:value-type="float">
            <text:p>99260</text:p>
          </table:table-cell>
          <table:table-cell office:value-type="float" office:value="5548039" calcext:value-type="float">
            <text:p>5548039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484" calcext:value-type="float">
            <text:p>20484</text:p>
          </table:table-cell>
          <table:table-cell office:value-type="float" office:value="5548039" calcext:value-type="float">
            <text:p>5548039</text:p>
          </table:table-cell>
          <table:table-cell table:formula="of:=[.E110]-[.I1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100000-4-s721215008c8428519.ukp</text:p>
          </table:table-cell>
          <table:table-cell office:value-type="float" office:value="0.0268771" calcext:value-type="float">
            <text:p>0.0268771</text:p>
          </table:table-cell>
          <table:table-cell office:value-type="float" office:value="0.29" calcext:value-type="float">
            <text:p>0.29</text:p>
          </table:table-cell>
          <table:table-cell office:value-type="float" office:value="144288" calcext:value-type="float">
            <text:p>144288</text:p>
          </table:table-cell>
          <table:table-cell office:value-type="float" office:value="8428519" calcext:value-type="float">
            <text:p>8428519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448" calcext:value-type="float">
            <text:p>20448</text:p>
          </table:table-cell>
          <table:table-cell office:value-type="float" office:value="8428519" calcext:value-type="float">
            <text:p>8428519</text:p>
          </table:table-cell>
          <table:table-cell table:formula="of:=[.E111]-[.I1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100000-7-s177710744c6272106.ukp</text:p>
          </table:table-cell>
          <table:table-cell office:value-type="float" office:value="0.0223716" calcext:value-type="float">
            <text:p>0.0223716</text:p>
          </table:table-cell>
          <table:table-cell office:value-type="float" office:value="0.27" calcext:value-type="float">
            <text:p>0.27</text:p>
          </table:table-cell>
          <table:table-cell office:value-type="float" office:value="110524" calcext:value-type="float">
            <text:p>110524</text:p>
          </table:table-cell>
          <table:table-cell office:value-type="float" office:value="6272106" calcext:value-type="float">
            <text:p>6272106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440" calcext:value-type="float">
            <text:p>20440</text:p>
          </table:table-cell>
          <table:table-cell office:value-type="float" office:value="6272106" calcext:value-type="float">
            <text:p>6272106</text:p>
          </table:table-cell>
          <table:table-cell table:formula="of:=[.E112]-[.I1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100000-8-s991580855c8490598.ukp</text:p>
          </table:table-cell>
          <table:table-cell office:value-type="float" office:value="0.0266729" calcext:value-type="float">
            <text:p>0.0266729</text:p>
          </table:table-cell>
          <table:table-cell office:value-type="float" office:value="0.27" calcext:value-type="float">
            <text:p>0.27</text:p>
          </table:table-cell>
          <table:table-cell office:value-type="float" office:value="145756" calcext:value-type="float">
            <text:p>145756</text:p>
          </table:table-cell>
          <table:table-cell office:value-type="float" office:value="8490598" calcext:value-type="float">
            <text:p>8490598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1800" calcext:value-type="float">
            <text:p>21800</text:p>
          </table:table-cell>
          <table:table-cell office:value-type="float" office:value="8490598" calcext:value-type="float">
            <text:p>8490598</text:p>
          </table:table-cell>
          <table:table-cell table:formula="of:=[.E113]-[.I1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100000-5-s110877071c7877976.ukp</text:p>
          </table:table-cell>
          <table:table-cell office:value-type="float" office:value="0.0292838" calcext:value-type="float">
            <text:p>0.0292838</text:p>
          </table:table-cell>
          <table:table-cell office:value-type="float" office:value="0.28" calcext:value-type="float">
            <text:p>0.28</text:p>
          </table:table-cell>
          <table:table-cell office:value-type="float" office:value="143348" calcext:value-type="float">
            <text:p>143348</text:p>
          </table:table-cell>
          <table:table-cell office:value-type="float" office:value="7877976" calcext:value-type="float">
            <text:p>7877976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52" calcext:value-type="float">
            <text:p>20452</text:p>
          </table:table-cell>
          <table:table-cell office:value-type="float" office:value="7877976" calcext:value-type="float">
            <text:p>7877976</text:p>
          </table:table-cell>
          <table:table-cell table:formula="of:=[.E114]-[.I1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100000-6-s227708629c9541389.ukp</text:p>
          </table:table-cell>
          <table:table-cell office:value-type="float" office:value="0.0326254" calcext:value-type="float">
            <text:p>0.0326254</text:p>
          </table:table-cell>
          <table:table-cell office:value-type="float" office:value="0.28" calcext:value-type="float">
            <text:p>0.28</text:p>
          </table:table-cell>
          <table:table-cell office:value-type="float" office:value="169556" calcext:value-type="float">
            <text:p>169556</text:p>
          </table:table-cell>
          <table:table-cell office:value-type="float" office:value="9541389" calcext:value-type="float">
            <text:p>9541389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92" calcext:value-type="float">
            <text:p>20492</text:p>
          </table:table-cell>
          <table:table-cell office:value-type="float" office:value="9541389" calcext:value-type="float">
            <text:p>9541389</text:p>
          </table:table-cell>
          <table:table-cell table:formula="of:=[.E115]-[.I1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100000-5-s110877071c9317578.ukp</text:p>
          </table:table-cell>
          <table:table-cell office:value-type="float" office:value="0.031047" calcext:value-type="float">
            <text:p>0.031047</text:p>
          </table:table-cell>
          <table:table-cell office:value-type="float" office:value="0.27" calcext:value-type="float">
            <text:p>0.27</text:p>
          </table:table-cell>
          <table:table-cell office:value-type="float" office:value="166512" calcext:value-type="float">
            <text:p>166512</text:p>
          </table:table-cell>
          <table:table-cell office:value-type="float" office:value="9317578" calcext:value-type="float">
            <text:p>9317578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6" calcext:value-type="float">
            <text:p>0.06</text:p>
          </table:table-cell>
          <table:table-cell office:value-type="float" office:value="20532" calcext:value-type="float">
            <text:p>20532</text:p>
          </table:table-cell>
          <table:table-cell office:value-type="float" office:value="9317578" calcext:value-type="float">
            <text:p>9317578</text:p>
          </table:table-cell>
          <table:table-cell table:formula="of:=[.E116]-[.I1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100000-6-s227708629c7385954.ukp</text:p>
          </table:table-cell>
          <table:table-cell office:value-type="float" office:value="0.0243395" calcext:value-type="float">
            <text:p>0.0243395</text:p>
          </table:table-cell>
          <table:table-cell office:value-type="float" office:value="0.27" calcext:value-type="float">
            <text:p>0.27</text:p>
          </table:table-cell>
          <table:table-cell office:value-type="float" office:value="128016" calcext:value-type="float">
            <text:p>128016</text:p>
          </table:table-cell>
          <table:table-cell office:value-type="float" office:value="7385954" calcext:value-type="float">
            <text:p>7385954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36" calcext:value-type="float">
            <text:p>20436</text:p>
          </table:table-cell>
          <table:table-cell office:value-type="float" office:value="7385954" calcext:value-type="float">
            <text:p>7385954</text:p>
          </table:table-cell>
          <table:table-cell table:formula="of:=[.E117]-[.I1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100000-9-s126456688c5843362.ukp</text:p>
          </table:table-cell>
          <table:table-cell office:value-type="float" office:value="0.0220127" calcext:value-type="float">
            <text:p>0.0220127</text:p>
          </table:table-cell>
          <table:table-cell office:value-type="float" office:value="0.26" calcext:value-type="float">
            <text:p>0.26</text:p>
          </table:table-cell>
          <table:table-cell office:value-type="float" office:value="104620" calcext:value-type="float">
            <text:p>104620</text:p>
          </table:table-cell>
          <table:table-cell office:value-type="float" office:value="5843362" calcext:value-type="float">
            <text:p>5843362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68" calcext:value-type="float">
            <text:p>20468</text:p>
          </table:table-cell>
          <table:table-cell office:value-type="float" office:value="5843362" calcext:value-type="float">
            <text:p>5843362</text:p>
          </table:table-cell>
          <table:table-cell table:formula="of:=[.E118]-[.I1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1000000n50000-4-s721215008c9739684.ukp</text:p>
          </table:table-cell>
          <table:table-cell office:value-type="float" office:value="0.111826" calcext:value-type="float">
            <text:p>0.111826</text:p>
          </table:table-cell>
          <table:table-cell office:value-type="float" office:value="0.23" calcext:value-type="float">
            <text:p>0.23</text:p>
          </table:table-cell>
          <table:table-cell office:value-type="float" office:value="170536" calcext:value-type="float">
            <text:p>170536</text:p>
          </table:table-cell>
          <table:table-cell office:value-type="float" office:value="9739684" calcext:value-type="float">
            <text:p>973968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1960" calcext:value-type="float">
            <text:p>11960</text:p>
          </table:table-cell>
          <table:table-cell office:value-type="float" office:value="9739684" calcext:value-type="float">
            <text:p>9739684</text:p>
          </table:table-cell>
          <table:table-cell table:formula="of:=[.E119]-[.I1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500000n50000-2-s528806317c5171078.ukp</text:p>
          </table:table-cell>
          <table:table-cell office:value-type="float" office:value="0.331052" calcext:value-type="float">
            <text:p>0.331052</text:p>
          </table:table-cell>
          <table:table-cell office:value-type="float" office:value="0.5" calcext:value-type="float">
            <text:p>0.5</text:p>
          </table:table-cell>
          <table:table-cell office:value-type="float" office:value="91420" calcext:value-type="float">
            <text:p>91420</text:p>
          </table:table-cell>
          <table:table-cell office:value-type="float" office:value="5171078" calcext:value-type="float">
            <text:p>5171078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1928" calcext:value-type="float">
            <text:p>11928</text:p>
          </table:table-cell>
          <table:table-cell office:value-type="float" office:value="5171078" calcext:value-type="float">
            <text:p>5171078</text:p>
          </table:table-cell>
          <table:table-cell table:formula="of:=[.E120]-[.I1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50000-8-s991580855c9363674.ukp</text:p>
          </table:table-cell>
          <table:table-cell office:value-type="float" office:value="0.0886243" calcext:value-type="float">
            <text:p>0.0886243</text:p>
          </table:table-cell>
          <table:table-cell office:value-type="float" office:value="0.21" calcext:value-type="float">
            <text:p>0.21</text:p>
          </table:table-cell>
          <table:table-cell office:value-type="float" office:value="157728" calcext:value-type="float">
            <text:p>157728</text:p>
          </table:table-cell>
          <table:table-cell office:value-type="float" office:value="9363674" calcext:value-type="float">
            <text:p>936367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1976" calcext:value-type="float">
            <text:p>11976</text:p>
          </table:table-cell>
          <table:table-cell office:value-type="float" office:value="9363674" calcext:value-type="float">
            <text:p>9363674</text:p>
          </table:table-cell>
          <table:table-cell table:formula="of:=[.E121]-[.I1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1000000n20000-0-s827183242c5977860.ukp</text:p>
          </table:table-cell>
          <table:table-cell office:value-type="float" office:value="0.0486124" calcext:value-type="float">
            <text:p>0.0486124</text:p>
          </table:table-cell>
          <table:table-cell office:value-type="float" office:value="0.11" calcext:value-type="float">
            <text:p>0.11</text:p>
          </table:table-cell>
          <table:table-cell office:value-type="float" office:value="111300" calcext:value-type="float">
            <text:p>111300</text:p>
          </table:table-cell>
          <table:table-cell office:value-type="float" office:value="5977860" calcext:value-type="float">
            <text:p>5977860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8200" calcext:value-type="float">
            <text:p>8200</text:p>
          </table:table-cell>
          <table:table-cell office:value-type="float" office:value="5977860" calcext:value-type="float">
            <text:p>5977860</text:p>
          </table:table-cell>
          <table:table-cell table:formula="of:=[.E122]-[.I1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1000000n50000-2-s528806317c6020154.ukp</text:p>
          </table:table-cell>
          <table:table-cell office:value-type="float" office:value="0.110102" calcext:value-type="float">
            <text:p>0.110102</text:p>
          </table:table-cell>
          <table:table-cell office:value-type="float" office:value="0.22" calcext:value-type="float">
            <text:p>0.22</text:p>
          </table:table-cell>
          <table:table-cell office:value-type="float" office:value="112248" calcext:value-type="float">
            <text:p>112248</text:p>
          </table:table-cell>
          <table:table-cell office:value-type="float" office:value="6020154" calcext:value-type="float">
            <text:p>6020154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4" calcext:value-type="float">
            <text:p>0.04</text:p>
          </table:table-cell>
          <table:table-cell office:value-type="float" office:value="12024" calcext:value-type="float">
            <text:p>12024</text:p>
          </table:table-cell>
          <table:table-cell office:value-type="float" office:value="6020154" calcext:value-type="float">
            <text:p>6020154</text:p>
          </table:table-cell>
          <table:table-cell table:formula="of:=[.E123]-[.I1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1000000n50000-3-s780179313c7801078.ukp</text:p>
          </table:table-cell>
          <table:table-cell office:value-type="float" office:value="0.0982394" calcext:value-type="float">
            <text:p>0.0982394</text:p>
          </table:table-cell>
          <table:table-cell office:value-type="float" office:value="0.22" calcext:value-type="float">
            <text:p>0.22</text:p>
          </table:table-cell>
          <table:table-cell office:value-type="float" office:value="140168" calcext:value-type="float">
            <text:p>140168</text:p>
          </table:table-cell>
          <table:table-cell office:value-type="float" office:value="7801078" calcext:value-type="float">
            <text:p>7801078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4" calcext:value-type="float">
            <text:p>0.04</text:p>
          </table:table-cell>
          <table:table-cell office:value-type="float" office:value="11900" calcext:value-type="float">
            <text:p>11900</text:p>
          </table:table-cell>
          <table:table-cell office:value-type="float" office:value="7801078" calcext:value-type="float">
            <text:p>7801078</text:p>
          </table:table-cell>
          <table:table-cell table:formula="of:=[.E124]-[.I1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500000n50000-3-s780179313c8865909.ukp</text:p>
          </table:table-cell>
          <table:table-cell office:value-type="float" office:value="0.331799" calcext:value-type="float">
            <text:p>0.331799</text:p>
          </table:table-cell>
          <table:table-cell office:value-type="float" office:value="0.45" calcext:value-type="float">
            <text:p>0.45</text:p>
          </table:table-cell>
          <table:table-cell office:value-type="float" office:value="148764" calcext:value-type="float">
            <text:p>148764</text:p>
          </table:table-cell>
          <table:table-cell office:value-type="float" office:value="8865909" calcext:value-type="float">
            <text:p>8865909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2048" calcext:value-type="float">
            <text:p>12048</text:p>
          </table:table-cell>
          <table:table-cell office:value-type="float" office:value="8865909" calcext:value-type="float">
            <text:p>8865909</text:p>
          </table:table-cell>
          <table:table-cell table:formula="of:=[.E125]-[.I1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500000n50000-5-s110877071c6291545.ukp</text:p>
          </table:table-cell>
          <table:table-cell office:value-type="float" office:value="0.341391" calcext:value-type="float">
            <text:p>0.341391</text:p>
          </table:table-cell>
          <table:table-cell office:value-type="float" office:value="0.46" calcext:value-type="float">
            <text:p>0.46</text:p>
          </table:table-cell>
          <table:table-cell office:value-type="float" office:value="108904" calcext:value-type="float">
            <text:p>108904</text:p>
          </table:table-cell>
          <table:table-cell office:value-type="float" office:value="6291545" calcext:value-type="float">
            <text:p>6291545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2060" calcext:value-type="float">
            <text:p>12060</text:p>
          </table:table-cell>
          <table:table-cell office:value-type="float" office:value="6291545" calcext:value-type="float">
            <text:p>6291545</text:p>
          </table:table-cell>
          <table:table-cell table:formula="of:=[.E126]-[.I1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500000n50000-8-s991580855c6988739.ukp</text:p>
          </table:table-cell>
          <table:table-cell office:value-type="float" office:value="0.335418" calcext:value-type="float">
            <text:p>0.335418</text:p>
          </table:table-cell>
          <table:table-cell office:value-type="float" office:value="0.45" calcext:value-type="float">
            <text:p>0.45</text:p>
          </table:table-cell>
          <table:table-cell office:value-type="float" office:value="119516" calcext:value-type="float">
            <text:p>119516</text:p>
          </table:table-cell>
          <table:table-cell office:value-type="float" office:value="6988739" calcext:value-type="float">
            <text:p>6988739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80" calcext:value-type="float">
            <text:p>11980</text:p>
          </table:table-cell>
          <table:table-cell office:value-type="float" office:value="6988739" calcext:value-type="float">
            <text:p>6988739</text:p>
          </table:table-cell>
          <table:table-cell table:formula="of:=[.E127]-[.I1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50000-0-s827183242c9635014.ukp</text:p>
          </table:table-cell>
          <table:table-cell office:value-type="float" office:value="0.0460517" calcext:value-type="float">
            <text:p>0.0460517</text:p>
          </table:table-cell>
          <table:table-cell office:value-type="float" office:value="0.16" calcext:value-type="float">
            <text:p>0.16</text:p>
          </table:table-cell>
          <table:table-cell office:value-type="float" office:value="169296" calcext:value-type="float">
            <text:p>169296</text:p>
          </table:table-cell>
          <table:table-cell office:value-type="float" office:value="9635014" calcext:value-type="float">
            <text:p>9635014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60" calcext:value-type="float">
            <text:p>11960</text:p>
          </table:table-cell>
          <table:table-cell office:value-type="float" office:value="9635014" calcext:value-type="float">
            <text:p>9635014</text:p>
          </table:table-cell>
          <table:table-cell table:formula="of:=[.E128]-[.I1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50000-4-s721215008c5098265.ukp</text:p>
          </table:table-cell>
          <table:table-cell office:value-type="float" office:value="0.0375532" calcext:value-type="float">
            <text:p>0.0375532</text:p>
          </table:table-cell>
          <table:table-cell office:value-type="float" office:value="0.15" calcext:value-type="float">
            <text:p>0.15</text:p>
          </table:table-cell>
          <table:table-cell office:value-type="float" office:value="98672" calcext:value-type="float">
            <text:p>98672</text:p>
          </table:table-cell>
          <table:table-cell office:value-type="float" office:value="5098265" calcext:value-type="float">
            <text:p>5098265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04" calcext:value-type="float">
            <text:p>11904</text:p>
          </table:table-cell>
          <table:table-cell office:value-type="float" office:value="5098265" calcext:value-type="float">
            <text:p>5098265</text:p>
          </table:table-cell>
          <table:table-cell table:formula="of:=[.E129]-[.I1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50000-5-s110877071c8048833.ukp</text:p>
          </table:table-cell>
          <table:table-cell office:value-type="float" office:value="0.0423931" calcext:value-type="float">
            <text:p>0.0423931</text:p>
          </table:table-cell>
          <table:table-cell office:value-type="float" office:value="0.17" calcext:value-type="float">
            <text:p>0.17</text:p>
          </table:table-cell>
          <table:table-cell office:value-type="float" office:value="144648" calcext:value-type="float">
            <text:p>144648</text:p>
          </table:table-cell>
          <table:table-cell office:value-type="float" office:value="8048833" calcext:value-type="float">
            <text:p>8048833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68" calcext:value-type="float">
            <text:p>11968</text:p>
          </table:table-cell>
          <table:table-cell office:value-type="float" office:value="8048833" calcext:value-type="float">
            <text:p>8048833</text:p>
          </table:table-cell>
          <table:table-cell table:formula="of:=[.E130]-[.I1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20000-1-s843367405c8352496.ukp</text:p>
          </table:table-cell>
          <table:table-cell office:value-type="float" office:value="0.0341226" calcext:value-type="float">
            <text:p>0.0341226</text:p>
          </table:table-cell>
          <table:table-cell office:value-type="float" office:value="0.09" calcext:value-type="float">
            <text:p>0.09</text:p>
          </table:table-cell>
          <table:table-cell office:value-type="float" office:value="141400" calcext:value-type="float">
            <text:p>141400</text:p>
          </table:table-cell>
          <table:table-cell office:value-type="float" office:value="8352496" calcext:value-type="float">
            <text:p>8352496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8508" calcext:value-type="float">
            <text:p>8508</text:p>
          </table:table-cell>
          <table:table-cell office:value-type="float" office:value="8352496" calcext:value-type="float">
            <text:p>8352496</text:p>
          </table:table-cell>
          <table:table-cell table:formula="of:=[.E131]-[.I1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50000-3-s780179313c9601161.ukp</text:p>
          </table:table-cell>
          <table:table-cell office:value-type="float" office:value="0.0878358" calcext:value-type="float">
            <text:p>0.0878358</text:p>
          </table:table-cell>
          <table:table-cell office:value-type="float" office:value="0.2" calcext:value-type="float">
            <text:p>0.2</text:p>
          </table:table-cell>
          <table:table-cell office:value-type="float" office:value="161260" calcext:value-type="float">
            <text:p>161260</text:p>
          </table:table-cell>
          <table:table-cell office:value-type="float" office:value="9601161" calcext:value-type="float">
            <text:p>9601161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9601161" calcext:value-type="float">
            <text:p>9601161</text:p>
          </table:table-cell>
          <table:table-cell table:formula="of:=[.E132]-[.I1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1000000n20000-9-s126456688c9319115.ukp</text:p>
          </table:table-cell>
          <table:table-cell office:value-type="float" office:value="0.0563175" calcext:value-type="float">
            <text:p>0.0563175</text:p>
          </table:table-cell>
          <table:table-cell office:value-type="float" office:value="0.13" calcext:value-type="float">
            <text:p>0.13</text:p>
          </table:table-cell>
          <table:table-cell office:value-type="float" office:value="163288" calcext:value-type="float">
            <text:p>163288</text:p>
          </table:table-cell>
          <table:table-cell office:value-type="float" office:value="9319115" calcext:value-type="float">
            <text:p>931911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8464" calcext:value-type="float">
            <text:p>8464</text:p>
          </table:table-cell>
          <table:table-cell office:value-type="float" office:value="9319115" calcext:value-type="float">
            <text:p>9319115</text:p>
          </table:table-cell>
          <table:table-cell table:formula="of:=[.E133]-[.I1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1000000n50000-6-s227708629c6095921.ukp</text:p>
          </table:table-cell>
          <table:table-cell office:value-type="float" office:value="0.0934289" calcext:value-type="float">
            <text:p>0.0934289</text:p>
          </table:table-cell>
          <table:table-cell office:value-type="float" office:value="0.23" calcext:value-type="float">
            <text:p>0.23</text:p>
          </table:table-cell>
          <table:table-cell office:value-type="float" office:value="113748" calcext:value-type="float">
            <text:p>113748</text:p>
          </table:table-cell>
          <table:table-cell office:value-type="float" office:value="6095921" calcext:value-type="float">
            <text:p>6095921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96" calcext:value-type="float">
            <text:p>11996</text:p>
          </table:table-cell>
          <table:table-cell office:value-type="float" office:value="6095921" calcext:value-type="float">
            <text:p>6095921</text:p>
          </table:table-cell>
          <table:table-cell table:formula="of:=[.E134]-[.I1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500000n20000-1-s843367405c6535045.ukp</text:p>
          </table:table-cell>
          <table:table-cell office:value-type="float" office:value="0.0788254" calcext:value-type="float">
            <text:p>0.0788254</text:p>
          </table:table-cell>
          <table:table-cell office:value-type="float" office:value="0.12" calcext:value-type="float">
            <text:p>0.12</text:p>
          </table:table-cell>
          <table:table-cell office:value-type="float" office:value="112036" calcext:value-type="float">
            <text:p>112036</text:p>
          </table:table-cell>
          <table:table-cell office:value-type="float" office:value="6535045" calcext:value-type="float">
            <text:p>653504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664" calcext:value-type="float">
            <text:p>8664</text:p>
          </table:table-cell>
          <table:table-cell office:value-type="float" office:value="6535045" calcext:value-type="float">
            <text:p>6535045</text:p>
          </table:table-cell>
          <table:table-cell table:formula="of:=[.E135]-[.I1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500000n20000-9-s126456688c9711964.ukp</text:p>
          </table:table-cell>
          <table:table-cell office:value-type="float" office:value="0.0844858" calcext:value-type="float">
            <text:p>0.0844858</text:p>
          </table:table-cell>
          <table:table-cell office:value-type="float" office:value="0.13" calcext:value-type="float">
            <text:p>0.13</text:p>
          </table:table-cell>
          <table:table-cell office:value-type="float" office:value="161660" calcext:value-type="float">
            <text:p>161660</text:p>
          </table:table-cell>
          <table:table-cell office:value-type="float" office:value="9711964" calcext:value-type="float">
            <text:p>9711964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9288" calcext:value-type="float">
            <text:p>9288</text:p>
          </table:table-cell>
          <table:table-cell office:value-type="float" office:value="9711964" calcext:value-type="float">
            <text:p>9711964</text:p>
          </table:table-cell>
          <table:table-cell table:formula="of:=[.E136]-[.I1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50000-0-s827183242c6373385.ukp</text:p>
          </table:table-cell>
          <table:table-cell office:value-type="float" office:value="0.0233201" calcext:value-type="float">
            <text:p>0.0233201</text:p>
          </table:table-cell>
          <table:table-cell office:value-type="float" office:value="0.14" calcext:value-type="float">
            <text:p>0.14</text:p>
          </table:table-cell>
          <table:table-cell office:value-type="float" office:value="119092" calcext:value-type="float">
            <text:p>119092</text:p>
          </table:table-cell>
          <table:table-cell office:value-type="float" office:value="6373385" calcext:value-type="float">
            <text:p>637338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84" calcext:value-type="float">
            <text:p>11984</text:p>
          </table:table-cell>
          <table:table-cell office:value-type="float" office:value="6373385" calcext:value-type="float">
            <text:p>6373385</text:p>
          </table:table-cell>
          <table:table-cell table:formula="of:=[.E137]-[.I1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50000-3-s780179313c8835643.ukp</text:p>
          </table:table-cell>
          <table:table-cell office:value-type="float" office:value="0.0281029" calcext:value-type="float">
            <text:p>0.0281029</text:p>
          </table:table-cell>
          <table:table-cell office:value-type="float" office:value="0.14" calcext:value-type="float">
            <text:p>0.14</text:p>
          </table:table-cell>
          <table:table-cell office:value-type="float" office:value="157756" calcext:value-type="float">
            <text:p>157756</text:p>
          </table:table-cell>
          <table:table-cell office:value-type="float" office:value="8835643" calcext:value-type="float">
            <text:p>8835643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16" calcext:value-type="float">
            <text:p>12016</text:p>
          </table:table-cell>
          <table:table-cell office:value-type="float" office:value="8835643" calcext:value-type="float">
            <text:p>8835643</text:p>
          </table:table-cell>
          <table:table-cell table:formula="of:=[.E138]-[.I1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50000-8-s991580855c5741932.ukp</text:p>
          </table:table-cell>
          <table:table-cell office:value-type="float" office:value="0.0219558" calcext:value-type="float">
            <text:p>0.0219558</text:p>
          </table:table-cell>
          <table:table-cell office:value-type="float" office:value="0.14" calcext:value-type="float">
            <text:p>0.14</text:p>
          </table:table-cell>
          <table:table-cell office:value-type="float" office:value="109208" calcext:value-type="float">
            <text:p>109208</text:p>
          </table:table-cell>
          <table:table-cell office:value-type="float" office:value="5741932" calcext:value-type="float">
            <text:p>574193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5741932" calcext:value-type="float">
            <text:p>5741932</text:p>
          </table:table-cell>
          <table:table-cell table:formula="of:=[.E139]-[.I1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50000-9-s126456688c6303775.ukp</text:p>
          </table:table-cell>
          <table:table-cell office:value-type="float" office:value="0.0236739" calcext:value-type="float">
            <text:p>0.0236739</text:p>
          </table:table-cell>
          <table:table-cell office:value-type="float" office:value="0.14" calcext:value-type="float">
            <text:p>0.14</text:p>
          </table:table-cell>
          <table:table-cell office:value-type="float" office:value="118184" calcext:value-type="float">
            <text:p>118184</text:p>
          </table:table-cell>
          <table:table-cell office:value-type="float" office:value="6303775" calcext:value-type="float">
            <text:p>630377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96" calcext:value-type="float">
            <text:p>11996</text:p>
          </table:table-cell>
          <table:table-cell office:value-type="float" office:value="6303775" calcext:value-type="float">
            <text:p>6303775</text:p>
          </table:table-cell>
          <table:table-cell table:formula="of:=[.E140]-[.I1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50000-0-s827183242c6712851.ukp</text:p>
          </table:table-cell>
          <table:table-cell office:value-type="float" office:value="0.0226768" calcext:value-type="float">
            <text:p>0.0226768</text:p>
          </table:table-cell>
          <table:table-cell office:value-type="float" office:value="0.14" calcext:value-type="float">
            <text:p>0.14</text:p>
          </table:table-cell>
          <table:table-cell office:value-type="float" office:value="116520" calcext:value-type="float">
            <text:p>116520</text:p>
          </table:table-cell>
          <table:table-cell office:value-type="float" office:value="6712851" calcext:value-type="float">
            <text:p>6712851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6712851" calcext:value-type="float">
            <text:p>6712851</text:p>
          </table:table-cell>
          <table:table-cell table:formula="of:=[.E141]-[.I1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50000-1-s843367405c8291694.ukp</text:p>
          </table:table-cell>
          <table:table-cell office:value-type="float" office:value="0.0252574" calcext:value-type="float">
            <text:p>0.0252574</text:p>
          </table:table-cell>
          <table:table-cell office:value-type="float" office:value="0.14" calcext:value-type="float">
            <text:p>0.14</text:p>
          </table:table-cell>
          <table:table-cell office:value-type="float" office:value="141352" calcext:value-type="float">
            <text:p>141352</text:p>
          </table:table-cell>
          <table:table-cell office:value-type="float" office:value="8291694" calcext:value-type="float">
            <text:p>8291694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8291694" calcext:value-type="float">
            <text:p>8291694</text:p>
          </table:table-cell>
          <table:table-cell table:formula="of:=[.E142]-[.I1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50000-3-s780179313c8190313.ukp</text:p>
          </table:table-cell>
          <table:table-cell office:value-type="float" office:value="0.0235932" calcext:value-type="float">
            <text:p>0.0235932</text:p>
          </table:table-cell>
          <table:table-cell office:value-type="float" office:value="0.14" calcext:value-type="float">
            <text:p>0.14</text:p>
          </table:table-cell>
          <table:table-cell office:value-type="float" office:value="140060" calcext:value-type="float">
            <text:p>140060</text:p>
          </table:table-cell>
          <table:table-cell office:value-type="float" office:value="8190313" calcext:value-type="float">
            <text:p>8190313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4" calcext:value-type="float">
            <text:p>11924</text:p>
          </table:table-cell>
          <table:table-cell office:value-type="float" office:value="8190313" calcext:value-type="float">
            <text:p>8190313</text:p>
          </table:table-cell>
          <table:table-cell table:formula="of:=[.E143]-[.I1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50000-4-s721215008c7445609.ukp</text:p>
          </table:table-cell>
          <table:table-cell office:value-type="float" office:value="0.0241684" calcext:value-type="float">
            <text:p>0.0241684</text:p>
          </table:table-cell>
          <table:table-cell office:value-type="float" office:value="0.14" calcext:value-type="float">
            <text:p>0.14</text:p>
          </table:table-cell>
          <table:table-cell office:value-type="float" office:value="128292" calcext:value-type="float">
            <text:p>128292</text:p>
          </table:table-cell>
          <table:table-cell office:value-type="float" office:value="7445609" calcext:value-type="float">
            <text:p>7445609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88" calcext:value-type="float">
            <text:p>11988</text:p>
          </table:table-cell>
          <table:table-cell office:value-type="float" office:value="7445609" calcext:value-type="float">
            <text:p>7445609</text:p>
          </table:table-cell>
          <table:table-cell table:formula="of:=[.E144]-[.I1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50000-5-s110877071c5459305.ukp</text:p>
          </table:table-cell>
          <table:table-cell office:value-type="float" office:value="0.0182127" calcext:value-type="float">
            <text:p>0.0182127</text:p>
          </table:table-cell>
          <table:table-cell office:value-type="float" office:value="0.13" calcext:value-type="float">
            <text:p>0.13</text:p>
          </table:table-cell>
          <table:table-cell office:value-type="float" office:value="97216" calcext:value-type="float">
            <text:p>97216</text:p>
          </table:table-cell>
          <table:table-cell office:value-type="float" office:value="5459305" calcext:value-type="float">
            <text:p>545930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0" calcext:value-type="float">
            <text:p>11920</text:p>
          </table:table-cell>
          <table:table-cell office:value-type="float" office:value="5459305" calcext:value-type="float">
            <text:p>5459305</text:p>
          </table:table-cell>
          <table:table-cell table:formula="of:=[.E145]-[.I1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50000-9-s126456688c7790082.ukp</text:p>
          </table:table-cell>
          <table:table-cell office:value-type="float" office:value="0.0225944" calcext:value-type="float">
            <text:p>0.0225944</text:p>
          </table:table-cell>
          <table:table-cell office:value-type="float" office:value="0.14" calcext:value-type="float">
            <text:p>0.14</text:p>
          </table:table-cell>
          <table:table-cell office:value-type="float" office:value="133400" calcext:value-type="float">
            <text:p>133400</text:p>
          </table:table-cell>
          <table:table-cell office:value-type="float" office:value="7790082" calcext:value-type="float">
            <text:p>779008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80" calcext:value-type="float">
            <text:p>11980</text:p>
          </table:table-cell>
          <table:table-cell office:value-type="float" office:value="7790082" calcext:value-type="float">
            <text:p>7790082</text:p>
          </table:table-cell>
          <table:table-cell table:formula="of:=[.E146]-[.I1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50000-3-s780179313c9711715.ukp</text:p>
          </table:table-cell>
          <table:table-cell office:value-type="float" office:value="0.0297263" calcext:value-type="float">
            <text:p>0.0297263</text:p>
          </table:table-cell>
          <table:table-cell office:value-type="float" office:value="0.15" calcext:value-type="float">
            <text:p>0.15</text:p>
          </table:table-cell>
          <table:table-cell office:value-type="float" office:value="171588" calcext:value-type="float">
            <text:p>171588</text:p>
          </table:table-cell>
          <table:table-cell office:value-type="float" office:value="9711715" calcext:value-type="float">
            <text:p>971171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4" calcext:value-type="float">
            <text:p>11924</text:p>
          </table:table-cell>
          <table:table-cell office:value-type="float" office:value="9711715" calcext:value-type="float">
            <text:p>9711715</text:p>
          </table:table-cell>
          <table:table-cell table:formula="of:=[.E147]-[.I1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50000-4-s721215008c8547122.ukp</text:p>
          </table:table-cell>
          <table:table-cell office:value-type="float" office:value="0.0273602" calcext:value-type="float">
            <text:p>0.0273602</text:p>
          </table:table-cell>
          <table:table-cell office:value-type="float" office:value="0.15" calcext:value-type="float">
            <text:p>0.15</text:p>
          </table:table-cell>
          <table:table-cell office:value-type="float" office:value="153376" calcext:value-type="float">
            <text:p>153376</text:p>
          </table:table-cell>
          <table:table-cell office:value-type="float" office:value="8547122" calcext:value-type="float">
            <text:p>854712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56" calcext:value-type="float">
            <text:p>11956</text:p>
          </table:table-cell>
          <table:table-cell office:value-type="float" office:value="8547122" calcext:value-type="float">
            <text:p>8547122</text:p>
          </table:table-cell>
          <table:table-cell table:formula="of:=[.E148]-[.I1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50000-7-s177710744c9919602.ukp</text:p>
          </table:table-cell>
          <table:table-cell office:value-type="float" office:value="0.0299956" calcext:value-type="float">
            <text:p>0.0299956</text:p>
          </table:table-cell>
          <table:table-cell office:value-type="float" office:value="0.16" calcext:value-type="float">
            <text:p>0.16</text:p>
          </table:table-cell>
          <table:table-cell office:value-type="float" office:value="174496" calcext:value-type="float">
            <text:p>174496</text:p>
          </table:table-cell>
          <table:table-cell office:value-type="float" office:value="9919602" calcext:value-type="float">
            <text:p>991960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44" calcext:value-type="float">
            <text:p>12044</text:p>
          </table:table-cell>
          <table:table-cell office:value-type="float" office:value="9919602" calcext:value-type="float">
            <text:p>9919602</text:p>
          </table:table-cell>
          <table:table-cell table:formula="of:=[.E149]-[.I1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20000-0-s827183242c7587102.ukp</text:p>
          </table:table-cell>
          <table:table-cell office:value-type="float" office:value="0.0289007" calcext:value-type="float">
            <text:p>0.0289007</text:p>
          </table:table-cell>
          <table:table-cell office:value-type="float" office:value="0.08" calcext:value-type="float">
            <text:p>0.08</text:p>
          </table:table-cell>
          <table:table-cell office:value-type="float" office:value="137048" calcext:value-type="float">
            <text:p>137048</text:p>
          </table:table-cell>
          <table:table-cell office:value-type="float" office:value="7587102" calcext:value-type="float">
            <text:p>758710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704" calcext:value-type="float">
            <text:p>8704</text:p>
          </table:table-cell>
          <table:table-cell office:value-type="float" office:value="7587102" calcext:value-type="float">
            <text:p>7587102</text:p>
          </table:table-cell>
          <table:table-cell table:formula="of:=[.E150]-[.I1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20000-2-s528806317c5257943.ukp</text:p>
          </table:table-cell>
          <table:table-cell office:value-type="float" office:value="0.0245616" calcext:value-type="float">
            <text:p>0.0245616</text:p>
          </table:table-cell>
          <table:table-cell office:value-type="float" office:value="0.07" calcext:value-type="float">
            <text:p>0.07</text:p>
          </table:table-cell>
          <table:table-cell office:value-type="float" office:value="100552" calcext:value-type="float">
            <text:p>100552</text:p>
          </table:table-cell>
          <table:table-cell office:value-type="float" office:value="5257943" calcext:value-type="float">
            <text:p>5257943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844" calcext:value-type="float">
            <text:p>8844</text:p>
          </table:table-cell>
          <table:table-cell office:value-type="float" office:value="5257943" calcext:value-type="float">
            <text:p>5257943</text:p>
          </table:table-cell>
          <table:table-cell table:formula="of:=[.E151]-[.I1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50000-2-s528806317c6107266.ukp</text:p>
          </table:table-cell>
          <table:table-cell office:value-type="float" office:value="0.0388787" calcext:value-type="float">
            <text:p>0.0388787</text:p>
          </table:table-cell>
          <table:table-cell office:value-type="float" office:value="0.18" calcext:value-type="float">
            <text:p>0.18</text:p>
          </table:table-cell>
          <table:table-cell office:value-type="float" office:value="114212" calcext:value-type="float">
            <text:p>114212</text:p>
          </table:table-cell>
          <table:table-cell office:value-type="float" office:value="6107266" calcext:value-type="float">
            <text:p>6107266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80" calcext:value-type="float">
            <text:p>11980</text:p>
          </table:table-cell>
          <table:table-cell office:value-type="float" office:value="6107266" calcext:value-type="float">
            <text:p>6107266</text:p>
          </table:table-cell>
          <table:table-cell table:formula="of:=[.E152]-[.I1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50000-7-s177710744c8533799.ukp</text:p>
          </table:table-cell>
          <table:table-cell office:value-type="float" office:value="0.0436814" calcext:value-type="float">
            <text:p>0.0436814</text:p>
          </table:table-cell>
          <table:table-cell office:value-type="float" office:value="0.16" calcext:value-type="float">
            <text:p>0.16</text:p>
          </table:table-cell>
          <table:table-cell office:value-type="float" office:value="152436" calcext:value-type="float">
            <text:p>152436</text:p>
          </table:table-cell>
          <table:table-cell office:value-type="float" office:value="8533799" calcext:value-type="float">
            <text:p>8533799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8533799" calcext:value-type="float">
            <text:p>8533799</text:p>
          </table:table-cell>
          <table:table-cell table:formula="of:=[.E153]-[.I1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50000-8-s991580855c6886377.ukp</text:p>
          </table:table-cell>
          <table:table-cell office:value-type="float" office:value="0.0422082" calcext:value-type="float">
            <text:p>0.0422082</text:p>
          </table:table-cell>
          <table:table-cell office:value-type="float" office:value="0.16" calcext:value-type="float">
            <text:p>0.16</text:p>
          </table:table-cell>
          <table:table-cell office:value-type="float" office:value="126580" calcext:value-type="float">
            <text:p>126580</text:p>
          </table:table-cell>
          <table:table-cell office:value-type="float" office:value="6886377" calcext:value-type="float">
            <text:p>6886377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04" calcext:value-type="float">
            <text:p>12004</text:p>
          </table:table-cell>
          <table:table-cell office:value-type="float" office:value="6886377" calcext:value-type="float">
            <text:p>6886377</text:p>
          </table:table-cell>
          <table:table-cell table:formula="of:=[.E154]-[.I1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20000-3-s780179313c9646607.ukp</text:p>
          </table:table-cell>
          <table:table-cell office:value-type="float" office:value="0.0361228" calcext:value-type="float">
            <text:p>0.0361228</text:p>
          </table:table-cell>
          <table:table-cell office:value-type="float" office:value="0.08" calcext:value-type="float">
            <text:p>0.08</text:p>
          </table:table-cell>
          <table:table-cell office:value-type="float" office:value="161560" calcext:value-type="float">
            <text:p>161560</text:p>
          </table:table-cell>
          <table:table-cell office:value-type="float" office:value="9646607" calcext:value-type="float">
            <text:p>9646607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556" calcext:value-type="float">
            <text:p>8556</text:p>
          </table:table-cell>
          <table:table-cell office:value-type="float" office:value="9646607" calcext:value-type="float">
            <text:p>9646607</text:p>
          </table:table-cell>
          <table:table-cell table:formula="of:=[.E155]-[.I1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20000-8-s991580855c6449790.ukp</text:p>
          </table:table-cell>
          <table:table-cell office:value-type="float" office:value="0.0310968" calcext:value-type="float">
            <text:p>0.0310968</text:p>
          </table:table-cell>
          <table:table-cell office:value-type="float" office:value="0.08" calcext:value-type="float">
            <text:p>0.08</text:p>
          </table:table-cell>
          <table:table-cell office:value-type="float" office:value="111556" calcext:value-type="float">
            <text:p>111556</text:p>
          </table:table-cell>
          <table:table-cell office:value-type="float" office:value="6449790" calcext:value-type="float">
            <text:p>6449790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924" calcext:value-type="float">
            <text:p>8924</text:p>
          </table:table-cell>
          <table:table-cell office:value-type="float" office:value="6449790" calcext:value-type="float">
            <text:p>6449790</text:p>
          </table:table-cell>
          <table:table-cell table:formula="of:=[.E156]-[.I1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50000-0-s827183242c8208267.ukp</text:p>
          </table:table-cell>
          <table:table-cell office:value-type="float" office:value="0.0846925" calcext:value-type="float">
            <text:p>0.0846925</text:p>
          </table:table-cell>
          <table:table-cell office:value-type="float" office:value="0.2" calcext:value-type="float">
            <text:p>0.2</text:p>
          </table:table-cell>
          <table:table-cell office:value-type="float" office:value="139580" calcext:value-type="float">
            <text:p>139580</text:p>
          </table:table-cell>
          <table:table-cell office:value-type="float" office:value="8208267" calcext:value-type="float">
            <text:p>8208267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8208267" calcext:value-type="float">
            <text:p>8208267</text:p>
          </table:table-cell>
          <table:table-cell table:formula="of:=[.E157]-[.I1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50000-1-s843367405c8017460.ukp</text:p>
          </table:table-cell>
          <table:table-cell office:value-type="float" office:value="0.0860049" calcext:value-type="float">
            <text:p>0.0860049</text:p>
          </table:table-cell>
          <table:table-cell office:value-type="float" office:value="0.2" calcext:value-type="float">
            <text:p>0.2</text:p>
          </table:table-cell>
          <table:table-cell office:value-type="float" office:value="136452" calcext:value-type="float">
            <text:p>136452</text:p>
          </table:table-cell>
          <table:table-cell office:value-type="float" office:value="8017460" calcext:value-type="float">
            <text:p>8017460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44" calcext:value-type="float">
            <text:p>12044</text:p>
          </table:table-cell>
          <table:table-cell office:value-type="float" office:value="8017460" calcext:value-type="float">
            <text:p>8017460</text:p>
          </table:table-cell>
          <table:table-cell table:formula="of:=[.E158]-[.I1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50000-7-s177710744c8212590.ukp</text:p>
          </table:table-cell>
          <table:table-cell office:value-type="float" office:value="0.084202" calcext:value-type="float">
            <text:p>0.084202</text:p>
          </table:table-cell>
          <table:table-cell office:value-type="float" office:value="0.22" calcext:value-type="float">
            <text:p>0.22</text:p>
          </table:table-cell>
          <table:table-cell office:value-type="float" office:value="139624" calcext:value-type="float">
            <text:p>139624</text:p>
          </table:table-cell>
          <table:table-cell office:value-type="float" office:value="8212590" calcext:value-type="float">
            <text:p>8212590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0" calcext:value-type="float">
            <text:p>11920</text:p>
          </table:table-cell>
          <table:table-cell office:value-type="float" office:value="8212590" calcext:value-type="float">
            <text:p>8212590</text:p>
          </table:table-cell>
          <table:table-cell table:formula="of:=[.E159]-[.I1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50000-0-s827183242c8321795.ukp</text:p>
          </table:table-cell>
          <table:table-cell office:value-type="float" office:value="0.0277291" calcext:value-type="float">
            <text:p>0.0277291</text:p>
          </table:table-cell>
          <table:table-cell office:value-type="float" office:value="0.16" calcext:value-type="float">
            <text:p>0.16</text:p>
          </table:table-cell>
          <table:table-cell office:value-type="float" office:value="149600" calcext:value-type="float">
            <text:p>149600</text:p>
          </table:table-cell>
          <table:table-cell office:value-type="float" office:value="8321795" calcext:value-type="float">
            <text:p>832179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80" calcext:value-type="float">
            <text:p>11980</text:p>
          </table:table-cell>
          <table:table-cell office:value-type="float" office:value="8321795" calcext:value-type="float">
            <text:p>8321795</text:p>
          </table:table-cell>
          <table:table-cell table:formula="of:=[.E160]-[.I1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50000-3-s780179313c8811971.ukp</text:p>
          </table:table-cell>
          <table:table-cell office:value-type="float" office:value="0.0278826" calcext:value-type="float">
            <text:p>0.0278826</text:p>
          </table:table-cell>
          <table:table-cell office:value-type="float" office:value="0.14" calcext:value-type="float">
            <text:p>0.14</text:p>
          </table:table-cell>
          <table:table-cell office:value-type="float" office:value="157248" calcext:value-type="float">
            <text:p>157248</text:p>
          </table:table-cell>
          <table:table-cell office:value-type="float" office:value="8811971" calcext:value-type="float">
            <text:p>8811971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56" calcext:value-type="float">
            <text:p>11956</text:p>
          </table:table-cell>
          <table:table-cell office:value-type="float" office:value="8811971" calcext:value-type="float">
            <text:p>8811971</text:p>
          </table:table-cell>
          <table:table-cell table:formula="of:=[.E161]-[.I1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50000-5-s110877071c5823883.ukp</text:p>
          </table:table-cell>
          <table:table-cell office:value-type="float" office:value="0.02235" calcext:value-type="float">
            <text:p>0.02235</text:p>
          </table:table-cell>
          <table:table-cell office:value-type="float" office:value="0.14" calcext:value-type="float">
            <text:p>0.14</text:p>
          </table:table-cell>
          <table:table-cell office:value-type="float" office:value="111008" calcext:value-type="float">
            <text:p>111008</text:p>
          </table:table-cell>
          <table:table-cell office:value-type="float" office:value="5823883" calcext:value-type="float">
            <text:p>5823883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4" calcext:value-type="float">
            <text:p>11924</text:p>
          </table:table-cell>
          <table:table-cell office:value-type="float" office:value="5823883" calcext:value-type="float">
            <text:p>5823883</text:p>
          </table:table-cell>
          <table:table-cell table:formula="of:=[.E162]-[.I1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50000-6-s227708629c5764098.ukp</text:p>
          </table:table-cell>
          <table:table-cell office:value-type="float" office:value="0.0224524" calcext:value-type="float">
            <text:p>0.0224524</text:p>
          </table:table-cell>
          <table:table-cell office:value-type="float" office:value="0.15" calcext:value-type="float">
            <text:p>0.15</text:p>
          </table:table-cell>
          <table:table-cell office:value-type="float" office:value="109972" calcext:value-type="float">
            <text:p>109972</text:p>
          </table:table-cell>
          <table:table-cell office:value-type="float" office:value="5764098" calcext:value-type="float">
            <text:p>5764098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08" calcext:value-type="float">
            <text:p>12008</text:p>
          </table:table-cell>
          <table:table-cell office:value-type="float" office:value="5764098" calcext:value-type="float">
            <text:p>5764098</text:p>
          </table:table-cell>
          <table:table-cell table:formula="of:=[.E163]-[.I1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50000-7-s177710744c8913879.ukp</text:p>
          </table:table-cell>
          <table:table-cell office:value-type="float" office:value="0.0296174" calcext:value-type="float">
            <text:p>0.0296174</text:p>
          </table:table-cell>
          <table:table-cell office:value-type="float" office:value="0.15" calcext:value-type="float">
            <text:p>0.15</text:p>
          </table:table-cell>
          <table:table-cell office:value-type="float" office:value="159260" calcext:value-type="float">
            <text:p>159260</text:p>
          </table:table-cell>
          <table:table-cell office:value-type="float" office:value="8913879" calcext:value-type="float">
            <text:p>8913879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52" calcext:value-type="float">
            <text:p>11952</text:p>
          </table:table-cell>
          <table:table-cell office:value-type="float" office:value="8913879" calcext:value-type="float">
            <text:p>8913879</text:p>
          </table:table-cell>
          <table:table-cell table:formula="of:=[.E164]-[.I1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50000-0-s827183242c8053326.ukp</text:p>
          </table:table-cell>
          <table:table-cell office:value-type="float" office:value="0.0230913" calcext:value-type="float">
            <text:p>0.0230913</text:p>
          </table:table-cell>
          <table:table-cell office:value-type="float" office:value="0.14" calcext:value-type="float">
            <text:p>0.14</text:p>
          </table:table-cell>
          <table:table-cell office:value-type="float" office:value="137784" calcext:value-type="float">
            <text:p>137784</text:p>
          </table:table-cell>
          <table:table-cell office:value-type="float" office:value="8053326" calcext:value-type="float">
            <text:p>8053326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08" calcext:value-type="float">
            <text:p>12008</text:p>
          </table:table-cell>
          <table:table-cell office:value-type="float" office:value="8053326" calcext:value-type="float">
            <text:p>8053326</text:p>
          </table:table-cell>
          <table:table-cell table:formula="of:=[.E165]-[.I1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50000-1-s843367405c5119452.ukp</text:p>
          </table:table-cell>
          <table:table-cell office:value-type="float" office:value="0.017302" calcext:value-type="float">
            <text:p>0.017302</text:p>
          </table:table-cell>
          <table:table-cell office:value-type="float" office:value="0.14" calcext:value-type="float">
            <text:p>0.14</text:p>
          </table:table-cell>
          <table:table-cell office:value-type="float" office:value="92064" calcext:value-type="float">
            <text:p>92064</text:p>
          </table:table-cell>
          <table:table-cell office:value-type="float" office:value="5119452" calcext:value-type="float">
            <text:p>511945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0" calcext:value-type="float">
            <text:p>11920</text:p>
          </table:table-cell>
          <table:table-cell office:value-type="float" office:value="5119452" calcext:value-type="float">
            <text:p>5119452</text:p>
          </table:table-cell>
          <table:table-cell table:formula="of:=[.E166]-[.I1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50000-2-s528806317c5804085.ukp</text:p>
          </table:table-cell>
          <table:table-cell office:value-type="float" office:value="0.0183249" calcext:value-type="float">
            <text:p>0.0183249</text:p>
          </table:table-cell>
          <table:table-cell office:value-type="float" office:value="0.14" calcext:value-type="float">
            <text:p>0.14</text:p>
          </table:table-cell>
          <table:table-cell office:value-type="float" office:value="102500" calcext:value-type="float">
            <text:p>102500</text:p>
          </table:table-cell>
          <table:table-cell office:value-type="float" office:value="5804085" calcext:value-type="float">
            <text:p>580408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896" calcext:value-type="float">
            <text:p>11896</text:p>
          </table:table-cell>
          <table:table-cell office:value-type="float" office:value="5804085" calcext:value-type="float">
            <text:p>5804085</text:p>
          </table:table-cell>
          <table:table-cell table:formula="of:=[.E167]-[.I1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50000-3-s780179313c6913914.ukp</text:p>
          </table:table-cell>
          <table:table-cell office:value-type="float" office:value="0.0189161" calcext:value-type="float">
            <text:p>0.0189161</text:p>
          </table:table-cell>
          <table:table-cell office:value-type="float" office:value="0.14" calcext:value-type="float">
            <text:p>0.14</text:p>
          </table:table-cell>
          <table:table-cell office:value-type="float" office:value="119964" calcext:value-type="float">
            <text:p>119964</text:p>
          </table:table-cell>
          <table:table-cell office:value-type="float" office:value="6913914" calcext:value-type="float">
            <text:p>6913914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44" calcext:value-type="float">
            <text:p>11944</text:p>
          </table:table-cell>
          <table:table-cell office:value-type="float" office:value="6913914" calcext:value-type="float">
            <text:p>6913914</text:p>
          </table:table-cell>
          <table:table-cell table:formula="of:=[.E168]-[.I1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50000-5-s110877071c6806088.ukp</text:p>
          </table:table-cell>
          <table:table-cell office:value-type="float" office:value="0.0186125" calcext:value-type="float">
            <text:p>0.0186125</text:p>
          </table:table-cell>
          <table:table-cell office:value-type="float" office:value="0.15" calcext:value-type="float">
            <text:p>0.15</text:p>
          </table:table-cell>
          <table:table-cell office:value-type="float" office:value="118488" calcext:value-type="float">
            <text:p>118488</text:p>
          </table:table-cell>
          <table:table-cell office:value-type="float" office:value="6806088" calcext:value-type="float">
            <text:p>6806088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6806088" calcext:value-type="float">
            <text:p>6806088</text:p>
          </table:table-cell>
          <table:table-cell table:formula="of:=[.E169]-[.I1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50000-6-s227708629c9241273.ukp</text:p>
          </table:table-cell>
          <table:table-cell office:value-type="float" office:value="0.0232683" calcext:value-type="float">
            <text:p>0.0232683</text:p>
          </table:table-cell>
          <table:table-cell office:value-type="float" office:value="0.14" calcext:value-type="float">
            <text:p>0.14</text:p>
          </table:table-cell>
          <table:table-cell office:value-type="float" office:value="156268" calcext:value-type="float">
            <text:p>156268</text:p>
          </table:table-cell>
          <table:table-cell office:value-type="float" office:value="9241273" calcext:value-type="float">
            <text:p>9241273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9241273" calcext:value-type="float">
            <text:p>9241273</text:p>
          </table:table-cell>
          <table:table-cell table:formula="of:=[.E170]-[.I1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1000000n10000-6-s227708629c9211375.ukp</text:p>
          </table:table-cell>
          <table:table-cell office:value-type="float" office:value="0.0546507" calcext:value-type="float">
            <text:p>0.0546507</text:p>
          </table:table-cell>
          <table:table-cell office:value-type="float" office:value="0.08" calcext:value-type="float">
            <text:p>0.08</text:p>
          </table:table-cell>
          <table:table-cell office:value-type="float" office:value="161556" calcext:value-type="float">
            <text:p>161556</text:p>
          </table:table-cell>
          <table:table-cell office:value-type="float" office:value="9211375" calcext:value-type="float">
            <text:p>921137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168" calcext:value-type="float">
            <text:p>8168</text:p>
          </table:table-cell>
          <table:table-cell office:value-type="float" office:value="9211375" calcext:value-type="float">
            <text:p>9211375</text:p>
          </table:table-cell>
          <table:table-cell table:formula="of:=[.E171]-[.I1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1000000n10000-8-s991580855c8487765.ukp</text:p>
          </table:table-cell>
          <table:table-cell office:value-type="float" office:value="0.0507871" calcext:value-type="float">
            <text:p>0.0507871</text:p>
          </table:table-cell>
          <table:table-cell office:value-type="float" office:value="0.1" calcext:value-type="float">
            <text:p>0.1</text:p>
          </table:table-cell>
          <table:table-cell office:value-type="float" office:value="150208" calcext:value-type="float">
            <text:p>150208</text:p>
          </table:table-cell>
          <table:table-cell office:value-type="float" office:value="8487765" calcext:value-type="float">
            <text:p>848776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264" calcext:value-type="float">
            <text:p>8264</text:p>
          </table:table-cell>
          <table:table-cell office:value-type="float" office:value="8487765" calcext:value-type="float">
            <text:p>8487765</text:p>
          </table:table-cell>
          <table:table-cell table:formula="of:=[.E172]-[.I1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500000n20000-7-s177710744c6507449.ukp</text:p>
          </table:table-cell>
          <table:table-cell office:value-type="float" office:value="0.0826934" calcext:value-type="float">
            <text:p>0.0826934</text:p>
          </table:table-cell>
          <table:table-cell office:value-type="float" office:value="0.13" calcext:value-type="float">
            <text:p>0.13</text:p>
          </table:table-cell>
          <table:table-cell office:value-type="float" office:value="111536" calcext:value-type="float">
            <text:p>111536</text:p>
          </table:table-cell>
          <table:table-cell office:value-type="float" office:value="6507449" calcext:value-type="float">
            <text:p>650744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348" calcext:value-type="float">
            <text:p>8348</text:p>
          </table:table-cell>
          <table:table-cell office:value-type="float" office:value="6507449" calcext:value-type="float">
            <text:p>6507449</text:p>
          </table:table-cell>
          <table:table-cell table:formula="of:=[.E173]-[.I1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20000-8-s991580855c5663171.ukp</text:p>
          </table:table-cell>
          <table:table-cell office:value-type="float" office:value="0.020199" calcext:value-type="float">
            <text:p>0.020199</text:p>
          </table:table-cell>
          <table:table-cell office:value-type="float" office:value="0.07" calcext:value-type="float">
            <text:p>0.07</text:p>
          </table:table-cell>
          <table:table-cell office:value-type="float" office:value="107544" calcext:value-type="float">
            <text:p>107544</text:p>
          </table:table-cell>
          <table:table-cell office:value-type="float" office:value="5663171" calcext:value-type="float">
            <text:p>566317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168" calcext:value-type="float">
            <text:p>8168</text:p>
          </table:table-cell>
          <table:table-cell office:value-type="float" office:value="5663171" calcext:value-type="float">
            <text:p>5663171</text:p>
          </table:table-cell>
          <table:table-cell table:formula="of:=[.E174]-[.I1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50000-1-s843367405c6690241.ukp</text:p>
          </table:table-cell>
          <table:table-cell office:value-type="float" office:value="0.0237111" calcext:value-type="float">
            <text:p>0.0237111</text:p>
          </table:table-cell>
          <table:table-cell office:value-type="float" office:value="0.14" calcext:value-type="float">
            <text:p>0.14</text:p>
          </table:table-cell>
          <table:table-cell office:value-type="float" office:value="124132" calcext:value-type="float">
            <text:p>124132</text:p>
          </table:table-cell>
          <table:table-cell office:value-type="float" office:value="6690241" calcext:value-type="float">
            <text:p>669024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6690241" calcext:value-type="float">
            <text:p>6690241</text:p>
          </table:table-cell>
          <table:table-cell table:formula="of:=[.E175]-[.I1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50000-2-s528806317c6274012.ukp</text:p>
          </table:table-cell>
          <table:table-cell office:value-type="float" office:value="0.0229377" calcext:value-type="float">
            <text:p>0.0229377</text:p>
          </table:table-cell>
          <table:table-cell office:value-type="float" office:value="0.14" calcext:value-type="float">
            <text:p>0.14</text:p>
          </table:table-cell>
          <table:table-cell office:value-type="float" office:value="117840" calcext:value-type="float">
            <text:p>117840</text:p>
          </table:table-cell>
          <table:table-cell office:value-type="float" office:value="6274012" calcext:value-type="float">
            <text:p>6274012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52" calcext:value-type="float">
            <text:p>12052</text:p>
          </table:table-cell>
          <table:table-cell office:value-type="float" office:value="6274012" calcext:value-type="float">
            <text:p>6274012</text:p>
          </table:table-cell>
          <table:table-cell table:formula="of:=[.E176]-[.I1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50000-4-s721215008c5488950.ukp</text:p>
          </table:table-cell>
          <table:table-cell office:value-type="float" office:value="0.021381" calcext:value-type="float">
            <text:p>0.021381</text:p>
          </table:table-cell>
          <table:table-cell office:value-type="float" office:value="0.14" calcext:value-type="float">
            <text:p>0.14</text:p>
          </table:table-cell>
          <table:table-cell office:value-type="float" office:value="105208" calcext:value-type="float">
            <text:p>105208</text:p>
          </table:table-cell>
          <table:table-cell office:value-type="float" office:value="5488950" calcext:value-type="float">
            <text:p>548895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5488950" calcext:value-type="float">
            <text:p>5488950</text:p>
          </table:table-cell>
          <table:table-cell table:formula="of:=[.E177]-[.I1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50000-5-s110877071c7632255.ukp</text:p>
          </table:table-cell>
          <table:table-cell office:value-type="float" office:value="0.0255342" calcext:value-type="float">
            <text:p>0.0255342</text:p>
          </table:table-cell>
          <table:table-cell office:value-type="float" office:value="0.14" calcext:value-type="float">
            <text:p>0.14</text:p>
          </table:table-cell>
          <table:table-cell office:value-type="float" office:value="138760" calcext:value-type="float">
            <text:p>138760</text:p>
          </table:table-cell>
          <table:table-cell office:value-type="float" office:value="7632255" calcext:value-type="float">
            <text:p>763225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7632255" calcext:value-type="float">
            <text:p>7632255</text:p>
          </table:table-cell>
          <table:table-cell table:formula="of:=[.E178]-[.I1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50000-2-s528806317c8398362.ukp</text:p>
          </table:table-cell>
          <table:table-cell office:value-type="float" office:value="0.0241163" calcext:value-type="float">
            <text:p>0.0241163</text:p>
          </table:table-cell>
          <table:table-cell office:value-type="float" office:value="0.15" calcext:value-type="float">
            <text:p>0.15</text:p>
          </table:table-cell>
          <table:table-cell office:value-type="float" office:value="142976" calcext:value-type="float">
            <text:p>142976</text:p>
          </table:table-cell>
          <table:table-cell office:value-type="float" office:value="8398362" calcext:value-type="float">
            <text:p>8398362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44" calcext:value-type="float">
            <text:p>11944</text:p>
          </table:table-cell>
          <table:table-cell office:value-type="float" office:value="8398362" calcext:value-type="float">
            <text:p>8398362</text:p>
          </table:table-cell>
          <table:table-cell table:formula="of:=[.E179]-[.I1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50000-6-s227708629c8467548.ukp</text:p>
          </table:table-cell>
          <table:table-cell office:value-type="float" office:value="0.0244912" calcext:value-type="float">
            <text:p>0.0244912</text:p>
          </table:table-cell>
          <table:table-cell office:value-type="float" office:value="0.14" calcext:value-type="float">
            <text:p>0.14</text:p>
          </table:table-cell>
          <table:table-cell office:value-type="float" office:value="144184" calcext:value-type="float">
            <text:p>144184</text:p>
          </table:table-cell>
          <table:table-cell office:value-type="float" office:value="8467548" calcext:value-type="float">
            <text:p>8467548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8467548" calcext:value-type="float">
            <text:p>8467548</text:p>
          </table:table-cell>
          <table:table-cell table:formula="of:=[.E180]-[.I1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50000-7-s177710744c7849345.ukp</text:p>
          </table:table-cell>
          <table:table-cell office:value-type="float" office:value="0.0229053" calcext:value-type="float">
            <text:p>0.0229053</text:p>
          </table:table-cell>
          <table:table-cell office:value-type="float" office:value="0.14" calcext:value-type="float">
            <text:p>0.14</text:p>
          </table:table-cell>
          <table:table-cell office:value-type="float" office:value="134484" calcext:value-type="float">
            <text:p>134484</text:p>
          </table:table-cell>
          <table:table-cell office:value-type="float" office:value="7849345" calcext:value-type="float">
            <text:p>784934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7849345" calcext:value-type="float">
            <text:p>7849345</text:p>
          </table:table-cell>
          <table:table-cell table:formula="of:=[.E181]-[.I1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50000-0-s827183242c7944993.ukp</text:p>
          </table:table-cell>
          <table:table-cell office:value-type="float" office:value="0.0264348" calcext:value-type="float">
            <text:p>0.0264348</text:p>
          </table:table-cell>
          <table:table-cell office:value-type="float" office:value="0.16" calcext:value-type="float">
            <text:p>0.16</text:p>
          </table:table-cell>
          <table:table-cell office:value-type="float" office:value="144172" calcext:value-type="float">
            <text:p>144172</text:p>
          </table:table-cell>
          <table:table-cell office:value-type="float" office:value="7944993" calcext:value-type="float">
            <text:p>794499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52" calcext:value-type="float">
            <text:p>11952</text:p>
          </table:table-cell>
          <table:table-cell office:value-type="float" office:value="7944993" calcext:value-type="float">
            <text:p>7944993</text:p>
          </table:table-cell>
          <table:table-cell table:formula="of:=[.E182]-[.I1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50000-1-s843367405c7064870.ukp</text:p>
          </table:table-cell>
          <table:table-cell office:value-type="float" office:value="0.0247143" calcext:value-type="float">
            <text:p>0.0247143</text:p>
          </table:table-cell>
          <table:table-cell office:value-type="float" office:value="0.15" calcext:value-type="float">
            <text:p>0.15</text:p>
          </table:table-cell>
          <table:table-cell office:value-type="float" office:value="130196" calcext:value-type="float">
            <text:p>130196</text:p>
          </table:table-cell>
          <table:table-cell office:value-type="float" office:value="7064870" calcext:value-type="float">
            <text:p>706487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20" calcext:value-type="float">
            <text:p>11920</text:p>
          </table:table-cell>
          <table:table-cell office:value-type="float" office:value="7064870" calcext:value-type="float">
            <text:p>7064870</text:p>
          </table:table-cell>
          <table:table-cell table:formula="of:=[.E183]-[.I1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50000-2-s528806317c9933736.ukp</text:p>
          </table:table-cell>
          <table:table-cell office:value-type="float" office:value="0.0299164" calcext:value-type="float">
            <text:p>0.0299164</text:p>
          </table:table-cell>
          <table:table-cell office:value-type="float" office:value="0.16" calcext:value-type="float">
            <text:p>0.16</text:p>
          </table:table-cell>
          <table:table-cell office:value-type="float" office:value="174844" calcext:value-type="float">
            <text:p>174844</text:p>
          </table:table-cell>
          <table:table-cell office:value-type="float" office:value="9933736" calcext:value-type="float">
            <text:p>9933736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4" calcext:value-type="float">
            <text:p>12004</text:p>
          </table:table-cell>
          <table:table-cell office:value-type="float" office:value="9933736" calcext:value-type="float">
            <text:p>9933736</text:p>
          </table:table-cell>
          <table:table-cell table:formula="of:=[.E184]-[.I1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50000-5-s110877071c6644325.ukp</text:p>
          </table:table-cell>
          <table:table-cell office:value-type="float" office:value="0.0236202" calcext:value-type="float">
            <text:p>0.0236202</text:p>
          </table:table-cell>
          <table:table-cell office:value-type="float" office:value="0.15" calcext:value-type="float">
            <text:p>0.15</text:p>
          </table:table-cell>
          <table:table-cell office:value-type="float" office:value="124016" calcext:value-type="float">
            <text:p>124016</text:p>
          </table:table-cell>
          <table:table-cell office:value-type="float" office:value="6644325" calcext:value-type="float">
            <text:p>664432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00" calcext:value-type="float">
            <text:p>11900</text:p>
          </table:table-cell>
          <table:table-cell office:value-type="float" office:value="6644325" calcext:value-type="float">
            <text:p>6644325</text:p>
          </table:table-cell>
          <table:table-cell table:formula="of:=[.E185]-[.I1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50000-6-s227708629c6992465.ukp</text:p>
          </table:table-cell>
          <table:table-cell office:value-type="float" office:value="0.0239323" calcext:value-type="float">
            <text:p>0.0239323</text:p>
          </table:table-cell>
          <table:table-cell office:value-type="float" office:value="0.14" calcext:value-type="float">
            <text:p>0.14</text:p>
          </table:table-cell>
          <table:table-cell office:value-type="float" office:value="129072" calcext:value-type="float">
            <text:p>129072</text:p>
          </table:table-cell>
          <table:table-cell office:value-type="float" office:value="6992465" calcext:value-type="float">
            <text:p>699246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56" calcext:value-type="float">
            <text:p>11956</text:p>
          </table:table-cell>
          <table:table-cell office:value-type="float" office:value="6992465" calcext:value-type="float">
            <text:p>6992465</text:p>
          </table:table-cell>
          <table:table-cell table:formula="of:=[.E186]-[.I1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50000-8-s991580855c8904413.ukp</text:p>
          </table:table-cell>
          <table:table-cell office:value-type="float" office:value="0.0283654" calcext:value-type="float">
            <text:p>0.0283654</text:p>
          </table:table-cell>
          <table:table-cell office:value-type="float" office:value="0.16" calcext:value-type="float">
            <text:p>0.16</text:p>
          </table:table-cell>
          <table:table-cell office:value-type="float" office:value="158840" calcext:value-type="float">
            <text:p>158840</text:p>
          </table:table-cell>
          <table:table-cell office:value-type="float" office:value="8904413" calcext:value-type="float">
            <text:p>890441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8904413" calcext:value-type="float">
            <text:p>8904413</text:p>
          </table:table-cell>
          <table:table-cell table:formula="of:=[.E187]-[.I1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50000-9-s126456688c7725611.ukp</text:p>
          </table:table-cell>
          <table:table-cell office:value-type="float" office:value="0.024962" calcext:value-type="float">
            <text:p>0.024962</text:p>
          </table:table-cell>
          <table:table-cell office:value-type="float" office:value="0.15" calcext:value-type="float">
            <text:p>0.15</text:p>
          </table:table-cell>
          <table:table-cell office:value-type="float" office:value="140520" calcext:value-type="float">
            <text:p>140520</text:p>
          </table:table-cell>
          <table:table-cell office:value-type="float" office:value="7725611" calcext:value-type="float">
            <text:p>772561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28" calcext:value-type="float">
            <text:p>11928</text:p>
          </table:table-cell>
          <table:table-cell office:value-type="float" office:value="7725611" calcext:value-type="float">
            <text:p>7725611</text:p>
          </table:table-cell>
          <table:table-cell table:formula="of:=[.E188]-[.I1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50000-0-s827183242c5970156.ukp</text:p>
          </table:table-cell>
          <table:table-cell office:value-type="float" office:value="0.0182604" calcext:value-type="float">
            <text:p>0.0182604</text:p>
          </table:table-cell>
          <table:table-cell office:value-type="float" office:value="0.13" calcext:value-type="float">
            <text:p>0.13</text:p>
          </table:table-cell>
          <table:table-cell office:value-type="float" office:value="105072" calcext:value-type="float">
            <text:p>105072</text:p>
          </table:table-cell>
          <table:table-cell office:value-type="float" office:value="5970156" calcext:value-type="float">
            <text:p>5970156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76" calcext:value-type="float">
            <text:p>11976</text:p>
          </table:table-cell>
          <table:table-cell office:value-type="float" office:value="5970156" calcext:value-type="float">
            <text:p>5970156</text:p>
          </table:table-cell>
          <table:table-cell table:formula="of:=[.E189]-[.I1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50000-1-s843367405c9594852.ukp</text:p>
          </table:table-cell>
          <table:table-cell office:value-type="float" office:value="0.0251644" calcext:value-type="float">
            <text:p>0.0251644</text:p>
          </table:table-cell>
          <table:table-cell office:value-type="float" office:value="0.14" calcext:value-type="float">
            <text:p>0.14</text:p>
          </table:table-cell>
          <table:table-cell office:value-type="float" office:value="161976" calcext:value-type="float">
            <text:p>161976</text:p>
          </table:table-cell>
          <table:table-cell office:value-type="float" office:value="9594852" calcext:value-type="float">
            <text:p>9594852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52" calcext:value-type="float">
            <text:p>12052</text:p>
          </table:table-cell>
          <table:table-cell office:value-type="float" office:value="9594852" calcext:value-type="float">
            <text:p>9594852</text:p>
          </table:table-cell>
          <table:table-cell table:formula="of:=[.E190]-[.I1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50000-2-s528806317c6793898.ukp</text:p>
          </table:table-cell>
          <table:table-cell office:value-type="float" office:value="0.0192716" calcext:value-type="float">
            <text:p>0.0192716</text:p>
          </table:table-cell>
          <table:table-cell office:value-type="float" office:value="0.14" calcext:value-type="float">
            <text:p>0.14</text:p>
          </table:table-cell>
          <table:table-cell office:value-type="float" office:value="118344" calcext:value-type="float">
            <text:p>118344</text:p>
          </table:table-cell>
          <table:table-cell office:value-type="float" office:value="6793898" calcext:value-type="float">
            <text:p>6793898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6793898" calcext:value-type="float">
            <text:p>6793898</text:p>
          </table:table-cell>
          <table:table-cell table:formula="of:=[.E191]-[.I1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50000-3-s780179313c5573008.ukp</text:p>
          </table:table-cell>
          <table:table-cell office:value-type="float" office:value="0.0176462" calcext:value-type="float">
            <text:p>0.0176462</text:p>
          </table:table-cell>
          <table:table-cell office:value-type="float" office:value="0.15" calcext:value-type="float">
            <text:p>0.15</text:p>
          </table:table-cell>
          <table:table-cell office:value-type="float" office:value="99076" calcext:value-type="float">
            <text:p>99076</text:p>
          </table:table-cell>
          <table:table-cell office:value-type="float" office:value="5573008" calcext:value-type="float">
            <text:p>5573008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24" calcext:value-type="float">
            <text:p>11924</text:p>
          </table:table-cell>
          <table:table-cell office:value-type="float" office:value="5573008" calcext:value-type="float">
            <text:p>5573008</text:p>
          </table:table-cell>
          <table:table-cell table:formula="of:=[.E192]-[.I1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50000-5-s110877071c6987881.ukp</text:p>
          </table:table-cell>
          <table:table-cell office:value-type="float" office:value="0.0211343" calcext:value-type="float">
            <text:p>0.0211343</text:p>
          </table:table-cell>
          <table:table-cell office:value-type="float" office:value="0.14" calcext:value-type="float">
            <text:p>0.14</text:p>
          </table:table-cell>
          <table:table-cell office:value-type="float" office:value="121432" calcext:value-type="float">
            <text:p>121432</text:p>
          </table:table-cell>
          <table:table-cell office:value-type="float" office:value="6987881" calcext:value-type="float">
            <text:p>698788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8" calcext:value-type="float">
            <text:p>12008</text:p>
          </table:table-cell>
          <table:table-cell office:value-type="float" office:value="6987881" calcext:value-type="float">
            <text:p>6987881</text:p>
          </table:table-cell>
          <table:table-cell table:formula="of:=[.E193]-[.I1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50000-6-s227708629c7098209.ukp</text:p>
          </table:table-cell>
          <table:table-cell office:value-type="float" office:value="0.0204312" calcext:value-type="float">
            <text:p>0.0204312</text:p>
          </table:table-cell>
          <table:table-cell office:value-type="float" office:value="0.14" calcext:value-type="float">
            <text:p>0.14</text:p>
          </table:table-cell>
          <table:table-cell office:value-type="float" office:value="122544" calcext:value-type="float">
            <text:p>122544</text:p>
          </table:table-cell>
          <table:table-cell office:value-type="float" office:value="7098209" calcext:value-type="float">
            <text:p>7098209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7098209" calcext:value-type="float">
            <text:p>7098209</text:p>
          </table:table-cell>
          <table:table-cell table:formula="of:=[.E194]-[.I1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50000-7-s177710744c5763836.ukp</text:p>
          </table:table-cell>
          <table:table-cell office:value-type="float" office:value="0.0171611" calcext:value-type="float">
            <text:p>0.0171611</text:p>
          </table:table-cell>
          <table:table-cell office:value-type="float" office:value="0.13" calcext:value-type="float">
            <text:p>0.13</text:p>
          </table:table-cell>
          <table:table-cell office:value-type="float" office:value="101992" calcext:value-type="float">
            <text:p>101992</text:p>
          </table:table-cell>
          <table:table-cell office:value-type="float" office:value="5763836" calcext:value-type="float">
            <text:p>5763836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44" calcext:value-type="float">
            <text:p>12044</text:p>
          </table:table-cell>
          <table:table-cell office:value-type="float" office:value="5763836" calcext:value-type="float">
            <text:p>5763836</text:p>
          </table:table-cell>
          <table:table-cell table:formula="of:=[.E195]-[.I1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50000-8-s991580855c5126669.ukp</text:p>
          </table:table-cell>
          <table:table-cell office:value-type="float" office:value="0.0166629" calcext:value-type="float">
            <text:p>0.0166629</text:p>
          </table:table-cell>
          <table:table-cell office:value-type="float" office:value="0.13" calcext:value-type="float">
            <text:p>0.13</text:p>
          </table:table-cell>
          <table:table-cell office:value-type="float" office:value="91988" calcext:value-type="float">
            <text:p>91988</text:p>
          </table:table-cell>
          <table:table-cell office:value-type="float" office:value="5126669" calcext:value-type="float">
            <text:p>5126669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5126669" calcext:value-type="float">
            <text:p>5126669</text:p>
          </table:table-cell>
          <table:table-cell table:formula="of:=[.E196]-[.I1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50000-9-s126456688c5491694.ukp</text:p>
          </table:table-cell>
          <table:table-cell office:value-type="float" office:value="0.0168727" calcext:value-type="float">
            <text:p>0.0168727</text:p>
          </table:table-cell>
          <table:table-cell office:value-type="float" office:value="0.13" calcext:value-type="float">
            <text:p>0.13</text:p>
          </table:table-cell>
          <table:table-cell office:value-type="float" office:value="97504" calcext:value-type="float">
            <text:p>97504</text:p>
          </table:table-cell>
          <table:table-cell office:value-type="float" office:value="5491694" calcext:value-type="float">
            <text:p>5491694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52" calcext:value-type="float">
            <text:p>11952</text:p>
          </table:table-cell>
          <table:table-cell office:value-type="float" office:value="5491694" calcext:value-type="float">
            <text:p>5491694</text:p>
          </table:table-cell>
          <table:table-cell table:formula="of:=[.E197]-[.I1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10000-2-s528806317c9584409.ukp</text:p>
          </table:table-cell>
          <table:table-cell office:value-type="float" office:value="0.0323413" calcext:value-type="float">
            <text:p>0.0323413</text:p>
          </table:table-cell>
          <table:table-cell office:value-type="float" office:value="0.06" calcext:value-type="float">
            <text:p>0.06</text:p>
          </table:table-cell>
          <table:table-cell office:value-type="float" office:value="168192" calcext:value-type="float">
            <text:p>168192</text:p>
          </table:table-cell>
          <table:table-cell office:value-type="float" office:value="9584409" calcext:value-type="float">
            <text:p>958440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852" calcext:value-type="float">
            <text:p>7852</text:p>
          </table:table-cell>
          <table:table-cell office:value-type="float" office:value="9584409" calcext:value-type="float">
            <text:p>9584409</text:p>
          </table:table-cell>
          <table:table-cell table:formula="of:=[.E198]-[.I1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20000-9-s126456688c5062577.ukp</text:p>
          </table:table-cell>
          <table:table-cell office:value-type="float" office:value="0.0254374" calcext:value-type="float">
            <text:p>0.0254374</text:p>
          </table:table-cell>
          <table:table-cell office:value-type="float" office:value="0.07" calcext:value-type="float">
            <text:p>0.07</text:p>
          </table:table-cell>
          <table:table-cell office:value-type="float" office:value="97492" calcext:value-type="float">
            <text:p>97492</text:p>
          </table:table-cell>
          <table:table-cell office:value-type="float" office:value="5062577" calcext:value-type="float">
            <text:p>506257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644" calcext:value-type="float">
            <text:p>8644</text:p>
          </table:table-cell>
          <table:table-cell office:value-type="float" office:value="5062577" calcext:value-type="float">
            <text:p>5062577</text:p>
          </table:table-cell>
          <table:table-cell table:formula="of:=[.E199]-[.I1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20000-4-s721215008c7122103.ukp</text:p>
          </table:table-cell>
          <table:table-cell office:value-type="float" office:value="0.0317829" calcext:value-type="float">
            <text:p>0.0317829</text:p>
          </table:table-cell>
          <table:table-cell office:value-type="float" office:value="0.08" calcext:value-type="float">
            <text:p>0.08</text:p>
          </table:table-cell>
          <table:table-cell office:value-type="float" office:value="121824" calcext:value-type="float">
            <text:p>121824</text:p>
          </table:table-cell>
          <table:table-cell office:value-type="float" office:value="7122103" calcext:value-type="float">
            <text:p>712210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276" calcext:value-type="float">
            <text:p>8276</text:p>
          </table:table-cell>
          <table:table-cell office:value-type="float" office:value="7122103" calcext:value-type="float">
            <text:p>7122103</text:p>
          </table:table-cell>
          <table:table-cell table:formula="of:=[.E200]-[.I2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20000-9-s126456688c8722171.ukp</text:p>
          </table:table-cell>
          <table:table-cell office:value-type="float" office:value="0.033869" calcext:value-type="float">
            <text:p>0.033869</text:p>
          </table:table-cell>
          <table:table-cell office:value-type="float" office:value="0.08" calcext:value-type="float">
            <text:p>0.08</text:p>
          </table:table-cell>
          <table:table-cell office:value-type="float" office:value="147076" calcext:value-type="float">
            <text:p>147076</text:p>
          </table:table-cell>
          <table:table-cell office:value-type="float" office:value="8722171" calcext:value-type="float">
            <text:p>872217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352" calcext:value-type="float">
            <text:p>8352</text:p>
          </table:table-cell>
          <table:table-cell office:value-type="float" office:value="8722171" calcext:value-type="float">
            <text:p>8722171</text:p>
          </table:table-cell>
          <table:table-cell table:formula="of:=[.E201]-[.I2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50000-2-s528806317c8294420.ukp</text:p>
          </table:table-cell>
          <table:table-cell office:value-type="float" office:value="0.082931" calcext:value-type="float">
            <text:p>0.082931</text:p>
          </table:table-cell>
          <table:table-cell office:value-type="float" office:value="0.2" calcext:value-type="float">
            <text:p>0.2</text:p>
          </table:table-cell>
          <table:table-cell office:value-type="float" office:value="140812" calcext:value-type="float">
            <text:p>140812</text:p>
          </table:table-cell>
          <table:table-cell office:value-type="float" office:value="8294420" calcext:value-type="float">
            <text:p>829442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96" calcext:value-type="float">
            <text:p>11996</text:p>
          </table:table-cell>
          <table:table-cell office:value-type="float" office:value="8294420" calcext:value-type="float">
            <text:p>8294420</text:p>
          </table:table-cell>
          <table:table-cell table:formula="of:=[.E202]-[.I2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50000-6-s227708629c5604087.ukp</text:p>
          </table:table-cell>
          <table:table-cell office:value-type="float" office:value="0.0804929" calcext:value-type="float">
            <text:p>0.0804929</text:p>
          </table:table-cell>
          <table:table-cell office:value-type="float" office:value="0.2" calcext:value-type="float">
            <text:p>0.2</text:p>
          </table:table-cell>
          <table:table-cell office:value-type="float" office:value="98692" calcext:value-type="float">
            <text:p>98692</text:p>
          </table:table-cell>
          <table:table-cell office:value-type="float" office:value="5604087" calcext:value-type="float">
            <text:p>5604087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68" calcext:value-type="float">
            <text:p>11968</text:p>
          </table:table-cell>
          <table:table-cell office:value-type="float" office:value="5604087" calcext:value-type="float">
            <text:p>5604087</text:p>
          </table:table-cell>
          <table:table-cell table:formula="of:=[.E203]-[.I2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10000-3-s780179313c5534208.ukp</text:p>
          </table:table-cell>
          <table:table-cell office:value-type="float" office:value="0.0184073" calcext:value-type="float">
            <text:p>0.0184073</text:p>
          </table:table-cell>
          <table:table-cell office:value-type="float" office:value="0.04" calcext:value-type="float">
            <text:p>0.04</text:p>
          </table:table-cell>
          <table:table-cell office:value-type="float" office:value="105544" calcext:value-type="float">
            <text:p>105544</text:p>
          </table:table-cell>
          <table:table-cell office:value-type="float" office:value="5534208" calcext:value-type="float">
            <text:p>55342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6728" calcext:value-type="float">
            <text:p>6728</text:p>
          </table:table-cell>
          <table:table-cell office:value-type="float" office:value="5534208" calcext:value-type="float">
            <text:p>5534208</text:p>
          </table:table-cell>
          <table:table-cell table:formula="of:=[.E204]-[.I2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50000-1-s843367405c8049384.ukp</text:p>
          </table:table-cell>
          <table:table-cell office:value-type="float" office:value="0.026621" calcext:value-type="float">
            <text:p>0.026621</text:p>
          </table:table-cell>
          <table:table-cell office:value-type="float" office:value="0.16" calcext:value-type="float">
            <text:p>0.16</text:p>
          </table:table-cell>
          <table:table-cell office:value-type="float" office:value="145560" calcext:value-type="float">
            <text:p>145560</text:p>
          </table:table-cell>
          <table:table-cell office:value-type="float" office:value="8049384" calcext:value-type="float">
            <text:p>8049384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8049384" calcext:value-type="float">
            <text:p>8049384</text:p>
          </table:table-cell>
          <table:table-cell table:formula="of:=[.E205]-[.I20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50000-4-s721215008c5146959.ukp</text:p>
          </table:table-cell>
          <table:table-cell office:value-type="float" office:value="0.0205465" calcext:value-type="float">
            <text:p>0.0205465</text:p>
          </table:table-cell>
          <table:table-cell office:value-type="float" office:value="0.14" calcext:value-type="float">
            <text:p>0.14</text:p>
          </table:table-cell>
          <table:table-cell office:value-type="float" office:value="99928" calcext:value-type="float">
            <text:p>99928</text:p>
          </table:table-cell>
          <table:table-cell office:value-type="float" office:value="5146959" calcext:value-type="float">
            <text:p>5146959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56" calcext:value-type="float">
            <text:p>11956</text:p>
          </table:table-cell>
          <table:table-cell office:value-type="float" office:value="5146959" calcext:value-type="float">
            <text:p>5146959</text:p>
          </table:table-cell>
          <table:table-cell table:formula="of:=[.E206]-[.I2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50000-8-s991580855c8787320.ukp</text:p>
          </table:table-cell>
          <table:table-cell office:value-type="float" office:value="0.0300744" calcext:value-type="float">
            <text:p>0.0300744</text:p>
          </table:table-cell>
          <table:table-cell office:value-type="float" office:value="0.15" calcext:value-type="float">
            <text:p>0.15</text:p>
          </table:table-cell>
          <table:table-cell office:value-type="float" office:value="157096" calcext:value-type="float">
            <text:p>157096</text:p>
          </table:table-cell>
          <table:table-cell office:value-type="float" office:value="8787320" calcext:value-type="float">
            <text:p>878732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68" calcext:value-type="float">
            <text:p>11968</text:p>
          </table:table-cell>
          <table:table-cell office:value-type="float" office:value="8787320" calcext:value-type="float">
            <text:p>8787320</text:p>
          </table:table-cell>
          <table:table-cell table:formula="of:=[.E207]-[.I2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50000-4-s721215008c8346827.ukp</text:p>
          </table:table-cell>
          <table:table-cell office:value-type="float" office:value="0.0213469" calcext:value-type="float">
            <text:p>0.0213469</text:p>
          </table:table-cell>
          <table:table-cell office:value-type="float" office:value="0.15" calcext:value-type="float">
            <text:p>0.15</text:p>
          </table:table-cell>
          <table:table-cell office:value-type="float" office:value="142184" calcext:value-type="float">
            <text:p>142184</text:p>
          </table:table-cell>
          <table:table-cell office:value-type="float" office:value="8346827" calcext:value-type="float">
            <text:p>8346827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8" calcext:value-type="float">
            <text:p>12008</text:p>
          </table:table-cell>
          <table:table-cell office:value-type="float" office:value="8346827" calcext:value-type="float">
            <text:p>8346827</text:p>
          </table:table-cell>
          <table:table-cell table:formula="of:=[.E208]-[.I2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50000-7-s177710744c8178070.ukp</text:p>
          </table:table-cell>
          <table:table-cell office:value-type="float" office:value="0.0220488" calcext:value-type="float">
            <text:p>0.0220488</text:p>
          </table:table-cell>
          <table:table-cell office:value-type="float" office:value="0.14" calcext:value-type="float">
            <text:p>0.14</text:p>
          </table:table-cell>
          <table:table-cell office:value-type="float" office:value="140140" calcext:value-type="float">
            <text:p>140140</text:p>
          </table:table-cell>
          <table:table-cell office:value-type="float" office:value="8178070" calcext:value-type="float">
            <text:p>817807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04" calcext:value-type="float">
            <text:p>11904</text:p>
          </table:table-cell>
          <table:table-cell office:value-type="float" office:value="8178070" calcext:value-type="float">
            <text:p>8178070</text:p>
          </table:table-cell>
          <table:table-cell table:formula="of:=[.E209]-[.I2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50000-8-s991580855c9264524.ukp</text:p>
          </table:table-cell>
          <table:table-cell office:value-type="float" office:value="0.0226651" calcext:value-type="float">
            <text:p>0.0226651</text:p>
          </table:table-cell>
          <table:table-cell office:value-type="float" office:value="0.14" calcext:value-type="float">
            <text:p>0.14</text:p>
          </table:table-cell>
          <table:table-cell office:value-type="float" office:value="156632" calcext:value-type="float">
            <text:p>156632</text:p>
          </table:table-cell>
          <table:table-cell office:value-type="float" office:value="9264524" calcext:value-type="float">
            <text:p>9264524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96" calcext:value-type="float">
            <text:p>11996</text:p>
          </table:table-cell>
          <table:table-cell office:value-type="float" office:value="9264524" calcext:value-type="float">
            <text:p>9264524</text:p>
          </table:table-cell>
          <table:table-cell table:formula="of:=[.E210]-[.I2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50000-9-s126456688c7959750.ukp</text:p>
          </table:table-cell>
          <table:table-cell office:value-type="float" office:value="0.0206885" calcext:value-type="float">
            <text:p>0.0206885</text:p>
          </table:table-cell>
          <table:table-cell office:value-type="float" office:value="0.14" calcext:value-type="float">
            <text:p>0.14</text:p>
          </table:table-cell>
          <table:table-cell office:value-type="float" office:value="136228" calcext:value-type="float">
            <text:p>136228</text:p>
          </table:table-cell>
          <table:table-cell office:value-type="float" office:value="7959750" calcext:value-type="float">
            <text:p>795975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56" calcext:value-type="float">
            <text:p>11956</text:p>
          </table:table-cell>
          <table:table-cell office:value-type="float" office:value="7959750" calcext:value-type="float">
            <text:p>7959750</text:p>
          </table:table-cell>
          <table:table-cell table:formula="of:=[.E211]-[.I2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500000n10000-6-s227708629c6166782.ukp</text:p>
          </table:table-cell>
          <table:table-cell office:value-type="float" office:value="0.0394223" calcext:value-type="float">
            <text:p>0.0394223</text:p>
          </table:table-cell>
          <table:table-cell office:value-type="float" office:value="0.06" calcext:value-type="float">
            <text:p>0.06</text:p>
          </table:table-cell>
          <table:table-cell office:value-type="float" office:value="106096" calcext:value-type="float">
            <text:p>106096</text:p>
          </table:table-cell>
          <table:table-cell office:value-type="float" office:value="6166782" calcext:value-type="float">
            <text:p>616678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608" calcext:value-type="float">
            <text:p>8608</text:p>
          </table:table-cell>
          <table:table-cell office:value-type="float" office:value="6166782" calcext:value-type="float">
            <text:p>6166782</text:p>
          </table:table-cell>
          <table:table-cell table:formula="of:=[.E212]-[.I2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500000n10000-8-s991580855c6827358.ukp</text:p>
          </table:table-cell>
          <table:table-cell office:value-type="float" office:value="0.0415487" calcext:value-type="float">
            <text:p>0.0415487</text:p>
          </table:table-cell>
          <table:table-cell office:value-type="float" office:value="0.06" calcext:value-type="float">
            <text:p>0.06</text:p>
          </table:table-cell>
          <table:table-cell office:value-type="float" office:value="116344" calcext:value-type="float">
            <text:p>116344</text:p>
          </table:table-cell>
          <table:table-cell office:value-type="float" office:value="6827358" calcext:value-type="float">
            <text:p>6827358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472" calcext:value-type="float">
            <text:p>8472</text:p>
          </table:table-cell>
          <table:table-cell office:value-type="float" office:value="6827358" calcext:value-type="float">
            <text:p>6827358</text:p>
          </table:table-cell>
          <table:table-cell table:formula="of:=[.E213]-[.I2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500000n50000-4-s721215008c6840825.ukp</text:p>
          </table:table-cell>
          <table:table-cell office:value-type="float" office:value="0.3362" calcext:value-type="float">
            <text:p>0.3362</text:p>
          </table:table-cell>
          <table:table-cell office:value-type="float" office:value="0.47" calcext:value-type="float">
            <text:p>0.47</text:p>
          </table:table-cell>
          <table:table-cell office:value-type="float" office:value="117332" calcext:value-type="float">
            <text:p>117332</text:p>
          </table:table-cell>
          <table:table-cell office:value-type="float" office:value="6840825" calcext:value-type="float">
            <text:p>6840825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6840825" calcext:value-type="float">
            <text:p>6840825</text:p>
          </table:table-cell>
          <table:table-cell table:formula="of:=[.E214]-[.I2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10000-2-s528806317c5616210.ukp</text:p>
          </table:table-cell>
          <table:table-cell office:value-type="float" office:value="0.0191844" calcext:value-type="float">
            <text:p>0.0191844</text:p>
          </table:table-cell>
          <table:table-cell office:value-type="float" office:value="0.04" calcext:value-type="float">
            <text:p>0.04</text:p>
          </table:table-cell>
          <table:table-cell office:value-type="float" office:value="106864" calcext:value-type="float">
            <text:p>106864</text:p>
          </table:table-cell>
          <table:table-cell office:value-type="float" office:value="5616210" calcext:value-type="float">
            <text:p>5616210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792" calcext:value-type="float">
            <text:p>7792</text:p>
          </table:table-cell>
          <table:table-cell office:value-type="float" office:value="5616210" calcext:value-type="float">
            <text:p>5616210</text:p>
          </table:table-cell>
          <table:table-cell table:formula="of:=[.E215]-[.I2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50000-7-s177710744c9223861.ukp</text:p>
          </table:table-cell>
          <table:table-cell office:value-type="float" office:value="0.0283679" calcext:value-type="float">
            <text:p>0.0283679</text:p>
          </table:table-cell>
          <table:table-cell office:value-type="float" office:value="0.15" calcext:value-type="float">
            <text:p>0.15</text:p>
          </table:table-cell>
          <table:table-cell office:value-type="float" office:value="163488" calcext:value-type="float">
            <text:p>163488</text:p>
          </table:table-cell>
          <table:table-cell office:value-type="float" office:value="9223861" calcext:value-type="float">
            <text:p>9223861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28" calcext:value-type="float">
            <text:p>11928</text:p>
          </table:table-cell>
          <table:table-cell office:value-type="float" office:value="9223861" calcext:value-type="float">
            <text:p>9223861</text:p>
          </table:table-cell>
          <table:table-cell table:formula="of:=[.E216]-[.I2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50000-4-s721215008c9143057.ukp</text:p>
          </table:table-cell>
          <table:table-cell office:value-type="float" office:value="0.0233723" calcext:value-type="float">
            <text:p>0.0233723</text:p>
          </table:table-cell>
          <table:table-cell office:value-type="float" office:value="0.14" calcext:value-type="float">
            <text:p>0.14</text:p>
          </table:table-cell>
          <table:table-cell office:value-type="float" office:value="154940" calcext:value-type="float">
            <text:p>154940</text:p>
          </table:table-cell>
          <table:table-cell office:value-type="float" office:value="9143057" calcext:value-type="float">
            <text:p>9143057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80" calcext:value-type="float">
            <text:p>11980</text:p>
          </table:table-cell>
          <table:table-cell office:value-type="float" office:value="9143057" calcext:value-type="float">
            <text:p>9143057</text:p>
          </table:table-cell>
          <table:table-cell table:formula="of:=[.E217]-[.I2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10000-9-s126456688c9298006.ukp</text:p>
          </table:table-cell>
          <table:table-cell office:value-type="float" office:value="0.0316405" calcext:value-type="float">
            <text:p>0.0316405</text:p>
          </table:table-cell>
          <table:table-cell office:value-type="float" office:value="0.05" calcext:value-type="float">
            <text:p>0.05</text:p>
          </table:table-cell>
          <table:table-cell office:value-type="float" office:value="163512" calcext:value-type="float">
            <text:p>163512</text:p>
          </table:table-cell>
          <table:table-cell office:value-type="float" office:value="9298006" calcext:value-type="float">
            <text:p>9298006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848" calcext:value-type="float">
            <text:p>7848</text:p>
          </table:table-cell>
          <table:table-cell office:value-type="float" office:value="9298006" calcext:value-type="float">
            <text:p>9298006</text:p>
          </table:table-cell>
          <table:table-cell table:formula="of:=[.E218]-[.I2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10000-0-s827183242c5448462.ukp</text:p>
          </table:table-cell>
          <table:table-cell office:value-type="float" office:value="0.0219309" calcext:value-type="float">
            <text:p>0.0219309</text:p>
          </table:table-cell>
          <table:table-cell office:value-type="float" office:value="0.06" calcext:value-type="float">
            <text:p>0.06</text:p>
          </table:table-cell>
          <table:table-cell office:value-type="float" office:value="95636" calcext:value-type="float">
            <text:p>95636</text:p>
          </table:table-cell>
          <table:table-cell office:value-type="float" office:value="5448462" calcext:value-type="float">
            <text:p>544846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6812" calcext:value-type="float">
            <text:p>6812</text:p>
          </table:table-cell>
          <table:table-cell office:value-type="float" office:value="5448462" calcext:value-type="float">
            <text:p>5448462</text:p>
          </table:table-cell>
          <table:table-cell table:formula="of:=[.E219]-[.I2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10000-7-s177710744c6811444.ukp</text:p>
          </table:table-cell>
          <table:table-cell office:value-type="float" office:value="0.023603" calcext:value-type="float">
            <text:p>0.023603</text:p>
          </table:table-cell>
          <table:table-cell office:value-type="float" office:value="0.07" calcext:value-type="float">
            <text:p>0.07</text:p>
          </table:table-cell>
          <table:table-cell office:value-type="float" office:value="116932" calcext:value-type="float">
            <text:p>116932</text:p>
          </table:table-cell>
          <table:table-cell office:value-type="float" office:value="6811444" calcext:value-type="float">
            <text:p>6811444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656" calcext:value-type="float">
            <text:p>8656</text:p>
          </table:table-cell>
          <table:table-cell office:value-type="float" office:value="6811444" calcext:value-type="float">
            <text:p>6811444</text:p>
          </table:table-cell>
          <table:table-cell table:formula="of:=[.E220]-[.I2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10000-9-s126456688c8846072.ukp</text:p>
          </table:table-cell>
          <table:table-cell office:value-type="float" office:value="0.0279767" calcext:value-type="float">
            <text:p>0.0279767</text:p>
          </table:table-cell>
          <table:table-cell office:value-type="float" office:value="0.05" calcext:value-type="float">
            <text:p>0.05</text:p>
          </table:table-cell>
          <table:table-cell office:value-type="float" office:value="148652" calcext:value-type="float">
            <text:p>148652</text:p>
          </table:table-cell>
          <table:table-cell office:value-type="float" office:value="8846072" calcext:value-type="float">
            <text:p>884607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" calcext:value-type="float">
            <text:p>0.01</text:p>
          </table:table-cell>
          <table:table-cell office:value-type="float" office:value="7076" calcext:value-type="float">
            <text:p>7076</text:p>
          </table:table-cell>
          <table:table-cell office:value-type="float" office:value="8846072" calcext:value-type="float">
            <text:p>8846072</text:p>
          </table:table-cell>
          <table:table-cell table:formula="of:=[.E221]-[.I2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50000-9-s126456688c8041112.ukp</text:p>
          </table:table-cell>
          <table:table-cell office:value-type="float" office:value="0.0836421" calcext:value-type="float">
            <text:p>0.0836421</text:p>
          </table:table-cell>
          <table:table-cell office:value-type="float" office:value="0.2" calcext:value-type="float">
            <text:p>0.2</text:p>
          </table:table-cell>
          <table:table-cell office:value-type="float" office:value="136984" calcext:value-type="float">
            <text:p>136984</text:p>
          </table:table-cell>
          <table:table-cell office:value-type="float" office:value="8041112" calcext:value-type="float">
            <text:p>804111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64" calcext:value-type="float">
            <text:p>11964</text:p>
          </table:table-cell>
          <table:table-cell office:value-type="float" office:value="8041112" calcext:value-type="float">
            <text:p>8041112</text:p>
          </table:table-cell>
          <table:table-cell table:formula="of:=[.E222]-[.I2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20000-4-s721215008c6549045.ukp</text:p>
          </table:table-cell>
          <table:table-cell office:value-type="float" office:value="0.0217914" calcext:value-type="float">
            <text:p>0.0217914</text:p>
          </table:table-cell>
          <table:table-cell office:value-type="float" office:value="0.07" calcext:value-type="float">
            <text:p>0.07</text:p>
          </table:table-cell>
          <table:table-cell office:value-type="float" office:value="121624" calcext:value-type="float">
            <text:p>121624</text:p>
          </table:table-cell>
          <table:table-cell office:value-type="float" office:value="6549045" calcext:value-type="float">
            <text:p>6549045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672" calcext:value-type="float">
            <text:p>8672</text:p>
          </table:table-cell>
          <table:table-cell office:value-type="float" office:value="6549045" calcext:value-type="float">
            <text:p>6549045</text:p>
          </table:table-cell>
          <table:table-cell table:formula="of:=[.E223]-[.I2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50000-2-s528806317c9984576.ukp</text:p>
          </table:table-cell>
          <table:table-cell office:value-type="float" office:value="0.0313603" calcext:value-type="float">
            <text:p>0.0313603</text:p>
          </table:table-cell>
          <table:table-cell office:value-type="float" office:value="0.15" calcext:value-type="float">
            <text:p>0.15</text:p>
          </table:table-cell>
          <table:table-cell office:value-type="float" office:value="175508" calcext:value-type="float">
            <text:p>175508</text:p>
          </table:table-cell>
          <table:table-cell office:value-type="float" office:value="9984576" calcext:value-type="float">
            <text:p>9984576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2060" calcext:value-type="float">
            <text:p>12060</text:p>
          </table:table-cell>
          <table:table-cell office:value-type="float" office:value="9984576" calcext:value-type="float">
            <text:p>9984576</text:p>
          </table:table-cell>
          <table:table-cell table:formula="of:=[.E224]-[.I2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50000-9-s126456688c8047222.ukp</text:p>
          </table:table-cell>
          <table:table-cell office:value-type="float" office:value="0.0267665" calcext:value-type="float">
            <text:p>0.0267665</text:p>
          </table:table-cell>
          <table:table-cell office:value-type="float" office:value="0.15" calcext:value-type="float">
            <text:p>0.15</text:p>
          </table:table-cell>
          <table:table-cell office:value-type="float" office:value="145512" calcext:value-type="float">
            <text:p>145512</text:p>
          </table:table-cell>
          <table:table-cell office:value-type="float" office:value="8047222" calcext:value-type="float">
            <text:p>804722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52" calcext:value-type="float">
            <text:p>11952</text:p>
          </table:table-cell>
          <table:table-cell office:value-type="float" office:value="8047222" calcext:value-type="float">
            <text:p>8047222</text:p>
          </table:table-cell>
          <table:table-cell table:formula="of:=[.E225]-[.I2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500000n10000-7-s177710744c7866734.ukp</text:p>
          </table:table-cell>
          <table:table-cell office:value-type="float" office:value="0.0431612" calcext:value-type="float">
            <text:p>0.0431612</text:p>
          </table:table-cell>
          <table:table-cell office:value-type="float" office:value="0.07" calcext:value-type="float">
            <text:p>0.07</text:p>
          </table:table-cell>
          <table:table-cell office:value-type="float" office:value="132756" calcext:value-type="float">
            <text:p>132756</text:p>
          </table:table-cell>
          <table:table-cell office:value-type="float" office:value="7866734" calcext:value-type="float">
            <text:p>786673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2" calcext:value-type="float">
            <text:p>0.02</text:p>
          </table:table-cell>
          <table:table-cell office:value-type="float" office:value="8744" calcext:value-type="float">
            <text:p>8744</text:p>
          </table:table-cell>
          <table:table-cell office:value-type="float" office:value="7866734" calcext:value-type="float">
            <text:p>7866734</text:p>
          </table:table-cell>
          <table:table-cell table:formula="of:=[.E226]-[.I2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10000-5-s110877071c8081024.ukp</text:p>
          </table:table-cell>
          <table:table-cell office:value-type="float" office:value="0.024269" calcext:value-type="float">
            <text:p>0.024269</text:p>
          </table:table-cell>
          <table:table-cell office:value-type="float" office:value="0.05" calcext:value-type="float">
            <text:p>0.05</text:p>
          </table:table-cell>
          <table:table-cell office:value-type="float" office:value="145152" calcext:value-type="float">
            <text:p>145152</text:p>
          </table:table-cell>
          <table:table-cell office:value-type="float" office:value="8081024" calcext:value-type="float">
            <text:p>808102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000" calcext:value-type="float">
            <text:p>7000</text:p>
          </table:table-cell>
          <table:table-cell office:value-type="float" office:value="8081024" calcext:value-type="float">
            <text:p>8081024</text:p>
          </table:table-cell>
          <table:table-cell table:formula="of:=[.E227]-[.I2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10000-9-s126456688c8751564.ukp</text:p>
          </table:table-cell>
          <table:table-cell office:value-type="float" office:value="0.0246488" calcext:value-type="float">
            <text:p>0.0246488</text:p>
          </table:table-cell>
          <table:table-cell office:value-type="float" office:value="0.05" calcext:value-type="float">
            <text:p>0.05</text:p>
          </table:table-cell>
          <table:table-cell office:value-type="float" office:value="155696" calcext:value-type="float">
            <text:p>155696</text:p>
          </table:table-cell>
          <table:table-cell office:value-type="float" office:value="8751564" calcext:value-type="float">
            <text:p>875156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8140" calcext:value-type="float">
            <text:p>8140</text:p>
          </table:table-cell>
          <table:table-cell office:value-type="float" office:value="8751564" calcext:value-type="float">
            <text:p>8751564</text:p>
          </table:table-cell>
          <table:table-cell table:formula="of:=[.E228]-[.I2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10000-9-s126456688c7120687.ukp</text:p>
          </table:table-cell>
          <table:table-cell office:value-type="float" office:value="0.0191359" calcext:value-type="float">
            <text:p>0.0191359</text:p>
          </table:table-cell>
          <table:table-cell office:value-type="float" office:value="0.04" calcext:value-type="float">
            <text:p>0.04</text:p>
          </table:table-cell>
          <table:table-cell office:value-type="float" office:value="122340" calcext:value-type="float">
            <text:p>122340</text:p>
          </table:table-cell>
          <table:table-cell office:value-type="float" office:value="7120687" calcext:value-type="float">
            <text:p>7120687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8440" calcext:value-type="float">
            <text:p>8440</text:p>
          </table:table-cell>
          <table:table-cell office:value-type="float" office:value="7120687" calcext:value-type="float">
            <text:p>7120687</text:p>
          </table:table-cell>
          <table:table-cell table:formula="of:=[.E229]-[.I2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50000-8-s991580855c9658204.ukp</text:p>
          </table:table-cell>
          <table:table-cell office:value-type="float" office:value="0.0265471" calcext:value-type="float">
            <text:p>0.0265471</text:p>
          </table:table-cell>
          <table:table-cell office:value-type="float" office:value="0.14" calcext:value-type="float">
            <text:p>0.14</text:p>
          </table:table-cell>
          <table:table-cell office:value-type="float" office:value="162700" calcext:value-type="float">
            <text:p>162700</text:p>
          </table:table-cell>
          <table:table-cell office:value-type="float" office:value="9658204" calcext:value-type="float">
            <text:p>965820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68" calcext:value-type="float">
            <text:p>12068</text:p>
          </table:table-cell>
          <table:table-cell office:value-type="float" office:value="9658204" calcext:value-type="float">
            <text:p>9658204</text:p>
          </table:table-cell>
          <table:table-cell table:formula="of:=[.E230]-[.I2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10000-1-s843367405c7990166.ukp</text:p>
          </table:table-cell>
          <table:table-cell office:value-type="float" office:value="0.0290546" calcext:value-type="float">
            <text:p>0.0290546</text:p>
          </table:table-cell>
          <table:table-cell office:value-type="float" office:value="0.05" calcext:value-type="float">
            <text:p>0.05</text:p>
          </table:table-cell>
          <table:table-cell office:value-type="float" office:value="143220" calcext:value-type="float">
            <text:p>143220</text:p>
          </table:table-cell>
          <table:table-cell office:value-type="float" office:value="7990166" calcext:value-type="float">
            <text:p>7990166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2" calcext:value-type="float">
            <text:p>0.02</text:p>
          </table:table-cell>
          <table:table-cell office:value-type="float" office:value="6972" calcext:value-type="float">
            <text:p>6972</text:p>
          </table:table-cell>
          <table:table-cell office:value-type="float" office:value="7990166" calcext:value-type="float">
            <text:p>7990166</text:p>
          </table:table-cell>
          <table:table-cell table:formula="of:=[.E231]-[.I2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10000-4-s721215008c8409387.ukp</text:p>
          </table:table-cell>
          <table:table-cell office:value-type="float" office:value="0.030305" calcext:value-type="float">
            <text:p>0.030305</text:p>
          </table:table-cell>
          <table:table-cell office:value-type="float" office:value="0.05" calcext:value-type="float">
            <text:p>0.05</text:p>
          </table:table-cell>
          <table:table-cell office:value-type="float" office:value="149668" calcext:value-type="float">
            <text:p>149668</text:p>
          </table:table-cell>
          <table:table-cell office:value-type="float" office:value="8409387" calcext:value-type="float">
            <text:p>8409387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572" calcext:value-type="float">
            <text:p>7572</text:p>
          </table:table-cell>
          <table:table-cell office:value-type="float" office:value="8409387" calcext:value-type="float">
            <text:p>8409387</text:p>
          </table:table-cell>
          <table:table-cell table:formula="of:=[.E232]-[.I2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10000-7-s177710744c8778552.ukp</text:p>
          </table:table-cell>
          <table:table-cell office:value-type="float" office:value="0.0301925" calcext:value-type="float">
            <text:p>0.0301925</text:p>
          </table:table-cell>
          <table:table-cell office:value-type="float" office:value="0.05" calcext:value-type="float">
            <text:p>0.05</text:p>
          </table:table-cell>
          <table:table-cell office:value-type="float" office:value="155672" calcext:value-type="float">
            <text:p>155672</text:p>
          </table:table-cell>
          <table:table-cell office:value-type="float" office:value="8778552" calcext:value-type="float">
            <text:p>8778552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2" calcext:value-type="float">
            <text:p>0.02</text:p>
          </table:table-cell>
          <table:table-cell office:value-type="float" office:value="8312" calcext:value-type="float">
            <text:p>8312</text:p>
          </table:table-cell>
          <table:table-cell office:value-type="float" office:value="8778552" calcext:value-type="float">
            <text:p>8778552</text:p>
          </table:table-cell>
          <table:table-cell table:formula="of:=[.E233]-[.I2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10000-4-s721215008c9658269.ukp</text:p>
          </table:table-cell>
          <table:table-cell office:value-type="float" office:value="0.0301569" calcext:value-type="float">
            <text:p>0.0301569</text:p>
          </table:table-cell>
          <table:table-cell office:value-type="float" office:value="0.05" calcext:value-type="float">
            <text:p>0.05</text:p>
          </table:table-cell>
          <table:table-cell office:value-type="float" office:value="161532" calcext:value-type="float">
            <text:p>161532</text:p>
          </table:table-cell>
          <table:table-cell office:value-type="float" office:value="9658269" calcext:value-type="float">
            <text:p>9658269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2" calcext:value-type="float">
            <text:p>0.02</text:p>
          </table:table-cell>
          <table:table-cell office:value-type="float" office:value="7048" calcext:value-type="float">
            <text:p>7048</text:p>
          </table:table-cell>
          <table:table-cell office:value-type="float" office:value="9658269" calcext:value-type="float">
            <text:p>9658269</text:p>
          </table:table-cell>
          <table:table-cell table:formula="of:=[.E234]-[.I2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10000-6-s227708629c9080551.ukp</text:p>
          </table:table-cell>
          <table:table-cell office:value-type="float" office:value="0.0290424" calcext:value-type="float">
            <text:p>0.0290424</text:p>
          </table:table-cell>
          <table:table-cell office:value-type="float" office:value="0.05" calcext:value-type="float">
            <text:p>0.05</text:p>
          </table:table-cell>
          <table:table-cell office:value-type="float" office:value="152364" calcext:value-type="float">
            <text:p>152364</text:p>
          </table:table-cell>
          <table:table-cell office:value-type="float" office:value="9080551" calcext:value-type="float">
            <text:p>9080551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8164" calcext:value-type="float">
            <text:p>8164</text:p>
          </table:table-cell>
          <table:table-cell office:value-type="float" office:value="9080551" calcext:value-type="float">
            <text:p>9080551</text:p>
          </table:table-cell>
          <table:table-cell table:formula="of:=[.E235]-[.I2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10000-8-s991580855c8640008.ukp</text:p>
          </table:table-cell>
          <table:table-cell office:value-type="float" office:value="0.0281041" calcext:value-type="float">
            <text:p>0.0281041</text:p>
          </table:table-cell>
          <table:table-cell office:value-type="float" office:value="0.05" calcext:value-type="float">
            <text:p>0.05</text:p>
          </table:table-cell>
          <table:table-cell office:value-type="float" office:value="145492" calcext:value-type="float">
            <text:p>145492</text:p>
          </table:table-cell>
          <table:table-cell office:value-type="float" office:value="8640008" calcext:value-type="float">
            <text:p>8640008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8644" calcext:value-type="float">
            <text:p>8644</text:p>
          </table:table-cell>
          <table:table-cell office:value-type="float" office:value="8640008" calcext:value-type="float">
            <text:p>8640008</text:p>
          </table:table-cell>
          <table:table-cell table:formula="of:=[.E236]-[.I2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500000n10000-2-s528806317c6664243.ukp</text:p>
          </table:table-cell>
          <table:table-cell office:value-type="float" office:value="0.039847" calcext:value-type="float">
            <text:p>0.039847</text:p>
          </table:table-cell>
          <table:table-cell office:value-type="float" office:value="0.06" calcext:value-type="float">
            <text:p>0.06</text:p>
          </table:table-cell>
          <table:table-cell office:value-type="float" office:value="113948" calcext:value-type="float">
            <text:p>113948</text:p>
          </table:table-cell>
          <table:table-cell office:value-type="float" office:value="6664243" calcext:value-type="float">
            <text:p>666424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396" calcext:value-type="float">
            <text:p>7396</text:p>
          </table:table-cell>
          <table:table-cell office:value-type="float" office:value="6664243" calcext:value-type="float">
            <text:p>6664243</text:p>
          </table:table-cell>
          <table:table-cell table:formula="of:=[.E237]-[.I2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500000n10000-9-s126456688c7699000.ukp</text:p>
          </table:table-cell>
          <table:table-cell office:value-type="float" office:value="0.0420197" calcext:value-type="float">
            <text:p>0.0420197</text:p>
          </table:table-cell>
          <table:table-cell office:value-type="float" office:value="0.07" calcext:value-type="float">
            <text:p>0.07</text:p>
          </table:table-cell>
          <table:table-cell office:value-type="float" office:value="130036" calcext:value-type="float">
            <text:p>130036</text:p>
          </table:table-cell>
          <table:table-cell office:value-type="float" office:value="7699000" calcext:value-type="float">
            <text:p>769900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152" calcext:value-type="float">
            <text:p>8152</text:p>
          </table:table-cell>
          <table:table-cell office:value-type="float" office:value="7699000" calcext:value-type="float">
            <text:p>7699000</text:p>
          </table:table-cell>
          <table:table-cell table:formula="of:=[.E238]-[.I2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20000-2-s528806317c7719762.ukp</text:p>
          </table:table-cell>
          <table:table-cell office:value-type="float" office:value="0.0243313" calcext:value-type="float">
            <text:p>0.0243313</text:p>
          </table:table-cell>
          <table:table-cell office:value-type="float" office:value="0.07" calcext:value-type="float">
            <text:p>0.07</text:p>
          </table:table-cell>
          <table:table-cell office:value-type="float" office:value="139796" calcext:value-type="float">
            <text:p>139796</text:p>
          </table:table-cell>
          <table:table-cell office:value-type="float" office:value="7719762" calcext:value-type="float">
            <text:p>771976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9248" calcext:value-type="float">
            <text:p>9248</text:p>
          </table:table-cell>
          <table:table-cell office:value-type="float" office:value="7719762" calcext:value-type="float">
            <text:p>7719762</text:p>
          </table:table-cell>
          <table:table-cell table:formula="of:=[.E239]-[.I2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20000-3-s780179313c6114560.ukp</text:p>
          </table:table-cell>
          <table:table-cell office:value-type="float" office:value="0.0215139" calcext:value-type="float">
            <text:p>0.0215139</text:p>
          </table:table-cell>
          <table:table-cell office:value-type="float" office:value="0.07" calcext:value-type="float">
            <text:p>0.07</text:p>
          </table:table-cell>
          <table:table-cell office:value-type="float" office:value="114732" calcext:value-type="float">
            <text:p>114732</text:p>
          </table:table-cell>
          <table:table-cell office:value-type="float" office:value="6114560" calcext:value-type="float">
            <text:p>611456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660" calcext:value-type="float">
            <text:p>7660</text:p>
          </table:table-cell>
          <table:table-cell office:value-type="float" office:value="6114560" calcext:value-type="float">
            <text:p>6114560</text:p>
          </table:table-cell>
          <table:table-cell table:formula="of:=[.E240]-[.I2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20000-4-s721215008c6235406.ukp</text:p>
          </table:table-cell>
          <table:table-cell office:value-type="float" office:value="0.0212362" calcext:value-type="float">
            <text:p>0.0212362</text:p>
          </table:table-cell>
          <table:table-cell office:value-type="float" office:value="0.07" calcext:value-type="float">
            <text:p>0.07</text:p>
          </table:table-cell>
          <table:table-cell office:value-type="float" office:value="116484" calcext:value-type="float">
            <text:p>116484</text:p>
          </table:table-cell>
          <table:table-cell office:value-type="float" office:value="6235406" calcext:value-type="float">
            <text:p>623540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940" calcext:value-type="float">
            <text:p>7940</text:p>
          </table:table-cell>
          <table:table-cell office:value-type="float" office:value="6235406" calcext:value-type="float">
            <text:p>6235406</text:p>
          </table:table-cell>
          <table:table-cell table:formula="of:=[.E241]-[.I2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20000-5-s110877071c6129130.ukp</text:p>
          </table:table-cell>
          <table:table-cell office:value-type="float" office:value="0.0207765" calcext:value-type="float">
            <text:p>0.0207765</text:p>
          </table:table-cell>
          <table:table-cell office:value-type="float" office:value="0.07" calcext:value-type="float">
            <text:p>0.07</text:p>
          </table:table-cell>
          <table:table-cell office:value-type="float" office:value="114880" calcext:value-type="float">
            <text:p>114880</text:p>
          </table:table-cell>
          <table:table-cell office:value-type="float" office:value="6129130" calcext:value-type="float">
            <text:p>612913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696" calcext:value-type="float">
            <text:p>7696</text:p>
          </table:table-cell>
          <table:table-cell office:value-type="float" office:value="6129130" calcext:value-type="float">
            <text:p>6129130</text:p>
          </table:table-cell>
          <table:table-cell table:formula="of:=[.E242]-[.I2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20000-7-s177710744c6349166.ukp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0.07" calcext:value-type="float">
            <text:p>0.07</text:p>
          </table:table-cell>
          <table:table-cell office:value-type="float" office:value="118292" calcext:value-type="float">
            <text:p>118292</text:p>
          </table:table-cell>
          <table:table-cell office:value-type="float" office:value="6349166" calcext:value-type="float">
            <text:p>634916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44" calcext:value-type="float">
            <text:p>7744</text:p>
          </table:table-cell>
          <table:table-cell office:value-type="float" office:value="6349166" calcext:value-type="float">
            <text:p>6349166</text:p>
          </table:table-cell>
          <table:table-cell table:formula="of:=[.E243]-[.I2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20000-9-s126456688c6624986.ukp</text:p>
          </table:table-cell>
          <table:table-cell office:value-type="float" office:value="0.0212575" calcext:value-type="float">
            <text:p>0.0212575</text:p>
          </table:table-cell>
          <table:table-cell office:value-type="float" office:value="0.07" calcext:value-type="float">
            <text:p>0.07</text:p>
          </table:table-cell>
          <table:table-cell office:value-type="float" office:value="122604" calcext:value-type="float">
            <text:p>122604</text:p>
          </table:table-cell>
          <table:table-cell office:value-type="float" office:value="6624986" calcext:value-type="float">
            <text:p>662498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856" calcext:value-type="float">
            <text:p>8856</text:p>
          </table:table-cell>
          <table:table-cell office:value-type="float" office:value="6624986" calcext:value-type="float">
            <text:p>6624986</text:p>
          </table:table-cell>
          <table:table-cell table:formula="of:=[.E244]-[.I2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10000-1-s843367405c6385051.ukp</text:p>
          </table:table-cell>
          <table:table-cell office:value-type="float" office:value="0.018198" calcext:value-type="float">
            <text:p>0.018198</text:p>
          </table:table-cell>
          <table:table-cell office:value-type="float" office:value="0.04" calcext:value-type="float">
            <text:p>0.04</text:p>
          </table:table-cell>
          <table:table-cell office:value-type="float" office:value="110816" calcext:value-type="float">
            <text:p>110816</text:p>
          </table:table-cell>
          <table:table-cell office:value-type="float" office:value="6385051" calcext:value-type="float">
            <text:p>638505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216" calcext:value-type="float">
            <text:p>8216</text:p>
          </table:table-cell>
          <table:table-cell office:value-type="float" office:value="6385051" calcext:value-type="float">
            <text:p>6385051</text:p>
          </table:table-cell>
          <table:table-cell table:formula="of:=[.E245]-[.I2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20000-0-s827183242c7923045.ukp</text:p>
          </table:table-cell>
          <table:table-cell office:value-type="float" office:value="0.0214191" calcext:value-type="float">
            <text:p>0.0214191</text:p>
          </table:table-cell>
          <table:table-cell office:value-type="float" office:value="0.07" calcext:value-type="float">
            <text:p>0.07</text:p>
          </table:table-cell>
          <table:table-cell office:value-type="float" office:value="135288" calcext:value-type="float">
            <text:p>135288</text:p>
          </table:table-cell>
          <table:table-cell office:value-type="float" office:value="7923045" calcext:value-type="float">
            <text:p>792304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696" calcext:value-type="float">
            <text:p>7696</text:p>
          </table:table-cell>
          <table:table-cell office:value-type="float" office:value="7923045" calcext:value-type="float">
            <text:p>7923045</text:p>
          </table:table-cell>
          <table:table-cell table:formula="of:=[.E246]-[.I2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20000-3-s780179313c8090683.ukp</text:p>
          </table:table-cell>
          <table:table-cell office:value-type="float" office:value="0.0218755" calcext:value-type="float">
            <text:p>0.0218755</text:p>
          </table:table-cell>
          <table:table-cell office:value-type="float" office:value="0.07" calcext:value-type="float">
            <text:p>0.07</text:p>
          </table:table-cell>
          <table:table-cell office:value-type="float" office:value="137732" calcext:value-type="float">
            <text:p>137732</text:p>
          </table:table-cell>
          <table:table-cell office:value-type="float" office:value="8090683" calcext:value-type="float">
            <text:p>809068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932" calcext:value-type="float">
            <text:p>8932</text:p>
          </table:table-cell>
          <table:table-cell office:value-type="float" office:value="8090683" calcext:value-type="float">
            <text:p>8090683</text:p>
          </table:table-cell>
          <table:table-cell table:formula="of:=[.E247]-[.I2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20000-4-s721215008c6851985.ukp</text:p>
          </table:table-cell>
          <table:table-cell office:value-type="float" office:value="0.0201909" calcext:value-type="float">
            <text:p>0.0201909</text:p>
          </table:table-cell>
          <table:table-cell office:value-type="float" office:value="0.07" calcext:value-type="float">
            <text:p>0.07</text:p>
          </table:table-cell>
          <table:table-cell office:value-type="float" office:value="118524" calcext:value-type="float">
            <text:p>118524</text:p>
          </table:table-cell>
          <table:table-cell office:value-type="float" office:value="6851985" calcext:value-type="float">
            <text:p>685198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980" calcext:value-type="float">
            <text:p>8980</text:p>
          </table:table-cell>
          <table:table-cell office:value-type="float" office:value="6851985" calcext:value-type="float">
            <text:p>6851985</text:p>
          </table:table-cell>
          <table:table-cell table:formula="of:=[.E248]-[.I2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20000-5-s110877071c8774819.ukp</text:p>
          </table:table-cell>
          <table:table-cell office:value-type="float" office:value="0.0229805" calcext:value-type="float">
            <text:p>0.0229805</text:p>
          </table:table-cell>
          <table:table-cell office:value-type="float" office:value="0.07" calcext:value-type="float">
            <text:p>0.07</text:p>
          </table:table-cell>
          <table:table-cell office:value-type="float" office:value="148504" calcext:value-type="float">
            <text:p>148504</text:p>
          </table:table-cell>
          <table:table-cell office:value-type="float" office:value="8774819" calcext:value-type="float">
            <text:p>877481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648" calcext:value-type="float">
            <text:p>7648</text:p>
          </table:table-cell>
          <table:table-cell office:value-type="float" office:value="8774819" calcext:value-type="float">
            <text:p>8774819</text:p>
          </table:table-cell>
          <table:table-cell table:formula="of:=[.E249]-[.I2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20000-6-s227708629c7805759.ukp</text:p>
          </table:table-cell>
          <table:table-cell office:value-type="float" office:value="0.0207754" calcext:value-type="float">
            <text:p>0.0207754</text:p>
          </table:table-cell>
          <table:table-cell office:value-type="float" office:value="0.07" calcext:value-type="float">
            <text:p>0.07</text:p>
          </table:table-cell>
          <table:table-cell office:value-type="float" office:value="133396" calcext:value-type="float">
            <text:p>133396</text:p>
          </table:table-cell>
          <table:table-cell office:value-type="float" office:value="7805759" calcext:value-type="float">
            <text:p>780575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428" calcext:value-type="float">
            <text:p>8428</text:p>
          </table:table-cell>
          <table:table-cell office:value-type="float" office:value="7805759" calcext:value-type="float">
            <text:p>7805759</text:p>
          </table:table-cell>
          <table:table-cell table:formula="of:=[.E250]-[.I2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20000-7-s177710744c9332308.ukp</text:p>
          </table:table-cell>
          <table:table-cell office:value-type="float" office:value="0.0240864" calcext:value-type="float">
            <text:p>0.0240864</text:p>
          </table:table-cell>
          <table:table-cell office:value-type="float" office:value="0.07" calcext:value-type="float">
            <text:p>0.07</text:p>
          </table:table-cell>
          <table:table-cell office:value-type="float" office:value="157204" calcext:value-type="float">
            <text:p>157204</text:p>
          </table:table-cell>
          <table:table-cell office:value-type="float" office:value="9332308" calcext:value-type="float">
            <text:p>933230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00" calcext:value-type="float">
            <text:p>7700</text:p>
          </table:table-cell>
          <table:table-cell office:value-type="float" office:value="9332308" calcext:value-type="float">
            <text:p>9332308</text:p>
          </table:table-cell>
          <table:table-cell table:formula="of:=[.E251]-[.I2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20000-8-s991580855c9728635.ukp</text:p>
          </table:table-cell>
          <table:table-cell office:value-type="float" office:value="0.0247565" calcext:value-type="float">
            <text:p>0.0247565</text:p>
          </table:table-cell>
          <table:table-cell office:value-type="float" office:value="0.07" calcext:value-type="float">
            <text:p>0.07</text:p>
          </table:table-cell>
          <table:table-cell office:value-type="float" office:value="163604" calcext:value-type="float">
            <text:p>163604</text:p>
          </table:table-cell>
          <table:table-cell office:value-type="float" office:value="9728635" calcext:value-type="float">
            <text:p>972863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9244" calcext:value-type="float">
            <text:p>9244</text:p>
          </table:table-cell>
          <table:table-cell office:value-type="float" office:value="9728635" calcext:value-type="float">
            <text:p>9728635</text:p>
          </table:table-cell>
          <table:table-cell table:formula="of:=[.E252]-[.I2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20000-9-s126456688c5940304.ukp</text:p>
          </table:table-cell>
          <table:table-cell office:value-type="float" office:value="0.0177631" calcext:value-type="float">
            <text:p>0.0177631</text:p>
          </table:table-cell>
          <table:table-cell office:value-type="float" office:value="0.07" calcext:value-type="float">
            <text:p>0.07</text:p>
          </table:table-cell>
          <table:table-cell office:value-type="float" office:value="104060" calcext:value-type="float">
            <text:p>104060</text:p>
          </table:table-cell>
          <table:table-cell office:value-type="float" office:value="5940304" calcext:value-type="float">
            <text:p>59403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60" calcext:value-type="float">
            <text:p>7760</text:p>
          </table:table-cell>
          <table:table-cell office:value-type="float" office:value="5940304" calcext:value-type="float">
            <text:p>5940304</text:p>
          </table:table-cell>
          <table:table-cell table:formula="of:=[.E253]-[.I2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20000-4-s721215008c9803497.ukp</text:p>
          </table:table-cell>
          <table:table-cell office:value-type="float" office:value="0.0276687" calcext:value-type="float">
            <text:p>0.0276687</text:p>
          </table:table-cell>
          <table:table-cell office:value-type="float" office:value="0.07" calcext:value-type="float">
            <text:p>0.07</text:p>
          </table:table-cell>
          <table:table-cell office:value-type="float" office:value="172428" calcext:value-type="float">
            <text:p>172428</text:p>
          </table:table-cell>
          <table:table-cell office:value-type="float" office:value="9803497" calcext:value-type="float">
            <text:p>980349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608" calcext:value-type="float">
            <text:p>8608</text:p>
          </table:table-cell>
          <table:table-cell office:value-type="float" office:value="9803497" calcext:value-type="float">
            <text:p>9803497</text:p>
          </table:table-cell>
          <table:table-cell table:formula="of:=[.E254]-[.I2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20000-7-s177710744c9213556.ukp</text:p>
          </table:table-cell>
          <table:table-cell office:value-type="float" office:value="0.0262053" calcext:value-type="float">
            <text:p>0.0262053</text:p>
          </table:table-cell>
          <table:table-cell office:value-type="float" office:value="0.07" calcext:value-type="float">
            <text:p>0.07</text:p>
          </table:table-cell>
          <table:table-cell office:value-type="float" office:value="163376" calcext:value-type="float">
            <text:p>163376</text:p>
          </table:table-cell>
          <table:table-cell office:value-type="float" office:value="9213556" calcext:value-type="float">
            <text:p>921355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092" calcext:value-type="float">
            <text:p>8092</text:p>
          </table:table-cell>
          <table:table-cell office:value-type="float" office:value="9213556" calcext:value-type="float">
            <text:p>9213556</text:p>
          </table:table-cell>
          <table:table-cell table:formula="of:=[.E255]-[.I2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20000-4-s721215008c5185436.ukp</text:p>
          </table:table-cell>
          <table:table-cell office:value-type="float" office:value="0.0247614" calcext:value-type="float">
            <text:p>0.0247614</text:p>
          </table:table-cell>
          <table:table-cell office:value-type="float" office:value="0.07" calcext:value-type="float">
            <text:p>0.07</text:p>
          </table:table-cell>
          <table:table-cell office:value-type="float" office:value="99632" calcext:value-type="float">
            <text:p>99632</text:p>
          </table:table-cell>
          <table:table-cell office:value-type="float" office:value="5185436" calcext:value-type="float">
            <text:p>518543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9044" calcext:value-type="float">
            <text:p>9044</text:p>
          </table:table-cell>
          <table:table-cell office:value-type="float" office:value="5185436" calcext:value-type="float">
            <text:p>5185436</text:p>
          </table:table-cell>
          <table:table-cell table:formula="of:=[.E256]-[.I2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20000-5-s110877071c9521211.ukp</text:p>
          </table:table-cell>
          <table:table-cell office:value-type="float" office:value="0.0330012" calcext:value-type="float">
            <text:p>0.0330012</text:p>
          </table:table-cell>
          <table:table-cell office:value-type="float" office:value="0.08" calcext:value-type="float">
            <text:p>0.08</text:p>
          </table:table-cell>
          <table:table-cell office:value-type="float" office:value="167312" calcext:value-type="float">
            <text:p>167312</text:p>
          </table:table-cell>
          <table:table-cell office:value-type="float" office:value="9521211" calcext:value-type="float">
            <text:p>952121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96" calcext:value-type="float">
            <text:p>7796</text:p>
          </table:table-cell>
          <table:table-cell office:value-type="float" office:value="9521211" calcext:value-type="float">
            <text:p>9521211</text:p>
          </table:table-cell>
          <table:table-cell table:formula="of:=[.E257]-[.I2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20000-8-s991580855c8677790.ukp</text:p>
          </table:table-cell>
          <table:table-cell office:value-type="float" office:value="0.0312317" calcext:value-type="float">
            <text:p>0.0312317</text:p>
          </table:table-cell>
          <table:table-cell office:value-type="float" office:value="0.08" calcext:value-type="float">
            <text:p>0.08</text:p>
          </table:table-cell>
          <table:table-cell office:value-type="float" office:value="154112" calcext:value-type="float">
            <text:p>154112</text:p>
          </table:table-cell>
          <table:table-cell office:value-type="float" office:value="8677790" calcext:value-type="float">
            <text:p>867779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96" calcext:value-type="float">
            <text:p>7796</text:p>
          </table:table-cell>
          <table:table-cell office:value-type="float" office:value="8677790" calcext:value-type="float">
            <text:p>8677790</text:p>
          </table:table-cell>
          <table:table-cell table:formula="of:=[.E258]-[.I2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20000-0-s827183242c9608074.ukp</text:p>
          </table:table-cell>
          <table:table-cell office:value-type="float" office:value="0.0365801" calcext:value-type="float">
            <text:p>0.0365801</text:p>
          </table:table-cell>
          <table:table-cell office:value-type="float" office:value="0.08" calcext:value-type="float">
            <text:p>0.08</text:p>
          </table:table-cell>
          <table:table-cell office:value-type="float" office:value="161000" calcext:value-type="float">
            <text:p>161000</text:p>
          </table:table-cell>
          <table:table-cell office:value-type="float" office:value="9608074" calcext:value-type="float">
            <text:p>960807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52" calcext:value-type="float">
            <text:p>7752</text:p>
          </table:table-cell>
          <table:table-cell office:value-type="float" office:value="9608074" calcext:value-type="float">
            <text:p>9608074</text:p>
          </table:table-cell>
          <table:table-cell table:formula="of:=[.E259]-[.I2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20000-6-s227708629c9580585.ukp</text:p>
          </table:table-cell>
          <table:table-cell office:value-type="float" office:value="0.0372143" calcext:value-type="float">
            <text:p>0.0372143</text:p>
          </table:table-cell>
          <table:table-cell office:value-type="float" office:value="0.08" calcext:value-type="float">
            <text:p>0.08</text:p>
          </table:table-cell>
          <table:table-cell office:value-type="float" office:value="160396" calcext:value-type="float">
            <text:p>160396</text:p>
          </table:table-cell>
          <table:table-cell office:value-type="float" office:value="9580585" calcext:value-type="float">
            <text:p>958058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24" calcext:value-type="float">
            <text:p>7724</text:p>
          </table:table-cell>
          <table:table-cell office:value-type="float" office:value="9580585" calcext:value-type="float">
            <text:p>9580585</text:p>
          </table:table-cell>
          <table:table-cell table:formula="of:=[.E260]-[.I2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10000-0-s827183242c8790453.ukp</text:p>
          </table:table-cell>
          <table:table-cell office:value-type="float" office:value="0.0247662" calcext:value-type="float">
            <text:p>0.0247662</text:p>
          </table:table-cell>
          <table:table-cell office:value-type="float" office:value="0.06" calcext:value-type="float">
            <text:p>0.06</text:p>
          </table:table-cell>
          <table:table-cell office:value-type="float" office:value="156336" calcext:value-type="float">
            <text:p>156336</text:p>
          </table:table-cell>
          <table:table-cell office:value-type="float" office:value="8790453" calcext:value-type="float">
            <text:p>879045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748" calcext:value-type="float">
            <text:p>8748</text:p>
          </table:table-cell>
          <table:table-cell office:value-type="float" office:value="8790453" calcext:value-type="float">
            <text:p>8790453</text:p>
          </table:table-cell>
          <table:table-cell table:formula="of:=[.E261]-[.I2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20000-0-s827183242c7454549.ukp</text:p>
          </table:table-cell>
          <table:table-cell office:value-type="float" office:value="0.0235918" calcext:value-type="float">
            <text:p>0.0235918</text:p>
          </table:table-cell>
          <table:table-cell office:value-type="float" office:value="0.07" calcext:value-type="float">
            <text:p>0.07</text:p>
          </table:table-cell>
          <table:table-cell office:value-type="float" office:value="135620" calcext:value-type="float">
            <text:p>135620</text:p>
          </table:table-cell>
          <table:table-cell office:value-type="float" office:value="7454549" calcext:value-type="float">
            <text:p>745454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604" calcext:value-type="float">
            <text:p>8604</text:p>
          </table:table-cell>
          <table:table-cell office:value-type="float" office:value="7454549" calcext:value-type="float">
            <text:p>7454549</text:p>
          </table:table-cell>
          <table:table-cell table:formula="of:=[.E262]-[.I2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20000-1-s843367405c7998653.ukp</text:p>
          </table:table-cell>
          <table:table-cell office:value-type="float" office:value="0.0258247" calcext:value-type="float">
            <text:p>0.0258247</text:p>
          </table:table-cell>
          <table:table-cell office:value-type="float" office:value="0.07" calcext:value-type="float">
            <text:p>0.07</text:p>
          </table:table-cell>
          <table:table-cell office:value-type="float" office:value="144204" calcext:value-type="float">
            <text:p>144204</text:p>
          </table:table-cell>
          <table:table-cell office:value-type="float" office:value="7998653" calcext:value-type="float">
            <text:p>799865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476" calcext:value-type="float">
            <text:p>8476</text:p>
          </table:table-cell>
          <table:table-cell office:value-type="float" office:value="7998653" calcext:value-type="float">
            <text:p>7998653</text:p>
          </table:table-cell>
          <table:table-cell table:formula="of:=[.E263]-[.I2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20000-2-s528806317c7151047.ukp</text:p>
          </table:table-cell>
          <table:table-cell office:value-type="float" office:value="0.0234359" calcext:value-type="float">
            <text:p>0.0234359</text:p>
          </table:table-cell>
          <table:table-cell office:value-type="float" office:value="0.07" calcext:value-type="float">
            <text:p>0.07</text:p>
          </table:table-cell>
          <table:table-cell office:value-type="float" office:value="131160" calcext:value-type="float">
            <text:p>131160</text:p>
          </table:table-cell>
          <table:table-cell office:value-type="float" office:value="7151047" calcext:value-type="float">
            <text:p>715104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48" calcext:value-type="float">
            <text:p>7748</text:p>
          </table:table-cell>
          <table:table-cell office:value-type="float" office:value="7151047" calcext:value-type="float">
            <text:p>7151047</text:p>
          </table:table-cell>
          <table:table-cell table:formula="of:=[.E264]-[.I2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20000-3-s780179313c7975198.ukp</text:p>
          </table:table-cell>
          <table:table-cell office:value-type="float" office:value="0.026871" calcext:value-type="float">
            <text:p>0.026871</text:p>
          </table:table-cell>
          <table:table-cell office:value-type="float" office:value="0.07" calcext:value-type="float">
            <text:p>0.07</text:p>
          </table:table-cell>
          <table:table-cell office:value-type="float" office:value="143796" calcext:value-type="float">
            <text:p>143796</text:p>
          </table:table-cell>
          <table:table-cell office:value-type="float" office:value="7975198" calcext:value-type="float">
            <text:p>797519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9176" calcext:value-type="float">
            <text:p>9176</text:p>
          </table:table-cell>
          <table:table-cell office:value-type="float" office:value="7975198" calcext:value-type="float">
            <text:p>7975198</text:p>
          </table:table-cell>
          <table:table-cell table:formula="of:=[.E265]-[.I2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20000-9-s126456688c7940477.ukp</text:p>
          </table:table-cell>
          <table:table-cell office:value-type="float" office:value="0.0245696" calcext:value-type="float">
            <text:p>0.0245696</text:p>
          </table:table-cell>
          <table:table-cell office:value-type="float" office:value="0.07" calcext:value-type="float">
            <text:p>0.07</text:p>
          </table:table-cell>
          <table:table-cell office:value-type="float" office:value="143268" calcext:value-type="float">
            <text:p>143268</text:p>
          </table:table-cell>
          <table:table-cell office:value-type="float" office:value="7940477" calcext:value-type="float">
            <text:p>794047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000" calcext:value-type="float">
            <text:p>8000</text:p>
          </table:table-cell>
          <table:table-cell office:value-type="float" office:value="7940477" calcext:value-type="float">
            <text:p>7940477</text:p>
          </table:table-cell>
          <table:table-cell table:formula="of:=[.E266]-[.I2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20000-0-s827183242c7213812.ukp</text:p>
          </table:table-cell>
          <table:table-cell office:value-type="float" office:value="0.0199995" calcext:value-type="float">
            <text:p>0.0199995</text:p>
          </table:table-cell>
          <table:table-cell office:value-type="float" office:value="0.07" calcext:value-type="float">
            <text:p>0.07</text:p>
          </table:table-cell>
          <table:table-cell office:value-type="float" office:value="124244" calcext:value-type="float">
            <text:p>124244</text:p>
          </table:table-cell>
          <table:table-cell office:value-type="float" office:value="7213812" calcext:value-type="float">
            <text:p>721381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344" calcext:value-type="float">
            <text:p>8344</text:p>
          </table:table-cell>
          <table:table-cell office:value-type="float" office:value="7213812" calcext:value-type="float">
            <text:p>7213812</text:p>
          </table:table-cell>
          <table:table-cell table:formula="of:=[.E267]-[.I2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20000-2-s528806317c6511921.ukp</text:p>
          </table:table-cell>
          <table:table-cell office:value-type="float" office:value="0.01831" calcext:value-type="float">
            <text:p>0.01831</text:p>
          </table:table-cell>
          <table:table-cell office:value-type="float" office:value="0.07" calcext:value-type="float">
            <text:p>0.07</text:p>
          </table:table-cell>
          <table:table-cell office:value-type="float" office:value="113192" calcext:value-type="float">
            <text:p>113192</text:p>
          </table:table-cell>
          <table:table-cell office:value-type="float" office:value="6511921" calcext:value-type="float">
            <text:p>651192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504" calcext:value-type="float">
            <text:p>8504</text:p>
          </table:table-cell>
          <table:table-cell office:value-type="float" office:value="6511921" calcext:value-type="float">
            <text:p>6511921</text:p>
          </table:table-cell>
          <table:table-cell table:formula="of:=[.E268]-[.I2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20000-3-s780179313c6599432.ukp</text:p>
          </table:table-cell>
          <table:table-cell office:value-type="float" office:value="0.0187349" calcext:value-type="float">
            <text:p>0.0187349</text:p>
          </table:table-cell>
          <table:table-cell office:value-type="float" office:value="0.07" calcext:value-type="float">
            <text:p>0.07</text:p>
          </table:table-cell>
          <table:table-cell office:value-type="float" office:value="114476" calcext:value-type="float">
            <text:p>114476</text:p>
          </table:table-cell>
          <table:table-cell office:value-type="float" office:value="6599432" calcext:value-type="float">
            <text:p>659943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468" calcext:value-type="float">
            <text:p>8468</text:p>
          </table:table-cell>
          <table:table-cell office:value-type="float" office:value="6599432" calcext:value-type="float">
            <text:p>6599432</text:p>
          </table:table-cell>
          <table:table-cell table:formula="of:=[.E269]-[.I2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20000-5-s110877071c8773767.ukp</text:p>
          </table:table-cell>
          <table:table-cell office:value-type="float" office:value="0.0229109" calcext:value-type="float">
            <text:p>0.0229109</text:p>
          </table:table-cell>
          <table:table-cell office:value-type="float" office:value="0.07" calcext:value-type="float">
            <text:p>0.07</text:p>
          </table:table-cell>
          <table:table-cell office:value-type="float" office:value="148504" calcext:value-type="float">
            <text:p>148504</text:p>
          </table:table-cell>
          <table:table-cell office:value-type="float" office:value="8773767" calcext:value-type="float">
            <text:p>877376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824" calcext:value-type="float">
            <text:p>8824</text:p>
          </table:table-cell>
          <table:table-cell office:value-type="float" office:value="8773767" calcext:value-type="float">
            <text:p>8773767</text:p>
          </table:table-cell>
          <table:table-cell table:formula="of:=[.E270]-[.I2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20000-6-s227708629c8759769.ukp</text:p>
          </table:table-cell>
          <table:table-cell office:value-type="float" office:value="0.0226886" calcext:value-type="float">
            <text:p>0.0226886</text:p>
          </table:table-cell>
          <table:table-cell office:value-type="float" office:value="0.07" calcext:value-type="float">
            <text:p>0.07</text:p>
          </table:table-cell>
          <table:table-cell office:value-type="float" office:value="148548" calcext:value-type="float">
            <text:p>148548</text:p>
          </table:table-cell>
          <table:table-cell office:value-type="float" office:value="8759769" calcext:value-type="float">
            <text:p>875976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956" calcext:value-type="float">
            <text:p>7956</text:p>
          </table:table-cell>
          <table:table-cell office:value-type="float" office:value="8759769" calcext:value-type="float">
            <text:p>8759769</text:p>
          </table:table-cell>
          <table:table-cell table:formula="of:=[.E271]-[.I2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20000-7-s177710744c6374152.ukp</text:p>
          </table:table-cell>
          <table:table-cell office:value-type="float" office:value="0.0184026" calcext:value-type="float">
            <text:p>0.0184026</text:p>
          </table:table-cell>
          <table:table-cell office:value-type="float" office:value="0.07" calcext:value-type="float">
            <text:p>0.07</text:p>
          </table:table-cell>
          <table:table-cell office:value-type="float" office:value="111004" calcext:value-type="float">
            <text:p>111004</text:p>
          </table:table-cell>
          <table:table-cell office:value-type="float" office:value="6374152" calcext:value-type="float">
            <text:p>637415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532" calcext:value-type="float">
            <text:p>8532</text:p>
          </table:table-cell>
          <table:table-cell office:value-type="float" office:value="6374152" calcext:value-type="float">
            <text:p>6374152</text:p>
          </table:table-cell>
          <table:table-cell table:formula="of:=[.E272]-[.I2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500000n20000-3-s780179313c8289057.ukp</text:p>
          </table:table-cell>
          <table:table-cell office:value-type="float" office:value="0.0790439" calcext:value-type="float">
            <text:p>0.0790439</text:p>
          </table:table-cell>
          <table:table-cell office:value-type="float" office:value="0.13" calcext:value-type="float">
            <text:p>0.13</text:p>
          </table:table-cell>
          <table:table-cell office:value-type="float" office:value="139476" calcext:value-type="float">
            <text:p>139476</text:p>
          </table:table-cell>
          <table:table-cell office:value-type="float" office:value="8289057" calcext:value-type="float">
            <text:p>8289057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680" calcext:value-type="float">
            <text:p>7680</text:p>
          </table:table-cell>
          <table:table-cell office:value-type="float" office:value="8289057" calcext:value-type="float">
            <text:p>8289057</text:p>
          </table:table-cell>
          <table:table-cell table:formula="of:=[.E273]-[.I2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20000-0-s827183242c8417603.ukp</text:p>
          </table:table-cell>
          <table:table-cell office:value-type="float" office:value="0.0260405" calcext:value-type="float">
            <text:p>0.0260405</text:p>
          </table:table-cell>
          <table:table-cell office:value-type="float" office:value="0.08" calcext:value-type="float">
            <text:p>0.08</text:p>
          </table:table-cell>
          <table:table-cell office:value-type="float" office:value="150704" calcext:value-type="float">
            <text:p>150704</text:p>
          </table:table-cell>
          <table:table-cell office:value-type="float" office:value="8417603" calcext:value-type="float">
            <text:p>841760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756" calcext:value-type="float">
            <text:p>7756</text:p>
          </table:table-cell>
          <table:table-cell office:value-type="float" office:value="8417603" calcext:value-type="float">
            <text:p>8417603</text:p>
          </table:table-cell>
          <table:table-cell table:formula="of:=[.E274]-[.I2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20000-1-s843367405c5404203.ukp</text:p>
          </table:table-cell>
          <table:table-cell office:value-type="float" office:value="0.0191876" calcext:value-type="float">
            <text:p>0.0191876</text:p>
          </table:table-cell>
          <table:table-cell office:value-type="float" office:value="0.07" calcext:value-type="float">
            <text:p>0.07</text:p>
          </table:table-cell>
          <table:table-cell office:value-type="float" office:value="103440" calcext:value-type="float">
            <text:p>103440</text:p>
          </table:table-cell>
          <table:table-cell office:value-type="float" office:value="5404203" calcext:value-type="float">
            <text:p>540420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548" calcext:value-type="float">
            <text:p>8548</text:p>
          </table:table-cell>
          <table:table-cell office:value-type="float" office:value="5404203" calcext:value-type="float">
            <text:p>5404203</text:p>
          </table:table-cell>
          <table:table-cell table:formula="of:=[.E275]-[.I2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20000-6-s227708629c5795289.ukp</text:p>
          </table:table-cell>
          <table:table-cell office:value-type="float" office:value="0.0200416" calcext:value-type="float">
            <text:p>0.0200416</text:p>
          </table:table-cell>
          <table:table-cell office:value-type="float" office:value="0.07" calcext:value-type="float">
            <text:p>0.07</text:p>
          </table:table-cell>
          <table:table-cell office:value-type="float" office:value="109856" calcext:value-type="float">
            <text:p>109856</text:p>
          </table:table-cell>
          <table:table-cell office:value-type="float" office:value="5795289" calcext:value-type="float">
            <text:p>579528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652" calcext:value-type="float">
            <text:p>7652</text:p>
          </table:table-cell>
          <table:table-cell office:value-type="float" office:value="5795289" calcext:value-type="float">
            <text:p>5795289</text:p>
          </table:table-cell>
          <table:table-cell table:formula="of:=[.E276]-[.I2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20000-1-s843367405c9001600.ukp</text:p>
          </table:table-cell>
          <table:table-cell office:value-type="float" office:value="0.0237783" calcext:value-type="float">
            <text:p>0.0237783</text:p>
          </table:table-cell>
          <table:table-cell office:value-type="float" office:value="0.07" calcext:value-type="float">
            <text:p>0.07</text:p>
          </table:table-cell>
          <table:table-cell office:value-type="float" office:value="151960" calcext:value-type="float">
            <text:p>151960</text:p>
          </table:table-cell>
          <table:table-cell office:value-type="float" office:value="9001600" calcext:value-type="float">
            <text:p>900160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412" calcext:value-type="float">
            <text:p>8412</text:p>
          </table:table-cell>
          <table:table-cell office:value-type="float" office:value="9001600" calcext:value-type="float">
            <text:p>9001600</text:p>
          </table:table-cell>
          <table:table-cell table:formula="of:=[.E277]-[.I2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20000-2-s528806317c6527891.ukp</text:p>
          </table:table-cell>
          <table:table-cell office:value-type="float" office:value="0.0186074" calcext:value-type="float">
            <text:p>0.0186074</text:p>
          </table:table-cell>
          <table:table-cell office:value-type="float" office:value="0.06" calcext:value-type="float">
            <text:p>0.06</text:p>
          </table:table-cell>
          <table:table-cell office:value-type="float" office:value="113376" calcext:value-type="float">
            <text:p>113376</text:p>
          </table:table-cell>
          <table:table-cell office:value-type="float" office:value="6527891" calcext:value-type="float">
            <text:p>6527891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732" calcext:value-type="float">
            <text:p>8732</text:p>
          </table:table-cell>
          <table:table-cell office:value-type="float" office:value="6527891" calcext:value-type="float">
            <text:p>6527891</text:p>
          </table:table-cell>
          <table:table-cell table:formula="of:=[.E278]-[.I2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20000-1-s843367405c9867662.ukp</text:p>
          </table:table-cell>
          <table:table-cell office:value-type="float" office:value="0.0290611" calcext:value-type="float">
            <text:p>0.0290611</text:p>
          </table:table-cell>
          <table:table-cell office:value-type="float" office:value="0.08" calcext:value-type="float">
            <text:p>0.08</text:p>
          </table:table-cell>
          <table:table-cell office:value-type="float" office:value="173536" calcext:value-type="float">
            <text:p>173536</text:p>
          </table:table-cell>
          <table:table-cell office:value-type="float" office:value="9867662" calcext:value-type="float">
            <text:p>9867662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948" calcext:value-type="float">
            <text:p>8948</text:p>
          </table:table-cell>
          <table:table-cell office:value-type="float" office:value="9867662" calcext:value-type="float">
            <text:p>9867662</text:p>
          </table:table-cell>
          <table:table-cell table:formula="of:=[.E279]-[.I2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20000-2-s528806317c7265134.ukp</text:p>
          </table:table-cell>
          <table:table-cell office:value-type="float" office:value="0.023146" calcext:value-type="float">
            <text:p>0.023146</text:p>
          </table:table-cell>
          <table:table-cell office:value-type="float" office:value="0.07" calcext:value-type="float">
            <text:p>0.07</text:p>
          </table:table-cell>
          <table:table-cell office:value-type="float" office:value="132780" calcext:value-type="float">
            <text:p>132780</text:p>
          </table:table-cell>
          <table:table-cell office:value-type="float" office:value="7265134" calcext:value-type="float">
            <text:p>7265134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804" calcext:value-type="float">
            <text:p>7804</text:p>
          </table:table-cell>
          <table:table-cell office:value-type="float" office:value="7265134" calcext:value-type="float">
            <text:p>7265134</text:p>
          </table:table-cell>
          <table:table-cell table:formula="of:=[.E280]-[.I2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20000-3-s780179313c6724480.ukp</text:p>
          </table:table-cell>
          <table:table-cell office:value-type="float" office:value="0.0220367" calcext:value-type="float">
            <text:p>0.0220367</text:p>
          </table:table-cell>
          <table:table-cell office:value-type="float" office:value="0.07" calcext:value-type="float">
            <text:p>0.07</text:p>
          </table:table-cell>
          <table:table-cell office:value-type="float" office:value="124504" calcext:value-type="float">
            <text:p>124504</text:p>
          </table:table-cell>
          <table:table-cell office:value-type="float" office:value="6724480" calcext:value-type="float">
            <text:p>672448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728" calcext:value-type="float">
            <text:p>7728</text:p>
          </table:table-cell>
          <table:table-cell office:value-type="float" office:value="6724480" calcext:value-type="float">
            <text:p>6724480</text:p>
          </table:table-cell>
          <table:table-cell table:formula="of:=[.E281]-[.I2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20000-5-s110877071c5751961.ukp</text:p>
          </table:table-cell>
          <table:table-cell office:value-type="float" office:value="0.0202863" calcext:value-type="float">
            <text:p>0.0202863</text:p>
          </table:table-cell>
          <table:table-cell office:value-type="float" office:value="0.07" calcext:value-type="float">
            <text:p>0.07</text:p>
          </table:table-cell>
          <table:table-cell office:value-type="float" office:value="109208" calcext:value-type="float">
            <text:p>109208</text:p>
          </table:table-cell>
          <table:table-cell office:value-type="float" office:value="5751961" calcext:value-type="float">
            <text:p>5751961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800" calcext:value-type="float">
            <text:p>7800</text:p>
          </table:table-cell>
          <table:table-cell office:value-type="float" office:value="5751961" calcext:value-type="float">
            <text:p>5751961</text:p>
          </table:table-cell>
          <table:table-cell table:formula="of:=[.E282]-[.I2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20000-8-s991580855c5371100.ukp</text:p>
          </table:table-cell>
          <table:table-cell office:value-type="float" office:value="0.0191746" calcext:value-type="float">
            <text:p>0.0191746</text:p>
          </table:table-cell>
          <table:table-cell office:value-type="float" office:value="0.07" calcext:value-type="float">
            <text:p>0.07</text:p>
          </table:table-cell>
          <table:table-cell office:value-type="float" office:value="103388" calcext:value-type="float">
            <text:p>103388</text:p>
          </table:table-cell>
          <table:table-cell office:value-type="float" office:value="5371100" calcext:value-type="float">
            <text:p>537110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388" calcext:value-type="float">
            <text:p>8388</text:p>
          </table:table-cell>
          <table:table-cell office:value-type="float" office:value="5371100" calcext:value-type="float">
            <text:p>5371100</text:p>
          </table:table-cell>
          <table:table-cell table:formula="of:=[.E283]-[.I2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20000-9-s126456688c6731213.ukp</text:p>
          </table:table-cell>
          <table:table-cell office:value-type="float" office:value="0.0221968" calcext:value-type="float">
            <text:p>0.0221968</text:p>
          </table:table-cell>
          <table:table-cell office:value-type="float" office:value="0.07" calcext:value-type="float">
            <text:p>0.07</text:p>
          </table:table-cell>
          <table:table-cell office:value-type="float" office:value="124544" calcext:value-type="float">
            <text:p>124544</text:p>
          </table:table-cell>
          <table:table-cell office:value-type="float" office:value="6731213" calcext:value-type="float">
            <text:p>673121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764" calcext:value-type="float">
            <text:p>7764</text:p>
          </table:table-cell>
          <table:table-cell office:value-type="float" office:value="6731213" calcext:value-type="float">
            <text:p>6731213</text:p>
          </table:table-cell>
          <table:table-cell table:formula="of:=[.E284]-[.I2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20000-0-s827183242c7166489.ukp</text:p>
          </table:table-cell>
          <table:table-cell office:value-type="float" office:value="0.0184618" calcext:value-type="float">
            <text:p>0.0184618</text:p>
          </table:table-cell>
          <table:table-cell office:value-type="float" office:value="0.06" calcext:value-type="float">
            <text:p>0.06</text:p>
          </table:table-cell>
          <table:table-cell office:value-type="float" office:value="123460" calcext:value-type="float">
            <text:p>123460</text:p>
          </table:table-cell>
          <table:table-cell office:value-type="float" office:value="7166489" calcext:value-type="float">
            <text:p>716648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696" calcext:value-type="float">
            <text:p>7696</text:p>
          </table:table-cell>
          <table:table-cell office:value-type="float" office:value="7166489" calcext:value-type="float">
            <text:p>7166489</text:p>
          </table:table-cell>
          <table:table-cell table:formula="of:=[.E285]-[.I2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20000-1-s843367405c9734370.ukp</text:p>
          </table:table-cell>
          <table:table-cell office:value-type="float" office:value="0.0242333" calcext:value-type="float">
            <text:p>0.0242333</text:p>
          </table:table-cell>
          <table:table-cell office:value-type="float" office:value="0.07" calcext:value-type="float">
            <text:p>0.07</text:p>
          </table:table-cell>
          <table:table-cell office:value-type="float" office:value="163580" calcext:value-type="float">
            <text:p>163580</text:p>
          </table:table-cell>
          <table:table-cell office:value-type="float" office:value="9734370" calcext:value-type="float">
            <text:p>973437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504" calcext:value-type="float">
            <text:p>8504</text:p>
          </table:table-cell>
          <table:table-cell office:value-type="float" office:value="9734370" calcext:value-type="float">
            <text:p>9734370</text:p>
          </table:table-cell>
          <table:table-cell table:formula="of:=[.E286]-[.I2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20000-3-s780179313c8969373.ukp</text:p>
          </table:table-cell>
          <table:table-cell office:value-type="float" office:value="0.0222846" calcext:value-type="float">
            <text:p>0.0222846</text:p>
          </table:table-cell>
          <table:table-cell office:value-type="float" office:value="0.07" calcext:value-type="float">
            <text:p>0.07</text:p>
          </table:table-cell>
          <table:table-cell office:value-type="float" office:value="151600" calcext:value-type="float">
            <text:p>151600</text:p>
          </table:table-cell>
          <table:table-cell office:value-type="float" office:value="8969373" calcext:value-type="float">
            <text:p>896937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196" calcext:value-type="float">
            <text:p>8196</text:p>
          </table:table-cell>
          <table:table-cell office:value-type="float" office:value="8969373" calcext:value-type="float">
            <text:p>8969373</text:p>
          </table:table-cell>
          <table:table-cell table:formula="of:=[.E287]-[.I2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20000-4-s721215008c5426632.ukp</text:p>
          </table:table-cell>
          <table:table-cell office:value-type="float" office:value="0.0157277" calcext:value-type="float">
            <text:p>0.0157277</text:p>
          </table:table-cell>
          <table:table-cell office:value-type="float" office:value="0.06" calcext:value-type="float">
            <text:p>0.06</text:p>
          </table:table-cell>
          <table:table-cell office:value-type="float" office:value="96416" calcext:value-type="float">
            <text:p>96416</text:p>
          </table:table-cell>
          <table:table-cell office:value-type="float" office:value="5426632" calcext:value-type="float">
            <text:p>5426632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288" calcext:value-type="float">
            <text:p>8288</text:p>
          </table:table-cell>
          <table:table-cell office:value-type="float" office:value="5426632" calcext:value-type="float">
            <text:p>5426632</text:p>
          </table:table-cell>
          <table:table-cell table:formula="of:=[.E288]-[.I2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20000-5-s110877071c5748492.ukp</text:p>
          </table:table-cell>
          <table:table-cell office:value-type="float" office:value="0.0160344" calcext:value-type="float">
            <text:p>0.0160344</text:p>
          </table:table-cell>
          <table:table-cell office:value-type="float" office:value="0.06" calcext:value-type="float">
            <text:p>0.06</text:p>
          </table:table-cell>
          <table:table-cell office:value-type="float" office:value="101116" calcext:value-type="float">
            <text:p>101116</text:p>
          </table:table-cell>
          <table:table-cell office:value-type="float" office:value="5748492" calcext:value-type="float">
            <text:p>5748492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076" calcext:value-type="float">
            <text:p>8076</text:p>
          </table:table-cell>
          <table:table-cell office:value-type="float" office:value="5748492" calcext:value-type="float">
            <text:p>5748492</text:p>
          </table:table-cell>
          <table:table-cell table:formula="of:=[.E289]-[.I2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20000-6-s227708629c8761664.ukp</text:p>
          </table:table-cell>
          <table:table-cell office:value-type="float" office:value="0.022034" calcext:value-type="float">
            <text:p>0.022034</text:p>
          </table:table-cell>
          <table:table-cell office:value-type="float" office:value="0.07" calcext:value-type="float">
            <text:p>0.07</text:p>
          </table:table-cell>
          <table:table-cell office:value-type="float" office:value="148368" calcext:value-type="float">
            <text:p>148368</text:p>
          </table:table-cell>
          <table:table-cell office:value-type="float" office:value="8761664" calcext:value-type="float">
            <text:p>8761664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456" calcext:value-type="float">
            <text:p>8456</text:p>
          </table:table-cell>
          <table:table-cell office:value-type="float" office:value="8761664" calcext:value-type="float">
            <text:p>8761664</text:p>
          </table:table-cell>
          <table:table-cell table:formula="of:=[.E290]-[.I2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20000-7-s177710744c7661029.ukp</text:p>
          </table:table-cell>
          <table:table-cell office:value-type="float" office:value="0.0198375" calcext:value-type="float">
            <text:p>0.0198375</text:p>
          </table:table-cell>
          <table:table-cell office:value-type="float" office:value="0.07" calcext:value-type="float">
            <text:p>0.07</text:p>
          </table:table-cell>
          <table:table-cell office:value-type="float" office:value="131272" calcext:value-type="float">
            <text:p>131272</text:p>
          </table:table-cell>
          <table:table-cell office:value-type="float" office:value="7661029" calcext:value-type="float">
            <text:p>766102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096" calcext:value-type="float">
            <text:p>8096</text:p>
          </table:table-cell>
          <table:table-cell office:value-type="float" office:value="7661029" calcext:value-type="float">
            <text:p>7661029</text:p>
          </table:table-cell>
          <table:table-cell table:formula="of:=[.E291]-[.I2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20000-8-s991580855c8888252.ukp</text:p>
          </table:table-cell>
          <table:table-cell office:value-type="float" office:value="0.0222028" calcext:value-type="float">
            <text:p>0.0222028</text:p>
          </table:table-cell>
          <table:table-cell office:value-type="float" office:value="0.07" calcext:value-type="float">
            <text:p>0.07</text:p>
          </table:table-cell>
          <table:table-cell office:value-type="float" office:value="150236" calcext:value-type="float">
            <text:p>150236</text:p>
          </table:table-cell>
          <table:table-cell office:value-type="float" office:value="8888252" calcext:value-type="float">
            <text:p>8888252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088" calcext:value-type="float">
            <text:p>8088</text:p>
          </table:table-cell>
          <table:table-cell office:value-type="float" office:value="8888252" calcext:value-type="float">
            <text:p>8888252</text:p>
          </table:table-cell>
          <table:table-cell table:formula="of:=[.E292]-[.I2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20000-9-s126456688c6706086.ukp</text:p>
          </table:table-cell>
          <table:table-cell office:value-type="float" office:value="0.0174887" calcext:value-type="float">
            <text:p>0.0174887</text:p>
          </table:table-cell>
          <table:table-cell office:value-type="float" office:value="0.06" calcext:value-type="float">
            <text:p>0.06</text:p>
          </table:table-cell>
          <table:table-cell office:value-type="float" office:value="116300" calcext:value-type="float">
            <text:p>116300</text:p>
          </table:table-cell>
          <table:table-cell office:value-type="float" office:value="6706086" calcext:value-type="float">
            <text:p>670608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584" calcext:value-type="float">
            <text:p>8584</text:p>
          </table:table-cell>
          <table:table-cell office:value-type="float" office:value="6706086" calcext:value-type="float">
            <text:p>6706086</text:p>
          </table:table-cell>
          <table:table-cell table:formula="of:=[.E293]-[.I2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20000-2-s528806317c5356067.ukp</text:p>
          </table:table-cell>
          <table:table-cell office:value-type="float" office:value="0.0280828" calcext:value-type="float">
            <text:p>0.0280828</text:p>
          </table:table-cell>
          <table:table-cell office:value-type="float" office:value="0.07" calcext:value-type="float">
            <text:p>0.07</text:p>
          </table:table-cell>
          <table:table-cell office:value-type="float" office:value="94324" calcext:value-type="float">
            <text:p>94324</text:p>
          </table:table-cell>
          <table:table-cell office:value-type="float" office:value="5356067" calcext:value-type="float">
            <text:p>5356067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836" calcext:value-type="float">
            <text:p>7836</text:p>
          </table:table-cell>
          <table:table-cell office:value-type="float" office:value="5356067" calcext:value-type="float">
            <text:p>5356067</text:p>
          </table:table-cell>
          <table:table-cell table:formula="of:=[.E294]-[.I2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20000-7-s177710744c8106583.ukp</text:p>
          </table:table-cell>
          <table:table-cell office:value-type="float" office:value="0.0332052" calcext:value-type="float">
            <text:p>0.0332052</text:p>
          </table:table-cell>
          <table:table-cell office:value-type="float" office:value="0.08" calcext:value-type="float">
            <text:p>0.08</text:p>
          </table:table-cell>
          <table:table-cell office:value-type="float" office:value="137212" calcext:value-type="float">
            <text:p>137212</text:p>
          </table:table-cell>
          <table:table-cell office:value-type="float" office:value="8106583" calcext:value-type="float">
            <text:p>810658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724" calcext:value-type="float">
            <text:p>7724</text:p>
          </table:table-cell>
          <table:table-cell office:value-type="float" office:value="8106583" calcext:value-type="float">
            <text:p>8106583</text:p>
          </table:table-cell>
          <table:table-cell table:formula="of:=[.E295]-[.I2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10000-1-s843367405c9977503.ukp</text:p>
          </table:table-cell>
          <table:table-cell office:value-type="float" office:value="0.0277202" calcext:value-type="float">
            <text:p>0.0277202</text:p>
          </table:table-cell>
          <table:table-cell office:value-type="float" office:value="0.05" calcext:value-type="float">
            <text:p>0.05</text:p>
          </table:table-cell>
          <table:table-cell office:value-type="float" office:value="175072" calcext:value-type="float">
            <text:p>175072</text:p>
          </table:table-cell>
          <table:table-cell office:value-type="float" office:value="9977503" calcext:value-type="float">
            <text:p>997750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7668" calcext:value-type="float">
            <text:p>7668</text:p>
          </table:table-cell>
          <table:table-cell office:value-type="float" office:value="9977503" calcext:value-type="float">
            <text:p>9977503</text:p>
          </table:table-cell>
          <table:table-cell table:formula="of:=[.E296]-[.I2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20000-5-s110877071c9599783.ukp</text:p>
          </table:table-cell>
          <table:table-cell office:value-type="float" office:value="0.0272649" calcext:value-type="float">
            <text:p>0.0272649</text:p>
          </table:table-cell>
          <table:table-cell office:value-type="float" office:value="0.07" calcext:value-type="float">
            <text:p>0.07</text:p>
          </table:table-cell>
          <table:table-cell office:value-type="float" office:value="169044" calcext:value-type="float">
            <text:p>169044</text:p>
          </table:table-cell>
          <table:table-cell office:value-type="float" office:value="9599783" calcext:value-type="float">
            <text:p>959978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944" calcext:value-type="float">
            <text:p>7944</text:p>
          </table:table-cell>
          <table:table-cell office:value-type="float" office:value="9599783" calcext:value-type="float">
            <text:p>9599783</text:p>
          </table:table-cell>
          <table:table-cell table:formula="of:=[.E297]-[.I2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20000-6-s227708629c8115981.ukp</text:p>
          </table:table-cell>
          <table:table-cell office:value-type="float" office:value="0.0245665" calcext:value-type="float">
            <text:p>0.0245665</text:p>
          </table:table-cell>
          <table:table-cell office:value-type="float" office:value="0.07" calcext:value-type="float">
            <text:p>0.07</text:p>
          </table:table-cell>
          <table:table-cell office:value-type="float" office:value="146012" calcext:value-type="float">
            <text:p>146012</text:p>
          </table:table-cell>
          <table:table-cell office:value-type="float" office:value="8115981" calcext:value-type="float">
            <text:p>8115981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648" calcext:value-type="float">
            <text:p>7648</text:p>
          </table:table-cell>
          <table:table-cell office:value-type="float" office:value="8115981" calcext:value-type="float">
            <text:p>8115981</text:p>
          </table:table-cell>
          <table:table-cell table:formula="of:=[.E298]-[.I2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20000-7-s177710744c8602115.ukp</text:p>
          </table:table-cell>
          <table:table-cell office:value-type="float" office:value="0.0255224" calcext:value-type="float">
            <text:p>0.0255224</text:p>
          </table:table-cell>
          <table:table-cell office:value-type="float" office:value="0.07" calcext:value-type="float">
            <text:p>0.07</text:p>
          </table:table-cell>
          <table:table-cell office:value-type="float" office:value="153584" calcext:value-type="float">
            <text:p>153584</text:p>
          </table:table-cell>
          <table:table-cell office:value-type="float" office:value="8602115" calcext:value-type="float">
            <text:p>8602115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9116" calcext:value-type="float">
            <text:p>9116</text:p>
          </table:table-cell>
          <table:table-cell office:value-type="float" office:value="8602115" calcext:value-type="float">
            <text:p>8602115</text:p>
          </table:table-cell>
          <table:table-cell table:formula="of:=[.E299]-[.I2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20000-8-s991580855c8064086.ukp</text:p>
          </table:table-cell>
          <table:table-cell office:value-type="float" office:value="0.0266761" calcext:value-type="float">
            <text:p>0.0266761</text:p>
          </table:table-cell>
          <table:table-cell office:value-type="float" office:value="0.07" calcext:value-type="float">
            <text:p>0.07</text:p>
          </table:table-cell>
          <table:table-cell office:value-type="float" office:value="145092" calcext:value-type="float">
            <text:p>145092</text:p>
          </table:table-cell>
          <table:table-cell office:value-type="float" office:value="8064086" calcext:value-type="float">
            <text:p>806408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160" calcext:value-type="float">
            <text:p>8160</text:p>
          </table:table-cell>
          <table:table-cell office:value-type="float" office:value="8064086" calcext:value-type="float">
            <text:p>8064086</text:p>
          </table:table-cell>
          <table:table-cell table:formula="of:=[.E300]-[.I3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20000-1-s843367405c9091579.ukp</text:p>
          </table:table-cell>
          <table:table-cell office:value-type="float" office:value="0.0232337" calcext:value-type="float">
            <text:p>0.0232337</text:p>
          </table:table-cell>
          <table:table-cell office:value-type="float" office:value="0.07" calcext:value-type="float">
            <text:p>0.07</text:p>
          </table:table-cell>
          <table:table-cell office:value-type="float" office:value="153468" calcext:value-type="float">
            <text:p>153468</text:p>
          </table:table-cell>
          <table:table-cell office:value-type="float" office:value="9091579" calcext:value-type="float">
            <text:p>909157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508" calcext:value-type="float">
            <text:p>8508</text:p>
          </table:table-cell>
          <table:table-cell office:value-type="float" office:value="9091579" calcext:value-type="float">
            <text:p>9091579</text:p>
          </table:table-cell>
          <table:table-cell table:formula="of:=[.E301]-[.I3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20000-4-s721215008c8466040.ukp</text:p>
          </table:table-cell>
          <table:table-cell office:value-type="float" office:value="0.02258" calcext:value-type="float">
            <text:p>0.02258</text:p>
          </table:table-cell>
          <table:table-cell office:value-type="float" office:value="0.08" calcext:value-type="float">
            <text:p>0.08</text:p>
          </table:table-cell>
          <table:table-cell office:value-type="float" office:value="143516" calcext:value-type="float">
            <text:p>143516</text:p>
          </table:table-cell>
          <table:table-cell office:value-type="float" office:value="8466040" calcext:value-type="float">
            <text:p>846604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036" calcext:value-type="float">
            <text:p>8036</text:p>
          </table:table-cell>
          <table:table-cell office:value-type="float" office:value="8466040" calcext:value-type="float">
            <text:p>8466040</text:p>
          </table:table-cell>
          <table:table-cell table:formula="of:=[.E302]-[.I3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20000-8-s991580855c6794358.ukp</text:p>
          </table:table-cell>
          <table:table-cell office:value-type="float" office:value="0.018922" calcext:value-type="float">
            <text:p>0.018922</text:p>
          </table:table-cell>
          <table:table-cell office:value-type="float" office:value="0.07" calcext:value-type="float">
            <text:p>0.07</text:p>
          </table:table-cell>
          <table:table-cell office:value-type="float" office:value="117504" calcext:value-type="float">
            <text:p>117504</text:p>
          </table:table-cell>
          <table:table-cell office:value-type="float" office:value="6794358" calcext:value-type="float">
            <text:p>6794358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988" calcext:value-type="float">
            <text:p>8988</text:p>
          </table:table-cell>
          <table:table-cell office:value-type="float" office:value="6794358" calcext:value-type="float">
            <text:p>6794358</text:p>
          </table:table-cell>
          <table:table-cell table:formula="of:=[.E303]-[.I3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20000-9-s126456688c5750768.ukp</text:p>
          </table:table-cell>
          <table:table-cell office:value-type="float" office:value="0.0165485" calcext:value-type="float">
            <text:p>0.0165485</text:p>
          </table:table-cell>
          <table:table-cell office:value-type="float" office:value="0.06" calcext:value-type="float">
            <text:p>0.06</text:p>
          </table:table-cell>
          <table:table-cell office:value-type="float" office:value="101532" calcext:value-type="float">
            <text:p>101532</text:p>
          </table:table-cell>
          <table:table-cell office:value-type="float" office:value="5750768" calcext:value-type="float">
            <text:p>5750768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652" calcext:value-type="float">
            <text:p>7652</text:p>
          </table:table-cell>
          <table:table-cell office:value-type="float" office:value="5750768" calcext:value-type="float">
            <text:p>5750768</text:p>
          </table:table-cell>
          <table:table-cell table:formula="of:=[.E304]-[.I3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1000000n10000-2-s528806317c9869067.ukp</text:p>
          </table:table-cell>
          <table:table-cell office:value-type="float" office:value="0.0430868" calcext:value-type="float">
            <text:p>0.0430868</text:p>
          </table:table-cell>
          <table:table-cell office:value-type="float" office:value="0.08" calcext:value-type="float">
            <text:p>0.08</text:p>
          </table:table-cell>
          <table:table-cell office:value-type="float" office:value="171604" calcext:value-type="float">
            <text:p>171604</text:p>
          </table:table-cell>
          <table:table-cell office:value-type="float" office:value="9869067" calcext:value-type="float">
            <text:p>986906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9869067" calcext:value-type="float">
            <text:p>9869067</text:p>
          </table:table-cell>
          <table:table-cell table:formula="of:=[.E305]-[.I30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500000n10000-4-s721215008c7695402.ukp</text:p>
          </table:table-cell>
          <table:table-cell office:value-type="float" office:value="0.0416675" calcext:value-type="float">
            <text:p>0.0416675</text:p>
          </table:table-cell>
          <table:table-cell office:value-type="float" office:value="0.08" calcext:value-type="float">
            <text:p>0.08</text:p>
          </table:table-cell>
          <table:table-cell office:value-type="float" office:value="130156" calcext:value-type="float">
            <text:p>130156</text:p>
          </table:table-cell>
          <table:table-cell office:value-type="float" office:value="7695402" calcext:value-type="float">
            <text:p>769540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52" calcext:value-type="float">
            <text:p>6352</text:p>
          </table:table-cell>
          <table:table-cell office:value-type="float" office:value="7695402" calcext:value-type="float">
            <text:p>7695402</text:p>
          </table:table-cell>
          <table:table-cell table:formula="of:=[.E306]-[.I3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10000-0-s827183242c6088006.ukp</text:p>
          </table:table-cell>
          <table:table-cell office:value-type="float" office:value="0.0198801" calcext:value-type="float">
            <text:p>0.0198801</text:p>
          </table:table-cell>
          <table:table-cell office:value-type="float" office:value="0.05" calcext:value-type="float">
            <text:p>0.05</text:p>
          </table:table-cell>
          <table:table-cell office:value-type="float" office:value="114136" calcext:value-type="float">
            <text:p>114136</text:p>
          </table:table-cell>
          <table:table-cell office:value-type="float" office:value="6088006" calcext:value-type="float">
            <text:p>608800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528" calcext:value-type="float">
            <text:p>7528</text:p>
          </table:table-cell>
          <table:table-cell office:value-type="float" office:value="6088006" calcext:value-type="float">
            <text:p>6088006</text:p>
          </table:table-cell>
          <table:table-cell table:formula="of:=[.E307]-[.I3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10000-1-s843367405c5143215.ukp</text:p>
          </table:table-cell>
          <table:table-cell office:value-type="float" office:value="0.0190188" calcext:value-type="float">
            <text:p>0.0190188</text:p>
          </table:table-cell>
          <table:table-cell office:value-type="float" office:value="0.05" calcext:value-type="float">
            <text:p>0.05</text:p>
          </table:table-cell>
          <table:table-cell office:value-type="float" office:value="99396" calcext:value-type="float">
            <text:p>99396</text:p>
          </table:table-cell>
          <table:table-cell office:value-type="float" office:value="5143215" calcext:value-type="float">
            <text:p>514321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416" calcext:value-type="float">
            <text:p>8416</text:p>
          </table:table-cell>
          <table:table-cell office:value-type="float" office:value="5143215" calcext:value-type="float">
            <text:p>5143215</text:p>
          </table:table-cell>
          <table:table-cell table:formula="of:=[.E308]-[.I3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10000-3-s780179313c9414924.ukp</text:p>
          </table:table-cell>
          <table:table-cell office:value-type="float" office:value="0.0262522" calcext:value-type="float">
            <text:p>0.0262522</text:p>
          </table:table-cell>
          <table:table-cell office:value-type="float" office:value="0.05" calcext:value-type="float">
            <text:p>0.05</text:p>
          </table:table-cell>
          <table:table-cell office:value-type="float" office:value="166148" calcext:value-type="float">
            <text:p>166148</text:p>
          </table:table-cell>
          <table:table-cell office:value-type="float" office:value="9414924" calcext:value-type="float">
            <text:p>941492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340" calcext:value-type="float">
            <text:p>8340</text:p>
          </table:table-cell>
          <table:table-cell office:value-type="float" office:value="9414924" calcext:value-type="float">
            <text:p>9414924</text:p>
          </table:table-cell>
          <table:table-cell table:formula="of:=[.E309]-[.I3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10000-4-s721215008c5934995.ukp</text:p>
          </table:table-cell>
          <table:table-cell office:value-type="float" office:value="0.019481" calcext:value-type="float">
            <text:p>0.019481</text:p>
          </table:table-cell>
          <table:table-cell office:value-type="float" office:value="0.04" calcext:value-type="float">
            <text:p>0.04</text:p>
          </table:table-cell>
          <table:table-cell office:value-type="float" office:value="111656" calcext:value-type="float">
            <text:p>111656</text:p>
          </table:table-cell>
          <table:table-cell office:value-type="float" office:value="5934995" calcext:value-type="float">
            <text:p>593499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0" calcext:value-type="float">
            <text:p>6360</text:p>
          </table:table-cell>
          <table:table-cell office:value-type="float" office:value="5934995" calcext:value-type="float">
            <text:p>5934995</text:p>
          </table:table-cell>
          <table:table-cell table:formula="of:=[.E310]-[.I3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10000-6-s227708629c8354146.ukp</text:p>
          </table:table-cell>
          <table:table-cell office:value-type="float" office:value="0.0246233" calcext:value-type="float">
            <text:p>0.0246233</text:p>
          </table:table-cell>
          <table:table-cell office:value-type="float" office:value="0.05" calcext:value-type="float">
            <text:p>0.05</text:p>
          </table:table-cell>
          <table:table-cell office:value-type="float" office:value="149524" calcext:value-type="float">
            <text:p>149524</text:p>
          </table:table-cell>
          <table:table-cell office:value-type="float" office:value="8354146" calcext:value-type="float">
            <text:p>835414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80" calcext:value-type="float">
            <text:p>6380</text:p>
          </table:table-cell>
          <table:table-cell office:value-type="float" office:value="8354146" calcext:value-type="float">
            <text:p>8354146</text:p>
          </table:table-cell>
          <table:table-cell table:formula="of:=[.E311]-[.I3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10000-7-s177710744c9761690.ukp</text:p>
          </table:table-cell>
          <table:table-cell office:value-type="float" office:value="0.0273641" calcext:value-type="float">
            <text:p>0.0273641</text:p>
          </table:table-cell>
          <table:table-cell office:value-type="float" office:value="0.06" calcext:value-type="float">
            <text:p>0.06</text:p>
          </table:table-cell>
          <table:table-cell office:value-type="float" office:value="171480" calcext:value-type="float">
            <text:p>171480</text:p>
          </table:table-cell>
          <table:table-cell office:value-type="float" office:value="9761690" calcext:value-type="float">
            <text:p>976169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52" calcext:value-type="float">
            <text:p>6352</text:p>
          </table:table-cell>
          <table:table-cell office:value-type="float" office:value="9761690" calcext:value-type="float">
            <text:p>9761690</text:p>
          </table:table-cell>
          <table:table-cell table:formula="of:=[.E312]-[.I3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10000-8-s991580855c9910764.ukp</text:p>
          </table:table-cell>
          <table:table-cell office:value-type="float" office:value="0.0275352" calcext:value-type="float">
            <text:p>0.0275352</text:p>
          </table:table-cell>
          <table:table-cell office:value-type="float" office:value="0.05" calcext:value-type="float">
            <text:p>0.05</text:p>
          </table:table-cell>
          <table:table-cell office:value-type="float" office:value="173708" calcext:value-type="float">
            <text:p>173708</text:p>
          </table:table-cell>
          <table:table-cell office:value-type="float" office:value="9910764" calcext:value-type="float">
            <text:p>991076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68" calcext:value-type="float">
            <text:p>7968</text:p>
          </table:table-cell>
          <table:table-cell office:value-type="float" office:value="9910764" calcext:value-type="float">
            <text:p>9910764</text:p>
          </table:table-cell>
          <table:table-cell table:formula="of:=[.E313]-[.I3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10000-0-s827183242c8822301.ukp</text:p>
          </table:table-cell>
          <table:table-cell office:value-type="float" office:value="0.0223422" calcext:value-type="float">
            <text:p>0.0223422</text:p>
          </table:table-cell>
          <table:table-cell office:value-type="float" office:value="0.06" calcext:value-type="float">
            <text:p>0.06</text:p>
          </table:table-cell>
          <table:table-cell office:value-type="float" office:value="149028" calcext:value-type="float">
            <text:p>149028</text:p>
          </table:table-cell>
          <table:table-cell office:value-type="float" office:value="8822301" calcext:value-type="float">
            <text:p>882230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704" calcext:value-type="float">
            <text:p>7704</text:p>
          </table:table-cell>
          <table:table-cell office:value-type="float" office:value="8822301" calcext:value-type="float">
            <text:p>8822301</text:p>
          </table:table-cell>
          <table:table-cell table:formula="of:=[.E314]-[.I3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10000-2-s528806317c8591328.ukp</text:p>
          </table:table-cell>
          <table:table-cell office:value-type="float" office:value="0.0222537" calcext:value-type="float">
            <text:p>0.0222537</text:p>
          </table:table-cell>
          <table:table-cell office:value-type="float" office:value="0.05" calcext:value-type="float">
            <text:p>0.05</text:p>
          </table:table-cell>
          <table:table-cell office:value-type="float" office:value="145448" calcext:value-type="float">
            <text:p>145448</text:p>
          </table:table-cell>
          <table:table-cell office:value-type="float" office:value="8591328" calcext:value-type="float">
            <text:p>859132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0" calcext:value-type="float">
            <text:p>6360</text:p>
          </table:table-cell>
          <table:table-cell office:value-type="float" office:value="8591328" calcext:value-type="float">
            <text:p>8591328</text:p>
          </table:table-cell>
          <table:table-cell table:formula="of:=[.E315]-[.I3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10000-3-s780179313c6302070.ukp</text:p>
          </table:table-cell>
          <table:table-cell office:value-type="float" office:value="0.0178406" calcext:value-type="float">
            <text:p>0.0178406</text:p>
          </table:table-cell>
          <table:table-cell office:value-type="float" office:value="0.04" calcext:value-type="float">
            <text:p>0.04</text:p>
          </table:table-cell>
          <table:table-cell office:value-type="float" office:value="109488" calcext:value-type="float">
            <text:p>109488</text:p>
          </table:table-cell>
          <table:table-cell office:value-type="float" office:value="6302070" calcext:value-type="float">
            <text:p>630207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48" calcext:value-type="float">
            <text:p>6348</text:p>
          </table:table-cell>
          <table:table-cell office:value-type="float" office:value="6302070" calcext:value-type="float">
            <text:p>6302070</text:p>
          </table:table-cell>
          <table:table-cell table:formula="of:=[.E316]-[.I3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10000-4-s721215008c7850767.ukp</text:p>
          </table:table-cell>
          <table:table-cell office:value-type="float" office:value="0.0204005" calcext:value-type="float">
            <text:p>0.0204005</text:p>
          </table:table-cell>
          <table:table-cell office:value-type="float" office:value="0.04" calcext:value-type="float">
            <text:p>0.04</text:p>
          </table:table-cell>
          <table:table-cell office:value-type="float" office:value="133792" calcext:value-type="float">
            <text:p>133792</text:p>
          </table:table-cell>
          <table:table-cell office:value-type="float" office:value="7850767" calcext:value-type="float">
            <text:p>785076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140" calcext:value-type="float">
            <text:p>8140</text:p>
          </table:table-cell>
          <table:table-cell office:value-type="float" office:value="7850767" calcext:value-type="float">
            <text:p>7850767</text:p>
          </table:table-cell>
          <table:table-cell table:formula="of:=[.E317]-[.I3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10000-5-s110877071c9821245.ukp</text:p>
          </table:table-cell>
          <table:table-cell office:value-type="float" office:value="0.0242151" calcext:value-type="float">
            <text:p>0.0242151</text:p>
          </table:table-cell>
          <table:table-cell office:value-type="float" office:value="0.05" calcext:value-type="float">
            <text:p>0.05</text:p>
          </table:table-cell>
          <table:table-cell office:value-type="float" office:value="164600" calcext:value-type="float">
            <text:p>164600</text:p>
          </table:table-cell>
          <table:table-cell office:value-type="float" office:value="9821245" calcext:value-type="float">
            <text:p>982124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0" calcext:value-type="float">
            <text:p>6360</text:p>
          </table:table-cell>
          <table:table-cell office:value-type="float" office:value="9821245" calcext:value-type="float">
            <text:p>9821245</text:p>
          </table:table-cell>
          <table:table-cell table:formula="of:=[.E318]-[.I3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10000-6-s227708629c8699695.ukp</text:p>
          </table:table-cell>
          <table:table-cell office:value-type="float" office:value="0.0222279" calcext:value-type="float">
            <text:p>0.0222279</text:p>
          </table:table-cell>
          <table:table-cell office:value-type="float" office:value="0.05" calcext:value-type="float">
            <text:p>0.05</text:p>
          </table:table-cell>
          <table:table-cell office:value-type="float" office:value="147036" calcext:value-type="float">
            <text:p>147036</text:p>
          </table:table-cell>
          <table:table-cell office:value-type="float" office:value="8699695" calcext:value-type="float">
            <text:p>869969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340" calcext:value-type="float">
            <text:p>8340</text:p>
          </table:table-cell>
          <table:table-cell office:value-type="float" office:value="8699695" calcext:value-type="float">
            <text:p>8699695</text:p>
          </table:table-cell>
          <table:table-cell table:formula="of:=[.E319]-[.I3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10000-7-s177710744c8673946.ukp</text:p>
          </table:table-cell>
          <table:table-cell office:value-type="float" office:value="0.0223309" calcext:value-type="float">
            <text:p>0.0223309</text:p>
          </table:table-cell>
          <table:table-cell office:value-type="float" office:value="0.05" calcext:value-type="float">
            <text:p>0.05</text:p>
          </table:table-cell>
          <table:table-cell office:value-type="float" office:value="146648" calcext:value-type="float">
            <text:p>146648</text:p>
          </table:table-cell>
          <table:table-cell office:value-type="float" office:value="8673946" calcext:value-type="float">
            <text:p>867394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440" calcext:value-type="float">
            <text:p>7440</text:p>
          </table:table-cell>
          <table:table-cell office:value-type="float" office:value="8673946" calcext:value-type="float">
            <text:p>8673946</text:p>
          </table:table-cell>
          <table:table-cell table:formula="of:=[.E320]-[.I3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10000-0-s827183242c7523725.ukp</text:p>
          </table:table-cell>
          <table:table-cell office:value-type="float" office:value="0.0223889" calcext:value-type="float">
            <text:p>0.0223889</text:p>
          </table:table-cell>
          <table:table-cell office:value-type="float" office:value="0.05" calcext:value-type="float">
            <text:p>0.05</text:p>
          </table:table-cell>
          <table:table-cell office:value-type="float" office:value="136736" calcext:value-type="float">
            <text:p>136736</text:p>
          </table:table-cell>
          <table:table-cell office:value-type="float" office:value="7523725" calcext:value-type="float">
            <text:p>752372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52" calcext:value-type="float">
            <text:p>7952</text:p>
          </table:table-cell>
          <table:table-cell office:value-type="float" office:value="7523725" calcext:value-type="float">
            <text:p>7523725</text:p>
          </table:table-cell>
          <table:table-cell table:formula="of:=[.E321]-[.I3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10000-1-s843367405c9532908.ukp</text:p>
          </table:table-cell>
          <table:table-cell office:value-type="float" office:value="0.0257957" calcext:value-type="float">
            <text:p>0.0257957</text:p>
          </table:table-cell>
          <table:table-cell office:value-type="float" office:value="0.05" calcext:value-type="float">
            <text:p>0.05</text:p>
          </table:table-cell>
          <table:table-cell office:value-type="float" office:value="167976" calcext:value-type="float">
            <text:p>167976</text:p>
          </table:table-cell>
          <table:table-cell office:value-type="float" office:value="9532908" calcext:value-type="float">
            <text:p>953290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424" calcext:value-type="float">
            <text:p>8424</text:p>
          </table:table-cell>
          <table:table-cell office:value-type="float" office:value="9532908" calcext:value-type="float">
            <text:p>9532908</text:p>
          </table:table-cell>
          <table:table-cell table:formula="of:=[.E322]-[.I3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10000-2-s528806317c7919747.ukp</text:p>
          </table:table-cell>
          <table:table-cell office:value-type="float" office:value="0.0263876" calcext:value-type="float">
            <text:p>0.0263876</text:p>
          </table:table-cell>
          <table:table-cell office:value-type="float" office:value="0.05" calcext:value-type="float">
            <text:p>0.05</text:p>
          </table:table-cell>
          <table:table-cell office:value-type="float" office:value="142828" calcext:value-type="float">
            <text:p>142828</text:p>
          </table:table-cell>
          <table:table-cell office:value-type="float" office:value="7919747" calcext:value-type="float">
            <text:p>791974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8" calcext:value-type="float">
            <text:p>6328</text:p>
          </table:table-cell>
          <table:table-cell office:value-type="float" office:value="7919747" calcext:value-type="float">
            <text:p>7919747</text:p>
          </table:table-cell>
          <table:table-cell table:formula="of:=[.E323]-[.I3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10000-3-s780179313c9798340.ukp</text:p>
          </table:table-cell>
          <table:table-cell office:value-type="float" office:value="0.0269187" calcext:value-type="float">
            <text:p>0.0269187</text:p>
          </table:table-cell>
          <table:table-cell office:value-type="float" office:value="0.06" calcext:value-type="float">
            <text:p>0.06</text:p>
          </table:table-cell>
          <table:table-cell office:value-type="float" office:value="172188" calcext:value-type="float">
            <text:p>172188</text:p>
          </table:table-cell>
          <table:table-cell office:value-type="float" office:value="9798340" calcext:value-type="float">
            <text:p>979834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04" calcext:value-type="float">
            <text:p>6304</text:p>
          </table:table-cell>
          <table:table-cell office:value-type="float" office:value="9798340" calcext:value-type="float">
            <text:p>9798340</text:p>
          </table:table-cell>
          <table:table-cell table:formula="of:=[.E324]-[.I3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10000-4-s721215008c7652591.ukp</text:p>
          </table:table-cell>
          <table:table-cell office:value-type="float" office:value="0.0228674" calcext:value-type="float">
            <text:p>0.0228674</text:p>
          </table:table-cell>
          <table:table-cell office:value-type="float" office:value="0.05" calcext:value-type="float">
            <text:p>0.05</text:p>
          </table:table-cell>
          <table:table-cell office:value-type="float" office:value="138788" calcext:value-type="float">
            <text:p>138788</text:p>
          </table:table-cell>
          <table:table-cell office:value-type="float" office:value="7652591" calcext:value-type="float">
            <text:p>765259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132" calcext:value-type="float">
            <text:p>8132</text:p>
          </table:table-cell>
          <table:table-cell office:value-type="float" office:value="7652591" calcext:value-type="float">
            <text:p>7652591</text:p>
          </table:table-cell>
          <table:table-cell table:formula="of:=[.E325]-[.I3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10000-5-s110877071c8668525.ukp</text:p>
          </table:table-cell>
          <table:table-cell office:value-type="float" office:value="0.0243272" calcext:value-type="float">
            <text:p>0.0243272</text:p>
          </table:table-cell>
          <table:table-cell office:value-type="float" office:value="0.05" calcext:value-type="float">
            <text:p>0.05</text:p>
          </table:table-cell>
          <table:table-cell office:value-type="float" office:value="154520" calcext:value-type="float">
            <text:p>154520</text:p>
          </table:table-cell>
          <table:table-cell office:value-type="float" office:value="8668525" calcext:value-type="float">
            <text:p>866852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4" calcext:value-type="float">
            <text:p>6364</text:p>
          </table:table-cell>
          <table:table-cell office:value-type="float" office:value="8668525" calcext:value-type="float">
            <text:p>8668525</text:p>
          </table:table-cell>
          <table:table-cell table:formula="of:=[.E326]-[.I3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10000-6-s227708629c6668094.ukp</text:p>
          </table:table-cell>
          <table:table-cell office:value-type="float" office:value="0.0210403" calcext:value-type="float">
            <text:p>0.0210403</text:p>
          </table:table-cell>
          <table:table-cell office:value-type="float" office:value="0.04" calcext:value-type="float">
            <text:p>0.04</text:p>
          </table:table-cell>
          <table:table-cell office:value-type="float" office:value="123124" calcext:value-type="float">
            <text:p>123124</text:p>
          </table:table-cell>
          <table:table-cell office:value-type="float" office:value="6668094" calcext:value-type="float">
            <text:p>666809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296" calcext:value-type="float">
            <text:p>7296</text:p>
          </table:table-cell>
          <table:table-cell office:value-type="float" office:value="6668094" calcext:value-type="float">
            <text:p>6668094</text:p>
          </table:table-cell>
          <table:table-cell table:formula="of:=[.E327]-[.I3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10000-7-s177710744c6436205.ukp</text:p>
          </table:table-cell>
          <table:table-cell office:value-type="float" office:value="0.0209638" calcext:value-type="float">
            <text:p>0.0209638</text:p>
          </table:table-cell>
          <table:table-cell office:value-type="float" office:value="0.04" calcext:value-type="float">
            <text:p>0.04</text:p>
          </table:table-cell>
          <table:table-cell office:value-type="float" office:value="119508" calcext:value-type="float">
            <text:p>119508</text:p>
          </table:table-cell>
          <table:table-cell office:value-type="float" office:value="6436205" calcext:value-type="float">
            <text:p>643620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616" calcext:value-type="float">
            <text:p>7616</text:p>
          </table:table-cell>
          <table:table-cell office:value-type="float" office:value="6436205" calcext:value-type="float">
            <text:p>6436205</text:p>
          </table:table-cell>
          <table:table-cell table:formula="of:=[.E328]-[.I3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10000-8-s991580855c7280148.ukp</text:p>
          </table:table-cell>
          <table:table-cell office:value-type="float" office:value="0.0224957" calcext:value-type="float">
            <text:p>0.0224957</text:p>
          </table:table-cell>
          <table:table-cell office:value-type="float" office:value="0.05" calcext:value-type="float">
            <text:p>0.05</text:p>
          </table:table-cell>
          <table:table-cell office:value-type="float" office:value="132912" calcext:value-type="float">
            <text:p>132912</text:p>
          </table:table-cell>
          <table:table-cell office:value-type="float" office:value="7280148" calcext:value-type="float">
            <text:p>728014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 office:value-type="float" office:value="7280148" calcext:value-type="float">
            <text:p>7280148</text:p>
          </table:table-cell>
          <table:table-cell table:formula="of:=[.E329]-[.I3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10000-9-s126456688c9059572.ukp</text:p>
          </table:table-cell>
          <table:table-cell office:value-type="float" office:value="0.0257186" calcext:value-type="float">
            <text:p>0.0257186</text:p>
          </table:table-cell>
          <table:table-cell office:value-type="float" office:value="0.05" calcext:value-type="float">
            <text:p>0.05</text:p>
          </table:table-cell>
          <table:table-cell office:value-type="float" office:value="160648" calcext:value-type="float">
            <text:p>160648</text:p>
          </table:table-cell>
          <table:table-cell office:value-type="float" office:value="9059572" calcext:value-type="float">
            <text:p>905957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100" calcext:value-type="float">
            <text:p>8100</text:p>
          </table:table-cell>
          <table:table-cell office:value-type="float" office:value="9059572" calcext:value-type="float">
            <text:p>9059572</text:p>
          </table:table-cell>
          <table:table-cell table:formula="of:=[.E330]-[.I3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20000-0-s827183242c7601647.ukp</text:p>
          </table:table-cell>
          <table:table-cell office:value-type="float" office:value="0.0244006" calcext:value-type="float">
            <text:p>0.0244006</text:p>
          </table:table-cell>
          <table:table-cell office:value-type="float" office:value="0.07" calcext:value-type="float">
            <text:p>0.07</text:p>
          </table:table-cell>
          <table:table-cell office:value-type="float" office:value="138140" calcext:value-type="float">
            <text:p>138140</text:p>
          </table:table-cell>
          <table:table-cell office:value-type="float" office:value="7601647" calcext:value-type="float">
            <text:p>760164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1" calcext:value-type="float">
            <text:p>0.01</text:p>
          </table:table-cell>
          <table:table-cell office:value-type="float" office:value="9248" calcext:value-type="float">
            <text:p>9248</text:p>
          </table:table-cell>
          <table:table-cell office:value-type="float" office:value="7601647" calcext:value-type="float">
            <text:p>7601647</text:p>
          </table:table-cell>
          <table:table-cell table:formula="of:=[.E331]-[.I3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20000-6-s227708629c9226178.ukp</text:p>
          </table:table-cell>
          <table:table-cell office:value-type="float" office:value="0.0272455" calcext:value-type="float">
            <text:p>0.0272455</text:p>
          </table:table-cell>
          <table:table-cell office:value-type="float" office:value="0.08" calcext:value-type="float">
            <text:p>0.08</text:p>
          </table:table-cell>
          <table:table-cell office:value-type="float" office:value="163648" calcext:value-type="float">
            <text:p>163648</text:p>
          </table:table-cell>
          <table:table-cell office:value-type="float" office:value="9226178" calcext:value-type="float">
            <text:p>922617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1" calcext:value-type="float">
            <text:p>0.01</text:p>
          </table:table-cell>
          <table:table-cell office:value-type="float" office:value="8788" calcext:value-type="float">
            <text:p>8788</text:p>
          </table:table-cell>
          <table:table-cell office:value-type="float" office:value="9226178" calcext:value-type="float">
            <text:p>9226178</text:p>
          </table:table-cell>
          <table:table-cell table:formula="of:=[.E332]-[.I3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10000-0-s827183242c7053974.ukp</text:p>
          </table:table-cell>
          <table:table-cell office:value-type="float" office:value="0.0179415" calcext:value-type="float">
            <text:p>0.0179415</text:p>
          </table:table-cell>
          <table:table-cell office:value-type="float" office:value="0.04" calcext:value-type="float">
            <text:p>0.04</text:p>
          </table:table-cell>
          <table:table-cell office:value-type="float" office:value="121508" calcext:value-type="float">
            <text:p>121508</text:p>
          </table:table-cell>
          <table:table-cell office:value-type="float" office:value="7053974" calcext:value-type="float">
            <text:p>705397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428" calcext:value-type="float">
            <text:p>6428</text:p>
          </table:table-cell>
          <table:table-cell office:value-type="float" office:value="7053974" calcext:value-type="float">
            <text:p>7053974</text:p>
          </table:table-cell>
          <table:table-cell table:formula="of:=[.E333]-[.I3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10000-1-s843367405c7086967.ukp</text:p>
          </table:table-cell>
          <table:table-cell office:value-type="float" office:value="0.0181875" calcext:value-type="float">
            <text:p>0.0181875</text:p>
          </table:table-cell>
          <table:table-cell office:value-type="float" office:value="0.04" calcext:value-type="float">
            <text:p>0.04</text:p>
          </table:table-cell>
          <table:table-cell office:value-type="float" office:value="122112" calcext:value-type="float">
            <text:p>122112</text:p>
          </table:table-cell>
          <table:table-cell office:value-type="float" office:value="7086967" calcext:value-type="float">
            <text:p>708696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196" calcext:value-type="float">
            <text:p>8196</text:p>
          </table:table-cell>
          <table:table-cell office:value-type="float" office:value="7086967" calcext:value-type="float">
            <text:p>7086967</text:p>
          </table:table-cell>
          <table:table-cell table:formula="of:=[.E334]-[.I3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10000-3-s780179313c6374688.ukp</text:p>
          </table:table-cell>
          <table:table-cell office:value-type="float" office:value="0.0173305" calcext:value-type="float">
            <text:p>0.0173305</text:p>
          </table:table-cell>
          <table:table-cell office:value-type="float" office:value="0.04" calcext:value-type="float">
            <text:p>0.04</text:p>
          </table:table-cell>
          <table:table-cell office:value-type="float" office:value="110996" calcext:value-type="float">
            <text:p>110996</text:p>
          </table:table-cell>
          <table:table-cell office:value-type="float" office:value="6374688" calcext:value-type="float">
            <text:p>637468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280" calcext:value-type="float">
            <text:p>6280</text:p>
          </table:table-cell>
          <table:table-cell office:value-type="float" office:value="6374688" calcext:value-type="float">
            <text:p>6374688</text:p>
          </table:table-cell>
          <table:table-cell table:formula="of:=[.E335]-[.I3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10000-4-s721215008c8581351.ukp</text:p>
          </table:table-cell>
          <table:table-cell office:value-type="float" office:value="0.0218329" calcext:value-type="float">
            <text:p>0.0218329</text:p>
          </table:table-cell>
          <table:table-cell office:value-type="float" office:value="0.04" calcext:value-type="float">
            <text:p>0.04</text:p>
          </table:table-cell>
          <table:table-cell office:value-type="float" office:value="145352" calcext:value-type="float">
            <text:p>145352</text:p>
          </table:table-cell>
          <table:table-cell office:value-type="float" office:value="8581351" calcext:value-type="float">
            <text:p>858135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40" calcext:value-type="float">
            <text:p>6340</text:p>
          </table:table-cell>
          <table:table-cell office:value-type="float" office:value="8581351" calcext:value-type="float">
            <text:p>8581351</text:p>
          </table:table-cell>
          <table:table-cell table:formula="of:=[.E336]-[.I3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10000-5-s110877071c8239505.ukp</text:p>
          </table:table-cell>
          <table:table-cell office:value-type="float" office:value="0.0203214" calcext:value-type="float">
            <text:p>0.0203214</text:p>
          </table:table-cell>
          <table:table-cell office:value-type="float" office:value="0.04" calcext:value-type="float">
            <text:p>0.04</text:p>
          </table:table-cell>
          <table:table-cell office:value-type="float" office:value="140084" calcext:value-type="float">
            <text:p>140084</text:p>
          </table:table-cell>
          <table:table-cell office:value-type="float" office:value="8239505" calcext:value-type="float">
            <text:p>823950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056" calcext:value-type="float">
            <text:p>8056</text:p>
          </table:table-cell>
          <table:table-cell office:value-type="float" office:value="8239505" calcext:value-type="float">
            <text:p>8239505</text:p>
          </table:table-cell>
          <table:table-cell table:formula="of:=[.E337]-[.I3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10000-6-s227708629c9521889.ukp</text:p>
          </table:table-cell>
          <table:table-cell office:value-type="float" office:value="0.0225668" calcext:value-type="float">
            <text:p>0.0225668</text:p>
          </table:table-cell>
          <table:table-cell office:value-type="float" office:value="0.05" calcext:value-type="float">
            <text:p>0.05</text:p>
          </table:table-cell>
          <table:table-cell office:value-type="float" office:value="160160" calcext:value-type="float">
            <text:p>160160</text:p>
          </table:table-cell>
          <table:table-cell office:value-type="float" office:value="9521889" calcext:value-type="float">
            <text:p>952188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0" calcext:value-type="float">
            <text:p>6360</text:p>
          </table:table-cell>
          <table:table-cell office:value-type="float" office:value="9521889" calcext:value-type="float">
            <text:p>9521889</text:p>
          </table:table-cell>
          <table:table-cell table:formula="of:=[.E338]-[.I3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10000-7-s177710744c5484900.ukp</text:p>
          </table:table-cell>
          <table:table-cell office:value-type="float" office:value="0.0148632" calcext:value-type="float">
            <text:p>0.0148632</text:p>
          </table:table-cell>
          <table:table-cell office:value-type="float" office:value="0.04" calcext:value-type="float">
            <text:p>0.04</text:p>
          </table:table-cell>
          <table:table-cell office:value-type="float" office:value="97132" calcext:value-type="float">
            <text:p>97132</text:p>
          </table:table-cell>
          <table:table-cell office:value-type="float" office:value="5484900" calcext:value-type="float">
            <text:p>548490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76" calcext:value-type="float">
            <text:p>6376</text:p>
          </table:table-cell>
          <table:table-cell office:value-type="float" office:value="5484900" calcext:value-type="float">
            <text:p>5484900</text:p>
          </table:table-cell>
          <table:table-cell table:formula="of:=[.E339]-[.I3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10000-8-s991580855c9017093.ukp</text:p>
          </table:table-cell>
          <table:table-cell office:value-type="float" office:value="0.0215837" calcext:value-type="float">
            <text:p>0.0215837</text:p>
          </table:table-cell>
          <table:table-cell office:value-type="float" office:value="0.04" calcext:value-type="float">
            <text:p>0.04</text:p>
          </table:table-cell>
          <table:table-cell office:value-type="float" office:value="152292" calcext:value-type="float">
            <text:p>152292</text:p>
          </table:table-cell>
          <table:table-cell office:value-type="float" office:value="9017093" calcext:value-type="float">
            <text:p>901709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372" calcext:value-type="float">
            <text:p>7372</text:p>
          </table:table-cell>
          <table:table-cell office:value-type="float" office:value="9017093" calcext:value-type="float">
            <text:p>9017093</text:p>
          </table:table-cell>
          <table:table-cell table:formula="of:=[.E340]-[.I3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10000-9-s126456688c8432099.ukp</text:p>
          </table:table-cell>
          <table:table-cell office:value-type="float" office:value="0.0207744" calcext:value-type="float">
            <text:p>0.0207744</text:p>
          </table:table-cell>
          <table:table-cell office:value-type="float" office:value="0.04" calcext:value-type="float">
            <text:p>0.04</text:p>
          </table:table-cell>
          <table:table-cell office:value-type="float" office:value="143164" calcext:value-type="float">
            <text:p>143164</text:p>
          </table:table-cell>
          <table:table-cell office:value-type="float" office:value="8432099" calcext:value-type="float">
            <text:p>843209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828" calcext:value-type="float">
            <text:p>7828</text:p>
          </table:table-cell>
          <table:table-cell office:value-type="float" office:value="8432099" calcext:value-type="float">
            <text:p>8432099</text:p>
          </table:table-cell>
          <table:table-cell table:formula="of:=[.E341]-[.I3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20000-2-s528806317c6362627.ukp</text:p>
          </table:table-cell>
          <table:table-cell office:value-type="float" office:value="0.0177033" calcext:value-type="float">
            <text:p>0.0177033</text:p>
          </table:table-cell>
          <table:table-cell office:value-type="float" office:value="0.06" calcext:value-type="float">
            <text:p>0.06</text:p>
          </table:table-cell>
          <table:table-cell office:value-type="float" office:value="110996" calcext:value-type="float">
            <text:p>110996</text:p>
          </table:table-cell>
          <table:table-cell office:value-type="float" office:value="6362627" calcext:value-type="float">
            <text:p>636262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1" calcext:value-type="float">
            <text:p>0.01</text:p>
          </table:table-cell>
          <table:table-cell office:value-type="float" office:value="9212" calcext:value-type="float">
            <text:p>9212</text:p>
          </table:table-cell>
          <table:table-cell office:value-type="float" office:value="6362627" calcext:value-type="float">
            <text:p>6362627</text:p>
          </table:table-cell>
          <table:table-cell table:formula="of:=[.E342]-[.I3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10000-5-s110877071c8407768.ukp</text:p>
          </table:table-cell>
          <table:table-cell office:value-type="float" office:value="0.0305065" calcext:value-type="float">
            <text:p>0.0305065</text:p>
          </table:table-cell>
          <table:table-cell office:value-type="float" office:value="0.05" calcext:value-type="float">
            <text:p>0.05</text:p>
          </table:table-cell>
          <table:table-cell office:value-type="float" office:value="149712" calcext:value-type="float">
            <text:p>149712</text:p>
          </table:table-cell>
          <table:table-cell office:value-type="float" office:value="8407768" calcext:value-type="float">
            <text:p>840776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340" calcext:value-type="float">
            <text:p>8340</text:p>
          </table:table-cell>
          <table:table-cell office:value-type="float" office:value="8407768" calcext:value-type="float">
            <text:p>8407768</text:p>
          </table:table-cell>
          <table:table-cell table:formula="of:=[.E343]-[.I3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10000-2-s528806317c6703936.ukp</text:p>
          </table:table-cell>
          <table:table-cell office:value-type="float" office:value="0.0208497" calcext:value-type="float">
            <text:p>0.0208497</text:p>
          </table:table-cell>
          <table:table-cell office:value-type="float" office:value="0.05" calcext:value-type="float">
            <text:p>0.05</text:p>
          </table:table-cell>
          <table:table-cell office:value-type="float" office:value="123756" calcext:value-type="float">
            <text:p>123756</text:p>
          </table:table-cell>
          <table:table-cell office:value-type="float" office:value="6703936" calcext:value-type="float">
            <text:p>670393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276" calcext:value-type="float">
            <text:p>6276</text:p>
          </table:table-cell>
          <table:table-cell office:value-type="float" office:value="6703936" calcext:value-type="float">
            <text:p>6703936</text:p>
          </table:table-cell>
          <table:table-cell table:formula="of:=[.E344]-[.I3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10000-4-s721215008c9330585.ukp</text:p>
          </table:table-cell>
          <table:table-cell office:value-type="float" office:value="0.0263381" calcext:value-type="float">
            <text:p>0.0263381</text:p>
          </table:table-cell>
          <table:table-cell office:value-type="float" office:value="0.05" calcext:value-type="float">
            <text:p>0.05</text:p>
          </table:table-cell>
          <table:table-cell office:value-type="float" office:value="164740" calcext:value-type="float">
            <text:p>164740</text:p>
          </table:table-cell>
          <table:table-cell office:value-type="float" office:value="9330585" calcext:value-type="float">
            <text:p>933058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8" calcext:value-type="float">
            <text:p>6368</text:p>
          </table:table-cell>
          <table:table-cell office:value-type="float" office:value="9330585" calcext:value-type="float">
            <text:p>9330585</text:p>
          </table:table-cell>
          <table:table-cell table:formula="of:=[.E345]-[.I3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10000-6-s227708629c5186264.ukp</text:p>
          </table:table-cell>
          <table:table-cell office:value-type="float" office:value="0.0176706" calcext:value-type="float">
            <text:p>0.0176706</text:p>
          </table:table-cell>
          <table:table-cell office:value-type="float" office:value="0.04" calcext:value-type="float">
            <text:p>0.04</text:p>
          </table:table-cell>
          <table:table-cell office:value-type="float" office:value="100212" calcext:value-type="float">
            <text:p>100212</text:p>
          </table:table-cell>
          <table:table-cell office:value-type="float" office:value="5186264" calcext:value-type="float">
            <text:p>518626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016" calcext:value-type="float">
            <text:p>8016</text:p>
          </table:table-cell>
          <table:table-cell office:value-type="float" office:value="5186264" calcext:value-type="float">
            <text:p>5186264</text:p>
          </table:table-cell>
          <table:table-cell table:formula="of:=[.E346]-[.I3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10000-7-s177710744c9001705.ukp</text:p>
          </table:table-cell>
          <table:table-cell office:value-type="float" office:value="0.0251766" calcext:value-type="float">
            <text:p>0.0251766</text:p>
          </table:table-cell>
          <table:table-cell office:value-type="float" office:value="0.05" calcext:value-type="float">
            <text:p>0.05</text:p>
          </table:table-cell>
          <table:table-cell office:value-type="float" office:value="159596" calcext:value-type="float">
            <text:p>159596</text:p>
          </table:table-cell>
          <table:table-cell office:value-type="float" office:value="9001705" calcext:value-type="float">
            <text:p>900170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832" calcext:value-type="float">
            <text:p>7832</text:p>
          </table:table-cell>
          <table:table-cell office:value-type="float" office:value="9001705" calcext:value-type="float">
            <text:p>9001705</text:p>
          </table:table-cell>
          <table:table-cell table:formula="of:=[.E347]-[.I3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10000-8-s991580855c9304111.ukp</text:p>
          </table:table-cell>
          <table:table-cell office:value-type="float" office:value="0.0259204" calcext:value-type="float">
            <text:p>0.0259204</text:p>
          </table:table-cell>
          <table:table-cell office:value-type="float" office:value="0.05" calcext:value-type="float">
            <text:p>0.05</text:p>
          </table:table-cell>
          <table:table-cell office:value-type="float" office:value="164324" calcext:value-type="float">
            <text:p>164324</text:p>
          </table:table-cell>
          <table:table-cell office:value-type="float" office:value="9304111" calcext:value-type="float">
            <text:p>930411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36" calcext:value-type="float">
            <text:p>6336</text:p>
          </table:table-cell>
          <table:table-cell office:value-type="float" office:value="9304111" calcext:value-type="float">
            <text:p>9304111</text:p>
          </table:table-cell>
          <table:table-cell table:formula="of:=[.E348]-[.I3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10000-9-s126456688c5145104.ukp</text:p>
          </table:table-cell>
          <table:table-cell office:value-type="float" office:value="0.017998" calcext:value-type="float">
            <text:p>0.017998</text:p>
          </table:table-cell>
          <table:table-cell office:value-type="float" office:value="0.04" calcext:value-type="float">
            <text:p>0.04</text:p>
          </table:table-cell>
          <table:table-cell office:value-type="float" office:value="99308" calcext:value-type="float">
            <text:p>99308</text:p>
          </table:table-cell>
          <table:table-cell office:value-type="float" office:value="5145104" calcext:value-type="float">
            <text:p>514510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240" calcext:value-type="float">
            <text:p>8240</text:p>
          </table:table-cell>
          <table:table-cell office:value-type="float" office:value="5145104" calcext:value-type="float">
            <text:p>5145104</text:p>
          </table:table-cell>
          <table:table-cell table:formula="of:=[.E349]-[.I3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10000-0-s827183242c5167895.ukp</text:p>
          </table:table-cell>
          <table:table-cell office:value-type="float" office:value="0.0148439" calcext:value-type="float">
            <text:p>0.0148439</text:p>
          </table:table-cell>
          <table:table-cell office:value-type="float" office:value="0.05" calcext:value-type="float">
            <text:p>0.05</text:p>
          </table:table-cell>
          <table:table-cell office:value-type="float" office:value="91992" calcext:value-type="float">
            <text:p>91992</text:p>
          </table:table-cell>
          <table:table-cell office:value-type="float" office:value="5167895" calcext:value-type="float">
            <text:p>516789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736" calcext:value-type="float">
            <text:p>7736</text:p>
          </table:table-cell>
          <table:table-cell office:value-type="float" office:value="5167895" calcext:value-type="float">
            <text:p>5167895</text:p>
          </table:table-cell>
          <table:table-cell table:formula="of:=[.E350]-[.I3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10000-1-s843367405c8026498.ukp</text:p>
          </table:table-cell>
          <table:table-cell office:value-type="float" office:value="0.0231306" calcext:value-type="float">
            <text:p>0.0231306</text:p>
          </table:table-cell>
          <table:table-cell office:value-type="float" office:value="0.06" calcext:value-type="float">
            <text:p>0.06</text:p>
          </table:table-cell>
          <table:table-cell office:value-type="float" office:value="136788" calcext:value-type="float">
            <text:p>136788</text:p>
          </table:table-cell>
          <table:table-cell office:value-type="float" office:value="8026498" calcext:value-type="float">
            <text:p>802649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288" calcext:value-type="float">
            <text:p>8288</text:p>
          </table:table-cell>
          <table:table-cell office:value-type="float" office:value="8026498" calcext:value-type="float">
            <text:p>8026498</text:p>
          </table:table-cell>
          <table:table-cell table:formula="of:=[.E351]-[.I3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10000-2-s528806317c6049764.ukp</text:p>
          </table:table-cell>
          <table:table-cell office:value-type="float" office:value="0.0178629" calcext:value-type="float">
            <text:p>0.0178629</text:p>
          </table:table-cell>
          <table:table-cell office:value-type="float" office:value="0.04" calcext:value-type="float">
            <text:p>0.04</text:p>
          </table:table-cell>
          <table:table-cell office:value-type="float" office:value="105816" calcext:value-type="float">
            <text:p>105816</text:p>
          </table:table-cell>
          <table:table-cell office:value-type="float" office:value="6049764" calcext:value-type="float">
            <text:p>604976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48" calcext:value-type="float">
            <text:p>6348</text:p>
          </table:table-cell>
          <table:table-cell office:value-type="float" office:value="6049764" calcext:value-type="float">
            <text:p>6049764</text:p>
          </table:table-cell>
          <table:table-cell table:formula="of:=[.E352]-[.I3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10000-3-s780179313c8145215.ukp</text:p>
          </table:table-cell>
          <table:table-cell office:value-type="float" office:value="0.0207915" calcext:value-type="float">
            <text:p>0.0207915</text:p>
          </table:table-cell>
          <table:table-cell office:value-type="float" office:value="0.05" calcext:value-type="float">
            <text:p>0.05</text:p>
          </table:table-cell>
          <table:table-cell office:value-type="float" office:value="138372" calcext:value-type="float">
            <text:p>138372</text:p>
          </table:table-cell>
          <table:table-cell office:value-type="float" office:value="8145215" calcext:value-type="float">
            <text:p>814521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388" calcext:value-type="float">
            <text:p>8388</text:p>
          </table:table-cell>
          <table:table-cell office:value-type="float" office:value="8145215" calcext:value-type="float">
            <text:p>8145215</text:p>
          </table:table-cell>
          <table:table-cell table:formula="of:=[.E353]-[.I3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10000-4-s721215008c6521493.ukp</text:p>
          </table:table-cell>
          <table:table-cell office:value-type="float" office:value="0.0177735" calcext:value-type="float">
            <text:p>0.0177735</text:p>
          </table:table-cell>
          <table:table-cell office:value-type="float" office:value="0.05" calcext:value-type="float">
            <text:p>0.05</text:p>
          </table:table-cell>
          <table:table-cell office:value-type="float" office:value="113288" calcext:value-type="float">
            <text:p>113288</text:p>
          </table:table-cell>
          <table:table-cell office:value-type="float" office:value="6521493" calcext:value-type="float">
            <text:p>652149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8" calcext:value-type="float">
            <text:p>6328</text:p>
          </table:table-cell>
          <table:table-cell office:value-type="float" office:value="6521493" calcext:value-type="float">
            <text:p>6521493</text:p>
          </table:table-cell>
          <table:table-cell table:formula="of:=[.E354]-[.I3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10000-5-s110877071c9544190.ukp</text:p>
          </table:table-cell>
          <table:table-cell office:value-type="float" office:value="0.0235894" calcext:value-type="float">
            <text:p>0.0235894</text:p>
          </table:table-cell>
          <table:table-cell office:value-type="float" office:value="0.05" calcext:value-type="float">
            <text:p>0.05</text:p>
          </table:table-cell>
          <table:table-cell office:value-type="float" office:value="160524" calcext:value-type="float">
            <text:p>160524</text:p>
          </table:table-cell>
          <table:table-cell office:value-type="float" office:value="9544190" calcext:value-type="float">
            <text:p>954419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260" calcext:value-type="float">
            <text:p>8260</text:p>
          </table:table-cell>
          <table:table-cell office:value-type="float" office:value="9544190" calcext:value-type="float">
            <text:p>9544190</text:p>
          </table:table-cell>
          <table:table-cell table:formula="of:=[.E355]-[.I3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10000-6-s227708629c9399032.ukp</text:p>
          </table:table-cell>
          <table:table-cell office:value-type="float" office:value="0.0234744" calcext:value-type="float">
            <text:p>0.0234744</text:p>
          </table:table-cell>
          <table:table-cell office:value-type="float" office:value="0.06" calcext:value-type="float">
            <text:p>0.06</text:p>
          </table:table-cell>
          <table:table-cell office:value-type="float" office:value="158032" calcext:value-type="float">
            <text:p>158032</text:p>
          </table:table-cell>
          <table:table-cell office:value-type="float" office:value="9399032" calcext:value-type="float">
            <text:p>939903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692" calcext:value-type="float">
            <text:p>7692</text:p>
          </table:table-cell>
          <table:table-cell office:value-type="float" office:value="9399032" calcext:value-type="float">
            <text:p>9399032</text:p>
          </table:table-cell>
          <table:table-cell table:formula="of:=[.E356]-[.I3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10000-8-s991580855c7476595.ukp</text:p>
          </table:table-cell>
          <table:table-cell office:value-type="float" office:value="0.0198139" calcext:value-type="float">
            <text:p>0.0198139</text:p>
          </table:table-cell>
          <table:table-cell office:value-type="float" office:value="0.04" calcext:value-type="float">
            <text:p>0.04</text:p>
          </table:table-cell>
          <table:table-cell office:value-type="float" office:value="127988" calcext:value-type="float">
            <text:p>127988</text:p>
          </table:table-cell>
          <table:table-cell office:value-type="float" office:value="7476595" calcext:value-type="float">
            <text:p>747659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4" calcext:value-type="float">
            <text:p>6324</text:p>
          </table:table-cell>
          <table:table-cell office:value-type="float" office:value="7476595" calcext:value-type="float">
            <text:p>7476595</text:p>
          </table:table-cell>
          <table:table-cell table:formula="of:=[.E357]-[.I3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10000-9-s126456688c5967640.ukp</text:p>
          </table:table-cell>
          <table:table-cell office:value-type="float" office:value="0.0167247" calcext:value-type="float">
            <text:p>0.0167247</text:p>
          </table:table-cell>
          <table:table-cell office:value-type="float" office:value="0.04" calcext:value-type="float">
            <text:p>0.04</text:p>
          </table:table-cell>
          <table:table-cell office:value-type="float" office:value="104608" calcext:value-type="float">
            <text:p>104608</text:p>
          </table:table-cell>
          <table:table-cell office:value-type="float" office:value="5967640" calcext:value-type="float">
            <text:p>596764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08" calcext:value-type="float">
            <text:p>6308</text:p>
          </table:table-cell>
          <table:table-cell office:value-type="float" office:value="5967640" calcext:value-type="float">
            <text:p>5967640</text:p>
          </table:table-cell>
          <table:table-cell table:formula="of:=[.E358]-[.I3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10000-2-s528806317c6582099.ukp</text:p>
          </table:table-cell>
          <table:table-cell office:value-type="float" office:value="0.0168719" calcext:value-type="float">
            <text:p>0.0168719</text:p>
          </table:table-cell>
          <table:table-cell office:value-type="float" office:value="0.04" calcext:value-type="float">
            <text:p>0.04</text:p>
          </table:table-cell>
          <table:table-cell office:value-type="float" office:value="114280" calcext:value-type="float">
            <text:p>114280</text:p>
          </table:table-cell>
          <table:table-cell office:value-type="float" office:value="6582099" calcext:value-type="float">
            <text:p>6582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52" calcext:value-type="float">
            <text:p>7952</text:p>
          </table:table-cell>
          <table:table-cell office:value-type="float" office:value="6582099" calcext:value-type="float">
            <text:p>6582099</text:p>
          </table:table-cell>
          <table:table-cell table:formula="of:=[.E359]-[.I3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10000-5-s110877071c9613324.ukp</text:p>
          </table:table-cell>
          <table:table-cell office:value-type="float" office:value="0.0269921" calcext:value-type="float">
            <text:p>0.0269921</text:p>
          </table:table-cell>
          <table:table-cell office:value-type="float" office:value="0.05" calcext:value-type="float">
            <text:p>0.05</text:p>
          </table:table-cell>
          <table:table-cell office:value-type="float" office:value="169172" calcext:value-type="float">
            <text:p>169172</text:p>
          </table:table-cell>
          <table:table-cell office:value-type="float" office:value="9613324" calcext:value-type="float">
            <text:p>9613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24" calcext:value-type="float">
            <text:p>6324</text:p>
          </table:table-cell>
          <table:table-cell office:value-type="float" office:value="9613324" calcext:value-type="float">
            <text:p>9613324</text:p>
          </table:table-cell>
          <table:table-cell table:formula="of:=[.E360]-[.I3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10000-7-s177710744c6303581.ukp</text:p>
          </table:table-cell>
          <table:table-cell office:value-type="float" office:value="0.0170993" calcext:value-type="float">
            <text:p>0.0170993</text:p>
          </table:table-cell>
          <table:table-cell office:value-type="float" office:value="0.04" calcext:value-type="float">
            <text:p>0.04</text:p>
          </table:table-cell>
          <table:table-cell office:value-type="float" office:value="109968" calcext:value-type="float">
            <text:p>109968</text:p>
          </table:table-cell>
          <table:table-cell office:value-type="float" office:value="6303581" calcext:value-type="float">
            <text:p>6303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52" calcext:value-type="float">
            <text:p>6352</text:p>
          </table:table-cell>
          <table:table-cell office:value-type="float" office:value="6303581" calcext:value-type="float">
            <text:p>6303581</text:p>
          </table:table-cell>
          <table:table-cell table:formula="of:=[.E361]-[.I361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SUM([.B2:.B361])" office:value-type="float" office:value="26.4465325" calcext:value-type="float">
            <text:p>26.4465325</text:p>
          </table:table-cell>
          <table:table-cell table:formula="of:=SUM([.C2:.C361])" office:value-type="float" office:value="67.17" calcext:value-type="float">
            <text:p>67.17</text:p>
          </table:table-cell>
          <table:table-cell table:formula="of:=SUM([.D2:.D361])" office:value-type="float" office:value="48178936" calcext:value-type="float">
            <text:p>48178936</text:p>
          </table:table-cell>
          <table:table-cell table:formula="of:=SUM([.E2:.E361])" office:value-type="float" office:value="2728426473" calcext:value-type="float">
            <text:p>2728426473</text:p>
          </table:table-cell>
          <table:table-cell table:formula="of:=SUM([.F2:.F361])" office:value-type="float" office:value="16.0431899999999" calcext:value-type="float">
            <text:p>16.04319</text:p>
          </table:table-cell>
          <table:table-cell table:formula="of:=SUM([.G2:.G361])" office:value-type="float" office:value="18.8600000000002" calcext:value-type="float">
            <text:p>18.86</text:p>
          </table:table-cell>
          <table:table-cell table:formula="of:=SUM([.H2:.H361])" office:value-type="float" office:value="4451048" calcext:value-type="float">
            <text:p>4451048</text:p>
          </table:table-cell>
          <table:table-cell table:formula="of:=SUM([.I2:.I361])" office:value-type="float" office:value="2728426473" calcext:value-type="float">
            <text:p>2728426473</text:p>
          </table:table-cell>
          <table:table-cell table:formula="of:=SUM([.J2:.J36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style-name="Default"/>
        </table:table-row>
        <table:table-row table:style-name="ro1">
          <table:table-cell office:value-type="string" calcext:value-type="string">
            <text:p>UKP5 Mem by PYASUKP Mem</text:p>
          </table:table-cell>
          <table:table-cell table:formula="of:=([.D362]/[.H362])*100" office:value-type="float" office:value="1082.41780362737" calcext:value-type="float">
            <text:p>1082.4178036274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string" calcext:value-type="string">
            <text:p>UKP5 IntTime by Pyasukp IntTime</text:p>
          </table:table-cell>
          <table:table-cell table:formula="of:=[.B362]/[.F362]*100" office:value-type="float" office:value="164.845847365768" calcext:value-type="float">
            <text:p>164.8458473658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string" calcext:value-type="string">
            <text:p>UKP5 ExtTime by Pyasukp ExtTime</text:p>
          </table:table-cell>
          <table:table-cell table:formula="of:=[.C362]/[.G362]*100" office:value-type="float" office:value="356.15058324496" calcext:value-type="float">
            <text:p>356.150583245</text:p>
          </table:table-cell>
          <table:table-cell table:number-columns-repeated="8"/>
          <table:table-cell table:style-name="Default"/>
        </table:table-row>
      </table:table>
      <table:named-expressions/>
      <table:database-ranges>
        <table:database-range table:name="__Anonymous_Sheet_DB__0" table:target-range-address="Sheet1.A2:Sheet1.I401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Normal" svg:font-family="'Source Han Sans Normal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Normal" style:font-family-asian="'Source Han Sans Normal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 style:data-style-name="N2" text:time-value="14:48:11.5980749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21:23:41.283909973</meta:creation-date>
    <meta:generator>LibreOffice/4.4.7.2$Linux_X86_64 LibreOffice_project/40m0$Build-2</meta:generator>
    <dc:date>2016-01-20T16:51:23.865076074</dc:date>
    <meta:editing-duration>PT2H27M19S</meta:editing-duration>
    <meta:editing-cycles>7</meta:editing-cycles>
    <meta:document-statistic meta:table-count="2" meta:cell-count="849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21cm" svg:y="3.753cm" style:legend-expansion="high" chart:style-name="ch2"/>
        <chart:plot-area chart:style-name="ch3" table:cell-range-address="Sheet1.B1:Sheet1.B401 Sheet1.F1:Sheet1.F401" chart:data-source-has-labels="row" svg:x="0.32cm" svg:y="0.18cm" svg:width="10.081cm" svg:height="8.64cm">
          <chartooo:coordinate-region svg:x="1.127cm" svg:y="0.301cm" svg:width="9.274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01" chart:label-cell-address="Sheet1.B1:Sheet1.B1" chart:class="chart:line">
            <chart:data-point chart:repeated="400"/>
          </chart:series>
          <chart:series chart:style-name="ch7" chart:values-cell-range-address="Sheet1.F2:Sheet1.F401" chart:label-cell-address="Sheet1.F1:Sheet1.F1" chart:class="chart:line">
            <chart:data-point chart:repeated="4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Internal Time (seconds)</text:p>
                <draw:g>
                  <svg:desc>Sheet1.B1:Sheet1.B1</svg:desc>
                </draw:g>
              </table:table-cell>
              <table:table-cell office:value-type="string">
                <text:p>Pyasukp Internal Time (seconds)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9695">
                <text:p>1.09695</text:p>
                <draw:g>
                  <svg:desc>Sheet1.B2:Sheet1.B401</svg:desc>
                </draw:g>
              </table:table-cell>
              <table:table-cell office:value-type="float" office:value="726.33993">
                <text:p>726.33993</text:p>
                <draw:g>
                  <svg:desc>Sheet1.F2:Sheet1.F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7969">
                <text:p>1.17969</text:p>
              </table:table-cell>
              <table:table-cell office:value-type="float" office:value="631.74994">
                <text:p>631.74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7823">
                <text:p>1.27823</text:p>
              </table:table-cell>
              <table:table-cell office:value-type="float" office:value="512.43662">
                <text:p>512.436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6272">
                <text:p>0.336272</text:p>
              </table:table-cell>
              <table:table-cell office:value-type="float" office:value="127.79999">
                <text:p>127.7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9527">
                <text:p>0.289527</text:p>
              </table:table-cell>
              <table:table-cell office:value-type="float" office:value="118.55332">
                <text:p>118.55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20977">
                <text:p>0.320977</text:p>
              </table:table-cell>
              <table:table-cell office:value-type="float" office:value="80.04999">
                <text:p>80.04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2325">
                <text:p>0.332325</text:p>
              </table:table-cell>
              <table:table-cell office:value-type="float" office:value="64.23333">
                <text:p>64.2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39392">
                <text:p>0.339392</text:p>
              </table:table-cell>
              <table:table-cell office:value-type="float" office:value="62.42999">
                <text:p>62.42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82239">
                <text:p>0.282239</text:p>
              </table:table-cell>
              <table:table-cell office:value-type="float" office:value="43.63333">
                <text:p>43.6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7671">
                <text:p>0.107671</text:p>
              </table:table-cell>
              <table:table-cell office:value-type="float" office:value="18.27666">
                <text:p>18.276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8154">
                <text:p>0.118154</text:p>
              </table:table-cell>
              <table:table-cell office:value-type="float" office:value="17.24333">
                <text:p>17.24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9355">
                <text:p>0.079355</text:p>
              </table:table-cell>
              <table:table-cell office:value-type="float" office:value="14.93666">
                <text:p>14.936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7004">
                <text:p>0.087004</text:p>
              </table:table-cell>
              <table:table-cell office:value-type="float" office:value="14.53667">
                <text:p>14.53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2446">
                <text:p>0.102446</text:p>
              </table:table-cell>
              <table:table-cell office:value-type="float" office:value="13.59">
                <text:p>13.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46137">
                <text:p>0.0846137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03822">
                <text:p>0.0803822</text:p>
              </table:table-cell>
              <table:table-cell office:value-type="float" office:value="6.96333">
                <text:p>6.96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09491">
                <text:p>0.0809491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38487">
                <text:p>0.0438487</text:p>
              </table:table-cell>
              <table:table-cell office:value-type="float" office:value="5.98667">
                <text:p>5.98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54503">
                <text:p>0.0454503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74331">
                <text:p>0.0874331</text:p>
              </table:table-cell>
              <table:table-cell office:value-type="float" office:value="5.70333">
                <text:p>5.70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88404">
                <text:p>0.0388404</text:p>
              </table:table-cell>
              <table:table-cell office:value-type="float" office:value="5.21667">
                <text:p>5.21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70364">
                <text:p>0.0370364</text:p>
              </table:table-cell>
              <table:table-cell office:value-type="float" office:value="5.17333">
                <text:p>5.17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4005">
                <text:p>0.054005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29846">
                <text:p>0.0529846</text:p>
              </table:table-cell>
              <table:table-cell office:value-type="float" office:value="4.31667">
                <text:p>4.31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4977">
                <text:p>0.044977</text:p>
              </table:table-cell>
              <table:table-cell office:value-type="float" office:value="3.38667">
                <text:p>3.38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67806">
                <text:p>0.0367806</text:p>
              </table:table-cell>
              <table:table-cell office:value-type="float" office:value="3.27667">
                <text:p>3.27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74614">
                <text:p>0.0574614</text:p>
              </table:table-cell>
              <table:table-cell office:value-type="float" office:value="3.19667">
                <text:p>3.19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91886">
                <text:p>0.0391886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32199">
                <text:p>0.0832199</text:p>
              </table:table-cell>
              <table:table-cell office:value-type="float" office:value="2.82333">
                <text:p>2.82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44212">
                <text:p>0.0544212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45012">
                <text:p>0.0445012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2122">
                <text:p>0.052122</text:p>
              </table:table-cell>
              <table:table-cell office:value-type="float" office:value="1.89333">
                <text:p>1.89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517548">
                <text:p>0.0517548</text:p>
              </table:table-cell>
              <table:table-cell office:value-type="float" office:value="1.72667">
                <text:p>1.72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49993">
                <text:p>0.0449993</text:p>
              </table:table-cell>
              <table:table-cell office:value-type="float" office:value="1.50333">
                <text:p>1.50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6669">
                <text:p>0.026669</text:p>
              </table:table-cell>
              <table:table-cell office:value-type="float" office:value="1.27667">
                <text:p>1.27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41252">
                <text:p>0.0241252</text:p>
              </table:table-cell>
              <table:table-cell office:value-type="float" office:value="1.20667">
                <text:p>1.20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4281">
                <text:p>0.024281</text:p>
              </table:table-cell>
              <table:table-cell office:value-type="float" office:value="0.99333">
                <text:p>0.99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83221">
                <text:p>0.0383221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86212">
                <text:p>0.0286212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23418">
                <text:p>0.0323418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62778">
                <text:p>0.046277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380966">
                <text:p>0.038096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20713">
                <text:p>0.0320713</text:p>
              </table:table-cell>
              <table:table-cell office:value-type="float" office:value="0.73333">
                <text:p>0.7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48367">
                <text:p>0.0448367</text:p>
              </table:table-cell>
              <table:table-cell office:value-type="float" office:value="0.71667">
                <text:p>0.71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93773">
                <text:p>0.0393773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3317">
                <text:p>0.033317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74287">
                <text:p>0.027428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20548">
                <text:p>0.0320548</text:p>
              </table:table-cell>
              <table:table-cell office:value-type="float" office:value="0.46333">
                <text:p>0.46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32812">
                <text:p>0.0232812</text:p>
              </table:table-cell>
              <table:table-cell office:value-type="float" office:value="0.41667">
                <text:p>0.41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15581">
                <text:p>0.0415581</text:p>
              </table:table-cell>
              <table:table-cell office:value-type="float" office:value="0.40667">
                <text:p>0.40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75433">
                <text:p>0.0275433</text:p>
              </table:table-cell>
              <table:table-cell office:value-type="float" office:value="0.38667">
                <text:p>0.38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63603">
                <text:p>0.0463603</text:p>
              </table:table-cell>
              <table:table-cell office:value-type="float" office:value="0.36333">
                <text:p>0.36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39385">
                <text:p>0.0239385</text:p>
              </table:table-cell>
              <table:table-cell office:value-type="float" office:value="0.35333">
                <text:p>0.35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318858">
                <text:p>0.0318858</text:p>
              </table:table-cell>
              <table:table-cell office:value-type="float" office:value="0.32333">
                <text:p>0.32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09987">
                <text:p>0.0509987</text:p>
              </table:table-cell>
              <table:table-cell office:value-type="float" office:value="0.23667">
                <text:p>0.23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67473">
                <text:p>0.36747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27058">
                <text:p>0.327058</text:p>
              </table:table-cell>
              <table:table-cell office:value-type="float" office:value="0.10333">
                <text:p>0.10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0793">
                <text:p>0.3079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1636">
                <text:p>1.41636</text:p>
              </table:table-cell>
              <table:table-cell office:value-type="float" office:value="0.06333">
                <text:p>0.06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4986">
                <text:p>1.3498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9008">
                <text:p>1.3900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5032">
                <text:p>1.2503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89815">
                <text:p>0.289815</text:p>
              </table:table-cell>
              <table:table-cell office:value-type="float" office:value="0.05667">
                <text:p>0.05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40773">
                <text:p>1.40773</text:p>
              </table:table-cell>
              <table:table-cell office:value-type="float" office:value="0.05667">
                <text:p>0.05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858973">
                <text:p>0.0858973</text:p>
              </table:table-cell>
              <table:table-cell office:value-type="float" office:value="0.05667">
                <text:p>0.05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806074">
                <text:p>0.0806074</text:p>
              </table:table-cell>
              <table:table-cell office:value-type="float" office:value="0.05667">
                <text:p>0.05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21758">
                <text:p>0.121758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840652">
                <text:p>0.0840652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822977">
                <text:p>0.0822977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29416">
                <text:p>0.229416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30559">
                <text:p>0.230559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48723">
                <text:p>0.34872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13974">
                <text:p>0.11397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0476">
                <text:p>1.1047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34538">
                <text:p>0.33453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838728">
                <text:p>0.0838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823023">
                <text:p>0.082302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336">
                <text:p>0.23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31993">
                <text:p>0.23199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32802">
                <text:p>0.23280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87257">
                <text:p>0.287257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03254">
                <text:p>0.103254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318327">
                <text:p>0.0318327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7144">
                <text:p>0.027144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45953">
                <text:p>0.0245953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26604">
                <text:p>0.0226604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89892">
                <text:p>0.028989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90052">
                <text:p>0.029005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315272">
                <text:p>0.031527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7862">
                <text:p>0.02786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93685">
                <text:p>0.0293685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94517">
                <text:p>0.0294517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86932">
                <text:p>0.028693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69046">
                <text:p>0.0269046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07307">
                <text:p>0.0307307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91644">
                <text:p>0.0291644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53129">
                <text:p>0.0253129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44365">
                <text:p>0.0244365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33681">
                <text:p>0.0233681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87483">
                <text:p>0.087483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30829">
                <text:p>0.230829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36262">
                <text:p>0.23626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26273">
                <text:p>0.226273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861673">
                <text:p>0.0861673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66484">
                <text:p>0.0266484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98389">
                <text:p>0.0298389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21069">
                <text:p>0.0221069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39336">
                <text:p>0.0239336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233022">
                <text:p>0.023302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7368">
                <text:p>1.1736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32263">
                <text:p>0.332263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81367">
                <text:p>0.0281367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86932">
                <text:p>0.0286932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244633">
                <text:p>0.0244633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301199">
                <text:p>0.0301199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328028">
                <text:p>0.032802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331018">
                <text:p>0.033101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27018">
                <text:p>0.02701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241099">
                <text:p>0.0241099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313908">
                <text:p>0.031390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242245">
                <text:p>0.0242245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36655">
                <text:p>0.0236655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30937">
                <text:p>0.0230937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241294">
                <text:p>0.0241294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210165">
                <text:p>0.0210165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25822">
                <text:p>0.025822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79492">
                <text:p>0.0179492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8682">
                <text:p>0.08682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89589">
                <text:p>0.089589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859361">
                <text:p>0.0859361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29688">
                <text:p>0.22968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31446">
                <text:p>0.231446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309808">
                <text:p>0.030980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286678">
                <text:p>0.028667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293368">
                <text:p>0.029336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238038">
                <text:p>0.023803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276109">
                <text:p>0.0276109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25094">
                <text:p>0.32509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330284">
                <text:p>0.033028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332766">
                <text:p>0.033276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295372">
                <text:p>0.029537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255871">
                <text:p>0.025587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58871">
                <text:p>0.015887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30265">
                <text:p>0.023026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17392">
                <text:p>0.021739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312579">
                <text:p>0.031257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67639">
                <text:p>0.026763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38062">
                <text:p>0.023806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03657">
                <text:p>0.020365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68771">
                <text:p>0.026877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223716">
                <text:p>0.02237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266729">
                <text:p>0.026672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292838">
                <text:p>0.0292838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326254">
                <text:p>0.0326254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31047">
                <text:p>0.031047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243395">
                <text:p>0.0243395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220127">
                <text:p>0.0220127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11826">
                <text:p>0.11182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31052">
                <text:p>0.33105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886243">
                <text:p>0.088624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486124">
                <text:p>0.0486124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10102">
                <text:p>0.110102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982394">
                <text:p>0.0982394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31799">
                <text:p>0.331799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41391">
                <text:p>0.341391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35418">
                <text:p>0.335418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460517">
                <text:p>0.0460517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375532">
                <text:p>0.0375532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423931">
                <text:p>0.0423931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341226">
                <text:p>0.0341226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878358">
                <text:p>0.0878358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563175">
                <text:p>0.0563175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934289">
                <text:p>0.0934289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788254">
                <text:p>0.078825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844858">
                <text:p>0.0844858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233201">
                <text:p>0.0233201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81029">
                <text:p>0.0281029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19558">
                <text:p>0.0219558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36739">
                <text:p>0.0236739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26768">
                <text:p>0.0226768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52574">
                <text:p>0.025257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235932">
                <text:p>0.0235932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241684">
                <text:p>0.024168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182127">
                <text:p>0.0182127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225944">
                <text:p>0.022594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97263">
                <text:p>0.0297263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273602">
                <text:p>0.0273602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299956">
                <text:p>0.0299956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289007">
                <text:p>0.0289007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245616">
                <text:p>0.0245616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388787">
                <text:p>0.0388787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436814">
                <text:p>0.043681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422082">
                <text:p>0.0422082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361228">
                <text:p>0.0361228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310968">
                <text:p>0.0310968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846925">
                <text:p>0.0846925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860049">
                <text:p>0.0860049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84202">
                <text:p>0.084202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277291">
                <text:p>0.0277291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278826">
                <text:p>0.0278826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2235">
                <text:p>0.02235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224524">
                <text:p>0.022452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296174">
                <text:p>0.029617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230913">
                <text:p>0.0230913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17302">
                <text:p>0.017302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183249">
                <text:p>0.0183249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189161">
                <text:p>0.0189161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186125">
                <text:p>0.0186125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232683">
                <text:p>0.0232683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546507">
                <text:p>0.054650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507871">
                <text:p>0.050787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826934">
                <text:p>0.082693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20199">
                <text:p>0.02019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237111">
                <text:p>0.023711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229377">
                <text:p>0.022937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21381">
                <text:p>0.02138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255342">
                <text:p>0.025534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241163">
                <text:p>0.024116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244912">
                <text:p>0.02449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229053">
                <text:p>0.022905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264348">
                <text:p>0.026434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247143">
                <text:p>0.024714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299164">
                <text:p>0.029916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236202">
                <text:p>0.02362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239323">
                <text:p>0.023932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283654">
                <text:p>0.028365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24962">
                <text:p>0.02496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182604">
                <text:p>0.01826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251644">
                <text:p>0.025164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92716">
                <text:p>0.019271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76462">
                <text:p>0.017646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211343">
                <text:p>0.021134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204312">
                <text:p>0.02043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171611">
                <text:p>0.017161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166629">
                <text:p>0.016662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68727">
                <text:p>0.016872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323413">
                <text:p>0.032341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254374">
                <text:p>0.025437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317829">
                <text:p>0.031782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33869">
                <text:p>0.03386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82931">
                <text:p>0.08293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804929">
                <text:p>0.080492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184073">
                <text:p>0.018407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26621">
                <text:p>0.02662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205465">
                <text:p>0.020546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300744">
                <text:p>0.030074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213469">
                <text:p>0.021346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220488">
                <text:p>0.022048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226651">
                <text:p>0.022665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206885">
                <text:p>0.020688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394223">
                <text:p>0.039422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415487">
                <text:p>0.0415487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362">
                <text:p>0.3362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191844">
                <text:p>0.019184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283679">
                <text:p>0.0283679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233723">
                <text:p>0.023372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316405">
                <text:p>0.0316405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219309">
                <text:p>0.0219309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23603">
                <text:p>0.02360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279767">
                <text:p>0.0279767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836421">
                <text:p>0.0836421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217914">
                <text:p>0.021791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313603">
                <text:p>0.031360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267665">
                <text:p>0.0267665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431612">
                <text:p>0.043161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24269">
                <text:p>0.024269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246488">
                <text:p>0.0246488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191359">
                <text:p>0.0191359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265471">
                <text:p>0.0265471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290546">
                <text:p>0.029054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30305">
                <text:p>0.03030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301925">
                <text:p>0.030192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301569">
                <text:p>0.0301569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290424">
                <text:p>0.0290424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281041">
                <text:p>0.0281041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39847">
                <text:p>0.03984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420197">
                <text:p>0.042019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243313">
                <text:p>0.024331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215139">
                <text:p>0.021513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212362">
                <text:p>0.021236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207765">
                <text:p>0.020776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2128">
                <text:p>0.0212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212575">
                <text:p>0.021257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18198">
                <text:p>0.01819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214191">
                <text:p>0.021419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218755">
                <text:p>0.021875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201909">
                <text:p>0.020190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229805">
                <text:p>0.02298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207754">
                <text:p>0.020775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240864">
                <text:p>0.024086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247565">
                <text:p>0.024756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177631">
                <text:p>0.017763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276687">
                <text:p>0.027668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262053">
                <text:p>0.026205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247614">
                <text:p>0.024761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330012">
                <text:p>0.033001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312317">
                <text:p>0.031231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365801">
                <text:p>0.03658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372143">
                <text:p>0.037214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247662">
                <text:p>0.024766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235918">
                <text:p>0.023591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258247">
                <text:p>0.025824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234359">
                <text:p>0.023435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26871">
                <text:p>0.02687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245696">
                <text:p>0.024569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199995">
                <text:p>0.019999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1831">
                <text:p>0.0183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187349">
                <text:p>0.018734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229109">
                <text:p>0.022910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226886">
                <text:p>0.022688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184026">
                <text:p>0.018402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790439">
                <text:p>0.079043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260405">
                <text:p>0.026040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191876">
                <text:p>0.019187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200416">
                <text:p>0.020041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237783">
                <text:p>0.023778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186074">
                <text:p>0.018607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290611">
                <text:p>0.029061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23146">
                <text:p>0.02314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220367">
                <text:p>0.022036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202863">
                <text:p>0.020286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191746">
                <text:p>0.019174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221968">
                <text:p>0.022196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184618">
                <text:p>0.018461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242333">
                <text:p>0.024233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222846">
                <text:p>0.022284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157277">
                <text:p>0.015727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160344">
                <text:p>0.016034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22034">
                <text:p>0.02203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198375">
                <text:p>0.019837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222028">
                <text:p>0.022202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174887">
                <text:p>0.017488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280828">
                <text:p>0.028082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332052">
                <text:p>0.033205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277202">
                <text:p>0.027720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272649">
                <text:p>0.027264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245665">
                <text:p>0.024566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255224">
                <text:p>0.025522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266761">
                <text:p>0.026676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232337">
                <text:p>0.023233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2258">
                <text:p>0.0225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18922">
                <text:p>0.01892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165485">
                <text:p>0.016548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430868">
                <text:p>0.043086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416675">
                <text:p>0.041667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198801">
                <text:p>0.019880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190188">
                <text:p>0.019018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262522">
                <text:p>0.026252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19481">
                <text:p>0.01948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246233">
                <text:p>0.024623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273641">
                <text:p>0.027364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275352">
                <text:p>0.027535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223422">
                <text:p>0.022342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222537">
                <text:p>0.022253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178406">
                <text:p>0.017840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204005">
                <text:p>0.020400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242151">
                <text:p>0.024215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222279">
                <text:p>0.022227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223309">
                <text:p>0.022330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223889">
                <text:p>0.022388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257957">
                <text:p>0.025795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263876">
                <text:p>0.026387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269187">
                <text:p>0.026918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228674">
                <text:p>0.022867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243272">
                <text:p>0.024327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210403">
                <text:p>0.021040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209638">
                <text:p>0.020963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224957">
                <text:p>0.022495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257186">
                <text:p>0.025718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244006">
                <text:p>0.024400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272455">
                <text:p>0.027245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179415">
                <text:p>0.017941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181875">
                <text:p>0.018187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173305">
                <text:p>0.017330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218329">
                <text:p>0.021832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203214">
                <text:p>0.020321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225668">
                <text:p>0.022566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148632">
                <text:p>0.014863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215837">
                <text:p>0.021583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207744">
                <text:p>0.020774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177033">
                <text:p>0.017703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305065">
                <text:p>0.030506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208497">
                <text:p>0.020849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263381">
                <text:p>0.026338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176706">
                <text:p>0.017670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251766">
                <text:p>0.025176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259204">
                <text:p>0.025920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17998">
                <text:p>0.01799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148439">
                <text:p>0.014843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231306">
                <text:p>0.023130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178629">
                <text:p>0.017862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207915">
                <text:p>0.020791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177735">
                <text:p>0.017773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235894">
                <text:p>0.023589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234744">
                <text:p>0.023474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198139">
                <text:p>0.019813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167247">
                <text:p>0.016724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168719">
                <text:p>0.0168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269921">
                <text:p>0.0269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170993">
                <text:p>0.017099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74cm" svg:y="3.753cm" style:legend-expansion="high" chart:style-name="ch2"/>
        <chart:plot-area chart:style-name="ch3" table:cell-range-address="Sheet1.D1:Sheet1.D401 Sheet1.H1:Sheet1.H401" chart:data-source-has-labels="row" svg:x="0.32cm" svg:y="0.18cm" svg:width="10.134cm" svg:height="8.64cm">
          <chartooo:coordinate-region svg:x="1.682cm" svg:y="0.301cm" svg:width="8.772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401" chart:label-cell-address="Sheet1.D1:Sheet1.D1" chart:class="chart:line">
            <chart:data-point chart:repeated="400"/>
          </chart:series>
          <chart:series chart:style-name="ch7" chart:values-cell-range-address="Sheet1.H2:Sheet1.H401" chart:label-cell-address="Sheet1.H1:Sheet1.H1" chart:class="chart:line">
            <chart:data-point chart:repeated="4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Max Memory Use (Kb)</text:p>
                <draw:g>
                  <svg:desc>Sheet1.D1:Sheet1.D1</svg:desc>
                </draw:g>
              </table:table-cell>
              <table:table-cell office:value-type="string">
                <text:p>Pyasukp Max Memory Use (Kb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904">
                <text:p>96904</text:p>
                <draw:g>
                  <svg:desc>Sheet1.D2:Sheet1.D401</svg:desc>
                </draw:g>
              </table:table-cell>
              <table:table-cell office:value-type="float" office:value="50712">
                <text:p>50712</text:p>
                <draw:g>
                  <svg:desc>Sheet1.H2:Sheet1.H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512">
                <text:p>127512</text:p>
              </table:table-cell>
              <table:table-cell office:value-type="float" office:value="53280">
                <text:p>532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7684">
                <text:p>107684</text:p>
              </table:table-cell>
              <table:table-cell office:value-type="float" office:value="49128">
                <text:p>49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8184">
                <text:p>158184</text:p>
              </table:table-cell>
              <table:table-cell office:value-type="float" office:value="31564">
                <text:p>315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0548">
                <text:p>170548</text:p>
              </table:table-cell>
              <table:table-cell office:value-type="float" office:value="38616">
                <text:p>386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9948">
                <text:p>159948</text:p>
              </table:table-cell>
              <table:table-cell office:value-type="float" office:value="38432">
                <text:p>384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2784">
                <text:p>152784</text:p>
              </table:table-cell>
              <table:table-cell office:value-type="float" office:value="28180">
                <text:p>281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9420">
                <text:p>129420</text:p>
              </table:table-cell>
              <table:table-cell office:value-type="float" office:value="27316">
                <text:p>273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8624">
                <text:p>128624</text:p>
              </table:table-cell>
              <table:table-cell office:value-type="float" office:value="37004">
                <text:p>37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8628">
                <text:p>108628</text:p>
              </table:table-cell>
              <table:table-cell office:value-type="float" office:value="25508">
                <text:p>255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9956">
                <text:p>139956</text:p>
              </table:table-cell>
              <table:table-cell office:value-type="float" office:value="26960">
                <text:p>269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7044">
                <text:p>97044</text:p>
              </table:table-cell>
              <table:table-cell office:value-type="float" office:value="19288">
                <text:p>192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4392">
                <text:p>164392</text:p>
              </table:table-cell>
              <table:table-cell office:value-type="float" office:value="19300">
                <text:p>193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5392">
                <text:p>155392</text:p>
              </table:table-cell>
              <table:table-cell office:value-type="float" office:value="24668">
                <text:p>246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212">
                <text:p>150212</text:p>
              </table:table-cell>
              <table:table-cell office:value-type="float" office:value="19496">
                <text:p>194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1240">
                <text:p>121240</text:p>
              </table:table-cell>
              <table:table-cell office:value-type="float" office:value="15980">
                <text:p>159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5040">
                <text:p>115040</text:p>
              </table:table-cell>
              <table:table-cell office:value-type="float" office:value="16100">
                <text:p>16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5616">
                <text:p>145616</text:p>
              </table:table-cell>
              <table:table-cell office:value-type="float" office:value="16604">
                <text:p>166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6684">
                <text:p>156684</text:p>
              </table:table-cell>
              <table:table-cell office:value-type="float" office:value="16880">
                <text:p>168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5976">
                <text:p>155976</text:p>
              </table:table-cell>
              <table:table-cell office:value-type="float" office:value="22380">
                <text:p>223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9708">
                <text:p>109708</text:p>
              </table:table-cell>
              <table:table-cell office:value-type="float" office:value="15488">
                <text:p>154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6644">
                <text:p>106644</text:p>
              </table:table-cell>
              <table:table-cell office:value-type="float" office:value="17460">
                <text:p>174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7132">
                <text:p>147132</text:p>
              </table:table-cell>
              <table:table-cell office:value-type="float" office:value="15884">
                <text:p>158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1428">
                <text:p>151428</text:p>
              </table:table-cell>
              <table:table-cell office:value-type="float" office:value="15996">
                <text:p>159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3904">
                <text:p>153904</text:p>
              </table:table-cell>
              <table:table-cell office:value-type="float" office:value="21212">
                <text:p>212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4520">
                <text:p>104520</text:p>
              </table:table-cell>
              <table:table-cell office:value-type="float" office:value="15452">
                <text:p>154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3264">
                <text:p>173264</text:p>
              </table:table-cell>
              <table:table-cell office:value-type="float" office:value="14520">
                <text:p>145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7692">
                <text:p>107692</text:p>
              </table:table-cell>
              <table:table-cell office:value-type="float" office:value="14628">
                <text:p>146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7864">
                <text:p>117864</text:p>
              </table:table-cell>
              <table:table-cell office:value-type="float" office:value="14300">
                <text:p>143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3840">
                <text:p>173840</text:p>
              </table:table-cell>
              <table:table-cell office:value-type="float" office:value="13596">
                <text:p>135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1840">
                <text:p>151840</text:p>
              </table:table-cell>
              <table:table-cell office:value-type="float" office:value="13172">
                <text:p>131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1480">
                <text:p>171480</text:p>
              </table:table-cell>
              <table:table-cell office:value-type="float" office:value="12356">
                <text:p>123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564">
                <text:p>130564</text:p>
              </table:table-cell>
              <table:table-cell office:value-type="float" office:value="12360">
                <text:p>123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8416">
                <text:p>118416</text:p>
              </table:table-cell>
              <table:table-cell office:value-type="float" office:value="11264">
                <text:p>112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5444">
                <text:p>115444</text:p>
              </table:table-cell>
              <table:table-cell office:value-type="float" office:value="13380">
                <text:p>133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2020">
                <text:p>112020</text:p>
              </table:table-cell>
              <table:table-cell office:value-type="float" office:value="11336">
                <text:p>113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4256">
                <text:p>114256</text:p>
              </table:table-cell>
              <table:table-cell office:value-type="float" office:value="10288">
                <text:p>102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5872">
                <text:p>115872</text:p>
              </table:table-cell>
              <table:table-cell office:value-type="float" office:value="18200">
                <text:p>182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3536">
                <text:p>123536</text:p>
              </table:table-cell>
              <table:table-cell office:value-type="float" office:value="10452">
                <text:p>104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3600">
                <text:p>163600</text:p>
              </table:table-cell>
              <table:table-cell office:value-type="float" office:value="10388">
                <text:p>103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0676">
                <text:p>170676</text:p>
              </table:table-cell>
              <table:table-cell office:value-type="float" office:value="17680">
                <text:p>176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7228">
                <text:p>97228</text:p>
              </table:table-cell>
              <table:table-cell office:value-type="float" office:value="9876">
                <text:p>98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1844">
                <text:p>151844</text:p>
              </table:table-cell>
              <table:table-cell office:value-type="float" office:value="12372">
                <text:p>123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3308">
                <text:p>153308</text:p>
              </table:table-cell>
              <table:table-cell office:value-type="float" office:value="17356">
                <text:p>173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9008">
                <text:p>129008</text:p>
              </table:table-cell>
              <table:table-cell office:value-type="float" office:value="9196">
                <text:p>91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3532">
                <text:p>163532</text:p>
              </table:table-cell>
              <table:table-cell office:value-type="float" office:value="11488">
                <text:p>114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9852">
                <text:p>89852</text:p>
              </table:table-cell>
              <table:table-cell office:value-type="float" office:value="11424">
                <text:p>114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5780">
                <text:p>165780</text:p>
              </table:table-cell>
              <table:table-cell office:value-type="float" office:value="9180">
                <text:p>91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332">
                <text:p>97332</text:p>
              </table:table-cell>
              <table:table-cell office:value-type="float" office:value="9744">
                <text:p>97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2208">
                <text:p>152208</text:p>
              </table:table-cell>
              <table:table-cell office:value-type="float" office:value="9284">
                <text:p>92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2320">
                <text:p>132320</text:p>
              </table:table-cell>
              <table:table-cell office:value-type="float" office:value="9328">
                <text:p>93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1020">
                <text:p>171020</text:p>
              </table:table-cell>
              <table:table-cell office:value-type="float" office:value="9248">
                <text:p>92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1356">
                <text:p>111356</text:p>
              </table:table-cell>
              <table:table-cell office:value-type="float" office:value="9220">
                <text:p>92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9556">
                <text:p>159556</text:p>
              </table:table-cell>
              <table:table-cell office:value-type="float" office:value="10688">
                <text:p>106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4328">
                <text:p>144328</text:p>
              </table:table-cell>
              <table:table-cell office:value-type="float" office:value="9220">
                <text:p>92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1160">
                <text:p>141160</text:p>
              </table:table-cell>
              <table:table-cell office:value-type="float" office:value="21076">
                <text:p>210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4612">
                <text:p>104612</text:p>
              </table:table-cell>
              <table:table-cell office:value-type="float" office:value="20832">
                <text:p>208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9016">
                <text:p>169016</text:p>
              </table:table-cell>
              <table:table-cell office:value-type="float" office:value="21212">
                <text:p>212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2324">
                <text:p>112324</text:p>
              </table:table-cell>
              <table:table-cell office:value-type="float" office:value="20456">
                <text:p>204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4780">
                <text:p>104780</text:p>
              </table:table-cell>
              <table:table-cell office:value-type="float" office:value="20456">
                <text:p>204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5928">
                <text:p>95928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5348">
                <text:p>105348</text:p>
              </table:table-cell>
              <table:table-cell office:value-type="float" office:value="20532">
                <text:p>205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8900">
                <text:p>108900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9868">
                <text:p>89868</text:p>
              </table:table-cell>
              <table:table-cell office:value-type="float" office:value="20460">
                <text:p>204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2564">
                <text:p>162564</text:p>
              </table:table-cell>
              <table:table-cell office:value-type="float" office:value="20452">
                <text:p>204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2348">
                <text:p>102348</text:p>
              </table:table-cell>
              <table:table-cell office:value-type="float" office:value="20552">
                <text:p>205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3072">
                <text:p>153072</text:p>
              </table:table-cell>
              <table:table-cell office:value-type="float" office:value="12744">
                <text:p>127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4272">
                <text:p>124272</text:p>
              </table:table-cell>
              <table:table-cell office:value-type="float" office:value="20440">
                <text:p>204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4984">
                <text:p>124984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1272">
                <text:p>121272</text:p>
              </table:table-cell>
              <table:table-cell office:value-type="float" office:value="21692">
                <text:p>216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0860">
                <text:p>90860</text:p>
              </table:table-cell>
              <table:table-cell office:value-type="float" office:value="20544">
                <text:p>205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8868">
                <text:p>108868</text:p>
              </table:table-cell>
              <table:table-cell office:value-type="float" office:value="20484">
                <text:p>204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7568">
                <text:p>137568</text:p>
              </table:table-cell>
              <table:table-cell office:value-type="float" office:value="12728">
                <text:p>127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6104">
                <text:p>116104</text:p>
              </table:table-cell>
              <table:table-cell office:value-type="float" office:value="21780">
                <text:p>2178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1316">
                <text:p>101316</text:p>
              </table:table-cell>
              <table:table-cell office:value-type="float" office:value="12600">
                <text:p>126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6116">
                <text:p>146116</text:p>
              </table:table-cell>
              <table:table-cell office:value-type="float" office:value="21768">
                <text:p>217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3556">
                <text:p>113556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0016">
                <text:p>140016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6440">
                <text:p>126440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8256">
                <text:p>148256</text:p>
              </table:table-cell>
              <table:table-cell office:value-type="float" office:value="20384">
                <text:p>203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1140">
                <text:p>111140</text:p>
              </table:table-cell>
              <table:table-cell office:value-type="float" office:value="20460">
                <text:p>2046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0412">
                <text:p>120412</text:p>
              </table:table-cell>
              <table:table-cell office:value-type="float" office:value="12640">
                <text:p>1264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4596">
                <text:p>154596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0724">
                <text:p>120724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040">
                <text:p>100040</text:p>
              </table:table-cell>
              <table:table-cell office:value-type="float" office:value="20480">
                <text:p>204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8724">
                <text:p>118724</text:p>
              </table:table-cell>
              <table:table-cell office:value-type="float" office:value="12604">
                <text:p>126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2180">
                <text:p>142180</text:p>
              </table:table-cell>
              <table:table-cell office:value-type="float" office:value="20532">
                <text:p>205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7308">
                <text:p>127308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3192">
                <text:p>153192</text:p>
              </table:table-cell>
              <table:table-cell office:value-type="float" office:value="20460">
                <text:p>2046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9908">
                <text:p>119908</text:p>
              </table:table-cell>
              <table:table-cell office:value-type="float" office:value="20496">
                <text:p>204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6324">
                <text:p>136324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4764">
                <text:p>134764</text:p>
              </table:table-cell>
              <table:table-cell office:value-type="float" office:value="20440">
                <text:p>2044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5580">
                <text:p>145580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4712">
                <text:p>134712</text:p>
              </table:table-cell>
              <table:table-cell office:value-type="float" office:value="21796">
                <text:p>217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1244">
                <text:p>171244</text:p>
              </table:table-cell>
              <table:table-cell office:value-type="float" office:value="20476">
                <text:p>204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5516">
                <text:p>155516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4272">
                <text:p>124272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6016">
                <text:p>126016</text:p>
              </table:table-cell>
              <table:table-cell office:value-type="float" office:value="20492">
                <text:p>204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0320">
                <text:p>140320</text:p>
              </table:table-cell>
              <table:table-cell office:value-type="float" office:value="20508">
                <text:p>205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3676">
                <text:p>163676</text:p>
              </table:table-cell>
              <table:table-cell office:value-type="float" office:value="21880">
                <text:p>2188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3476">
                <text:p>133476</text:p>
              </table:table-cell>
              <table:table-cell office:value-type="float" office:value="20460">
                <text:p>2046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6932">
                <text:p>156932</text:p>
              </table:table-cell>
              <table:table-cell office:value-type="float" office:value="20412">
                <text:p>204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8228">
                <text:p>108228</text:p>
              </table:table-cell>
              <table:table-cell office:value-type="float" office:value="20384">
                <text:p>203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7564">
                <text:p>147564</text:p>
              </table:table-cell>
              <table:table-cell office:value-type="float" office:value="12784">
                <text:p>127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0712">
                <text:p>130712</text:p>
              </table:table-cell>
              <table:table-cell office:value-type="float" office:value="20412">
                <text:p>204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6352">
                <text:p>136352</text:p>
              </table:table-cell>
              <table:table-cell office:value-type="float" office:value="20476">
                <text:p>204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448">
                <text:p>109448</text:p>
              </table:table-cell>
              <table:table-cell office:value-type="float" office:value="20392">
                <text:p>203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5484">
                <text:p>125484</text:p>
              </table:table-cell>
              <table:table-cell office:value-type="float" office:value="21800">
                <text:p>218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1032">
                <text:p>121032</text:p>
              </table:table-cell>
              <table:table-cell office:value-type="float" office:value="20548">
                <text:p>205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9444">
                <text:p>139444</text:p>
              </table:table-cell>
              <table:table-cell office:value-type="float" office:value="21920">
                <text:p>2192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4656">
                <text:p>94656</text:p>
              </table:table-cell>
              <table:table-cell office:value-type="float" office:value="12568">
                <text:p>125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116">
                <text:p>127116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6020">
                <text:p>136020</text:p>
              </table:table-cell>
              <table:table-cell office:value-type="float" office:value="20472">
                <text:p>204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1708">
                <text:p>101708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7624">
                <text:p>147624</text:p>
              </table:table-cell>
              <table:table-cell office:value-type="float" office:value="20428">
                <text:p>204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4968">
                <text:p>144968</text:p>
              </table:table-cell>
              <table:table-cell office:value-type="float" office:value="20472">
                <text:p>204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4728">
                <text:p>174728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3136">
                <text:p>143136</text:p>
              </table:table-cell>
              <table:table-cell office:value-type="float" office:value="20472">
                <text:p>204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0224">
                <text:p>110224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5668">
                <text:p>175668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4588">
                <text:p>114588</text:p>
              </table:table-cell>
              <table:table-cell office:value-type="float" office:value="20452">
                <text:p>204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1644">
                <text:p>131644</text:p>
              </table:table-cell>
              <table:table-cell office:value-type="float" office:value="20472">
                <text:p>204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8104">
                <text:p>128104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3252">
                <text:p>143252</text:p>
              </table:table-cell>
              <table:table-cell office:value-type="float" office:value="20548">
                <text:p>205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7960">
                <text:p>117960</text:p>
              </table:table-cell>
              <table:table-cell office:value-type="float" office:value="20504">
                <text:p>205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3040">
                <text:p>153040</text:p>
              </table:table-cell>
              <table:table-cell office:value-type="float" office:value="20560">
                <text:p>2056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2136">
                <text:p>92136</text:p>
              </table:table-cell>
              <table:table-cell office:value-type="float" office:value="20540">
                <text:p>2054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5888">
                <text:p>145888</text:p>
              </table:table-cell>
              <table:table-cell office:value-type="float" office:value="20384">
                <text:p>203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2500">
                <text:p>162500</text:p>
              </table:table-cell>
              <table:table-cell office:value-type="float" office:value="20496">
                <text:p>204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2456">
                <text:p>132456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4352">
                <text:p>114352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8832">
                <text:p>148832</text:p>
              </table:table-cell>
              <table:table-cell office:value-type="float" office:value="20388">
                <text:p>203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8944">
                <text:p>158944</text:p>
              </table:table-cell>
              <table:table-cell office:value-type="float" office:value="20440">
                <text:p>2044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4836">
                <text:p>144836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7160">
                <text:p>147160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8896">
                <text:p>108896</text:p>
              </table:table-cell>
              <table:table-cell office:value-type="float" office:value="20480">
                <text:p>2048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9316">
                <text:p>149316</text:p>
              </table:table-cell>
              <table:table-cell office:value-type="float" office:value="20448">
                <text:p>204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1936">
                <text:p>151936</text:p>
              </table:table-cell>
              <table:table-cell office:value-type="float" office:value="20456">
                <text:p>204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1244">
                <text:p>171244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5600">
                <text:p>175600</text:p>
              </table:table-cell>
              <table:table-cell office:value-type="float" office:value="20448">
                <text:p>204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0964">
                <text:p>130964</text:p>
              </table:table-cell>
              <table:table-cell office:value-type="float" office:value="20472">
                <text:p>204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9260">
                <text:p>99260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7040">
                <text:p>97040</text:p>
              </table:table-cell>
              <table:table-cell office:value-type="float" office:value="7688">
                <text:p>76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1688">
                <text:p>131688</text:p>
              </table:table-cell>
              <table:table-cell office:value-type="float" office:value="20432">
                <text:p>204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2936">
                <text:p>122936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0040">
                <text:p>160040</text:p>
              </table:table-cell>
              <table:table-cell office:value-type="float" office:value="20388">
                <text:p>203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6768">
                <text:p>126768</text:p>
              </table:table-cell>
              <table:table-cell office:value-type="float" office:value="20552">
                <text:p>205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8168">
                <text:p>108168</text:p>
              </table:table-cell>
              <table:table-cell office:value-type="float" office:value="21876">
                <text:p>218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9260">
                <text:p>99260</text:p>
              </table:table-cell>
              <table:table-cell office:value-type="float" office:value="20484">
                <text:p>204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4288">
                <text:p>144288</text:p>
              </table:table-cell>
              <table:table-cell office:value-type="float" office:value="20448">
                <text:p>204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0524">
                <text:p>110524</text:p>
              </table:table-cell>
              <table:table-cell office:value-type="float" office:value="20440">
                <text:p>2044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5756">
                <text:p>145756</text:p>
              </table:table-cell>
              <table:table-cell office:value-type="float" office:value="21800">
                <text:p>218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3348">
                <text:p>143348</text:p>
              </table:table-cell>
              <table:table-cell office:value-type="float" office:value="20452">
                <text:p>204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9556">
                <text:p>169556</text:p>
              </table:table-cell>
              <table:table-cell office:value-type="float" office:value="20492">
                <text:p>2049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6512">
                <text:p>166512</text:p>
              </table:table-cell>
              <table:table-cell office:value-type="float" office:value="20532">
                <text:p>205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8016">
                <text:p>128016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4620">
                <text:p>104620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0536">
                <text:p>170536</text:p>
              </table:table-cell>
              <table:table-cell office:value-type="float" office:value="11960">
                <text:p>1196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1420">
                <text:p>91420</text:p>
              </table:table-cell>
              <table:table-cell office:value-type="float" office:value="11928">
                <text:p>119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7728">
                <text:p>157728</text:p>
              </table:table-cell>
              <table:table-cell office:value-type="float" office:value="11976">
                <text:p>119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1300">
                <text:p>111300</text:p>
              </table:table-cell>
              <table:table-cell office:value-type="float" office:value="8200">
                <text:p>82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2248">
                <text:p>112248</text:p>
              </table:table-cell>
              <table:table-cell office:value-type="float" office:value="12024">
                <text:p>120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0168">
                <text:p>140168</text:p>
              </table:table-cell>
              <table:table-cell office:value-type="float" office:value="11900">
                <text:p>119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8764">
                <text:p>148764</text:p>
              </table:table-cell>
              <table:table-cell office:value-type="float" office:value="12048">
                <text:p>120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8904">
                <text:p>108904</text:p>
              </table:table-cell>
              <table:table-cell office:value-type="float" office:value="12060">
                <text:p>1206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9516">
                <text:p>119516</text:p>
              </table:table-cell>
              <table:table-cell office:value-type="float" office:value="11980">
                <text:p>1198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9296">
                <text:p>169296</text:p>
              </table:table-cell>
              <table:table-cell office:value-type="float" office:value="11960">
                <text:p>1196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8672">
                <text:p>98672</text:p>
              </table:table-cell>
              <table:table-cell office:value-type="float" office:value="11904">
                <text:p>119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4648">
                <text:p>144648</text:p>
              </table:table-cell>
              <table:table-cell office:value-type="float" office:value="11968">
                <text:p>119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1400">
                <text:p>141400</text:p>
              </table:table-cell>
              <table:table-cell office:value-type="float" office:value="8508">
                <text:p>85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1260">
                <text:p>161260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3288">
                <text:p>163288</text:p>
              </table:table-cell>
              <table:table-cell office:value-type="float" office:value="8464">
                <text:p>84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3748">
                <text:p>113748</text:p>
              </table:table-cell>
              <table:table-cell office:value-type="float" office:value="11996">
                <text:p>119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2036">
                <text:p>112036</text:p>
              </table:table-cell>
              <table:table-cell office:value-type="float" office:value="8664">
                <text:p>86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1660">
                <text:p>161660</text:p>
              </table:table-cell>
              <table:table-cell office:value-type="float" office:value="9288">
                <text:p>92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9092">
                <text:p>119092</text:p>
              </table:table-cell>
              <table:table-cell office:value-type="float" office:value="11984">
                <text:p>119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7756">
                <text:p>157756</text:p>
              </table:table-cell>
              <table:table-cell office:value-type="float" office:value="12016">
                <text:p>120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9208">
                <text:p>109208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8184">
                <text:p>118184</text:p>
              </table:table-cell>
              <table:table-cell office:value-type="float" office:value="11996">
                <text:p>119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6520">
                <text:p>116520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1352">
                <text:p>141352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0060">
                <text:p>140060</text:p>
              </table:table-cell>
              <table:table-cell office:value-type="float" office:value="11924">
                <text:p>119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8292">
                <text:p>128292</text:p>
              </table:table-cell>
              <table:table-cell office:value-type="float" office:value="11988">
                <text:p>119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7216">
                <text:p>97216</text:p>
              </table:table-cell>
              <table:table-cell office:value-type="float" office:value="11920">
                <text:p>1192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3400">
                <text:p>133400</text:p>
              </table:table-cell>
              <table:table-cell office:value-type="float" office:value="11980">
                <text:p>1198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1588">
                <text:p>171588</text:p>
              </table:table-cell>
              <table:table-cell office:value-type="float" office:value="11924">
                <text:p>119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3376">
                <text:p>153376</text:p>
              </table:table-cell>
              <table:table-cell office:value-type="float" office:value="11956">
                <text:p>1195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4496">
                <text:p>174496</text:p>
              </table:table-cell>
              <table:table-cell office:value-type="float" office:value="12044">
                <text:p>120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7048">
                <text:p>137048</text:p>
              </table:table-cell>
              <table:table-cell office:value-type="float" office:value="8704">
                <text:p>87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0552">
                <text:p>100552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4212">
                <text:p>114212</text:p>
              </table:table-cell>
              <table:table-cell office:value-type="float" office:value="11980">
                <text:p>1198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2436">
                <text:p>152436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6580">
                <text:p>126580</text:p>
              </table:table-cell>
              <table:table-cell office:value-type="float" office:value="12004">
                <text:p>120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1560">
                <text:p>161560</text:p>
              </table:table-cell>
              <table:table-cell office:value-type="float" office:value="8556">
                <text:p>85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1556">
                <text:p>111556</text:p>
              </table:table-cell>
              <table:table-cell office:value-type="float" office:value="8924">
                <text:p>89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9580">
                <text:p>139580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6452">
                <text:p>136452</text:p>
              </table:table-cell>
              <table:table-cell office:value-type="float" office:value="12044">
                <text:p>120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9624">
                <text:p>139624</text:p>
              </table:table-cell>
              <table:table-cell office:value-type="float" office:value="11920">
                <text:p>1192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9600">
                <text:p>149600</text:p>
              </table:table-cell>
              <table:table-cell office:value-type="float" office:value="11980">
                <text:p>1198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7248">
                <text:p>157248</text:p>
              </table:table-cell>
              <table:table-cell office:value-type="float" office:value="11956">
                <text:p>119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1008">
                <text:p>111008</text:p>
              </table:table-cell>
              <table:table-cell office:value-type="float" office:value="11924">
                <text:p>119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9972">
                <text:p>109972</text:p>
              </table:table-cell>
              <table:table-cell office:value-type="float" office:value="12008">
                <text:p>1200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9260">
                <text:p>159260</text:p>
              </table:table-cell>
              <table:table-cell office:value-type="float" office:value="11952">
                <text:p>119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7784">
                <text:p>137784</text:p>
              </table:table-cell>
              <table:table-cell office:value-type="float" office:value="12008">
                <text:p>120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2064">
                <text:p>92064</text:p>
              </table:table-cell>
              <table:table-cell office:value-type="float" office:value="11920">
                <text:p>1192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2500">
                <text:p>102500</text:p>
              </table:table-cell>
              <table:table-cell office:value-type="float" office:value="11896">
                <text:p>118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9964">
                <text:p>119964</text:p>
              </table:table-cell>
              <table:table-cell office:value-type="float" office:value="11944">
                <text:p>1194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8488">
                <text:p>118488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6268">
                <text:p>156268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1556">
                <text:p>161556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0208">
                <text:p>150208</text:p>
              </table:table-cell>
              <table:table-cell office:value-type="float" office:value="8264">
                <text:p>82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1536">
                <text:p>111536</text:p>
              </table:table-cell>
              <table:table-cell office:value-type="float" office:value="8348">
                <text:p>834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7544">
                <text:p>107544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4132">
                <text:p>124132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7840">
                <text:p>117840</text:p>
              </table:table-cell>
              <table:table-cell office:value-type="float" office:value="12052">
                <text:p>120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5208">
                <text:p>105208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8760">
                <text:p>138760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2976">
                <text:p>142976</text:p>
              </table:table-cell>
              <table:table-cell office:value-type="float" office:value="11944">
                <text:p>119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4184">
                <text:p>144184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4484">
                <text:p>134484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4172">
                <text:p>144172</text:p>
              </table:table-cell>
              <table:table-cell office:value-type="float" office:value="11952">
                <text:p>119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0196">
                <text:p>130196</text:p>
              </table:table-cell>
              <table:table-cell office:value-type="float" office:value="11920">
                <text:p>1192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74844">
                <text:p>174844</text:p>
              </table:table-cell>
              <table:table-cell office:value-type="float" office:value="12004">
                <text:p>120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4016">
                <text:p>124016</text:p>
              </table:table-cell>
              <table:table-cell office:value-type="float" office:value="11900">
                <text:p>119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9072">
                <text:p>129072</text:p>
              </table:table-cell>
              <table:table-cell office:value-type="float" office:value="11956">
                <text:p>1195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8840">
                <text:p>158840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0520">
                <text:p>140520</text:p>
              </table:table-cell>
              <table:table-cell office:value-type="float" office:value="11928">
                <text:p>119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5072">
                <text:p>105072</text:p>
              </table:table-cell>
              <table:table-cell office:value-type="float" office:value="11976">
                <text:p>119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1976">
                <text:p>161976</text:p>
              </table:table-cell>
              <table:table-cell office:value-type="float" office:value="12052">
                <text:p>120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8344">
                <text:p>118344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9076">
                <text:p>99076</text:p>
              </table:table-cell>
              <table:table-cell office:value-type="float" office:value="11924">
                <text:p>119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1432">
                <text:p>121432</text:p>
              </table:table-cell>
              <table:table-cell office:value-type="float" office:value="12008">
                <text:p>1200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22544">
                <text:p>122544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1992">
                <text:p>101992</text:p>
              </table:table-cell>
              <table:table-cell office:value-type="float" office:value="12044">
                <text:p>1204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1988">
                <text:p>91988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7504">
                <text:p>97504</text:p>
              </table:table-cell>
              <table:table-cell office:value-type="float" office:value="11952">
                <text:p>119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8192">
                <text:p>168192</text:p>
              </table:table-cell>
              <table:table-cell office:value-type="float" office:value="7852">
                <text:p>78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7492">
                <text:p>97492</text:p>
              </table:table-cell>
              <table:table-cell office:value-type="float" office:value="8644">
                <text:p>864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1824">
                <text:p>121824</text:p>
              </table:table-cell>
              <table:table-cell office:value-type="float" office:value="8276">
                <text:p>827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7076">
                <text:p>147076</text:p>
              </table:table-cell>
              <table:table-cell office:value-type="float" office:value="8352">
                <text:p>835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0812">
                <text:p>140812</text:p>
              </table:table-cell>
              <table:table-cell office:value-type="float" office:value="11996">
                <text:p>119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8692">
                <text:p>98692</text:p>
              </table:table-cell>
              <table:table-cell office:value-type="float" office:value="11968">
                <text:p>1196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5544">
                <text:p>105544</text:p>
              </table:table-cell>
              <table:table-cell office:value-type="float" office:value="6728">
                <text:p>67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5560">
                <text:p>145560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9928">
                <text:p>99928</text:p>
              </table:table-cell>
              <table:table-cell office:value-type="float" office:value="11956">
                <text:p>119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7096">
                <text:p>157096</text:p>
              </table:table-cell>
              <table:table-cell office:value-type="float" office:value="11968">
                <text:p>119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2184">
                <text:p>142184</text:p>
              </table:table-cell>
              <table:table-cell office:value-type="float" office:value="12008">
                <text:p>1200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0140">
                <text:p>140140</text:p>
              </table:table-cell>
              <table:table-cell office:value-type="float" office:value="11904">
                <text:p>119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6632">
                <text:p>156632</text:p>
              </table:table-cell>
              <table:table-cell office:value-type="float" office:value="11996">
                <text:p>119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6228">
                <text:p>136228</text:p>
              </table:table-cell>
              <table:table-cell office:value-type="float" office:value="11956">
                <text:p>119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6096">
                <text:p>106096</text:p>
              </table:table-cell>
              <table:table-cell office:value-type="float" office:value="8608">
                <text:p>86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6344">
                <text:p>116344</text:p>
              </table:table-cell>
              <table:table-cell office:value-type="float" office:value="8472">
                <text:p>84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7332">
                <text:p>117332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6864">
                <text:p>106864</text:p>
              </table:table-cell>
              <table:table-cell office:value-type="float" office:value="7792">
                <text:p>779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3488">
                <text:p>163488</text:p>
              </table:table-cell>
              <table:table-cell office:value-type="float" office:value="11928">
                <text:p>119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4940">
                <text:p>154940</text:p>
              </table:table-cell>
              <table:table-cell office:value-type="float" office:value="11980">
                <text:p>1198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3512">
                <text:p>163512</text:p>
              </table:table-cell>
              <table:table-cell office:value-type="float" office:value="7848">
                <text:p>784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5636">
                <text:p>95636</text:p>
              </table:table-cell>
              <table:table-cell office:value-type="float" office:value="6812">
                <text:p>68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6932">
                <text:p>116932</text:p>
              </table:table-cell>
              <table:table-cell office:value-type="float" office:value="8656">
                <text:p>865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8652">
                <text:p>148652</text:p>
              </table:table-cell>
              <table:table-cell office:value-type="float" office:value="7076">
                <text:p>707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6984">
                <text:p>136984</text:p>
              </table:table-cell>
              <table:table-cell office:value-type="float" office:value="11964">
                <text:p>1196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1624">
                <text:p>121624</text:p>
              </table:table-cell>
              <table:table-cell office:value-type="float" office:value="8672">
                <text:p>867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75508">
                <text:p>175508</text:p>
              </table:table-cell>
              <table:table-cell office:value-type="float" office:value="12060">
                <text:p>1206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5512">
                <text:p>145512</text:p>
              </table:table-cell>
              <table:table-cell office:value-type="float" office:value="11952">
                <text:p>1195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2756">
                <text:p>132756</text:p>
              </table:table-cell>
              <table:table-cell office:value-type="float" office:value="8744">
                <text:p>874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5152">
                <text:p>145152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5696">
                <text:p>155696</text:p>
              </table:table-cell>
              <table:table-cell office:value-type="float" office:value="8140">
                <text:p>814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2340">
                <text:p>122340</text:p>
              </table:table-cell>
              <table:table-cell office:value-type="float" office:value="8440">
                <text:p>844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2700">
                <text:p>162700</text:p>
              </table:table-cell>
              <table:table-cell office:value-type="float" office:value="12068">
                <text:p>120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3220">
                <text:p>143220</text:p>
              </table:table-cell>
              <table:table-cell office:value-type="float" office:value="6972">
                <text:p>697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9668">
                <text:p>149668</text:p>
              </table:table-cell>
              <table:table-cell office:value-type="float" office:value="7572">
                <text:p>757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5672">
                <text:p>155672</text:p>
              </table:table-cell>
              <table:table-cell office:value-type="float" office:value="8312">
                <text:p>831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1532">
                <text:p>161532</text:p>
              </table:table-cell>
              <table:table-cell office:value-type="float" office:value="7048">
                <text:p>704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2364">
                <text:p>152364</text:p>
              </table:table-cell>
              <table:table-cell office:value-type="float" office:value="8164">
                <text:p>816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5492">
                <text:p>145492</text:p>
              </table:table-cell>
              <table:table-cell office:value-type="float" office:value="8644">
                <text:p>864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3948">
                <text:p>113948</text:p>
              </table:table-cell>
              <table:table-cell office:value-type="float" office:value="7396">
                <text:p>739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0036">
                <text:p>130036</text:p>
              </table:table-cell>
              <table:table-cell office:value-type="float" office:value="8152">
                <text:p>815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9796">
                <text:p>139796</text:p>
              </table:table-cell>
              <table:table-cell office:value-type="float" office:value="9248">
                <text:p>924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4732">
                <text:p>114732</text:p>
              </table:table-cell>
              <table:table-cell office:value-type="float" office:value="7660">
                <text:p>766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6484">
                <text:p>116484</text:p>
              </table:table-cell>
              <table:table-cell office:value-type="float" office:value="7940">
                <text:p>794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4880">
                <text:p>114880</text:p>
              </table:table-cell>
              <table:table-cell office:value-type="float" office:value="7696">
                <text:p>76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8292">
                <text:p>118292</text:p>
              </table:table-cell>
              <table:table-cell office:value-type="float" office:value="7744">
                <text:p>774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2604">
                <text:p>122604</text:p>
              </table:table-cell>
              <table:table-cell office:value-type="float" office:value="8856">
                <text:p>885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0816">
                <text:p>110816</text:p>
              </table:table-cell>
              <table:table-cell office:value-type="float" office:value="8216">
                <text:p>821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35288">
                <text:p>135288</text:p>
              </table:table-cell>
              <table:table-cell office:value-type="float" office:value="7696">
                <text:p>76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7732">
                <text:p>137732</text:p>
              </table:table-cell>
              <table:table-cell office:value-type="float" office:value="8932">
                <text:p>893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8524">
                <text:p>118524</text:p>
              </table:table-cell>
              <table:table-cell office:value-type="float" office:value="8980">
                <text:p>898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8504">
                <text:p>148504</text:p>
              </table:table-cell>
              <table:table-cell office:value-type="float" office:value="7648">
                <text:p>764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3396">
                <text:p>133396</text:p>
              </table:table-cell>
              <table:table-cell office:value-type="float" office:value="8428">
                <text:p>842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7204">
                <text:p>157204</text:p>
              </table:table-cell>
              <table:table-cell office:value-type="float" office:value="7700">
                <text:p>77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3604">
                <text:p>163604</text:p>
              </table:table-cell>
              <table:table-cell office:value-type="float" office:value="9244">
                <text:p>924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4060">
                <text:p>104060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2428">
                <text:p>172428</text:p>
              </table:table-cell>
              <table:table-cell office:value-type="float" office:value="8608">
                <text:p>860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3376">
                <text:p>163376</text:p>
              </table:table-cell>
              <table:table-cell office:value-type="float" office:value="8092">
                <text:p>809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9632">
                <text:p>99632</text:p>
              </table:table-cell>
              <table:table-cell office:value-type="float" office:value="9044">
                <text:p>904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67312">
                <text:p>167312</text:p>
              </table:table-cell>
              <table:table-cell office:value-type="float" office:value="7796">
                <text:p>779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4112">
                <text:p>154112</text:p>
              </table:table-cell>
              <table:table-cell office:value-type="float" office:value="7796">
                <text:p>779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61000">
                <text:p>161000</text:p>
              </table:table-cell>
              <table:table-cell office:value-type="float" office:value="7752">
                <text:p>775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0396">
                <text:p>160396</text:p>
              </table:table-cell>
              <table:table-cell office:value-type="float" office:value="7724">
                <text:p>772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6336">
                <text:p>156336</text:p>
              </table:table-cell>
              <table:table-cell office:value-type="float" office:value="8748">
                <text:p>874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35620">
                <text:p>135620</text:p>
              </table:table-cell>
              <table:table-cell office:value-type="float" office:value="8604">
                <text:p>860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4204">
                <text:p>144204</text:p>
              </table:table-cell>
              <table:table-cell office:value-type="float" office:value="8476">
                <text:p>847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1160">
                <text:p>131160</text:p>
              </table:table-cell>
              <table:table-cell office:value-type="float" office:value="7748">
                <text:p>774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3796">
                <text:p>143796</text:p>
              </table:table-cell>
              <table:table-cell office:value-type="float" office:value="9176">
                <text:p>917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3268">
                <text:p>143268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4244">
                <text:p>124244</text:p>
              </table:table-cell>
              <table:table-cell office:value-type="float" office:value="8344">
                <text:p>834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13192">
                <text:p>113192</text:p>
              </table:table-cell>
              <table:table-cell office:value-type="float" office:value="8504">
                <text:p>850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14476">
                <text:p>114476</text:p>
              </table:table-cell>
              <table:table-cell office:value-type="float" office:value="8468">
                <text:p>84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48504">
                <text:p>148504</text:p>
              </table:table-cell>
              <table:table-cell office:value-type="float" office:value="8824">
                <text:p>882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48548">
                <text:p>148548</text:p>
              </table:table-cell>
              <table:table-cell office:value-type="float" office:value="7956">
                <text:p>795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11004">
                <text:p>111004</text:p>
              </table:table-cell>
              <table:table-cell office:value-type="float" office:value="8532">
                <text:p>853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9476">
                <text:p>139476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0704">
                <text:p>150704</text:p>
              </table:table-cell>
              <table:table-cell office:value-type="float" office:value="7756">
                <text:p>775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3440">
                <text:p>103440</text:p>
              </table:table-cell>
              <table:table-cell office:value-type="float" office:value="8548">
                <text:p>854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9856">
                <text:p>109856</text:p>
              </table:table-cell>
              <table:table-cell office:value-type="float" office:value="7652">
                <text:p>765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1960">
                <text:p>151960</text:p>
              </table:table-cell>
              <table:table-cell office:value-type="float" office:value="8412">
                <text:p>84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3376">
                <text:p>113376</text:p>
              </table:table-cell>
              <table:table-cell office:value-type="float" office:value="8732">
                <text:p>873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73536">
                <text:p>173536</text:p>
              </table:table-cell>
              <table:table-cell office:value-type="float" office:value="8948">
                <text:p>894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2780">
                <text:p>132780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4504">
                <text:p>124504</text:p>
              </table:table-cell>
              <table:table-cell office:value-type="float" office:value="7728">
                <text:p>77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9208">
                <text:p>109208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3388">
                <text:p>103388</text:p>
              </table:table-cell>
              <table:table-cell office:value-type="float" office:value="8388">
                <text:p>838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4544">
                <text:p>124544</text:p>
              </table:table-cell>
              <table:table-cell office:value-type="float" office:value="7764">
                <text:p>776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3460">
                <text:p>123460</text:p>
              </table:table-cell>
              <table:table-cell office:value-type="float" office:value="7696">
                <text:p>769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3580">
                <text:p>163580</text:p>
              </table:table-cell>
              <table:table-cell office:value-type="float" office:value="8504">
                <text:p>850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1600">
                <text:p>15160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6416">
                <text:p>96416</text:p>
              </table:table-cell>
              <table:table-cell office:value-type="float" office:value="8288">
                <text:p>828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1116">
                <text:p>101116</text:p>
              </table:table-cell>
              <table:table-cell office:value-type="float" office:value="8076">
                <text:p>807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8368">
                <text:p>148368</text:p>
              </table:table-cell>
              <table:table-cell office:value-type="float" office:value="8456">
                <text:p>845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1272">
                <text:p>131272</text:p>
              </table:table-cell>
              <table:table-cell office:value-type="float" office:value="8096">
                <text:p>809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0236">
                <text:p>150236</text:p>
              </table:table-cell>
              <table:table-cell office:value-type="float" office:value="8088">
                <text:p>808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6300">
                <text:p>116300</text:p>
              </table:table-cell>
              <table:table-cell office:value-type="float" office:value="8584">
                <text:p>858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4324">
                <text:p>94324</text:p>
              </table:table-cell>
              <table:table-cell office:value-type="float" office:value="7836">
                <text:p>783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7212">
                <text:p>137212</text:p>
              </table:table-cell>
              <table:table-cell office:value-type="float" office:value="7724">
                <text:p>772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75072">
                <text:p>175072</text:p>
              </table:table-cell>
              <table:table-cell office:value-type="float" office:value="7668">
                <text:p>766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9044">
                <text:p>169044</text:p>
              </table:table-cell>
              <table:table-cell office:value-type="float" office:value="7944">
                <text:p>794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6012">
                <text:p>146012</text:p>
              </table:table-cell>
              <table:table-cell office:value-type="float" office:value="7648">
                <text:p>764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3584">
                <text:p>153584</text:p>
              </table:table-cell>
              <table:table-cell office:value-type="float" office:value="9116">
                <text:p>911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5092">
                <text:p>145092</text:p>
              </table:table-cell>
              <table:table-cell office:value-type="float" office:value="8160">
                <text:p>816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3468">
                <text:p>153468</text:p>
              </table:table-cell>
              <table:table-cell office:value-type="float" office:value="8508">
                <text:p>850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3516">
                <text:p>143516</text:p>
              </table:table-cell>
              <table:table-cell office:value-type="float" office:value="8036">
                <text:p>803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7504">
                <text:p>117504</text:p>
              </table:table-cell>
              <table:table-cell office:value-type="float" office:value="8988">
                <text:p>898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1532">
                <text:p>101532</text:p>
              </table:table-cell>
              <table:table-cell office:value-type="float" office:value="7652">
                <text:p>76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1604">
                <text:p>171604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0156">
                <text:p>130156</text:p>
              </table:table-cell>
              <table:table-cell office:value-type="float" office:value="6352">
                <text:p>635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4136">
                <text:p>114136</text:p>
              </table:table-cell>
              <table:table-cell office:value-type="float" office:value="7528">
                <text:p>752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9396">
                <text:p>99396</text:p>
              </table:table-cell>
              <table:table-cell office:value-type="float" office:value="8416">
                <text:p>841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66148">
                <text:p>166148</text:p>
              </table:table-cell>
              <table:table-cell office:value-type="float" office:value="8340">
                <text:p>834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1656">
                <text:p>111656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9524">
                <text:p>149524</text:p>
              </table:table-cell>
              <table:table-cell office:value-type="float" office:value="6380">
                <text:p>638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1480">
                <text:p>171480</text:p>
              </table:table-cell>
              <table:table-cell office:value-type="float" office:value="6352">
                <text:p>635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3708">
                <text:p>173708</text:p>
              </table:table-cell>
              <table:table-cell office:value-type="float" office:value="7968">
                <text:p>796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9028">
                <text:p>149028</text:p>
              </table:table-cell>
              <table:table-cell office:value-type="float" office:value="7704">
                <text:p>770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5448">
                <text:p>145448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9488">
                <text:p>109488</text:p>
              </table:table-cell>
              <table:table-cell office:value-type="float" office:value="6348">
                <text:p>634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33792">
                <text:p>133792</text:p>
              </table:table-cell>
              <table:table-cell office:value-type="float" office:value="8140">
                <text:p>814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4600">
                <text:p>164600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7036">
                <text:p>147036</text:p>
              </table:table-cell>
              <table:table-cell office:value-type="float" office:value="8340">
                <text:p>834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6648">
                <text:p>146648</text:p>
              </table:table-cell>
              <table:table-cell office:value-type="float" office:value="7440">
                <text:p>744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36736">
                <text:p>136736</text:p>
              </table:table-cell>
              <table:table-cell office:value-type="float" office:value="7952">
                <text:p>795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7976">
                <text:p>167976</text:p>
              </table:table-cell>
              <table:table-cell office:value-type="float" office:value="8424">
                <text:p>842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2828">
                <text:p>142828</text:p>
              </table:table-cell>
              <table:table-cell office:value-type="float" office:value="6328">
                <text:p>632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72188">
                <text:p>172188</text:p>
              </table:table-cell>
              <table:table-cell office:value-type="float" office:value="6304">
                <text:p>630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38788">
                <text:p>138788</text:p>
              </table:table-cell>
              <table:table-cell office:value-type="float" office:value="8132">
                <text:p>813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4520">
                <text:p>154520</text:p>
              </table:table-cell>
              <table:table-cell office:value-type="float" office:value="6364">
                <text:p>63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23124">
                <text:p>123124</text:p>
              </table:table-cell>
              <table:table-cell office:value-type="float" office:value="7296">
                <text:p>729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9508">
                <text:p>119508</text:p>
              </table:table-cell>
              <table:table-cell office:value-type="float" office:value="7616">
                <text:p>761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32912">
                <text:p>132912</text:p>
              </table:table-cell>
              <table:table-cell office:value-type="float" office:value="8360">
                <text:p>836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60648">
                <text:p>160648</text:p>
              </table:table-cell>
              <table:table-cell office:value-type="float" office:value="8100">
                <text:p>810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38140">
                <text:p>138140</text:p>
              </table:table-cell>
              <table:table-cell office:value-type="float" office:value="9248">
                <text:p>924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63648">
                <text:p>163648</text:p>
              </table:table-cell>
              <table:table-cell office:value-type="float" office:value="8788">
                <text:p>878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1508">
                <text:p>121508</text:p>
              </table:table-cell>
              <table:table-cell office:value-type="float" office:value="6428">
                <text:p>642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2112">
                <text:p>122112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10996">
                <text:p>110996</text:p>
              </table:table-cell>
              <table:table-cell office:value-type="float" office:value="6280">
                <text:p>628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5352">
                <text:p>145352</text:p>
              </table:table-cell>
              <table:table-cell office:value-type="float" office:value="6340">
                <text:p>634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0084">
                <text:p>140084</text:p>
              </table:table-cell>
              <table:table-cell office:value-type="float" office:value="8056">
                <text:p>805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60160">
                <text:p>160160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7132">
                <text:p>97132</text:p>
              </table:table-cell>
              <table:table-cell office:value-type="float" office:value="6376">
                <text:p>637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52292">
                <text:p>152292</text:p>
              </table:table-cell>
              <table:table-cell office:value-type="float" office:value="7372">
                <text:p>737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3164">
                <text:p>143164</text:p>
              </table:table-cell>
              <table:table-cell office:value-type="float" office:value="7828">
                <text:p>782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0996">
                <text:p>110996</text:p>
              </table:table-cell>
              <table:table-cell office:value-type="float" office:value="9212">
                <text:p>921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9712">
                <text:p>149712</text:p>
              </table:table-cell>
              <table:table-cell office:value-type="float" office:value="8340">
                <text:p>834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3756">
                <text:p>123756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4740">
                <text:p>164740</text:p>
              </table:table-cell>
              <table:table-cell office:value-type="float" office:value="6368">
                <text:p>636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0212">
                <text:p>100212</text:p>
              </table:table-cell>
              <table:table-cell office:value-type="float" office:value="8016">
                <text:p>801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9596">
                <text:p>159596</text:p>
              </table:table-cell>
              <table:table-cell office:value-type="float" office:value="7832">
                <text:p>783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4324">
                <text:p>164324</text:p>
              </table:table-cell>
              <table:table-cell office:value-type="float" office:value="6336">
                <text:p>633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9308">
                <text:p>99308</text:p>
              </table:table-cell>
              <table:table-cell office:value-type="float" office:value="8240">
                <text:p>824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1992">
                <text:p>91992</text:p>
              </table:table-cell>
              <table:table-cell office:value-type="float" office:value="7736">
                <text:p>773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6788">
                <text:p>136788</text:p>
              </table:table-cell>
              <table:table-cell office:value-type="float" office:value="8288">
                <text:p>828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5816">
                <text:p>105816</text:p>
              </table:table-cell>
              <table:table-cell office:value-type="float" office:value="6348">
                <text:p>634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38372">
                <text:p>138372</text:p>
              </table:table-cell>
              <table:table-cell office:value-type="float" office:value="8388">
                <text:p>838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13288">
                <text:p>113288</text:p>
              </table:table-cell>
              <table:table-cell office:value-type="float" office:value="6328">
                <text:p>632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60524">
                <text:p>160524</text:p>
              </table:table-cell>
              <table:table-cell office:value-type="float" office:value="8260">
                <text:p>826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8032">
                <text:p>158032</text:p>
              </table:table-cell>
              <table:table-cell office:value-type="float" office:value="7692">
                <text:p>769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27988">
                <text:p>127988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4608">
                <text:p>104608</text:p>
              </table:table-cell>
              <table:table-cell office:value-type="float" office:value="6308">
                <text:p>630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14280">
                <text:p>114280</text:p>
              </table:table-cell>
              <table:table-cell office:value-type="float" office:value="7952">
                <text:p>795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69172">
                <text:p>169172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9968">
                <text:p>109968</text:p>
              </table:table-cell>
              <table:table-cell office:value-type="float" office:value="6352">
                <text:p>63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21cm" svg:y="3.753cm" style:legend-expansion="high" chart:style-name="ch2"/>
        <chart:plot-area chart:style-name="ch3" table:cell-range-address="Sheet2.B1:Sheet2.B361 Sheet2.F1:Sheet2.F361" chart:data-source-has-labels="row" svg:x="0.32cm" svg:y="0.18cm" svg:width="10.081cm" svg:height="8.64cm">
          <chartooo:coordinate-region svg:x="1.047cm" svg:y="0.301cm" svg:width="9.354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361" chart:label-cell-address="Sheet2.B1:Sheet2.B1" chart:class="chart:line">
            <chart:data-point chart:repeated="360"/>
          </chart:series>
          <chart:series chart:style-name="ch7" chart:values-cell-range-address="Sheet2.F2:Sheet2.F361" chart:label-cell-address="Sheet2.F1:Sheet2.F1" chart:class="chart:line">
            <chart:data-point chart:repeated="3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Internal Time (seconds)</text:p>
                <draw:g>
                  <svg:desc>Sheet2.B1:Sheet2.B1</svg:desc>
                </draw:g>
              </table:table-cell>
              <table:table-cell office:value-type="string">
                <text:p>Pyasukp Internal Time (seconds)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62778">
                <text:p>0.0462778</text:p>
                <draw:g>
                  <svg:desc>Sheet2.B2:Sheet2.B361</svg:desc>
                </draw:g>
              </table:table-cell>
              <table:table-cell office:value-type="float" office:value="0.85">
                <text:p>0.85</text:p>
                <draw:g>
                  <svg:desc>Sheet2.F2:Sheet2.F3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80966">
                <text:p>0.038096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20713">
                <text:p>0.0320713</text:p>
              </table:table-cell>
              <table:table-cell office:value-type="float" office:value="0.73333">
                <text:p>0.7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48367">
                <text:p>0.0448367</text:p>
              </table:table-cell>
              <table:table-cell office:value-type="float" office:value="0.71667">
                <text:p>0.71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93773">
                <text:p>0.0393773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3317">
                <text:p>0.033317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74287">
                <text:p>0.027428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20548">
                <text:p>0.0320548</text:p>
              </table:table-cell>
              <table:table-cell office:value-type="float" office:value="0.46333">
                <text:p>0.46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32812">
                <text:p>0.0232812</text:p>
              </table:table-cell>
              <table:table-cell office:value-type="float" office:value="0.41667">
                <text:p>0.41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5581">
                <text:p>0.0415581</text:p>
              </table:table-cell>
              <table:table-cell office:value-type="float" office:value="0.40667">
                <text:p>0.40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75433">
                <text:p>0.0275433</text:p>
              </table:table-cell>
              <table:table-cell office:value-type="float" office:value="0.38667">
                <text:p>0.38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63603">
                <text:p>0.0463603</text:p>
              </table:table-cell>
              <table:table-cell office:value-type="float" office:value="0.36333">
                <text:p>0.36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39385">
                <text:p>0.0239385</text:p>
              </table:table-cell>
              <table:table-cell office:value-type="float" office:value="0.35333">
                <text:p>0.35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18858">
                <text:p>0.0318858</text:p>
              </table:table-cell>
              <table:table-cell office:value-type="float" office:value="0.32333">
                <text:p>0.32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09987">
                <text:p>0.0509987</text:p>
              </table:table-cell>
              <table:table-cell office:value-type="float" office:value="0.23667">
                <text:p>0.23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7473">
                <text:p>0.36747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7058">
                <text:p>0.327058</text:p>
              </table:table-cell>
              <table:table-cell office:value-type="float" office:value="0.10333">
                <text:p>0.10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0793">
                <text:p>0.3079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1636">
                <text:p>1.41636</text:p>
              </table:table-cell>
              <table:table-cell office:value-type="float" office:value="0.06333">
                <text:p>0.06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4986">
                <text:p>1.3498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9008">
                <text:p>1.3900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5032">
                <text:p>1.2503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89815">
                <text:p>0.289815</text:p>
              </table:table-cell>
              <table:table-cell office:value-type="float" office:value="0.05667">
                <text:p>0.05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0773">
                <text:p>1.40773</text:p>
              </table:table-cell>
              <table:table-cell office:value-type="float" office:value="0.05667">
                <text:p>0.05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858973">
                <text:p>0.0858973</text:p>
              </table:table-cell>
              <table:table-cell office:value-type="float" office:value="0.05667">
                <text:p>0.05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806074">
                <text:p>0.0806074</text:p>
              </table:table-cell>
              <table:table-cell office:value-type="float" office:value="0.05667">
                <text:p>0.05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21758">
                <text:p>0.121758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840652">
                <text:p>0.0840652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22977">
                <text:p>0.0822977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29416">
                <text:p>0.229416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30559">
                <text:p>0.230559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48723">
                <text:p>0.34872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13974">
                <text:p>0.11397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0476">
                <text:p>1.1047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34538">
                <text:p>0.33453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38728">
                <text:p>0.0838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823023">
                <text:p>0.082302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336">
                <text:p>0.23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31993">
                <text:p>0.23199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32802">
                <text:p>0.23280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87257">
                <text:p>0.287257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03254">
                <text:p>0.103254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18327">
                <text:p>0.0318327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7144">
                <text:p>0.027144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45953">
                <text:p>0.0245953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26604">
                <text:p>0.0226604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89892">
                <text:p>0.028989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90052">
                <text:p>0.029005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15272">
                <text:p>0.031527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7862">
                <text:p>0.02786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93685">
                <text:p>0.0293685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94517">
                <text:p>0.0294517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86932">
                <text:p>0.028693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69046">
                <text:p>0.0269046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307307">
                <text:p>0.0307307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91644">
                <text:p>0.0291644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53129">
                <text:p>0.0253129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44365">
                <text:p>0.0244365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33681">
                <text:p>0.0233681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87483">
                <text:p>0.087483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30829">
                <text:p>0.230829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36262">
                <text:p>0.23626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26273">
                <text:p>0.226273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861673">
                <text:p>0.0861673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66484">
                <text:p>0.0266484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98389">
                <text:p>0.0298389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21069">
                <text:p>0.0221069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39336">
                <text:p>0.0239336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33022">
                <text:p>0.023302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7368">
                <text:p>1.1736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32263">
                <text:p>0.332263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81367">
                <text:p>0.0281367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86932">
                <text:p>0.0286932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44633">
                <text:p>0.0244633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01199">
                <text:p>0.0301199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28028">
                <text:p>0.032802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31018">
                <text:p>0.033101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7018">
                <text:p>0.02701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41099">
                <text:p>0.0241099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313908">
                <text:p>0.031390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42245">
                <text:p>0.0242245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36655">
                <text:p>0.0236655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30937">
                <text:p>0.0230937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41294">
                <text:p>0.0241294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10165">
                <text:p>0.0210165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5822">
                <text:p>0.025822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79492">
                <text:p>0.0179492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8682">
                <text:p>0.08682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89589">
                <text:p>0.089589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859361">
                <text:p>0.0859361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29688">
                <text:p>0.22968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31446">
                <text:p>0.231446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09808">
                <text:p>0.030980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86678">
                <text:p>0.028667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93368">
                <text:p>0.029336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38038">
                <text:p>0.023803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76109">
                <text:p>0.0276109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25094">
                <text:p>0.32509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330284">
                <text:p>0.033028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332766">
                <text:p>0.033276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295372">
                <text:p>0.029537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255871">
                <text:p>0.025587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58871">
                <text:p>0.015887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30265">
                <text:p>0.023026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17392">
                <text:p>0.021739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312579">
                <text:p>0.031257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67639">
                <text:p>0.026763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38062">
                <text:p>0.023806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203657">
                <text:p>0.020365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268771">
                <text:p>0.026877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223716">
                <text:p>0.02237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66729">
                <text:p>0.026672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92838">
                <text:p>0.0292838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326254">
                <text:p>0.0326254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31047">
                <text:p>0.031047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243395">
                <text:p>0.0243395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20127">
                <text:p>0.0220127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11826">
                <text:p>0.11182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31052">
                <text:p>0.33105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886243">
                <text:p>0.088624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486124">
                <text:p>0.0486124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10102">
                <text:p>0.110102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982394">
                <text:p>0.0982394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31799">
                <text:p>0.331799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41391">
                <text:p>0.341391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35418">
                <text:p>0.335418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460517">
                <text:p>0.0460517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75532">
                <text:p>0.0375532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423931">
                <text:p>0.0423931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341226">
                <text:p>0.0341226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878358">
                <text:p>0.0878358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563175">
                <text:p>0.0563175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934289">
                <text:p>0.0934289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788254">
                <text:p>0.078825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844858">
                <text:p>0.0844858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233201">
                <text:p>0.0233201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281029">
                <text:p>0.0281029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219558">
                <text:p>0.0219558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236739">
                <text:p>0.0236739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226768">
                <text:p>0.0226768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252574">
                <text:p>0.025257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235932">
                <text:p>0.0235932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241684">
                <text:p>0.024168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182127">
                <text:p>0.0182127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25944">
                <text:p>0.022594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97263">
                <text:p>0.0297263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73602">
                <text:p>0.0273602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99956">
                <text:p>0.0299956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89007">
                <text:p>0.0289007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45616">
                <text:p>0.0245616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388787">
                <text:p>0.0388787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436814">
                <text:p>0.043681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422082">
                <text:p>0.0422082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361228">
                <text:p>0.0361228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310968">
                <text:p>0.0310968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846925">
                <text:p>0.0846925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860049">
                <text:p>0.0860049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84202">
                <text:p>0.084202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277291">
                <text:p>0.0277291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278826">
                <text:p>0.0278826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2235">
                <text:p>0.02235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224524">
                <text:p>0.022452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296174">
                <text:p>0.029617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230913">
                <text:p>0.0230913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7302">
                <text:p>0.017302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183249">
                <text:p>0.0183249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189161">
                <text:p>0.0189161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86125">
                <text:p>0.0186125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232683">
                <text:p>0.0232683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546507">
                <text:p>0.054650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507871">
                <text:p>0.050787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826934">
                <text:p>0.082693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20199">
                <text:p>0.02019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237111">
                <text:p>0.023711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29377">
                <text:p>0.022937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21381">
                <text:p>0.02138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55342">
                <text:p>0.025534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41163">
                <text:p>0.024116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44912">
                <text:p>0.02449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29053">
                <text:p>0.022905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64348">
                <text:p>0.026434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247143">
                <text:p>0.024714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299164">
                <text:p>0.029916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236202">
                <text:p>0.02362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239323">
                <text:p>0.023932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83654">
                <text:p>0.028365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24962">
                <text:p>0.02496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82604">
                <text:p>0.01826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251644">
                <text:p>0.025164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192716">
                <text:p>0.019271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176462">
                <text:p>0.017646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211343">
                <text:p>0.021134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204312">
                <text:p>0.02043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71611">
                <text:p>0.017161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66629">
                <text:p>0.016662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68727">
                <text:p>0.016872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323413">
                <text:p>0.032341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254374">
                <text:p>0.025437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317829">
                <text:p>0.031782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3869">
                <text:p>0.03386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82931">
                <text:p>0.08293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804929">
                <text:p>0.080492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184073">
                <text:p>0.018407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26621">
                <text:p>0.02662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205465">
                <text:p>0.020546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300744">
                <text:p>0.030074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213469">
                <text:p>0.021346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220488">
                <text:p>0.022048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226651">
                <text:p>0.022665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206885">
                <text:p>0.020688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394223">
                <text:p>0.039422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415487">
                <text:p>0.0415487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362">
                <text:p>0.3362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191844">
                <text:p>0.019184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283679">
                <text:p>0.0283679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233723">
                <text:p>0.023372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316405">
                <text:p>0.0316405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219309">
                <text:p>0.0219309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23603">
                <text:p>0.02360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279767">
                <text:p>0.0279767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836421">
                <text:p>0.0836421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217914">
                <text:p>0.021791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313603">
                <text:p>0.031360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267665">
                <text:p>0.0267665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431612">
                <text:p>0.043161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24269">
                <text:p>0.024269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246488">
                <text:p>0.0246488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191359">
                <text:p>0.0191359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265471">
                <text:p>0.0265471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290546">
                <text:p>0.029054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30305">
                <text:p>0.03030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301925">
                <text:p>0.030192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301569">
                <text:p>0.0301569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290424">
                <text:p>0.0290424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281041">
                <text:p>0.0281041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39847">
                <text:p>0.03984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420197">
                <text:p>0.042019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243313">
                <text:p>0.024331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215139">
                <text:p>0.021513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212362">
                <text:p>0.021236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207765">
                <text:p>0.020776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2128">
                <text:p>0.0212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212575">
                <text:p>0.021257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18198">
                <text:p>0.01819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214191">
                <text:p>0.021419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218755">
                <text:p>0.021875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201909">
                <text:p>0.020190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229805">
                <text:p>0.02298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207754">
                <text:p>0.020775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240864">
                <text:p>0.024086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247565">
                <text:p>0.024756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177631">
                <text:p>0.017763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276687">
                <text:p>0.027668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262053">
                <text:p>0.026205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247614">
                <text:p>0.024761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330012">
                <text:p>0.033001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312317">
                <text:p>0.031231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365801">
                <text:p>0.03658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372143">
                <text:p>0.037214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247662">
                <text:p>0.024766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235918">
                <text:p>0.023591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258247">
                <text:p>0.025824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234359">
                <text:p>0.023435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26871">
                <text:p>0.02687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245696">
                <text:p>0.024569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199995">
                <text:p>0.019999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1831">
                <text:p>0.0183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187349">
                <text:p>0.018734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229109">
                <text:p>0.022910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226886">
                <text:p>0.022688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184026">
                <text:p>0.018402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790439">
                <text:p>0.079043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260405">
                <text:p>0.026040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191876">
                <text:p>0.019187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200416">
                <text:p>0.020041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237783">
                <text:p>0.023778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186074">
                <text:p>0.018607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290611">
                <text:p>0.029061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23146">
                <text:p>0.02314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220367">
                <text:p>0.022036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202863">
                <text:p>0.020286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191746">
                <text:p>0.019174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221968">
                <text:p>0.022196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184618">
                <text:p>0.018461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242333">
                <text:p>0.024233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222846">
                <text:p>0.022284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157277">
                <text:p>0.015727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160344">
                <text:p>0.016034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22034">
                <text:p>0.02203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198375">
                <text:p>0.019837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222028">
                <text:p>0.022202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174887">
                <text:p>0.017488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280828">
                <text:p>0.028082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332052">
                <text:p>0.033205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277202">
                <text:p>0.027720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272649">
                <text:p>0.027264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245665">
                <text:p>0.024566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255224">
                <text:p>0.025522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266761">
                <text:p>0.026676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232337">
                <text:p>0.023233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2258">
                <text:p>0.0225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18922">
                <text:p>0.01892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165485">
                <text:p>0.016548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430868">
                <text:p>0.043086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416675">
                <text:p>0.041667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198801">
                <text:p>0.019880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190188">
                <text:p>0.019018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262522">
                <text:p>0.026252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19481">
                <text:p>0.01948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246233">
                <text:p>0.024623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273641">
                <text:p>0.027364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275352">
                <text:p>0.027535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223422">
                <text:p>0.022342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222537">
                <text:p>0.022253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178406">
                <text:p>0.017840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204005">
                <text:p>0.020400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242151">
                <text:p>0.024215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222279">
                <text:p>0.022227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223309">
                <text:p>0.022330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223889">
                <text:p>0.022388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257957">
                <text:p>0.025795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263876">
                <text:p>0.026387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269187">
                <text:p>0.026918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228674">
                <text:p>0.022867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243272">
                <text:p>0.024327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210403">
                <text:p>0.021040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209638">
                <text:p>0.020963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224957">
                <text:p>0.022495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257186">
                <text:p>0.025718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244006">
                <text:p>0.024400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272455">
                <text:p>0.027245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179415">
                <text:p>0.017941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181875">
                <text:p>0.018187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173305">
                <text:p>0.017330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218329">
                <text:p>0.021832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203214">
                <text:p>0.020321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225668">
                <text:p>0.022566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148632">
                <text:p>0.014863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215837">
                <text:p>0.021583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207744">
                <text:p>0.020774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177033">
                <text:p>0.017703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305065">
                <text:p>0.030506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208497">
                <text:p>0.020849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263381">
                <text:p>0.026338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176706">
                <text:p>0.017670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251766">
                <text:p>0.025176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259204">
                <text:p>0.025920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17998">
                <text:p>0.01799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148439">
                <text:p>0.014843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231306">
                <text:p>0.023130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178629">
                <text:p>0.017862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207915">
                <text:p>0.020791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177735">
                <text:p>0.017773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235894">
                <text:p>0.023589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234744">
                <text:p>0.023474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198139">
                <text:p>0.019813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167247">
                <text:p>0.016724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168719">
                <text:p>0.0168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269921">
                <text:p>0.0269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170993">
                <text:p>0.017099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562cm" svg:y="3.753cm" style:legend-expansion="high" chart:style-name="ch2"/>
        <chart:plot-area chart:style-name="ch3" table:cell-range-address="Sheet2.C1:Sheet2.C361 Sheet2.G1:Sheet2.G361" chart:data-source-has-labels="row" svg:x="0.32cm" svg:y="0.18cm" svg:width="9.922cm" svg:height="8.64cm">
          <chartooo:coordinate-region svg:x="1.047cm" svg:y="0.301cm" svg:width="9.195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2:Sheet2.C361" chart:label-cell-address="Sheet2.C1:Sheet2.C1" chart:class="chart:line">
            <chart:data-point chart:repeated="360"/>
          </chart:series>
          <chart:series chart:style-name="ch7" chart:values-cell-range-address="Sheet2.G2:Sheet2.G361" chart:label-cell-address="Sheet2.G1:Sheet2.G1" chart:class="chart:line">
            <chart:data-point chart:repeated="3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External Time (seconds)</text:p>
                <draw:g>
                  <svg:desc>Sheet2.C1:Sheet2.C1</svg:desc>
                </draw:g>
              </table:table-cell>
              <table:table-cell office:value-type="string">
                <text:p>Pyasukp External Time (seconds)</text:p>
                <draw:g>
                  <svg:desc>Sheet2.G1:Sheet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">
                <text:p>0.16</text:p>
                <draw:g>
                  <svg:desc>Sheet2.C2:Sheet2.C361</svg:desc>
                </draw:g>
              </table:table-cell>
              <table:table-cell office:value-type="float" office:value="0.86">
                <text:p>0.86</text:p>
                <draw:g>
                  <svg:desc>Sheet2.G2:Sheet2.G3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">
                <text:p>0.0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">
                <text:p>0.08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">
                <text:p>0.16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">
                <text:p>0.06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">
                <text:p>0.08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">
                <text:p>0.05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">
                <text:p>0.0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">
                <text:p>0.06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">
                <text:p>0.0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">
                <text:p>0.06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">
                <text:p>0.0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">
                <text:p>0.0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8">
                <text:p>0.6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9">
                <text:p>0.5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5">
                <text:p>0.5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3">
                <text:p>1.7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6">
                <text:p>1.6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">
                <text:p>1.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5">
                <text:p>1.5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4">
                <text:p>0.5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2">
                <text:p>1.72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3">
                <text:p>0.3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3">
                <text:p>0.3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4">
                <text:p>0.2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3">
                <text:p>0.3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3">
                <text:p>0.3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">
                <text:p>0.4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">
                <text:p>0.4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6">
                <text:p>0.6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5">
                <text:p>0.2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6">
                <text:p>1.3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5">
                <text:p>0.4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3">
                <text:p>0.3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3">
                <text:p>0.3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8">
                <text:p>0.4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8">
                <text:p>0.4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8">
                <text:p>0.4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">
                <text:p>0.5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2">
                <text:p>0.2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7">
                <text:p>0.2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8">
                <text:p>0.2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8">
                <text:p>0.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4">
                <text:p>0.1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6">
                <text:p>0.2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6">
                <text:p>0.2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7">
                <text:p>0.2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7">
                <text:p>0.2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6">
                <text:p>0.2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6">
                <text:p>0.2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5">
                <text:p>0.2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4">
                <text:p>0.3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7">
                <text:p>0.4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9">
                <text:p>0.4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8">
                <text:p>0.4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1">
                <text:p>0.2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6">
                <text:p>0.2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6">
                <text:p>0.2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6">
                <text:p>0.2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43">
                <text:p>1.4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6">
                <text:p>0.4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7">
                <text:p>0.2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8">
                <text:p>0.2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7">
                <text:p>0.2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7">
                <text:p>0.2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7">
                <text:p>0.2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6">
                <text:p>0.2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6">
                <text:p>0.2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5">
                <text:p>0.2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5">
                <text:p>0.2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5">
                <text:p>0.2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6">
                <text:p>0.2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6">
                <text:p>0.2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4">
                <text:p>0.3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5">
                <text:p>0.3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3">
                <text:p>0.3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7">
                <text:p>0.4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7">
                <text:p>0.4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8">
                <text:p>0.2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1">
                <text:p>0.6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8">
                <text:p>0.2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8">
                <text:p>0.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6">
                <text:p>0.2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6">
                <text:p>0.2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6">
                <text:p>0.2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8">
                <text:p>0.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6">
                <text:p>0.2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6">
                <text:p>0.2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6">
                <text:p>0.2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9">
                <text:p>0.2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8">
                <text:p>0.2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8">
                <text:p>0.2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6">
                <text:p>0.2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3">
                <text:p>0.2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">
                <text:p>0.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1">
                <text:p>0.2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1">
                <text:p>0.1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2">
                <text:p>0.2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">
                <text:p>0.2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5">
                <text:p>0.4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6">
                <text:p>0.4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5">
                <text:p>0.4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6">
                <text:p>0.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7">
                <text:p>0.1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9">
                <text:p>0.0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">
                <text:p>0.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3">
                <text:p>0.1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3">
                <text:p>0.2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2">
                <text:p>0.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3">
                <text:p>0.1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3">
                <text:p>0.1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6">
                <text:p>0.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7">
                <text:p>0.0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8">
                <text:p>0.1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6">
                <text:p>0.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6">
                <text:p>0.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">
                <text:p>0.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">
                <text:p>0.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2">
                <text:p>0.2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6">
                <text:p>0.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">
                <text:p>0.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3">
                <text:p>0.1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7">
                <text:p>0.0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6">
                <text:p>0.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6">
                <text:p>0.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6">
                <text:p>0.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3">
                <text:p>0.1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3">
                <text:p>0.1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3">
                <text:p>0.1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3">
                <text:p>0.1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7">
                <text:p>0.0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">
                <text:p>0.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">
                <text:p>0.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4">
                <text:p>0.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6">
                <text:p>0.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7">
                <text:p>0.4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4">
                <text:p>0.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5">
                <text:p>0.0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7">
                <text:p>0.0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">
                <text:p>0.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7">
                <text:p>0.0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7">
                <text:p>0.0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5">
                <text:p>0.0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5">
                <text:p>0.0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5">
                <text:p>0.0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6">
                <text:p>0.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8">
                <text:p>0.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8">
                <text:p>0.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8">
                <text:p>0.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8">
                <text:p>0.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6">
                <text:p>0.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3">
                <text:p>0.1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8">
                <text:p>0.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6">
                <text:p>0.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8">
                <text:p>0.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6">
                <text:p>0.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6">
                <text:p>0.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6">
                <text:p>0.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6">
                <text:p>0.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8">
                <text:p>0.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8">
                <text:p>0.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6">
                <text:p>0.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8">
                <text:p>0.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6">
                <text:p>0.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74cm" svg:y="3.753cm" style:legend-expansion="high" chart:style-name="ch2"/>
        <chart:plot-area chart:style-name="ch3" table:cell-range-address="Sheet2.D1:Sheet2.D361 Sheet2.H1:Sheet2.H361" chart:data-source-has-labels="row" svg:x="0.32cm" svg:y="0.18cm" svg:width="10.134cm" svg:height="8.64cm">
          <chartooo:coordinate-region svg:x="1.682cm" svg:y="0.301cm" svg:width="8.772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D2:Sheet2.D361" chart:label-cell-address="Sheet2.D1:Sheet2.D1" chart:class="chart:line">
            <chart:data-point chart:repeated="360"/>
          </chart:series>
          <chart:series chart:style-name="ch7" chart:values-cell-range-address="Sheet2.H2:Sheet2.H361" chart:label-cell-address="Sheet2.H1:Sheet2.H1" chart:class="chart:line">
            <chart:data-point chart:repeated="3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Max Memory Use (Kb)</text:p>
                <draw:g>
                  <svg:desc>Sheet2.D1:Sheet2.D1</svg:desc>
                </draw:g>
              </table:table-cell>
              <table:table-cell office:value-type="string">
                <text:p>Pyasukp Max Memory Use (Kb)</text:p>
                <draw:g>
                  <svg:desc>Sheet2.H1:Sheet2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0676">
                <text:p>170676</text:p>
                <draw:g>
                  <svg:desc>Sheet2.D2:Sheet2.D361</svg:desc>
                </draw:g>
              </table:table-cell>
              <table:table-cell office:value-type="float" office:value="17680">
                <text:p>17680</text:p>
                <draw:g>
                  <svg:desc>Sheet2.H2:Sheet2.H3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7228">
                <text:p>97228</text:p>
              </table:table-cell>
              <table:table-cell office:value-type="float" office:value="9876">
                <text:p>98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1844">
                <text:p>151844</text:p>
              </table:table-cell>
              <table:table-cell office:value-type="float" office:value="12372">
                <text:p>123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3308">
                <text:p>153308</text:p>
              </table:table-cell>
              <table:table-cell office:value-type="float" office:value="17356">
                <text:p>17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9008">
                <text:p>129008</text:p>
              </table:table-cell>
              <table:table-cell office:value-type="float" office:value="9196">
                <text:p>91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3532">
                <text:p>163532</text:p>
              </table:table-cell>
              <table:table-cell office:value-type="float" office:value="11488">
                <text:p>114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852">
                <text:p>89852</text:p>
              </table:table-cell>
              <table:table-cell office:value-type="float" office:value="11424">
                <text:p>114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5780">
                <text:p>165780</text:p>
              </table:table-cell>
              <table:table-cell office:value-type="float" office:value="9180">
                <text:p>91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7332">
                <text:p>97332</text:p>
              </table:table-cell>
              <table:table-cell office:value-type="float" office:value="9744">
                <text:p>97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2208">
                <text:p>152208</text:p>
              </table:table-cell>
              <table:table-cell office:value-type="float" office:value="9284">
                <text:p>92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2320">
                <text:p>132320</text:p>
              </table:table-cell>
              <table:table-cell office:value-type="float" office:value="9328">
                <text:p>93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1020">
                <text:p>171020</text:p>
              </table:table-cell>
              <table:table-cell office:value-type="float" office:value="9248">
                <text:p>92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1356">
                <text:p>111356</text:p>
              </table:table-cell>
              <table:table-cell office:value-type="float" office:value="9220">
                <text:p>92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9556">
                <text:p>159556</text:p>
              </table:table-cell>
              <table:table-cell office:value-type="float" office:value="10688">
                <text:p>106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4328">
                <text:p>144328</text:p>
              </table:table-cell>
              <table:table-cell office:value-type="float" office:value="9220">
                <text:p>92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1160">
                <text:p>141160</text:p>
              </table:table-cell>
              <table:table-cell office:value-type="float" office:value="21076">
                <text:p>210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4612">
                <text:p>104612</text:p>
              </table:table-cell>
              <table:table-cell office:value-type="float" office:value="20832">
                <text:p>208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9016">
                <text:p>169016</text:p>
              </table:table-cell>
              <table:table-cell office:value-type="float" office:value="21212">
                <text:p>21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2324">
                <text:p>112324</text:p>
              </table:table-cell>
              <table:table-cell office:value-type="float" office:value="20456">
                <text:p>204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4780">
                <text:p>104780</text:p>
              </table:table-cell>
              <table:table-cell office:value-type="float" office:value="20456">
                <text:p>204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5928">
                <text:p>95928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348">
                <text:p>105348</text:p>
              </table:table-cell>
              <table:table-cell office:value-type="float" office:value="20532">
                <text:p>205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8900">
                <text:p>108900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9868">
                <text:p>89868</text:p>
              </table:table-cell>
              <table:table-cell office:value-type="float" office:value="20460">
                <text:p>204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2564">
                <text:p>162564</text:p>
              </table:table-cell>
              <table:table-cell office:value-type="float" office:value="20452">
                <text:p>204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348">
                <text:p>102348</text:p>
              </table:table-cell>
              <table:table-cell office:value-type="float" office:value="20552">
                <text:p>205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3072">
                <text:p>153072</text:p>
              </table:table-cell>
              <table:table-cell office:value-type="float" office:value="12744">
                <text:p>127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4272">
                <text:p>124272</text:p>
              </table:table-cell>
              <table:table-cell office:value-type="float" office:value="20440">
                <text:p>204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4984">
                <text:p>124984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1272">
                <text:p>121272</text:p>
              </table:table-cell>
              <table:table-cell office:value-type="float" office:value="21692">
                <text:p>216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860">
                <text:p>90860</text:p>
              </table:table-cell>
              <table:table-cell office:value-type="float" office:value="20544">
                <text:p>205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8868">
                <text:p>108868</text:p>
              </table:table-cell>
              <table:table-cell office:value-type="float" office:value="20484">
                <text:p>204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7568">
                <text:p>137568</text:p>
              </table:table-cell>
              <table:table-cell office:value-type="float" office:value="12728">
                <text:p>127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6104">
                <text:p>116104</text:p>
              </table:table-cell>
              <table:table-cell office:value-type="float" office:value="21780">
                <text:p>217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1316">
                <text:p>101316</text:p>
              </table:table-cell>
              <table:table-cell office:value-type="float" office:value="12600">
                <text:p>126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6116">
                <text:p>146116</text:p>
              </table:table-cell>
              <table:table-cell office:value-type="float" office:value="21768">
                <text:p>217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3556">
                <text:p>113556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0016">
                <text:p>140016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6440">
                <text:p>126440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8256">
                <text:p>148256</text:p>
              </table:table-cell>
              <table:table-cell office:value-type="float" office:value="20384">
                <text:p>203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1140">
                <text:p>111140</text:p>
              </table:table-cell>
              <table:table-cell office:value-type="float" office:value="20460">
                <text:p>204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0412">
                <text:p>120412</text:p>
              </table:table-cell>
              <table:table-cell office:value-type="float" office:value="12640">
                <text:p>126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4596">
                <text:p>154596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0724">
                <text:p>120724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40">
                <text:p>100040</text:p>
              </table:table-cell>
              <table:table-cell office:value-type="float" office:value="20480">
                <text:p>204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8724">
                <text:p>118724</text:p>
              </table:table-cell>
              <table:table-cell office:value-type="float" office:value="12604">
                <text:p>126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2180">
                <text:p>142180</text:p>
              </table:table-cell>
              <table:table-cell office:value-type="float" office:value="20532">
                <text:p>205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7308">
                <text:p>127308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3192">
                <text:p>153192</text:p>
              </table:table-cell>
              <table:table-cell office:value-type="float" office:value="20460">
                <text:p>204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9908">
                <text:p>119908</text:p>
              </table:table-cell>
              <table:table-cell office:value-type="float" office:value="20496">
                <text:p>204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6324">
                <text:p>136324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4764">
                <text:p>134764</text:p>
              </table:table-cell>
              <table:table-cell office:value-type="float" office:value="20440">
                <text:p>204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5580">
                <text:p>145580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4712">
                <text:p>134712</text:p>
              </table:table-cell>
              <table:table-cell office:value-type="float" office:value="21796">
                <text:p>217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1244">
                <text:p>171244</text:p>
              </table:table-cell>
              <table:table-cell office:value-type="float" office:value="20476">
                <text:p>204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5516">
                <text:p>155516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4272">
                <text:p>124272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6016">
                <text:p>126016</text:p>
              </table:table-cell>
              <table:table-cell office:value-type="float" office:value="20492">
                <text:p>204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0320">
                <text:p>140320</text:p>
              </table:table-cell>
              <table:table-cell office:value-type="float" office:value="20508">
                <text:p>205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3676">
                <text:p>163676</text:p>
              </table:table-cell>
              <table:table-cell office:value-type="float" office:value="21880">
                <text:p>218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3476">
                <text:p>133476</text:p>
              </table:table-cell>
              <table:table-cell office:value-type="float" office:value="20460">
                <text:p>204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6932">
                <text:p>156932</text:p>
              </table:table-cell>
              <table:table-cell office:value-type="float" office:value="20412">
                <text:p>204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8228">
                <text:p>108228</text:p>
              </table:table-cell>
              <table:table-cell office:value-type="float" office:value="20384">
                <text:p>203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7564">
                <text:p>147564</text:p>
              </table:table-cell>
              <table:table-cell office:value-type="float" office:value="12784">
                <text:p>127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0712">
                <text:p>130712</text:p>
              </table:table-cell>
              <table:table-cell office:value-type="float" office:value="20412">
                <text:p>204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6352">
                <text:p>136352</text:p>
              </table:table-cell>
              <table:table-cell office:value-type="float" office:value="20476">
                <text:p>204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9448">
                <text:p>109448</text:p>
              </table:table-cell>
              <table:table-cell office:value-type="float" office:value="20392">
                <text:p>203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5484">
                <text:p>125484</text:p>
              </table:table-cell>
              <table:table-cell office:value-type="float" office:value="21800">
                <text:p>218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1032">
                <text:p>121032</text:p>
              </table:table-cell>
              <table:table-cell office:value-type="float" office:value="20548">
                <text:p>205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444">
                <text:p>139444</text:p>
              </table:table-cell>
              <table:table-cell office:value-type="float" office:value="21920">
                <text:p>219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4656">
                <text:p>94656</text:p>
              </table:table-cell>
              <table:table-cell office:value-type="float" office:value="12568">
                <text:p>125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7116">
                <text:p>127116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6020">
                <text:p>136020</text:p>
              </table:table-cell>
              <table:table-cell office:value-type="float" office:value="20472">
                <text:p>204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1708">
                <text:p>101708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7624">
                <text:p>147624</text:p>
              </table:table-cell>
              <table:table-cell office:value-type="float" office:value="20428">
                <text:p>204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4968">
                <text:p>144968</text:p>
              </table:table-cell>
              <table:table-cell office:value-type="float" office:value="20472">
                <text:p>204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4728">
                <text:p>174728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3136">
                <text:p>143136</text:p>
              </table:table-cell>
              <table:table-cell office:value-type="float" office:value="20472">
                <text:p>204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0224">
                <text:p>110224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5668">
                <text:p>175668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4588">
                <text:p>114588</text:p>
              </table:table-cell>
              <table:table-cell office:value-type="float" office:value="20452">
                <text:p>204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1644">
                <text:p>131644</text:p>
              </table:table-cell>
              <table:table-cell office:value-type="float" office:value="20472">
                <text:p>204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8104">
                <text:p>128104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3252">
                <text:p>143252</text:p>
              </table:table-cell>
              <table:table-cell office:value-type="float" office:value="20548">
                <text:p>205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7960">
                <text:p>117960</text:p>
              </table:table-cell>
              <table:table-cell office:value-type="float" office:value="20504">
                <text:p>205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3040">
                <text:p>153040</text:p>
              </table:table-cell>
              <table:table-cell office:value-type="float" office:value="20560">
                <text:p>205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2136">
                <text:p>92136</text:p>
              </table:table-cell>
              <table:table-cell office:value-type="float" office:value="20540">
                <text:p>2054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5888">
                <text:p>145888</text:p>
              </table:table-cell>
              <table:table-cell office:value-type="float" office:value="20384">
                <text:p>203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2500">
                <text:p>162500</text:p>
              </table:table-cell>
              <table:table-cell office:value-type="float" office:value="20496">
                <text:p>204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2456">
                <text:p>132456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4352">
                <text:p>114352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8832">
                <text:p>148832</text:p>
              </table:table-cell>
              <table:table-cell office:value-type="float" office:value="20388">
                <text:p>203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8944">
                <text:p>158944</text:p>
              </table:table-cell>
              <table:table-cell office:value-type="float" office:value="20440">
                <text:p>2044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4836">
                <text:p>144836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7160">
                <text:p>147160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8896">
                <text:p>108896</text:p>
              </table:table-cell>
              <table:table-cell office:value-type="float" office:value="20480">
                <text:p>2048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9316">
                <text:p>149316</text:p>
              </table:table-cell>
              <table:table-cell office:value-type="float" office:value="20448">
                <text:p>204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1936">
                <text:p>151936</text:p>
              </table:table-cell>
              <table:table-cell office:value-type="float" office:value="20456">
                <text:p>204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1244">
                <text:p>171244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5600">
                <text:p>175600</text:p>
              </table:table-cell>
              <table:table-cell office:value-type="float" office:value="20448">
                <text:p>204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0964">
                <text:p>130964</text:p>
              </table:table-cell>
              <table:table-cell office:value-type="float" office:value="20472">
                <text:p>204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9260">
                <text:p>99260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7040">
                <text:p>97040</text:p>
              </table:table-cell>
              <table:table-cell office:value-type="float" office:value="7688">
                <text:p>76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1688">
                <text:p>131688</text:p>
              </table:table-cell>
              <table:table-cell office:value-type="float" office:value="20432">
                <text:p>204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2936">
                <text:p>122936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0040">
                <text:p>160040</text:p>
              </table:table-cell>
              <table:table-cell office:value-type="float" office:value="20388">
                <text:p>203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6768">
                <text:p>126768</text:p>
              </table:table-cell>
              <table:table-cell office:value-type="float" office:value="20552">
                <text:p>205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168">
                <text:p>108168</text:p>
              </table:table-cell>
              <table:table-cell office:value-type="float" office:value="21876">
                <text:p>218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9260">
                <text:p>99260</text:p>
              </table:table-cell>
              <table:table-cell office:value-type="float" office:value="20484">
                <text:p>204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4288">
                <text:p>144288</text:p>
              </table:table-cell>
              <table:table-cell office:value-type="float" office:value="20448">
                <text:p>204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524">
                <text:p>110524</text:p>
              </table:table-cell>
              <table:table-cell office:value-type="float" office:value="20440">
                <text:p>2044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5756">
                <text:p>145756</text:p>
              </table:table-cell>
              <table:table-cell office:value-type="float" office:value="21800">
                <text:p>218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3348">
                <text:p>143348</text:p>
              </table:table-cell>
              <table:table-cell office:value-type="float" office:value="20452">
                <text:p>204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9556">
                <text:p>169556</text:p>
              </table:table-cell>
              <table:table-cell office:value-type="float" office:value="20492">
                <text:p>204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6512">
                <text:p>166512</text:p>
              </table:table-cell>
              <table:table-cell office:value-type="float" office:value="20532">
                <text:p>205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8016">
                <text:p>128016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4620">
                <text:p>104620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0536">
                <text:p>170536</text:p>
              </table:table-cell>
              <table:table-cell office:value-type="float" office:value="11960">
                <text:p>1196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1420">
                <text:p>91420</text:p>
              </table:table-cell>
              <table:table-cell office:value-type="float" office:value="11928">
                <text:p>119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7728">
                <text:p>157728</text:p>
              </table:table-cell>
              <table:table-cell office:value-type="float" office:value="11976">
                <text:p>119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1300">
                <text:p>111300</text:p>
              </table:table-cell>
              <table:table-cell office:value-type="float" office:value="8200">
                <text:p>82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2248">
                <text:p>112248</text:p>
              </table:table-cell>
              <table:table-cell office:value-type="float" office:value="12024">
                <text:p>120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0168">
                <text:p>140168</text:p>
              </table:table-cell>
              <table:table-cell office:value-type="float" office:value="11900">
                <text:p>119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8764">
                <text:p>148764</text:p>
              </table:table-cell>
              <table:table-cell office:value-type="float" office:value="12048">
                <text:p>120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8904">
                <text:p>108904</text:p>
              </table:table-cell>
              <table:table-cell office:value-type="float" office:value="12060">
                <text:p>1206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9516">
                <text:p>119516</text:p>
              </table:table-cell>
              <table:table-cell office:value-type="float" office:value="11980">
                <text:p>1198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9296">
                <text:p>169296</text:p>
              </table:table-cell>
              <table:table-cell office:value-type="float" office:value="11960">
                <text:p>1196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8672">
                <text:p>98672</text:p>
              </table:table-cell>
              <table:table-cell office:value-type="float" office:value="11904">
                <text:p>119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648">
                <text:p>144648</text:p>
              </table:table-cell>
              <table:table-cell office:value-type="float" office:value="11968">
                <text:p>119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1400">
                <text:p>141400</text:p>
              </table:table-cell>
              <table:table-cell office:value-type="float" office:value="8508">
                <text:p>85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1260">
                <text:p>161260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3288">
                <text:p>163288</text:p>
              </table:table-cell>
              <table:table-cell office:value-type="float" office:value="8464">
                <text:p>84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3748">
                <text:p>113748</text:p>
              </table:table-cell>
              <table:table-cell office:value-type="float" office:value="11996">
                <text:p>119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2036">
                <text:p>112036</text:p>
              </table:table-cell>
              <table:table-cell office:value-type="float" office:value="8664">
                <text:p>86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1660">
                <text:p>161660</text:p>
              </table:table-cell>
              <table:table-cell office:value-type="float" office:value="9288">
                <text:p>92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9092">
                <text:p>119092</text:p>
              </table:table-cell>
              <table:table-cell office:value-type="float" office:value="11984">
                <text:p>119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7756">
                <text:p>157756</text:p>
              </table:table-cell>
              <table:table-cell office:value-type="float" office:value="12016">
                <text:p>120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9208">
                <text:p>109208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8184">
                <text:p>118184</text:p>
              </table:table-cell>
              <table:table-cell office:value-type="float" office:value="11996">
                <text:p>119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6520">
                <text:p>116520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352">
                <text:p>141352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0060">
                <text:p>140060</text:p>
              </table:table-cell>
              <table:table-cell office:value-type="float" office:value="11924">
                <text:p>119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8292">
                <text:p>128292</text:p>
              </table:table-cell>
              <table:table-cell office:value-type="float" office:value="11988">
                <text:p>119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7216">
                <text:p>97216</text:p>
              </table:table-cell>
              <table:table-cell office:value-type="float" office:value="11920">
                <text:p>1192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3400">
                <text:p>133400</text:p>
              </table:table-cell>
              <table:table-cell office:value-type="float" office:value="11980">
                <text:p>119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1588">
                <text:p>171588</text:p>
              </table:table-cell>
              <table:table-cell office:value-type="float" office:value="11924">
                <text:p>119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3376">
                <text:p>153376</text:p>
              </table:table-cell>
              <table:table-cell office:value-type="float" office:value="11956">
                <text:p>119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4496">
                <text:p>174496</text:p>
              </table:table-cell>
              <table:table-cell office:value-type="float" office:value="12044">
                <text:p>120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7048">
                <text:p>137048</text:p>
              </table:table-cell>
              <table:table-cell office:value-type="float" office:value="8704">
                <text:p>87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0552">
                <text:p>100552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4212">
                <text:p>114212</text:p>
              </table:table-cell>
              <table:table-cell office:value-type="float" office:value="11980">
                <text:p>1198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436">
                <text:p>152436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6580">
                <text:p>126580</text:p>
              </table:table-cell>
              <table:table-cell office:value-type="float" office:value="12004">
                <text:p>120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1560">
                <text:p>161560</text:p>
              </table:table-cell>
              <table:table-cell office:value-type="float" office:value="8556">
                <text:p>85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1556">
                <text:p>111556</text:p>
              </table:table-cell>
              <table:table-cell office:value-type="float" office:value="8924">
                <text:p>89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9580">
                <text:p>139580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6452">
                <text:p>136452</text:p>
              </table:table-cell>
              <table:table-cell office:value-type="float" office:value="12044">
                <text:p>120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9624">
                <text:p>139624</text:p>
              </table:table-cell>
              <table:table-cell office:value-type="float" office:value="11920">
                <text:p>119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9600">
                <text:p>149600</text:p>
              </table:table-cell>
              <table:table-cell office:value-type="float" office:value="11980">
                <text:p>1198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7248">
                <text:p>157248</text:p>
              </table:table-cell>
              <table:table-cell office:value-type="float" office:value="11956">
                <text:p>119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1008">
                <text:p>111008</text:p>
              </table:table-cell>
              <table:table-cell office:value-type="float" office:value="11924">
                <text:p>119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9972">
                <text:p>109972</text:p>
              </table:table-cell>
              <table:table-cell office:value-type="float" office:value="12008">
                <text:p>120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9260">
                <text:p>159260</text:p>
              </table:table-cell>
              <table:table-cell office:value-type="float" office:value="11952">
                <text:p>119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7784">
                <text:p>137784</text:p>
              </table:table-cell>
              <table:table-cell office:value-type="float" office:value="12008">
                <text:p>120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2064">
                <text:p>92064</text:p>
              </table:table-cell>
              <table:table-cell office:value-type="float" office:value="11920">
                <text:p>1192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2500">
                <text:p>102500</text:p>
              </table:table-cell>
              <table:table-cell office:value-type="float" office:value="11896">
                <text:p>118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9964">
                <text:p>119964</text:p>
              </table:table-cell>
              <table:table-cell office:value-type="float" office:value="11944">
                <text:p>119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8488">
                <text:p>118488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6268">
                <text:p>156268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1556">
                <text:p>161556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0208">
                <text:p>150208</text:p>
              </table:table-cell>
              <table:table-cell office:value-type="float" office:value="8264">
                <text:p>82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1536">
                <text:p>111536</text:p>
              </table:table-cell>
              <table:table-cell office:value-type="float" office:value="8348">
                <text:p>83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7544">
                <text:p>107544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4132">
                <text:p>124132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7840">
                <text:p>117840</text:p>
              </table:table-cell>
              <table:table-cell office:value-type="float" office:value="12052">
                <text:p>120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5208">
                <text:p>105208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38760">
                <text:p>138760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2976">
                <text:p>142976</text:p>
              </table:table-cell>
              <table:table-cell office:value-type="float" office:value="11944">
                <text:p>119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4184">
                <text:p>144184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4484">
                <text:p>134484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4172">
                <text:p>144172</text:p>
              </table:table-cell>
              <table:table-cell office:value-type="float" office:value="11952">
                <text:p>119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0196">
                <text:p>130196</text:p>
              </table:table-cell>
              <table:table-cell office:value-type="float" office:value="11920">
                <text:p>1192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4844">
                <text:p>174844</text:p>
              </table:table-cell>
              <table:table-cell office:value-type="float" office:value="12004">
                <text:p>120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4016">
                <text:p>124016</text:p>
              </table:table-cell>
              <table:table-cell office:value-type="float" office:value="11900">
                <text:p>119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9072">
                <text:p>129072</text:p>
              </table:table-cell>
              <table:table-cell office:value-type="float" office:value="11956">
                <text:p>119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8840">
                <text:p>158840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0520">
                <text:p>140520</text:p>
              </table:table-cell>
              <table:table-cell office:value-type="float" office:value="11928">
                <text:p>119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5072">
                <text:p>105072</text:p>
              </table:table-cell>
              <table:table-cell office:value-type="float" office:value="11976">
                <text:p>119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1976">
                <text:p>161976</text:p>
              </table:table-cell>
              <table:table-cell office:value-type="float" office:value="12052">
                <text:p>120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8344">
                <text:p>118344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9076">
                <text:p>99076</text:p>
              </table:table-cell>
              <table:table-cell office:value-type="float" office:value="11924">
                <text:p>119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1432">
                <text:p>121432</text:p>
              </table:table-cell>
              <table:table-cell office:value-type="float" office:value="12008">
                <text:p>120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2544">
                <text:p>122544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1992">
                <text:p>101992</text:p>
              </table:table-cell>
              <table:table-cell office:value-type="float" office:value="12044">
                <text:p>120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1988">
                <text:p>91988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504">
                <text:p>97504</text:p>
              </table:table-cell>
              <table:table-cell office:value-type="float" office:value="11952">
                <text:p>119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8192">
                <text:p>168192</text:p>
              </table:table-cell>
              <table:table-cell office:value-type="float" office:value="7852">
                <text:p>78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492">
                <text:p>97492</text:p>
              </table:table-cell>
              <table:table-cell office:value-type="float" office:value="8644">
                <text:p>86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1824">
                <text:p>121824</text:p>
              </table:table-cell>
              <table:table-cell office:value-type="float" office:value="8276">
                <text:p>82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7076">
                <text:p>147076</text:p>
              </table:table-cell>
              <table:table-cell office:value-type="float" office:value="8352">
                <text:p>83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0812">
                <text:p>140812</text:p>
              </table:table-cell>
              <table:table-cell office:value-type="float" office:value="11996">
                <text:p>1199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8692">
                <text:p>98692</text:p>
              </table:table-cell>
              <table:table-cell office:value-type="float" office:value="11968">
                <text:p>119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5544">
                <text:p>105544</text:p>
              </table:table-cell>
              <table:table-cell office:value-type="float" office:value="6728">
                <text:p>67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5560">
                <text:p>145560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9928">
                <text:p>99928</text:p>
              </table:table-cell>
              <table:table-cell office:value-type="float" office:value="11956">
                <text:p>119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7096">
                <text:p>157096</text:p>
              </table:table-cell>
              <table:table-cell office:value-type="float" office:value="11968">
                <text:p>1196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2184">
                <text:p>142184</text:p>
              </table:table-cell>
              <table:table-cell office:value-type="float" office:value="12008">
                <text:p>120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0140">
                <text:p>140140</text:p>
              </table:table-cell>
              <table:table-cell office:value-type="float" office:value="11904">
                <text:p>1190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6632">
                <text:p>156632</text:p>
              </table:table-cell>
              <table:table-cell office:value-type="float" office:value="11996">
                <text:p>119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6228">
                <text:p>136228</text:p>
              </table:table-cell>
              <table:table-cell office:value-type="float" office:value="11956">
                <text:p>1195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6096">
                <text:p>106096</text:p>
              </table:table-cell>
              <table:table-cell office:value-type="float" office:value="8608">
                <text:p>86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6344">
                <text:p>116344</text:p>
              </table:table-cell>
              <table:table-cell office:value-type="float" office:value="8472">
                <text:p>847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7332">
                <text:p>117332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6864">
                <text:p>106864</text:p>
              </table:table-cell>
              <table:table-cell office:value-type="float" office:value="7792">
                <text:p>77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3488">
                <text:p>163488</text:p>
              </table:table-cell>
              <table:table-cell office:value-type="float" office:value="11928">
                <text:p>1192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4940">
                <text:p>154940</text:p>
              </table:table-cell>
              <table:table-cell office:value-type="float" office:value="11980">
                <text:p>1198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3512">
                <text:p>163512</text:p>
              </table:table-cell>
              <table:table-cell office:value-type="float" office:value="7848">
                <text:p>78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5636">
                <text:p>95636</text:p>
              </table:table-cell>
              <table:table-cell office:value-type="float" office:value="6812">
                <text:p>681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6932">
                <text:p>116932</text:p>
              </table:table-cell>
              <table:table-cell office:value-type="float" office:value="8656">
                <text:p>86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8652">
                <text:p>148652</text:p>
              </table:table-cell>
              <table:table-cell office:value-type="float" office:value="7076">
                <text:p>70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6984">
                <text:p>136984</text:p>
              </table:table-cell>
              <table:table-cell office:value-type="float" office:value="11964">
                <text:p>119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1624">
                <text:p>121624</text:p>
              </table:table-cell>
              <table:table-cell office:value-type="float" office:value="8672">
                <text:p>86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75508">
                <text:p>175508</text:p>
              </table:table-cell>
              <table:table-cell office:value-type="float" office:value="12060">
                <text:p>1206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5512">
                <text:p>145512</text:p>
              </table:table-cell>
              <table:table-cell office:value-type="float" office:value="11952">
                <text:p>119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2756">
                <text:p>132756</text:p>
              </table:table-cell>
              <table:table-cell office:value-type="float" office:value="8744">
                <text:p>87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5152">
                <text:p>145152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5696">
                <text:p>155696</text:p>
              </table:table-cell>
              <table:table-cell office:value-type="float" office:value="8140">
                <text:p>814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2340">
                <text:p>122340</text:p>
              </table:table-cell>
              <table:table-cell office:value-type="float" office:value="8440">
                <text:p>844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2700">
                <text:p>162700</text:p>
              </table:table-cell>
              <table:table-cell office:value-type="float" office:value="12068">
                <text:p>1206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3220">
                <text:p>143220</text:p>
              </table:table-cell>
              <table:table-cell office:value-type="float" office:value="6972">
                <text:p>697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9668">
                <text:p>149668</text:p>
              </table:table-cell>
              <table:table-cell office:value-type="float" office:value="7572">
                <text:p>757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5672">
                <text:p>155672</text:p>
              </table:table-cell>
              <table:table-cell office:value-type="float" office:value="8312">
                <text:p>83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1532">
                <text:p>161532</text:p>
              </table:table-cell>
              <table:table-cell office:value-type="float" office:value="7048">
                <text:p>70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2364">
                <text:p>152364</text:p>
              </table:table-cell>
              <table:table-cell office:value-type="float" office:value="8164">
                <text:p>816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5492">
                <text:p>145492</text:p>
              </table:table-cell>
              <table:table-cell office:value-type="float" office:value="8644">
                <text:p>864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3948">
                <text:p>113948</text:p>
              </table:table-cell>
              <table:table-cell office:value-type="float" office:value="7396">
                <text:p>739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0036">
                <text:p>130036</text:p>
              </table:table-cell>
              <table:table-cell office:value-type="float" office:value="8152">
                <text:p>81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9796">
                <text:p>139796</text:p>
              </table:table-cell>
              <table:table-cell office:value-type="float" office:value="9248">
                <text:p>92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4732">
                <text:p>114732</text:p>
              </table:table-cell>
              <table:table-cell office:value-type="float" office:value="7660">
                <text:p>766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6484">
                <text:p>116484</text:p>
              </table:table-cell>
              <table:table-cell office:value-type="float" office:value="7940">
                <text:p>794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4880">
                <text:p>114880</text:p>
              </table:table-cell>
              <table:table-cell office:value-type="float" office:value="7696">
                <text:p>76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8292">
                <text:p>118292</text:p>
              </table:table-cell>
              <table:table-cell office:value-type="float" office:value="7744">
                <text:p>77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2604">
                <text:p>122604</text:p>
              </table:table-cell>
              <table:table-cell office:value-type="float" office:value="8856">
                <text:p>88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0816">
                <text:p>110816</text:p>
              </table:table-cell>
              <table:table-cell office:value-type="float" office:value="8216">
                <text:p>82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5288">
                <text:p>135288</text:p>
              </table:table-cell>
              <table:table-cell office:value-type="float" office:value="7696">
                <text:p>769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7732">
                <text:p>137732</text:p>
              </table:table-cell>
              <table:table-cell office:value-type="float" office:value="8932">
                <text:p>893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8524">
                <text:p>118524</text:p>
              </table:table-cell>
              <table:table-cell office:value-type="float" office:value="8980">
                <text:p>898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8504">
                <text:p>148504</text:p>
              </table:table-cell>
              <table:table-cell office:value-type="float" office:value="7648">
                <text:p>76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3396">
                <text:p>133396</text:p>
              </table:table-cell>
              <table:table-cell office:value-type="float" office:value="8428">
                <text:p>84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7204">
                <text:p>157204</text:p>
              </table:table-cell>
              <table:table-cell office:value-type="float" office:value="7700">
                <text:p>77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3604">
                <text:p>163604</text:p>
              </table:table-cell>
              <table:table-cell office:value-type="float" office:value="9244">
                <text:p>92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4060">
                <text:p>104060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72428">
                <text:p>172428</text:p>
              </table:table-cell>
              <table:table-cell office:value-type="float" office:value="8608">
                <text:p>86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3376">
                <text:p>163376</text:p>
              </table:table-cell>
              <table:table-cell office:value-type="float" office:value="8092">
                <text:p>809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9632">
                <text:p>99632</text:p>
              </table:table-cell>
              <table:table-cell office:value-type="float" office:value="9044">
                <text:p>904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7312">
                <text:p>167312</text:p>
              </table:table-cell>
              <table:table-cell office:value-type="float" office:value="7796">
                <text:p>77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4112">
                <text:p>154112</text:p>
              </table:table-cell>
              <table:table-cell office:value-type="float" office:value="7796">
                <text:p>779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1000">
                <text:p>161000</text:p>
              </table:table-cell>
              <table:table-cell office:value-type="float" office:value="7752">
                <text:p>775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0396">
                <text:p>160396</text:p>
              </table:table-cell>
              <table:table-cell office:value-type="float" office:value="7724">
                <text:p>77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6336">
                <text:p>156336</text:p>
              </table:table-cell>
              <table:table-cell office:value-type="float" office:value="8748">
                <text:p>874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5620">
                <text:p>135620</text:p>
              </table:table-cell>
              <table:table-cell office:value-type="float" office:value="8604">
                <text:p>86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4204">
                <text:p>144204</text:p>
              </table:table-cell>
              <table:table-cell office:value-type="float" office:value="8476">
                <text:p>847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1160">
                <text:p>131160</text:p>
              </table:table-cell>
              <table:table-cell office:value-type="float" office:value="7748">
                <text:p>774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3796">
                <text:p>143796</text:p>
              </table:table-cell>
              <table:table-cell office:value-type="float" office:value="9176">
                <text:p>917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3268">
                <text:p>143268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4244">
                <text:p>124244</text:p>
              </table:table-cell>
              <table:table-cell office:value-type="float" office:value="8344">
                <text:p>834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13192">
                <text:p>113192</text:p>
              </table:table-cell>
              <table:table-cell office:value-type="float" office:value="8504">
                <text:p>850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14476">
                <text:p>114476</text:p>
              </table:table-cell>
              <table:table-cell office:value-type="float" office:value="8468">
                <text:p>84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48504">
                <text:p>148504</text:p>
              </table:table-cell>
              <table:table-cell office:value-type="float" office:value="8824">
                <text:p>882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8548">
                <text:p>148548</text:p>
              </table:table-cell>
              <table:table-cell office:value-type="float" office:value="7956">
                <text:p>795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11004">
                <text:p>111004</text:p>
              </table:table-cell>
              <table:table-cell office:value-type="float" office:value="8532">
                <text:p>85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9476">
                <text:p>139476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0704">
                <text:p>150704</text:p>
              </table:table-cell>
              <table:table-cell office:value-type="float" office:value="7756">
                <text:p>775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3440">
                <text:p>103440</text:p>
              </table:table-cell>
              <table:table-cell office:value-type="float" office:value="8548">
                <text:p>854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9856">
                <text:p>109856</text:p>
              </table:table-cell>
              <table:table-cell office:value-type="float" office:value="7652">
                <text:p>76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1960">
                <text:p>151960</text:p>
              </table:table-cell>
              <table:table-cell office:value-type="float" office:value="8412">
                <text:p>84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3376">
                <text:p>113376</text:p>
              </table:table-cell>
              <table:table-cell office:value-type="float" office:value="8732">
                <text:p>873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3536">
                <text:p>173536</text:p>
              </table:table-cell>
              <table:table-cell office:value-type="float" office:value="8948">
                <text:p>894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2780">
                <text:p>132780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4504">
                <text:p>124504</text:p>
              </table:table-cell>
              <table:table-cell office:value-type="float" office:value="7728">
                <text:p>772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9208">
                <text:p>109208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3388">
                <text:p>103388</text:p>
              </table:table-cell>
              <table:table-cell office:value-type="float" office:value="8388">
                <text:p>83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4544">
                <text:p>124544</text:p>
              </table:table-cell>
              <table:table-cell office:value-type="float" office:value="7764">
                <text:p>77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3460">
                <text:p>123460</text:p>
              </table:table-cell>
              <table:table-cell office:value-type="float" office:value="7696">
                <text:p>769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3580">
                <text:p>163580</text:p>
              </table:table-cell>
              <table:table-cell office:value-type="float" office:value="8504">
                <text:p>850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51600">
                <text:p>15160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6416">
                <text:p>96416</text:p>
              </table:table-cell>
              <table:table-cell office:value-type="float" office:value="8288">
                <text:p>828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1116">
                <text:p>101116</text:p>
              </table:table-cell>
              <table:table-cell office:value-type="float" office:value="8076">
                <text:p>807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8368">
                <text:p>148368</text:p>
              </table:table-cell>
              <table:table-cell office:value-type="float" office:value="8456">
                <text:p>845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1272">
                <text:p>131272</text:p>
              </table:table-cell>
              <table:table-cell office:value-type="float" office:value="8096">
                <text:p>809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50236">
                <text:p>150236</text:p>
              </table:table-cell>
              <table:table-cell office:value-type="float" office:value="8088">
                <text:p>808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6300">
                <text:p>116300</text:p>
              </table:table-cell>
              <table:table-cell office:value-type="float" office:value="8584">
                <text:p>858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4324">
                <text:p>94324</text:p>
              </table:table-cell>
              <table:table-cell office:value-type="float" office:value="7836">
                <text:p>783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7212">
                <text:p>137212</text:p>
              </table:table-cell>
              <table:table-cell office:value-type="float" office:value="7724">
                <text:p>772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75072">
                <text:p>175072</text:p>
              </table:table-cell>
              <table:table-cell office:value-type="float" office:value="7668">
                <text:p>76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69044">
                <text:p>169044</text:p>
              </table:table-cell>
              <table:table-cell office:value-type="float" office:value="7944">
                <text:p>794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6012">
                <text:p>146012</text:p>
              </table:table-cell>
              <table:table-cell office:value-type="float" office:value="7648">
                <text:p>764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3584">
                <text:p>153584</text:p>
              </table:table-cell>
              <table:table-cell office:value-type="float" office:value="9116">
                <text:p>911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5092">
                <text:p>145092</text:p>
              </table:table-cell>
              <table:table-cell office:value-type="float" office:value="8160">
                <text:p>816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3468">
                <text:p>153468</text:p>
              </table:table-cell>
              <table:table-cell office:value-type="float" office:value="8508">
                <text:p>850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3516">
                <text:p>143516</text:p>
              </table:table-cell>
              <table:table-cell office:value-type="float" office:value="8036">
                <text:p>803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17504">
                <text:p>117504</text:p>
              </table:table-cell>
              <table:table-cell office:value-type="float" office:value="8988">
                <text:p>898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1532">
                <text:p>101532</text:p>
              </table:table-cell>
              <table:table-cell office:value-type="float" office:value="7652">
                <text:p>765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71604">
                <text:p>171604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30156">
                <text:p>130156</text:p>
              </table:table-cell>
              <table:table-cell office:value-type="float" office:value="6352">
                <text:p>635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14136">
                <text:p>114136</text:p>
              </table:table-cell>
              <table:table-cell office:value-type="float" office:value="7528">
                <text:p>752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9396">
                <text:p>99396</text:p>
              </table:table-cell>
              <table:table-cell office:value-type="float" office:value="8416">
                <text:p>841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6148">
                <text:p>166148</text:p>
              </table:table-cell>
              <table:table-cell office:value-type="float" office:value="8340">
                <text:p>834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11656">
                <text:p>111656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49524">
                <text:p>149524</text:p>
              </table:table-cell>
              <table:table-cell office:value-type="float" office:value="6380">
                <text:p>638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1480">
                <text:p>171480</text:p>
              </table:table-cell>
              <table:table-cell office:value-type="float" office:value="6352">
                <text:p>635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73708">
                <text:p>173708</text:p>
              </table:table-cell>
              <table:table-cell office:value-type="float" office:value="7968">
                <text:p>796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9028">
                <text:p>149028</text:p>
              </table:table-cell>
              <table:table-cell office:value-type="float" office:value="7704">
                <text:p>770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45448">
                <text:p>145448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9488">
                <text:p>109488</text:p>
              </table:table-cell>
              <table:table-cell office:value-type="float" office:value="6348">
                <text:p>634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3792">
                <text:p>133792</text:p>
              </table:table-cell>
              <table:table-cell office:value-type="float" office:value="8140">
                <text:p>814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64600">
                <text:p>164600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7036">
                <text:p>147036</text:p>
              </table:table-cell>
              <table:table-cell office:value-type="float" office:value="8340">
                <text:p>834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6648">
                <text:p>146648</text:p>
              </table:table-cell>
              <table:table-cell office:value-type="float" office:value="7440">
                <text:p>744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6736">
                <text:p>136736</text:p>
              </table:table-cell>
              <table:table-cell office:value-type="float" office:value="7952">
                <text:p>795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7976">
                <text:p>167976</text:p>
              </table:table-cell>
              <table:table-cell office:value-type="float" office:value="8424">
                <text:p>842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2828">
                <text:p>142828</text:p>
              </table:table-cell>
              <table:table-cell office:value-type="float" office:value="6328">
                <text:p>632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72188">
                <text:p>172188</text:p>
              </table:table-cell>
              <table:table-cell office:value-type="float" office:value="6304">
                <text:p>630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8788">
                <text:p>138788</text:p>
              </table:table-cell>
              <table:table-cell office:value-type="float" office:value="8132">
                <text:p>813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54520">
                <text:p>154520</text:p>
              </table:table-cell>
              <table:table-cell office:value-type="float" office:value="6364">
                <text:p>636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23124">
                <text:p>123124</text:p>
              </table:table-cell>
              <table:table-cell office:value-type="float" office:value="7296">
                <text:p>729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9508">
                <text:p>119508</text:p>
              </table:table-cell>
              <table:table-cell office:value-type="float" office:value="7616">
                <text:p>761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2912">
                <text:p>132912</text:p>
              </table:table-cell>
              <table:table-cell office:value-type="float" office:value="8360">
                <text:p>836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0648">
                <text:p>160648</text:p>
              </table:table-cell>
              <table:table-cell office:value-type="float" office:value="8100">
                <text:p>810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8140">
                <text:p>138140</text:p>
              </table:table-cell>
              <table:table-cell office:value-type="float" office:value="9248">
                <text:p>924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3648">
                <text:p>163648</text:p>
              </table:table-cell>
              <table:table-cell office:value-type="float" office:value="8788">
                <text:p>878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21508">
                <text:p>121508</text:p>
              </table:table-cell>
              <table:table-cell office:value-type="float" office:value="6428">
                <text:p>642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22112">
                <text:p>122112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0996">
                <text:p>110996</text:p>
              </table:table-cell>
              <table:table-cell office:value-type="float" office:value="6280">
                <text:p>628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45352">
                <text:p>145352</text:p>
              </table:table-cell>
              <table:table-cell office:value-type="float" office:value="6340">
                <text:p>634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40084">
                <text:p>140084</text:p>
              </table:table-cell>
              <table:table-cell office:value-type="float" office:value="8056">
                <text:p>805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0160">
                <text:p>160160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7132">
                <text:p>97132</text:p>
              </table:table-cell>
              <table:table-cell office:value-type="float" office:value="6376">
                <text:p>637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2292">
                <text:p>152292</text:p>
              </table:table-cell>
              <table:table-cell office:value-type="float" office:value="7372">
                <text:p>737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3164">
                <text:p>143164</text:p>
              </table:table-cell>
              <table:table-cell office:value-type="float" office:value="7828">
                <text:p>782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0996">
                <text:p>110996</text:p>
              </table:table-cell>
              <table:table-cell office:value-type="float" office:value="9212">
                <text:p>921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9712">
                <text:p>149712</text:p>
              </table:table-cell>
              <table:table-cell office:value-type="float" office:value="8340">
                <text:p>834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23756">
                <text:p>123756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4740">
                <text:p>164740</text:p>
              </table:table-cell>
              <table:table-cell office:value-type="float" office:value="6368">
                <text:p>636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0212">
                <text:p>100212</text:p>
              </table:table-cell>
              <table:table-cell office:value-type="float" office:value="8016">
                <text:p>80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59596">
                <text:p>159596</text:p>
              </table:table-cell>
              <table:table-cell office:value-type="float" office:value="7832">
                <text:p>783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4324">
                <text:p>164324</text:p>
              </table:table-cell>
              <table:table-cell office:value-type="float" office:value="6336">
                <text:p>633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9308">
                <text:p>99308</text:p>
              </table:table-cell>
              <table:table-cell office:value-type="float" office:value="8240">
                <text:p>824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1992">
                <text:p>91992</text:p>
              </table:table-cell>
              <table:table-cell office:value-type="float" office:value="7736">
                <text:p>773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36788">
                <text:p>136788</text:p>
              </table:table-cell>
              <table:table-cell office:value-type="float" office:value="8288">
                <text:p>828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5816">
                <text:p>105816</text:p>
              </table:table-cell>
              <table:table-cell office:value-type="float" office:value="6348">
                <text:p>634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38372">
                <text:p>138372</text:p>
              </table:table-cell>
              <table:table-cell office:value-type="float" office:value="8388">
                <text:p>838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3288">
                <text:p>113288</text:p>
              </table:table-cell>
              <table:table-cell office:value-type="float" office:value="6328">
                <text:p>632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60524">
                <text:p>160524</text:p>
              </table:table-cell>
              <table:table-cell office:value-type="float" office:value="8260">
                <text:p>826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8032">
                <text:p>158032</text:p>
              </table:table-cell>
              <table:table-cell office:value-type="float" office:value="7692">
                <text:p>769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27988">
                <text:p>127988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4608">
                <text:p>104608</text:p>
              </table:table-cell>
              <table:table-cell office:value-type="float" office:value="6308">
                <text:p>63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4280">
                <text:p>114280</text:p>
              </table:table-cell>
              <table:table-cell office:value-type="float" office:value="7952">
                <text:p>795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9172">
                <text:p>169172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9968">
                <text:p>109968</text:p>
              </table:table-cell>
              <table:table-cell office:value-type="float" office:value="6352">
                <text:p>635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